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bookmark text:name="line1"/>&lt;!DOCTYPE html&gt;</text:p>
      <text:p text:style-name="Preformatted_20_Text"><text:bookmark text:name="line2"/>&lt;html class="client-nojs" lang="fr" dir="ltr"&gt;</text:p>
      <text:p text:style-name="Preformatted_20_Text"><text:bookmark text:name="line3"/>&lt;head&gt;</text:p>
      <text:p text:style-name="Preformatted_20_Text"><text:bookmark text:name="line4"/>&lt;meta charset="UTF-8"/&gt;</text:p>
      <text:p text:style-name="Preformatted_20_Text"><text:bookmark text:name="line5"/>&lt;title&gt;Liste des présidents des États-Unis — Wikipédia&lt;/title&gt;</text:p>
      <text:p text:style-name="Preformatted_20_Text"><text:bookmark text:name="line6"/>&lt;script&gt;document.documentElement.className = document.documentElement.className.replace( /(^|\s)client-nojs(\s|$)/, "$1client-js$2" );&lt;/script&gt;</text:p>
      <text:p text:style-name="Preformatted_20_Text"><text:bookmark text:name="line7"/>&lt;script&gt;(window.RLQ=window.RLQ||[]).push(function(){mw.config.set({"wgCanonicalNamespace":"","wgCanonicalSpecialPageName":false,"wgNamespaceNumber":0,"wgPageName":"Liste_des_présidents_des_États-Unis","wgTitle":"Liste des présidents des États-Unis","wgCurRevisionId":153416744,"wgRevisionId":153416744,"wgArticleId":1290204,"wgIsArticle":true,"wgIsRedirect":false,"wgAction":"view","wgUserName":null,"wgUserGroups":["*"],"wgCategories":["Page utilisant une frise chronologique","Article contenant un appel à traduction en anglais","Portail:États-Unis/Articles liés","Portail:Amérique/Articles liés","Portail:Amérique du Nord/Articles liés","Portail:Politique aux États-Unis/Articles liés","Portail:Politique/Articles liés","Article de qualité en indonésien","Article de qualité en arabe","Article de qualité en azéri","Article de qualité en allemand","Bon article en islandais","Article de qualité en vietnamien","Article de qualité en biélorusse","Article de qualité en russe","Article de qualité dans une autre langue","Article de qualité en ukrainien","Article de qualité en norvégien","Article de qualité en portugais","Article de qualité en finnois","Bon article en tchèque","Article de qualité en géorgien","Liste de chefs d'État","Président des États-Unis","Liste de personnalités américaines"],"wgBreakFrames":false,"wgPageContentLanguage":"fr","wgPageContentModel":"wikitext","wgSeparatorTransformTable":[",\t."," \t,"],"wgDigitTransformTable":["",""],"wgDefaultDateFormat":"dmy","wgMonthNames":["","janvier","février","mars","avril","mai","juin","juillet","août","septembre","octobre","novembre","décembre"],"wgMonthNamesShort":["","janv.","fév.","mars","avr.","mai","juin","juill.","août","sept.","oct.","nov.","déc."],"wgRelevantPageName":"Liste_des_présidents_des_États-Unis","wgRelevantArticleId":1290204,"wgRequestId":"W9828wpAME0AAIlgECcAAAAH","wgCSPNonce":false,"wgIsProbablyEditable":true,"wgRelevantPageIsProbablyEditable":true,"wgRestrictionEdit":[],"wgRestrictionMove":[],"wgCategoryTreePageCategoryOptions":"{\"mode\":0,\"hideprefix\":20,\"showcount\":true,\"namespaces\":false}","wgWikiEditorEnabledModules":[],"wgBetaFeaturesFeatures":[],"wgMediaViewerOnClick":true,"wgMediaViewerEnabledByDefault":true,"wgPopupsShouldSendModuleToUser":true,"wgPopupsConflictsWithNavPopupGadget":false,"wgVisualEditor":{"pageLanguageCode":"fr","pageLanguageDir":"ltr","pageVariantFallbacks":"fr","usePageImages":true,"usePageDescriptions":true},"wgMFExpandAllSectionsUserOption":true,"wgMFEnableFontChanger":true,"wgMFDisplayWikibaseDescriptions":{"search":true,"nearby":true,"watchlist":true,"tagline":true},"wgRelatedArticles":null,"wgRelatedArticlesUseCirrusSearch":true,"wgRelatedArticlesOnlyUseCirrusSearch":false,"wgULSCurrentAutonym":"français","wgNoticeProject":"wikipedia","wgCentralNoticeCookiesToDelete":[],"wgCentralNoticeCategoriesUsingLegacy":["Fundraising","fundraising"],"wgWikibaseItemId":"Q35073","wgScoreNoteLanguages":{"arabic":"العربية","catalan":"català","deutsch":"Deutsch","english":"English","espanol":"español","italiano":"italiano","nederlands":"Nederlands","norsk":"norsk","portugues":"português","suomi":"suomi","svenska":"svenska","vlaams":"West-Vlams"},"wgScoreDefaultNoteLanguage":"nederlands","wgCentralAuthMobileDomain":false,"wgCodeMirrorEnabled":true,"wgVisualEditorToolbarScrollOffset":0,"wgVisualEditorUnsupportedEditParams":["undo","undoafter","veswitched"],"wgEditSubmitButtonLabelPublish":true});mw.loader.state({"ext.globalCssJs.user.styles":"ready","ext.globalCssJs.site.styles":"ready","site.styles":"ready","noscript":"ready","user.styles":"ready","ext.globalCssJs.us<text:soft-page-break/>er":"ready","ext.globalCssJs.site":"ready","user":"ready","user.options":"loading","user.tokens":"loading","ext.cite.styles":"ready","ext.timeline.styles":"ready","mediawiki.page.gallery.styles":"ready","mediawiki.legacy.shared":"ready","mediawiki.legacy.commonPrint":"ready","mediawiki.toc.styles":"ready","wikibase.client.init":"ready","ext.visualEditor.desktopArticleTarget.noscript":"ready","ext.uls.interlanguage":"ready","ext.wikimediaBadges":"ready","ext.3d.styles":"ready","mediawiki.skinning.interface":"ready","skins.vector.styles":"ready"});mw.loader.implement("user.options@1dpodri",function($,jQuery,require,module){/*@nomin*/mw.user.options.set({"variant":"fr"});</text:p>
      <text:p text:style-name="Preformatted_20_Text"><text:bookmark text:name="line8"/>});mw.loader.implement("user.tokens@0tffind",function($,jQuery,require,module){/*@nomin*/mw.user.tokens.set({"editToken":"+\\","patrolToken":"+\\","watchToken":"+\\","csrfToken":"+\\"});</text:p>
      <text:p text:style-name="Preformatted_20_Text"><text:bookmark text:name="line9"/>});RLPAGEMODULES=["ext.cite.a11y","site","mediawiki.page.startup","mediawiki.user","mediawiki.page.ready","jquery.tablesorter","mediawiki.toc","mediawiki.searchSuggest","ext.gadget.ArchiveLinks","ext.gadget.MonobookToolbarStandard","ext.gadget.Wdsearch","ext.centralauth.centralautologin","mmv.head","mmv.bootstrap.autostart","ext.popups","ext.visualEditor.desktopArticleTarget.init","ext.visualEditor.targetLoader","ext.eventLogging.subscriber","ext.wikimediaEvents","ext.navigationTiming","ext.uls.eventlogger","ext.uls.init","ext.uls.compactlinks","ext.uls.interface","ext.quicksurveys.init","ext.centralNotice.geoIP","ext.centralNotice.startUp","skins.vector.js"];mw.loader.load(RLPAGEMODULES);});&lt;/script&gt;</text:p>
      <text:p text:style-name="Preformatted_20_Text"><text:bookmark text:name="line10"/>&lt;link rel="stylesheet" href="<text:a xlink:type="simple" xlink:href="view-source:https://fr.wikipedia.org/w/load.php?debug=false&amp;lang=fr&amp;modules=ext.3d.styles%7Cext.cite.styles%7Cext.timeline.styles%7Cext.uls.interlanguage%7Cext.visualEditor.desktopArticleTarget.noscript%7Cext.wikimediaBadges%7Cmediawiki.legacy.commonPrint%2Cshared%7Cmediawiki.page.gallery.styles%7Cmediawiki.skinning.interface%7Cmediawiki.toc.styles%7Cskins.vector.styles%7Cwikibase.client.init&amp;only=styles&amp;skin=vector" text:style-name="Internet_20_link" text:visited-style-name="Visited_20_Internet_20_Link">/w/load.php?debug=false&amp;amp;lang=fr&amp;amp;modules=ext.3d.styles%7Cext.cite.styles%7Cext.timeline.styles%7Cext.uls.interlanguage%7Cext.visualEditor.desktopArticleTarget.noscript%7Cext.wikimediaBadges%7Cmediawiki.legacy.commonPrint%2Cshared%7Cmediawiki.page.gallery.styles%7Cmediawiki.skinning.interface%7Cmediawiki.toc.styles%7Cskins.vector.styles%7Cwikibase.client.init&amp;amp;only=styles&amp;amp;skin=vector</text:a>"/&gt;</text:p>
      <text:p text:style-name="Preformatted_20_Text"><text:bookmark text:name="line11"/>&lt;script async="" src="<text:a xlink:type="simple" xlink:href="view-source:https://fr.wikipedia.org/w/load.php?debug=false&amp;lang=fr&amp;modules=startup&amp;only=scripts&amp;skin=vector" text:style-name="Internet_20_link" text:visited-style-name="Visited_20_Internet_20_Link">/w/load.php?debug=false&amp;amp;lang=fr&amp;amp;modules=startup&amp;amp;only=scripts&amp;amp;skin=vector</text:a>"&gt;&lt;/script&gt;</text:p>
      <text:p text:style-name="Preformatted_20_Text"><text:bookmark text:name="line12"/>&lt;meta name="ResourceLoaderDynamicStyles" content=""/&gt;</text:p>
      <text:p text:style-name="Preformatted_20_Text"><text:bookmark text:name="line13"/>&lt;link rel="stylesheet" href="<text:a xlink:type="simple" xlink:href="view-source:https://fr.wikipedia.org/w/load.php?debug=false&amp;lang=fr&amp;modules=site.styles&amp;only=styles&amp;skin=vector" text:style-name="Internet_20_link" text:visited-style-name="Visited_20_Internet_20_Link">/w/load.php?debug=false&amp;amp;lang=fr&amp;amp;modules=site.styles&amp;amp;only=styles&amp;amp;skin=vector</text:a>"/&gt;</text:p>
      <text:p text:style-name="Preformatted_20_Text"><text:bookmark text:name="line14"/>&lt;meta name="generator" content="MediaWiki 1.33.0-wmf.1"/&gt;</text:p>
      <text:p text:style-name="Preformatted_20_Text"><text:bookmark text:name="line15"/>&lt;meta name="referrer" content="origin"/&gt;</text:p>
      <text:p text:style-name="Preformatted_20_Text"><text:bookmark text:name="line16"/>&lt;meta name="referrer" content="origin-when-crossorigin"/&gt;</text:p>
      <text:p text:style-name="Preformatted_20_Text"><text:bookmark text:name="line17"/>&lt;meta name="referrer" content="origin-when-cross-origin"/&gt;</text:p>
      <text:p text:style-name="Preformatted_20_Text"><text:bookmark text:name="line18"/>&lt;meta property="og:image" content="https://upload.wikimedia.org/wikipedia/commons/thumb/3/36/Seal_of_the_President_of_the_United_States.svg/1200px-Seal_of_the_President_of_the_United_States.svg.png"/&gt;</text:p>
      <text:p text:style-name="Preformatted_20_Text"><text:bookmark text:name="line19"/>&lt;link rel="alternate" href="<text:a xlink:type="simple" xlink:href="android-app://org.wikipedia/http/fr.m.wikipedia.org/wiki/Liste_des_présidents_des_États-Unis" text:style-name="Internet_20_link" text:visited-style-name="Visited_20_Internet_20_Link">android-app://org.wikipedia/http/fr.m.wikipedia.org/wiki/Liste_des_pr%C3%A9sidents_des_%C3%89tats-Unis</text:a>"/&gt;</text:p>
      <text:p text:style-name="Preformatted_20_Text"><text:bookmark text:name="line20"/>&lt;link rel="alternate" type="application/x-wiki" title="Modifier" href="<text:a xlink:type="simple" xlink:href="view-source:https://fr.wikipedia.org/w/index.php?title=Liste_des_présidents_des_États-Unis&amp;action=edit" text:style-name="Internet_20_link" text:visited-style-name="Visited_20_Internet_20_Link">/w/index.php?title=Liste_des_pr%C3%A9sidents_des_%C3%89tats-Unis&amp;amp;action=edit</text:a>"/&gt;</text:p>
      <text:p text:style-name="Preformatted_20_Text"><text:bookmark text:name="line21"/>&lt;link rel="edit" title="Modifier" href="<text:a xlink:type="simple" xlink:href="view-source:https://fr.wikipedia.org/w/index.php?title=Liste_des_présidents_des_États-Unis&amp;action=edit" text:style-name="Internet_20_link" text:visited-style-name="Visited_20_Internet_20_Link">/w/index.php?title=Liste_des_pr%C3%A9sidents_des_%C3%89tats-Unis&amp;amp;action=edit</text:a>"/&gt;</text:p>
      <text:p text:style-name="Preformatted_20_Text"><text:bookmark text:name="line22"/>&lt;link rel="apple-touch-icon" href="<text:a xlink:type="simple" xlink:href="view-source:https://fr.wikipedia.org/static/apple-touch/wikipedia.png" text:style-name="Internet_20_link" text:visited-style-name="Visited_20_Internet_20_Link">/static/apple-touch/wikipedia.png</text:a>"/&gt;</text:p>
      <text:p text:style-name="Preformatted_20_Text"><text:bookmark text:name="line23"/>&lt;link rel="shortcut icon" href="<text:a xlink:type="simple" xlink:href="view-source:https://fr.wikipedia.org/static/favicon/wikipedia.ico" text:style-name="Internet_20_link" text:visited-style-name="Visited_20_Internet_20_Link">/static/favicon/wikipedia.ico</text:a>"/&gt;</text:p>
      <text:p text:style-name="Preformatted_20_Text"><text:bookmark text:name="line24"/>&lt;link rel="search" type="application/opensearchdescription+xml" href="<text:a xlink:type="simple" xlink:href="view-source:https://fr.wikipedia.org/w/opensearch_desc.php" text:style-name="Internet_20_link" text:visited-style-name="Visited_20_Internet_20_Link">/w/opensearch_desc.php</text:a>" title="Wikipédia (fr)"/&gt;</text:p>
      <text:p text:style-name="Preformatted_20_Text"><text:bookmark text:name="line25"/>&lt;link rel="EditURI" type="application/rsd+xml" href="<text:a xlink:type="simple" xlink:href="view-source:https://fr.wikipedia.org/w/api.php?action=rsd" text:style-name="Internet_20_link" text:visited-style-name="Visited_20_Internet_20_Link">//fr.wikipedia.org/w/api.php?action=rsd</text:a>"/&gt;</text:p>
      <text:p text:style-name="Preformatted_20_Text"><text:bookmark text:name="line26"/>&lt;link rel="license" href="<text:a xlink:type="simple" xlink:href="view-source:https://creativecommons.org/licenses/by-sa/3.0/" text:style-name="Internet_20_link" text:visited-style-name="Visited_20_Internet_20_Link">//creativecommons.org/licenses/by-sa/3.0/</text:a>"/&gt;</text:p>
      <text:p text:style-name="Preformatted_20_Text"><text:bookmark text:name="line27"/><text:soft-page-break/>&lt;link rel="canonical" href="<text:a xlink:type="simple" xlink:href="view-source:https://fr.wikipedia.org/wiki/Liste_des_présidents_des_États-Unis" text:style-name="Internet_20_link" text:visited-style-name="Visited_20_Internet_20_Link">https://fr.wikipedia.org/wiki/Liste_des_pr%C3%A9sidents_des_%C3%89tats-Unis</text:a>"/&gt;</text:p>
      <text:p text:style-name="Preformatted_20_Text"><text:bookmark text:name="line28"/>&lt;link rel="dns-prefetch" href="<text:a xlink:type="simple" xlink:href="view-source:https://login.wikimedia.org/" text:style-name="Internet_20_link" text:visited-style-name="Visited_20_Internet_20_Link">//login.wikimedia.org</text:a>"/&gt;</text:p>
      <text:p text:style-name="Preformatted_20_Text"><text:bookmark text:name="line29"/>&lt;link rel="dns-prefetch" href="<text:a xlink:type="simple" xlink:href="view-source:https://meta.wikimedia.org/" text:style-name="Internet_20_link" text:visited-style-name="Visited_20_Internet_20_Link">//meta.wikimedia.org</text:a>" /&gt;</text:p>
      <text:p text:style-name="Preformatted_20_Text"><text:bookmark text:name="line30"/>&lt;!--[if lt IE 9]&gt;&lt;script src="/w/load.php?debug=false&amp;amp;lang=fr&amp;amp;modules=html5shiv&amp;amp;only=scripts&amp;amp;skin=vector&amp;amp;sync=1"&gt;&lt;/script&gt;&lt;![endif]--&gt;</text:p>
      <text:p text:style-name="Preformatted_20_Text"><text:bookmark text:name="line31"/>&lt;/head&gt;</text:p>
      <text:p text:style-name="Preformatted_20_Text"><text:bookmark text:name="line32"/>&lt;body class="mediawiki ltr sitedir-ltr mw-hide-empty-elt ns-0 ns-subject page-Liste_des_présidents_des_États-Unis rootpage-Liste_des_présidents_des_États-Unis skin-vector action-view"&gt; <text:s text:c="15"/>&lt;div id="mw-page-base" class="noprint"&gt;&lt;/div&gt;</text:p>
      <text:p text:style-name="Preformatted_20_Text"><text:bookmark text:name="line33"/><text:s text:c="16"/>&lt;div id="mw-head-base" class="noprint"&gt;&lt;/div&gt;</text:p>
      <text:p text:style-name="Preformatted_20_Text"><text:bookmark text:name="line34"/><text:s text:c="16"/>&lt;div id="content" class="mw-body" role="main"&gt;</text:p>
      <text:p text:style-name="Preformatted_20_Text"><text:bookmark text:name="line35"/><text:s text:c="24"/>&lt;a id="top"&gt;&lt;/a&gt;</text:p>
      <text:p text:style-name="Preformatted_20_Text"><text:bookmark text:name="line36"/><text:s text:c="24"/>&lt;div id="siteNotice" class="mw-body-content"&gt;&lt;!-- CentralNotice --&gt;&lt;/div&gt;&lt;div class="mw-indicators mw-body-content"&gt;</text:p>
      <text:p text:style-name="Preformatted_20_Text"><text:bookmark text:name="line37"/>&lt;/div&gt;</text:p>
      <text:p text:style-name="Preformatted_20_Text"><text:bookmark text:name="line38"/>&lt;h1 id="firstHeading" class="firstHeading" lang="fr"&gt;Liste des présidents des États-Unis&lt;/h1&gt; <text:s text:c="18"/>&lt;div id="bodyContent" class="mw-body-content"&gt;</text:p>
      <text:p text:style-name="Preformatted_20_Text"><text:bookmark text:name="line39"/><text:s text:c="32"/>&lt;div id="siteSub" class="noprint"&gt;Un article de Wikipédia, l'encyclopédie libre.&lt;/div&gt; <text:s text:c="25"/>&lt;div id="contentSub"&gt;&lt;/div&gt;</text:p>
      <text:p text:style-name="Preformatted_20_Text"><text:bookmark text:name="line40"/><text:s text:c="32"/>&lt;div id="jump-to-nav"&gt;&lt;/div&gt; <text:s text:c="27"/>&lt;a class="mw-jump-link" href="<text:a xlink:type="simple" xlink:href="view-source:https://fr.wikipedia.org/wiki/Liste_des_présidents_des_États-Unis#mw-head" text:style-name="Internet_20_link" text:visited-style-name="Visited_20_Internet_20_Link">#mw-head</text:a>"&gt;Sauter à la navigation&lt;/a&gt;</text:p>
      <text:p text:style-name="Preformatted_20_Text"><text:bookmark text:name="line41"/><text:s text:c="32"/>&lt;a class="mw-jump-link" href="<text:a xlink:type="simple" xlink:href="view-source:https://fr.wikipedia.org/wiki/Liste_des_présidents_des_États-Unis#p-search" text:style-name="Internet_20_link" text:visited-style-name="Visited_20_Internet_20_Link">#p-search</text:a>"&gt;Sauter à la recherche&lt;/a&gt;</text:p>
      <text:p text:style-name="Preformatted_20_Text"><text:bookmark text:name="line42"/><text:s text:c="32"/>&lt;div id="mw-content-text" lang="fr" dir="ltr" class="mw-content-ltr"&gt;&lt;div class="mw-parser-output"&gt;&lt;div class="thumb tright"&gt;&lt;div class="thumbinner" style="width:222px;"&gt;&lt;a href="<text:a xlink:type="simple" xlink:href="view-source:https://fr.wikipedia.org/wiki/Fichier:Seal_of_the_President_of_the_United_States.svg" text:style-name="Internet_20_link" text:visited-style-name="Visited_20_Internet_20_Link">/wiki/Fichier:Seal_of_the_President_of_the_United_States.svg</text:a>" class="image"&gt;&lt;img alt="" src="<text:a xlink:type="simple" xlink:href="view-source:https://upload.wikimedia.org/wikipedia/commons/thumb/3/36/Seal_of_the_President_of_the_United_States.svg/220px-Seal_of_the_President_of_the_United_States.svg.png" text:style-name="Internet_20_link" text:visited-style-name="Visited_20_Internet_20_Link">//upload.wikimedia.org/wikipedia/commons/thumb/3/36/Seal_of_the_President_of_the_United_States.svg/220px-Seal_of_the_President_of_the_United_States.svg.png</text:a>" width="220" height="220" class="thumbimage" srcset="//upload.wikimedia.org/wikipedia/commons/thumb/3/36/Seal_of_the_President_of_the_United_States.svg/330px-Seal_of_the_President_of_the_United_States.svg.png 1.5x, //upload.wikimedia.org/wikipedia/commons/thumb/3/36/Seal_of_the_President_of_the_United_States.svg/440px-Seal_of_the_President_of_the_United_States.svg.png 2x" data-file-width="2424" data-file-height="2425" /&gt;&lt;/a&gt; <text:s/>&lt;div class="thumbcaption"&gt;&lt;div class="magnify"&gt;&lt;a href="<text:a xlink:type="simple" xlink:href="view-source:https://fr.wikipedia.org/wiki/Fichier:Seal_of_the_President_of_the_United_States.svg" text:style-name="Internet_20_link" text:visited-style-name="Visited_20_Internet_20_Link">/wiki/Fichier:Seal_of_the_President_of_the_United_States.svg</text:a>" class="internal" title="Agrandir"&gt;&lt;/a&gt;&lt;/div&gt;Sceau du président.&lt;/div&gt;&lt;/div&gt;&lt;/div&gt;</text:p>
      <text:p text:style-name="Preformatted_20_Text"><text:bookmark text:name="line43"/>&lt;div class="thumb tright"&gt;&lt;div class="thumbinner" style="width:222px;"&gt;&lt;a href="<text:a xlink:type="simple" xlink:href="view-source:https://fr.wikipedia.org/wiki/Fichier:Five_Presidents_Oval_Office.jpg" text:style-name="Internet_20_link" text:visited-style-name="Visited_20_Internet_20_Link">/wiki/Fichier:Five_Presidents_Oval_Office.jpg</text:a>" class="image"&gt;&lt;img alt="" src="<text:a xlink:type="simple" xlink:href="view-source:https://upload.wikimedia.org/wikipedia/commons/thumb/6/6f/Five_Presidents_Oval_Office.jpg/220px-Five_Presidents_Oval_Office.jpg" text:style-name="Internet_20_link" text:visited-style-name="Visited_20_Internet_20_Link">//upload.wikimedia.org/wikipedia/commons/thumb/6/6f/Five_Presidents_Oval_Office.jpg/220px-Five_Presidents_Oval_Office.jpg</text:a>" width="220" height="158" class="thumbimage" srcset="//upload.wikimedia.org/wikipedia/commons/thumb/6/6f/Five_Presidents_Oval_Office.jpg/330px-Five_Presidents_Oval_Office.jpg 1.5x, //upload.wikimedia.org/wikipedia/commons/thumb/6/6f/Five_Presidents_Oval_Office.jpg/440px-Five_Presidents_Oval_Office.jpg 2x" data-file-width="514" data-file-height="369" /&gt;&lt;/a&gt; <text:s/>&lt;div class="thumbcaption"&gt;&lt;div class="magnify"&gt;&lt;a href="<text:a xlink:type="simple" xlink:href="view-source:https://fr.wikipedia.org/wiki/Fichier:Five_Presidents_Oval_Office.jpg" text:style-name="Internet_20_link" text:visited-style-name="Visited_20_Internet_20_Link">/wiki/Fichier:Five_Presidents_Oval_Office.jpg</text:a>" class="internal" title="Agrandir"&gt;&lt;/a&gt;&lt;/div&gt;Rencontre à la &lt;a href="<text:a xlink:type="simple" xlink:href="view-source:https://fr.wikipedia.org/wiki/Maison-Blanche" text:style-name="Internet_20_link" text:visited-style-name="Visited_20_Internet_20_Link">/wiki/Maison-Blanche</text:a>" title="Maison-Blanche"&gt;Maison-Blanche&lt;/a&gt; le 9 janvier 2009 de tous les présidents des États-Unis encore vivants&amp;#160;: de gauche à droite, &lt;a href="<text:a xlink:type="simple" xlink:href="view-source:https://fr.wikipedia.org/wiki/George_H._W._Bush" text:style-name="Internet_20_link" text:visited-style-name="Visited_20_Internet_20_Link">/wiki/George_H._W._Bush</text:a>" title="George H. W. Bush"&gt;George H. W. Bush&lt;/a&gt;, &lt;a <text:soft-page-break/>href="<text:a xlink:type="simple" xlink:href="view-source:https://fr.wikipedia.org/wiki/Barack_Obama" text:style-name="Internet_20_link" text:visited-style-name="Visited_20_Internet_20_Link">/wiki/Barack_Obama</text:a>" title="Barack Obama"&gt;Barack Obama&lt;/a&gt;, &lt;a href="<text:a xlink:type="simple" xlink:href="view-source:https://fr.wikipedia.org/wiki/George_W._Bush" text:style-name="Internet_20_link" text:visited-style-name="Visited_20_Internet_20_Link">/wiki/George_W._Bush</text:a>" title="George W. Bush"&gt;George W. Bush&lt;/a&gt;, &lt;a href="<text:a xlink:type="simple" xlink:href="view-source:https://fr.wikipedia.org/wiki/Bill_Clinton" text:style-name="Internet_20_link" text:visited-style-name="Visited_20_Internet_20_Link">/wiki/Bill_Clinton</text:a>" title="Bill Clinton"&gt;Bill Clinton&lt;/a&gt; et &lt;a href="<text:a xlink:type="simple" xlink:href="view-source:https://fr.wikipedia.org/wiki/Jimmy_Carter" text:style-name="Internet_20_link" text:visited-style-name="Visited_20_Internet_20_Link">/wiki/Jimmy_Carter</text:a>" title="Jimmy Carter"&gt;Jimmy Carter&lt;/a&gt;.&lt;/div&gt;&lt;/div&gt;&lt;/div&gt;</text:p>
      <text:p text:style-name="Preformatted_20_Text"><text:bookmark text:name="line44"/>&lt;p&gt;Le tableau ci-dessous présente la &lt;b&gt;liste des &lt;a href="<text:a xlink:type="simple" xlink:href="view-source:https://fr.wikipedia.org/wiki/Président_des_États-Unis" text:style-name="Internet_20_link" text:visited-style-name="Visited_20_Internet_20_Link">/wiki/Pr%C3%A9sident_des_%C3%89tats-Unis</text:a>" title="Président des États-Unis"&gt;présidents des États-Unis&lt;/a&gt; &lt;/b&gt; depuis l'&lt;a href="<text:a xlink:type="simple" xlink:href="view-source:https://fr.wikipedia.org/wiki/Guerre_d%27indépendance_des_États-Unis" text:style-name="Internet_20_link" text:visited-style-name="Visited_20_Internet_20_Link">/wiki/Guerre_d%27ind%C3%A9pendance_des_%C3%89tats-Unis</text:a>" title="Guerre d&amp;#39;indépendance des États-Unis"&gt;indépendance&lt;/a&gt;, du plus ancien au plus récent, ainsi qu'une frise chronologique les présentant d'après leur étiquette politique, du plus récent au plus ancien.</text:p>
      <text:p text:style-name="Preformatted_20_Text"><text:bookmark text:name="line45"/>&lt;/p&gt;&lt;p&gt;&lt;a href="<text:a xlink:type="simple" xlink:href="view-source:https://fr.wikipedia.org/wiki/Martin_Van_Buren" text:style-name="Internet_20_link" text:visited-style-name="Visited_20_Internet_20_Link">/wiki/Martin_Van_Buren</text:a>" title="Martin Van Buren"&gt;Martin Van Buren&lt;/a&gt;, bien que de famille originaire des &lt;a href="<text:a xlink:type="simple" xlink:href="view-source:https://fr.wikipedia.org/wiki/Pays-Bas" text:style-name="Internet_20_link" text:visited-style-name="Visited_20_Internet_20_Link">/wiki/Pays-Bas</text:a>" title="Pays-Bas"&gt;Pays-Bas&lt;/a&gt;, est le premier &lt;a href="<text:a xlink:type="simple" xlink:href="view-source:https://fr.wikipedia.org/wiki/Président_des_États-Unis" text:style-name="Internet_20_link" text:visited-style-name="Visited_20_Internet_20_Link">/wiki/Pr%C3%A9sident_des_%C3%89tats-Unis</text:a>" title="Président des États-Unis"&gt;président&lt;/a&gt; à naître citoyen américain, ses prédécesseurs naissant sujets britanniques.</text:p>
      <text:p text:style-name="Preformatted_20_Text"><text:bookmark text:name="line46"/>&lt;/p&gt;&lt;p&gt;&lt;a href="<text:a xlink:type="simple" xlink:href="view-source:https://fr.wikipedia.org/wiki/Franklin_D._Roosevelt" text:style-name="Internet_20_link" text:visited-style-name="Visited_20_Internet_20_Link">/wiki/Franklin_D._Roosevelt</text:a>" class="mw-redirect" title="Franklin D. Roosevelt"&gt;Franklin D. Roosevelt&lt;/a&gt; —&amp;#160;également aux origines néerlandaises tout comme &lt;a href="<text:a xlink:type="simple" xlink:href="view-source:https://fr.wikipedia.org/wiki/Theodore_Roosevelt" text:style-name="Internet_20_link" text:visited-style-name="Visited_20_Internet_20_Link">/wiki/Theodore_Roosevelt</text:a>" title="Theodore Roosevelt"&gt;Theodore Roosevelt&lt;/a&gt;&amp;#160;— est le premier président à être élu pour quatre mandats, le dernier cependant inachevé du fait de son décès. Il reste le seul président américain réélu trois fois successivement. Il est également le seul à accomplir plus de deux mandats puisque le &lt;a href="<text:a xlink:type="simple" xlink:href="view-source:https://fr.wikipedia.org/wiki/XXIIe_amendement_de_la_Constitution_des_États-Unis" text:style-name="Internet_20_link" text:visited-style-name="Visited_20_Internet_20_Link">/wiki/XXIIe_amendement_de_la_Constitution_des_%C3%89tats-Unis</text:a>" class="mw-redirect" title="XXIIe amendement de la Constitution des États-Unis"&gt;&lt;abbr class="abbr" title="Vingt-deuxième"&gt;XXII&lt;sup&gt;e&lt;/sup&gt;&lt;/abbr&gt; amendement constitutionnel&lt;/a&gt;, qui entre en vigueur en 1951, interdit depuis aux présidents de briguer un troisième mandat.</text:p>
      <text:p text:style-name="Preformatted_20_Text"><text:bookmark text:name="line47"/>&lt;/p&gt;&lt;p&gt;En outre, &lt;a href="<text:a xlink:type="simple" xlink:href="view-source:https://fr.wikipedia.org/wiki/Grover_Cleveland" text:style-name="Internet_20_link" text:visited-style-name="Visited_20_Internet_20_Link">/wiki/Grover_Cleveland</text:a>" title="Grover Cleveland"&gt;Grover Cleveland&lt;/a&gt; est le seul président à être élu pour deux mandats non consécutifs. Il est donc à la fois le &lt;abbr class="abbr" title="Vingt-deuxième"&gt;22&lt;sup&gt;e&lt;/sup&gt;&lt;/abbr&gt; et le &lt;abbr class="abbr" title="Vingt-quatrième"&gt;24&lt;sup&gt;e&lt;/sup&gt;&lt;/abbr&gt;&amp;#160;président. Ainsi, si &lt;a href="<text:a xlink:type="simple" xlink:href="view-source:https://fr.wikipedia.org/wiki/Donald_Trump" text:style-name="Internet_20_link" text:visited-style-name="Visited_20_Internet_20_Link">/wiki/Donald_Trump</text:a>" title="Donald Trump"&gt;Donald Trump&lt;/a&gt; est le &lt;abbr class="abbr" title="Quarante-cinquième"&gt;45&lt;sup&gt;e&lt;/sup&gt;&lt;/abbr&gt;&amp;#160;président, il n'existe que 43 personnes qui portent ce titre avant lui&lt;sup id="cite_ref-1" class="reference"&gt;&lt;a href="<text:a xlink:type="simple" xlink:href="view-source:https://fr.wikipedia.org/wiki/Liste_des_présidents_des_États-Unis#cite_note-1" text:style-name="Internet_20_link" text:visited-style-name="Visited_20_Internet_20_Link">#cite_note-1</text:a>"&gt;&lt;span class="cite_crochet"&gt;[&lt;/span&gt;1&lt;span class="cite_crochet"&gt;]&lt;/span&gt;&lt;/a&gt;&lt;/sup&gt;.</text:p>
      <text:p text:style-name="Preformatted_20_Text"><text:bookmark text:name="line48"/>&lt;/p&gt;&lt;p&gt;Un seul président accède à la présidence sans avoir été élu ni à la présidence ni à la vice-présidence&amp;#160;: succédant à &lt;a href="<text:a xlink:type="simple" xlink:href="view-source:https://fr.wikipedia.org/wiki/Richard_Nixon" text:style-name="Internet_20_link" text:visited-style-name="Visited_20_Internet_20_Link">/wiki/Richard_Nixon</text:a>" title="Richard Nixon"&gt;Richard Nixon&lt;/a&gt; à la suite de sa démission, &lt;a href="<text:a xlink:type="simple" xlink:href="view-source:https://fr.wikipedia.org/wiki/Gerald_R._Ford" text:style-name="Internet_20_link" text:visited-style-name="Visited_20_Internet_20_Link">/wiki/Gerald_R._Ford</text:a>" class="mw-redirect" title="Gerald R. Ford"&gt;Gerald R. Ford&lt;/a&gt; est nommé &lt;a href="<text:a xlink:type="simple" xlink:href="view-source:https://fr.wikipedia.org/wiki/Vice-président_des_États-Unis" text:style-name="Internet_20_link" text:visited-style-name="Visited_20_Internet_20_Link">/wiki/Vice-pr%C3%A9sident_des_%C3%89tats-Unis</text:a>" title="Vice-président des États-Unis"&gt;vice-président&lt;/a&gt; en remplacement du vice-président démissionnaire &lt;a href="<text:a xlink:type="simple" xlink:href="view-source:https://fr.wikipedia.org/wiki/Spiro_Agnew" text:style-name="Internet_20_link" text:visited-style-name="Visited_20_Internet_20_Link">/wiki/Spiro_Agnew</text:a>" title="Spiro Agnew"&gt;Spiro Agnew&lt;/a&gt; en 1974.</text:p>
      <text:p text:style-name="Preformatted_20_Text"><text:bookmark text:name="line49"/>&lt;/p&gt;&lt;p&gt;Neuf présidents américains ne terminent pas leur mandat et sont donc remplacés par leur vice-président. Un seul président démissionne avant la fin de la procédure d&amp;#39;&lt;i&gt;&lt;a href="<text:a xlink:type="simple" xlink:href="view-source:https://fr.wikipedia.org/wiki/Impeachment" text:style-name="Internet_20_link" text:visited-style-name="Visited_20_Internet_20_Link">/wiki/Impeachment</text:a>" title="Impeachment"&gt;impeachment&lt;/a&gt;&lt;/i&gt;, &lt;a href="<text:a xlink:type="simple" xlink:href="view-source:https://fr.wikipedia.org/wiki/Richard_Nixon" text:style-name="Internet_20_link" text:visited-style-name="Visited_20_Internet_20_Link">/wiki/Richard_Nixon</text:a>" title="Richard Nixon"&gt;Richard Nixon&lt;/a&gt;, et huit sont décédés durant leur mandat&amp;#160;:</text:p>
      <text:p text:style-name="Preformatted_20_Text"><text:bookmark text:name="line50"/>&lt;/p&gt;</text:p>
      <text:p text:style-name="Preformatted_20_Text"><text:bookmark text:name="line51"/>&lt;ul&gt;&lt;li&gt;quatre sont assassinés&amp;#160;: &lt;a href="<text:a xlink:type="simple" xlink:href="view-source:https://fr.wikipedia.org/wiki/Abraham_Lincoln" text:style-name="Internet_20_link" text:visited-style-name="Visited_20_Internet_20_Link">/wiki/Abraham_Lincoln</text:a>" title="Abraham Lincoln"&gt;Abraham Lincoln&lt;/a&gt;, &lt;a href="<text:a xlink:type="simple" xlink:href="view-source:https://fr.wikipedia.org/wiki/James_Abram_Garfield" text:style-name="Internet_20_link" text:visited-style-name="Visited_20_Internet_20_Link">/wiki/James_Abram_Garfield</text:a>" class="mw-redirect" title="James Abram Garfield"&gt;James A. Garfield&lt;/a&gt;, &lt;a href="<text:a xlink:type="simple" xlink:href="view-source:https://fr.wikipedia.org/wiki/William_McKinley" text:style-name="Internet_20_link" text:visited-style-name="Visited_20_Internet_20_Link">/wiki/William_McKinley</text:a>" title="William McKinley"&gt;William McKinley&lt;/a&gt; et &lt;a href="<text:a xlink:type="simple" xlink:href="view-source:https://fr.wikipedia.org/wiki/John_F._Kennedy" text:style-name="Internet_20_link" text:visited-style-name="Visited_20_Internet_20_Link">/wiki/John_F._Kennedy</text:a>" class="mw-redirect" title="John F. Kennedy"&gt;John F. Kennedy&lt;/a&gt;&amp;#160;;&lt;/li&gt;</text:p>
      <text:p text:style-name="Preformatted_20_Text"><text:bookmark text:name="line52"/>&lt;li&gt;quatre sont morts naturellement&amp;#160;: &lt;a href="<text:a xlink:type="simple" xlink:href="view-source:https://fr.wikipedia.org/wiki/William_H._Harrison" text:style-name="Internet_20_link" text:visited-style-name="Visited_20_Internet_20_Link">/wiki/William_H._Harrison</text:a>" class="mw-redirect" title="William H. Harrison"&gt;William H. Harrison&lt;/a&gt;, &lt;a href="<text:a xlink:type="simple" xlink:href="view-source:https://fr.wikipedia.org/wiki/Zachary_Taylor" text:style-name="Internet_20_link" text:visited-style-name="Visited_20_Internet_20_Link">/</text:a><text:soft-page-break/><text:a xlink:type="simple" xlink:href="view-source:https://fr.wikipedia.org/wiki/Zachary_Taylor" text:style-name="Internet_20_link" text:visited-style-name="Visited_20_Internet_20_Link">wiki/Zachary_Taylor</text:a>" title="Zachary Taylor"&gt;Zachary Taylor&lt;/a&gt;, &lt;a href="<text:a xlink:type="simple" xlink:href="view-source:https://fr.wikipedia.org/wiki/Warren_G._Harding" text:style-name="Internet_20_link" text:visited-style-name="Visited_20_Internet_20_Link">/wiki/Warren_G._Harding</text:a>" title="Warren G. Harding"&gt;Warren G. Harding&lt;/a&gt; et &lt;a href="<text:a xlink:type="simple" xlink:href="view-source:https://fr.wikipedia.org/wiki/Franklin_D._Roosevelt" text:style-name="Internet_20_link" text:visited-style-name="Visited_20_Internet_20_Link">/wiki/Franklin_D._Roosevelt</text:a>" class="mw-redirect" title="Franklin D. Roosevelt"&gt;Franklin D. Roosevelt&lt;/a&gt;.&lt;/li&gt;&lt;/ul&gt;</text:p>
      <text:p text:style-name="Preformatted_20_Text"><text:bookmark text:name="line53"/>&lt;p&gt;À ce jour, il reste six présidents des États-Unis encore vivants&amp;#160;: &lt;a href="<text:a xlink:type="simple" xlink:href="view-source:https://fr.wikipedia.org/wiki/Jimmy_Carter" text:style-name="Internet_20_link" text:visited-style-name="Visited_20_Internet_20_Link">/wiki/Jimmy_Carter</text:a>" title="Jimmy Carter"&gt;Jimmy Carter&lt;/a&gt;, &lt;a href="<text:a xlink:type="simple" xlink:href="view-source:https://fr.wikipedia.org/wiki/George_H._W._Bush" text:style-name="Internet_20_link" text:visited-style-name="Visited_20_Internet_20_Link">/wiki/George_H._W._Bush</text:a>" title="George H. W. Bush"&gt;George H. W. Bush&lt;/a&gt;, &lt;a href="<text:a xlink:type="simple" xlink:href="view-source:https://fr.wikipedia.org/wiki/Bill_Clinton" text:style-name="Internet_20_link" text:visited-style-name="Visited_20_Internet_20_Link">/wiki/Bill_Clinton</text:a>" title="Bill Clinton"&gt;Bill Clinton&lt;/a&gt;, &lt;a href="<text:a xlink:type="simple" xlink:href="view-source:https://fr.wikipedia.org/wiki/George_W._Bush" text:style-name="Internet_20_link" text:visited-style-name="Visited_20_Internet_20_Link">/wiki/George_W._Bush</text:a>" title="George W. Bush"&gt;George W. Bush&lt;/a&gt;, &lt;a href="<text:a xlink:type="simple" xlink:href="view-source:https://fr.wikipedia.org/wiki/Barack_Obama" text:style-name="Internet_20_link" text:visited-style-name="Visited_20_Internet_20_Link">/wiki/Barack_Obama</text:a>" title="Barack Obama"&gt;Barack Obama&lt;/a&gt; et &lt;a href="<text:a xlink:type="simple" xlink:href="view-source:https://fr.wikipedia.org/wiki/Donald_Trump" text:style-name="Internet_20_link" text:visited-style-name="Visited_20_Internet_20_Link">/wiki/Donald_Trump</text:a>" title="Donald Trump"&gt;Donald Trump&lt;/a&gt;.</text:p>
      <text:p text:style-name="Preformatted_20_Text"><text:bookmark text:name="line54"/>&lt;/p&gt;&lt;p&gt;&lt;a href="<text:a xlink:type="simple" xlink:href="view-source:https://fr.wikipedia.org/wiki/Barack_Obama" text:style-name="Internet_20_link" text:visited-style-name="Visited_20_Internet_20_Link">/wiki/Barack_Obama</text:a>" title="Barack Obama"&gt;Barack Obama&lt;/a&gt;, fils d'un &lt;a href="<text:a xlink:type="simple" xlink:href="view-source:https://fr.wikipedia.org/wiki/Kenya" text:style-name="Internet_20_link" text:visited-style-name="Visited_20_Internet_20_Link">/wiki/Kenya</text:a>" title="Kenya"&gt;Kényan&lt;/a&gt; &lt;a href="<text:a xlink:type="simple" xlink:href="view-source:https://fr.wikipedia.org/wiki/Noir_(humain)" text:style-name="Internet_20_link" text:visited-style-name="Visited_20_Internet_20_Link">/wiki/Noir_(humain)</text:a>" title="Noir (humain)"&gt;noir&lt;/a&gt; et d'une Américaine &lt;a href="<text:a xlink:type="simple" xlink:href="view-source:https://fr.wikipedia.org/wiki/Blanc_(humain)" text:style-name="Internet_20_link" text:visited-style-name="Visited_20_Internet_20_Link">/wiki/Blanc_(humain)</text:a>" title="Blanc (humain)"&gt;blanche&lt;/a&gt;, est le premier président &lt;a href="<text:a xlink:type="simple" xlink:href="view-source:https://fr.wikipedia.org/wiki/Afro-Américain" text:style-name="Internet_20_link" text:visited-style-name="Visited_20_Internet_20_Link">/wiki/Afro-Am%C3%A9ricain</text:a>" class="mw-redirect" title="Afro-Américain"&gt;noir&lt;/a&gt; de l'histoire des États-Unis, et &lt;a href="<text:a xlink:type="simple" xlink:href="view-source:https://fr.wikipedia.org/wiki/John_F._Kennedy" text:style-name="Internet_20_link" text:visited-style-name="Visited_20_Internet_20_Link">/wiki/John_F._Kennedy</text:a>" class="mw-redirect" title="John F. Kennedy"&gt;John F. Kennedy&lt;/a&gt; reste à ce jour l'unique président de confession &lt;a href="<text:a xlink:type="simple" xlink:href="view-source:https://fr.wikipedia.org/wiki/Catholicisme" text:style-name="Internet_20_link" text:visited-style-name="Visited_20_Internet_20_Link">/wiki/Catholicisme</text:a>" title="Catholicisme"&gt;catholique&lt;/a&gt;.</text:p>
      <text:p text:style-name="Preformatted_20_Text"><text:bookmark text:name="line55"/>&lt;/p&gt;</text:p>
      <text:p text:style-name="Preformatted_20_Text"><text:bookmark text:name="line56"/>&lt;div id="toc" class="toc"&gt;&lt;input type="checkbox" role="button" id="toctogglecheckbox" class="toctogglecheckbox" style="display:none" /&gt;&lt;div class="toctitle" lang="fr" dir="ltr"&gt;&lt;h2&gt;Sommaire&lt;/h2&gt;&lt;span class="toctogglespan"&gt;&lt;label class="toctogglelabel" for="toctogglecheckbox"&gt;&lt;/label&gt;&lt;/span&gt;&lt;/div&gt;</text:p>
      <text:p text:style-name="Preformatted_20_Text"><text:bookmark text:name="line57"/>&lt;ul&gt;</text:p>
      <text:p text:style-name="Preformatted_20_Text"><text:bookmark text:name="line58"/>&lt;li class="toclevel-1 tocsection-1"&gt;&lt;a href="<text:a xlink:type="simple" xlink:href="view-source:https://fr.wikipedia.org/wiki/Liste_des_présidents_des_États-Unis#Liste" text:style-name="Internet_20_link" text:visited-style-name="Visited_20_Internet_20_Link">#Liste</text:a>"&gt;&lt;span class="tocnumber"&gt;1&lt;/span&gt; &lt;span class="toctext"&gt;Liste&lt;/span&gt;&lt;/a&gt;&lt;/li&gt;</text:p>
      <text:p text:style-name="Preformatted_20_Text"><text:bookmark text:name="line59"/>&lt;li class="toclevel-1 tocsection-2"&gt;&lt;a href="<text:a xlink:type="simple" xlink:href="view-source:https://fr.wikipedia.org/wiki/Liste_des_présidents_des_États-Unis#Frise_chronologique" text:style-name="Internet_20_link" text:visited-style-name="Visited_20_Internet_20_Link">#Frise_chronologique</text:a>"&gt;&lt;span class="tocnumber"&gt;2&lt;/span&gt; &lt;span class="toctext"&gt;Frise chronologique&lt;/span&gt;&lt;/a&gt;&lt;/li&gt;</text:p>
      <text:p text:style-name="Preformatted_20_Text"><text:bookmark text:name="line60"/>&lt;li class="toclevel-1 tocsection-3"&gt;&lt;a href="<text:a xlink:type="simple" xlink:href="view-source:https://fr.wikipedia.org/wiki/Liste_des_présidents_des_États-Unis#Longévité" text:style-name="Internet_20_link" text:visited-style-name="Visited_20_Internet_20_Link">#Longévité</text:a>"&gt;&lt;span class="tocnumber"&gt;3&lt;/span&gt; &lt;span class="toctext"&gt;Longévité&lt;/span&gt;&lt;/a&gt;&lt;/li&gt;</text:p>
      <text:p text:style-name="Preformatted_20_Text"><text:bookmark text:name="line61"/>&lt;li class="toclevel-1 tocsection-4"&gt;&lt;a href="<text:a xlink:type="simple" xlink:href="view-source:https://fr.wikipedia.org/wiki/Liste_des_présidents_des_États-Unis#Records" text:style-name="Internet_20_link" text:visited-style-name="Visited_20_Internet_20_Link">#Records</text:a>"&gt;&lt;span class="tocnumber"&gt;4&lt;/span&gt; &lt;span class="toctext"&gt;Records&lt;/span&gt;&lt;/a&gt;&lt;/li&gt;</text:p>
      <text:p text:style-name="Preformatted_20_Text"><text:bookmark text:name="line62"/>&lt;li class="toclevel-1 tocsection-5"&gt;&lt;a href="<text:a xlink:type="simple" xlink:href="view-source:https://fr.wikipedia.org/wiki/Liste_des_présidents_des_États-Unis#Prix_Nobel_de_la_paix" text:style-name="Internet_20_link" text:visited-style-name="Visited_20_Internet_20_Link">#Prix_Nobel_de_la_paix</text:a>"&gt;&lt;span class="tocnumber"&gt;5&lt;/span&gt; &lt;span class="toctext"&gt;Prix Nobel de la paix&lt;/span&gt;&lt;/a&gt;&lt;/li&gt;</text:p>
      <text:p text:style-name="Preformatted_20_Text"><text:bookmark text:name="line63"/>&lt;li class="toclevel-1 tocsection-6"&gt;&lt;a href="<text:a xlink:type="simple" xlink:href="view-source:https://fr.wikipedia.org/wiki/Liste_des_présidents_des_États-Unis#Notes_et_références" text:style-name="Internet_20_link" text:visited-style-name="Visited_20_Internet_20_Link">#Notes_et_références</text:a>"&gt;&lt;span class="tocnumber"&gt;6&lt;/span&gt; &lt;span class="toctext"&gt;Notes et références&lt;/span&gt;&lt;/a&gt;</text:p>
      <text:p text:style-name="Preformatted_20_Text"><text:bookmark text:name="line64"/>&lt;ul&gt;</text:p>
      <text:p text:style-name="Preformatted_20_Text"><text:bookmark text:name="line65"/>&lt;li class="toclevel-2 tocsection-7"&gt;&lt;a href="<text:a xlink:type="simple" xlink:href="view-source:https://fr.wikipedia.org/wiki/Liste_des_présidents_des_États-Unis#Notes" text:style-name="Internet_20_link" text:visited-style-name="Visited_20_Internet_20_Link">#Notes</text:a>"&gt;&lt;span class="tocnumber"&gt;6.1&lt;/span&gt; &lt;span class="toctext"&gt;Notes&lt;/span&gt;&lt;/a&gt;&lt;/li&gt;</text:p>
      <text:p text:style-name="Preformatted_20_Text"><text:bookmark text:name="line66"/>&lt;li class="toclevel-2 tocsection-8"&gt;&lt;a href="<text:a xlink:type="simple" xlink:href="view-source:https://fr.wikipedia.org/wiki/Liste_des_présidents_des_États-Unis#Références" text:style-name="Internet_20_link" text:visited-style-name="Visited_20_Internet_20_Link">#Références</text:a>"&gt;&lt;span class="tocnumber"&gt;6.2&lt;/span&gt; &lt;span class="toctext"&gt;Références&lt;/span&gt;&lt;/a&gt;&lt;/li&gt;</text:p>
      <text:p text:style-name="Preformatted_20_Text"><text:bookmark text:name="line67"/>&lt;li class="toclevel-2 tocsection-9"&gt;&lt;a href="<text:a xlink:type="simple" xlink:href="view-source:https://fr.wikipedia.org/wiki/Liste_des_présidents_des_États-Unis#Bibliographie" text:style-name="Internet_20_link" text:visited-style-name="Visited_20_Internet_20_Link">#Bibliographie</text:a>"&gt;&lt;span class="tocnumber"&gt;6.3&lt;/span&gt; &lt;span class="toctext"&gt;Bibliographie&lt;/span&gt;&lt;/a&gt;&lt;/li&gt;</text:p>
      <text:p text:style-name="Preformatted_20_Text"><text:bookmark text:name="line68"/>&lt;/ul&gt;</text:p>
      <text:p text:style-name="Preformatted_20_Text"><text:bookmark text:name="line69"/>&lt;/li&gt;</text:p>
      <text:p text:style-name="Preformatted_20_Text"><text:bookmark text:name="line70"/>&lt;li class="toclevel-1 tocsection-10"&gt;&lt;a href="<text:a xlink:type="simple" xlink:href="view-source:https://fr.wikipedia.org/wiki/Liste_des_présidents_des_États-Unis#Voir_aussi" text:style-name="Internet_20_link" text:visited-style-name="Visited_20_Internet_20_Link">#Voir_aussi</text:a>"&gt;&lt;span class="tocnumber"&gt;7&lt;/span&gt; &lt;span class="toctext"&gt;Voir aussi&lt;/span&gt;&lt;/a&gt;</text:p>
      <text:p text:style-name="Preformatted_20_Text"><text:bookmark text:name="line71"/>&lt;ul&gt;</text:p>
      <text:p text:style-name="Preformatted_20_Text"><text:bookmark text:name="line72"/>&lt;li class="toclevel-2 tocsection-11"&gt;&lt;a href="<text:a xlink:type="simple" xlink:href="view-source:https://fr.wikipedia.org/wiki/Liste_des_présidents_des_États-Unis#Articles_connexes" text:style-name="Internet_20_link" text:visited-style-name="Visited_20_Internet_20_Link">#Articles_connexes</text:a>"&gt;&lt;span class="tocnumber"&gt;7.1&lt;/span&gt; &lt;span class="toctext"&gt;Articles connexes&lt;/span&gt;&lt;/a&gt;&lt;/li&gt;</text:p>
      <text:p text:style-name="Preformatted_20_Text"><text:bookmark text:name="line73"/>&lt;li class="toclevel-2 tocsection-12"&gt;&lt;a href="<text:a xlink:type="simple" xlink:href="view-source:https://fr.wikipedia.org/wiki/Liste_des_présidents_des_États-Unis#Liens_externes" text:style-name="Internet_20_link" text:visited-style-name="Visited_20_Internet_20_Link">#Liens_externes</text:a>"&gt;&lt;span class="tocnumber"&gt;7.2&lt;/span&gt; &lt;span class="toctext"&gt;Liens externes&lt;/span&gt;&lt;/a&gt;&lt;/li&gt;</text:p>
      <text:p text:style-name="Preformatted_20_Text"><text:bookmark text:name="line74"/>&lt;/ul&gt;</text:p>
      <text:p text:style-name="Preformatted_20_Text"><text:bookmark text:name="line75"/>&lt;/li&gt;</text:p>
      <text:p text:style-name="Preformatted_20_Text"><text:bookmark text:name="line76"/><text:soft-page-break/>&lt;/ul&gt;</text:p>
      <text:p text:style-name="Preformatted_20_Text"><text:bookmark text:name="line77"/>&lt;/div&gt;</text:p>
      <text:p text:style-name="Preformatted_20_Text"><text:bookmark text:name="line78"/></text:p>
      <text:p text:style-name="Preformatted_20_Text"><text:bookmark text:name="line79"/>&lt;h2&gt;&lt;span class="mw-headline" id="Liste"&gt;Liste&lt;/span&gt;&lt;span class="mw-editsection"&gt;&lt;span class="mw-editsection-bracket"&gt;[&lt;/span&gt;&lt;a href="<text:a xlink:type="simple" xlink:href="view-source:https://fr.wikipedia.org/w/index.php?title=Liste_des_présidents_des_États-Unis&amp;veaction=edit&amp;section=1" text:style-name="Internet_20_link" text:visited-style-name="Visited_20_Internet_20_Link">/w/index.php?title=Liste_des_pr%C3%A9sidents_des_%C3%89tats-Unis&amp;amp;veaction=edit&amp;amp;section=1</text:a>" class="mw-editsection-visualeditor" title="Modifier la section : Liste"&gt;modifier&lt;/a&gt;&lt;span class="mw-editsection-divider"&gt; | &lt;/span&gt;&lt;a href="<text:a xlink:type="simple" xlink:href="view-source:https://fr.wikipedia.org/w/index.php?title=Liste_des_présidents_des_États-Unis&amp;action=edit&amp;section=1" text:style-name="Internet_20_link" text:visited-style-name="Visited_20_Internet_20_Link">/w/index.php?title=Liste_des_pr%C3%A9sidents_des_%C3%89tats-Unis&amp;amp;action=edit&amp;amp;section=1</text:a>" title="Modifier la section : Liste"&gt;modifier le code&lt;/a&gt;&lt;span class="mw-editsection-bracket"&gt;]&lt;/span&gt;&lt;/span&gt;&lt;/h2&gt;</text:p>
      <text:p text:style-name="Preformatted_20_Text"><text:bookmark text:name="line80"/>&lt;table class="wikitable sortable" style="text-align:center"&gt;</text:p>
      <text:p text:style-name="Preformatted_20_Text"><text:bookmark text:name="line81"/>&lt;tbody&gt;&lt;tr&gt;</text:p>
      <text:p text:style-name="Preformatted_20_Text"><text:bookmark text:name="line82"/>&lt;th scope="col"&gt;N°</text:p>
      <text:p text:style-name="Preformatted_20_Text"><text:bookmark text:name="line83"/>&lt;/th&gt;</text:p>
      <text:p text:style-name="Preformatted_20_Text"><text:bookmark text:name="line84"/>&lt;th&gt;Nom</text:p>
      <text:p text:style-name="Preformatted_20_Text"><text:bookmark text:name="line85"/>&lt;/th&gt;</text:p>
      <text:p text:style-name="Preformatted_20_Text"><text:bookmark text:name="line86"/>&lt;th&gt;Portrait</text:p>
      <text:p text:style-name="Preformatted_20_Text"><text:bookmark text:name="line87"/>&lt;/th&gt;</text:p>
      <text:p text:style-name="Preformatted_20_Text"><text:bookmark text:name="line88"/>&lt;th scope="col"&gt;Début de mandat</text:p>
      <text:p text:style-name="Preformatted_20_Text"><text:bookmark text:name="line89"/>&lt;/th&gt;</text:p>
      <text:p text:style-name="Preformatted_20_Text"><text:bookmark text:name="line90"/>&lt;th&gt;Fin de mandat</text:p>
      <text:p text:style-name="Preformatted_20_Text"><text:bookmark text:name="line91"/>&lt;/th&gt;</text:p>
      <text:p text:style-name="Preformatted_20_Text"><text:bookmark text:name="line92"/>&lt;th scope="col"&gt;Durée du mandat</text:p>
      <text:p text:style-name="Preformatted_20_Text"><text:bookmark text:name="line93"/>&lt;/th&gt;</text:p>
      <text:p text:style-name="Preformatted_20_Text"><text:bookmark text:name="line94"/>&lt;th&gt;Raison départ</text:p>
      <text:p text:style-name="Preformatted_20_Text"><text:bookmark text:name="line95"/>&lt;/th&gt;</text:p>
      <text:p text:style-name="Preformatted_20_Text"><text:bookmark text:name="line96"/>&lt;th scope="col"&gt;Parti</text:p>
      <text:p text:style-name="Preformatted_20_Text"><text:bookmark text:name="line97"/>&lt;/th&gt;</text:p>
      <text:p text:style-name="Preformatted_20_Text"><text:bookmark text:name="line98"/>&lt;th scope="col"&gt;Notes</text:p>
      <text:p text:style-name="Preformatted_20_Text"><text:bookmark text:name="line99"/>&lt;/th&gt;&lt;/tr&gt;</text:p>
      <text:p text:style-name="Preformatted_20_Text"><text:bookmark text:name="line100"/>&lt;tr&gt;</text:p>
      <text:p text:style-name="Preformatted_20_Text"><text:bookmark text:name="line101"/>&lt;td style="background-color: #DDDDDD"&gt;&lt;b&gt;1&lt;/b&gt;</text:p>
      <text:p text:style-name="Preformatted_20_Text"><text:bookmark text:name="line102"/>&lt;/td&gt;</text:p>
      <text:p text:style-name="Preformatted_20_Text"><text:bookmark text:name="line103"/>&lt;td&gt;&lt;b&gt;&lt;a href="<text:a xlink:type="simple" xlink:href="view-source:https://fr.wikipedia.org/wiki/George_Washington" text:style-name="Internet_20_link" text:visited-style-name="Visited_20_Internet_20_Link">/wiki/George_Washington</text:a>" title="George Washington"&gt;George Washington&lt;/a&gt;&lt;/b&gt;</text:p>
      <text:p text:style-name="Preformatted_20_Text"><text:bookmark text:name="line104"/>&lt;/td&gt;</text:p>
      <text:p text:style-name="Preformatted_20_Text"><text:bookmark text:name="line105"/>&lt;td&gt;&lt;a href="<text:a xlink:type="simple" xlink:href="view-source:https://fr.wikipedia.org/wiki/Fichier:Gilbert_Stuart_Williamstown_Portrait_of_George_Washington.jpg" text:style-name="Internet_20_link" text:visited-style-name="Visited_20_Internet_20_Link">/wiki/Fichier:Gilbert_Stuart_Williamstown_Portrait_of_George_Washington.jpg</text:a>" class="image"&gt;&lt;img alt="Gilbert Stuart Williamstown Portrait of George Washington.jpg" src="<text:a xlink:type="simple" xlink:href="view-source:https://upload.wikimedia.org/wikipedia/commons/thumb/b/b6/Gilbert_Stuart_Williamstown_Portrait_of_George_Washington.jpg/90px-Gilbert_Stuart_Williamstown_Portrait_of_George_Washington.jpg" text:style-name="Internet_20_link" text:visited-style-name="Visited_20_Internet_20_Link">//upload.wikimedia.org/wikipedia/commons/thumb/b/b6/Gilbert_Stuart_Williamstown_Portrait_of_George_Washington.jpg/90px-Gilbert_Stuart_Williamstown_Portrait_of_George_Washington.jpg</text:a>" width="90" height="109" srcset="//upload.wikimedia.org/wikipedia/commons/thumb/b/b6/Gilbert_Stuart_Williamstown_Portrait_of_George_Washington.jpg/135px-Gilbert_Stuart_Williamstown_Portrait_of_George_Washington.jpg 1.5x, //upload.wikimedia.org/wikipedia/commons/thumb/b/b6/Gilbert_Stuart_Williamstown_Portrait_of_George_Washington.jpg/180px-Gilbert_Stuart_Williamstown_Portrait_of_George_Washington.jpg 2x" data-file-width="1588" data-file-height="1932" /&gt;&lt;/a&gt;</text:p>
      <text:p text:style-name="Preformatted_20_Text"><text:bookmark text:name="line106"/>&lt;/td&gt;</text:p>
      <text:p text:style-name="Preformatted_20_Text"><text:bookmark text:name="line107"/>&lt;td&gt;&lt;time class="nowrap date-lien" datetime="1789-04-30" data-sort-value="1789-04-30"&gt;&lt;a href="<text:a xlink:type="simple" xlink:href="view-source:https://fr.wikipedia.org/wiki/30_avril" text:style-name="Internet_20_link" text:visited-style-name="Visited_20_Internet_20_Link">/wiki/30_avril</text:a>" title="30 avril"&gt;30&lt;/a&gt; &lt;a href="<text:a xlink:type="simple" xlink:href="view-source:https://fr.wikipedia.org/wiki/Avril_1789" text:style-name="Internet_20_link" text:visited-style-name="Visited_20_Internet_20_Link">/wiki/Avril_1789</text:a>" title="Avril 1789"&gt;avril&lt;/a&gt; &lt;a href="<text:a xlink:type="simple" xlink:href="view-source:https://fr.wikipedia.org/wiki/1789" text:style-name="Internet_20_link" text:visited-style-name="Visited_20_Internet_20_Link">/wiki/1789</text:a>" title="1789"&gt;1789&lt;/a&gt;&lt;/time&gt;</text:p>
      <text:p text:style-name="Preformatted_20_Text"><text:bookmark text:name="line108"/>&lt;/td&gt;</text:p>
      <text:p text:style-name="Preformatted_20_Text"><text:bookmark text:name="line109"/><text:soft-page-break/>&lt;td&gt;&lt;time class="nowrap date-lien" datetime="1797-03-04" data-sort-value="1797-03-04"&gt;&lt;a href="<text:a xlink:type="simple" xlink:href="view-source:https://fr.wikipedia.org/wiki/4_mars" text:style-name="Internet_20_link" text:visited-style-name="Visited_20_Internet_20_Link">/wiki/4_mars</text:a>" title="4 mars"&gt;4&lt;/a&gt; &lt;a href="<text:a xlink:type="simple" xlink:href="view-source:https://fr.wikipedia.org/wiki/Mars_1797" text:style-name="Internet_20_link" text:visited-style-name="Visited_20_Internet_20_Link">/wiki/Mars_1797</text:a>" title="Mars 1797"&gt;mars&lt;/a&gt; &lt;a href="<text:a xlink:type="simple" xlink:href="view-source:https://fr.wikipedia.org/wiki/1797" text:style-name="Internet_20_link" text:visited-style-name="Visited_20_Internet_20_Link">/wiki/1797</text:a>" title="1797"&gt;1797&lt;/a&gt;&lt;/time&gt;</text:p>
      <text:p text:style-name="Preformatted_20_Text"><text:bookmark text:name="line110"/>&lt;/td&gt;</text:p>
      <text:p text:style-name="Preformatted_20_Text"><text:bookmark text:name="line111"/>&lt;td&gt;&lt;span data-sort-value="&amp;amp;&amp;amp;&amp;amp;&amp;amp;&amp;amp;&amp;amp;&amp;amp;&amp;amp;&amp;amp;&amp;amp;&amp;amp;02865" class="datasortkey"&gt;7&amp;#160;ans, 10&amp;#160;mois et 2&amp;#160;jours&lt;/span&gt;</text:p>
      <text:p text:style-name="Preformatted_20_Text"><text:bookmark text:name="line112"/>&lt;/td&gt;</text:p>
      <text:p text:style-name="Preformatted_20_Text"><text:bookmark text:name="line113"/>&lt;td&gt;Fin de mandat</text:p>
      <text:p text:style-name="Preformatted_20_Text"><text:bookmark text:name="line114"/>&lt;/td&gt;</text:p>
      <text:p text:style-name="Preformatted_20_Text"><text:bookmark text:name="line115"/>&lt;td&gt;&lt;a href="<text:a xlink:type="simple" xlink:href="view-source:https://fr.wikipedia.org/wiki/Sans_étiquette" text:style-name="Internet_20_link" text:visited-style-name="Visited_20_Internet_20_Link">/wiki/Sans_%C3%A9tiquette</text:a>" title="Sans étiquette"&gt;Indépendant&lt;/a&gt;</text:p>
      <text:p text:style-name="Preformatted_20_Text"><text:bookmark text:name="line116"/>&lt;/td&gt;</text:p>
      <text:p text:style-name="Preformatted_20_Text"><text:bookmark text:name="line117"/>&lt;td&gt;Premier &lt;a href="<text:a xlink:type="simple" xlink:href="view-source:https://fr.wikipedia.org/wiki/Président_des_États-Unis" text:style-name="Internet_20_link" text:visited-style-name="Visited_20_Internet_20_Link">/wiki/Pr%C3%A9sident_des_%C3%89tats-Unis</text:a>" title="Président des États-Unis"&gt;président des États-Unis&lt;/a&gt;, est le &lt;b&gt;général&lt;/b&gt; &lt;a href="<text:a xlink:type="simple" xlink:href="view-source:https://fr.wikipedia.org/wiki/Guerre_d%27indépendance_des_États-Unis" text:style-name="Internet_20_link" text:visited-style-name="Visited_20_Internet_20_Link">/wiki/Guerre_d%27ind%C3%A9pendance_des_%C3%89tats-Unis</text:a>" title="Guerre d&amp;#39;indépendance des États-Unis"&gt;vainqueur des Britanniques et héros de l'Indépendance&lt;/a&gt;. Très populaire, il est le seul président ayant été élu deux fois à l'unanimité (il n'avait pas d'opposant), en &lt;a href="<text:a xlink:type="simple" xlink:href="view-source:https://fr.wikipedia.org/wiki/Élection_présidentielle_américaine_de_1789" text:style-name="Internet_20_link" text:visited-style-name="Visited_20_Internet_20_Link">/wiki/%C3%89lection_pr%C3%A9sidentielle_am%C3%A9ricaine_de_1789</text:a>" title="Élection présidentielle américaine de 1789"&gt;1789&lt;/a&gt; et &lt;a href="<text:a xlink:type="simple" xlink:href="view-source:https://fr.wikipedia.org/wiki/Élection_présidentielle_américaine_de_1792" text:style-name="Internet_20_link" text:visited-style-name="Visited_20_Internet_20_Link">/wiki/%C3%89lection_pr%C3%A9sidentielle_am%C3%A9ricaine_de_1792</text:a>" title="Élection présidentielle américaine de 1792"&gt;1792&lt;/a&gt;. Sous son mandat, un &lt;span class="lang-en" lang="en"&gt;&lt;i&gt;&lt;a href="<text:a xlink:type="simple" xlink:href="view-source:https://fr.wikipedia.org/wiki/Déclaration_des_Droits_(États-Unis)" text:style-name="Internet_20_link" text:visited-style-name="Visited_20_Internet_20_Link">/wiki/D%C3%A9claration_des_Droits_(%C3%89tats-Unis)</text:a>" title="Déclaration des Droits (États-Unis)"&gt;Bill of rights&lt;/a&gt;&lt;/i&gt;&lt;/span&gt; comprenant dix amendements à la Constitution est ratifié, garantissant un certain nombre de droits individuels comme la liberté du culte, d'expression, de la presse, de port d'armes (amendements interprétables de différentes façons) ou encore un certain nombre de protections judiciaires. Cependant, l'&lt;a href="<text:a xlink:type="simple" xlink:href="view-source:https://fr.wikipedia.org/wiki/Esclavage_aux_États-Unis" text:style-name="Internet_20_link" text:visited-style-name="Visited_20_Internet_20_Link">/wiki/Esclavage_aux_%C3%89tats-Unis</text:a>" title="Esclavage aux États-Unis"&gt;esclavage&lt;/a&gt; reste permis (il possédait lui-même des esclaves dans sa propriété de &lt;a href="<text:a xlink:type="simple" xlink:href="view-source:https://fr.wikipedia.org/wiki/Mount_Vernon" text:style-name="Internet_20_link" text:visited-style-name="Visited_20_Internet_20_Link">/wiki/Mount_Vernon</text:a>" title="Mount Vernon"&gt;Mount Vernon&lt;/a&gt; en Virginie). La banque des États-Unis est créée sous l'impulsion de son &lt;a href="<text:a xlink:type="simple" xlink:href="view-source:https://fr.wikipedia.org/wiki/Secrétaire_du_Trésor_des_États-Unis" text:style-name="Internet_20_link" text:visited-style-name="Visited_20_Internet_20_Link">/wiki/Secr%C3%A9taire_du_Tr%C3%A9sor_des_%C3%89tats-Unis</text:a>" title="Secrétaire du Trésor des États-Unis"&gt;secrétaire du Trésor&lt;/a&gt;, &lt;a href="<text:a xlink:type="simple" xlink:href="view-source:https://fr.wikipedia.org/wiki/Alexander_Hamilton" text:style-name="Internet_20_link" text:visited-style-name="Visited_20_Internet_20_Link">/wiki/Alexander_Hamilton</text:a>" title="Alexander Hamilton"&gt;Alexander Hamilton&lt;/a&gt;, afin de faire jouer un rôle central à l'État fédéral en matière économique. Alors qu'il ne souhaitait pas se représenter, il effectue un second mandat pour éviter que les tensions vives entre &lt;a href="<text:a xlink:type="simple" xlink:href="view-source:https://fr.wikipedia.org/wiki/Alexander_Hamilton" text:style-name="Internet_20_link" text:visited-style-name="Visited_20_Internet_20_Link">/wiki/Alexander_Hamilton</text:a>" title="Alexander Hamilton"&gt;Alexander Hamilton&lt;/a&gt; et &lt;a href="<text:a xlink:type="simple" xlink:href="view-source:https://fr.wikipedia.org/wiki/Thomas_Jefferson" text:style-name="Internet_20_link" text:visited-style-name="Visited_20_Internet_20_Link">/wiki/Thomas_Jefferson</text:a>" title="Thomas Jefferson"&gt;Thomas Jefferson&lt;/a&gt; ne débouchent sur un éclatement de la nation. Il refuse de se présenter à nouveau pour un troisième mandat.</text:p>
      <text:p text:style-name="Preformatted_20_Text"><text:bookmark text:name="line118"/>&lt;/td&gt;&lt;/tr&gt;</text:p>
      <text:p text:style-name="Preformatted_20_Text"><text:bookmark text:name="line119"/>&lt;tr&gt;</text:p>
      <text:p text:style-name="Preformatted_20_Text"><text:bookmark text:name="line120"/>&lt;td style="background-color: #FF80DF"&gt;&lt;b&gt;2&lt;/b&gt;</text:p>
      <text:p text:style-name="Preformatted_20_Text"><text:bookmark text:name="line121"/>&lt;/td&gt;</text:p>
      <text:p text:style-name="Preformatted_20_Text"><text:bookmark text:name="line122"/>&lt;td&gt;&lt;b&gt;&lt;a href="<text:a xlink:type="simple" xlink:href="view-source:https://fr.wikipedia.org/wiki/John_Adams_(homme_politique)" text:style-name="Internet_20_link" text:visited-style-name="Visited_20_Internet_20_Link">/wiki/John_Adams_(homme_politique)</text:a>" class="mw-redirect" title="John Adams (homme politique)"&gt;John Adams&lt;/a&gt;&lt;/b&gt;</text:p>
      <text:p text:style-name="Preformatted_20_Text"><text:bookmark text:name="line123"/>&lt;/td&gt;</text:p>
      <text:p text:style-name="Preformatted_20_Text"><text:bookmark text:name="line124"/>&lt;td&gt;&lt;a href="<text:a xlink:type="simple" xlink:href="view-source:https://fr.wikipedia.org/wiki/Fichier:John_Adams,_Gilbert_Stuart,_c1800_1815.jpg" text:style-name="Internet_20_link" text:visited-style-name="Visited_20_Internet_20_Link">/wiki/Fichier:John_Adams,_Gilbert_Stuart,_c1800_1815.jpg</text:a>" class="image"&gt;&lt;img alt="John Adams, Gilbert Stuart, c1800 1815.jpg" src="<text:a xlink:type="simple" xlink:href="view-source:https://upload.wikimedia.org/wikipedia/commons/thumb/7/70/John_Adams%2C_Gilbert_Stuart%2C_c1800_1815.jpg/90px-John_Adams%2C_Gilbert_Stuart%2C_c1800_1815.jpg" text:style-name="Internet_20_link" text:visited-style-name="Visited_20_Internet_20_Link">//upload.wikimedia.org/wikipedia/commons/thumb/7/70/John_Adams%2C_Gilbert_Stuart%2C_c1800_1815.jpg/90px-John_Adams%2C_Gilbert_Stuart%2C_c1800_1815.jpg</text:a>" width="90" height="109" srcset="//upload.wikimedia.org/wikipedia/commons/thumb/7/70/John_Adams%2C_Gilbert_Stuart%2C_c1800_1815.jpg/135px-John_Adams%2C_Gilbert_Stuart%2C_c1800_1815.jpg 1.5x, //upload.wikimedia.org/wikipedia/commons/thumb/7/70/John_Adams%2C_Gilbert_Stuart%2C_c1800_1815.jpg/180px-John_Adams%2C_Gilbert_Stuart%2C_c1800_1815.jpg 2x" data-file-width="990" data-file-height="1200" /&gt;&lt;/a&gt;</text:p>
      <text:p text:style-name="Preformatted_20_Text"><text:bookmark text:name="line125"/>&lt;/td&gt;</text:p>
      <text:p text:style-name="Preformatted_20_Text"><text:bookmark text:name="line126"/><text:soft-page-break/>&lt;td&gt;&lt;time class="nowrap date-lien" datetime="1797-03-04" data-sort-value="1797-03-04"&gt;&lt;a href="<text:a xlink:type="simple" xlink:href="view-source:https://fr.wikipedia.org/wiki/4_mars" text:style-name="Internet_20_link" text:visited-style-name="Visited_20_Internet_20_Link">/wiki/4_mars</text:a>" title="4 mars"&gt;4&lt;/a&gt; &lt;a href="<text:a xlink:type="simple" xlink:href="view-source:https://fr.wikipedia.org/wiki/Mars_1797" text:style-name="Internet_20_link" text:visited-style-name="Visited_20_Internet_20_Link">/wiki/Mars_1797</text:a>" title="Mars 1797"&gt;mars&lt;/a&gt; &lt;a href="<text:a xlink:type="simple" xlink:href="view-source:https://fr.wikipedia.org/wiki/1797" text:style-name="Internet_20_link" text:visited-style-name="Visited_20_Internet_20_Link">/wiki/1797</text:a>" title="1797"&gt;1797&lt;/a&gt;&lt;/time&gt;</text:p>
      <text:p text:style-name="Preformatted_20_Text"><text:bookmark text:name="line127"/>&lt;/td&gt;</text:p>
      <text:p text:style-name="Preformatted_20_Text"><text:bookmark text:name="line128"/>&lt;td&gt;&lt;time class="nowrap date-lien" datetime="1801-03-04" data-sort-value="1801-03-04"&gt;&lt;a href="<text:a xlink:type="simple" xlink:href="view-source:https://fr.wikipedia.org/wiki/4_mars" text:style-name="Internet_20_link" text:visited-style-name="Visited_20_Internet_20_Link">/wiki/4_mars</text:a>" title="4 mars"&gt;4&lt;/a&gt; &lt;a href="<text:a xlink:type="simple" xlink:href="view-source:https://fr.wikipedia.org/wiki/Mars_1801" text:style-name="Internet_20_link" text:visited-style-name="Visited_20_Internet_20_Link">/wiki/Mars_1801</text:a>" title="Mars 1801"&gt;mars&lt;/a&gt; &lt;a href="<text:a xlink:type="simple" xlink:href="view-source:https://fr.wikipedia.org/wiki/1801" text:style-name="Internet_20_link" text:visited-style-name="Visited_20_Internet_20_Link">/wiki/1801</text:a>" title="1801"&gt;1801&lt;/a&gt;&lt;/time&gt;</text:p>
      <text:p text:style-name="Preformatted_20_Text"><text:bookmark text:name="line129"/>&lt;/td&gt;</text:p>
      <text:p text:style-name="Preformatted_20_Text"><text:bookmark text:name="line130"/>&lt;td&gt;&lt;span data-sort-value="&amp;amp;&amp;amp;&amp;amp;&amp;amp;&amp;amp;&amp;amp;&amp;amp;&amp;amp;&amp;amp;&amp;amp;&amp;amp;01460" class="datasortkey"&gt;4&amp;#160;ans&lt;/span&gt;</text:p>
      <text:p text:style-name="Preformatted_20_Text"><text:bookmark text:name="line131"/>&lt;/td&gt;</text:p>
      <text:p text:style-name="Preformatted_20_Text"><text:bookmark text:name="line132"/>&lt;td&gt;Fin de mandat</text:p>
      <text:p text:style-name="Preformatted_20_Text"><text:bookmark text:name="line133"/>&lt;/td&gt;</text:p>
      <text:p text:style-name="Preformatted_20_Text"><text:bookmark text:name="line134"/>&lt;td&gt;&lt;a href="<text:a xlink:type="simple" xlink:href="view-source:https://fr.wikipedia.org/wiki/Parti_fédéraliste_(États-Unis)" text:style-name="Internet_20_link" text:visited-style-name="Visited_20_Internet_20_Link">/wiki/Parti_f%C3%A9d%C3%A9raliste_(%C3%89tats-Unis)</text:a>" title="Parti fédéraliste (États-Unis)"&gt;Fédéraliste&lt;/a&gt;</text:p>
      <text:p text:style-name="Preformatted_20_Text"><text:bookmark text:name="line135"/>&lt;/td&gt;</text:p>
      <text:p text:style-name="Preformatted_20_Text"><text:bookmark text:name="line136"/>&lt;td&gt;Vice-président de &lt;a href="<text:a xlink:type="simple" xlink:href="view-source:https://fr.wikipedia.org/wiki/George_Washington" text:style-name="Internet_20_link" text:visited-style-name="Visited_20_Internet_20_Link">/wiki/George_Washington</text:a>" title="George Washington"&gt;George Washington&lt;/a&gt;, il est &lt;a href="<text:a xlink:type="simple" xlink:href="view-source:https://fr.wikipedia.org/wiki/Élection_présidentielle_américaine_de_1796" text:style-name="Internet_20_link" text:visited-style-name="Visited_20_Internet_20_Link">/wiki/%C3%89lection_pr%C3%A9sidentielle_am%C3%A9ricaine_de_1796</text:a>" title="Élection présidentielle américaine de 1796"&gt;élu par 72 voix contre 68&lt;/a&gt; face à &lt;a href="<text:a xlink:type="simple" xlink:href="view-source:https://fr.wikipedia.org/wiki/Thomas_Jefferson" text:style-name="Internet_20_link" text:visited-style-name="Visited_20_Internet_20_Link">/wiki/Thomas_Jefferson</text:a>" title="Thomas Jefferson"&gt;Thomas Jefferson&lt;/a&gt; qui devient son vice-président&lt;sup id="cite_ref-2" class="reference"&gt;&lt;a href="<text:a xlink:type="simple" xlink:href="view-source:https://fr.wikipedia.org/wiki/Liste_des_présidents_des_États-Unis#cite_note-2" text:style-name="Internet_20_link" text:visited-style-name="Visited_20_Internet_20_Link">#cite_note-2</text:a>"&gt;&lt;span class="cite_crochet"&gt;[&lt;/span&gt;note 1&lt;span class="cite_crochet"&gt;]&lt;/span&gt;&lt;/a&gt;&lt;/sup&gt;. Sa présidence est notamment marquée par l'opposition entre les &lt;a href="<text:a xlink:type="simple" xlink:href="view-source:https://fr.wikipedia.org/wiki/Parti_fédéraliste_(États-Unis)" text:style-name="Internet_20_link" text:visited-style-name="Visited_20_Internet_20_Link">/wiki/Parti_f%C3%A9d%C3%A9raliste_(%C3%89tats-Unis)</text:a>" title="Parti fédéraliste (États-Unis)"&gt;fédéralistes&lt;/a&gt; (&lt;a href="<text:a xlink:type="simple" xlink:href="view-source:https://fr.wikipedia.org/wiki/John_Adams_(homme_politique)" text:style-name="Internet_20_link" text:visited-style-name="Visited_20_Internet_20_Link">/wiki/John_Adams_(homme_politique)</text:a>" class="mw-redirect" title="John Adams (homme politique)"&gt;John Adams&lt;/a&gt;) et les &lt;a href="<text:a xlink:type="simple" xlink:href="view-source:https://fr.wikipedia.org/wiki/Parti_républicain-démocrate" text:style-name="Internet_20_link" text:visited-style-name="Visited_20_Internet_20_Link">/wiki/Parti_r%C3%A9publicain-d%C3%A9mocrate</text:a>" title="Parti républicain-démocrate"&gt;républicains-démocrates&lt;/a&gt; (&lt;a href="<text:a xlink:type="simple" xlink:href="view-source:https://fr.wikipedia.org/wiki/Thomas_Jefferson" text:style-name="Internet_20_link" text:visited-style-name="Visited_20_Internet_20_Link">/wiki/Thomas_Jefferson</text:a>" title="Thomas Jefferson"&gt;Thomas Jefferson&lt;/a&gt;). Premier président à résider, en 1800, à la &lt;a href="<text:a xlink:type="simple" xlink:href="view-source:https://fr.wikipedia.org/wiki/Maison-Blanche" text:style-name="Internet_20_link" text:visited-style-name="Visited_20_Internet_20_Link">/wiki/Maison-Blanche</text:a>" title="Maison-Blanche"&gt;Maison-Blanche&lt;/a&gt; à Washington, devenue capitale fédérale. Candidat à un second mandat, il arrive derrière &lt;a href="<text:a xlink:type="simple" xlink:href="view-source:https://fr.wikipedia.org/wiki/Thomas_Jefferson" text:style-name="Internet_20_link" text:visited-style-name="Visited_20_Internet_20_Link">/wiki/Thomas_Jefferson</text:a>" title="Thomas Jefferson"&gt;Thomas Jefferson&lt;/a&gt; et &lt;a href="<text:a xlink:type="simple" xlink:href="view-source:https://fr.wikipedia.org/wiki/Aaron_Burr" text:style-name="Internet_20_link" text:visited-style-name="Visited_20_Internet_20_Link">/wiki/Aaron_Burr</text:a>" title="Aaron Burr"&gt;Aaron Burr&lt;/a&gt;.</text:p>
      <text:p text:style-name="Preformatted_20_Text"><text:bookmark text:name="line137"/>&lt;/td&gt;&lt;/tr&gt;</text:p>
      <text:p text:style-name="Preformatted_20_Text"><text:bookmark text:name="line138"/>&lt;tr&gt;</text:p>
      <text:p text:style-name="Preformatted_20_Text"><text:bookmark text:name="line139"/>&lt;td style="background-color: #34C924"&gt;&lt;b&gt;3&lt;/b&gt;</text:p>
      <text:p text:style-name="Preformatted_20_Text"><text:bookmark text:name="line140"/>&lt;/td&gt;</text:p>
      <text:p text:style-name="Preformatted_20_Text"><text:bookmark text:name="line141"/>&lt;td&gt;&lt;b&gt;&lt;a href="<text:a xlink:type="simple" xlink:href="view-source:https://fr.wikipedia.org/wiki/Thomas_Jefferson" text:style-name="Internet_20_link" text:visited-style-name="Visited_20_Internet_20_Link">/wiki/Thomas_Jefferson</text:a>" title="Thomas Jefferson"&gt;Thomas Jefferson&lt;/a&gt;&lt;/b&gt;</text:p>
      <text:p text:style-name="Preformatted_20_Text"><text:bookmark text:name="line142"/>&lt;/td&gt;</text:p>
      <text:p text:style-name="Preformatted_20_Text"><text:bookmark text:name="line143"/>&lt;td&gt;&lt;a href="<text:a xlink:type="simple" xlink:href="view-source:https://fr.wikipedia.org/wiki/Fichier:Official_Presidential_portrait_of_Thomas_Jefferson_(by_Rembrandt_Peale,_1800).jpg" text:style-name="Internet_20_link" text:visited-style-name="Visited_20_Internet_20_Link">/wiki/Fichier:Official_Presidential_portrait_of_Thomas_Jefferson_(by_Rembrandt_Peale,_1800).jpg</text:a>" class="image"&gt;&lt;img alt="Official Presidential portrait of Thomas Jefferson (by Rembrandt Peale, 1800).jpg" src="<text:a xlink:type="simple" xlink:href="view-source:https://upload.wikimedia.org/wikipedia/commons/thumb/0/07/Official_Presidential_portrait_of_Thomas_Jefferson_%28by_Rembrandt_Peale%2C_1800%29.jpg/90px-Official_Presidential_portrait_of_Thomas_Jefferson_%28by_Rembrandt_Peale%2C_1800%29.jpg" text:style-name="Internet_20_link" text:visited-style-name="Visited_20_Internet_20_Link">//upload.wikimedia.org/wikipedia/commons/thumb/0/07/Official_Presidential_portrait_of_Thomas_Jefferson_%28by_Rembrandt_Peale%2C_1800%29.jpg/90px-Official_Presidential_portrait_of_Thomas_Jefferson_%28by_Rembrandt_Peale%2C_1800%29.jpg</text:a>" width="90" height="107" srcset="//upload.wikimedia.org/wikipedia/commons/thumb/0/07/Official_Presidential_portrait_of_Thomas_Jefferson_%28by_Rembrandt_Peale%2C_1800%29.jpg/135px-Official_Presidential_portrait_of_Thomas_Jefferson_%28by_Rembrandt_Peale%2C_1800%29.jpg 1.5x, //upload.wikimedia.org/wikipedia/commons/thumb/0/07/Official_Presidential_portrait_of_Thomas_Jefferson_%28by_Rembrandt_Peale%2C_1800%29.jpg/180px-Official_Presidential_portrait_of_Thomas_Jefferson_%28by_Rembrandt_Peale%2C_1800%29.jpg 2x" data-file-width="2512" data-file-height="2996" /&gt;&lt;/a&gt;</text:p>
      <text:p text:style-name="Preformatted_20_Text"><text:bookmark text:name="line144"/><text:soft-page-break/>&lt;/td&gt;</text:p>
      <text:p text:style-name="Preformatted_20_Text"><text:bookmark text:name="line145"/>&lt;td&gt;&lt;time class="nowrap date-lien" datetime="1801-03-04" data-sort-value="1801-03-04"&gt;&lt;a href="<text:a xlink:type="simple" xlink:href="view-source:https://fr.wikipedia.org/wiki/4_mars" text:style-name="Internet_20_link" text:visited-style-name="Visited_20_Internet_20_Link">/wiki/4_mars</text:a>" title="4 mars"&gt;4&lt;/a&gt; &lt;a href="<text:a xlink:type="simple" xlink:href="view-source:https://fr.wikipedia.org/wiki/Mars_1801" text:style-name="Internet_20_link" text:visited-style-name="Visited_20_Internet_20_Link">/wiki/Mars_1801</text:a>" title="Mars 1801"&gt;mars&lt;/a&gt; &lt;a href="<text:a xlink:type="simple" xlink:href="view-source:https://fr.wikipedia.org/wiki/1801" text:style-name="Internet_20_link" text:visited-style-name="Visited_20_Internet_20_Link">/wiki/1801</text:a>" title="1801"&gt;1801&lt;/a&gt;&lt;/time&gt;</text:p>
      <text:p text:style-name="Preformatted_20_Text"><text:bookmark text:name="line146"/>&lt;/td&gt;</text:p>
      <text:p text:style-name="Preformatted_20_Text"><text:bookmark text:name="line147"/>&lt;td&gt;&lt;time class="nowrap date-lien" datetime="1809-03-04" data-sort-value="1809-03-04"&gt;&lt;a href="<text:a xlink:type="simple" xlink:href="view-source:https://fr.wikipedia.org/wiki/4_mars" text:style-name="Internet_20_link" text:visited-style-name="Visited_20_Internet_20_Link">/wiki/4_mars</text:a>" title="4 mars"&gt;4&lt;/a&gt; &lt;a href="<text:a xlink:type="simple" xlink:href="view-source:https://fr.wikipedia.org/wiki/Mars_1809" text:style-name="Internet_20_link" text:visited-style-name="Visited_20_Internet_20_Link">/wiki/Mars_1809</text:a>" title="Mars 1809"&gt;mars&lt;/a&gt; &lt;a href="<text:a xlink:type="simple" xlink:href="view-source:https://fr.wikipedia.org/wiki/1809" text:style-name="Internet_20_link" text:visited-style-name="Visited_20_Internet_20_Link">/wiki/1809</text:a>" title="1809"&gt;1809&lt;/a&gt;&lt;/time&gt;</text:p>
      <text:p text:style-name="Preformatted_20_Text"><text:bookmark text:name="line148"/>&lt;/td&gt;</text:p>
      <text:p text:style-name="Preformatted_20_Text"><text:bookmark text:name="line149"/>&lt;td&gt;&lt;span data-sort-value="&amp;amp;&amp;amp;&amp;amp;&amp;amp;&amp;amp;&amp;amp;&amp;amp;&amp;amp;&amp;amp;&amp;amp;&amp;amp;02922" class="datasortkey"&gt;8&amp;#160;ans&lt;/span&gt;</text:p>
      <text:p text:style-name="Preformatted_20_Text"><text:bookmark text:name="line150"/>&lt;/td&gt;</text:p>
      <text:p text:style-name="Preformatted_20_Text"><text:bookmark text:name="line151"/>&lt;td&gt;Fin de mandat</text:p>
      <text:p text:style-name="Preformatted_20_Text"><text:bookmark text:name="line152"/>&lt;/td&gt;</text:p>
      <text:p text:style-name="Preformatted_20_Text"><text:bookmark text:name="line153"/>&lt;td&gt;&lt;a href="<text:a xlink:type="simple" xlink:href="view-source:https://fr.wikipedia.org/wiki/Parti_républicain-démocrate" text:style-name="Internet_20_link" text:visited-style-name="Visited_20_Internet_20_Link">/wiki/Parti_r%C3%A9publicain-d%C3%A9mocrate</text:a>" title="Parti républicain-démocrate"&gt;Républicain-&lt;br /&gt;démocrate&lt;/a&gt;</text:p>
      <text:p text:style-name="Preformatted_20_Text"><text:bookmark text:name="line154"/>&lt;/td&gt;</text:p>
      <text:p text:style-name="Preformatted_20_Text"><text:bookmark text:name="line155"/>&lt;td&gt;C'est l'un des Pères de l'indépendance et le principal rédacteur de la &lt;a href="<text:a xlink:type="simple" xlink:href="view-source:https://fr.wikipedia.org/wiki/Déclaration_d%27indépendance_des_États-Unis" text:style-name="Internet_20_link" text:visited-style-name="Visited_20_Internet_20_Link">/wiki/D%C3%A9claration_d%27ind%C3%A9pendance_des_%C3%89tats-Unis</text:a>" title="Déclaration d&amp;#39;indépendance des États-Unis"&gt;Déclaration d'indépendance&lt;/a&gt;. Il fut pendant plusieurs années ambassadeur des États-Unis auprès de la France. Membre du Parti républicain-démocrate, vice-président de John Adams, il est élu contre &lt;a href="<text:a xlink:type="simple" xlink:href="view-source:https://fr.wikipedia.org/wiki/Aaron_Burr" text:style-name="Internet_20_link" text:visited-style-name="Visited_20_Internet_20_Link">/wiki/Aaron_Burr</text:a>" title="Aaron Burr"&gt;Aaron Burr&lt;/a&gt; au &lt;a href="<text:a xlink:type="simple" xlink:href="view-source:https://fr.wikipedia.org/wiki/Élection_présidentielle_américaine_de_1800" text:style-name="Internet_20_link" text:visited-style-name="Visited_20_Internet_20_Link">/wiki/%C3%89lection_pr%C3%A9sidentielle_am%C3%A9ricaine_de_1800</text:a>" title="Élection présidentielle américaine de 1800"&gt;&lt;abbr class="abbr" title="Trente-sixième"&gt;36&lt;sup&gt;e&lt;/sup&gt;&lt;/abbr&gt;&amp;#160;tour de scrutin&lt;/a&gt; à la &lt;a href="<text:a xlink:type="simple" xlink:href="view-source:https://fr.wikipedia.org/wiki/Chambre_des_représentants_des_États-Unis" text:style-name="Internet_20_link" text:visited-style-name="Visited_20_Internet_20_Link">/wiki/Chambre_des_repr%C3%A9sentants_des_%C3%89tats-Unis</text:a>" title="Chambre des représentants des États-Unis"&gt;Chambre des représentants&lt;/a&gt;, réalisant la première alternance de l'histoire des États-Unis. Sous sa présidence, les États-Unis procèdent à l'&lt;a href="<text:a xlink:type="simple" xlink:href="view-source:https://fr.wikipedia.org/wiki/Vente_de_la_Louisiane" text:style-name="Internet_20_link" text:visited-style-name="Visited_20_Internet_20_Link">/wiki/Vente_de_la_Louisiane</text:a>" title="Vente de la Louisiane"&gt;achat de la Louisiane&lt;/a&gt; à la France en 1803. Il entretient une relation ambiguë avec l'esclavage (il possède des esclaves dans sa propriété de &lt;a href="<text:a xlink:type="simple" xlink:href="view-source:https://fr.wikipedia.org/wiki/Monticello_(Virginie)" text:style-name="Internet_20_link" text:visited-style-name="Visited_20_Internet_20_Link">/wiki/Monticello_(Virginie)</text:a>" title="Monticello (Virginie)"&gt;Monticello&lt;/a&gt; en Virginie).</text:p>
      <text:p text:style-name="Preformatted_20_Text"><text:bookmark text:name="line156"/>&lt;/td&gt;&lt;/tr&gt;</text:p>
      <text:p text:style-name="Preformatted_20_Text"><text:bookmark text:name="line157"/>&lt;tr&gt;</text:p>
      <text:p text:style-name="Preformatted_20_Text"><text:bookmark text:name="line158"/>&lt;td style="background-color: #34C924"&gt;&lt;b&gt;4&lt;/b&gt;</text:p>
      <text:p text:style-name="Preformatted_20_Text"><text:bookmark text:name="line159"/>&lt;/td&gt;</text:p>
      <text:p text:style-name="Preformatted_20_Text"><text:bookmark text:name="line160"/>&lt;td&gt;&lt;b&gt;&lt;a href="<text:a xlink:type="simple" xlink:href="view-source:https://fr.wikipedia.org/wiki/James_Madison" text:style-name="Internet_20_link" text:visited-style-name="Visited_20_Internet_20_Link">/wiki/James_Madison</text:a>" title="James Madison"&gt;James Madison&lt;/a&gt;&lt;/b&gt;</text:p>
      <text:p text:style-name="Preformatted_20_Text"><text:bookmark text:name="line161"/>&lt;/td&gt;</text:p>
      <text:p text:style-name="Preformatted_20_Text"><text:bookmark text:name="line162"/>&lt;td&gt;&lt;a href="<text:a xlink:type="simple" xlink:href="view-source:https://fr.wikipedia.org/wiki/Fichier:James_Madison.jpg" text:style-name="Internet_20_link" text:visited-style-name="Visited_20_Internet_20_Link">/wiki/Fichier:James_Madison.jpg</text:a>" class="image"&gt;&lt;img alt="James Madison.jpg" src="<text:a xlink:type="simple" xlink:href="view-source:https://upload.wikimedia.org/wikipedia/commons/thumb/1/1d/James_Madison.jpg/90px-James_Madison.jpg" text:style-name="Internet_20_link" text:visited-style-name="Visited_20_Internet_20_Link">//upload.wikimedia.org/wikipedia/commons/thumb/1/1d/James_Madison.jpg/90px-James_Madison.jpg</text:a>" width="90" height="110" srcset="//upload.wikimedia.org/wikipedia/commons/thumb/1/1d/James_Madison.jpg/135px-James_Madison.jpg 1.5x, //upload.wikimedia.org/wikipedia/commons/thumb/1/1d/James_Madison.jpg/180px-James_Madison.jpg 2x" data-file-width="2465" data-file-height="3000" /&gt;&lt;/a&gt;</text:p>
      <text:p text:style-name="Preformatted_20_Text"><text:bookmark text:name="line163"/>&lt;/td&gt;</text:p>
      <text:p text:style-name="Preformatted_20_Text"><text:bookmark text:name="line164"/>&lt;td&gt;&lt;time class="nowrap date-lien" datetime="1809-03-04" data-sort-value="1809-03-04"&gt;&lt;a href="<text:a xlink:type="simple" xlink:href="view-source:https://fr.wikipedia.org/wiki/4_mars" text:style-name="Internet_20_link" text:visited-style-name="Visited_20_Internet_20_Link">/wiki/4_mars</text:a>" title="4 mars"&gt;4&lt;/a&gt; &lt;a href="<text:a xlink:type="simple" xlink:href="view-source:https://fr.wikipedia.org/wiki/Mars_1809" text:style-name="Internet_20_link" text:visited-style-name="Visited_20_Internet_20_Link">/wiki/Mars_1809</text:a>" title="Mars 1809"&gt;mars&lt;/a&gt; &lt;a href="<text:a xlink:type="simple" xlink:href="view-source:https://fr.wikipedia.org/wiki/1809" text:style-name="Internet_20_link" text:visited-style-name="Visited_20_Internet_20_Link">/wiki/1809</text:a>" title="1809"&gt;1809&lt;/a&gt;&lt;/time&gt;</text:p>
      <text:p text:style-name="Preformatted_20_Text"><text:bookmark text:name="line165"/>&lt;/td&gt;</text:p>
      <text:p text:style-name="Preformatted_20_Text"><text:bookmark text:name="line166"/>&lt;td&gt;&lt;time class="nowrap date-lien" datetime="1817-03-04" data-sort-value="1817-03-04"&gt;&lt;a href="<text:a xlink:type="simple" xlink:href="view-source:https://fr.wikipedia.org/wiki/4_mars" text:style-name="Internet_20_link" text:visited-style-name="Visited_20_Internet_20_Link">/wiki/4_mars</text:a>" title="4 mars"&gt;4&lt;/a&gt; &lt;a href="<text:a xlink:type="simple" xlink:href="view-source:https://fr.wikipedia.org/wiki/Mars_1817" text:style-name="Internet_20_link" text:visited-style-name="Visited_20_Internet_20_Link">/wiki/Mars_1817</text:a>" title="Mars 1817"&gt;mars&lt;/a&gt; &lt;a href="<text:a xlink:type="simple" xlink:href="view-source:https://fr.wikipedia.org/wiki/1817" text:style-name="Internet_20_link" text:visited-style-name="Visited_20_Internet_20_Link">/wiki/1817</text:a>" title="1817"&gt;1817&lt;/a&gt;&lt;/time&gt;</text:p>
      <text:p text:style-name="Preformatted_20_Text"><text:bookmark text:name="line167"/>&lt;/td&gt;</text:p>
      <text:p text:style-name="Preformatted_20_Text"><text:bookmark text:name="line168"/><text:soft-page-break/>&lt;td&gt;&lt;span data-sort-value="&amp;amp;&amp;amp;&amp;amp;&amp;amp;&amp;amp;&amp;amp;&amp;amp;&amp;amp;&amp;amp;&amp;amp;&amp;amp;02922" class="datasortkey"&gt;8&amp;#160;ans&lt;/span&gt;</text:p>
      <text:p text:style-name="Preformatted_20_Text"><text:bookmark text:name="line169"/>&lt;/td&gt;</text:p>
      <text:p text:style-name="Preformatted_20_Text"><text:bookmark text:name="line170"/>&lt;td&gt;Fin de mandat</text:p>
      <text:p text:style-name="Preformatted_20_Text"><text:bookmark text:name="line171"/>&lt;/td&gt;</text:p>
      <text:p text:style-name="Preformatted_20_Text"><text:bookmark text:name="line172"/>&lt;td&gt;&lt;a href="<text:a xlink:type="simple" xlink:href="view-source:https://fr.wikipedia.org/wiki/Parti_républicain-démocrate" text:style-name="Internet_20_link" text:visited-style-name="Visited_20_Internet_20_Link">/wiki/Parti_r%C3%A9publicain-d%C3%A9mocrate</text:a>" title="Parti républicain-démocrate"&gt;Républicain-&lt;br /&gt;démocrate&lt;/a&gt;</text:p>
      <text:p text:style-name="Preformatted_20_Text"><text:bookmark text:name="line173"/>&lt;/td&gt;</text:p>
      <text:p text:style-name="Preformatted_20_Text"><text:bookmark text:name="line174"/>&lt;td&gt;Un des auteurs de la Constitution, &lt;a href="<text:a xlink:type="simple" xlink:href="view-source:https://fr.wikipedia.org/wiki/Secrétaire_d%27État" text:style-name="Internet_20_link" text:visited-style-name="Visited_20_Internet_20_Link">/wiki/Secr%C3%A9taire_d%27%C3%89tat</text:a>" title="Secrétaire d&amp;#39;État"&gt;Secrétaire d'État&lt;/a&gt; sous Jefferson, il est &lt;a href="<text:a xlink:type="simple" xlink:href="view-source:https://fr.wikipedia.org/wiki/Élection_présidentielle_américaine_de_1808" text:style-name="Internet_20_link" text:visited-style-name="Visited_20_Internet_20_Link">/wiki/%C3%89lection_pr%C3%A9sidentielle_am%C3%A9ricaine_de_1808</text:a>" title="Élection présidentielle américaine de 1808"&gt;élu en 1808&lt;/a&gt; en partie sur son habileté diplomatique à une période où la France et le Royaume-Uni sont prêts à faire la guerre aux États-Unis. Il fut &lt;a href="<text:a xlink:type="simple" xlink:href="view-source:https://fr.wikipedia.org/wiki/Élection_présidentielle_américaine_de_1812" text:style-name="Internet_20_link" text:visited-style-name="Visited_20_Internet_20_Link">/wiki/%C3%89lection_pr%C3%A9sidentielle_am%C3%A9ricaine_de_1812</text:a>" title="Élection présidentielle américaine de 1812"&gt;réélu en 1812&lt;/a&gt; contre le candidat républicain démocrate dissident &lt;a href="<text:a xlink:type="simple" xlink:href="view-source:https://fr.wikipedia.org/wiki/DeWitt_Clinton" text:style-name="Internet_20_link" text:visited-style-name="Visited_20_Internet_20_Link">/wiki/DeWitt_Clinton</text:a>" title="DeWitt Clinton"&gt;DeWitt Clinton&lt;/a&gt; alors que le pays est en &lt;a href="<text:a xlink:type="simple" xlink:href="view-source:https://fr.wikipedia.org/wiki/Guerre_anglo-américaine_de_1812" text:style-name="Internet_20_link" text:visited-style-name="Visited_20_Internet_20_Link">/wiki/Guerre_anglo-am%C3%A9ricaine_de_1812</text:a>" title="Guerre anglo-américaine de 1812"&gt;guerre avec le Royaume-Uni&lt;/a&gt;, guerre qui dura de 1812 à 1814, soldée par un &lt;a href="<text:a xlink:type="simple" xlink:href="view-source:https://fr.wikipedia.org/wiki/Statu_quo_ante_bellum" text:style-name="Internet_20_link" text:visited-style-name="Visited_20_Internet_20_Link">/wiki/Statu_quo_ante_bellum</text:a>" title="Statu quo ante bellum"&gt;statu quo ante bellum&lt;/a&gt;.</text:p>
      <text:p text:style-name="Preformatted_20_Text"><text:bookmark text:name="line175"/>&lt;/td&gt;&lt;/tr&gt;</text:p>
      <text:p text:style-name="Preformatted_20_Text"><text:bookmark text:name="line176"/>&lt;tr&gt;</text:p>
      <text:p text:style-name="Preformatted_20_Text"><text:bookmark text:name="line177"/>&lt;td style="background-color: #34C924"&gt;&lt;b&gt;5&lt;/b&gt;</text:p>
      <text:p text:style-name="Preformatted_20_Text"><text:bookmark text:name="line178"/>&lt;/td&gt;</text:p>
      <text:p text:style-name="Preformatted_20_Text"><text:bookmark text:name="line179"/>&lt;td&gt;&lt;b&gt;&lt;a href="<text:a xlink:type="simple" xlink:href="view-source:https://fr.wikipedia.org/wiki/James_Monroe" text:style-name="Internet_20_link" text:visited-style-name="Visited_20_Internet_20_Link">/wiki/James_Monroe</text:a>" title="James Monroe"&gt;James Monroe&lt;/a&gt;&lt;/b&gt;</text:p>
      <text:p text:style-name="Preformatted_20_Text"><text:bookmark text:name="line180"/>&lt;/td&gt;</text:p>
      <text:p text:style-name="Preformatted_20_Text"><text:bookmark text:name="line181"/>&lt;td&gt;&lt;a href="<text:a xlink:type="simple" xlink:href="view-source:https://fr.wikipedia.org/wiki/Fichier:James_Monroe_White_House_portrait_1819.gif" text:style-name="Internet_20_link" text:visited-style-name="Visited_20_Internet_20_Link">/wiki/Fichier:James_Monroe_White_House_portrait_1819.gif</text:a>" class="image"&gt;&lt;img alt="James Monroe White House portrait 1819.gif" src="<text:a xlink:type="simple" xlink:href="view-source:https://upload.wikimedia.org/wikipedia/commons/thumb/9/95/James_Monroe_White_House_portrait_1819.gif/90px-James_Monroe_White_House_portrait_1819.gif" text:style-name="Internet_20_link" text:visited-style-name="Visited_20_Internet_20_Link">//upload.wikimedia.org/wikipedia/commons/thumb/9/95/James_Monroe_White_House_portrait_1819.gif/90px-James_Monroe_White_House_portrait_1819.gif</text:a>" width="90" height="108" srcset="//upload.wikimedia.org/wikipedia/commons/thumb/9/95/James_Monroe_White_House_portrait_1819.gif/135px-James_Monroe_White_House_portrait_1819.gif 1.5x, //upload.wikimedia.org/wikipedia/commons/thumb/9/95/James_Monroe_White_House_portrait_1819.gif/180px-James_Monroe_White_House_portrait_1819.gif 2x" data-file-width="2491" data-file-height="3000" /&gt;&lt;/a&gt;</text:p>
      <text:p text:style-name="Preformatted_20_Text"><text:bookmark text:name="line182"/>&lt;/td&gt;</text:p>
      <text:p text:style-name="Preformatted_20_Text"><text:bookmark text:name="line183"/>&lt;td&gt;&lt;time class="nowrap date-lien" datetime="1817-03-04" data-sort-value="1817-03-04"&gt;&lt;a href="<text:a xlink:type="simple" xlink:href="view-source:https://fr.wikipedia.org/wiki/4_mars" text:style-name="Internet_20_link" text:visited-style-name="Visited_20_Internet_20_Link">/wiki/4_mars</text:a>" title="4 mars"&gt;4&lt;/a&gt; &lt;a href="<text:a xlink:type="simple" xlink:href="view-source:https://fr.wikipedia.org/wiki/Mars_1817" text:style-name="Internet_20_link" text:visited-style-name="Visited_20_Internet_20_Link">/wiki/Mars_1817</text:a>" title="Mars 1817"&gt;mars&lt;/a&gt; &lt;a href="<text:a xlink:type="simple" xlink:href="view-source:https://fr.wikipedia.org/wiki/1817" text:style-name="Internet_20_link" text:visited-style-name="Visited_20_Internet_20_Link">/wiki/1817</text:a>" title="1817"&gt;1817&lt;/a&gt;&lt;/time&gt;</text:p>
      <text:p text:style-name="Preformatted_20_Text"><text:bookmark text:name="line184"/>&lt;/td&gt;</text:p>
      <text:p text:style-name="Preformatted_20_Text"><text:bookmark text:name="line185"/>&lt;td&gt;&lt;time class="nowrap date-lien" datetime="1825-03-04" data-sort-value="1825-03-04"&gt;&lt;a href="<text:a xlink:type="simple" xlink:href="view-source:https://fr.wikipedia.org/wiki/4_mars" text:style-name="Internet_20_link" text:visited-style-name="Visited_20_Internet_20_Link">/wiki/4_mars</text:a>" title="4 mars"&gt;4&lt;/a&gt; &lt;a href="<text:a xlink:type="simple" xlink:href="view-source:https://fr.wikipedia.org/wiki/Mars_1825" text:style-name="Internet_20_link" text:visited-style-name="Visited_20_Internet_20_Link">/wiki/Mars_1825</text:a>" title="Mars 1825"&gt;mars&lt;/a&gt; &lt;a href="<text:a xlink:type="simple" xlink:href="view-source:https://fr.wikipedia.org/wiki/1825" text:style-name="Internet_20_link" text:visited-style-name="Visited_20_Internet_20_Link">/wiki/1825</text:a>" title="1825"&gt;1825&lt;/a&gt;&lt;/time&gt;</text:p>
      <text:p text:style-name="Preformatted_20_Text"><text:bookmark text:name="line186"/>&lt;/td&gt;</text:p>
      <text:p text:style-name="Preformatted_20_Text"><text:bookmark text:name="line187"/>&lt;td&gt;&lt;span data-sort-value="&amp;amp;&amp;amp;&amp;amp;&amp;amp;&amp;amp;&amp;amp;&amp;amp;&amp;amp;&amp;amp;&amp;amp;&amp;amp;02922" class="datasortkey"&gt;8&amp;#160;ans&lt;/span&gt;</text:p>
      <text:p text:style-name="Preformatted_20_Text"><text:bookmark text:name="line188"/>&lt;/td&gt;</text:p>
      <text:p text:style-name="Preformatted_20_Text"><text:bookmark text:name="line189"/>&lt;td&gt;Fin de mandat</text:p>
      <text:p text:style-name="Preformatted_20_Text"><text:bookmark text:name="line190"/>&lt;/td&gt;</text:p>
      <text:p text:style-name="Preformatted_20_Text"><text:bookmark text:name="line191"/>&lt;td&gt;&lt;a href="<text:a xlink:type="simple" xlink:href="view-source:https://fr.wikipedia.org/wiki/Parti_républicain-démocrate" text:style-name="Internet_20_link" text:visited-style-name="Visited_20_Internet_20_Link">/wiki/Parti_r%C3%A9publicain-d%C3%A9mocrate</text:a>" title="Parti républicain-démocrate"&gt;Républicain-&lt;br /&gt;démocrate&lt;/a&gt;</text:p>
      <text:p text:style-name="Preformatted_20_Text"><text:bookmark text:name="line192"/>&lt;/td&gt;</text:p>
      <text:p text:style-name="Preformatted_20_Text"><text:bookmark text:name="line193"/>&lt;td&gt;Triomphe définitif du Parti républicain-démocrate&amp;#160;: sans opposant, il est &lt;a href="<text:a xlink:type="simple" xlink:href="view-source:https://fr.wikipedia.org/wiki/Élection_présidentielle_américaine_de_1820" text:style-name="Internet_20_link" text:visited-style-name="Visited_20_Internet_20_Link">/wiki/%C3%89lection_pr%C3%A9sidentielle_am%C3%A9ricaine_de_1820</text:a>" title="Élection présidentielle américaine de 1820"&gt;réélu en 1820&lt;/a&gt; à l'unanimité <text:soft-page-break/>moins une voix du &lt;a href="<text:a xlink:type="simple" xlink:href="view-source:https://fr.wikipedia.org/wiki/Collège_électoral_des_États-Unis" text:style-name="Internet_20_link" text:visited-style-name="Visited_20_Internet_20_Link">/wiki/Coll%C3%A8ge_%C3%A9lectoral_des_%C3%89tats-Unis</text:a>" title="Collège électoral des États-Unis"&gt;collège des grands électeurs&lt;/a&gt;. Il est le concepteur de la &lt;a href="<text:a xlink:type="simple" xlink:href="view-source:https://fr.wikipedia.org/wiki/Doctrine_Monroe" text:style-name="Internet_20_link" text:visited-style-name="Visited_20_Internet_20_Link">/wiki/Doctrine_Monroe</text:a>" title="Doctrine Monroe"&gt;doctrine Monroe&lt;/a&gt;, à l'origine de l'&lt;a href="<text:a xlink:type="simple" xlink:href="view-source:https://fr.wikipedia.org/wiki/Isolationnisme" text:style-name="Internet_20_link" text:visited-style-name="Visited_20_Internet_20_Link">/wiki/Isolationnisme</text:a>" title="Isolationnisme"&gt;isolationnisme&lt;/a&gt; américain et de la réduction de l'influence politique des puissances européennes (Grande-Bretagne, Espagne, France...) sur le continent américain.</text:p>
      <text:p text:style-name="Preformatted_20_Text"><text:bookmark text:name="line194"/>&lt;/td&gt;&lt;/tr&gt;</text:p>
      <text:p text:style-name="Preformatted_20_Text"><text:bookmark text:name="line195"/>&lt;tr&gt;</text:p>
      <text:p text:style-name="Preformatted_20_Text"><text:bookmark text:name="line196"/>&lt;td style="background-color: #34C924"&gt;&lt;b&gt;6&lt;/b&gt;</text:p>
      <text:p text:style-name="Preformatted_20_Text"><text:bookmark text:name="line197"/>&lt;/td&gt;</text:p>
      <text:p text:style-name="Preformatted_20_Text"><text:bookmark text:name="line198"/>&lt;td&gt;&lt;b&gt;&lt;a href="<text:a xlink:type="simple" xlink:href="view-source:https://fr.wikipedia.org/wiki/John_Q._Adams" text:style-name="Internet_20_link" text:visited-style-name="Visited_20_Internet_20_Link">/wiki/John_Q._Adams</text:a>" class="mw-redirect" title="John Q. Adams"&gt;John Q. Adams&lt;/a&gt;&lt;/b&gt;</text:p>
      <text:p text:style-name="Preformatted_20_Text"><text:bookmark text:name="line199"/>&lt;/td&gt;</text:p>
      <text:p text:style-name="Preformatted_20_Text"><text:bookmark text:name="line200"/>&lt;td&gt;&lt;a href="<text:a xlink:type="simple" xlink:href="view-source:https://fr.wikipedia.org/wiki/Fichier:John_Q._Adams.jpg" text:style-name="Internet_20_link" text:visited-style-name="Visited_20_Internet_20_Link">/wiki/Fichier:John_Q._Adams.jpg</text:a>" class="image"&gt;&lt;img alt="John Q. Adams.jpg" src="<text:a xlink:type="simple" xlink:href="view-source:https://upload.wikimedia.org/wikipedia/commons/thumb/f/f0/John_Q._Adams.jpg/90px-John_Q._Adams.jpg" text:style-name="Internet_20_link" text:visited-style-name="Visited_20_Internet_20_Link">//upload.wikimedia.org/wikipedia/commons/thumb/f/f0/John_Q._Adams.jpg/90px-John_Q._Adams.jpg</text:a>" width="90" height="118" srcset="//upload.wikimedia.org/wikipedia/commons/thumb/f/f0/John_Q._Adams.jpg/135px-John_Q._Adams.jpg 1.5x, //upload.wikimedia.org/wikipedia/commons/thumb/f/f0/John_Q._Adams.jpg/180px-John_Q._Adams.jpg 2x" data-file-width="2579" data-file-height="3386" /&gt;&lt;/a&gt;</text:p>
      <text:p text:style-name="Preformatted_20_Text"><text:bookmark text:name="line201"/>&lt;/td&gt;</text:p>
      <text:p text:style-name="Preformatted_20_Text"><text:bookmark text:name="line202"/>&lt;td&gt;&lt;time class="nowrap date-lien" datetime="1825-03-04" data-sort-value="1825-03-04"&gt;&lt;a href="<text:a xlink:type="simple" xlink:href="view-source:https://fr.wikipedia.org/wiki/4_mars" text:style-name="Internet_20_link" text:visited-style-name="Visited_20_Internet_20_Link">/wiki/4_mars</text:a>" title="4 mars"&gt;4&lt;/a&gt; &lt;a href="<text:a xlink:type="simple" xlink:href="view-source:https://fr.wikipedia.org/wiki/Mars_1825" text:style-name="Internet_20_link" text:visited-style-name="Visited_20_Internet_20_Link">/wiki/Mars_1825</text:a>" title="Mars 1825"&gt;mars&lt;/a&gt; &lt;a href="<text:a xlink:type="simple" xlink:href="view-source:https://fr.wikipedia.org/wiki/1825" text:style-name="Internet_20_link" text:visited-style-name="Visited_20_Internet_20_Link">/wiki/1825</text:a>" title="1825"&gt;1825&lt;/a&gt;&lt;/time&gt;</text:p>
      <text:p text:style-name="Preformatted_20_Text"><text:bookmark text:name="line203"/>&lt;/td&gt;</text:p>
      <text:p text:style-name="Preformatted_20_Text"><text:bookmark text:name="line204"/>&lt;td&gt;&lt;time class="nowrap date-lien" datetime="1829-03-04" data-sort-value="1829-03-04"&gt;&lt;a href="<text:a xlink:type="simple" xlink:href="view-source:https://fr.wikipedia.org/wiki/4_mars" text:style-name="Internet_20_link" text:visited-style-name="Visited_20_Internet_20_Link">/wiki/4_mars</text:a>" title="4 mars"&gt;4&lt;/a&gt; &lt;a href="<text:a xlink:type="simple" xlink:href="view-source:https://fr.wikipedia.org/wiki/Mars_1829" text:style-name="Internet_20_link" text:visited-style-name="Visited_20_Internet_20_Link">/wiki/Mars_1829</text:a>" title="Mars 1829"&gt;mars&lt;/a&gt; &lt;a href="<text:a xlink:type="simple" xlink:href="view-source:https://fr.wikipedia.org/wiki/1829" text:style-name="Internet_20_link" text:visited-style-name="Visited_20_Internet_20_Link">/wiki/1829</text:a>" title="1829"&gt;1829&lt;/a&gt;&lt;/time&gt;</text:p>
      <text:p text:style-name="Preformatted_20_Text"><text:bookmark text:name="line205"/>&lt;/td&gt;</text:p>
      <text:p text:style-name="Preformatted_20_Text"><text:bookmark text:name="line206"/>&lt;td&gt;&lt;span data-sort-value="&amp;amp;&amp;amp;&amp;amp;&amp;amp;&amp;amp;&amp;amp;&amp;amp;&amp;amp;&amp;amp;&amp;amp;&amp;amp;01461" class="datasortkey"&gt;4&amp;#160;ans&lt;/span&gt;</text:p>
      <text:p text:style-name="Preformatted_20_Text"><text:bookmark text:name="line207"/>&lt;/td&gt;</text:p>
      <text:p text:style-name="Preformatted_20_Text"><text:bookmark text:name="line208"/>&lt;td&gt;Fin de mandat</text:p>
      <text:p text:style-name="Preformatted_20_Text"><text:bookmark text:name="line209"/>&lt;/td&gt;</text:p>
      <text:p text:style-name="Preformatted_20_Text"><text:bookmark text:name="line210"/>&lt;td&gt;&lt;a href="<text:a xlink:type="simple" xlink:href="view-source:https://fr.wikipedia.org/wiki/Parti_républicain-démocrate" text:style-name="Internet_20_link" text:visited-style-name="Visited_20_Internet_20_Link">/wiki/Parti_r%C3%A9publicain-d%C3%A9mocrate</text:a>" title="Parti républicain-démocrate"&gt;Républicain-&lt;br /&gt;démocrate&lt;/a&gt;</text:p>
      <text:p text:style-name="Preformatted_20_Text"><text:bookmark text:name="line211"/>&lt;/td&gt;</text:p>
      <text:p text:style-name="Preformatted_20_Text"><text:bookmark text:name="line212"/>&lt;td&gt;Fils du deuxième président, John Adams, il &lt;a href="<text:a xlink:type="simple" xlink:href="view-source:https://fr.wikipedia.org/wiki/Élection_présidentielle_américaine_de_1824" text:style-name="Internet_20_link" text:visited-style-name="Visited_20_Internet_20_Link">/wiki/%C3%89lection_pr%C3%A9sidentielle_am%C3%A9ricaine_de_1824</text:a>" title="Élection présidentielle américaine de 1824"&gt;est élu par le Congrès&lt;/a&gt; (aucun candidat n'avait obtenu la majorité absolue) face à &lt;a href="<text:a xlink:type="simple" xlink:href="view-source:https://fr.wikipedia.org/wiki/Andrew_Jackson" text:style-name="Internet_20_link" text:visited-style-name="Visited_20_Internet_20_Link">/wiki/Andrew_Jackson</text:a>" title="Andrew Jackson"&gt;Andrew Jackson&lt;/a&gt;, puis échouera face à celui-ci &lt;a href="<text:a xlink:type="simple" xlink:href="view-source:https://fr.wikipedia.org/wiki/Élection_présidentielle_américaine_de_1828" text:style-name="Internet_20_link" text:visited-style-name="Visited_20_Internet_20_Link">/wiki/%C3%89lection_pr%C3%A9sidentielle_am%C3%A9ricaine_de_1828</text:a>" title="Élection présidentielle américaine de 1828"&gt;en 1828&lt;/a&gt;. Il était un adversaire acharné de l'esclavage des Noirs.</text:p>
      <text:p text:style-name="Preformatted_20_Text"><text:bookmark text:name="line213"/>&lt;/td&gt;&lt;/tr&gt;</text:p>
      <text:p text:style-name="Preformatted_20_Text"><text:bookmark text:name="line214"/>&lt;tr&gt;</text:p>
      <text:p text:style-name="Preformatted_20_Text"><text:bookmark text:name="line215"/>&lt;td style="background-color: #2C75FF"&gt;&lt;b&gt;7&lt;/b&gt;</text:p>
      <text:p text:style-name="Preformatted_20_Text"><text:bookmark text:name="line216"/>&lt;/td&gt;</text:p>
      <text:p text:style-name="Preformatted_20_Text"><text:bookmark text:name="line217"/>&lt;td&gt;&lt;b&gt;&lt;a href="<text:a xlink:type="simple" xlink:href="view-source:https://fr.wikipedia.org/wiki/Andrew_Jackson" text:style-name="Internet_20_link" text:visited-style-name="Visited_20_Internet_20_Link">/wiki/Andrew_Jackson</text:a>" title="Andrew Jackson"&gt;Andrew Jackson&lt;/a&gt;&lt;/b&gt;</text:p>
      <text:p text:style-name="Preformatted_20_Text"><text:bookmark text:name="line218"/>&lt;/td&gt;</text:p>
      <text:p text:style-name="Preformatted_20_Text"><text:bookmark text:name="line219"/>&lt;td&gt;&lt;a href="<text:a xlink:type="simple" xlink:href="view-source:https://fr.wikipedia.org/wiki/Fichier:Andrew_jackson_head.jpg" text:style-name="Internet_20_link" text:visited-style-name="Visited_20_Internet_20_Link">/wiki/Fichier:Andrew_jackson_head.jpg</text:a>" class="image"&gt;&lt;img alt="Andrew jackson head.jpg" src="<text:a xlink:type="simple" xlink:href="view-source:https://upload.wikimedia.org/wikipedia/commons/thumb/4/43/Andrew_jackson_head.jpg/90px-Andrew_jackson_head.jpg" text:style-name="Internet_20_link" text:visited-style-name="Visited_20_Internet_20_Link">//upload.wikimedia.org/wikipedia/commons/thumb/4/43/Andrew_jackson_head.jpg/90px-Andrew_jackson_head.jpg</text:a>" width="90" height="109" srcset="//upload.wikimedia.org/wikipedia/commons/thumb/4/43/Andrew_jackson_head.jpg<text:soft-page-break/>/135px-Andrew_jackson_head.jpg 1.5x, //upload.wikimedia.org/wikipedia/commons/thumb/4/43/Andrew_jackson_head.jpg/180px-Andrew_jackson_head.jpg 2x" data-file-width="2472" data-file-height="3000" /&gt;&lt;/a&gt;</text:p>
      <text:p text:style-name="Preformatted_20_Text"><text:bookmark text:name="line220"/>&lt;/td&gt;</text:p>
      <text:p text:style-name="Preformatted_20_Text"><text:bookmark text:name="line221"/>&lt;td&gt;&lt;time class="nowrap date-lien" datetime="1829-03-04" data-sort-value="1829-03-04"&gt;&lt;a href="<text:a xlink:type="simple" xlink:href="view-source:https://fr.wikipedia.org/wiki/4_mars" text:style-name="Internet_20_link" text:visited-style-name="Visited_20_Internet_20_Link">/wiki/4_mars</text:a>" title="4 mars"&gt;4&lt;/a&gt; &lt;a href="<text:a xlink:type="simple" xlink:href="view-source:https://fr.wikipedia.org/wiki/Mars_1829" text:style-name="Internet_20_link" text:visited-style-name="Visited_20_Internet_20_Link">/wiki/Mars_1829</text:a>" title="Mars 1829"&gt;mars&lt;/a&gt; &lt;a href="<text:a xlink:type="simple" xlink:href="view-source:https://fr.wikipedia.org/wiki/1829" text:style-name="Internet_20_link" text:visited-style-name="Visited_20_Internet_20_Link">/wiki/1829</text:a>" title="1829"&gt;1829&lt;/a&gt;&lt;/time&gt;</text:p>
      <text:p text:style-name="Preformatted_20_Text"><text:bookmark text:name="line222"/>&lt;/td&gt;</text:p>
      <text:p text:style-name="Preformatted_20_Text"><text:bookmark text:name="line223"/>&lt;td&gt;&lt;time class="nowrap date-lien" datetime="1837-03-04" data-sort-value="1837-03-04"&gt;&lt;a href="<text:a xlink:type="simple" xlink:href="view-source:https://fr.wikipedia.org/wiki/4_mars" text:style-name="Internet_20_link" text:visited-style-name="Visited_20_Internet_20_Link">/wiki/4_mars</text:a>" title="4 mars"&gt;4&lt;/a&gt; &lt;a href="<text:a xlink:type="simple" xlink:href="view-source:https://fr.wikipedia.org/wiki/Mars_1837" text:style-name="Internet_20_link" text:visited-style-name="Visited_20_Internet_20_Link">/wiki/Mars_1837</text:a>" title="Mars 1837"&gt;mars&lt;/a&gt; &lt;a href="<text:a xlink:type="simple" xlink:href="view-source:https://fr.wikipedia.org/wiki/1837" text:style-name="Internet_20_link" text:visited-style-name="Visited_20_Internet_20_Link">/wiki/1837</text:a>" title="1837"&gt;1837&lt;/a&gt;&lt;/time&gt;</text:p>
      <text:p text:style-name="Preformatted_20_Text"><text:bookmark text:name="line224"/>&lt;/td&gt;</text:p>
      <text:p text:style-name="Preformatted_20_Text"><text:bookmark text:name="line225"/>&lt;td&gt;&lt;span data-sort-value="&amp;amp;&amp;amp;&amp;amp;&amp;amp;&amp;amp;&amp;amp;&amp;amp;&amp;amp;&amp;amp;&amp;amp;&amp;amp;02922" class="datasortkey"&gt;8&amp;#160;ans&lt;/span&gt;</text:p>
      <text:p text:style-name="Preformatted_20_Text"><text:bookmark text:name="line226"/>&lt;/td&gt;</text:p>
      <text:p text:style-name="Preformatted_20_Text"><text:bookmark text:name="line227"/>&lt;td&gt;Fin de mandat</text:p>
      <text:p text:style-name="Preformatted_20_Text"><text:bookmark text:name="line228"/>&lt;/td&gt;</text:p>
      <text:p text:style-name="Preformatted_20_Text"><text:bookmark text:name="line229"/>&lt;td&gt;&lt;a href="<text:a xlink:type="simple" xlink:href="view-source:https://fr.wikipedia.org/wiki/Parti_démocrate_(États-Unis)" text:style-name="Internet_20_link" text:visited-style-name="Visited_20_Internet_20_Link">/wiki/Parti_d%C3%A9mocrate_(%C3%89tats-Unis)</text:a>" title="Parti démocrate (États-Unis)"&gt;Démocrate&lt;/a&gt;</text:p>
      <text:p text:style-name="Preformatted_20_Text"><text:bookmark text:name="line230"/>&lt;/td&gt;</text:p>
      <text:p text:style-name="Preformatted_20_Text"><text:bookmark text:name="line231"/>&lt;td&gt;Major général, vainqueur de la &lt;a href="<text:a xlink:type="simple" xlink:href="view-source:https://fr.wikipedia.org/wiki/Bataille_de_la_Nouvelle-Orléans" text:style-name="Internet_20_link" text:visited-style-name="Visited_20_Internet_20_Link">/wiki/Bataille_de_la_Nouvelle-Orl%C3%A9ans</text:a>" class="mw-redirect" title="Bataille de la Nouvelle-Orléans"&gt;bataille de la Nouvelle-Orléans&lt;/a&gt; (Chalmette) en 1815. Il obtient la majorité des voix en 1824, mais ne parvient pas à obtenir la majorité absolue et échoue au Congrès face à &lt;a href="<text:a xlink:type="simple" xlink:href="view-source:https://fr.wikipedia.org/wiki/John_Q._Adams" text:style-name="Internet_20_link" text:visited-style-name="Visited_20_Internet_20_Link">/wiki/John_Q._Adams</text:a>" class="mw-redirect" title="John Q. Adams"&gt;John Q. Adams&lt;/a&gt;. &lt;a href="<text:a xlink:type="simple" xlink:href="view-source:https://fr.wikipedia.org/wiki/Élection_présidentielle_américaine_de_1828" text:style-name="Internet_20_link" text:visited-style-name="Visited_20_Internet_20_Link">/wiki/%C3%89lection_pr%C3%A9sidentielle_am%C3%A9ricaine_de_1828</text:a>" title="Élection présidentielle américaine de 1828"&gt;En 1828&lt;/a&gt;, il affronte de nouveau celui-ci et le bat à une large majorité. Premier président démocrate, il a renforcé la démocratie aux États-Unis. Sa mémoire est cependant ternie par son soutien très actif à la &lt;a href="<text:a xlink:type="simple" xlink:href="view-source:https://fr.wikipedia.org/wiki/Politique_indienne_du_gouvernement_américain" text:style-name="Internet_20_link" text:visited-style-name="Visited_20_Internet_20_Link">/wiki/Politique_indienne_du_gouvernement_am%C3%A9ricain</text:a>" title="Politique indienne du gouvernement américain"&gt;déportation des Amérindiens&lt;/a&gt; à l'ouest du Mississippi et à l'esclavage des Noirs.</text:p>
      <text:p text:style-name="Preformatted_20_Text"><text:bookmark text:name="line232"/>&lt;/td&gt;&lt;/tr&gt;</text:p>
      <text:p text:style-name="Preformatted_20_Text"><text:bookmark text:name="line233"/>&lt;tr&gt;</text:p>
      <text:p text:style-name="Preformatted_20_Text"><text:bookmark text:name="line234"/>&lt;td style="background-color: #2C75FF"&gt;&lt;b&gt;8&lt;/b&gt;</text:p>
      <text:p text:style-name="Preformatted_20_Text"><text:bookmark text:name="line235"/>&lt;/td&gt;</text:p>
      <text:p text:style-name="Preformatted_20_Text"><text:bookmark text:name="line236"/>&lt;td&gt;&lt;b&gt;&lt;a href="<text:a xlink:type="simple" xlink:href="view-source:https://fr.wikipedia.org/wiki/Martin_Van_Buren" text:style-name="Internet_20_link" text:visited-style-name="Visited_20_Internet_20_Link">/wiki/Martin_Van_Buren</text:a>" title="Martin Van Buren"&gt;Martin Van Buren&lt;/a&gt;&lt;/b&gt;</text:p>
      <text:p text:style-name="Preformatted_20_Text"><text:bookmark text:name="line237"/>&lt;/td&gt;</text:p>
      <text:p text:style-name="Preformatted_20_Text"><text:bookmark text:name="line238"/>&lt;td&gt;&lt;a href="<text:a xlink:type="simple" xlink:href="view-source:https://fr.wikipedia.org/wiki/Fichier:Martin_Van_Buren_by_Mathew_Brady_c1855-58.jpg" text:style-name="Internet_20_link" text:visited-style-name="Visited_20_Internet_20_Link">/wiki/Fichier:Martin_Van_Buren_by_Mathew_Brady_c1855-58.jpg</text:a>" class="image"&gt;&lt;img alt="Martin Van Buren by Mathew Brady c1855-58.jpg" src="<text:a xlink:type="simple" xlink:href="view-source:https://upload.wikimedia.org/wikipedia/commons/thumb/1/1f/Martin_Van_Buren_by_Mathew_Brady_c1855-58.jpg/90px-Martin_Van_Buren_by_Mathew_Brady_c1855-58.jpg" text:style-name="Internet_20_link" text:visited-style-name="Visited_20_Internet_20_Link">//upload.wikimedia.org/wikipedia/commons/thumb/1/1f/Martin_Van_Buren_by_Mathew_Brady_c1855-58.jpg/90px-Martin_Van_Buren_by_Mathew_Brady_c1855-58.jpg</text:a>" width="90" height="113" srcset="//upload.wikimedia.org/wikipedia/commons/thumb/1/1f/Martin_Van_Buren_by_Mathew_Brady_c1855-58.jpg/135px-Martin_Van_Buren_by_Mathew_Brady_c1855-58.jpg 1.5x, //upload.wikimedia.org/wikipedia/commons/thumb/1/1f/Martin_Van_Buren_by_Mathew_Brady_c1855-58.jpg/180px-Martin_Van_Buren_by_Mathew_Brady_c1855-58.jpg 2x" data-file-width="2988" data-file-height="3742" /&gt;&lt;/a&gt;</text:p>
      <text:p text:style-name="Preformatted_20_Text"><text:bookmark text:name="line239"/>&lt;/td&gt;</text:p>
      <text:p text:style-name="Preformatted_20_Text"><text:bookmark text:name="line240"/>&lt;td&gt;&lt;time class="nowrap date-lien" datetime="1837-03-04" data-sort-value="1837-03-04"&gt;&lt;a href="<text:a xlink:type="simple" xlink:href="view-source:https://fr.wikipedia.org/wiki/4_mars" text:style-name="Internet_20_link" text:visited-style-name="Visited_20_Internet_20_Link">/wiki/4_mars</text:a>" title="4 mars"&gt;4&lt;/a&gt; &lt;a href="<text:a xlink:type="simple" xlink:href="view-source:https://fr.wikipedia.org/wiki/Mars_1837" text:style-name="Internet_20_link" text:visited-style-name="Visited_20_Internet_20_Link">/wiki/Mars_1837</text:a>" title="Mars 1837"&gt;mars&lt;/a&gt; &lt;a href="<text:a xlink:type="simple" xlink:href="view-source:https://fr.wikipedia.org/wiki/1837" text:style-name="Internet_20_link" text:visited-style-name="Visited_20_Internet_20_Link">/wiki/1837</text:a>" title="1837"&gt;1837&lt;/a&gt;&lt;/time&gt;</text:p>
      <text:p text:style-name="Preformatted_20_Text"><text:bookmark text:name="line241"/>&lt;/td&gt;</text:p>
      <text:p text:style-name="Preformatted_20_Text"><text:bookmark text:name="line242"/>&lt;td&gt;&lt;time class="nowrap date-lien" datetime="1841-03-04" data-sort-value="1841-03-04"&gt;&lt;a href="<text:a xlink:type="simple" xlink:href="view-source:https://fr.wikipedia.org/wiki/4_mars" text:style-name="Internet_20_link" text:visited-style-name="Visited_20_Internet_20_Link">/wiki/4_mars</text:a>" title="4 mars"&gt;4&lt;/a&gt; &lt;a href="<text:a xlink:type="simple" xlink:href="view-source:https://fr.wikipedia.org/wiki/Mars_1841" text:style-name="Internet_20_link" text:visited-style-name="Visited_20_Internet_20_Link">/wiki/Mars_1841</text:a>" title="Mars 1841"&gt;mars&lt;/a&gt; &lt;a href="<text:a xlink:type="simple" xlink:href="view-source:https://fr.wikipedia.org/wiki/1841" text:style-name="Internet_20_link" text:visited-style-name="Visited_20_Internet_20_Link">/wiki/1841</text:a>" title="1841"&gt;1841&lt;/a&gt;&lt;/time&gt;</text:p>
      <text:p text:style-name="Preformatted_20_Text"><text:bookmark text:name="line243"/><text:soft-page-break/>&lt;/td&gt;</text:p>
      <text:p text:style-name="Preformatted_20_Text"><text:bookmark text:name="line244"/>&lt;td&gt;&lt;span data-sort-value="&amp;amp;&amp;amp;&amp;amp;&amp;amp;&amp;amp;&amp;amp;&amp;amp;&amp;amp;&amp;amp;&amp;amp;&amp;amp;01461" class="datasortkey"&gt;4&amp;#160;ans&lt;/span&gt;</text:p>
      <text:p text:style-name="Preformatted_20_Text"><text:bookmark text:name="line245"/>&lt;/td&gt;</text:p>
      <text:p text:style-name="Preformatted_20_Text"><text:bookmark text:name="line246"/>&lt;td&gt;Fin de mandat</text:p>
      <text:p text:style-name="Preformatted_20_Text"><text:bookmark text:name="line247"/>&lt;/td&gt;</text:p>
      <text:p text:style-name="Preformatted_20_Text"><text:bookmark text:name="line248"/>&lt;td&gt;&lt;a href="<text:a xlink:type="simple" xlink:href="view-source:https://fr.wikipedia.org/wiki/Parti_démocrate_(États-Unis)" text:style-name="Internet_20_link" text:visited-style-name="Visited_20_Internet_20_Link">/wiki/Parti_d%C3%A9mocrate_(%C3%89tats-Unis)</text:a>" title="Parti démocrate (États-Unis)"&gt;Démocrate&lt;/a&gt;</text:p>
      <text:p text:style-name="Preformatted_20_Text"><text:bookmark text:name="line249"/>&lt;/td&gt;</text:p>
      <text:p text:style-name="Preformatted_20_Text"><text:bookmark text:name="line250"/>&lt;td&gt;Vice-président d'Andrew Jackson lors de son second mandat, il est &lt;a href="<text:a xlink:type="simple" xlink:href="view-source:https://fr.wikipedia.org/wiki/Élection_présidentielle_américaine_de_1836" text:style-name="Internet_20_link" text:visited-style-name="Visited_20_Internet_20_Link">/wiki/%C3%89lection_pr%C3%A9sidentielle_am%C3%A9ricaine_de_1836</text:a>" title="Élection présidentielle américaine de 1836"&gt;élu en 1836&lt;/a&gt; face à 4 candidats dont 3 présentés par le &lt;a href="<text:a xlink:type="simple" xlink:href="view-source:https://fr.wikipedia.org/wiki/Parti_whig_(États-Unis)" text:style-name="Internet_20_link" text:visited-style-name="Visited_20_Internet_20_Link">/wiki/Parti_whig_(%C3%89tats-Unis)</text:a>" title="Parti whig (États-Unis)"&gt;Parti whig&lt;/a&gt;, nouveau parti américain. Il est partisan d'un rôle minimal de l'État dans l'économie. Il est confronté à la &lt;a href="<text:a xlink:type="simple" xlink:href="view-source:https://fr.wikipedia.org/wiki/Crise_de_1837" text:style-name="Internet_20_link" text:visited-style-name="Visited_20_Internet_20_Link">/wiki/Crise_de_1837</text:a>" class="mw-redirect" title="Crise de 1837"&gt;crise économique de 1837&lt;/a&gt; et évite un conflit avec l'&lt;a href="<text:a xlink:type="simple" xlink:href="view-source:https://fr.wikipedia.org/wiki/Empire_britannique" text:style-name="Internet_20_link" text:visited-style-name="Visited_20_Internet_20_Link">/wiki/Empire_britannique</text:a>" title="Empire britannique"&gt;Empire britannique&lt;/a&gt;. Il est le premier président à être né citoyen américain (ses prédécesseurs étaient nés sujets britanniques) et le premier d'ascendance non britannique, mais hollandaise en l'occurrence.</text:p>
      <text:p text:style-name="Preformatted_20_Text"><text:bookmark text:name="line251"/>&lt;/td&gt;&lt;/tr&gt;</text:p>
      <text:p text:style-name="Preformatted_20_Text"><text:bookmark text:name="line252"/>&lt;tr&gt;</text:p>
      <text:p text:style-name="Preformatted_20_Text"><text:bookmark text:name="line253"/>&lt;td style="background-color: #F6DC12"&gt;&lt;b&gt;9&lt;/b&gt;</text:p>
      <text:p text:style-name="Preformatted_20_Text"><text:bookmark text:name="line254"/>&lt;/td&gt;</text:p>
      <text:p text:style-name="Preformatted_20_Text"><text:bookmark text:name="line255"/>&lt;td&gt;&lt;b&gt;&lt;a href="<text:a xlink:type="simple" xlink:href="view-source:https://fr.wikipedia.org/wiki/William_H._Harrison" text:style-name="Internet_20_link" text:visited-style-name="Visited_20_Internet_20_Link">/wiki/William_H._Harrison</text:a>" class="mw-redirect" title="William H. Harrison"&gt;William H. Harrison&lt;/a&gt;&lt;/b&gt;</text:p>
      <text:p text:style-name="Preformatted_20_Text"><text:bookmark text:name="line256"/>&lt;/td&gt;</text:p>
      <text:p text:style-name="Preformatted_20_Text"><text:bookmark text:name="line257"/>&lt;td&gt;&lt;a href="<text:a xlink:type="simple" xlink:href="view-source:https://fr.wikipedia.org/wiki/Fichier:William_Henry_Harrison_by_James_Reid_Lambdin,_1835.jpg" text:style-name="Internet_20_link" text:visited-style-name="Visited_20_Internet_20_Link">/wiki/Fichier:William_Henry_Harrison_by_James_Reid_Lambdin,_1835.jpg</text:a>" class="image"&gt;&lt;img alt="William Henry Harrison by James Reid Lambdin, 1835.jpg" src="<text:a xlink:type="simple" xlink:href="view-source:https://upload.wikimedia.org/wikipedia/commons/thumb/d/d3/William_Henry_Harrison_by_James_Reid_Lambdin%2C_1835.jpg/90px-William_Henry_Harrison_by_James_Reid_Lambdin%2C_1835.jpg" text:style-name="Internet_20_link" text:visited-style-name="Visited_20_Internet_20_Link">//upload.wikimedia.org/wikipedia/commons/thumb/d/d3/William_Henry_Harrison_by_James_Reid_Lambdin%2C_1835.jpg/90px-William_Henry_Harrison_by_James_Reid_Lambdin%2C_1835.jpg</text:a>" width="90" height="109" srcset="//upload.wikimedia.org/wikipedia/commons/thumb/d/d3/William_Henry_Harrison_by_James_Reid_Lambdin%2C_1835.jpg/135px-William_Henry_Harrison_by_James_Reid_Lambdin%2C_1835.jpg 1.5x, //upload.wikimedia.org/wikipedia/commons/thumb/d/d3/William_Henry_Harrison_by_James_Reid_Lambdin%2C_1835.jpg/180px-William_Henry_Harrison_by_James_Reid_Lambdin%2C_1835.jpg 2x" data-file-width="2488" data-file-height="3000" /&gt;&lt;/a&gt;</text:p>
      <text:p text:style-name="Preformatted_20_Text"><text:bookmark text:name="line258"/>&lt;/td&gt;</text:p>
      <text:p text:style-name="Preformatted_20_Text"><text:bookmark text:name="line259"/>&lt;td&gt;&lt;time class="nowrap date-lien" datetime="1841-03-04" data-sort-value="1841-03-04"&gt;&lt;a href="<text:a xlink:type="simple" xlink:href="view-source:https://fr.wikipedia.org/wiki/4_mars" text:style-name="Internet_20_link" text:visited-style-name="Visited_20_Internet_20_Link">/wiki/4_mars</text:a>" title="4 mars"&gt;4&lt;/a&gt; &lt;a href="<text:a xlink:type="simple" xlink:href="view-source:https://fr.wikipedia.org/wiki/Mars_1841" text:style-name="Internet_20_link" text:visited-style-name="Visited_20_Internet_20_Link">/wiki/Mars_1841</text:a>" title="Mars 1841"&gt;mars&lt;/a&gt; &lt;a href="<text:a xlink:type="simple" xlink:href="view-source:https://fr.wikipedia.org/wiki/1841" text:style-name="Internet_20_link" text:visited-style-name="Visited_20_Internet_20_Link">/wiki/1841</text:a>" title="1841"&gt;1841&lt;/a&gt;&lt;/time&gt;</text:p>
      <text:p text:style-name="Preformatted_20_Text"><text:bookmark text:name="line260"/>&lt;/td&gt;</text:p>
      <text:p text:style-name="Preformatted_20_Text"><text:bookmark text:name="line261"/>&lt;td&gt;&lt;time class="nowrap date-lien" datetime="1841-04-04" data-sort-value="1841-04-04"&gt;&lt;a href="<text:a xlink:type="simple" xlink:href="view-source:https://fr.wikipedia.org/wiki/4_avril" text:style-name="Internet_20_link" text:visited-style-name="Visited_20_Internet_20_Link">/wiki/4_avril</text:a>" title="4 avril"&gt;4&lt;/a&gt; &lt;a href="<text:a xlink:type="simple" xlink:href="view-source:https://fr.wikipedia.org/wiki/Avril_1841" text:style-name="Internet_20_link" text:visited-style-name="Visited_20_Internet_20_Link">/wiki/Avril_1841</text:a>" title="Avril 1841"&gt;avril&lt;/a&gt; &lt;a href="<text:a xlink:type="simple" xlink:href="view-source:https://fr.wikipedia.org/wiki/1841" text:style-name="Internet_20_link" text:visited-style-name="Visited_20_Internet_20_Link">/wiki/1841</text:a>" title="1841"&gt;1841&lt;/a&gt;&lt;/time&gt;</text:p>
      <text:p text:style-name="Preformatted_20_Text"><text:bookmark text:name="line262"/>&lt;/td&gt;</text:p>
      <text:p text:style-name="Preformatted_20_Text"><text:bookmark text:name="line263"/>&lt;td&gt;&lt;span data-sort-value="&amp;amp;&amp;amp;&amp;amp;&amp;amp;&amp;amp;&amp;amp;&amp;amp;&amp;amp;&amp;amp;&amp;amp;&amp;amp;&amp;amp;&amp;amp;031" class="datasortkey"&gt;1&amp;#160;mois&lt;/span&gt;</text:p>
      <text:p text:style-name="Preformatted_20_Text"><text:bookmark text:name="line264"/>&lt;/td&gt;</text:p>
      <text:p text:style-name="Preformatted_20_Text"><text:bookmark text:name="line265"/>&lt;td&gt;Décès</text:p>
      <text:p text:style-name="Preformatted_20_Text"><text:bookmark text:name="line266"/>&lt;/td&gt;</text:p>
      <text:p text:style-name="Preformatted_20_Text"><text:bookmark text:name="line267"/>&lt;td&gt;&lt;a href="<text:a xlink:type="simple" xlink:href="view-source:https://fr.wikipedia.org/wiki/Parti_whig_(États-Unis)" text:style-name="Internet_20_link" text:visited-style-name="Visited_20_Internet_20_Link">/wiki/Parti_whig_(%C3%89tats-Unis)</text:a>" title="Parti whig (États-Unis)"&gt;Whig&lt;/a&gt;</text:p>
      <text:p text:style-name="Preformatted_20_Text"><text:bookmark text:name="line268"/>&lt;/td&gt;</text:p>
      <text:p text:style-name="Preformatted_20_Text"><text:bookmark text:name="line269"/><text:soft-page-break/>&lt;td&gt;Major général qui s'est illustré durant la &lt;a href="<text:a xlink:type="simple" xlink:href="view-source:https://fr.wikipedia.org/wiki/Bataille_de_la_rivière_Thames" text:style-name="Internet_20_link" text:visited-style-name="Visited_20_Internet_20_Link">/wiki/Bataille_de_la_rivi%C3%A8re_Thames</text:a>" title="Bataille de la rivière Thames"&gt;bataille de la rivière Thames&lt;/a&gt;, ancien gouverneur du territoire de l'Indiana et sénateur de l'Ohio, partisan de l'&lt;a href="<text:a xlink:type="simple" xlink:href="view-source:https://fr.wikipedia.org/wiki/Esclavage" text:style-name="Internet_20_link" text:visited-style-name="Visited_20_Internet_20_Link">/wiki/Esclavage</text:a>" title="Esclavage"&gt;esclavage&lt;/a&gt;, c'est le premier président issu des rangs du &lt;a href="<text:a xlink:type="simple" xlink:href="view-source:https://fr.wikipedia.org/wiki/Parti_whig_(États-Unis)" text:style-name="Internet_20_link" text:visited-style-name="Visited_20_Internet_20_Link">/wiki/Parti_whig_(%C3%89tats-Unis)</text:a>" title="Parti whig (États-Unis)"&gt;parti Whig&lt;/a&gt;. À peine un mois après le début de son mandat, il meurt d'une &lt;a href="<text:a xlink:type="simple" xlink:href="view-source:https://fr.wikipedia.org/wiki/Pleurésie" text:style-name="Internet_20_link" text:visited-style-name="Visited_20_Internet_20_Link">/wiki/Pleur%C3%A9sie</text:a>" title="Pleurésie"&gt;pleurésie&lt;/a&gt; contractée lors de son discours d'investiture dans un froid glacial.</text:p>
      <text:p text:style-name="Preformatted_20_Text"><text:bookmark text:name="line270"/>&lt;/td&gt;&lt;/tr&gt;</text:p>
      <text:p text:style-name="Preformatted_20_Text"><text:bookmark text:name="line271"/>&lt;tr&gt;</text:p>
      <text:p text:style-name="Preformatted_20_Text"><text:bookmark text:name="line272"/>&lt;td style="background-color: #DDDDDD"&gt;&lt;b&gt;10&lt;/b&gt;</text:p>
      <text:p text:style-name="Preformatted_20_Text"><text:bookmark text:name="line273"/>&lt;/td&gt;</text:p>
      <text:p text:style-name="Preformatted_20_Text"><text:bookmark text:name="line274"/>&lt;td&gt;&lt;b&gt;&lt;a href="<text:a xlink:type="simple" xlink:href="view-source:https://fr.wikipedia.org/wiki/John_Tyler" text:style-name="Internet_20_link" text:visited-style-name="Visited_20_Internet_20_Link">/wiki/John_Tyler</text:a>" title="John Tyler"&gt;John Tyler&lt;/a&gt;&lt;/b&gt;</text:p>
      <text:p text:style-name="Preformatted_20_Text"><text:bookmark text:name="line275"/>&lt;/td&gt;</text:p>
      <text:p text:style-name="Preformatted_20_Text"><text:bookmark text:name="line276"/>&lt;td&gt;&lt;a href="<text:a xlink:type="simple" xlink:href="view-source:https://fr.wikipedia.org/wiki/Fichier:Tyler_Daguerreotype_crop_(restoration).jpg" text:style-name="Internet_20_link" text:visited-style-name="Visited_20_Internet_20_Link">/wiki/Fichier:Tyler_Daguerreotype_crop_(restoration).jpg</text:a>" class="image"&gt;&lt;img alt="Tyler Daguerreotype crop (restoration).jpg" src="<text:a xlink:type="simple" xlink:href="view-source:https://upload.wikimedia.org/wikipedia/commons/thumb/2/2f/Tyler_Daguerreotype_crop_%28restoration%29.jpg/90px-Tyler_Daguerreotype_crop_%28restoration%29.jpg" text:style-name="Internet_20_link" text:visited-style-name="Visited_20_Internet_20_Link">//upload.wikimedia.org/wikipedia/commons/thumb/2/2f/Tyler_Daguerreotype_crop_%28restoration%29.jpg/90px-Tyler_Daguerreotype_crop_%28restoration%29.jpg</text:a>" width="90" height="117" srcset="//upload.wikimedia.org/wikipedia/commons/thumb/2/2f/Tyler_Daguerreotype_crop_%28restoration%29.jpg/135px-Tyler_Daguerreotype_crop_%28restoration%29.jpg 1.5x, //upload.wikimedia.org/wikipedia/commons/thumb/2/2f/Tyler_Daguerreotype_crop_%28restoration%29.jpg/180px-Tyler_Daguerreotype_crop_%28restoration%29.jpg 2x" data-file-width="750" data-file-height="972" /&gt;&lt;/a&gt;</text:p>
      <text:p text:style-name="Preformatted_20_Text"><text:bookmark text:name="line277"/>&lt;/td&gt;</text:p>
      <text:p text:style-name="Preformatted_20_Text"><text:bookmark text:name="line278"/>&lt;td&gt;&lt;time class="nowrap date-lien" datetime="1841-04-04" data-sort-value="1841-04-04"&gt;&lt;a href="<text:a xlink:type="simple" xlink:href="view-source:https://fr.wikipedia.org/wiki/4_avril" text:style-name="Internet_20_link" text:visited-style-name="Visited_20_Internet_20_Link">/wiki/4_avril</text:a>" title="4 avril"&gt;4&lt;/a&gt; &lt;a href="<text:a xlink:type="simple" xlink:href="view-source:https://fr.wikipedia.org/wiki/Avril_1841" text:style-name="Internet_20_link" text:visited-style-name="Visited_20_Internet_20_Link">/wiki/Avril_1841</text:a>" title="Avril 1841"&gt;avril&lt;/a&gt; &lt;a href="<text:a xlink:type="simple" xlink:href="view-source:https://fr.wikipedia.org/wiki/1841" text:style-name="Internet_20_link" text:visited-style-name="Visited_20_Internet_20_Link">/wiki/1841</text:a>" title="1841"&gt;1841&lt;/a&gt;&lt;/time&gt;</text:p>
      <text:p text:style-name="Preformatted_20_Text"><text:bookmark text:name="line279"/>&lt;/td&gt;</text:p>
      <text:p text:style-name="Preformatted_20_Text"><text:bookmark text:name="line280"/>&lt;td&gt;&lt;time class="nowrap date-lien" datetime="1845-03-04" data-sort-value="1845-03-04"&gt;&lt;a href="<text:a xlink:type="simple" xlink:href="view-source:https://fr.wikipedia.org/wiki/4_mars" text:style-name="Internet_20_link" text:visited-style-name="Visited_20_Internet_20_Link">/wiki/4_mars</text:a>" title="4 mars"&gt;4&lt;/a&gt; &lt;a href="<text:a xlink:type="simple" xlink:href="view-source:https://fr.wikipedia.org/wiki/Mars_1845" text:style-name="Internet_20_link" text:visited-style-name="Visited_20_Internet_20_Link">/wiki/Mars_1845</text:a>" title="Mars 1845"&gt;mars&lt;/a&gt; &lt;a href="<text:a xlink:type="simple" xlink:href="view-source:https://fr.wikipedia.org/wiki/1845" text:style-name="Internet_20_link" text:visited-style-name="Visited_20_Internet_20_Link">/wiki/1845</text:a>" title="1845"&gt;1845&lt;/a&gt;&lt;/time&gt;</text:p>
      <text:p text:style-name="Preformatted_20_Text"><text:bookmark text:name="line281"/>&lt;/td&gt;</text:p>
      <text:p text:style-name="Preformatted_20_Text"><text:bookmark text:name="line282"/>&lt;td&gt;&lt;span data-sort-value="&amp;amp;&amp;amp;&amp;amp;&amp;amp;&amp;amp;&amp;amp;&amp;amp;&amp;amp;&amp;amp;&amp;amp;&amp;amp;01430" class="datasortkey"&gt;3&amp;#160;ans et 11&amp;#160;mois&lt;/span&gt;</text:p>
      <text:p text:style-name="Preformatted_20_Text"><text:bookmark text:name="line283"/>&lt;/td&gt;</text:p>
      <text:p text:style-name="Preformatted_20_Text"><text:bookmark text:name="line284"/>&lt;td&gt;Fin de mandat</text:p>
      <text:p text:style-name="Preformatted_20_Text"><text:bookmark text:name="line285"/>&lt;/td&gt;</text:p>
      <text:p text:style-name="Preformatted_20_Text"><text:bookmark text:name="line286"/>&lt;td&gt;&lt;a href="<text:a xlink:type="simple" xlink:href="view-source:https://fr.wikipedia.org/wiki/Sans_étiquette" text:style-name="Internet_20_link" text:visited-style-name="Visited_20_Internet_20_Link">/wiki/Sans_%C3%A9tiquette</text:a>" title="Sans étiquette"&gt;Indépendant&lt;/a&gt;</text:p>
      <text:p text:style-name="Preformatted_20_Text"><text:bookmark text:name="line287"/>&lt;/td&gt;</text:p>
      <text:p text:style-name="Preformatted_20_Text"><text:bookmark text:name="line288"/>&lt;td&gt;Ancien démocrate, il s'oppose au programme de son prédécesseur et sera la cause de la défaite des Whigs en &lt;a href="<text:a xlink:type="simple" xlink:href="view-source:https://fr.wikipedia.org/wiki/Élection_présidentielle_américaine_de_1844" text:style-name="Internet_20_link" text:visited-style-name="Visited_20_Internet_20_Link">/wiki/%C3%89lection_pr%C3%A9sidentielle_am%C3%A9ricaine_de_1844</text:a>" title="Élection présidentielle américaine de 1844"&gt;1844&lt;/a&gt;. Il est le premier vice-président à succéder à un président défunt. Il fit voter la réunion du Texas au territoire américain en 1845.</text:p>
      <text:p text:style-name="Preformatted_20_Text"><text:bookmark text:name="line289"/>&lt;/td&gt;&lt;/tr&gt;</text:p>
      <text:p text:style-name="Preformatted_20_Text"><text:bookmark text:name="line290"/>&lt;tr&gt;</text:p>
      <text:p text:style-name="Preformatted_20_Text"><text:bookmark text:name="line291"/>&lt;td style="background-color: #2C75FF"&gt;&lt;b&gt;11&lt;/b&gt;</text:p>
      <text:p text:style-name="Preformatted_20_Text"><text:bookmark text:name="line292"/>&lt;/td&gt;</text:p>
      <text:p text:style-name="Preformatted_20_Text"><text:bookmark text:name="line293"/>&lt;td&gt;&lt;b&gt;&lt;a href="<text:a xlink:type="simple" xlink:href="view-source:https://fr.wikipedia.org/wiki/James_K._Polk" text:style-name="Internet_20_link" text:visited-style-name="Visited_20_Internet_20_Link">/wiki/James_K._Polk</text:a>" title="James K. Polk"&gt;James K. Polk&lt;/a&gt;&lt;/b&gt;</text:p>
      <text:p text:style-name="Preformatted_20_Text"><text:bookmark text:name="line294"/>&lt;/td&gt;</text:p>
      <text:p text:style-name="Preformatted_20_Text"><text:bookmark text:name="line295"/>&lt;td&gt;&lt;a href="<text:a xlink:type="simple" xlink:href="view-source:https://fr.wikipedia.org/wiki/Fichier:Polkpolk.jpg" text:style-name="Internet_20_link" text:visited-style-name="Visited_20_Internet_20_Link">/wiki/Fichier:Polkpolk.jpg</text:a>" class="image"&gt;&lt;img alt="Polkpolk.jpg" src="<text:a xlink:type="simple" xlink:href="view-source:https://upload.wikimedia.org/wikipedia/commons/thumb/b/be/Polkpolk.jpg/90px-Polkpolk.jpg" text:style-name="Internet_20_link" text:visited-style-name="Visited_20_Internet_20_Link">//upload.wikimedia.org/wikipedia/commons/thumb/b/be/Polkpolk.jpg/90px-Polkpolk.jpg</text:a>" width="90" height="120" srcset="//upload.wikimedia.org/wikipedia/commons/thumb/b/be/Polkpolk.jpg/135px-Polkpolk.jpg 1.5x, <text:soft-page-break/>//upload.wikimedia.org/wikipedia/commons/thumb/b/be/Polkpolk.jpg/180px-Polkpolk.jpg 2x" data-file-width="448" data-file-height="597" /&gt;&lt;/a&gt;</text:p>
      <text:p text:style-name="Preformatted_20_Text"><text:bookmark text:name="line296"/>&lt;/td&gt;</text:p>
      <text:p text:style-name="Preformatted_20_Text"><text:bookmark text:name="line297"/>&lt;td&gt;&lt;time class="nowrap date-lien" datetime="1845-03-04" data-sort-value="1845-03-04"&gt;&lt;a href="<text:a xlink:type="simple" xlink:href="view-source:https://fr.wikipedia.org/wiki/4_mars" text:style-name="Internet_20_link" text:visited-style-name="Visited_20_Internet_20_Link">/wiki/4_mars</text:a>" title="4 mars"&gt;4&lt;/a&gt; &lt;a href="<text:a xlink:type="simple" xlink:href="view-source:https://fr.wikipedia.org/wiki/Mars_1845" text:style-name="Internet_20_link" text:visited-style-name="Visited_20_Internet_20_Link">/wiki/Mars_1845</text:a>" title="Mars 1845"&gt;mars&lt;/a&gt; &lt;a href="<text:a xlink:type="simple" xlink:href="view-source:https://fr.wikipedia.org/wiki/1845" text:style-name="Internet_20_link" text:visited-style-name="Visited_20_Internet_20_Link">/wiki/1845</text:a>" title="1845"&gt;1845&lt;/a&gt;&lt;/time&gt;</text:p>
      <text:p text:style-name="Preformatted_20_Text"><text:bookmark text:name="line298"/>&lt;/td&gt;</text:p>
      <text:p text:style-name="Preformatted_20_Text"><text:bookmark text:name="line299"/>&lt;td&gt;&lt;time class="nowrap date-lien" datetime="1849-03-04" data-sort-value="1849-03-04"&gt;&lt;a href="<text:a xlink:type="simple" xlink:href="view-source:https://fr.wikipedia.org/wiki/4_mars" text:style-name="Internet_20_link" text:visited-style-name="Visited_20_Internet_20_Link">/wiki/4_mars</text:a>" title="4 mars"&gt;4&lt;/a&gt; &lt;a href="<text:a xlink:type="simple" xlink:href="view-source:https://fr.wikipedia.org/wiki/Mars_1849" text:style-name="Internet_20_link" text:visited-style-name="Visited_20_Internet_20_Link">/wiki/Mars_1849</text:a>" title="Mars 1849"&gt;mars&lt;/a&gt; &lt;a href="<text:a xlink:type="simple" xlink:href="view-source:https://fr.wikipedia.org/wiki/1849" text:style-name="Internet_20_link" text:visited-style-name="Visited_20_Internet_20_Link">/wiki/1849</text:a>" title="1849"&gt;1849&lt;/a&gt;&lt;/time&gt;</text:p>
      <text:p text:style-name="Preformatted_20_Text"><text:bookmark text:name="line300"/>&lt;/td&gt;</text:p>
      <text:p text:style-name="Preformatted_20_Text"><text:bookmark text:name="line301"/>&lt;td&gt;&lt;span data-sort-value="&amp;amp;&amp;amp;&amp;amp;&amp;amp;&amp;amp;&amp;amp;&amp;amp;&amp;amp;&amp;amp;&amp;amp;&amp;amp;01461" class="datasortkey"&gt;4&amp;#160;ans&lt;/span&gt;</text:p>
      <text:p text:style-name="Preformatted_20_Text"><text:bookmark text:name="line302"/>&lt;/td&gt;</text:p>
      <text:p text:style-name="Preformatted_20_Text"><text:bookmark text:name="line303"/>&lt;td&gt;Fin de mandat</text:p>
      <text:p text:style-name="Preformatted_20_Text"><text:bookmark text:name="line304"/>&lt;/td&gt;</text:p>
      <text:p text:style-name="Preformatted_20_Text"><text:bookmark text:name="line305"/>&lt;td&gt;&lt;a href="<text:a xlink:type="simple" xlink:href="view-source:https://fr.wikipedia.org/wiki/Parti_démocrate_(États-Unis)" text:style-name="Internet_20_link" text:visited-style-name="Visited_20_Internet_20_Link">/wiki/Parti_d%C3%A9mocrate_(%C3%89tats-Unis)</text:a>" title="Parti démocrate (États-Unis)"&gt;Démocrate&lt;/a&gt;</text:p>
      <text:p text:style-name="Preformatted_20_Text"><text:bookmark text:name="line306"/>&lt;/td&gt;</text:p>
      <text:p text:style-name="Preformatted_20_Text"><text:bookmark text:name="line307"/>&lt;td&gt;La &lt;a href="<text:a xlink:type="simple" xlink:href="view-source:https://fr.wikipedia.org/wiki/Guerre_américano-mexicaine" text:style-name="Internet_20_link" text:visited-style-name="Visited_20_Internet_20_Link">/wiki/Guerre_am%C3%A9ricano-mexicaine</text:a>" title="Guerre américano-mexicaine"&gt;guerre américano-mexicaine&lt;/a&gt; et le partage du &lt;a href="<text:a xlink:type="simple" xlink:href="view-source:https://fr.wikipedia.org/wiki/Territoire_de_l%27Oregon" text:style-name="Internet_20_link" text:visited-style-name="Visited_20_Internet_20_Link">/wiki/Territoire_de_l%27Oregon</text:a>" title="Territoire de l&amp;#39;Oregon"&gt;territoire de l'Oregon&lt;/a&gt; avec l'Empire britannique donnent aux États-Unis son territoire actuel.</text:p>
      <text:p text:style-name="Preformatted_20_Text"><text:bookmark text:name="line308"/>&lt;/td&gt;&lt;/tr&gt;</text:p>
      <text:p text:style-name="Preformatted_20_Text"><text:bookmark text:name="line309"/>&lt;tr&gt;</text:p>
      <text:p text:style-name="Preformatted_20_Text"><text:bookmark text:name="line310"/>&lt;td style="background-color: #F6DC12"&gt;&lt;b&gt;12&lt;/b&gt;</text:p>
      <text:p text:style-name="Preformatted_20_Text"><text:bookmark text:name="line311"/>&lt;/td&gt;</text:p>
      <text:p text:style-name="Preformatted_20_Text"><text:bookmark text:name="line312"/>&lt;td&gt;&lt;b&gt;&lt;a href="<text:a xlink:type="simple" xlink:href="view-source:https://fr.wikipedia.org/wiki/Zachary_Taylor" text:style-name="Internet_20_link" text:visited-style-name="Visited_20_Internet_20_Link">/wiki/Zachary_Taylor</text:a>" title="Zachary Taylor"&gt;Zachary Taylor&lt;/a&gt;&lt;/b&gt;</text:p>
      <text:p text:style-name="Preformatted_20_Text"><text:bookmark text:name="line313"/>&lt;/td&gt;</text:p>
      <text:p text:style-name="Preformatted_20_Text"><text:bookmark text:name="line314"/>&lt;td&gt;&lt;a href="<text:a xlink:type="simple" xlink:href="view-source:https://fr.wikipedia.org/wiki/Fichier:Zachary_Taylor_restored_and_cropped.png" text:style-name="Internet_20_link" text:visited-style-name="Visited_20_Internet_20_Link">/wiki/Fichier:Zachary_Taylor_restored_and_cropped.png</text:a>" class="image"&gt;&lt;img alt="Zachary Taylor restored and cropped.png" src="<text:a xlink:type="simple" xlink:href="view-source:https://upload.wikimedia.org/wikipedia/commons/thumb/a/a6/Zachary_Taylor_restored_and_cropped.png/90px-Zachary_Taylor_restored_and_cropped.png" text:style-name="Internet_20_link" text:visited-style-name="Visited_20_Internet_20_Link">//upload.wikimedia.org/wikipedia/commons/thumb/a/a6/Zachary_Taylor_restored_and_cropped.png/90px-Zachary_Taylor_restored_and_cropped.png</text:a>" width="90" height="118" srcset="//upload.wikimedia.org/wikipedia/commons/thumb/a/a6/Zachary_Taylor_restored_and_cropped.png/135px-Zachary_Taylor_restored_and_cropped.png 1.5x, //upload.wikimedia.org/wikipedia/commons/thumb/a/a6/Zachary_Taylor_restored_and_cropped.png/180px-Zachary_Taylor_restored_and_cropped.png 2x" data-file-width="780" data-file-height="1026" /&gt;&lt;/a&gt;</text:p>
      <text:p text:style-name="Preformatted_20_Text"><text:bookmark text:name="line315"/>&lt;/td&gt;</text:p>
      <text:p text:style-name="Preformatted_20_Text"><text:bookmark text:name="line316"/>&lt;td&gt;&lt;time class="nowrap date-lien" datetime="1849-03-04" data-sort-value="1849-03-04"&gt;&lt;a href="<text:a xlink:type="simple" xlink:href="view-source:https://fr.wikipedia.org/wiki/4_mars" text:style-name="Internet_20_link" text:visited-style-name="Visited_20_Internet_20_Link">/wiki/4_mars</text:a>" title="4 mars"&gt;4&lt;/a&gt; &lt;a href="<text:a xlink:type="simple" xlink:href="view-source:https://fr.wikipedia.org/wiki/Mars_1849" text:style-name="Internet_20_link" text:visited-style-name="Visited_20_Internet_20_Link">/wiki/Mars_1849</text:a>" title="Mars 1849"&gt;mars&lt;/a&gt; &lt;a href="<text:a xlink:type="simple" xlink:href="view-source:https://fr.wikipedia.org/wiki/1849" text:style-name="Internet_20_link" text:visited-style-name="Visited_20_Internet_20_Link">/wiki/1849</text:a>" title="1849"&gt;1849&lt;/a&gt;&lt;/time&gt;</text:p>
      <text:p text:style-name="Preformatted_20_Text"><text:bookmark text:name="line317"/>&lt;/td&gt;</text:p>
      <text:p text:style-name="Preformatted_20_Text"><text:bookmark text:name="line318"/>&lt;td&gt;&lt;time class="nowrap date-lien" datetime="1850-07-09" data-sort-value="1850-07-09"&gt;&lt;a href="<text:a xlink:type="simple" xlink:href="view-source:https://fr.wikipedia.org/wiki/9_juillet" text:style-name="Internet_20_link" text:visited-style-name="Visited_20_Internet_20_Link">/wiki/9_juillet</text:a>" title="9 juillet"&gt;9&lt;/a&gt; &lt;a href="<text:a xlink:type="simple" xlink:href="view-source:https://fr.wikipedia.org/wiki/Juillet_1850" text:style-name="Internet_20_link" text:visited-style-name="Visited_20_Internet_20_Link">/wiki/Juillet_1850</text:a>" title="Juillet 1850"&gt;juillet&lt;/a&gt; &lt;a href="<text:a xlink:type="simple" xlink:href="view-source:https://fr.wikipedia.org/wiki/1850" text:style-name="Internet_20_link" text:visited-style-name="Visited_20_Internet_20_Link">/wiki/1850</text:a>" title="1850"&gt;1850&lt;/a&gt;&lt;/time&gt;</text:p>
      <text:p text:style-name="Preformatted_20_Text"><text:bookmark text:name="line319"/>&lt;/td&gt;</text:p>
      <text:p text:style-name="Preformatted_20_Text"><text:bookmark text:name="line320"/>&lt;td&gt;&lt;span data-sort-value="&amp;amp;&amp;amp;&amp;amp;&amp;amp;&amp;amp;&amp;amp;&amp;amp;&amp;amp;&amp;amp;&amp;amp;&amp;amp;&amp;amp;0492" class="datasortkey"&gt;1&amp;#160;an, 4&amp;#160;mois et 5&amp;#160;jours&lt;/span&gt;</text:p>
      <text:p text:style-name="Preformatted_20_Text"><text:bookmark text:name="line321"/>&lt;/td&gt;</text:p>
      <text:p text:style-name="Preformatted_20_Text"><text:bookmark text:name="line322"/>&lt;td&gt;Décès</text:p>
      <text:p text:style-name="Preformatted_20_Text"><text:bookmark text:name="line323"/>&lt;/td&gt;</text:p>
      <text:p text:style-name="Preformatted_20_Text"><text:bookmark text:name="line324"/>&lt;td&gt;&lt;a href="<text:a xlink:type="simple" xlink:href="view-source:https://fr.wikipedia.org/wiki/Parti_whig_(États-Unis)" text:style-name="Internet_20_link" text:visited-style-name="Visited_20_Internet_20_Link">/wiki/Parti_whig_(%C3%89tats-Unis)</text:a>" title="Parti whig (États-Unis)"&gt;Whig&lt;/a&gt;</text:p>
      <text:p text:style-name="Preformatted_20_Text"><text:bookmark text:name="line325"/>&lt;/td&gt;</text:p>
      <text:p text:style-name="Preformatted_20_Text"><text:bookmark text:name="line326"/><text:soft-page-break/>&lt;td&gt;Militaire de carrière (Major général) et propriétaire d'&lt;a href="<text:a xlink:type="simple" xlink:href="view-source:https://fr.wikipedia.org/wiki/Esclavage" text:style-name="Internet_20_link" text:visited-style-name="Visited_20_Internet_20_Link">/wiki/Esclavage</text:a>" title="Esclavage"&gt;esclaves&lt;/a&gt;, il signe un traité avec le &lt;a href="<text:a xlink:type="simple" xlink:href="view-source:https://fr.wikipedia.org/wiki/Royaume-Uni" text:style-name="Internet_20_link" text:visited-style-name="Visited_20_Internet_20_Link">/wiki/Royaume-Uni</text:a>" title="Royaume-Uni"&gt;Royaume-Uni&lt;/a&gt; pour l’ouverture d’un &lt;a href="<text:a xlink:type="simple" xlink:href="view-source:https://fr.wikipedia.org/wiki/Canal_(voie_d%27eau)" text:style-name="Internet_20_link" text:visited-style-name="Visited_20_Internet_20_Link">/wiki/Canal_(voie_d%27eau)</text:a>" title="Canal (voie d&amp;#39;eau)"&gt;canal&lt;/a&gt; en &lt;a href="<text:a xlink:type="simple" xlink:href="view-source:https://fr.wikipedia.org/wiki/Amérique_centrale" text:style-name="Internet_20_link" text:visited-style-name="Visited_20_Internet_20_Link">/wiki/Am%C3%A9rique_centrale</text:a>" title="Amérique centrale"&gt;Amérique centrale&lt;/a&gt;. L'admission de nouveaux États non esclavagistes modifie l'équilibre alors que Taylor propose au &lt;a href="<text:a xlink:type="simple" xlink:href="view-source:https://fr.wikipedia.org/wiki/Nouveau-Mexique" text:style-name="Internet_20_link" text:visited-style-name="Visited_20_Internet_20_Link">/wiki/Nouveau-Mexique</text:a>" title="Nouveau-Mexique"&gt;Nouveau-Mexique&lt;/a&gt; et à la &lt;a href="<text:a xlink:type="simple" xlink:href="view-source:https://fr.wikipedia.org/wiki/Californie" text:style-name="Internet_20_link" text:visited-style-name="Visited_20_Internet_20_Link">/wiki/Californie</text:a>" title="Californie"&gt;Californie&lt;/a&gt; d'intégrer l’Union sans passer par la transition de Territoires. Il meurt prématurément après 16 mois de mandat.</text:p>
      <text:p text:style-name="Preformatted_20_Text"><text:bookmark text:name="line327"/>&lt;/td&gt;&lt;/tr&gt;</text:p>
      <text:p text:style-name="Preformatted_20_Text"><text:bookmark text:name="line328"/>&lt;tr&gt;</text:p>
      <text:p text:style-name="Preformatted_20_Text"><text:bookmark text:name="line329"/>&lt;td style="background-color: #F6DC12"&gt;&lt;b&gt;13&lt;/b&gt;</text:p>
      <text:p text:style-name="Preformatted_20_Text"><text:bookmark text:name="line330"/>&lt;/td&gt;</text:p>
      <text:p text:style-name="Preformatted_20_Text"><text:bookmark text:name="line331"/>&lt;td&gt;&lt;b&gt;&lt;a href="<text:a xlink:type="simple" xlink:href="view-source:https://fr.wikipedia.org/wiki/Millard_Fillmore" text:style-name="Internet_20_link" text:visited-style-name="Visited_20_Internet_20_Link">/wiki/Millard_Fillmore</text:a>" title="Millard Fillmore"&gt;Millard Fillmore&lt;/a&gt;&lt;/b&gt;</text:p>
      <text:p text:style-name="Preformatted_20_Text"><text:bookmark text:name="line332"/>&lt;/td&gt;</text:p>
      <text:p text:style-name="Preformatted_20_Text"><text:bookmark text:name="line333"/>&lt;td&gt;&lt;a href="<text:a xlink:type="simple" xlink:href="view-source:https://fr.wikipedia.org/wiki/Fichier:Fillmore.jpg" text:style-name="Internet_20_link" text:visited-style-name="Visited_20_Internet_20_Link">/wiki/Fichier:Fillmore.jpg</text:a>" class="image"&gt;&lt;img alt="Fillmore.jpg" src="<text:a xlink:type="simple" xlink:href="view-source:https://upload.wikimedia.org/wikipedia/commons/thumb/7/73/Fillmore.jpg/90px-Fillmore.jpg" text:style-name="Internet_20_link" text:visited-style-name="Visited_20_Internet_20_Link">//upload.wikimedia.org/wikipedia/commons/thumb/7/73/Fillmore.jpg/90px-Fillmore.jpg</text:a>" width="90" height="114" srcset="//upload.wikimedia.org/wikipedia/commons/thumb/7/73/Fillmore.jpg/135px-Fillmore.jpg 1.5x, //upload.wikimedia.org/wikipedia/commons/thumb/7/73/Fillmore.jpg/180px-Fillmore.jpg 2x" data-file-width="1556" data-file-height="1975" /&gt;&lt;/a&gt;</text:p>
      <text:p text:style-name="Preformatted_20_Text"><text:bookmark text:name="line334"/>&lt;/td&gt;</text:p>
      <text:p text:style-name="Preformatted_20_Text"><text:bookmark text:name="line335"/>&lt;td&gt;&lt;time class="nowrap date-lien" datetime="1850-07-09" data-sort-value="1850-07-09"&gt;&lt;a href="<text:a xlink:type="simple" xlink:href="view-source:https://fr.wikipedia.org/wiki/9_juillet" text:style-name="Internet_20_link" text:visited-style-name="Visited_20_Internet_20_Link">/wiki/9_juillet</text:a>" title="9 juillet"&gt;9&lt;/a&gt; &lt;a href="<text:a xlink:type="simple" xlink:href="view-source:https://fr.wikipedia.org/wiki/Juillet_1850" text:style-name="Internet_20_link" text:visited-style-name="Visited_20_Internet_20_Link">/wiki/Juillet_1850</text:a>" title="Juillet 1850"&gt;juillet&lt;/a&gt; &lt;a href="<text:a xlink:type="simple" xlink:href="view-source:https://fr.wikipedia.org/wiki/1850" text:style-name="Internet_20_link" text:visited-style-name="Visited_20_Internet_20_Link">/wiki/1850</text:a>" title="1850"&gt;1850&lt;/a&gt;&lt;/time&gt;</text:p>
      <text:p text:style-name="Preformatted_20_Text"><text:bookmark text:name="line336"/>&lt;/td&gt;</text:p>
      <text:p text:style-name="Preformatted_20_Text"><text:bookmark text:name="line337"/>&lt;td&gt;&lt;time class="nowrap date-lien" datetime="1853-03-04" data-sort-value="1853-03-04"&gt;&lt;a href="<text:a xlink:type="simple" xlink:href="view-source:https://fr.wikipedia.org/wiki/4_mars" text:style-name="Internet_20_link" text:visited-style-name="Visited_20_Internet_20_Link">/wiki/4_mars</text:a>" title="4 mars"&gt;4&lt;/a&gt; &lt;a href="<text:a xlink:type="simple" xlink:href="view-source:https://fr.wikipedia.org/wiki/Mars_1853" text:style-name="Internet_20_link" text:visited-style-name="Visited_20_Internet_20_Link">/wiki/Mars_1853</text:a>" title="Mars 1853"&gt;mars&lt;/a&gt; &lt;a href="<text:a xlink:type="simple" xlink:href="view-source:https://fr.wikipedia.org/wiki/1853" text:style-name="Internet_20_link" text:visited-style-name="Visited_20_Internet_20_Link">/wiki/1853</text:a>" title="1853"&gt;1853&lt;/a&gt;&lt;/time&gt;</text:p>
      <text:p text:style-name="Preformatted_20_Text"><text:bookmark text:name="line338"/>&lt;/td&gt;</text:p>
      <text:p text:style-name="Preformatted_20_Text"><text:bookmark text:name="line339"/>&lt;td&gt;&lt;span data-sort-value="&amp;amp;&amp;amp;&amp;amp;&amp;amp;&amp;amp;&amp;amp;&amp;amp;&amp;amp;&amp;amp;&amp;amp;&amp;amp;&amp;amp;0969" class="datasortkey"&gt;2&amp;#160;ans, 7&amp;#160;mois et 23&amp;#160;jours&lt;/span&gt;</text:p>
      <text:p text:style-name="Preformatted_20_Text"><text:bookmark text:name="line340"/>&lt;/td&gt;</text:p>
      <text:p text:style-name="Preformatted_20_Text"><text:bookmark text:name="line341"/>&lt;td&gt;Fin de mandat</text:p>
      <text:p text:style-name="Preformatted_20_Text"><text:bookmark text:name="line342"/>&lt;/td&gt;</text:p>
      <text:p text:style-name="Preformatted_20_Text"><text:bookmark text:name="line343"/>&lt;td&gt;&lt;a href="<text:a xlink:type="simple" xlink:href="view-source:https://fr.wikipedia.org/wiki/Parti_whig_(États-Unis)" text:style-name="Internet_20_link" text:visited-style-name="Visited_20_Internet_20_Link">/wiki/Parti_whig_(%C3%89tats-Unis)</text:a>" title="Parti whig (États-Unis)"&gt;Whig&lt;/a&gt;</text:p>
      <text:p text:style-name="Preformatted_20_Text"><text:bookmark text:name="line344"/>&lt;/td&gt;</text:p>
      <text:p text:style-name="Preformatted_20_Text"><text:bookmark text:name="line345"/>&lt;td&gt;Vice-président de Zachary Taylor, il lui succède à la mort de ce dernier. Il signe le &lt;i&gt;&lt;a href="<text:a xlink:type="simple" xlink:href="view-source:https://fr.wikipedia.org/wiki/Fugitive_Slave_Act" text:style-name="Internet_20_link" text:visited-style-name="Visited_20_Internet_20_Link">/wiki/Fugitive_Slave_Act</text:a>" title="Fugitive Slave Act"&gt;Fugitive Slave Act&lt;/a&gt;&lt;/i&gt; en 1850. Le conflit entre le nord et le sud sur le sort des esclaves commence sous son mandat.</text:p>
      <text:p text:style-name="Preformatted_20_Text"><text:bookmark text:name="line346"/>&lt;/td&gt;&lt;/tr&gt;</text:p>
      <text:p text:style-name="Preformatted_20_Text"><text:bookmark text:name="line347"/>&lt;tr&gt;</text:p>
      <text:p text:style-name="Preformatted_20_Text"><text:bookmark text:name="line348"/>&lt;td style="background-color: #2C75FF"&gt;&lt;b&gt;14&lt;/b&gt;</text:p>
      <text:p text:style-name="Preformatted_20_Text"><text:bookmark text:name="line349"/>&lt;/td&gt;</text:p>
      <text:p text:style-name="Preformatted_20_Text"><text:bookmark text:name="line350"/>&lt;td&gt;&lt;b&gt;&lt;a href="<text:a xlink:type="simple" xlink:href="view-source:https://fr.wikipedia.org/wiki/Franklin_Pierce" text:style-name="Internet_20_link" text:visited-style-name="Visited_20_Internet_20_Link">/wiki/Franklin_Pierce</text:a>" title="Franklin Pierce"&gt;Franklin Pierce&lt;/a&gt;&lt;/b&gt;</text:p>
      <text:p text:style-name="Preformatted_20_Text"><text:bookmark text:name="line351"/>&lt;/td&gt;</text:p>
      <text:p text:style-name="Preformatted_20_Text"><text:bookmark text:name="line352"/>&lt;td&gt;&lt;a href="<text:a xlink:type="simple" xlink:href="view-source:https://fr.wikipedia.org/wiki/Fichier:Franklin_Pierce.jpg" text:style-name="Internet_20_link" text:visited-style-name="Visited_20_Internet_20_Link">/wiki/Fichier:Franklin_Pierce.jpg</text:a>" class="image"&gt;&lt;img alt="Franklin Pierce.jpg" src="<text:a xlink:type="simple" xlink:href="view-source:https://upload.wikimedia.org/wikipedia/commons/thumb/2/29/Franklin_Pierce.jpg/90px-Franklin_Pierce.jpg" text:style-name="Internet_20_link" text:visited-style-name="Visited_20_Internet_20_Link">//upload.wikimedia.org/wikipedia/commons/thumb/2/29/Franklin_Pierce.jpg/90px-Franklin_Pierce.jpg</text:a>" width="90" height="123" srcset="//upload.wikimedia.org/wikipedia/commons/thumb/2/29/Franklin_Pierce.jpg/135px-Franklin_Pierce.jpg 1.5x, <text:soft-page-break/>//upload.wikimedia.org/wikipedia/commons/thumb/2/29/Franklin_Pierce.jpg/180px-Franklin_Pierce.jpg 2x" data-file-width="4551" data-file-height="6239" /&gt;&lt;/a&gt;</text:p>
      <text:p text:style-name="Preformatted_20_Text"><text:bookmark text:name="line353"/>&lt;/td&gt;</text:p>
      <text:p text:style-name="Preformatted_20_Text"><text:bookmark text:name="line354"/>&lt;td&gt;&lt;time class="nowrap date-lien" datetime="1853-03-04" data-sort-value="1853-03-04"&gt;&lt;a href="<text:a xlink:type="simple" xlink:href="view-source:https://fr.wikipedia.org/wiki/4_mars" text:style-name="Internet_20_link" text:visited-style-name="Visited_20_Internet_20_Link">/wiki/4_mars</text:a>" title="4 mars"&gt;4&lt;/a&gt; &lt;a href="<text:a xlink:type="simple" xlink:href="view-source:https://fr.wikipedia.org/wiki/Mars_1853" text:style-name="Internet_20_link" text:visited-style-name="Visited_20_Internet_20_Link">/wiki/Mars_1853</text:a>" title="Mars 1853"&gt;mars&lt;/a&gt; &lt;a href="<text:a xlink:type="simple" xlink:href="view-source:https://fr.wikipedia.org/wiki/1853" text:style-name="Internet_20_link" text:visited-style-name="Visited_20_Internet_20_Link">/wiki/1853</text:a>" title="1853"&gt;1853&lt;/a&gt;&lt;/time&gt;</text:p>
      <text:p text:style-name="Preformatted_20_Text"><text:bookmark text:name="line355"/>&lt;/td&gt;</text:p>
      <text:p text:style-name="Preformatted_20_Text"><text:bookmark text:name="line356"/>&lt;td&gt;&lt;time class="nowrap date-lien" datetime="1857-03-04" data-sort-value="1857-03-04"&gt;&lt;a href="<text:a xlink:type="simple" xlink:href="view-source:https://fr.wikipedia.org/wiki/4_mars" text:style-name="Internet_20_link" text:visited-style-name="Visited_20_Internet_20_Link">/wiki/4_mars</text:a>" title="4 mars"&gt;4&lt;/a&gt; &lt;a href="<text:a xlink:type="simple" xlink:href="view-source:https://fr.wikipedia.org/wiki/Mars_1857" text:style-name="Internet_20_link" text:visited-style-name="Visited_20_Internet_20_Link">/wiki/Mars_1857</text:a>" title="Mars 1857"&gt;mars&lt;/a&gt; &lt;a href="<text:a xlink:type="simple" xlink:href="view-source:https://fr.wikipedia.org/wiki/1857" text:style-name="Internet_20_link" text:visited-style-name="Visited_20_Internet_20_Link">/wiki/1857</text:a>" title="1857"&gt;1857&lt;/a&gt;&lt;/time&gt;</text:p>
      <text:p text:style-name="Preformatted_20_Text"><text:bookmark text:name="line357"/>&lt;/td&gt;</text:p>
      <text:p text:style-name="Preformatted_20_Text"><text:bookmark text:name="line358"/>&lt;td&gt;&lt;span data-sort-value="&amp;amp;&amp;amp;&amp;amp;&amp;amp;&amp;amp;&amp;amp;&amp;amp;&amp;amp;&amp;amp;&amp;amp;&amp;amp;01461" class="datasortkey"&gt;4&amp;#160;ans&lt;/span&gt;</text:p>
      <text:p text:style-name="Preformatted_20_Text"><text:bookmark text:name="line359"/>&lt;/td&gt;</text:p>
      <text:p text:style-name="Preformatted_20_Text"><text:bookmark text:name="line360"/>&lt;td&gt;Fin de mandat</text:p>
      <text:p text:style-name="Preformatted_20_Text"><text:bookmark text:name="line361"/>&lt;/td&gt;</text:p>
      <text:p text:style-name="Preformatted_20_Text"><text:bookmark text:name="line362"/>&lt;td&gt;&lt;a href="<text:a xlink:type="simple" xlink:href="view-source:https://fr.wikipedia.org/wiki/Parti_démocrate_(États-Unis)" text:style-name="Internet_20_link" text:visited-style-name="Visited_20_Internet_20_Link">/wiki/Parti_d%C3%A9mocrate_(%C3%89tats-Unis)</text:a>" title="Parti démocrate (États-Unis)"&gt;Démocrate&lt;/a&gt;</text:p>
      <text:p text:style-name="Preformatted_20_Text"><text:bookmark text:name="line363"/>&lt;/td&gt;</text:p>
      <text:p text:style-name="Preformatted_20_Text"><text:bookmark text:name="line364"/>&lt;td&gt;Son &lt;a href="<text:a xlink:type="simple" xlink:href="view-source:https://fr.wikipedia.org/wiki/Élection_présidentielle_américaine_de_1852" text:style-name="Internet_20_link" text:visited-style-name="Visited_20_Internet_20_Link">/wiki/%C3%89lection_pr%C3%A9sidentielle_am%C3%A9ricaine_de_1852</text:a>" title="Élection présidentielle américaine de 1852"&gt;écrasante victoire&lt;/a&gt; face à Winfield Scott provoque l'effondrement du Parti Whig. Création du &lt;a href="<text:a xlink:type="simple" xlink:href="view-source:https://fr.wikipedia.org/wiki/Parti_républicain_(États-Unis)" text:style-name="Internet_20_link" text:visited-style-name="Visited_20_Internet_20_Link">/wiki/Parti_r%C3%A9publicain_(%C3%89tats-Unis)</text:a>" title="Parti républicain (États-Unis)"&gt;Parti républicain&lt;/a&gt; en 1854, à la suite d'une coalition de membres des partis Whig, &lt;a href="<text:a xlink:type="simple" xlink:href="view-source:https://fr.wikipedia.org/wiki/Parti_du_sol_libre" text:style-name="Internet_20_link" text:visited-style-name="Visited_20_Internet_20_Link">/wiki/Parti_du_sol_libre</text:a>" title="Parti du sol libre"&gt;du sol libre&lt;/a&gt; et &lt;i&gt;&lt;a href="<text:a xlink:type="simple" xlink:href="view-source:https://fr.wikipedia.org/wiki/Know_Nothing" text:style-name="Internet_20_link" text:visited-style-name="Visited_20_Internet_20_Link">/wiki/Know_Nothing</text:a>" title="Know Nothing"&gt;Know Nothing&lt;/a&gt;&lt;/i&gt; (c'est l'avocat Alan E. Bovay qui a décidé du nom du parti). L’opposition entre esclavagistes et abolitionnistes sous-tend toutes les décisions prises pendant le mandat de Pierce, en particulier celles liées à l’expansion des États-Unis vers l’ouest. Pierce défend le &lt;a href="<text:a xlink:type="simple" xlink:href="view-source:https://fr.wikipedia.org/wiki/Compromis_de_1850" text:style-name="Internet_20_link" text:visited-style-name="Visited_20_Internet_20_Link">/wiki/Compromis_de_1850</text:a>" title="Compromis de 1850"&gt;compromis de 1850&lt;/a&gt; et le Parti démocrate ne le soutiendra pas pour un second mandat.</text:p>
      <text:p text:style-name="Preformatted_20_Text"><text:bookmark text:name="line365"/>&lt;/td&gt;&lt;/tr&gt;</text:p>
      <text:p text:style-name="Preformatted_20_Text"><text:bookmark text:name="line366"/>&lt;tr&gt;</text:p>
      <text:p text:style-name="Preformatted_20_Text"><text:bookmark text:name="line367"/>&lt;td style="background-color: #2C75FF"&gt;&lt;b&gt;15&lt;/b&gt;</text:p>
      <text:p text:style-name="Preformatted_20_Text"><text:bookmark text:name="line368"/>&lt;/td&gt;</text:p>
      <text:p text:style-name="Preformatted_20_Text"><text:bookmark text:name="line369"/>&lt;td&gt;&lt;b&gt;&lt;a href="<text:a xlink:type="simple" xlink:href="view-source:https://fr.wikipedia.org/wiki/James_Buchanan" text:style-name="Internet_20_link" text:visited-style-name="Visited_20_Internet_20_Link">/wiki/James_Buchanan</text:a>" title="James Buchanan"&gt;James Buchanan&lt;/a&gt;&lt;/b&gt;</text:p>
      <text:p text:style-name="Preformatted_20_Text"><text:bookmark text:name="line370"/>&lt;/td&gt;</text:p>
      <text:p text:style-name="Preformatted_20_Text"><text:bookmark text:name="line371"/>&lt;td&gt;&lt;a href="<text:a xlink:type="simple" xlink:href="view-source:https://fr.wikipedia.org/wiki/Fichier:James_Buchanan.jpg" text:style-name="Internet_20_link" text:visited-style-name="Visited_20_Internet_20_Link">/wiki/Fichier:James_Buchanan.jpg</text:a>" class="image"&gt;&lt;img alt="James Buchanan.jpg" src="<text:a xlink:type="simple" xlink:href="view-source:https://upload.wikimedia.org/wikipedia/commons/thumb/f/fd/James_Buchanan.jpg/90px-James_Buchanan.jpg" text:style-name="Internet_20_link" text:visited-style-name="Visited_20_Internet_20_Link">//upload.wikimedia.org/wikipedia/commons/thumb/f/fd/James_Buchanan.jpg/90px-James_Buchanan.jpg</text:a>" width="90" height="98" srcset="//upload.wikimedia.org/wikipedia/commons/thumb/f/fd/James_Buchanan.jpg/135px-James_Buchanan.jpg 1.5x, //upload.wikimedia.org/wikipedia/commons/thumb/f/fd/James_Buchanan.jpg/180px-James_Buchanan.jpg 2x" data-file-width="627" data-file-height="682" /&gt;&lt;/a&gt;</text:p>
      <text:p text:style-name="Preformatted_20_Text"><text:bookmark text:name="line372"/>&lt;/td&gt;</text:p>
      <text:p text:style-name="Preformatted_20_Text"><text:bookmark text:name="line373"/>&lt;td&gt;&lt;time class="nowrap date-lien" datetime="1857-03-04" data-sort-value="1857-03-04"&gt;&lt;a href="<text:a xlink:type="simple" xlink:href="view-source:https://fr.wikipedia.org/wiki/4_mars" text:style-name="Internet_20_link" text:visited-style-name="Visited_20_Internet_20_Link">/wiki/4_mars</text:a>" title="4 mars"&gt;4&lt;/a&gt; &lt;a href="<text:a xlink:type="simple" xlink:href="view-source:https://fr.wikipedia.org/wiki/Mars_1857" text:style-name="Internet_20_link" text:visited-style-name="Visited_20_Internet_20_Link">/wiki/Mars_1857</text:a>" title="Mars 1857"&gt;mars&lt;/a&gt; &lt;a href="<text:a xlink:type="simple" xlink:href="view-source:https://fr.wikipedia.org/wiki/1857" text:style-name="Internet_20_link" text:visited-style-name="Visited_20_Internet_20_Link">/wiki/1857</text:a>" title="1857"&gt;1857&lt;/a&gt;&lt;/time&gt;</text:p>
      <text:p text:style-name="Preformatted_20_Text"><text:bookmark text:name="line374"/>&lt;/td&gt;</text:p>
      <text:p text:style-name="Preformatted_20_Text"><text:bookmark text:name="line375"/>&lt;td&gt;&lt;time class="nowrap date-lien" datetime="1861-03-04" data-sort-value="1861-03-04"&gt;&lt;a href="<text:a xlink:type="simple" xlink:href="view-source:https://fr.wikipedia.org/wiki/4_mars" text:style-name="Internet_20_link" text:visited-style-name="Visited_20_Internet_20_Link">/wiki/4_mars</text:a>" title="4 mars"&gt;4&lt;/a&gt; &lt;a href="<text:a xlink:type="simple" xlink:href="view-source:https://fr.wikipedia.org/wiki/Mars_1861" text:style-name="Internet_20_link" text:visited-style-name="Visited_20_Internet_20_Link">/wiki/Mars_1861</text:a>" title="Mars 1861"&gt;mars&lt;/a&gt; &lt;a href="<text:a xlink:type="simple" xlink:href="view-source:https://fr.wikipedia.org/wiki/1861" text:style-name="Internet_20_link" text:visited-style-name="Visited_20_Internet_20_Link">/wiki/1861</text:a>" title="1861"&gt;1861&lt;/a&gt;&lt;/time&gt;</text:p>
      <text:p text:style-name="Preformatted_20_Text"><text:bookmark text:name="line376"/>&lt;/td&gt;</text:p>
      <text:p text:style-name="Preformatted_20_Text"><text:bookmark text:name="line377"/>&lt;td&gt;&lt;span data-sort-value="&amp;amp;&amp;amp;&amp;amp;&amp;amp;&amp;amp;&amp;amp;&amp;amp;&amp;amp;&amp;amp;&amp;amp;&amp;amp;01461" class="datasortkey"&gt;4&amp;#160;ans&lt;/span&gt;</text:p>
      <text:p text:style-name="Preformatted_20_Text"><text:bookmark text:name="line378"/><text:soft-page-break/>&lt;/td&gt;</text:p>
      <text:p text:style-name="Preformatted_20_Text"><text:bookmark text:name="line379"/>&lt;td&gt;Fin de mandat</text:p>
      <text:p text:style-name="Preformatted_20_Text"><text:bookmark text:name="line380"/>&lt;/td&gt;</text:p>
      <text:p text:style-name="Preformatted_20_Text"><text:bookmark text:name="line381"/>&lt;td&gt;&lt;a href="<text:a xlink:type="simple" xlink:href="view-source:https://fr.wikipedia.org/wiki/Parti_démocrate_(États-Unis)" text:style-name="Internet_20_link" text:visited-style-name="Visited_20_Internet_20_Link">/wiki/Parti_d%C3%A9mocrate_(%C3%89tats-Unis)</text:a>" title="Parti démocrate (États-Unis)"&gt;Démocrate&lt;/a&gt;</text:p>
      <text:p text:style-name="Preformatted_20_Text"><text:bookmark text:name="line382"/>&lt;/td&gt;</text:p>
      <text:p text:style-name="Preformatted_20_Text"><text:bookmark text:name="line383"/>&lt;td&gt;&lt;a href="<text:a xlink:type="simple" xlink:href="view-source:https://fr.wikipedia.org/wiki/Élection_présidentielle_américaine_de_1856" text:style-name="Internet_20_link" text:visited-style-name="Visited_20_Internet_20_Link">/wiki/%C3%89lection_pr%C3%A9sidentielle_am%C3%A9ricaine_de_1856</text:a>" title="Élection présidentielle américaine de 1856"&gt;Élu difficilement&lt;/a&gt; face au républicain &lt;a href="<text:a xlink:type="simple" xlink:href="view-source:https://fr.wikipedia.org/wiki/John_C._Frémont" text:style-name="Internet_20_link" text:visited-style-name="Visited_20_Internet_20_Link">/wiki/John_C._Fr%C3%A9mont</text:a>" class="mw-redirect" title="John C. Frémont"&gt;John C. Frémont&lt;/a&gt; et l'ancien président &lt;a href="<text:a xlink:type="simple" xlink:href="view-source:https://fr.wikipedia.org/wiki/Millard_Fillmore" text:style-name="Internet_20_link" text:visited-style-name="Visited_20_Internet_20_Link">/wiki/Millard_Fillmore</text:a>" title="Millard Fillmore"&gt;Millard Fillmore&lt;/a&gt;. Le candidat du Parti démocrate n'a pas su faire face aux dégradations du débat sur l'esclavage au point de provoquer la sécession de plusieurs États.</text:p>
      <text:p text:style-name="Preformatted_20_Text"><text:bookmark text:name="line384"/>&lt;/td&gt;&lt;/tr&gt;</text:p>
      <text:p text:style-name="Preformatted_20_Text"><text:bookmark text:name="line385"/>&lt;tr&gt;</text:p>
      <text:p text:style-name="Preformatted_20_Text"><text:bookmark text:name="line386"/>&lt;td style="background-color: #dd0000"&gt;&lt;b&gt;16&lt;/b&gt;</text:p>
      <text:p text:style-name="Preformatted_20_Text"><text:bookmark text:name="line387"/>&lt;/td&gt;</text:p>
      <text:p text:style-name="Preformatted_20_Text"><text:bookmark text:name="line388"/>&lt;td&gt;&lt;b&gt;&lt;a href="<text:a xlink:type="simple" xlink:href="view-source:https://fr.wikipedia.org/wiki/Abraham_Lincoln" text:style-name="Internet_20_link" text:visited-style-name="Visited_20_Internet_20_Link">/wiki/Abraham_Lincoln</text:a>" title="Abraham Lincoln"&gt;Abraham Lincoln&lt;/a&gt;&lt;/b&gt;</text:p>
      <text:p text:style-name="Preformatted_20_Text"><text:bookmark text:name="line389"/>&lt;/td&gt;</text:p>
      <text:p text:style-name="Preformatted_20_Text"><text:bookmark text:name="line390"/>&lt;td&gt;&lt;a href="<text:a xlink:type="simple" xlink:href="view-source:https://fr.wikipedia.org/wiki/Fichier:Abraham_Lincoln_head_on_shoulders_photo_portrait.jpg" text:style-name="Internet_20_link" text:visited-style-name="Visited_20_Internet_20_Link">/wiki/Fichier:Abraham_Lincoln_head_on_shoulders_photo_portrait.jpg</text:a>" class="image"&gt;&lt;img alt="Abraham Lincoln head on shoulders photo portrait.jpg" src="<text:a xlink:type="simple" xlink:href="view-source:https://upload.wikimedia.org/wikipedia/commons/thumb/4/44/Abraham_Lincoln_head_on_shoulders_photo_portrait.jpg/90px-Abraham_Lincoln_head_on_shoulders_photo_portrait.jpg" text:style-name="Internet_20_link" text:visited-style-name="Visited_20_Internet_20_Link">//upload.wikimedia.org/wikipedia/commons/thumb/4/44/Abraham_Lincoln_head_on_shoulders_photo_portrait.jpg/90px-Abraham_Lincoln_head_on_shoulders_photo_portrait.jpg</text:a>" width="90" height="118" srcset="//upload.wikimedia.org/wikipedia/commons/thumb/4/44/Abraham_Lincoln_head_on_shoulders_photo_portrait.jpg/135px-Abraham_Lincoln_head_on_shoulders_photo_portrait.jpg 1.5x, //upload.wikimedia.org/wikipedia/commons/thumb/4/44/Abraham_Lincoln_head_on_shoulders_photo_portrait.jpg/180px-Abraham_Lincoln_head_on_shoulders_photo_portrait.jpg 2x" data-file-width="2850" data-file-height="3742" /&gt;&lt;/a&gt;</text:p>
      <text:p text:style-name="Preformatted_20_Text"><text:bookmark text:name="line391"/>&lt;/td&gt;</text:p>
      <text:p text:style-name="Preformatted_20_Text"><text:bookmark text:name="line392"/>&lt;td&gt;&lt;time class="nowrap date-lien" datetime="1861-03-04" data-sort-value="1861-03-04"&gt;&lt;a href="<text:a xlink:type="simple" xlink:href="view-source:https://fr.wikipedia.org/wiki/4_mars" text:style-name="Internet_20_link" text:visited-style-name="Visited_20_Internet_20_Link">/wiki/4_mars</text:a>" title="4 mars"&gt;4&lt;/a&gt; &lt;a href="<text:a xlink:type="simple" xlink:href="view-source:https://fr.wikipedia.org/wiki/Mars_1861" text:style-name="Internet_20_link" text:visited-style-name="Visited_20_Internet_20_Link">/wiki/Mars_1861</text:a>" title="Mars 1861"&gt;mars&lt;/a&gt; &lt;a href="<text:a xlink:type="simple" xlink:href="view-source:https://fr.wikipedia.org/wiki/1861" text:style-name="Internet_20_link" text:visited-style-name="Visited_20_Internet_20_Link">/wiki/1861</text:a>" title="1861"&gt;1861&lt;/a&gt;&lt;/time&gt;</text:p>
      <text:p text:style-name="Preformatted_20_Text"><text:bookmark text:name="line393"/>&lt;/td&gt;</text:p>
      <text:p text:style-name="Preformatted_20_Text"><text:bookmark text:name="line394"/>&lt;td&gt;&lt;time class="nowrap date-lien" datetime="1865-04-15" data-sort-value="1865-04-15"&gt;&lt;a href="<text:a xlink:type="simple" xlink:href="view-source:https://fr.wikipedia.org/wiki/15_avril" text:style-name="Internet_20_link" text:visited-style-name="Visited_20_Internet_20_Link">/wiki/15_avril</text:a>" title="15 avril"&gt;15&lt;/a&gt; &lt;a href="<text:a xlink:type="simple" xlink:href="view-source:https://fr.wikipedia.org/wiki/Avril_1865" text:style-name="Internet_20_link" text:visited-style-name="Visited_20_Internet_20_Link">/wiki/Avril_1865</text:a>" title="Avril 1865"&gt;avril&lt;/a&gt; &lt;a href="<text:a xlink:type="simple" xlink:href="view-source:https://fr.wikipedia.org/wiki/1865" text:style-name="Internet_20_link" text:visited-style-name="Visited_20_Internet_20_Link">/wiki/1865</text:a>" title="1865"&gt;1865&lt;/a&gt;&lt;/time&gt;</text:p>
      <text:p text:style-name="Preformatted_20_Text"><text:bookmark text:name="line395"/>&lt;/td&gt;</text:p>
      <text:p text:style-name="Preformatted_20_Text"><text:bookmark text:name="line396"/>&lt;td&gt;&lt;span data-sort-value="&amp;amp;&amp;amp;&amp;amp;&amp;amp;&amp;amp;&amp;amp;&amp;amp;&amp;amp;&amp;amp;&amp;amp;&amp;amp;01503" class="datasortkey"&gt;4&amp;#160;ans, 1&amp;#160;mois et 11&amp;#160;jours&lt;/span&gt;</text:p>
      <text:p text:style-name="Preformatted_20_Text"><text:bookmark text:name="line397"/>&lt;/td&gt;</text:p>
      <text:p text:style-name="Preformatted_20_Text"><text:bookmark text:name="line398"/>&lt;td&gt;Décès</text:p>
      <text:p text:style-name="Preformatted_20_Text"><text:bookmark text:name="line399"/>&lt;p&gt;(assassinat)</text:p>
      <text:p text:style-name="Preformatted_20_Text"><text:bookmark text:name="line400"/>&lt;/p&gt;</text:p>
      <text:p text:style-name="Preformatted_20_Text"><text:bookmark text:name="line401"/>&lt;/td&gt;</text:p>
      <text:p text:style-name="Preformatted_20_Text"><text:bookmark text:name="line402"/>&lt;td&gt;&lt;a href="<text:a xlink:type="simple" xlink:href="view-source:https://fr.wikipedia.org/wiki/Parti_républicain_(États-Unis)" text:style-name="Internet_20_link" text:visited-style-name="Visited_20_Internet_20_Link">/wiki/Parti_r%C3%A9publicain_(%C3%89tats-Unis)</text:a>" title="Parti républicain (États-Unis)"&gt;Républicain&lt;/a&gt; (&lt;a href="<text:a xlink:type="simple" xlink:href="view-source:https://fr.wikipedia.org/w/index.php?title=Parti_de_l%27union_national&amp;action=edit&amp;redlink=1" text:style-name="Internet_20_link" text:visited-style-name="Visited_20_Internet_20_Link">/w/index.php?title=Parti_de_l%27union_national&amp;amp;action=edit&amp;amp;redlink=1</text:a>" class="new" title="Parti de l&amp;#39;union national (page inexistante)"&gt;Unioniste national&lt;/a&gt;&amp;#160;&lt;a href="<text:a xlink:type="simple" xlink:href="view-source:https://en.wikipedia.org/wiki/National_Union_Party_(United_States)" text:style-name="Internet_20_link" text:visited-style-name="Visited_20_Internet_20_Link">https://en.wikipedia.org/wiki/National_Union_Party_(United_States)</text:a>" class="extiw" title="en:National Union Party (United States)"&gt;&lt;span class="indicateur-langue" title="Équivalent de l’article «&amp;#32;Parti de l&amp;#39;union national&amp;#32;» dans une autre langue"&gt;(en)&lt;/span&gt;&lt;/a&gt;)</text:p>
      <text:p text:style-name="Preformatted_20_Text"><text:bookmark text:name="line403"/>&lt;/td&gt;</text:p>
      <text:p text:style-name="Preformatted_20_Text"><text:bookmark text:name="line404"/>&lt;td&gt;Premier président républicain, &lt;a href="<text:a xlink:type="simple" xlink:href="view-source:https://fr.wikipedia.org/wiki/Élection_présidentielle_américaine_de_1860" text:style-name="Internet_20_link" text:visited-style-name="Visited_20_Internet_20_Link">/wiki/%C3%89lection_pr%C3%A9sidentielle_am%C3%A9ricaine_de_1860</text:a>" title="Élection présidentielle <text:soft-page-break/>américaine de 1860"&gt;son élection&lt;/a&gt; déclenche la &lt;a href="<text:a xlink:type="simple" xlink:href="view-source:https://fr.wikipedia.org/wiki/Sécession_(politique)" text:style-name="Internet_20_link" text:visited-style-name="Visited_20_Internet_20_Link">/wiki/S%C3%A9cession_(politique)</text:a>" title="Sécession (politique)"&gt;sécession&lt;/a&gt; des &lt;a href="<text:a xlink:type="simple" xlink:href="view-source:https://fr.wikipedia.org/wiki/États_confédérés_d%27Amérique" text:style-name="Internet_20_link" text:visited-style-name="Visited_20_Internet_20_Link">/wiki/%C3%89tats_conf%C3%A9d%C3%A9r%C3%A9s_d%27Am%C3%A9rique</text:a>" title="États confédérés d&amp;#39;Amérique"&gt;États esclavagistes&lt;/a&gt;, entraine la &lt;a href="<text:a xlink:type="simple" xlink:href="view-source:https://fr.wikipedia.org/wiki/Guerre_de_Sécession" text:style-name="Internet_20_link" text:visited-style-name="Visited_20_Internet_20_Link">/wiki/Guerre_de_S%C3%A9cession</text:a>" title="Guerre de Sécession"&gt;guerre de Sécession&lt;/a&gt; et la proclamation de l'abolition de l'esclavage (1865). &lt;a href="<text:a xlink:type="simple" xlink:href="view-source:https://fr.wikipedia.org/wiki/Élection_présidentielle_américaine_de_1864" text:style-name="Internet_20_link" text:visited-style-name="Visited_20_Internet_20_Link">/wiki/%C3%89lection_pr%C3%A9sidentielle_am%C3%A9ricaine_de_1864</text:a>" title="Élection présidentielle américaine de 1864"&gt;Réélu&lt;/a&gt; en &lt;a href="<text:a xlink:type="simple" xlink:href="view-source:https://fr.wikipedia.org/wiki/1864" text:style-name="Internet_20_link" text:visited-style-name="Visited_20_Internet_20_Link">/wiki/1864</text:a>" title="1864"&gt;1864&lt;/a&gt;, il est &lt;a href="<text:a xlink:type="simple" xlink:href="view-source:https://fr.wikipedia.org/wiki/Assassinat_d%27Abraham_Lincoln" text:style-name="Internet_20_link" text:visited-style-name="Visited_20_Internet_20_Link">/wiki/Assassinat_d%27Abraham_Lincoln</text:a>" title="Assassinat d&amp;#39;Abraham Lincoln"&gt;assassiné&lt;/a&gt; quelques jours après la victoire des nordistes par &lt;a href="<text:a xlink:type="simple" xlink:href="view-source:https://fr.wikipedia.org/wiki/John_Wilkes_Booth" text:style-name="Internet_20_link" text:visited-style-name="Visited_20_Internet_20_Link">/wiki/John_Wilkes_Booth</text:a>" title="John Wilkes Booth"&gt;John Wilkes Booth&lt;/a&gt; au &lt;a href="<text:a xlink:type="simple" xlink:href="view-source:https://fr.wikipedia.org/wiki/Théâtre_Ford" text:style-name="Internet_20_link" text:visited-style-name="Visited_20_Internet_20_Link">/wiki/Th%C3%A9%C3%A2tre_Ford</text:a>" title="Théâtre Ford"&gt;théâtre Ford&lt;/a&gt; de Washington.</text:p>
      <text:p text:style-name="Preformatted_20_Text"><text:bookmark text:name="line405"/>&lt;/td&gt;&lt;/tr&gt;</text:p>
      <text:p text:style-name="Preformatted_20_Text"><text:bookmark text:name="line406"/>&lt;tr&gt;</text:p>
      <text:p text:style-name="Preformatted_20_Text"><text:bookmark text:name="line407"/>&lt;td style="background-color: #2C75FF"&gt;&lt;b&gt;17&lt;/b&gt;</text:p>
      <text:p text:style-name="Preformatted_20_Text"><text:bookmark text:name="line408"/>&lt;/td&gt;</text:p>
      <text:p text:style-name="Preformatted_20_Text"><text:bookmark text:name="line409"/>&lt;td&gt;&lt;b&gt;&lt;a href="<text:a xlink:type="simple" xlink:href="view-source:https://fr.wikipedia.org/wiki/Andrew_Johnson" text:style-name="Internet_20_link" text:visited-style-name="Visited_20_Internet_20_Link">/wiki/Andrew_Johnson</text:a>" title="Andrew Johnson"&gt;Andrew Johnson&lt;/a&gt;&lt;/b&gt;</text:p>
      <text:p text:style-name="Preformatted_20_Text"><text:bookmark text:name="line410"/>&lt;/td&gt;</text:p>
      <text:p text:style-name="Preformatted_20_Text"><text:bookmark text:name="line411"/>&lt;td&gt;&lt;a href="<text:a xlink:type="simple" xlink:href="view-source:https://fr.wikipedia.org/wiki/Fichier:President_Andrew_Johnson.jpg" text:style-name="Internet_20_link" text:visited-style-name="Visited_20_Internet_20_Link">/wiki/Fichier:President_Andrew_Johnson.jpg</text:a>" class="image"&gt;&lt;img alt="President Andrew Johnson.jpg" src="<text:a xlink:type="simple" xlink:href="view-source:https://upload.wikimedia.org/wikipedia/commons/thumb/c/ce/President_Andrew_Johnson.jpg/90px-President_Andrew_Johnson.jpg" text:style-name="Internet_20_link" text:visited-style-name="Visited_20_Internet_20_Link">//upload.wikimedia.org/wikipedia/commons/thumb/c/ce/President_Andrew_Johnson.jpg/90px-President_Andrew_Johnson.jpg</text:a>" width="90" height="120" srcset="//upload.wikimedia.org/wikipedia/commons/thumb/c/ce/President_Andrew_Johnson.jpg/135px-President_Andrew_Johnson.jpg 1.5x, //upload.wikimedia.org/wikipedia/commons/thumb/c/ce/President_Andrew_Johnson.jpg/180px-President_Andrew_Johnson.jpg 2x" data-file-width="1617" data-file-height="2156" /&gt;&lt;/a&gt;</text:p>
      <text:p text:style-name="Preformatted_20_Text"><text:bookmark text:name="line412"/>&lt;/td&gt;</text:p>
      <text:p text:style-name="Preformatted_20_Text"><text:bookmark text:name="line413"/>&lt;td&gt;&lt;time class="nowrap date-lien" datetime="1865-04-15" data-sort-value="1865-04-15"&gt;&lt;a href="<text:a xlink:type="simple" xlink:href="view-source:https://fr.wikipedia.org/wiki/15_avril" text:style-name="Internet_20_link" text:visited-style-name="Visited_20_Internet_20_Link">/wiki/15_avril</text:a>" title="15 avril"&gt;15&lt;/a&gt; &lt;a href="<text:a xlink:type="simple" xlink:href="view-source:https://fr.wikipedia.org/wiki/Avril_1865" text:style-name="Internet_20_link" text:visited-style-name="Visited_20_Internet_20_Link">/wiki/Avril_1865</text:a>" title="Avril 1865"&gt;avril&lt;/a&gt; &lt;a href="<text:a xlink:type="simple" xlink:href="view-source:https://fr.wikipedia.org/wiki/1865" text:style-name="Internet_20_link" text:visited-style-name="Visited_20_Internet_20_Link">/wiki/1865</text:a>" title="1865"&gt;1865&lt;/a&gt;&lt;/time&gt;</text:p>
      <text:p text:style-name="Preformatted_20_Text"><text:bookmark text:name="line414"/>&lt;/td&gt;</text:p>
      <text:p text:style-name="Preformatted_20_Text"><text:bookmark text:name="line415"/>&lt;td&gt;&lt;time class="nowrap date-lien" datetime="1869-03-04" data-sort-value="1869-03-04"&gt;&lt;a href="<text:a xlink:type="simple" xlink:href="view-source:https://fr.wikipedia.org/wiki/4_mars" text:style-name="Internet_20_link" text:visited-style-name="Visited_20_Internet_20_Link">/wiki/4_mars</text:a>" title="4 mars"&gt;4&lt;/a&gt; &lt;a href="<text:a xlink:type="simple" xlink:href="view-source:https://fr.wikipedia.org/wiki/Mars_1869" text:style-name="Internet_20_link" text:visited-style-name="Visited_20_Internet_20_Link">/wiki/Mars_1869</text:a>" title="Mars 1869"&gt;mars&lt;/a&gt; &lt;a href="<text:a xlink:type="simple" xlink:href="view-source:https://fr.wikipedia.org/wiki/1869" text:style-name="Internet_20_link" text:visited-style-name="Visited_20_Internet_20_Link">/wiki/1869</text:a>" title="1869"&gt;1869&lt;/a&gt;&lt;/time&gt;</text:p>
      <text:p text:style-name="Preformatted_20_Text"><text:bookmark text:name="line416"/>&lt;/td&gt;</text:p>
      <text:p text:style-name="Preformatted_20_Text"><text:bookmark text:name="line417"/>&lt;td&gt;&lt;span data-sort-value="&amp;amp;&amp;amp;&amp;amp;&amp;amp;&amp;amp;&amp;amp;&amp;amp;&amp;amp;&amp;amp;&amp;amp;&amp;amp;01419" class="datasortkey"&gt;3&amp;#160;ans, 10&amp;#160;mois et 17&amp;#160;jours&lt;/span&gt;</text:p>
      <text:p text:style-name="Preformatted_20_Text"><text:bookmark text:name="line418"/>&lt;/td&gt;</text:p>
      <text:p text:style-name="Preformatted_20_Text"><text:bookmark text:name="line419"/>&lt;td&gt;Fin de mandat</text:p>
      <text:p text:style-name="Preformatted_20_Text"><text:bookmark text:name="line420"/>&lt;/td&gt;</text:p>
      <text:p text:style-name="Preformatted_20_Text"><text:bookmark text:name="line421"/>&lt;td&gt;&lt;a href="<text:a xlink:type="simple" xlink:href="view-source:https://fr.wikipedia.org/wiki/Parti_démocrate_(États-Unis)" text:style-name="Internet_20_link" text:visited-style-name="Visited_20_Internet_20_Link">/wiki/Parti_d%C3%A9mocrate_(%C3%89tats-Unis)</text:a>" title="Parti démocrate (États-Unis)"&gt;Démocrate&lt;/a&gt; (&lt;a href="<text:a xlink:type="simple" xlink:href="view-source:https://fr.wikipedia.org/w/index.php?title=Parti_de_l%27union_national&amp;action=edit&amp;redlink=1" text:style-name="Internet_20_link" text:visited-style-name="Visited_20_Internet_20_Link">/w/index.php?title=Parti_de_l%27union_national&amp;amp;action=edit&amp;amp;redlink=1</text:a>" class="new" title="Parti de l&amp;#39;union national (page inexistante)"&gt;Unioniste national&lt;/a&gt;&amp;#160;&lt;a href="<text:a xlink:type="simple" xlink:href="view-source:https://en.wikipedia.org/wiki/National_Union_Party_(United_States)" text:style-name="Internet_20_link" text:visited-style-name="Visited_20_Internet_20_Link">https://en.wikipedia.org/wiki/National_Union_Party_(United_States)</text:a>" class="extiw" title="en:National Union Party (United States)"&gt;&lt;span class="indicateur-langue" title="Équivalent de l’article «&amp;#32;Parti de l&amp;#39;union national&amp;#32;» dans une autre langue"&gt;(en)&lt;/span&gt;&lt;/a&gt;)</text:p>
      <text:p text:style-name="Preformatted_20_Text"><text:bookmark text:name="line422"/>&lt;/td&gt;</text:p>
      <text:p text:style-name="Preformatted_20_Text"><text:bookmark text:name="line423"/>&lt;td&gt;Démocrate élu comme vice-président sur le ticket républicain en 1864, il devient président après l'assassinat de Lincoln. Il rencontre une vive opposition de la part des républicains les plus radicaux qui engagent contre lui une procédure d'&lt;span class="lang-en" lang="en"&gt;&lt;i&gt;&lt;a href="<text:a xlink:type="simple" xlink:href="view-source:https://fr.wikipedia.org/wiki/Impeachment" text:style-name="Internet_20_link" text:visited-style-name="Visited_20_Internet_20_Link">/wiki/Impeachment</text:a>" title="Impeachment"&gt;impeachment&lt;/a&gt;&lt;/i&gt;&lt;/span&gt;. La Chambre de représentants vote à la majorité et Johnson est &lt;i&gt;impeached&lt;/i&gt;. Mais le Sénat, à une voix près, refuse de le destituer. Il est l'un des deux seuls présidents à avoir été <text:soft-page-break/>&lt;i&gt;impeached&lt;/i&gt;, l'autre étant &lt;a href="<text:a xlink:type="simple" xlink:href="view-source:https://fr.wikipedia.org/wiki/Bill_Clinton" text:style-name="Internet_20_link" text:visited-style-name="Visited_20_Internet_20_Link">/wiki/Bill_Clinton</text:a>" title="Bill Clinton"&gt;Bill Clinton&lt;/a&gt;.</text:p>
      <text:p text:style-name="Preformatted_20_Text"><text:bookmark text:name="line424"/>&lt;/td&gt;&lt;/tr&gt;</text:p>
      <text:p text:style-name="Preformatted_20_Text"><text:bookmark text:name="line425"/>&lt;tr&gt;</text:p>
      <text:p text:style-name="Preformatted_20_Text"><text:bookmark text:name="line426"/>&lt;td style="background-color: #dd0000"&gt;&lt;b&gt;18&lt;/b&gt;</text:p>
      <text:p text:style-name="Preformatted_20_Text"><text:bookmark text:name="line427"/>&lt;/td&gt;</text:p>
      <text:p text:style-name="Preformatted_20_Text"><text:bookmark text:name="line428"/>&lt;td&gt;&lt;b&gt;&lt;a href="<text:a xlink:type="simple" xlink:href="view-source:https://fr.wikipedia.org/wiki/Ulysses_S._Grant" text:style-name="Internet_20_link" text:visited-style-name="Visited_20_Internet_20_Link">/wiki/Ulysses_S._Grant</text:a>" title="Ulysses S. Grant"&gt;Ulysses S. Grant&lt;/a&gt;&lt;/b&gt;</text:p>
      <text:p text:style-name="Preformatted_20_Text"><text:bookmark text:name="line429"/>&lt;/td&gt;</text:p>
      <text:p text:style-name="Preformatted_20_Text"><text:bookmark text:name="line430"/>&lt;td&gt;&lt;a href="<text:a xlink:type="simple" xlink:href="view-source:https://fr.wikipedia.org/wiki/Fichier:Ulysses_S._Grant_1870-1880.jpg" text:style-name="Internet_20_link" text:visited-style-name="Visited_20_Internet_20_Link">/wiki/Fichier:Ulysses_S._Grant_1870-1880.jpg</text:a>" class="image"&gt;&lt;img alt="Ulysses S. Grant 1870-1880.jpg" src="<text:a xlink:type="simple" xlink:href="view-source:https://upload.wikimedia.org/wikipedia/commons/thumb/5/5c/Ulysses_S._Grant_1870-1880.jpg/90px-Ulysses_S._Grant_1870-1880.jpg" text:style-name="Internet_20_link" text:visited-style-name="Visited_20_Internet_20_Link">//upload.wikimedia.org/wikipedia/commons/thumb/5/5c/Ulysses_S._Grant_1870-1880.jpg/90px-Ulysses_S._Grant_1870-1880.jpg</text:a>" width="90" height="120" srcset="//upload.wikimedia.org/wikipedia/commons/thumb/5/5c/Ulysses_S._Grant_1870-1880.jpg/135px-Ulysses_S._Grant_1870-1880.jpg 1.5x, //upload.wikimedia.org/wikipedia/commons/thumb/5/5c/Ulysses_S._Grant_1870-1880.jpg/180px-Ulysses_S._Grant_1870-1880.jpg 2x" data-file-width="1200" data-file-height="1600" /&gt;&lt;/a&gt;</text:p>
      <text:p text:style-name="Preformatted_20_Text"><text:bookmark text:name="line431"/>&lt;/td&gt;</text:p>
      <text:p text:style-name="Preformatted_20_Text"><text:bookmark text:name="line432"/>&lt;td&gt;&lt;time class="nowrap date-lien" datetime="1869-03-04" data-sort-value="1869-03-04"&gt;&lt;a href="<text:a xlink:type="simple" xlink:href="view-source:https://fr.wikipedia.org/wiki/4_mars" text:style-name="Internet_20_link" text:visited-style-name="Visited_20_Internet_20_Link">/wiki/4_mars</text:a>" title="4 mars"&gt;4&lt;/a&gt; &lt;a href="<text:a xlink:type="simple" xlink:href="view-source:https://fr.wikipedia.org/wiki/Mars_1869" text:style-name="Internet_20_link" text:visited-style-name="Visited_20_Internet_20_Link">/wiki/Mars_1869</text:a>" title="Mars 1869"&gt;mars&lt;/a&gt; &lt;a href="<text:a xlink:type="simple" xlink:href="view-source:https://fr.wikipedia.org/wiki/1869" text:style-name="Internet_20_link" text:visited-style-name="Visited_20_Internet_20_Link">/wiki/1869</text:a>" title="1869"&gt;1869&lt;/a&gt;&lt;/time&gt;</text:p>
      <text:p text:style-name="Preformatted_20_Text"><text:bookmark text:name="line433"/>&lt;/td&gt;</text:p>
      <text:p text:style-name="Preformatted_20_Text"><text:bookmark text:name="line434"/>&lt;td&gt;&lt;time class="nowrap date-lien" datetime="1877-03-04" data-sort-value="1877-03-04"&gt;&lt;a href="<text:a xlink:type="simple" xlink:href="view-source:https://fr.wikipedia.org/wiki/4_mars" text:style-name="Internet_20_link" text:visited-style-name="Visited_20_Internet_20_Link">/wiki/4_mars</text:a>" title="4 mars"&gt;4&lt;/a&gt; &lt;a href="<text:a xlink:type="simple" xlink:href="view-source:https://fr.wikipedia.org/wiki/Mars_1877" text:style-name="Internet_20_link" text:visited-style-name="Visited_20_Internet_20_Link">/wiki/Mars_1877</text:a>" title="Mars 1877"&gt;mars&lt;/a&gt; &lt;a href="<text:a xlink:type="simple" xlink:href="view-source:https://fr.wikipedia.org/wiki/1877" text:style-name="Internet_20_link" text:visited-style-name="Visited_20_Internet_20_Link">/wiki/1877</text:a>" title="1877"&gt;1877&lt;/a&gt;&lt;/time&gt;</text:p>
      <text:p text:style-name="Preformatted_20_Text"><text:bookmark text:name="line435"/>&lt;/td&gt;</text:p>
      <text:p text:style-name="Preformatted_20_Text"><text:bookmark text:name="line436"/>&lt;td&gt;&lt;span data-sort-value="&amp;amp;&amp;amp;&amp;amp;&amp;amp;&amp;amp;&amp;amp;&amp;amp;&amp;amp;&amp;amp;&amp;amp;&amp;amp;02922" class="datasortkey"&gt;8&amp;#160;ans&lt;/span&gt;</text:p>
      <text:p text:style-name="Preformatted_20_Text"><text:bookmark text:name="line437"/>&lt;/td&gt;</text:p>
      <text:p text:style-name="Preformatted_20_Text"><text:bookmark text:name="line438"/>&lt;td&gt;Fin de mandat</text:p>
      <text:p text:style-name="Preformatted_20_Text"><text:bookmark text:name="line439"/>&lt;/td&gt;</text:p>
      <text:p text:style-name="Preformatted_20_Text"><text:bookmark text:name="line440"/>&lt;td&gt;&lt;a href="<text:a xlink:type="simple" xlink:href="view-source:https://fr.wikipedia.org/wiki/Parti_républicain_(États-Unis)" text:style-name="Internet_20_link" text:visited-style-name="Visited_20_Internet_20_Link">/wiki/Parti_r%C3%A9publicain_(%C3%89tats-Unis)</text:a>" title="Parti républicain (États-Unis)"&gt;Républicain&lt;/a&gt;</text:p>
      <text:p text:style-name="Preformatted_20_Text"><text:bookmark text:name="line441"/>&lt;/td&gt;</text:p>
      <text:p text:style-name="Preformatted_20_Text"><text:bookmark text:name="line442"/>&lt;td&gt;Général, commandant les troupes de l'&lt;a href="<text:a xlink:type="simple" xlink:href="view-source:https://fr.wikipedia.org/wiki/Union_(guerre_de_Sécession)" text:style-name="Internet_20_link" text:visited-style-name="Visited_20_Internet_20_Link">/wiki/Union_(guerre_de_S%C3%A9cession)</text:a>" title="Union (guerre de Sécession)"&gt;Union lors de la guerre de Sécession&lt;/a&gt;, il remporte la &lt;a href="<text:a xlink:type="simple" xlink:href="view-source:https://fr.wikipedia.org/wiki/Élection_présidentielle_américaine_de_1868" text:style-name="Internet_20_link" text:visited-style-name="Visited_20_Internet_20_Link">/wiki/%C3%89lection_pr%C3%A9sidentielle_am%C3%A9ricaine_de_1868</text:a>" title="Élection présidentielle américaine de 1868"&gt;première élection de l'après-guerre&lt;/a&gt;, avant d'être &lt;a href="<text:a xlink:type="simple" xlink:href="view-source:https://fr.wikipedia.org/wiki/Élection_présidentielle_américaine_de_1872" text:style-name="Internet_20_link" text:visited-style-name="Visited_20_Internet_20_Link">/wiki/%C3%89lection_pr%C3%A9sidentielle_am%C3%A9ricaine_de_1872</text:a>" title="Élection présidentielle américaine de 1872"&gt;réélu&lt;/a&gt; en &lt;a href="<text:a xlink:type="simple" xlink:href="view-source:https://fr.wikipedia.org/wiki/1872" text:style-name="Internet_20_link" text:visited-style-name="Visited_20_Internet_20_Link">/wiki/1872</text:a>" title="1872"&gt;1872&lt;/a&gt;. Début de la période de la &lt;a href="<text:a xlink:type="simple" xlink:href="view-source:https://fr.wikipedia.org/wiki/Reconstruction_après_la_guerre_de_Sécession" text:style-name="Internet_20_link" text:visited-style-name="Visited_20_Internet_20_Link">/wiki/Reconstruction_apr%C3%A8s_la_guerre_de_S%C3%A9cession</text:a>" class="mw-redirect" title="Reconstruction après la guerre de Sécession"&gt;Reconstruction&lt;/a&gt;. Les anciens &lt;a href="<text:a xlink:type="simple" xlink:href="view-source:https://fr.wikipedia.org/wiki/États_confédérés_d%27Amérique" text:style-name="Internet_20_link" text:visited-style-name="Visited_20_Internet_20_Link">/wiki/%C3%89tats_conf%C3%A9d%C3%A9r%C3%A9s_d%27Am%C3%A9rique</text:a>" title="États confédérés d&amp;#39;Amérique"&gt;États confédérés&lt;/a&gt; du sud sont occupés militairement jusqu'en 1877. Des droits politiques sont accordés aux anciens esclaves noirs, mais la ségrégation raciale dans le sud sera de fait rétablie et durera jusqu'aux &lt;a href="<text:a xlink:type="simple" xlink:href="view-source:https://fr.wikipedia.org/wiki/Années_1960" text:style-name="Internet_20_link" text:visited-style-name="Visited_20_Internet_20_Link">/wiki/Ann%C3%A9es_1960</text:a>" title="Années 1960"&gt;années 1960&lt;/a&gt;. Cette période est minée par la &lt;a href="<text:a xlink:type="simple" xlink:href="view-source:https://fr.wikipedia.org/wiki/Corruption" text:style-name="Internet_20_link" text:visited-style-name="Visited_20_Internet_20_Link">/wiki/Corruption</text:a>" title="Corruption"&gt;corruption&lt;/a&gt;.</text:p>
      <text:p text:style-name="Preformatted_20_Text"><text:bookmark text:name="line443"/>&lt;/td&gt;&lt;/tr&gt;</text:p>
      <text:p text:style-name="Preformatted_20_Text"><text:bookmark text:name="line444"/>&lt;tr&gt;</text:p>
      <text:p text:style-name="Preformatted_20_Text"><text:bookmark text:name="line445"/>&lt;td style="background-color: #dd0000"&gt;&lt;b&gt;19&lt;/b&gt;</text:p>
      <text:p text:style-name="Preformatted_20_Text"><text:bookmark text:name="line446"/>&lt;/td&gt;</text:p>
      <text:p text:style-name="Preformatted_20_Text"><text:bookmark text:name="line447"/>&lt;td&gt;&lt;b&gt;&lt;a href="<text:a xlink:type="simple" xlink:href="view-source:https://fr.wikipedia.org/wiki/Rutherford_B._Hayes" text:style-name="Internet_20_link" text:visited-style-name="Visited_20_Internet_20_Link">/wiki/Rutherford_B._Hayes</text:a>" title="Rutherford B. Hayes"&gt;Rutherford B. Hayes&lt;/a&gt;&lt;/b&gt;</text:p>
      <text:p text:style-name="Preformatted_20_Text"><text:bookmark text:name="line448"/>&lt;/td&gt;</text:p>
      <text:p text:style-name="Preformatted_20_Text"><text:bookmark text:name="line449"/><text:soft-page-break/>&lt;td&gt;&lt;a href="<text:a xlink:type="simple" xlink:href="view-source:https://fr.wikipedia.org/wiki/Fichier:President_Rutherford_Hayes_1870_-_1880_Restored.jpg" text:style-name="Internet_20_link" text:visited-style-name="Visited_20_Internet_20_Link">/wiki/Fichier:President_Rutherford_Hayes_1870_-_1880_Restored.jpg</text:a>" class="image"&gt;&lt;img alt="President Rutherford Hayes 1870 - 1880 Restored.jpg" src="<text:a xlink:type="simple" xlink:href="view-source:https://upload.wikimedia.org/wikipedia/commons/thumb/5/50/President_Rutherford_Hayes_1870_-_1880_Restored.jpg/90px-President_Rutherford_Hayes_1870_-_1880_Restored.jpg" text:style-name="Internet_20_link" text:visited-style-name="Visited_20_Internet_20_Link">//upload.wikimedia.org/wikipedia/commons/thumb/5/50/President_Rutherford_Hayes_1870_-_1880_Restored.jpg/90px-President_Rutherford_Hayes_1870_-_1880_Restored.jpg</text:a>" width="90" height="110" srcset="//upload.wikimedia.org/wikipedia/commons/thumb/5/50/President_Rutherford_Hayes_1870_-_1880_Restored.jpg/135px-President_Rutherford_Hayes_1870_-_1880_Restored.jpg 1.5x, //upload.wikimedia.org/wikipedia/commons/thumb/5/50/President_Rutherford_Hayes_1870_-_1880_Restored.jpg/180px-President_Rutherford_Hayes_1870_-_1880_Restored.jpg 2x" data-file-width="3031" data-file-height="3688" /&gt;&lt;/a&gt;</text:p>
      <text:p text:style-name="Preformatted_20_Text"><text:bookmark text:name="line450"/>&lt;/td&gt;</text:p>
      <text:p text:style-name="Preformatted_20_Text"><text:bookmark text:name="line451"/>&lt;td&gt;&lt;time class="nowrap date-lien" datetime="1877-03-04" data-sort-value="1877-03-04"&gt;&lt;a href="<text:a xlink:type="simple" xlink:href="view-source:https://fr.wikipedia.org/wiki/4_mars" text:style-name="Internet_20_link" text:visited-style-name="Visited_20_Internet_20_Link">/wiki/4_mars</text:a>" title="4 mars"&gt;4&lt;/a&gt; &lt;a href="<text:a xlink:type="simple" xlink:href="view-source:https://fr.wikipedia.org/wiki/Mars_1877" text:style-name="Internet_20_link" text:visited-style-name="Visited_20_Internet_20_Link">/wiki/Mars_1877</text:a>" title="Mars 1877"&gt;mars&lt;/a&gt; &lt;a href="<text:a xlink:type="simple" xlink:href="view-source:https://fr.wikipedia.org/wiki/1877" text:style-name="Internet_20_link" text:visited-style-name="Visited_20_Internet_20_Link">/wiki/1877</text:a>" title="1877"&gt;1877&lt;/a&gt;&lt;/time&gt;</text:p>
      <text:p text:style-name="Preformatted_20_Text"><text:bookmark text:name="line452"/>&lt;/td&gt;</text:p>
      <text:p text:style-name="Preformatted_20_Text"><text:bookmark text:name="line453"/>&lt;td&gt;&lt;time class="nowrap date-lien" datetime="1881-03-04" data-sort-value="1881-03-04"&gt;&lt;a href="<text:a xlink:type="simple" xlink:href="view-source:https://fr.wikipedia.org/wiki/4_mars" text:style-name="Internet_20_link" text:visited-style-name="Visited_20_Internet_20_Link">/wiki/4_mars</text:a>" title="4 mars"&gt;4&lt;/a&gt; &lt;a href="<text:a xlink:type="simple" xlink:href="view-source:https://fr.wikipedia.org/wiki/Mars_1881" text:style-name="Internet_20_link" text:visited-style-name="Visited_20_Internet_20_Link">/wiki/Mars_1881</text:a>" title="Mars 1881"&gt;mars&lt;/a&gt; &lt;a href="<text:a xlink:type="simple" xlink:href="view-source:https://fr.wikipedia.org/wiki/1881" text:style-name="Internet_20_link" text:visited-style-name="Visited_20_Internet_20_Link">/wiki/1881</text:a>" title="1881"&gt;1881&lt;/a&gt;&lt;/time&gt;</text:p>
      <text:p text:style-name="Preformatted_20_Text"><text:bookmark text:name="line454"/>&lt;/td&gt;</text:p>
      <text:p text:style-name="Preformatted_20_Text"><text:bookmark text:name="line455"/>&lt;td&gt;&lt;span data-sort-value="&amp;amp;&amp;amp;&amp;amp;&amp;amp;&amp;amp;&amp;amp;&amp;amp;&amp;amp;&amp;amp;&amp;amp;&amp;amp;01461" class="datasortkey"&gt;4&amp;#160;ans&lt;/span&gt;</text:p>
      <text:p text:style-name="Preformatted_20_Text"><text:bookmark text:name="line456"/>&lt;/td&gt;</text:p>
      <text:p text:style-name="Preformatted_20_Text"><text:bookmark text:name="line457"/>&lt;td&gt;Fin de mandat</text:p>
      <text:p text:style-name="Preformatted_20_Text"><text:bookmark text:name="line458"/>&lt;/td&gt;</text:p>
      <text:p text:style-name="Preformatted_20_Text"><text:bookmark text:name="line459"/>&lt;td&gt;&lt;a href="<text:a xlink:type="simple" xlink:href="view-source:https://fr.wikipedia.org/wiki/Parti_républicain_(États-Unis)" text:style-name="Internet_20_link" text:visited-style-name="Visited_20_Internet_20_Link">/wiki/Parti_r%C3%A9publicain_(%C3%89tats-Unis)</text:a>" title="Parti républicain (États-Unis)"&gt;Républicain&lt;/a&gt;</text:p>
      <text:p text:style-name="Preformatted_20_Text"><text:bookmark text:name="line460"/>&lt;/td&gt;</text:p>
      <text:p text:style-name="Preformatted_20_Text"><text:bookmark text:name="line461"/>&lt;td&gt;Nettement &lt;a href="<text:a xlink:type="simple" xlink:href="view-source:https://fr.wikipedia.org/wiki/Élection_présidentielle_américaine_de_1876" text:style-name="Internet_20_link" text:visited-style-name="Visited_20_Internet_20_Link">/wiki/%C3%89lection_pr%C3%A9sidentielle_am%C3%A9ricaine_de_1876</text:a>" title="Élection présidentielle américaine de 1876"&gt;minoritaire en voix&lt;/a&gt;, il est élu grâce aux fraudes électorales face à son rival démocrate &lt;a href="<text:a xlink:type="simple" xlink:href="view-source:https://fr.wikipedia.org/wiki/Samuel_J._Tilden" text:style-name="Internet_20_link" text:visited-style-name="Visited_20_Internet_20_Link">/wiki/Samuel_J._Tilden</text:a>" class="mw-redirect" title="Samuel J. Tilden"&gt;Samuel J. Tilden&lt;/a&gt;. Il s'appliquera cependant à moraliser son gouvernement et mettra fin à l'occupation militaire des États du Sud.</text:p>
      <text:p text:style-name="Preformatted_20_Text"><text:bookmark text:name="line462"/>&lt;/td&gt;&lt;/tr&gt;</text:p>
      <text:p text:style-name="Preformatted_20_Text"><text:bookmark text:name="line463"/>&lt;tr&gt;</text:p>
      <text:p text:style-name="Preformatted_20_Text"><text:bookmark text:name="line464"/>&lt;td style="background-color: #dd0000"&gt;&lt;b&gt;20&lt;/b&gt;</text:p>
      <text:p text:style-name="Preformatted_20_Text"><text:bookmark text:name="line465"/>&lt;/td&gt;</text:p>
      <text:p text:style-name="Preformatted_20_Text"><text:bookmark text:name="line466"/>&lt;td&gt;&lt;b&gt;&lt;a href="<text:a xlink:type="simple" xlink:href="view-source:https://fr.wikipedia.org/wiki/James_A._Garfield" text:style-name="Internet_20_link" text:visited-style-name="Visited_20_Internet_20_Link">/wiki/James_A._Garfield</text:a>" title="James A. Garfield"&gt;James A. Garfield&lt;/a&gt;&lt;/b&gt;</text:p>
      <text:p text:style-name="Preformatted_20_Text"><text:bookmark text:name="line467"/>&lt;/td&gt;</text:p>
      <text:p text:style-name="Preformatted_20_Text"><text:bookmark text:name="line468"/>&lt;td&gt;&lt;a href="<text:a xlink:type="simple" xlink:href="view-source:https://fr.wikipedia.org/wiki/Fichier:James_Abram_Garfield,_photo_portrait_seated.jpg" text:style-name="Internet_20_link" text:visited-style-name="Visited_20_Internet_20_Link">/wiki/Fichier:James_Abram_Garfield,_photo_portrait_seated.jpg</text:a>" class="image"&gt;&lt;img alt="James Abram Garfield, photo portrait seated.jpg" src="<text:a xlink:type="simple" xlink:href="view-source:https://upload.wikimedia.org/wikipedia/commons/thumb/1/1f/James_Abram_Garfield%2C_photo_portrait_seated.jpg/90px-James_Abram_Garfield%2C_photo_portrait_seated.jpg" text:style-name="Internet_20_link" text:visited-style-name="Visited_20_Internet_20_Link">//upload.wikimedia.org/wikipedia/commons/thumb/1/1f/James_Abram_Garfield%2C_photo_portrait_seated.jpg/90px-James_Abram_Garfield%2C_photo_portrait_seated.jpg</text:a>" width="90" height="114" srcset="//upload.wikimedia.org/wikipedia/commons/thumb/1/1f/James_Abram_Garfield%2C_photo_portrait_seated.jpg/135px-James_Abram_Garfield%2C_photo_portrait_seated.jpg 1.5x, //upload.wikimedia.org/wikipedia/commons/thumb/1/1f/James_Abram_Garfield%2C_photo_portrait_seated.jpg/180px-James_Abram_Garfield%2C_photo_portrait_seated.jpg 2x" data-file-width="3182" data-file-height="4034" /&gt;&lt;/a&gt;</text:p>
      <text:p text:style-name="Preformatted_20_Text"><text:bookmark text:name="line469"/>&lt;/td&gt;</text:p>
      <text:p text:style-name="Preformatted_20_Text"><text:bookmark text:name="line470"/>&lt;td&gt;&lt;time class="nowrap date-lien" datetime="1881-03-04" data-sort-value="1881-03-04"&gt;&lt;a href="<text:a xlink:type="simple" xlink:href="view-source:https://fr.wikipedia.org/wiki/4_mars" text:style-name="Internet_20_link" text:visited-style-name="Visited_20_Internet_20_Link">/wiki/4_mars</text:a>" title="4 mars"&gt;4&lt;/a&gt; &lt;a href="<text:a xlink:type="simple" xlink:href="view-source:https://fr.wikipedia.org/wiki/Mars_1881" text:style-name="Internet_20_link" text:visited-style-name="Visited_20_Internet_20_Link">/wiki/Mars_1881</text:a>" title="Mars 1881"&gt;mars&lt;/a&gt; &lt;a href="<text:a xlink:type="simple" xlink:href="view-source:https://fr.wikipedia.org/wiki/1881" text:style-name="Internet_20_link" text:visited-style-name="Visited_20_Internet_20_Link">/wiki/1881</text:a>" title="1881"&gt;1881&lt;/a&gt;&lt;/time&gt;</text:p>
      <text:p text:style-name="Preformatted_20_Text"><text:bookmark text:name="line471"/>&lt;/td&gt;</text:p>
      <text:p text:style-name="Preformatted_20_Text"><text:bookmark text:name="line472"/><text:soft-page-break/>&lt;td&gt;&lt;time class="nowrap date-lien" datetime="1881-09-19" data-sort-value="1881-09-19"&gt;&lt;a href="<text:a xlink:type="simple" xlink:href="view-source:https://fr.wikipedia.org/wiki/19_septembre" text:style-name="Internet_20_link" text:visited-style-name="Visited_20_Internet_20_Link">/wiki/19_septembre</text:a>" title="19 septembre"&gt;19&lt;/a&gt; &lt;a href="<text:a xlink:type="simple" xlink:href="view-source:https://fr.wikipedia.org/wiki/Septembre_1881" text:style-name="Internet_20_link" text:visited-style-name="Visited_20_Internet_20_Link">/wiki/Septembre_1881</text:a>" title="Septembre 1881"&gt;septembre&lt;/a&gt; &lt;a href="<text:a xlink:type="simple" xlink:href="view-source:https://fr.wikipedia.org/wiki/1881" text:style-name="Internet_20_link" text:visited-style-name="Visited_20_Internet_20_Link">/wiki/1881</text:a>" title="1881"&gt;1881&lt;/a&gt;&lt;/time&gt;</text:p>
      <text:p text:style-name="Preformatted_20_Text"><text:bookmark text:name="line473"/>&lt;/td&gt;</text:p>
      <text:p text:style-name="Preformatted_20_Text"><text:bookmark text:name="line474"/>&lt;td&gt;&lt;span data-sort-value="&amp;amp;&amp;amp;&amp;amp;&amp;amp;&amp;amp;&amp;amp;&amp;amp;&amp;amp;&amp;amp;&amp;amp;&amp;amp;&amp;amp;0199" class="datasortkey"&gt;6&amp;#160;mois et 15&amp;#160;jours&lt;/span&gt;</text:p>
      <text:p text:style-name="Preformatted_20_Text"><text:bookmark text:name="line475"/>&lt;/td&gt;</text:p>
      <text:p text:style-name="Preformatted_20_Text"><text:bookmark text:name="line476"/>&lt;td&gt;Décès</text:p>
      <text:p text:style-name="Preformatted_20_Text"><text:bookmark text:name="line477"/>&lt;p&gt;(assassinat)</text:p>
      <text:p text:style-name="Preformatted_20_Text"><text:bookmark text:name="line478"/>&lt;/p&gt;</text:p>
      <text:p text:style-name="Preformatted_20_Text"><text:bookmark text:name="line479"/>&lt;/td&gt;</text:p>
      <text:p text:style-name="Preformatted_20_Text"><text:bookmark text:name="line480"/>&lt;td&gt;&lt;a href="<text:a xlink:type="simple" xlink:href="view-source:https://fr.wikipedia.org/wiki/Parti_républicain_(États-Unis)" text:style-name="Internet_20_link" text:visited-style-name="Visited_20_Internet_20_Link">/wiki/Parti_r%C3%A9publicain_(%C3%89tats-Unis)</text:a>" title="Parti républicain (États-Unis)"&gt;Républicain&lt;/a&gt;</text:p>
      <text:p text:style-name="Preformatted_20_Text"><text:bookmark text:name="line481"/>&lt;/td&gt;</text:p>
      <text:p text:style-name="Preformatted_20_Text"><text:bookmark text:name="line482"/>&lt;td&gt;Élu lors d'&lt;a href="<text:a xlink:type="simple" xlink:href="view-source:https://fr.wikipedia.org/wiki/Élection_présidentielle_américaine_de_1880" text:style-name="Internet_20_link" text:visited-style-name="Visited_20_Internet_20_Link">/wiki/%C3%89lection_pr%C3%A9sidentielle_am%C3%A9ricaine_de_1880</text:a>" title="Élection présidentielle américaine de 1880"&gt;élections&lt;/a&gt; considérées comme un référendum sur l'assouplissement des conditions de la &lt;a href="<text:a xlink:type="simple" xlink:href="view-source:https://fr.wikipedia.org/wiki/Reconstruction_après_la_guerre_de_Sécession" text:style-name="Internet_20_link" text:visited-style-name="Visited_20_Internet_20_Link">/wiki/Reconstruction_apr%C3%A8s_la_guerre_de_S%C3%A9cession</text:a>" class="mw-redirect" title="Reconstruction après la guerre de Sécession"&gt;Reconstruction&lt;/a&gt; des États du Sud, il tente d'organiser une conférence internationale des États d'Amérique mais, au bout de ses 6 premiers mois de mandat, il est assassiné par &lt;a href="<text:a xlink:type="simple" xlink:href="view-source:https://fr.wikipedia.org/wiki/Charles_J._Guiteau" text:style-name="Internet_20_link" text:visited-style-name="Visited_20_Internet_20_Link">/wiki/Charles_J._Guiteau</text:a>" title="Charles J. Guiteau"&gt;Charles J. Guiteau&lt;/a&gt;.</text:p>
      <text:p text:style-name="Preformatted_20_Text"><text:bookmark text:name="line483"/>&lt;/td&gt;&lt;/tr&gt;</text:p>
      <text:p text:style-name="Preformatted_20_Text"><text:bookmark text:name="line484"/>&lt;tr&gt;</text:p>
      <text:p text:style-name="Preformatted_20_Text"><text:bookmark text:name="line485"/>&lt;td style="background-color: #dd0000"&gt;&lt;b&gt;21&lt;/b&gt;</text:p>
      <text:p text:style-name="Preformatted_20_Text"><text:bookmark text:name="line486"/>&lt;/td&gt;</text:p>
      <text:p text:style-name="Preformatted_20_Text"><text:bookmark text:name="line487"/>&lt;td&gt;&lt;b&gt;&lt;a href="<text:a xlink:type="simple" xlink:href="view-source:https://fr.wikipedia.org/wiki/Chester_A._Arthur" text:style-name="Internet_20_link" text:visited-style-name="Visited_20_Internet_20_Link">/wiki/Chester_A._Arthur</text:a>" title="Chester A. Arthur"&gt;Chester A. Arthur&lt;/a&gt;&lt;/b&gt;</text:p>
      <text:p text:style-name="Preformatted_20_Text"><text:bookmark text:name="line488"/>&lt;/td&gt;</text:p>
      <text:p text:style-name="Preformatted_20_Text"><text:bookmark text:name="line489"/>&lt;td&gt;&lt;a href="<text:a xlink:type="simple" xlink:href="view-source:https://fr.wikipedia.org/wiki/Fichier:20_Chester_Arthur_3x4.jpg" text:style-name="Internet_20_link" text:visited-style-name="Visited_20_Internet_20_Link">/wiki/Fichier:20_Chester_Arthur_3x4.jpg</text:a>" class="image"&gt;&lt;img alt="20 Chester Arthur 3x4.jpg" src="<text:a xlink:type="simple" xlink:href="view-source:https://upload.wikimedia.org/wikipedia/commons/thumb/4/48/20_Chester_Arthur_3x4.jpg/90px-20_Chester_Arthur_3x4.jpg" text:style-name="Internet_20_link" text:visited-style-name="Visited_20_Internet_20_Link">//upload.wikimedia.org/wikipedia/commons/thumb/4/48/20_Chester_Arthur_3x4.jpg/90px-20_Chester_Arthur_3x4.jpg</text:a>" width="90" height="120" srcset="//upload.wikimedia.org/wikipedia/commons/thumb/4/48/20_Chester_Arthur_3x4.jpg/135px-20_Chester_Arthur_3x4.jpg 1.5x, //upload.wikimedia.org/wikipedia/commons/thumb/4/48/20_Chester_Arthur_3x4.jpg/180px-20_Chester_Arthur_3x4.jpg 2x" data-file-width="1908" data-file-height="2544" /&gt;&lt;/a&gt;</text:p>
      <text:p text:style-name="Preformatted_20_Text"><text:bookmark text:name="line490"/>&lt;/td&gt;</text:p>
      <text:p text:style-name="Preformatted_20_Text"><text:bookmark text:name="line491"/>&lt;td&gt;&lt;time class="nowrap date-lien" datetime="1881-09-19" data-sort-value="1881-09-19"&gt;&lt;a href="<text:a xlink:type="simple" xlink:href="view-source:https://fr.wikipedia.org/wiki/19_septembre" text:style-name="Internet_20_link" text:visited-style-name="Visited_20_Internet_20_Link">/wiki/19_septembre</text:a>" title="19 septembre"&gt;19&lt;/a&gt; &lt;a href="<text:a xlink:type="simple" xlink:href="view-source:https://fr.wikipedia.org/wiki/Septembre_1881" text:style-name="Internet_20_link" text:visited-style-name="Visited_20_Internet_20_Link">/wiki/Septembre_1881</text:a>" title="Septembre 1881"&gt;septembre&lt;/a&gt; &lt;a href="<text:a xlink:type="simple" xlink:href="view-source:https://fr.wikipedia.org/wiki/1881" text:style-name="Internet_20_link" text:visited-style-name="Visited_20_Internet_20_Link">/wiki/1881</text:a>" title="1881"&gt;1881&lt;/a&gt;&lt;/time&gt;</text:p>
      <text:p text:style-name="Preformatted_20_Text"><text:bookmark text:name="line492"/>&lt;/td&gt;</text:p>
      <text:p text:style-name="Preformatted_20_Text"><text:bookmark text:name="line493"/>&lt;td&gt;&lt;time class="nowrap date-lien" datetime="1885-03-04" data-sort-value="1885-03-04"&gt;&lt;a href="<text:a xlink:type="simple" xlink:href="view-source:https://fr.wikipedia.org/wiki/4_mars" text:style-name="Internet_20_link" text:visited-style-name="Visited_20_Internet_20_Link">/wiki/4_mars</text:a>" title="4 mars"&gt;4&lt;/a&gt; &lt;a href="<text:a xlink:type="simple" xlink:href="view-source:https://fr.wikipedia.org/wiki/Mars_1885" text:style-name="Internet_20_link" text:visited-style-name="Visited_20_Internet_20_Link">/wiki/Mars_1885</text:a>" title="Mars 1885"&gt;mars&lt;/a&gt; &lt;a href="<text:a xlink:type="simple" xlink:href="view-source:https://fr.wikipedia.org/wiki/1885" text:style-name="Internet_20_link" text:visited-style-name="Visited_20_Internet_20_Link">/wiki/1885</text:a>" title="1885"&gt;1885&lt;/a&gt;&lt;/time&gt;</text:p>
      <text:p text:style-name="Preformatted_20_Text"><text:bookmark text:name="line494"/>&lt;/td&gt;</text:p>
      <text:p text:style-name="Preformatted_20_Text"><text:bookmark text:name="line495"/>&lt;td&gt;&lt;span data-sort-value="&amp;amp;&amp;amp;&amp;amp;&amp;amp;&amp;amp;&amp;amp;&amp;amp;&amp;amp;&amp;amp;&amp;amp;&amp;amp;01262" class="datasortkey"&gt;3&amp;#160;ans, 5&amp;#160;mois et 13&amp;#160;jours&lt;/span&gt;</text:p>
      <text:p text:style-name="Preformatted_20_Text"><text:bookmark text:name="line496"/>&lt;/td&gt;</text:p>
      <text:p text:style-name="Preformatted_20_Text"><text:bookmark text:name="line497"/>&lt;td&gt;Fin de mandat</text:p>
      <text:p text:style-name="Preformatted_20_Text"><text:bookmark text:name="line498"/>&lt;/td&gt;</text:p>
      <text:p text:style-name="Preformatted_20_Text"><text:bookmark text:name="line499"/>&lt;td&gt;&lt;a href="<text:a xlink:type="simple" xlink:href="view-source:https://fr.wikipedia.org/wiki/Parti_républicain_(États-Unis)" text:style-name="Internet_20_link" text:visited-style-name="Visited_20_Internet_20_Link">/wiki/Parti_r%C3%A9publicain_(%C3%89tats-Unis)</text:a>" title="Parti républicain (États-Unis)"&gt;Républicain&lt;/a&gt;</text:p>
      <text:p text:style-name="Preformatted_20_Text"><text:bookmark text:name="line500"/><text:soft-page-break/>&lt;/td&gt;</text:p>
      <text:p text:style-name="Preformatted_20_Text"><text:bookmark text:name="line501"/>&lt;td&gt;Juriste, ancien collecteur de taxes douanières au port de New York et vice-président de Garfield, il devient président à la mort de ce dernier. Son mandat est marqué par la mise en œuvre d'une réforme de la fonction publique établissant le recrutement et la promotion sur la base de la seule compétence (réforme du &lt;a href="<text:a xlink:type="simple" xlink:href="view-source:https://fr.wikipedia.org/wiki/Système_des_dépouilles" text:style-name="Internet_20_link" text:visited-style-name="Visited_20_Internet_20_Link">/wiki/Syst%C3%A8me_des_d%C3%A9pouilles</text:a>" title="Système des dépouilles"&gt;système des dépouilles&lt;/a&gt;) et par la fin de la &lt;a href="<text:a xlink:type="simple" xlink:href="view-source:https://fr.wikipedia.org/wiki/Conquête_de_l%27Ouest" text:style-name="Internet_20_link" text:visited-style-name="Visited_20_Internet_20_Link">/wiki/Conqu%C3%AAte_de_l%27Ouest</text:a>" title="Conquête de l&amp;#39;Ouest"&gt;conquête de l'Ouest&lt;/a&gt;. Malade des reins, il ne se présente pas à l'élection de 1884&lt;sup id="cite_ref-3" class="reference"&gt;&lt;a href="<text:a xlink:type="simple" xlink:href="view-source:https://fr.wikipedia.org/wiki/Liste_des_présidents_des_États-Unis#cite_note-3" text:style-name="Internet_20_link" text:visited-style-name="Visited_20_Internet_20_Link">#cite_note-3</text:a>"&gt;&lt;span class="cite_crochet"&gt;[&lt;/span&gt;2&lt;span class="cite_crochet"&gt;]&lt;/span&gt;&lt;/a&gt;&lt;/sup&gt;.</text:p>
      <text:p text:style-name="Preformatted_20_Text"><text:bookmark text:name="line502"/>&lt;/td&gt;&lt;/tr&gt;</text:p>
      <text:p text:style-name="Preformatted_20_Text"><text:bookmark text:name="line503"/>&lt;tr&gt;</text:p>
      <text:p text:style-name="Preformatted_20_Text"><text:bookmark text:name="line504"/>&lt;td style="background-color: #2C75FF"&gt;&lt;b&gt;22&lt;/b&gt;</text:p>
      <text:p text:style-name="Preformatted_20_Text"><text:bookmark text:name="line505"/>&lt;/td&gt;</text:p>
      <text:p text:style-name="Preformatted_20_Text"><text:bookmark text:name="line506"/>&lt;td&gt;&lt;b&gt;&lt;a href="<text:a xlink:type="simple" xlink:href="view-source:https://fr.wikipedia.org/wiki/S._Grover_Cleveland" text:style-name="Internet_20_link" text:visited-style-name="Visited_20_Internet_20_Link">/wiki/S._Grover_Cleveland</text:a>" class="mw-redirect" title="S. Grover Cleveland"&gt;S. Grover Cleveland&lt;/a&gt;&lt;/b&gt;&lt;br /&gt;&lt;small&gt;&lt;b&gt;&lt;abbr class="abbr" title="Première"&gt;1&lt;sup&gt;re&lt;/sup&gt;&lt;/abbr&gt; fois&lt;/b&gt;&lt;/small&gt;</text:p>
      <text:p text:style-name="Preformatted_20_Text"><text:bookmark text:name="line507"/>&lt;/td&gt;</text:p>
      <text:p text:style-name="Preformatted_20_Text"><text:bookmark text:name="line508"/>&lt;td&gt;&lt;a href="<text:a xlink:type="simple" xlink:href="view-source:https://fr.wikipedia.org/wiki/Fichier:Grover_Cleveland_Portrait.jpg" text:style-name="Internet_20_link" text:visited-style-name="Visited_20_Internet_20_Link">/wiki/Fichier:Grover_Cleveland_Portrait.jpg</text:a>" class="image"&gt;&lt;img alt="Grover Cleveland Portrait.jpg" src="<text:a xlink:type="simple" xlink:href="view-source:https://upload.wikimedia.org/wikipedia/commons/thumb/f/fa/Grover_Cleveland_Portrait.jpg/90px-Grover_Cleveland_Portrait.jpg" text:style-name="Internet_20_link" text:visited-style-name="Visited_20_Internet_20_Link">//upload.wikimedia.org/wikipedia/commons/thumb/f/fa/Grover_Cleveland_Portrait.jpg/90px-Grover_Cleveland_Portrait.jpg</text:a>" width="90" height="128" srcset="//upload.wikimedia.org/wikipedia/commons/thumb/f/fa/Grover_Cleveland_Portrait.jpg/135px-Grover_Cleveland_Portrait.jpg 1.5x, //upload.wikimedia.org/wikipedia/commons/thumb/f/fa/Grover_Cleveland_Portrait.jpg/180px-Grover_Cleveland_Portrait.jpg 2x" data-file-width="717" data-file-height="1019" /&gt;&lt;/a&gt;</text:p>
      <text:p text:style-name="Preformatted_20_Text"><text:bookmark text:name="line509"/>&lt;/td&gt;</text:p>
      <text:p text:style-name="Preformatted_20_Text"><text:bookmark text:name="line510"/>&lt;td&gt;&lt;time class="nowrap date-lien" datetime="1885-03-04" data-sort-value="1885-03-04"&gt;&lt;a href="<text:a xlink:type="simple" xlink:href="view-source:https://fr.wikipedia.org/wiki/4_mars" text:style-name="Internet_20_link" text:visited-style-name="Visited_20_Internet_20_Link">/wiki/4_mars</text:a>" title="4 mars"&gt;4&lt;/a&gt; &lt;a href="<text:a xlink:type="simple" xlink:href="view-source:https://fr.wikipedia.org/wiki/Mars_1885" text:style-name="Internet_20_link" text:visited-style-name="Visited_20_Internet_20_Link">/wiki/Mars_1885</text:a>" title="Mars 1885"&gt;mars&lt;/a&gt; &lt;a href="<text:a xlink:type="simple" xlink:href="view-source:https://fr.wikipedia.org/wiki/1885" text:style-name="Internet_20_link" text:visited-style-name="Visited_20_Internet_20_Link">/wiki/1885</text:a>" title="1885"&gt;1885&lt;/a&gt;&lt;/time&gt;</text:p>
      <text:p text:style-name="Preformatted_20_Text"><text:bookmark text:name="line511"/>&lt;/td&gt;</text:p>
      <text:p text:style-name="Preformatted_20_Text"><text:bookmark text:name="line512"/>&lt;td&gt;&lt;time class="nowrap date-lien" datetime="1889-03-04" data-sort-value="1889-03-04"&gt;&lt;a href="<text:a xlink:type="simple" xlink:href="view-source:https://fr.wikipedia.org/wiki/4_mars" text:style-name="Internet_20_link" text:visited-style-name="Visited_20_Internet_20_Link">/wiki/4_mars</text:a>" title="4 mars"&gt;4&lt;/a&gt; &lt;a href="<text:a xlink:type="simple" xlink:href="view-source:https://fr.wikipedia.org/wiki/Mars_1889" text:style-name="Internet_20_link" text:visited-style-name="Visited_20_Internet_20_Link">/wiki/Mars_1889</text:a>" title="Mars 1889"&gt;mars&lt;/a&gt; &lt;a href="<text:a xlink:type="simple" xlink:href="view-source:https://fr.wikipedia.org/wiki/1889" text:style-name="Internet_20_link" text:visited-style-name="Visited_20_Internet_20_Link">/wiki/1889</text:a>" title="1889"&gt;1889&lt;/a&gt;&lt;/time&gt;</text:p>
      <text:p text:style-name="Preformatted_20_Text"><text:bookmark text:name="line513"/>&lt;/td&gt;</text:p>
      <text:p text:style-name="Preformatted_20_Text"><text:bookmark text:name="line514"/>&lt;td&gt;&lt;span data-sort-value="&amp;amp;&amp;amp;&amp;amp;&amp;amp;&amp;amp;&amp;amp;&amp;amp;&amp;amp;&amp;amp;&amp;amp;&amp;amp;01461" class="datasortkey"&gt;4&amp;#160;ans&lt;/span&gt;</text:p>
      <text:p text:style-name="Preformatted_20_Text"><text:bookmark text:name="line515"/>&lt;/td&gt;</text:p>
      <text:p text:style-name="Preformatted_20_Text"><text:bookmark text:name="line516"/>&lt;td&gt;Fin de mandat</text:p>
      <text:p text:style-name="Preformatted_20_Text"><text:bookmark text:name="line517"/>&lt;/td&gt;</text:p>
      <text:p text:style-name="Preformatted_20_Text"><text:bookmark text:name="line518"/>&lt;td&gt;&lt;a href="<text:a xlink:type="simple" xlink:href="view-source:https://fr.wikipedia.org/wiki/Parti_démocrate_(États-Unis)" text:style-name="Internet_20_link" text:visited-style-name="Visited_20_Internet_20_Link">/wiki/Parti_d%C3%A9mocrate_(%C3%89tats-Unis)</text:a>" title="Parti démocrate (États-Unis)"&gt;Démocrate&lt;/a&gt;</text:p>
      <text:p text:style-name="Preformatted_20_Text"><text:bookmark text:name="line519"/>&lt;/td&gt;</text:p>
      <text:p text:style-name="Preformatted_20_Text"><text:bookmark text:name="line520"/>&lt;td&gt;Ancien maire de &lt;a href="<text:a xlink:type="simple" xlink:href="view-source:https://fr.wikipedia.org/wiki/Buffalo_(New_York)" text:style-name="Internet_20_link" text:visited-style-name="Visited_20_Internet_20_Link">/wiki/Buffalo_(New_York)</text:a>" title="Buffalo (New York)"&gt;Buffalo&lt;/a&gt; et ancien &lt;a href="<text:a xlink:type="simple" xlink:href="view-source:https://fr.wikipedia.org/wiki/Liste_des_gouverneurs_de_l%27État_de_New_York" text:style-name="Internet_20_link" text:visited-style-name="Visited_20_Internet_20_Link">/wiki/Liste_des_gouverneurs_de_l%27%C3%89tat_de_New_York</text:a>" title="Liste des gouverneurs de l&amp;#39;État de New York"&gt;gouverneur de New York&lt;/a&gt;, il est le premier démocrate à &lt;a href="<text:a xlink:type="simple" xlink:href="view-source:https://fr.wikipedia.org/wiki/Élection_présidentielle_américaine_de_1884" text:style-name="Internet_20_link" text:visited-style-name="Visited_20_Internet_20_Link">/wiki/%C3%89lection_pr%C3%A9sidentielle_am%C3%A9ricaine_de_1884</text:a>" title="Élection présidentielle américaine de 1884"&gt;devenir président&lt;/a&gt; après la &lt;a href="<text:a xlink:type="simple" xlink:href="view-source:https://fr.wikipedia.org/wiki/Guerre_de_Sécession" text:style-name="Internet_20_link" text:visited-style-name="Visited_20_Internet_20_Link">/wiki/Guerre_de_S%C3%A9cession</text:a>" title="Guerre de Sécession"&gt;guerre de Sécession&lt;/a&gt;. Il est le seul à avoir occupé un poste de &lt;a href="<text:a xlink:type="simple" xlink:href="view-source:https://fr.wikipedia.org/wiki/Shérif" text:style-name="Internet_20_link" text:visited-style-name="Visited_20_Internet_20_Link">/wiki/Sh%C3%A9rif</text:a>" title="Shérif"&gt;shérif&lt;/a&gt; (dans l'&lt;a href="<text:a xlink:type="simple" xlink:href="view-source:https://fr.wikipedia.org/wiki/État_de_New_York" text:style-name="Internet_20_link" text:visited-style-name="Visited_20_Internet_20_Link">/wiki/%C3%89tat_de_New_York</text:a>" title="État de New York"&gt;État de New York&lt;/a&gt;). Il est élu avec juste 29&amp;#160;000 voix d'avance sur &lt;a href="<text:a xlink:type="simple" xlink:href="view-source:https://fr.wikipedia.org/wiki/James_Blaine" text:style-name="Internet_20_link" text:visited-style-name="Visited_20_Internet_20_Link">/wiki/James_Blaine</text:a>" title="James Blaine"&gt;James Blaine&lt;/a&gt;. Son mandat est marqué par son intransigeance dans les conflits sociaux, par sa tentative de contrôler le prix des chemins de fer, d'abaisser les tarifs <text:soft-page-break/>douaniers et de freiner l'immigration chinoise. Candidat à sa réélection en 1888, il est battu par Benjamin Harrison tout en l'ayant devancé de plus de 10&amp;#160;000 voix au suffrage populaire&lt;sup id="cite_ref-4" class="reference"&gt;&lt;a href="<text:a xlink:type="simple" xlink:href="view-source:https://fr.wikipedia.org/wiki/Liste_des_présidents_des_États-Unis#cite_note-4" text:style-name="Internet_20_link" text:visited-style-name="Visited_20_Internet_20_Link">#cite_note-4</text:a>"&gt;&lt;span class="cite_crochet"&gt;[&lt;/span&gt;3&lt;span class="cite_crochet"&gt;]&lt;/span&gt;&lt;/a&gt;&lt;/sup&gt;.</text:p>
      <text:p text:style-name="Preformatted_20_Text"><text:bookmark text:name="line521"/>&lt;/td&gt;&lt;/tr&gt;</text:p>
      <text:p text:style-name="Preformatted_20_Text"><text:bookmark text:name="line522"/>&lt;tr&gt;</text:p>
      <text:p text:style-name="Preformatted_20_Text"><text:bookmark text:name="line523"/>&lt;td style="background-color: #dd0000"&gt;&lt;b&gt;23&lt;/b&gt;</text:p>
      <text:p text:style-name="Preformatted_20_Text"><text:bookmark text:name="line524"/>&lt;/td&gt;</text:p>
      <text:p text:style-name="Preformatted_20_Text"><text:bookmark text:name="line525"/>&lt;td&gt;&lt;b&gt;&lt;a href="<text:a xlink:type="simple" xlink:href="view-source:https://fr.wikipedia.org/wiki/Benjamin_Harrison" text:style-name="Internet_20_link" text:visited-style-name="Visited_20_Internet_20_Link">/wiki/Benjamin_Harrison</text:a>" title="Benjamin Harrison"&gt;Benjamin Harrison&lt;/a&gt;&lt;/b&gt;</text:p>
      <text:p text:style-name="Preformatted_20_Text"><text:bookmark text:name="line526"/>&lt;/td&gt;</text:p>
      <text:p text:style-name="Preformatted_20_Text"><text:bookmark text:name="line527"/>&lt;td&gt;&lt;a href="<text:a xlink:type="simple" xlink:href="view-source:https://fr.wikipedia.org/wiki/Fichier:Pach_Brothers_-_Benjamin_Harrison.jpg" text:style-name="Internet_20_link" text:visited-style-name="Visited_20_Internet_20_Link">/wiki/Fichier:Pach_Brothers_-_Benjamin_Harrison.jpg</text:a>" class="image"&gt;&lt;img alt="Pach Brothers - Benjamin Harrison.jpg" src="<text:a xlink:type="simple" xlink:href="view-source:https://upload.wikimedia.org/wikipedia/commons/thumb/7/7e/Pach_Brothers_-_Benjamin_Harrison.jpg/90px-Pach_Brothers_-_Benjamin_Harrison.jpg" text:style-name="Internet_20_link" text:visited-style-name="Visited_20_Internet_20_Link">//upload.wikimedia.org/wikipedia/commons/thumb/7/7e/Pach_Brothers_-_Benjamin_Harrison.jpg/90px-Pach_Brothers_-_Benjamin_Harrison.jpg</text:a>" width="90" height="128" srcset="//upload.wikimedia.org/wikipedia/commons/thumb/7/7e/Pach_Brothers_-_Benjamin_Harrison.jpg/135px-Pach_Brothers_-_Benjamin_Harrison.jpg 1.5x, //upload.wikimedia.org/wikipedia/commons/thumb/7/7e/Pach_Brothers_-_Benjamin_Harrison.jpg/180px-Pach_Brothers_-_Benjamin_Harrison.jpg 2x" data-file-width="2638" data-file-height="3765" /&gt;&lt;/a&gt;</text:p>
      <text:p text:style-name="Preformatted_20_Text"><text:bookmark text:name="line528"/>&lt;/td&gt;</text:p>
      <text:p text:style-name="Preformatted_20_Text"><text:bookmark text:name="line529"/>&lt;td&gt;&lt;time class="nowrap date-lien" datetime="1889-03-04" data-sort-value="1889-03-04"&gt;&lt;a href="<text:a xlink:type="simple" xlink:href="view-source:https://fr.wikipedia.org/wiki/4_mars" text:style-name="Internet_20_link" text:visited-style-name="Visited_20_Internet_20_Link">/wiki/4_mars</text:a>" title="4 mars"&gt;4&lt;/a&gt; &lt;a href="<text:a xlink:type="simple" xlink:href="view-source:https://fr.wikipedia.org/wiki/Mars_1889" text:style-name="Internet_20_link" text:visited-style-name="Visited_20_Internet_20_Link">/wiki/Mars_1889</text:a>" title="Mars 1889"&gt;mars&lt;/a&gt; &lt;a href="<text:a xlink:type="simple" xlink:href="view-source:https://fr.wikipedia.org/wiki/1889" text:style-name="Internet_20_link" text:visited-style-name="Visited_20_Internet_20_Link">/wiki/1889</text:a>" title="1889"&gt;1889&lt;/a&gt;&lt;/time&gt;</text:p>
      <text:p text:style-name="Preformatted_20_Text"><text:bookmark text:name="line530"/>&lt;/td&gt;</text:p>
      <text:p text:style-name="Preformatted_20_Text"><text:bookmark text:name="line531"/>&lt;td&gt;&lt;time class="nowrap date-lien" datetime="1893-03-04" data-sort-value="1893-03-04"&gt;&lt;a href="<text:a xlink:type="simple" xlink:href="view-source:https://fr.wikipedia.org/wiki/4_mars" text:style-name="Internet_20_link" text:visited-style-name="Visited_20_Internet_20_Link">/wiki/4_mars</text:a>" title="4 mars"&gt;4&lt;/a&gt; &lt;a href="<text:a xlink:type="simple" xlink:href="view-source:https://fr.wikipedia.org/wiki/Mars_1893" text:style-name="Internet_20_link" text:visited-style-name="Visited_20_Internet_20_Link">/wiki/Mars_1893</text:a>" title="Mars 1893"&gt;mars&lt;/a&gt; &lt;a href="<text:a xlink:type="simple" xlink:href="view-source:https://fr.wikipedia.org/wiki/1893" text:style-name="Internet_20_link" text:visited-style-name="Visited_20_Internet_20_Link">/wiki/1893</text:a>" title="1893"&gt;1893&lt;/a&gt;&lt;/time&gt;</text:p>
      <text:p text:style-name="Preformatted_20_Text"><text:bookmark text:name="line532"/>&lt;/td&gt;</text:p>
      <text:p text:style-name="Preformatted_20_Text"><text:bookmark text:name="line533"/>&lt;td&gt;&lt;span data-sort-value="&amp;amp;&amp;amp;&amp;amp;&amp;amp;&amp;amp;&amp;amp;&amp;amp;&amp;amp;&amp;amp;&amp;amp;&amp;amp;01461" class="datasortkey"&gt;4&amp;#160;ans&lt;/span&gt;</text:p>
      <text:p text:style-name="Preformatted_20_Text"><text:bookmark text:name="line534"/>&lt;/td&gt;</text:p>
      <text:p text:style-name="Preformatted_20_Text"><text:bookmark text:name="line535"/>&lt;td&gt;Fin de mandat</text:p>
      <text:p text:style-name="Preformatted_20_Text"><text:bookmark text:name="line536"/>&lt;/td&gt;</text:p>
      <text:p text:style-name="Preformatted_20_Text"><text:bookmark text:name="line537"/>&lt;td&gt;&lt;a href="<text:a xlink:type="simple" xlink:href="view-source:https://fr.wikipedia.org/wiki/Parti_républicain_(États-Unis)" text:style-name="Internet_20_link" text:visited-style-name="Visited_20_Internet_20_Link">/wiki/Parti_r%C3%A9publicain_(%C3%89tats-Unis)</text:a>" title="Parti républicain (États-Unis)"&gt;Républicain&lt;/a&gt;</text:p>
      <text:p text:style-name="Preformatted_20_Text"><text:bookmark text:name="line538"/>&lt;/td&gt;</text:p>
      <text:p text:style-name="Preformatted_20_Text"><text:bookmark text:name="line539"/>&lt;td&gt;Petit-fils du président William Harrison, il est le troisième candidat à l'élection présidentielle à entrer à la Maison-Blanche en étant &lt;a href="<text:a xlink:type="simple" xlink:href="view-source:https://fr.wikipedia.org/wiki/Élection_présidentielle_américaine_de_1888" text:style-name="Internet_20_link" text:visited-style-name="Visited_20_Internet_20_Link">/wiki/%C3%89lection_pr%C3%A9sidentielle_am%C3%A9ricaine_de_1888</text:a>" title="Élection présidentielle américaine de 1888"&gt;minoritaire en voix&lt;/a&gt;. Il organise la première conférence des États du continent américain, place les îles &lt;a href="<text:a xlink:type="simple" xlink:href="view-source:https://fr.wikipedia.org/wiki/Samoa" text:style-name="Internet_20_link" text:visited-style-name="Visited_20_Internet_20_Link">/wiki/Samoa</text:a>" title="Samoa"&gt;Samoa&lt;/a&gt; sous protectorat américain, tente d’en faire de même avec &lt;a href="<text:a xlink:type="simple" xlink:href="view-source:https://fr.wikipedia.org/wiki/Hawaii" text:style-name="Internet_20_link" text:visited-style-name="Visited_20_Internet_20_Link">/wiki/Hawaii</text:a>" class="mw-redirect" title="Hawaii"&gt;Hawaii&lt;/a&gt; et négocie les droits de pêche dans le &lt;a href="<text:a xlink:type="simple" xlink:href="view-source:https://fr.wikipedia.org/wiki/Détroit_de_Béring" text:style-name="Internet_20_link" text:visited-style-name="Visited_20_Internet_20_Link">/wiki/D%C3%A9troit_de_B%C3%A9ring</text:a>" title="Détroit de Béring"&gt;détroit de Béring&lt;/a&gt;. Il signe la &lt;a href="<text:a xlink:type="simple" xlink:href="view-source:https://fr.wikipedia.org/wiki/Loi_Sherman" text:style-name="Internet_20_link" text:visited-style-name="Visited_20_Internet_20_Link">/wiki/Loi_Sherman</text:a>" class="mw-redirect" title="Loi Sherman"&gt;loi Sherman&lt;/a&gt;, première loi fédérale réglementant les conglomérats industriels, et soutient le passage d’une loi garantissant le &lt;a href="<text:a xlink:type="simple" xlink:href="view-source:https://fr.wikipedia.org/wiki/Droit_de_vote" text:style-name="Internet_20_link" text:visited-style-name="Visited_20_Internet_20_Link">/wiki/Droit_de_vote</text:a>" title="Droit de vote"&gt;droit de vote&lt;/a&gt; des Noirs, en particulier dans les États du Sud.</text:p>
      <text:p text:style-name="Preformatted_20_Text"><text:bookmark text:name="line540"/>&lt;/td&gt;&lt;/tr&gt;</text:p>
      <text:p text:style-name="Preformatted_20_Text"><text:bookmark text:name="line541"/>&lt;tr&gt;</text:p>
      <text:p text:style-name="Preformatted_20_Text"><text:bookmark text:name="line542"/>&lt;td style="background-color: #2C75FF"&gt;&lt;b&gt;24&lt;/b&gt;</text:p>
      <text:p text:style-name="Preformatted_20_Text"><text:bookmark text:name="line543"/>&lt;/td&gt;</text:p>
      <text:p text:style-name="Preformatted_20_Text"><text:bookmark text:name="line544"/><text:soft-page-break/>&lt;td&gt;&lt;b&gt;&lt;a href="<text:a xlink:type="simple" xlink:href="view-source:https://fr.wikipedia.org/wiki/S._Grover_Cleveland" text:style-name="Internet_20_link" text:visited-style-name="Visited_20_Internet_20_Link">/wiki/S._Grover_Cleveland</text:a>" class="mw-redirect" title="S. Grover Cleveland"&gt;S. Grover Cleveland&lt;/a&gt;&lt;/b&gt;&lt;br /&gt;&lt;small&gt;&lt;b&gt;&lt;abbr class="abbr" title="Deuxième"&gt;2&lt;sup&gt;e&lt;/sup&gt;&lt;/abbr&gt;&amp;#160;fois&lt;/b&gt;&lt;/small&gt;</text:p>
      <text:p text:style-name="Preformatted_20_Text"><text:bookmark text:name="line545"/>&lt;/td&gt;</text:p>
      <text:p text:style-name="Preformatted_20_Text"><text:bookmark text:name="line546"/>&lt;td&gt;&lt;a href="<text:a xlink:type="simple" xlink:href="view-source:https://fr.wikipedia.org/wiki/Fichier:President_Grover_Cleveland.jpg" text:style-name="Internet_20_link" text:visited-style-name="Visited_20_Internet_20_Link">/wiki/Fichier:President_Grover_Cleveland.jpg</text:a>" class="image"&gt;&lt;img alt="President Grover Cleveland.jpg" src="<text:a xlink:type="simple" xlink:href="view-source:https://upload.wikimedia.org/wikipedia/commons/thumb/9/91/President_Grover_Cleveland.jpg/90px-President_Grover_Cleveland.jpg" text:style-name="Internet_20_link" text:visited-style-name="Visited_20_Internet_20_Link">//upload.wikimedia.org/wikipedia/commons/thumb/9/91/President_Grover_Cleveland.jpg/90px-President_Grover_Cleveland.jpg</text:a>" width="90" height="134" srcset="//upload.wikimedia.org/wikipedia/commons/thumb/9/91/President_Grover_Cleveland.jpg/135px-President_Grover_Cleveland.jpg 1.5x, //upload.wikimedia.org/wikipedia/commons/thumb/9/91/President_Grover_Cleveland.jpg/180px-President_Grover_Cleveland.jpg 2x" data-file-width="1732" data-file-height="2572" /&gt;&lt;/a&gt;</text:p>
      <text:p text:style-name="Preformatted_20_Text"><text:bookmark text:name="line547"/>&lt;/td&gt;</text:p>
      <text:p text:style-name="Preformatted_20_Text"><text:bookmark text:name="line548"/>&lt;td&gt;&lt;time class="nowrap date-lien" datetime="1893-03-04" data-sort-value="1893-03-04"&gt;&lt;a href="<text:a xlink:type="simple" xlink:href="view-source:https://fr.wikipedia.org/wiki/4_mars" text:style-name="Internet_20_link" text:visited-style-name="Visited_20_Internet_20_Link">/wiki/4_mars</text:a>" title="4 mars"&gt;4&lt;/a&gt; &lt;a href="<text:a xlink:type="simple" xlink:href="view-source:https://fr.wikipedia.org/wiki/Mars_1893" text:style-name="Internet_20_link" text:visited-style-name="Visited_20_Internet_20_Link">/wiki/Mars_1893</text:a>" title="Mars 1893"&gt;mars&lt;/a&gt; &lt;a href="<text:a xlink:type="simple" xlink:href="view-source:https://fr.wikipedia.org/wiki/1893" text:style-name="Internet_20_link" text:visited-style-name="Visited_20_Internet_20_Link">/wiki/1893</text:a>" title="1893"&gt;1893&lt;/a&gt;&lt;/time&gt;</text:p>
      <text:p text:style-name="Preformatted_20_Text"><text:bookmark text:name="line549"/>&lt;/td&gt;</text:p>
      <text:p text:style-name="Preformatted_20_Text"><text:bookmark text:name="line550"/>&lt;td&gt;&lt;time class="nowrap date-lien" datetime="1897-03-04" data-sort-value="1897-03-04"&gt;&lt;a href="<text:a xlink:type="simple" xlink:href="view-source:https://fr.wikipedia.org/wiki/4_mars" text:style-name="Internet_20_link" text:visited-style-name="Visited_20_Internet_20_Link">/wiki/4_mars</text:a>" title="4 mars"&gt;4&lt;/a&gt; &lt;a href="<text:a xlink:type="simple" xlink:href="view-source:https://fr.wikipedia.org/wiki/Mars_1897" text:style-name="Internet_20_link" text:visited-style-name="Visited_20_Internet_20_Link">/wiki/Mars_1897</text:a>" title="Mars 1897"&gt;mars&lt;/a&gt; &lt;a href="<text:a xlink:type="simple" xlink:href="view-source:https://fr.wikipedia.org/wiki/1897" text:style-name="Internet_20_link" text:visited-style-name="Visited_20_Internet_20_Link">/wiki/1897</text:a>" title="1897"&gt;1897&lt;/a&gt;&lt;/time&gt;</text:p>
      <text:p text:style-name="Preformatted_20_Text"><text:bookmark text:name="line551"/>&lt;/td&gt;</text:p>
      <text:p text:style-name="Preformatted_20_Text"><text:bookmark text:name="line552"/>&lt;td&gt;&lt;span data-sort-value="&amp;amp;&amp;amp;&amp;amp;&amp;amp;&amp;amp;&amp;amp;&amp;amp;&amp;amp;&amp;amp;&amp;amp;&amp;amp;01461" class="datasortkey"&gt;4&amp;#160;ans&lt;/span&gt;</text:p>
      <text:p text:style-name="Preformatted_20_Text"><text:bookmark text:name="line553"/>&lt;/td&gt;</text:p>
      <text:p text:style-name="Preformatted_20_Text"><text:bookmark text:name="line554"/>&lt;td&gt;Fin de mandat</text:p>
      <text:p text:style-name="Preformatted_20_Text"><text:bookmark text:name="line555"/>&lt;/td&gt;</text:p>
      <text:p text:style-name="Preformatted_20_Text"><text:bookmark text:name="line556"/>&lt;td&gt;&lt;a href="<text:a xlink:type="simple" xlink:href="view-source:https://fr.wikipedia.org/wiki/Parti_démocrate_(États-Unis)" text:style-name="Internet_20_link" text:visited-style-name="Visited_20_Internet_20_Link">/wiki/Parti_d%C3%A9mocrate_(%C3%89tats-Unis)</text:a>" title="Parti démocrate (États-Unis)"&gt;Démocrate&lt;/a&gt;</text:p>
      <text:p text:style-name="Preformatted_20_Text"><text:bookmark text:name="line557"/>&lt;/td&gt;</text:p>
      <text:p text:style-name="Preformatted_20_Text"><text:bookmark text:name="line558"/>&lt;td&gt;Seul président à avoir effectué deux mandats non consécutifs, il &lt;a href="<text:a xlink:type="simple" xlink:href="view-source:https://fr.wikipedia.org/wiki/Élection_présidentielle_américaine_de_1892" text:style-name="Internet_20_link" text:visited-style-name="Visited_20_Internet_20_Link">/wiki/%C3%89lection_pr%C3%A9sidentielle_am%C3%A9ricaine_de_1892</text:a>" title="Élection présidentielle américaine de 1892"&gt;prend sa revanche&lt;/a&gt; sur Harrison malgré la présence d'un candidat populiste. Son second mandat est marqué par son mariage à la &lt;a href="<text:a xlink:type="simple" xlink:href="view-source:https://fr.wikipedia.org/wiki/Maison-Blanche" text:style-name="Internet_20_link" text:visited-style-name="Visited_20_Internet_20_Link">/wiki/Maison-Blanche</text:a>" title="Maison-Blanche"&gt;Maison-Blanche&lt;/a&gt;, par la &lt;a href="<text:a xlink:type="simple" xlink:href="view-source:https://fr.wikipedia.org/wiki/Crise_économique" text:style-name="Internet_20_link" text:visited-style-name="Visited_20_Internet_20_Link">/wiki/Crise_%C3%A9conomique</text:a>" title="Crise économique"&gt;crise économique&lt;/a&gt; de 1893 à 1897 accompagné d'une dépression et de nombreuses faillites, par l'abolition de la loi sur les droits civils dans le Sud, permettant l'instauration de la &lt;a href="<text:a xlink:type="simple" xlink:href="view-source:https://fr.wikipedia.org/wiki/Ségrégation_raciale_aux_États-Unis" text:style-name="Internet_20_link" text:visited-style-name="Visited_20_Internet_20_Link">/wiki/S%C3%A9gr%C3%A9gation_raciale_aux_%C3%89tats-Unis</text:a>" title="Ségrégation raciale aux États-Unis"&gt;ségrégation raciale&lt;/a&gt; et par la lutte contre l'influence des &lt;i&gt;lobbies&lt;/i&gt; industriels au Congrès&lt;sup id="cite_ref-5" class="reference"&gt;&lt;a href="<text:a xlink:type="simple" xlink:href="view-source:https://fr.wikipedia.org/wiki/Liste_des_présidents_des_États-Unis#cite_note-5" text:style-name="Internet_20_link" text:visited-style-name="Visited_20_Internet_20_Link">#cite_note-5</text:a>"&gt;&lt;span class="cite_crochet"&gt;[&lt;/span&gt;4&lt;span class="cite_crochet"&gt;]&lt;/span&gt;&lt;/a&gt;&lt;/sup&gt;.</text:p>
      <text:p text:style-name="Preformatted_20_Text"><text:bookmark text:name="line559"/>&lt;/td&gt;&lt;/tr&gt;</text:p>
      <text:p text:style-name="Preformatted_20_Text"><text:bookmark text:name="line560"/>&lt;tr&gt;</text:p>
      <text:p text:style-name="Preformatted_20_Text"><text:bookmark text:name="line561"/>&lt;td style="background-color: #dd0000"&gt;&lt;b&gt;25&lt;/b&gt;</text:p>
      <text:p text:style-name="Preformatted_20_Text"><text:bookmark text:name="line562"/>&lt;/td&gt;</text:p>
      <text:p text:style-name="Preformatted_20_Text"><text:bookmark text:name="line563"/>&lt;td&gt;&lt;b&gt;&lt;a href="<text:a xlink:type="simple" xlink:href="view-source:https://fr.wikipedia.org/wiki/William_McKinley" text:style-name="Internet_20_link" text:visited-style-name="Visited_20_Internet_20_Link">/wiki/William_McKinley</text:a>" title="William McKinley"&gt;William McKinley&lt;/a&gt;&lt;/b&gt;</text:p>
      <text:p text:style-name="Preformatted_20_Text"><text:bookmark text:name="line564"/>&lt;/td&gt;</text:p>
      <text:p text:style-name="Preformatted_20_Text"><text:bookmark text:name="line565"/>&lt;td&gt;&lt;a href="<text:a xlink:type="simple" xlink:href="view-source:https://fr.wikipedia.org/wiki/Fichier:Mckinley.jpg" text:style-name="Internet_20_link" text:visited-style-name="Visited_20_Internet_20_Link">/wiki/Fichier:Mckinley.jpg</text:a>" class="image"&gt;&lt;img alt="Mckinley.jpg" src="<text:a xlink:type="simple" xlink:href="view-source:https://upload.wikimedia.org/wikipedia/commons/thumb/6/6d/Mckinley.jpg/90px-Mckinley.jpg" text:style-name="Internet_20_link" text:visited-style-name="Visited_20_Internet_20_Link">//upload.wikimedia.org/wikipedia/commons/thumb/6/6d/Mckinley.jpg/90px-Mckinley.jpg</text:a>" width="90" height="112" srcset="//upload.wikimedia.org/wikipedia/commons/thumb/6/6d/Mckinley.jpg/135px-Mckinley.jpg 1.5x, //upload.wikimedia.org/wikipedia/commons/thumb/6/6d/Mckinley.jpg/180px-Mckinley.jpg 2x" data-file-width="2267" data-file-height="2812" /&gt;&lt;/a&gt;</text:p>
      <text:p text:style-name="Preformatted_20_Text"><text:bookmark text:name="line566"/>&lt;/td&gt;</text:p>
      <text:p text:style-name="Preformatted_20_Text"><text:bookmark text:name="line567"/><text:soft-page-break/>&lt;td&gt;&lt;time class="nowrap date-lien" datetime="1897-03-04" data-sort-value="1897-03-04"&gt;&lt;a href="<text:a xlink:type="simple" xlink:href="view-source:https://fr.wikipedia.org/wiki/4_mars" text:style-name="Internet_20_link" text:visited-style-name="Visited_20_Internet_20_Link">/wiki/4_mars</text:a>" title="4 mars"&gt;4&lt;/a&gt; &lt;a href="<text:a xlink:type="simple" xlink:href="view-source:https://fr.wikipedia.org/wiki/Mars_1897" text:style-name="Internet_20_link" text:visited-style-name="Visited_20_Internet_20_Link">/wiki/Mars_1897</text:a>" title="Mars 1897"&gt;mars&lt;/a&gt; &lt;a href="<text:a xlink:type="simple" xlink:href="view-source:https://fr.wikipedia.org/wiki/1897" text:style-name="Internet_20_link" text:visited-style-name="Visited_20_Internet_20_Link">/wiki/1897</text:a>" title="1897"&gt;1897&lt;/a&gt;&lt;/time&gt;</text:p>
      <text:p text:style-name="Preformatted_20_Text"><text:bookmark text:name="line568"/>&lt;/td&gt;</text:p>
      <text:p text:style-name="Preformatted_20_Text"><text:bookmark text:name="line569"/>&lt;td&gt;&lt;time class="nowrap date-lien" datetime="1901-09-14" data-sort-value="1901-09-14"&gt;&lt;a href="<text:a xlink:type="simple" xlink:href="view-source:https://fr.wikipedia.org/wiki/14_septembre" text:style-name="Internet_20_link" text:visited-style-name="Visited_20_Internet_20_Link">/wiki/14_septembre</text:a>" title="14 septembre"&gt;14&lt;/a&gt; &lt;a href="<text:a xlink:type="simple" xlink:href="view-source:https://fr.wikipedia.org/wiki/Septembre_1901" text:style-name="Internet_20_link" text:visited-style-name="Visited_20_Internet_20_Link">/wiki/Septembre_1901</text:a>" title="Septembre 1901"&gt;septembre&lt;/a&gt; &lt;a href="<text:a xlink:type="simple" xlink:href="view-source:https://fr.wikipedia.org/wiki/1901" text:style-name="Internet_20_link" text:visited-style-name="Visited_20_Internet_20_Link">/wiki/1901</text:a>" title="1901"&gt;1901&lt;/a&gt;&lt;/time&gt;</text:p>
      <text:p text:style-name="Preformatted_20_Text"><text:bookmark text:name="line570"/>&lt;/td&gt;</text:p>
      <text:p text:style-name="Preformatted_20_Text"><text:bookmark text:name="line571"/>&lt;td&gt;&lt;span data-sort-value="&amp;amp;&amp;amp;&amp;amp;&amp;amp;&amp;amp;&amp;amp;&amp;amp;&amp;amp;&amp;amp;&amp;amp;&amp;amp;01654" class="datasortkey"&gt;4&amp;#160;ans, 6&amp;#160;mois et 10&amp;#160;jours&lt;/span&gt;</text:p>
      <text:p text:style-name="Preformatted_20_Text"><text:bookmark text:name="line572"/>&lt;/td&gt;</text:p>
      <text:p text:style-name="Preformatted_20_Text"><text:bookmark text:name="line573"/>&lt;td&gt;Décès</text:p>
      <text:p text:style-name="Preformatted_20_Text"><text:bookmark text:name="line574"/>&lt;p&gt;(assassinat)</text:p>
      <text:p text:style-name="Preformatted_20_Text"><text:bookmark text:name="line575"/>&lt;/p&gt;</text:p>
      <text:p text:style-name="Preformatted_20_Text"><text:bookmark text:name="line576"/>&lt;/td&gt;</text:p>
      <text:p text:style-name="Preformatted_20_Text"><text:bookmark text:name="line577"/>&lt;td&gt;&lt;a href="<text:a xlink:type="simple" xlink:href="view-source:https://fr.wikipedia.org/wiki/Parti_républicain_(États-Unis)" text:style-name="Internet_20_link" text:visited-style-name="Visited_20_Internet_20_Link">/wiki/Parti_r%C3%A9publicain_(%C3%89tats-Unis)</text:a>" title="Parti républicain (États-Unis)"&gt;Républicain&lt;/a&gt;</text:p>
      <text:p text:style-name="Preformatted_20_Text"><text:bookmark text:name="line578"/>&lt;/td&gt;</text:p>
      <text:p text:style-name="Preformatted_20_Text"><text:bookmark text:name="line579"/>&lt;td&gt;Ancien &lt;a href="<text:a xlink:type="simple" xlink:href="view-source:https://fr.wikipedia.org/wiki/Gouverneur_de_l%27Ohio" text:style-name="Internet_20_link" text:visited-style-name="Visited_20_Internet_20_Link">/wiki/Gouverneur_de_l%27Ohio</text:a>" class="mw-redirect" title="Gouverneur de l&amp;#39;Ohio"&gt;gouverneur de l'Ohio&lt;/a&gt;, &lt;a href="<text:a xlink:type="simple" xlink:href="view-source:https://fr.wikipedia.org/wiki/Élection_présidentielle_américaine_de_1896" text:style-name="Internet_20_link" text:visited-style-name="Visited_20_Internet_20_Link">/wiki/%C3%89lection_pr%C3%A9sidentielle_am%C3%A9ricaine_de_1896</text:a>" title="Élection présidentielle américaine de 1896"&gt;facilement élu&lt;/a&gt; en &lt;a href="<text:a xlink:type="simple" xlink:href="view-source:https://fr.wikipedia.org/wiki/1896" text:style-name="Internet_20_link" text:visited-style-name="Visited_20_Internet_20_Link">/wiki/1896</text:a>" title="1896"&gt;1896&lt;/a&gt; et &lt;a href="<text:a xlink:type="simple" xlink:href="view-source:https://fr.wikipedia.org/wiki/Élection_présidentielle_américaine_de_1900" text:style-name="Internet_20_link" text:visited-style-name="Visited_20_Internet_20_Link">/wiki/%C3%89lection_pr%C3%A9sidentielle_am%C3%A9ricaine_de_1900</text:a>" title="Élection présidentielle américaine de 1900"&gt;réélu&lt;/a&gt; plus largement encore en &lt;a href="<text:a xlink:type="simple" xlink:href="view-source:https://fr.wikipedia.org/wiki/1900" text:style-name="Internet_20_link" text:visited-style-name="Visited_20_Internet_20_Link">/wiki/1900</text:a>" title="1900"&gt;1900&lt;/a&gt; contre le même adversaire, il est le président des premières manifestations de ce qu'on appellera l'&lt;a href="<text:a xlink:type="simple" xlink:href="view-source:https://fr.wikipedia.org/wiki/Impérialisme_américain" text:style-name="Internet_20_link" text:visited-style-name="Visited_20_Internet_20_Link">/wiki/Imp%C3%A9rialisme_am%C3%A9ricain</text:a>" title="Impérialisme américain"&gt;impérialisme américain&lt;/a&gt; où lors de la rapide &lt;a href="<text:a xlink:type="simple" xlink:href="view-source:https://fr.wikipedia.org/wiki/Guerre_hispano-américaine" text:style-name="Internet_20_link" text:visited-style-name="Visited_20_Internet_20_Link">/wiki/Guerre_hispano-am%C3%A9ricaine</text:a>" title="Guerre hispano-américaine"&gt;Guerre hispano-américaine&lt;/a&gt;, les États-Unis prennent de fait le contrôle des &lt;a href="<text:a xlink:type="simple" xlink:href="view-source:https://fr.wikipedia.org/wiki/Philippines" text:style-name="Internet_20_link" text:visited-style-name="Visited_20_Internet_20_Link">/wiki/Philippines</text:a>" title="Philippines"&gt;Philippines&lt;/a&gt; et de &lt;a href="<text:a xlink:type="simple" xlink:href="view-source:https://fr.wikipedia.org/wiki/Cuba" text:style-name="Internet_20_link" text:visited-style-name="Visited_20_Internet_20_Link">/wiki/Cuba</text:a>" title="Cuba"&gt;Cuba&lt;/a&gt;. Lors de la &lt;a href="<text:a xlink:type="simple" xlink:href="view-source:https://fr.wikipedia.org/wiki/Révolte_des_Boxers" text:style-name="Internet_20_link" text:visited-style-name="Visited_20_Internet_20_Link">/wiki/R%C3%A9volte_des_Boxers</text:a>" title="Révolte des Boxers"&gt;révolte des Boxers&lt;/a&gt;, il met des troupes à disposition du contingent international chargé de protéger les légations. Dorénavant à la tête d'une puissance mondiale, imposant sa volonté sur l'ensemble du continent américain, l'objectif de McKinley est surtout de préserver la liberté commerciale. Il mène une politique novatrice d'abaissement des barrières douanières à laquelle s'ajoute l'ouverture des marchés étrangers aux produits américains grâce notamment à la conclusion de traités commerciaux réciproques, mettant fin à la période du &lt;i&gt;Gilded Age&lt;/i&gt; (fondé sur le protectionnisme et la surveillance du Congrès). Le retour à l'&lt;a href="<text:a xlink:type="simple" xlink:href="view-source:https://fr.wikipedia.org/wiki/Étalon-or" text:style-name="Internet_20_link" text:visited-style-name="Visited_20_Internet_20_Link">/wiki/%C3%89talon-or</text:a>" title="Étalon-or"&gt;étalon-or&lt;/a&gt; est approuvé par le Congrès sous son mandat, écartant les partisans de la monnaie d'argent. Le vote du &lt;i&gt;Golden standard act&lt;/i&gt; assure la stabilité du &lt;a href="<text:a xlink:type="simple" xlink:href="view-source:https://fr.wikipedia.org/wiki/Dollar" text:style-name="Internet_20_link" text:visited-style-name="Visited_20_Internet_20_Link">/wiki/Dollar</text:a>" title="Dollar"&gt;dollar&lt;/a&gt; et rassure les investisseurs étrangers qui se ruent alors sur le marché américain, permettant une forte expansion de l'activité industrielle. Lors de l'&lt;a href="<text:a xlink:type="simple" xlink:href="view-source:https://fr.wikipedia.org/wiki/Exposition_Pan-américaine" text:style-name="Internet_20_link" text:visited-style-name="Visited_20_Internet_20_Link">/wiki/Exposition_Pan-am%C3%A9ricaine</text:a>" title="Exposition Pan-américaine"&gt;Exposition Pan-américaine&lt;/a&gt; de Buffalo en septembre 1901, McKinley est &lt;a href="<text:a xlink:type="simple" xlink:href="view-source:https://fr.wikipedia.org/wiki/Assassinat_de_William_McKinley" text:style-name="Internet_20_link" text:visited-style-name="Visited_20_Internet_20_Link">/wiki/Assassinat_de_William_McKinley</text:a>" title="Assassinat de William McKinley"&gt;assassiné&lt;/a&gt; par l'anarchiste &lt;a href="<text:a xlink:type="simple" xlink:href="view-source:https://fr.wikipedia.org/wiki/Leon_Czolgosz" text:style-name="Internet_20_link" text:visited-style-name="Visited_20_Internet_20_Link">/wiki/Leon_Czolgosz</text:a>" title="Leon Czolgosz"&gt;Leon Czolgosz&lt;/a&gt;&lt;sup id="cite_ref-6" class="reference"&gt;&lt;a href="<text:a xlink:type="simple" xlink:href="view-source:https://fr.wikipedia.org/wiki/Liste_des_présidents_des_États-Unis#cite_note-6" text:style-name="Internet_20_link" text:visited-style-name="Visited_20_Internet_20_Link">#cite_note-6</text:a>"&gt;&lt;span class="cite_crochet"&gt;[&lt;/span&gt;5&lt;span class="cite_crochet"&gt;]&lt;/span&gt;&lt;/a&gt;&lt;/sup&gt;.</text:p>
      <text:p text:style-name="Preformatted_20_Text"><text:bookmark text:name="line580"/>&lt;/td&gt;&lt;/tr&gt;</text:p>
      <text:p text:style-name="Preformatted_20_Text"><text:bookmark text:name="line581"/>&lt;tr&gt;</text:p>
      <text:p text:style-name="Preformatted_20_Text"><text:bookmark text:name="line582"/>&lt;td style="background-color: #dd0000"&gt;&lt;b&gt;26&lt;/b&gt;</text:p>
      <text:p text:style-name="Preformatted_20_Text"><text:bookmark text:name="line583"/>&lt;/td&gt;</text:p>
      <text:p text:style-name="Preformatted_20_Text"><text:bookmark text:name="line584"/><text:soft-page-break/>&lt;td&gt;&lt;b&gt;&lt;a href="<text:a xlink:type="simple" xlink:href="view-source:https://fr.wikipedia.org/wiki/Theodore_Roosevelt" text:style-name="Internet_20_link" text:visited-style-name="Visited_20_Internet_20_Link">/wiki/Theodore_Roosevelt</text:a>" title="Theodore Roosevelt"&gt;Theodore Roosevelt&lt;/a&gt;&lt;/b&gt;</text:p>
      <text:p text:style-name="Preformatted_20_Text"><text:bookmark text:name="line585"/>&lt;/td&gt;</text:p>
      <text:p text:style-name="Preformatted_20_Text"><text:bookmark text:name="line586"/>&lt;td&gt;&lt;a href="<text:a xlink:type="simple" xlink:href="view-source:https://fr.wikipedia.org/wiki/Fichier:President_Theodore_Roosevelt,_1904.jpg" text:style-name="Internet_20_link" text:visited-style-name="Visited_20_Internet_20_Link">/wiki/Fichier:President_Theodore_Roosevelt,_1904.jpg</text:a>" class="image"&gt;&lt;img alt="President Theodore Roosevelt, 1904.jpg" src="<text:a xlink:type="simple" xlink:href="view-source:https://upload.wikimedia.org/wikipedia/commons/thumb/1/19/President_Theodore_Roosevelt%2C_1904.jpg/90px-President_Theodore_Roosevelt%2C_1904.jpg" text:style-name="Internet_20_link" text:visited-style-name="Visited_20_Internet_20_Link">//upload.wikimedia.org/wikipedia/commons/thumb/1/19/President_Theodore_Roosevelt%2C_1904.jpg/90px-President_Theodore_Roosevelt%2C_1904.jpg</text:a>" width="90" height="119" srcset="//upload.wikimedia.org/wikipedia/commons/thumb/1/19/President_Theodore_Roosevelt%2C_1904.jpg/135px-President_Theodore_Roosevelt%2C_1904.jpg 1.5x, //upload.wikimedia.org/wikipedia/commons/thumb/1/19/President_Theodore_Roosevelt%2C_1904.jpg/180px-President_Theodore_Roosevelt%2C_1904.jpg 2x" data-file-width="2842" data-file-height="3751" /&gt;&lt;/a&gt;</text:p>
      <text:p text:style-name="Preformatted_20_Text"><text:bookmark text:name="line587"/>&lt;/td&gt;</text:p>
      <text:p text:style-name="Preformatted_20_Text"><text:bookmark text:name="line588"/>&lt;td&gt;&lt;time class="nowrap date-lien" datetime="1901-09-14" data-sort-value="1901-09-14"&gt;&lt;a href="<text:a xlink:type="simple" xlink:href="view-source:https://fr.wikipedia.org/wiki/14_septembre" text:style-name="Internet_20_link" text:visited-style-name="Visited_20_Internet_20_Link">/wiki/14_septembre</text:a>" title="14 septembre"&gt;14&lt;/a&gt; &lt;a href="<text:a xlink:type="simple" xlink:href="view-source:https://fr.wikipedia.org/wiki/Septembre_1901" text:style-name="Internet_20_link" text:visited-style-name="Visited_20_Internet_20_Link">/wiki/Septembre_1901</text:a>" title="Septembre 1901"&gt;septembre&lt;/a&gt; &lt;a href="<text:a xlink:type="simple" xlink:href="view-source:https://fr.wikipedia.org/wiki/1901" text:style-name="Internet_20_link" text:visited-style-name="Visited_20_Internet_20_Link">/wiki/1901</text:a>" title="1901"&gt;1901&lt;/a&gt;&lt;/time&gt;</text:p>
      <text:p text:style-name="Preformatted_20_Text"><text:bookmark text:name="line589"/>&lt;/td&gt;</text:p>
      <text:p text:style-name="Preformatted_20_Text"><text:bookmark text:name="line590"/>&lt;td&gt;&lt;time class="nowrap date-lien" datetime="1909-03-04" data-sort-value="1909-03-04"&gt;&lt;a href="<text:a xlink:type="simple" xlink:href="view-source:https://fr.wikipedia.org/wiki/4_mars" text:style-name="Internet_20_link" text:visited-style-name="Visited_20_Internet_20_Link">/wiki/4_mars</text:a>" title="4 mars"&gt;4&lt;/a&gt; &lt;a href="<text:a xlink:type="simple" xlink:href="view-source:https://fr.wikipedia.org/wiki/Mars_1909" text:style-name="Internet_20_link" text:visited-style-name="Visited_20_Internet_20_Link">/wiki/Mars_1909</text:a>" title="Mars 1909"&gt;mars&lt;/a&gt; &lt;a href="<text:a xlink:type="simple" xlink:href="view-source:https://fr.wikipedia.org/wiki/1909" text:style-name="Internet_20_link" text:visited-style-name="Visited_20_Internet_20_Link">/wiki/1909</text:a>" title="1909"&gt;1909&lt;/a&gt;&lt;/time&gt;</text:p>
      <text:p text:style-name="Preformatted_20_Text"><text:bookmark text:name="line591"/>&lt;/td&gt;</text:p>
      <text:p text:style-name="Preformatted_20_Text"><text:bookmark text:name="line592"/>&lt;td&gt;&lt;span data-sort-value="&amp;amp;&amp;amp;&amp;amp;&amp;amp;&amp;amp;&amp;amp;&amp;amp;&amp;amp;&amp;amp;&amp;amp;&amp;amp;02728" class="datasortkey"&gt;7&amp;#160;ans, 5&amp;#160;mois et 18&amp;#160;jours&lt;/span&gt;</text:p>
      <text:p text:style-name="Preformatted_20_Text"><text:bookmark text:name="line593"/>&lt;/td&gt;</text:p>
      <text:p text:style-name="Preformatted_20_Text"><text:bookmark text:name="line594"/>&lt;td&gt;Fin de mandat</text:p>
      <text:p text:style-name="Preformatted_20_Text"><text:bookmark text:name="line595"/>&lt;/td&gt;</text:p>
      <text:p text:style-name="Preformatted_20_Text"><text:bookmark text:name="line596"/>&lt;td&gt;&lt;a href="<text:a xlink:type="simple" xlink:href="view-source:https://fr.wikipedia.org/wiki/Parti_républicain_(États-Unis)" text:style-name="Internet_20_link" text:visited-style-name="Visited_20_Internet_20_Link">/wiki/Parti_r%C3%A9publicain_(%C3%89tats-Unis)</text:a>" title="Parti républicain (États-Unis)"&gt;Républicain&lt;/a&gt;</text:p>
      <text:p text:style-name="Preformatted_20_Text"><text:bookmark text:name="line597"/>&lt;/td&gt;</text:p>
      <text:p text:style-name="Preformatted_20_Text"><text:bookmark text:name="line598"/>&lt;td&gt;Ancien chef de la &lt;a href="<text:a xlink:type="simple" xlink:href="view-source:https://fr.wikipedia.org/wiki/New_York_City_Police_Department" text:style-name="Internet_20_link" text:visited-style-name="Visited_20_Internet_20_Link">/wiki/New_York_City_Police_Department</text:a>" title="New York City Police Department"&gt;police de New York&lt;/a&gt;, officier des &lt;i&gt;&lt;span class="lang-en" lang="en"&gt;&lt;a href="<text:a xlink:type="simple" xlink:href="view-source:https://fr.wikipedia.org/wiki/Rough_Riders" text:style-name="Internet_20_link" text:visited-style-name="Visited_20_Internet_20_Link">/wiki/Rough_Riders</text:a>" title="Rough Riders"&gt;Rough Riders&lt;/a&gt;&lt;/span&gt;&lt;/i&gt; à la &lt;a href="<text:a xlink:type="simple" xlink:href="view-source:https://fr.wikipedia.org/wiki/Bataille_de_San_Juan" text:style-name="Internet_20_link" text:visited-style-name="Visited_20_Internet_20_Link">/wiki/Bataille_de_San_Juan</text:a>" title="Bataille de San Juan"&gt;bataille de San Juan&lt;/a&gt; à Cuba, vice-président de McKinley, il succède à ce dernier après son assassinat, devenant à 42 ans le plus jeune président américain, puis est à son tour &lt;a href="<text:a xlink:type="simple" xlink:href="view-source:https://fr.wikipedia.org/wiki/Élection_présidentielle_américaine_de_1904" text:style-name="Internet_20_link" text:visited-style-name="Visited_20_Internet_20_Link">/wiki/%C3%89lection_pr%C3%A9sidentielle_am%C3%A9ricaine_de_1904</text:a>" title="Élection présidentielle américaine de 1904"&gt;élu&lt;/a&gt; en &lt;a href="<text:a xlink:type="simple" xlink:href="view-source:https://fr.wikipedia.org/wiki/1904" text:style-name="Internet_20_link" text:visited-style-name="Visited_20_Internet_20_Link">/wiki/1904</text:a>" title="1904"&gt;1904&lt;/a&gt;. Il applique une politique progressiste et sociale (politique &lt;i&gt;anti-trust&lt;/i&gt; contre les &lt;i&gt;&lt;span class="lang-en" lang="en"&gt;big corporations&lt;/span&gt;&lt;/i&gt;) et étend les prérogatives présidentielles et fédérales. En &lt;a href="<text:a xlink:type="simple" xlink:href="view-source:https://fr.wikipedia.org/wiki/Politique_internationale" text:style-name="Internet_20_link" text:visited-style-name="Visited_20_Internet_20_Link">/wiki/Politique_internationale</text:a>" title="Politique internationale"&gt;politique internationale&lt;/a&gt;, il révise la &lt;a href="<text:a xlink:type="simple" xlink:href="view-source:https://fr.wikipedia.org/wiki/Doctrine_Monroe" text:style-name="Internet_20_link" text:visited-style-name="Visited_20_Internet_20_Link">/wiki/Doctrine_Monroe</text:a>" title="Doctrine Monroe"&gt;doctrine Monroe&lt;/a&gt; en accordant aux États-Unis la possibilité d'exercer un pouvoir international de police, ce qui lui permet de se poser en protecteur de l'ensemble latino-américain. Il reçoit le &lt;a href="<text:a xlink:type="simple" xlink:href="view-source:https://fr.wikipedia.org/wiki/Prix_Nobel_de_la_paix" text:style-name="Internet_20_link" text:visited-style-name="Visited_20_Internet_20_Link">/wiki/Prix_Nobel_de_la_paix</text:a>" title="Prix Nobel de la paix"&gt;prix Nobel de la paix&lt;/a&gt; pour son rôle de médiateur dans le &lt;a href="<text:a xlink:type="simple" xlink:href="view-source:https://fr.wikipedia.org/wiki/Guerre_russo-japonaise" text:style-name="Internet_20_link" text:visited-style-name="Visited_20_Internet_20_Link">/wiki/Guerre_russo-japonaise</text:a>" title="Guerre russo-japonaise"&gt;conflit entre le Japon et la Russie&lt;/a&gt;. Écologiste mais aussi chasseur et admirateur du milieu vivant, il multiplie les actions en faveur de la protection des espaces naturels, de la création des parcs nationaux à la lutte contre le gaspillage&lt;sup id="cite_ref-7" class="reference"&gt;&lt;a href="<text:a xlink:type="simple" xlink:href="view-source:https://fr.wikipedia.org/wiki/Liste_des_présidents_des_États-Unis#cite_note-7" text:style-name="Internet_20_link" text:visited-style-name="Visited_20_Internet_20_Link">#cite_note-7</text:a>"&gt;&lt;span class="cite_crochet"&gt;[&lt;/span&gt;6&lt;span class="cite_crochet"&gt;]&lt;/span&gt;&lt;/a&gt;&lt;/sup&gt;. Il refuse de se représenter en &lt;a href="<text:a xlink:type="simple" xlink:href="view-source:https://fr.wikipedia.org/wiki/Élection_présidentielle_américaine_de_1908" text:style-name="Internet_20_link" text:visited-style-name="Visited_20_Internet_20_Link">/wiki/%C3%89lection_pr%C3%A9sidentielle_am%C3%A9ricaine_de_1908</text:a>" title="Élection présidentielle américaine de 1908"&gt;1908&lt;/a&gt; mais, mécontent de la politique de son successeur, se présentera contre lui à <text:soft-page-break/>l'élection de &lt;a href="<text:a xlink:type="simple" xlink:href="view-source:https://fr.wikipedia.org/wiki/Élection_présidentielle_américaine_de_1912" text:style-name="Internet_20_link" text:visited-style-name="Visited_20_Internet_20_Link">/wiki/%C3%89lection_pr%C3%A9sidentielle_am%C3%A9ricaine_de_1912</text:a>" title="Élection présidentielle américaine de 1912"&gt;1912&lt;/a&gt; comme &lt;a href="<text:a xlink:type="simple" xlink:href="view-source:https://fr.wikipedia.org/wiki/Parti_progressiste_(États-Unis)" text:style-name="Internet_20_link" text:visited-style-name="Visited_20_Internet_20_Link">/wiki/Parti_progressiste_(%C3%89tats-Unis)</text:a>" title="Parti progressiste (États-Unis)"&gt;progressiste&lt;/a&gt;, provoquant la défaite des républicains.</text:p>
      <text:p text:style-name="Preformatted_20_Text"><text:bookmark text:name="line599"/>&lt;/td&gt;&lt;/tr&gt;</text:p>
      <text:p text:style-name="Preformatted_20_Text"><text:bookmark text:name="line600"/>&lt;tr&gt;</text:p>
      <text:p text:style-name="Preformatted_20_Text"><text:bookmark text:name="line601"/>&lt;td style="background-color: #dd0000"&gt;&lt;b&gt;27&lt;/b&gt;</text:p>
      <text:p text:style-name="Preformatted_20_Text"><text:bookmark text:name="line602"/>&lt;/td&gt;</text:p>
      <text:p text:style-name="Preformatted_20_Text"><text:bookmark text:name="line603"/>&lt;td&gt;&lt;b&gt;&lt;a href="<text:a xlink:type="simple" xlink:href="view-source:https://fr.wikipedia.org/wiki/William_H._Taft" text:style-name="Internet_20_link" text:visited-style-name="Visited_20_Internet_20_Link">/wiki/William_H._Taft</text:a>" class="mw-redirect" title="William H. Taft"&gt;William H. Taft&lt;/a&gt;&lt;/b&gt;</text:p>
      <text:p text:style-name="Preformatted_20_Text"><text:bookmark text:name="line604"/>&lt;/td&gt;</text:p>
      <text:p text:style-name="Preformatted_20_Text"><text:bookmark text:name="line605"/>&lt;td&gt;&lt;a href="<text:a xlink:type="simple" xlink:href="view-source:https://fr.wikipedia.org/wiki/Fichier:William_Howard_Taft,_Bain_bw_photo_portrait,_1908.jpg" text:style-name="Internet_20_link" text:visited-style-name="Visited_20_Internet_20_Link">/wiki/Fichier:William_Howard_Taft,_Bain_bw_photo_portrait,_1908.jpg</text:a>" class="image"&gt;&lt;img alt="William Howard Taft, Bain bw photo portrait, 1908.jpg" src="<text:a xlink:type="simple" xlink:href="view-source:https://upload.wikimedia.org/wikipedia/commons/thumb/f/fc/William_Howard_Taft%2C_Bain_bw_photo_portrait%2C_1908.jpg/90px-William_Howard_Taft%2C_Bain_bw_photo_portrait%2C_1908.jpg" text:style-name="Internet_20_link" text:visited-style-name="Visited_20_Internet_20_Link">//upload.wikimedia.org/wikipedia/commons/thumb/f/fc/William_Howard_Taft%2C_Bain_bw_photo_portrait%2C_1908.jpg/90px-William_Howard_Taft%2C_Bain_bw_photo_portrait%2C_1908.jpg</text:a>" width="90" height="127" srcset="//upload.wikimedia.org/wikipedia/commons/thumb/f/fc/William_Howard_Taft%2C_Bain_bw_photo_portrait%2C_1908.jpg/135px-William_Howard_Taft%2C_Bain_bw_photo_portrait%2C_1908.jpg 1.5x, //upload.wikimedia.org/wikipedia/commons/thumb/f/fc/William_Howard_Taft%2C_Bain_bw_photo_portrait%2C_1908.jpg/180px-William_Howard_Taft%2C_Bain_bw_photo_portrait%2C_1908.jpg 2x" data-file-width="3363" data-file-height="4756" /&gt;&lt;/a&gt;</text:p>
      <text:p text:style-name="Preformatted_20_Text"><text:bookmark text:name="line606"/>&lt;/td&gt;</text:p>
      <text:p text:style-name="Preformatted_20_Text"><text:bookmark text:name="line607"/>&lt;td&gt;&lt;time class="nowrap date-lien" datetime="1909-03-04" data-sort-value="1909-03-04"&gt;&lt;a href="<text:a xlink:type="simple" xlink:href="view-source:https://fr.wikipedia.org/wiki/4_mars" text:style-name="Internet_20_link" text:visited-style-name="Visited_20_Internet_20_Link">/wiki/4_mars</text:a>" title="4 mars"&gt;4&lt;/a&gt; &lt;a href="<text:a xlink:type="simple" xlink:href="view-source:https://fr.wikipedia.org/wiki/Mars_1909" text:style-name="Internet_20_link" text:visited-style-name="Visited_20_Internet_20_Link">/wiki/Mars_1909</text:a>" title="Mars 1909"&gt;mars&lt;/a&gt; &lt;a href="<text:a xlink:type="simple" xlink:href="view-source:https://fr.wikipedia.org/wiki/1909" text:style-name="Internet_20_link" text:visited-style-name="Visited_20_Internet_20_Link">/wiki/1909</text:a>" title="1909"&gt;1909&lt;/a&gt;&lt;/time&gt;</text:p>
      <text:p text:style-name="Preformatted_20_Text"><text:bookmark text:name="line608"/>&lt;/td&gt;</text:p>
      <text:p text:style-name="Preformatted_20_Text"><text:bookmark text:name="line609"/>&lt;td&gt;&lt;time class="nowrap date-lien" datetime="1913-03-04" data-sort-value="1913-03-04"&gt;&lt;a href="<text:a xlink:type="simple" xlink:href="view-source:https://fr.wikipedia.org/wiki/4_mars" text:style-name="Internet_20_link" text:visited-style-name="Visited_20_Internet_20_Link">/wiki/4_mars</text:a>" title="4 mars"&gt;4&lt;/a&gt; &lt;a href="<text:a xlink:type="simple" xlink:href="view-source:https://fr.wikipedia.org/wiki/Mars_1913" text:style-name="Internet_20_link" text:visited-style-name="Visited_20_Internet_20_Link">/wiki/Mars_1913</text:a>" title="Mars 1913"&gt;mars&lt;/a&gt; &lt;a href="<text:a xlink:type="simple" xlink:href="view-source:https://fr.wikipedia.org/wiki/1913" text:style-name="Internet_20_link" text:visited-style-name="Visited_20_Internet_20_Link">/wiki/1913</text:a>" title="1913"&gt;1913&lt;/a&gt;&lt;/time&gt;</text:p>
      <text:p text:style-name="Preformatted_20_Text"><text:bookmark text:name="line610"/>&lt;/td&gt;</text:p>
      <text:p text:style-name="Preformatted_20_Text"><text:bookmark text:name="line611"/>&lt;td&gt;&lt;span data-sort-value="&amp;amp;&amp;amp;&amp;amp;&amp;amp;&amp;amp;&amp;amp;&amp;amp;&amp;amp;&amp;amp;&amp;amp;&amp;amp;01461" class="datasortkey"&gt;4&amp;#160;ans&lt;/span&gt;</text:p>
      <text:p text:style-name="Preformatted_20_Text"><text:bookmark text:name="line612"/>&lt;/td&gt;</text:p>
      <text:p text:style-name="Preformatted_20_Text"><text:bookmark text:name="line613"/>&lt;td&gt;Fin de mandat</text:p>
      <text:p text:style-name="Preformatted_20_Text"><text:bookmark text:name="line614"/>&lt;/td&gt;</text:p>
      <text:p text:style-name="Preformatted_20_Text"><text:bookmark text:name="line615"/>&lt;td&gt;&lt;a href="<text:a xlink:type="simple" xlink:href="view-source:https://fr.wikipedia.org/wiki/Parti_républicain_(États-Unis)" text:style-name="Internet_20_link" text:visited-style-name="Visited_20_Internet_20_Link">/wiki/Parti_r%C3%A9publicain_(%C3%89tats-Unis)</text:a>" title="Parti républicain (États-Unis)"&gt;Républicain&lt;/a&gt;</text:p>
      <text:p text:style-name="Preformatted_20_Text"><text:bookmark text:name="line616"/>&lt;/td&gt;</text:p>
      <text:p text:style-name="Preformatted_20_Text"><text:bookmark text:name="line617"/>&lt;td&gt;Conservateur, partisan de la «&amp;#160;diplomatie du dollar&amp;#160;», son mandat est marqué par le retrait des troupes américaines de Cuba et par la détérioration du climat social. Candidat à sa réélection, il se heurte à la candidature de Roosevelt qui, au nom du mouvement progressiste, se présente avec un programme baptisé «&amp;#160;&lt;span class="lang-en" lang="en"&gt;&lt;i&gt;New Nationalism&lt;/i&gt;&lt;/span&gt;&amp;#160;». Avec un camp républicain ainsi divisé, Taft est privé d'un deuxième mandat. De 1921 à 1930, il est président de la &lt;a href="<text:a xlink:type="simple" xlink:href="view-source:https://fr.wikipedia.org/wiki/Cour_suprême_des_États-Unis" text:style-name="Internet_20_link" text:visited-style-name="Visited_20_Internet_20_Link">/wiki/Cour_supr%C3%AAme_des_%C3%89tats-Unis</text:a>" title="Cour suprême des États-Unis"&gt;Cour suprême des États-Unis&lt;/a&gt;.</text:p>
      <text:p text:style-name="Preformatted_20_Text"><text:bookmark text:name="line618"/>&lt;/td&gt;&lt;/tr&gt;</text:p>
      <text:p text:style-name="Preformatted_20_Text"><text:bookmark text:name="line619"/>&lt;tr&gt;</text:p>
      <text:p text:style-name="Preformatted_20_Text"><text:bookmark text:name="line620"/>&lt;td style="background-color: #2C75FF"&gt;&lt;b&gt;28&lt;/b&gt;</text:p>
      <text:p text:style-name="Preformatted_20_Text"><text:bookmark text:name="line621"/>&lt;/td&gt;</text:p>
      <text:p text:style-name="Preformatted_20_Text"><text:bookmark text:name="line622"/>&lt;td&gt;&lt;b&gt;&lt;a href="<text:a xlink:type="simple" xlink:href="view-source:https://fr.wikipedia.org/wiki/T._Woodrow_Wilson" text:style-name="Internet_20_link" text:visited-style-name="Visited_20_Internet_20_Link">/wiki/T._Woodrow_Wilson</text:a>" class="mw-redirect" title="T. Woodrow Wilson"&gt;T. Woodrow Wilson&lt;/a&gt;&lt;/b&gt;</text:p>
      <text:p text:style-name="Preformatted_20_Text"><text:bookmark text:name="line623"/>&lt;/td&gt;</text:p>
      <text:p text:style-name="Preformatted_20_Text"><text:bookmark text:name="line624"/>&lt;td&gt;&lt;a href="<text:a xlink:type="simple" xlink:href="view-source:https://fr.wikipedia.org/wiki/Fichier:President_Woodrow_Wilson_portrait_December_2_1912.jpg" text:style-name="Internet_20_link" text:visited-style-name="Visited_20_Internet_20_Link">/wiki/Fichier:President_Woodrow_Wilson_portrait_December_2_1912.jpg</text:a>" class="image"&gt;&lt;img alt="President Woodrow Wilson portrait December 2 1912.jpg" <text:soft-page-break/>src="<text:a xlink:type="simple" xlink:href="view-source:https://upload.wikimedia.org/wikipedia/commons/thumb/2/2d/President_Woodrow_Wilson_portrait_December_2_1912.jpg/90px-President_Woodrow_Wilson_portrait_December_2_1912.jpg" text:style-name="Internet_20_link" text:visited-style-name="Visited_20_Internet_20_Link">//upload.wikimedia.org/wikipedia/commons/thumb/2/2d/President_Woodrow_Wilson_portrait_December_2_1912.jpg/90px-President_Woodrow_Wilson_portrait_December_2_1912.jpg</text:a>" width="90" height="110" srcset="//upload.wikimedia.org/wikipedia/commons/thumb/2/2d/President_Woodrow_Wilson_portrait_December_2_1912.jpg/135px-President_Woodrow_Wilson_portrait_December_2_1912.jpg 1.5x, //upload.wikimedia.org/wikipedia/commons/thumb/2/2d/President_Woodrow_Wilson_portrait_December_2_1912.jpg/180px-President_Woodrow_Wilson_portrait_December_2_1912.jpg 2x" data-file-width="2976" data-file-height="3623" /&gt;&lt;/a&gt;</text:p>
      <text:p text:style-name="Preformatted_20_Text"><text:bookmark text:name="line625"/>&lt;/td&gt;</text:p>
      <text:p text:style-name="Preformatted_20_Text"><text:bookmark text:name="line626"/>&lt;td&gt;&lt;time class="nowrap date-lien" datetime="1913-03-04" data-sort-value="1913-03-04"&gt;&lt;a href="<text:a xlink:type="simple" xlink:href="view-source:https://fr.wikipedia.org/wiki/4_mars" text:style-name="Internet_20_link" text:visited-style-name="Visited_20_Internet_20_Link">/wiki/4_mars</text:a>" title="4 mars"&gt;4&lt;/a&gt; &lt;a href="<text:a xlink:type="simple" xlink:href="view-source:https://fr.wikipedia.org/wiki/Mars_1913" text:style-name="Internet_20_link" text:visited-style-name="Visited_20_Internet_20_Link">/wiki/Mars_1913</text:a>" title="Mars 1913"&gt;mars&lt;/a&gt; &lt;a href="<text:a xlink:type="simple" xlink:href="view-source:https://fr.wikipedia.org/wiki/1913" text:style-name="Internet_20_link" text:visited-style-name="Visited_20_Internet_20_Link">/wiki/1913</text:a>" title="1913"&gt;1913&lt;/a&gt;&lt;/time&gt;</text:p>
      <text:p text:style-name="Preformatted_20_Text"><text:bookmark text:name="line627"/>&lt;/td&gt;</text:p>
      <text:p text:style-name="Preformatted_20_Text"><text:bookmark text:name="line628"/>&lt;td&gt;&lt;time class="nowrap date-lien" datetime="1921-03-04" data-sort-value="1921-03-04"&gt;&lt;a href="<text:a xlink:type="simple" xlink:href="view-source:https://fr.wikipedia.org/wiki/4_mars" text:style-name="Internet_20_link" text:visited-style-name="Visited_20_Internet_20_Link">/wiki/4_mars</text:a>" title="4 mars"&gt;4&lt;/a&gt; &lt;a href="<text:a xlink:type="simple" xlink:href="view-source:https://fr.wikipedia.org/wiki/Mars_1921" text:style-name="Internet_20_link" text:visited-style-name="Visited_20_Internet_20_Link">/wiki/Mars_1921</text:a>" title="Mars 1921"&gt;mars&lt;/a&gt; &lt;a href="<text:a xlink:type="simple" xlink:href="view-source:https://fr.wikipedia.org/wiki/1921" text:style-name="Internet_20_link" text:visited-style-name="Visited_20_Internet_20_Link">/wiki/1921</text:a>" title="1921"&gt;1921&lt;/a&gt;&lt;/time&gt;</text:p>
      <text:p text:style-name="Preformatted_20_Text"><text:bookmark text:name="line629"/>&lt;/td&gt;</text:p>
      <text:p text:style-name="Preformatted_20_Text"><text:bookmark text:name="line630"/>&lt;td&gt;&lt;span data-sort-value="&amp;amp;&amp;amp;&amp;amp;&amp;amp;&amp;amp;&amp;amp;&amp;amp;&amp;amp;&amp;amp;&amp;amp;&amp;amp;02922" class="datasortkey"&gt;8&amp;#160;ans&lt;/span&gt;</text:p>
      <text:p text:style-name="Preformatted_20_Text"><text:bookmark text:name="line631"/>&lt;/td&gt;</text:p>
      <text:p text:style-name="Preformatted_20_Text"><text:bookmark text:name="line632"/>&lt;td&gt;Fin de mandat</text:p>
      <text:p text:style-name="Preformatted_20_Text"><text:bookmark text:name="line633"/>&lt;/td&gt;</text:p>
      <text:p text:style-name="Preformatted_20_Text"><text:bookmark text:name="line634"/>&lt;td&gt;&lt;a href="<text:a xlink:type="simple" xlink:href="view-source:https://fr.wikipedia.org/wiki/Parti_démocrate_(États-Unis)" text:style-name="Internet_20_link" text:visited-style-name="Visited_20_Internet_20_Link">/wiki/Parti_d%C3%A9mocrate_(%C3%89tats-Unis)</text:a>" title="Parti démocrate (États-Unis)"&gt;Démocrate&lt;/a&gt;</text:p>
      <text:p text:style-name="Preformatted_20_Text"><text:bookmark text:name="line635"/>&lt;/td&gt;</text:p>
      <text:p text:style-name="Preformatted_20_Text"><text:bookmark text:name="line636"/>&lt;td&gt;Ancien président de l'&lt;a href="<text:a xlink:type="simple" xlink:href="view-source:https://fr.wikipedia.org/wiki/Université_de_Princeton" text:style-name="Internet_20_link" text:visited-style-name="Visited_20_Internet_20_Link">/wiki/Universit%C3%A9_de_Princeton</text:a>" title="Université de Princeton"&gt;université de Princeton&lt;/a&gt;, il est &lt;a href="<text:a xlink:type="simple" xlink:href="view-source:https://fr.wikipedia.org/wiki/Élection_présidentielle_américaine_de_1912" text:style-name="Internet_20_link" text:visited-style-name="Visited_20_Internet_20_Link">/wiki/%C3%89lection_pr%C3%A9sidentielle_am%C3%A9ricaine_de_1912</text:a>" title="Élection présidentielle américaine de 1912"&gt;élu&lt;/a&gt; avec 41&amp;#160;% des voix grâce à une scission chez les républicains et à la candidature dissidente de &lt;a href="<text:a xlink:type="simple" xlink:href="view-source:https://fr.wikipedia.org/wiki/Theodore_Roosevelt" text:style-name="Internet_20_link" text:visited-style-name="Visited_20_Internet_20_Link">/wiki/Theodore_Roosevelt</text:a>" title="Theodore Roosevelt"&gt;Theodore Roosevelt&lt;/a&gt;, puis &lt;a href="<text:a xlink:type="simple" xlink:href="view-source:https://fr.wikipedia.org/wiki/Élection_présidentielle_américaine_de_1916" text:style-name="Internet_20_link" text:visited-style-name="Visited_20_Internet_20_Link">/wiki/%C3%89lection_pr%C3%A9sidentielle_am%C3%A9ricaine_de_1916</text:a>" title="Élection présidentielle américaine de 1916"&gt;réélu&lt;/a&gt; en &lt;a href="<text:a xlink:type="simple" xlink:href="view-source:https://fr.wikipedia.org/wiki/1916" text:style-name="Internet_20_link" text:visited-style-name="Visited_20_Internet_20_Link">/wiki/1916</text:a>" title="1916"&gt;1916&lt;/a&gt; à une majorité de 600&amp;#160;000&amp;#160;voix et de 23 grands électeurs face à son rival républicain. Sous son mandat, les membres du &lt;a href="<text:a xlink:type="simple" xlink:href="view-source:https://fr.wikipedia.org/wiki/Sénat_des_États-Unis" text:style-name="Internet_20_link" text:visited-style-name="Visited_20_Internet_20_Link">/wiki/S%C3%A9nat_des_%C3%89tats-Unis</text:a>" title="Sénat des États-Unis"&gt;Sénat des États-Unis&lt;/a&gt; sont pour la première fois élus au &lt;a href="<text:a xlink:type="simple" xlink:href="view-source:https://fr.wikipedia.org/wiki/Suffrage_universel" text:style-name="Internet_20_link" text:visited-style-name="Visited_20_Internet_20_Link">/wiki/Suffrage_universel</text:a>" title="Suffrage universel"&gt;suffrage universel&lt;/a&gt; et non plus désignés par le &lt;a href="<text:a xlink:type="simple" xlink:href="view-source:https://fr.wikipedia.org/wiki/Législature_d%27État_des_États-Unis" text:style-name="Internet_20_link" text:visited-style-name="Visited_20_Internet_20_Link">/wiki/L%C3%A9gislature_d%27%C3%89tat_des_%C3%89tats-Unis</text:a>" title="Législature d&amp;#39;État des États-Unis"&gt;législatures des états&lt;/a&gt; (1914). Malgré son &lt;a href="<text:a xlink:type="simple" xlink:href="view-source:https://fr.wikipedia.org/wiki/Pacifisme" text:style-name="Internet_20_link" text:visited-style-name="Visited_20_Internet_20_Link">/wiki/Pacifisme</text:a>" title="Pacifisme"&gt;pacifisme&lt;/a&gt;, il fait &lt;a href="<text:a xlink:type="simple" xlink:href="view-source:https://fr.wikipedia.org/wiki/Les_États-Unis_pendant_la_Première_Guerre_mondiale" text:style-name="Internet_20_link" text:visited-style-name="Visited_20_Internet_20_Link">/wiki/Les_%C3%89tats-Unis_pendant_la_Premi%C3%A8re_Guerre_mondiale</text:a>" class="mw-redirect" title="Les États-Unis pendant la Première Guerre mondiale"&gt;intervenir les États-Unis dans la Première Guerre mondiale&lt;/a&gt;. Il est le père de la &lt;a href="<text:a xlink:type="simple" xlink:href="view-source:https://fr.wikipedia.org/wiki/Société_des_Nations" text:style-name="Internet_20_link" text:visited-style-name="Visited_20_Internet_20_Link">/wiki/Soci%C3%A9t%C3%A9_des_Nations</text:a>" title="Société des Nations"&gt;Société des Nations&lt;/a&gt; mais, paradoxalement, ne parvient pas à y faire adhérer les États-Unis. Il reçoit le &lt;a href="<text:a xlink:type="simple" xlink:href="view-source:https://fr.wikipedia.org/wiki/Prix_Nobel_de_la_paix" text:style-name="Internet_20_link" text:visited-style-name="Visited_20_Internet_20_Link">/wiki/Prix_Nobel_de_la_paix</text:a>" title="Prix Nobel de la paix"&gt;Prix Nobel de la paix&lt;/a&gt; en 1919. En &lt;a href="<text:a xlink:type="simple" xlink:href="view-source:https://fr.wikipedia.org/wiki/1920" text:style-name="Internet_20_link" text:visited-style-name="Visited_20_Internet_20_Link">/wiki/1920</text:a>" title="1920"&gt;1920&lt;/a&gt;, &lt;a href="<text:a xlink:type="simple" xlink:href="view-source:https://fr.wikipedia.org/wiki/XIXe_amendement_de_la_Constitution_des_États-Unis" text:style-name="Internet_20_link" text:visited-style-name="Visited_20_Internet_20_Link">/wiki/XIXe_amendement_de_la_Constitution_des_%C3%89tats-Unis</text:a>" class="mw-redirect" title="XIXe amendement de la Constitution des États-Unis"&gt;il accorde&lt;/a&gt; le &lt;a href="<text:a xlink:type="simple" xlink:href="view-source:https://fr.wikipedia.org/wiki/Droit_de_vote_des_femmes" text:style-name="Internet_20_link" text:visited-style-name="Visited_20_Internet_20_Link">/wiki/Droit_de_vote_des_femmes</text:a>" title="Droit de vote des femmes"&gt;droit de vote aux femmes&lt;/a&gt;.</text:p>
      <text:p text:style-name="Preformatted_20_Text"><text:bookmark text:name="line637"/>&lt;/td&gt;&lt;/tr&gt;</text:p>
      <text:p text:style-name="Preformatted_20_Text"><text:bookmark text:name="line638"/>&lt;tr&gt;</text:p>
      <text:p text:style-name="Preformatted_20_Text"><text:bookmark text:name="line639"/>&lt;td style="background-color: #dd0000"&gt;&lt;b&gt;29&lt;/b&gt;</text:p>
      <text:p text:style-name="Preformatted_20_Text"><text:bookmark text:name="line640"/>&lt;/td&gt;</text:p>
      <text:p text:style-name="Preformatted_20_Text"><text:bookmark text:name="line641"/><text:soft-page-break/>&lt;td&gt;&lt;b&gt;&lt;a href="<text:a xlink:type="simple" xlink:href="view-source:https://fr.wikipedia.org/wiki/Warren_G._Harding" text:style-name="Internet_20_link" text:visited-style-name="Visited_20_Internet_20_Link">/wiki/Warren_G._Harding</text:a>" title="Warren G. Harding"&gt;Warren G. Harding&lt;/a&gt;&lt;/b&gt;</text:p>
      <text:p text:style-name="Preformatted_20_Text"><text:bookmark text:name="line642"/>&lt;/td&gt;</text:p>
      <text:p text:style-name="Preformatted_20_Text"><text:bookmark text:name="line643"/>&lt;td&gt;&lt;a href="<text:a xlink:type="simple" xlink:href="view-source:https://fr.wikipedia.org/wiki/Fichier:Warren_G_Harding_portrait_as_senator_June_1920.jpg" text:style-name="Internet_20_link" text:visited-style-name="Visited_20_Internet_20_Link">/wiki/Fichier:Warren_G_Harding_portrait_as_senator_June_1920.jpg</text:a>" class="image"&gt;&lt;img alt="Warren G Harding portrait as senator June 1920.jpg" src="<text:a xlink:type="simple" xlink:href="view-source:https://upload.wikimedia.org/wikipedia/commons/thumb/8/87/Warren_G_Harding_portrait_as_senator_June_1920.jpg/90px-Warren_G_Harding_portrait_as_senator_June_1920.jpg" text:style-name="Internet_20_link" text:visited-style-name="Visited_20_Internet_20_Link">//upload.wikimedia.org/wikipedia/commons/thumb/8/87/Warren_G_Harding_portrait_as_senator_June_1920.jpg/90px-Warren_G_Harding_portrait_as_senator_June_1920.jpg</text:a>" width="90" height="120" srcset="//upload.wikimedia.org/wikipedia/commons/thumb/8/87/Warren_G_Harding_portrait_as_senator_June_1920.jpg/135px-Warren_G_Harding_portrait_as_senator_June_1920.jpg 1.5x, //upload.wikimedia.org/wikipedia/commons/thumb/8/87/Warren_G_Harding_portrait_as_senator_June_1920.jpg/180px-Warren_G_Harding_portrait_as_senator_June_1920.jpg 2x" data-file-width="891" data-file-height="1184" /&gt;&lt;/a&gt;</text:p>
      <text:p text:style-name="Preformatted_20_Text"><text:bookmark text:name="line644"/>&lt;/td&gt;</text:p>
      <text:p text:style-name="Preformatted_20_Text"><text:bookmark text:name="line645"/>&lt;td&gt;&lt;time class="nowrap date-lien" datetime="1921-03-04" data-sort-value="1921-03-04"&gt;&lt;a href="<text:a xlink:type="simple" xlink:href="view-source:https://fr.wikipedia.org/wiki/4_mars" text:style-name="Internet_20_link" text:visited-style-name="Visited_20_Internet_20_Link">/wiki/4_mars</text:a>" title="4 mars"&gt;4&lt;/a&gt; &lt;a href="<text:a xlink:type="simple" xlink:href="view-source:https://fr.wikipedia.org/wiki/Mars_1921" text:style-name="Internet_20_link" text:visited-style-name="Visited_20_Internet_20_Link">/wiki/Mars_1921</text:a>" title="Mars 1921"&gt;mars&lt;/a&gt; &lt;a href="<text:a xlink:type="simple" xlink:href="view-source:https://fr.wikipedia.org/wiki/1921" text:style-name="Internet_20_link" text:visited-style-name="Visited_20_Internet_20_Link">/wiki/1921</text:a>" title="1921"&gt;1921&lt;/a&gt;&lt;/time&gt;</text:p>
      <text:p text:style-name="Preformatted_20_Text"><text:bookmark text:name="line646"/>&lt;/td&gt;</text:p>
      <text:p text:style-name="Preformatted_20_Text"><text:bookmark text:name="line647"/>&lt;td&gt;&lt;time class="nowrap date-lien" datetime="1923-08-02" data-sort-value="1923-08-02"&gt;&lt;a href="<text:a xlink:type="simple" xlink:href="view-source:https://fr.wikipedia.org/wiki/2_août" text:style-name="Internet_20_link" text:visited-style-name="Visited_20_Internet_20_Link">/wiki/2_ao%C3%BBt</text:a>" title="2 août"&gt;2&lt;/a&gt; &lt;a href="<text:a xlink:type="simple" xlink:href="view-source:https://fr.wikipedia.org/wiki/Août_1923" text:style-name="Internet_20_link" text:visited-style-name="Visited_20_Internet_20_Link">/wiki/Ao%C3%BBt_1923</text:a>" title="Août 1923"&gt;août&lt;/a&gt; &lt;a href="<text:a xlink:type="simple" xlink:href="view-source:https://fr.wikipedia.org/wiki/1923" text:style-name="Internet_20_link" text:visited-style-name="Visited_20_Internet_20_Link">/wiki/1923</text:a>" title="1923"&gt;1923&lt;/a&gt;&lt;/time&gt;</text:p>
      <text:p text:style-name="Preformatted_20_Text"><text:bookmark text:name="line648"/>&lt;/td&gt;</text:p>
      <text:p text:style-name="Preformatted_20_Text"><text:bookmark text:name="line649"/>&lt;td&gt;&lt;span data-sort-value="&amp;amp;&amp;amp;&amp;amp;&amp;amp;&amp;amp;&amp;amp;&amp;amp;&amp;amp;&amp;amp;&amp;amp;&amp;amp;&amp;amp;0881" class="datasortkey"&gt;2&amp;#160;ans, 4&amp;#160;mois et 29&amp;#160;jours&lt;/span&gt;</text:p>
      <text:p text:style-name="Preformatted_20_Text"><text:bookmark text:name="line650"/>&lt;/td&gt;</text:p>
      <text:p text:style-name="Preformatted_20_Text"><text:bookmark text:name="line651"/>&lt;td&gt;Décès</text:p>
      <text:p text:style-name="Preformatted_20_Text"><text:bookmark text:name="line652"/>&lt;/td&gt;</text:p>
      <text:p text:style-name="Preformatted_20_Text"><text:bookmark text:name="line653"/>&lt;td&gt;&lt;a href="<text:a xlink:type="simple" xlink:href="view-source:https://fr.wikipedia.org/wiki/Parti_républicain_(États-Unis)" text:style-name="Internet_20_link" text:visited-style-name="Visited_20_Internet_20_Link">/wiki/Parti_r%C3%A9publicain_(%C3%89tats-Unis)</text:a>" title="Parti républicain (États-Unis)"&gt;Républicain&lt;/a&gt;</text:p>
      <text:p text:style-name="Preformatted_20_Text"><text:bookmark text:name="line654"/>&lt;/td&gt;</text:p>
      <text:p text:style-name="Preformatted_20_Text"><text:bookmark text:name="line655"/>&lt;td&gt;&lt;a href="<text:a xlink:type="simple" xlink:href="view-source:https://fr.wikipedia.org/wiki/Élection_présidentielle_américaine_de_1920" text:style-name="Internet_20_link" text:visited-style-name="Visited_20_Internet_20_Link">/wiki/%C3%89lection_pr%C3%A9sidentielle_am%C3%A9ricaine_de_1920</text:a>" title="Élection présidentielle américaine de 1920"&gt;Élu&lt;/a&gt; assez largement, l'ancien sénateur de l'&lt;a href="<text:a xlink:type="simple" xlink:href="view-source:https://fr.wikipedia.org/wiki/Ohio" text:style-name="Internet_20_link" text:visited-style-name="Visited_20_Internet_20_Link">/wiki/Ohio</text:a>" title="Ohio"&gt;Ohio&lt;/a&gt; est le premier président à prononcer un discours radio-diffusé. Son mandat est marqué par une politique économique de &lt;a href="<text:a xlink:type="simple" xlink:href="view-source:https://fr.wikipedia.org/wiki/Laissez-faire" text:style-name="Internet_20_link" text:visited-style-name="Visited_20_Internet_20_Link">/wiki/Laissez-faire</text:a>" title="Laissez-faire"&gt;laissez-faire&lt;/a&gt;, par la création du &lt;a href="<text:a xlink:type="simple" xlink:href="view-source:https://fr.wikipedia.org/wiki/Bureau_de_la_gestion_et_du_budget" text:style-name="Internet_20_link" text:visited-style-name="Visited_20_Internet_20_Link">/wiki/Bureau_de_la_gestion_et_du_budget</text:a>" title="Bureau de la gestion et du budget"&gt;Bureau du Budget&lt;/a&gt;, par la fixation de quotas d’immigration favorisant les pays anglophones et par une politique isolationniste. Il meurt d'&lt;a href="<text:a xlink:type="simple" xlink:href="view-source:https://fr.wikipedia.org/wiki/Apoplexie" text:style-name="Internet_20_link" text:visited-style-name="Visited_20_Internet_20_Link">/wiki/Apoplexie</text:a>" title="Apoplexie"&gt;apoplexie&lt;/a&gt; lors de la troisième année de son mandat.</text:p>
      <text:p text:style-name="Preformatted_20_Text"><text:bookmark text:name="line656"/>&lt;/td&gt;&lt;/tr&gt;</text:p>
      <text:p text:style-name="Preformatted_20_Text"><text:bookmark text:name="line657"/>&lt;tr&gt;</text:p>
      <text:p text:style-name="Preformatted_20_Text"><text:bookmark text:name="line658"/>&lt;td style="background-color: #dd0000"&gt;&lt;b&gt;30&lt;/b&gt;</text:p>
      <text:p text:style-name="Preformatted_20_Text"><text:bookmark text:name="line659"/>&lt;/td&gt;</text:p>
      <text:p text:style-name="Preformatted_20_Text"><text:bookmark text:name="line660"/>&lt;td&gt;&lt;b&gt;&lt;a href="<text:a xlink:type="simple" xlink:href="view-source:https://fr.wikipedia.org/wiki/J._Calvin_Coolidge" text:style-name="Internet_20_link" text:visited-style-name="Visited_20_Internet_20_Link">/wiki/J._Calvin_Coolidge</text:a>" class="mw-redirect" title="J. Calvin Coolidge"&gt;J. Calvin Coolidge&lt;/a&gt;&lt;/b&gt;</text:p>
      <text:p text:style-name="Preformatted_20_Text"><text:bookmark text:name="line661"/>&lt;/td&gt;</text:p>
      <text:p text:style-name="Preformatted_20_Text"><text:bookmark text:name="line662"/>&lt;td&gt;&lt;a href="<text:a xlink:type="simple" xlink:href="view-source:https://fr.wikipedia.org/wiki/Fichier:Calvin_Coolidge_photo_portrait_head_and_shoulders.jpg" text:style-name="Internet_20_link" text:visited-style-name="Visited_20_Internet_20_Link">/wiki/Fichier:Calvin_Coolidge_photo_portrait_head_and_shoulders.jpg</text:a>" class="image"&gt;&lt;img alt="Calvin Coolidge photo portrait head and shoulders.jpg" src="<text:a xlink:type="simple" xlink:href="view-source:https://upload.wikimedia.org/wikipedia/commons/thumb/f/fd/Calvin_Coolidge_photo_portrait_head_and_shoulders.jpg/90px-Calvin_Coolidge_photo_portrait_head_and_shoulders.jpg" text:style-name="Internet_20_link" text:visited-style-name="Visited_20_Internet_20_Link">//upload.wikimedia.org/wikipedia/commons/thumb/f/fd/Calvin_Coolidge_photo_portrait_head_and_shoulders.jpg/90px-Calvin_Coolidge_photo_portrait_head_and_shoulders.jpg</text:a>" width="90" height="117" srcset="//upload.wikimedia.org/wikipedia/commons/thumb/f/fd/Calvin_Coolidge_photo_portrait_head_and_shoulders.jpg/135px-Calvin_Coolidge_photo_portrait_head_and_shoulders.jpg 1.5x, //upload.wikimedia.org/wikipedia/commons/thumb/f/fd/Calvin_Coolidge_photo_portrait_head_and_shoulders.jpg/<text:soft-page-break/>180px-Calvin_Coolidge_photo_portrait_head_and_shoulders.jpg 2x" data-file-width="909" data-file-height="1185" /&gt;&lt;/a&gt;</text:p>
      <text:p text:style-name="Preformatted_20_Text"><text:bookmark text:name="line663"/>&lt;/td&gt;</text:p>
      <text:p text:style-name="Preformatted_20_Text"><text:bookmark text:name="line664"/>&lt;td&gt;&lt;time class="nowrap date-lien" datetime="1923-08-02" data-sort-value="1923-08-02"&gt;&lt;a href="<text:a xlink:type="simple" xlink:href="view-source:https://fr.wikipedia.org/wiki/2_août" text:style-name="Internet_20_link" text:visited-style-name="Visited_20_Internet_20_Link">/wiki/2_ao%C3%BBt</text:a>" title="2 août"&gt;2&lt;/a&gt; &lt;a href="<text:a xlink:type="simple" xlink:href="view-source:https://fr.wikipedia.org/wiki/Août_1923" text:style-name="Internet_20_link" text:visited-style-name="Visited_20_Internet_20_Link">/wiki/Ao%C3%BBt_1923</text:a>" title="Août 1923"&gt;août&lt;/a&gt; &lt;a href="<text:a xlink:type="simple" xlink:href="view-source:https://fr.wikipedia.org/wiki/1923" text:style-name="Internet_20_link" text:visited-style-name="Visited_20_Internet_20_Link">/wiki/1923</text:a>" title="1923"&gt;1923&lt;/a&gt;&lt;/time&gt;</text:p>
      <text:p text:style-name="Preformatted_20_Text"><text:bookmark text:name="line665"/>&lt;/td&gt;</text:p>
      <text:p text:style-name="Preformatted_20_Text"><text:bookmark text:name="line666"/>&lt;td&gt;&lt;time class="nowrap date-lien" datetime="1929-03-04" data-sort-value="1929-03-04"&gt;&lt;a href="<text:a xlink:type="simple" xlink:href="view-source:https://fr.wikipedia.org/wiki/4_mars" text:style-name="Internet_20_link" text:visited-style-name="Visited_20_Internet_20_Link">/wiki/4_mars</text:a>" title="4 mars"&gt;4&lt;/a&gt; &lt;a href="<text:a xlink:type="simple" xlink:href="view-source:https://fr.wikipedia.org/wiki/Mars_1929" text:style-name="Internet_20_link" text:visited-style-name="Visited_20_Internet_20_Link">/wiki/Mars_1929</text:a>" title="Mars 1929"&gt;mars&lt;/a&gt; &lt;a href="<text:a xlink:type="simple" xlink:href="view-source:https://fr.wikipedia.org/wiki/1929" text:style-name="Internet_20_link" text:visited-style-name="Visited_20_Internet_20_Link">/wiki/1929</text:a>" title="1929"&gt;1929&lt;/a&gt;&lt;/time&gt;</text:p>
      <text:p text:style-name="Preformatted_20_Text"><text:bookmark text:name="line667"/>&lt;/td&gt;</text:p>
      <text:p text:style-name="Preformatted_20_Text"><text:bookmark text:name="line668"/>&lt;td&gt;&lt;span data-sort-value="&amp;amp;&amp;amp;&amp;amp;&amp;amp;&amp;amp;&amp;amp;&amp;amp;&amp;amp;&amp;amp;&amp;amp;&amp;amp;02041" class="datasortkey"&gt;5&amp;#160;ans, 7&amp;#160;mois et 2&amp;#160;jours&lt;/span&gt;</text:p>
      <text:p text:style-name="Preformatted_20_Text"><text:bookmark text:name="line669"/>&lt;/td&gt;</text:p>
      <text:p text:style-name="Preformatted_20_Text"><text:bookmark text:name="line670"/>&lt;td&gt;Fin de mandat</text:p>
      <text:p text:style-name="Preformatted_20_Text"><text:bookmark text:name="line671"/>&lt;/td&gt;</text:p>
      <text:p text:style-name="Preformatted_20_Text"><text:bookmark text:name="line672"/>&lt;td&gt;&lt;a href="<text:a xlink:type="simple" xlink:href="view-source:https://fr.wikipedia.org/wiki/Parti_républicain_(États-Unis)" text:style-name="Internet_20_link" text:visited-style-name="Visited_20_Internet_20_Link">/wiki/Parti_r%C3%A9publicain_(%C3%89tats-Unis)</text:a>" title="Parti républicain (États-Unis)"&gt;Républicain&lt;/a&gt;</text:p>
      <text:p text:style-name="Preformatted_20_Text"><text:bookmark text:name="line673"/>&lt;/td&gt;</text:p>
      <text:p text:style-name="Preformatted_20_Text"><text:bookmark text:name="line674"/>&lt;td&gt;Vice-président de Warren Harding, il accède à la présidence à la mort de ce dernier et est &lt;a href="<text:a xlink:type="simple" xlink:href="view-source:https://fr.wikipedia.org/wiki/Élection_présidentielle_américaine_de_1924" text:style-name="Internet_20_link" text:visited-style-name="Visited_20_Internet_20_Link">/wiki/%C3%89lection_pr%C3%A9sidentielle_am%C3%A9ricaine_de_1924</text:a>" title="Élection présidentielle américaine de 1924"&gt;élu&lt;/a&gt; pour un mandat complet en 1924. Il est très critiqué après la &lt;a href="<text:a xlink:type="simple" xlink:href="view-source:https://fr.wikipedia.org/wiki/Crue_du_Mississippi_de_1927" text:style-name="Internet_20_link" text:visited-style-name="Visited_20_Internet_20_Link">/wiki/Crue_du_Mississippi_de_1927</text:a>" title="Crue du Mississippi de 1927"&gt;crue du Mississippi de 1927&lt;/a&gt; qui avait provoqué 246 morts et plus de 400 millions de dollars de dégâts. Sous son mandat, les Indiens d’Amérique se voient reconnaître la nationalité américaine.</text:p>
      <text:p text:style-name="Preformatted_20_Text"><text:bookmark text:name="line675"/>&lt;/td&gt;&lt;/tr&gt;</text:p>
      <text:p text:style-name="Preformatted_20_Text"><text:bookmark text:name="line676"/>&lt;tr&gt;</text:p>
      <text:p text:style-name="Preformatted_20_Text"><text:bookmark text:name="line677"/>&lt;td style="background-color: #dd0000"&gt;&lt;b&gt;31&lt;/b&gt;</text:p>
      <text:p text:style-name="Preformatted_20_Text"><text:bookmark text:name="line678"/>&lt;/td&gt;</text:p>
      <text:p text:style-name="Preformatted_20_Text"><text:bookmark text:name="line679"/>&lt;td&gt;&lt;b&gt;&lt;a href="<text:a xlink:type="simple" xlink:href="view-source:https://fr.wikipedia.org/wiki/Herbert_C._Hoover" text:style-name="Internet_20_link" text:visited-style-name="Visited_20_Internet_20_Link">/wiki/Herbert_C._Hoover</text:a>" class="mw-redirect" title="Herbert C. Hoover"&gt;Herbert C. Hoover&lt;/a&gt;&lt;/b&gt;</text:p>
      <text:p text:style-name="Preformatted_20_Text"><text:bookmark text:name="line680"/>&lt;/td&gt;</text:p>
      <text:p text:style-name="Preformatted_20_Text"><text:bookmark text:name="line681"/>&lt;td&gt;&lt;a href="<text:a xlink:type="simple" xlink:href="view-source:https://fr.wikipedia.org/wiki/Fichier:Herbert_Hoover.jpg" text:style-name="Internet_20_link" text:visited-style-name="Visited_20_Internet_20_Link">/wiki/Fichier:Herbert_Hoover.jpg</text:a>" class="image"&gt;&lt;img alt="Herbert Hoover.jpg" src="<text:a xlink:type="simple" xlink:href="view-source:https://upload.wikimedia.org/wikipedia/commons/thumb/9/97/Herbert_Hoover.jpg/90px-Herbert_Hoover.jpg" text:style-name="Internet_20_link" text:visited-style-name="Visited_20_Internet_20_Link">//upload.wikimedia.org/wikipedia/commons/thumb/9/97/Herbert_Hoover.jpg/90px-Herbert_Hoover.jpg</text:a>" width="90" height="112" srcset="//upload.wikimedia.org/wikipedia/commons/thumb/9/97/Herbert_Hoover.jpg/135px-Herbert_Hoover.jpg 1.5x, //upload.wikimedia.org/wikipedia/commons/thumb/9/97/Herbert_Hoover.jpg/180px-Herbert_Hoover.jpg 2x" data-file-width="912" data-file-height="1131" /&gt;&lt;/a&gt;</text:p>
      <text:p text:style-name="Preformatted_20_Text"><text:bookmark text:name="line682"/>&lt;/td&gt;</text:p>
      <text:p text:style-name="Preformatted_20_Text"><text:bookmark text:name="line683"/>&lt;td&gt;&lt;time class="nowrap date-lien" datetime="1929-03-04" data-sort-value="1929-03-04"&gt;&lt;a href="<text:a xlink:type="simple" xlink:href="view-source:https://fr.wikipedia.org/wiki/4_mars" text:style-name="Internet_20_link" text:visited-style-name="Visited_20_Internet_20_Link">/wiki/4_mars</text:a>" title="4 mars"&gt;4&lt;/a&gt; &lt;a href="<text:a xlink:type="simple" xlink:href="view-source:https://fr.wikipedia.org/wiki/Mars_1929" text:style-name="Internet_20_link" text:visited-style-name="Visited_20_Internet_20_Link">/wiki/Mars_1929</text:a>" title="Mars 1929"&gt;mars&lt;/a&gt; &lt;a href="<text:a xlink:type="simple" xlink:href="view-source:https://fr.wikipedia.org/wiki/1929" text:style-name="Internet_20_link" text:visited-style-name="Visited_20_Internet_20_Link">/wiki/1929</text:a>" title="1929"&gt;1929&lt;/a&gt;&lt;/time&gt;</text:p>
      <text:p text:style-name="Preformatted_20_Text"><text:bookmark text:name="line684"/>&lt;/td&gt;</text:p>
      <text:p text:style-name="Preformatted_20_Text"><text:bookmark text:name="line685"/>&lt;td&gt;&lt;time class="nowrap date-lien" datetime="1933-03-04" data-sort-value="1933-03-04"&gt;&lt;a href="<text:a xlink:type="simple" xlink:href="view-source:https://fr.wikipedia.org/wiki/4_mars" text:style-name="Internet_20_link" text:visited-style-name="Visited_20_Internet_20_Link">/wiki/4_mars</text:a>" title="4 mars"&gt;4&lt;/a&gt; &lt;a href="<text:a xlink:type="simple" xlink:href="view-source:https://fr.wikipedia.org/wiki/Mars_1933" text:style-name="Internet_20_link" text:visited-style-name="Visited_20_Internet_20_Link">/wiki/Mars_1933</text:a>" title="Mars 1933"&gt;mars&lt;/a&gt; &lt;a href="<text:a xlink:type="simple" xlink:href="view-source:https://fr.wikipedia.org/wiki/1933" text:style-name="Internet_20_link" text:visited-style-name="Visited_20_Internet_20_Link">/wiki/1933</text:a>" title="1933"&gt;1933&lt;/a&gt;&lt;/time&gt;</text:p>
      <text:p text:style-name="Preformatted_20_Text"><text:bookmark text:name="line686"/>&lt;/td&gt;</text:p>
      <text:p text:style-name="Preformatted_20_Text"><text:bookmark text:name="line687"/>&lt;td&gt;&lt;span data-sort-value="&amp;amp;&amp;amp;&amp;amp;&amp;amp;&amp;amp;&amp;amp;&amp;amp;&amp;amp;&amp;amp;&amp;amp;&amp;amp;01461" class="datasortkey"&gt;4&amp;#160;ans&lt;/span&gt;</text:p>
      <text:p text:style-name="Preformatted_20_Text"><text:bookmark text:name="line688"/>&lt;/td&gt;</text:p>
      <text:p text:style-name="Preformatted_20_Text"><text:bookmark text:name="line689"/>&lt;td&gt;Fin de mandat</text:p>
      <text:p text:style-name="Preformatted_20_Text"><text:bookmark text:name="line690"/>&lt;/td&gt;</text:p>
      <text:p text:style-name="Preformatted_20_Text"><text:bookmark text:name="line691"/><text:soft-page-break/>&lt;td&gt;&lt;a href="<text:a xlink:type="simple" xlink:href="view-source:https://fr.wikipedia.org/wiki/Parti_républicain_(États-Unis)" text:style-name="Internet_20_link" text:visited-style-name="Visited_20_Internet_20_Link">/wiki/Parti_r%C3%A9publicain_(%C3%89tats-Unis)</text:a>" title="Parti républicain (États-Unis)"&gt;Républicain&lt;/a&gt;</text:p>
      <text:p text:style-name="Preformatted_20_Text"><text:bookmark text:name="line692"/>&lt;/td&gt;</text:p>
      <text:p text:style-name="Preformatted_20_Text"><text:bookmark text:name="line693"/>&lt;td&gt;&lt;a href="<text:a xlink:type="simple" xlink:href="view-source:https://fr.wikipedia.org/wiki/Élection_présidentielle_américaine_de_1928" text:style-name="Internet_20_link" text:visited-style-name="Visited_20_Internet_20_Link">/wiki/%C3%89lection_pr%C3%A9sidentielle_am%C3%A9ricaine_de_1928</text:a>" title="Élection présidentielle américaine de 1928"&gt;Élu&lt;/a&gt; très largement, l'ancien &lt;a href="<text:a xlink:type="simple" xlink:href="view-source:https://fr.wikipedia.org/wiki/Secrétaire_au_Commerce_des_États-Unis" text:style-name="Internet_20_link" text:visited-style-name="Visited_20_Internet_20_Link">/wiki/Secr%C3%A9taire_au_Commerce_des_%C3%89tats-Unis</text:a>" title="Secrétaire au Commerce des États-Unis"&gt;secrétaire au Commerce des États-Unis&lt;/a&gt; est parfois présenté comme partisan du moins d'État et du laissez-faire économique alors que sa pratique en fut à l'opposé. Son mandat est associé au &lt;a href="<text:a xlink:type="simple" xlink:href="view-source:https://fr.wikipedia.org/wiki/Krach_de_1929" text:style-name="Internet_20_link" text:visited-style-name="Visited_20_Internet_20_Link">/wiki/Krach_de_1929</text:a>" title="Krach de 1929"&gt;krach de 1929&lt;/a&gt; qu'il n'arrive pas à juguler malgré son interventionnisme économique. Candidat à un second mandat, il est largement battu par Franklin Delano Roosevelt.</text:p>
      <text:p text:style-name="Preformatted_20_Text"><text:bookmark text:name="line694"/>&lt;/td&gt;&lt;/tr&gt;</text:p>
      <text:p text:style-name="Preformatted_20_Text"><text:bookmark text:name="line695"/>&lt;tr&gt;</text:p>
      <text:p text:style-name="Preformatted_20_Text"><text:bookmark text:name="line696"/>&lt;td style="background-color: #2C75FF"&gt;&lt;b&gt;32&lt;/b&gt;</text:p>
      <text:p text:style-name="Preformatted_20_Text"><text:bookmark text:name="line697"/>&lt;/td&gt;</text:p>
      <text:p text:style-name="Preformatted_20_Text"><text:bookmark text:name="line698"/>&lt;td&gt;&lt;b&gt;&lt;a href="<text:a xlink:type="simple" xlink:href="view-source:https://fr.wikipedia.org/wiki/Franklin_D._Roosevelt" text:style-name="Internet_20_link" text:visited-style-name="Visited_20_Internet_20_Link">/wiki/Franklin_D._Roosevelt</text:a>" class="mw-redirect" title="Franklin D. Roosevelt"&gt;Franklin D. Roosevelt&lt;/a&gt;&lt;/b&gt;</text:p>
      <text:p text:style-name="Preformatted_20_Text"><text:bookmark text:name="line699"/>&lt;/td&gt;</text:p>
      <text:p text:style-name="Preformatted_20_Text"><text:bookmark text:name="line700"/>&lt;td&gt;&lt;a href="<text:a xlink:type="simple" xlink:href="view-source:https://fr.wikipedia.org/wiki/Fichier:FDR_in_1933.jpg" text:style-name="Internet_20_link" text:visited-style-name="Visited_20_Internet_20_Link">/wiki/Fichier:FDR_in_1933.jpg</text:a>" class="image"&gt;&lt;img alt="FDR in 1933.jpg" src="<text:a xlink:type="simple" xlink:href="view-source:https://upload.wikimedia.org/wikipedia/commons/thumb/b/b8/FDR_in_1933.jpg/90px-FDR_in_1933.jpg" text:style-name="Internet_20_link" text:visited-style-name="Visited_20_Internet_20_Link">//upload.wikimedia.org/wikipedia/commons/thumb/b/b8/FDR_in_1933.jpg/90px-FDR_in_1933.jpg</text:a>" width="90" height="106" srcset="//upload.wikimedia.org/wikipedia/commons/thumb/b/b8/FDR_in_1933.jpg/135px-FDR_in_1933.jpg 1.5x, //upload.wikimedia.org/wikipedia/commons/thumb/b/b8/FDR_in_1933.jpg/180px-FDR_in_1933.jpg 2x" data-file-width="2488" data-file-height="2928" /&gt;&lt;/a&gt;</text:p>
      <text:p text:style-name="Preformatted_20_Text"><text:bookmark text:name="line701"/>&lt;/td&gt;</text:p>
      <text:p text:style-name="Preformatted_20_Text"><text:bookmark text:name="line702"/>&lt;td&gt;&lt;time class="nowrap date-lien" datetime="1933-03-04" data-sort-value="1933-03-04"&gt;&lt;a href="<text:a xlink:type="simple" xlink:href="view-source:https://fr.wikipedia.org/wiki/4_mars" text:style-name="Internet_20_link" text:visited-style-name="Visited_20_Internet_20_Link">/wiki/4_mars</text:a>" title="4 mars"&gt;4&lt;/a&gt; &lt;a href="<text:a xlink:type="simple" xlink:href="view-source:https://fr.wikipedia.org/wiki/Mars_1933" text:style-name="Internet_20_link" text:visited-style-name="Visited_20_Internet_20_Link">/wiki/Mars_1933</text:a>" title="Mars 1933"&gt;mars&lt;/a&gt; &lt;a href="<text:a xlink:type="simple" xlink:href="view-source:https://fr.wikipedia.org/wiki/1933" text:style-name="Internet_20_link" text:visited-style-name="Visited_20_Internet_20_Link">/wiki/1933</text:a>" title="1933"&gt;1933&lt;/a&gt;&lt;/time&gt;</text:p>
      <text:p text:style-name="Preformatted_20_Text"><text:bookmark text:name="line703"/>&lt;/td&gt;</text:p>
      <text:p text:style-name="Preformatted_20_Text"><text:bookmark text:name="line704"/>&lt;td&gt;&lt;time class="nowrap date-lien" datetime="1945-04-12" data-sort-value="1945-04-12"&gt;&lt;a href="<text:a xlink:type="simple" xlink:href="view-source:https://fr.wikipedia.org/wiki/12_avril" text:style-name="Internet_20_link" text:visited-style-name="Visited_20_Internet_20_Link">/wiki/12_avril</text:a>" title="12 avril"&gt;12&lt;/a&gt; &lt;a href="<text:a xlink:type="simple" xlink:href="view-source:https://fr.wikipedia.org/wiki/Avril_1945" text:style-name="Internet_20_link" text:visited-style-name="Visited_20_Internet_20_Link">/wiki/Avril_1945</text:a>" title="Avril 1945"&gt;avril&lt;/a&gt; &lt;a href="<text:a xlink:type="simple" xlink:href="view-source:https://fr.wikipedia.org/wiki/1945" text:style-name="Internet_20_link" text:visited-style-name="Visited_20_Internet_20_Link">/wiki/1945</text:a>" title="1945"&gt;1945&lt;/a&gt;&lt;/time&gt;</text:p>
      <text:p text:style-name="Preformatted_20_Text"><text:bookmark text:name="line705"/>&lt;/td&gt;</text:p>
      <text:p text:style-name="Preformatted_20_Text"><text:bookmark text:name="line706"/>&lt;td&gt;&lt;span data-sort-value="&amp;amp;&amp;amp;&amp;amp;&amp;amp;&amp;amp;&amp;amp;&amp;amp;&amp;amp;&amp;amp;&amp;amp;&amp;amp;04422" class="datasortkey"&gt;12&amp;#160;ans, 1&amp;#160;mois et 8&amp;#160;jours&lt;/span&gt;</text:p>
      <text:p text:style-name="Preformatted_20_Text"><text:bookmark text:name="line707"/>&lt;/td&gt;</text:p>
      <text:p text:style-name="Preformatted_20_Text"><text:bookmark text:name="line708"/>&lt;td&gt;Décès</text:p>
      <text:p text:style-name="Preformatted_20_Text"><text:bookmark text:name="line709"/>&lt;/td&gt;</text:p>
      <text:p text:style-name="Preformatted_20_Text"><text:bookmark text:name="line710"/>&lt;td&gt;&lt;a href="<text:a xlink:type="simple" xlink:href="view-source:https://fr.wikipedia.org/wiki/Parti_démocrate_(États-Unis)" text:style-name="Internet_20_link" text:visited-style-name="Visited_20_Internet_20_Link">/wiki/Parti_d%C3%A9mocrate_(%C3%89tats-Unis)</text:a>" title="Parti démocrate (États-Unis)"&gt;Démocrate&lt;/a&gt;</text:p>
      <text:p text:style-name="Preformatted_20_Text"><text:bookmark text:name="line711"/>&lt;/td&gt;</text:p>
      <text:p text:style-name="Preformatted_20_Text"><text:bookmark text:name="line712"/>&lt;td&gt;Ancien &lt;a href="<text:a xlink:type="simple" xlink:href="view-source:https://fr.wikipedia.org/wiki/Gouverneur_de_l%27État_de_New_York" text:style-name="Internet_20_link" text:visited-style-name="Visited_20_Internet_20_Link">/wiki/Gouverneur_de_l%27%C3%89tat_de_New_York</text:a>" title="Gouverneur de l&amp;#39;État de New York"&gt;gouverneur de l'État de New York&lt;/a&gt;, atteint de ce que l'on croit être une &lt;a href="<text:a xlink:type="simple" xlink:href="view-source:https://fr.wikipedia.org/wiki/Poliomyélite" text:style-name="Internet_20_link" text:visited-style-name="Visited_20_Internet_20_Link">/wiki/Poliomy%C3%A9lite</text:a>" title="Poliomyélite"&gt;poliomyélite&lt;/a&gt;, il est &lt;a href="<text:a xlink:type="simple" xlink:href="view-source:https://fr.wikipedia.org/wiki/Élection_présidentielle_américaine_de_1932" text:style-name="Internet_20_link" text:visited-style-name="Visited_20_Internet_20_Link">/wiki/%C3%89lection_pr%C3%A9sidentielle_am%C3%A9ricaine_de_1932</text:a>" title="Élection présidentielle américaine de 1932"&gt;élu&lt;/a&gt; pour résoudre la crise économique et sociale de 1929. Sa politique de «&amp;#160;&lt;i&gt;&lt;span class="lang-en" lang="en"&gt;&lt;a href="<text:a xlink:type="simple" xlink:href="view-source:https://fr.wikipedia.org/wiki/New_deal" text:style-name="Internet_20_link" text:visited-style-name="Visited_20_Internet_20_Link">/wiki/New_deal</text:a>" class="mw-redirect" title="New deal"&gt;New deal&lt;/a&gt;&lt;/span&gt;&lt;/i&gt;&amp;#160;» est fondée sur une intervention massive de l'État dans l'économie, par le contrôle du système bancaire, par une politique de grands travaux publics, comme la construction de barrages, la réfection des routes ou l'entretien des parcs pour lutter contre le chômage, l'abandon de l'&lt;a href="<text:a xlink:type="simple" xlink:href="view-source:https://fr.wikipedia.org/wiki/Étalon-or" text:style-name="Internet_20_link" text:visited-style-name="Visited_20_Internet_20_Link">/wiki/%C3%89talon-or</text:a>" title="Étalon-or"&gt;étalon-or&lt;/a&gt; et l'instauration d'un régime de retraite doublé d'une assurance chômage (&lt;i&gt;&lt;span class="lang-en" lang="en"&gt;&lt;a href="<text:a xlink:type="simple" xlink:href="view-source:https://fr.wikipedia.org/wiki/Social_Security_Act" text:style-name="Internet_20_link" text:visited-style-name="Visited_20_Internet_20_Link">/wiki/Social_Security_Act</text:a>" title="Social Security Act"&gt;Social Security Act&lt;/a&gt;&lt;/span&gt;&lt;/i&gt; du &lt;time <text:soft-page-break/>class="nowrap date-lien" datetime="1935-08-14" data-sort-value="1935-08-14"&gt;&lt;a href="<text:a xlink:type="simple" xlink:href="view-source:https://fr.wikipedia.org/wiki/14_août" text:style-name="Internet_20_link" text:visited-style-name="Visited_20_Internet_20_Link">/wiki/14_ao%C3%BBt</text:a>" title="14 août"&gt;14&lt;/a&gt; &lt;a href="<text:a xlink:type="simple" xlink:href="view-source:https://fr.wikipedia.org/wiki/Août_1935" text:style-name="Internet_20_link" text:visited-style-name="Visited_20_Internet_20_Link">/wiki/Ao%C3%BBt_1935</text:a>" title="Août 1935"&gt;août&lt;/a&gt; &lt;a href="<text:a xlink:type="simple" xlink:href="view-source:https://fr.wikipedia.org/wiki/1935" text:style-name="Internet_20_link" text:visited-style-name="Visited_20_Internet_20_Link">/wiki/1935</text:a>" title="1935"&gt;1935&lt;/a&gt;&lt;/time&gt;). Les résultats de cette politique sont mitigés, mais Roosevelt parvient à redonner confiance aux Américains et est &lt;a href="<text:a xlink:type="simple" xlink:href="view-source:https://fr.wikipedia.org/wiki/Élection_présidentielle_américaine_de_1936" text:style-name="Internet_20_link" text:visited-style-name="Visited_20_Internet_20_Link">/wiki/%C3%89lection_pr%C3%A9sidentielle_am%C3%A9ricaine_de_1936</text:a>" title="Élection présidentielle américaine de 1936"&gt;réélu&lt;/a&gt; en &lt;a href="<text:a xlink:type="simple" xlink:href="view-source:https://fr.wikipedia.org/wiki/1936" text:style-name="Internet_20_link" text:visited-style-name="Visited_20_Internet_20_Link">/wiki/1936</text:a>" title="1936"&gt;1936&lt;/a&gt;, en remportant 46 États sur les 48 de l'époque. Son second mandat est marqué par le «&amp;#160;second &lt;i&gt;&lt;span class="lang-en" lang="en"&gt;New Deal&lt;/span&gt;&lt;/i&gt;&amp;#160;» avec la fixation d'un salaire minimal, la limitation du temps de travail à 40&amp;#160;&lt;abbr class="abbr" title="heure"&gt;h&lt;/abbr&gt; et l'interdiction de travail des enfants. Parallèlement, il doit faire face à une nouvelle récession et se montre ferme face aux mouvements sociaux. &lt;a href="<text:a xlink:type="simple" xlink:href="view-source:https://fr.wikipedia.org/wiki/Élection_présidentielle_américaine_de_1940" text:style-name="Internet_20_link" text:visited-style-name="Visited_20_Internet_20_Link">/wiki/%C3%89lection_pr%C3%A9sidentielle_am%C3%A9ricaine_de_1940</text:a>" title="Élection présidentielle américaine de 1940"&gt;Réélu&lt;/a&gt; en &lt;a href="<text:a xlink:type="simple" xlink:href="view-source:https://fr.wikipedia.org/wiki/1940" text:style-name="Internet_20_link" text:visited-style-name="Visited_20_Internet_20_Link">/wiki/1940</text:a>" title="1940"&gt;1940&lt;/a&gt;, il est le seul président à se représenter après deux mandats complets&lt;sup id="cite_ref-8" class="reference"&gt;&lt;a href="<text:a xlink:type="simple" xlink:href="view-source:https://fr.wikipedia.org/wiki/Liste_des_présidents_des_États-Unis#cite_note-8" text:style-name="Internet_20_link" text:visited-style-name="Visited_20_Internet_20_Link">#cite_note-8</text:a>"&gt;&lt;span class="cite_crochet"&gt;[&lt;/span&gt;note 2&lt;span class="cite_crochet"&gt;]&lt;/span&gt;&lt;/a&gt;&lt;/sup&gt;. Il forme alors un gouvernement d'union nationale et fait entrer plusieurs républicains au gouvernement. Après l'&lt;a href="<text:a xlink:type="simple" xlink:href="view-source:https://fr.wikipedia.org/wiki/Attaque_de_Pearl_Harbor" text:style-name="Internet_20_link" text:visited-style-name="Visited_20_Internet_20_Link">/wiki/Attaque_de_Pearl_Harbor</text:a>" title="Attaque de Pearl Harbor"&gt;attaque de Pearl Harbor&lt;/a&gt;, les États-Unis s'engagent dans la &lt;a href="<text:a xlink:type="simple" xlink:href="view-source:https://fr.wikipedia.org/wiki/Seconde_Guerre_mondiale" text:style-name="Internet_20_link" text:visited-style-name="Visited_20_Internet_20_Link">/wiki/Seconde_Guerre_mondiale</text:a>" title="Seconde Guerre mondiale"&gt;Seconde Guerre mondiale&lt;/a&gt;. Une économie de guerre est mise en place qui permet d'effacer les conséquences de la crise de 1929&lt;sup id="cite_ref-9" class="reference"&gt;&lt;a href="<text:a xlink:type="simple" xlink:href="view-source:https://fr.wikipedia.org/wiki/Liste_des_présidents_des_États-Unis#cite_note-9" text:style-name="Internet_20_link" text:visited-style-name="Visited_20_Internet_20_Link">#cite_note-9</text:a>"&gt;&lt;span class="cite_crochet"&gt;[&lt;/span&gt;7&lt;span class="cite_crochet"&gt;]&lt;/span&gt;&lt;/a&gt;&lt;/sup&gt;. &lt;a href="<text:a xlink:type="simple" xlink:href="view-source:https://fr.wikipedia.org/wiki/Élection_présidentielle_américaine_de_1944" text:style-name="Internet_20_link" text:visited-style-name="Visited_20_Internet_20_Link">/wiki/%C3%89lection_pr%C3%A9sidentielle_am%C3%A9ricaine_de_1944</text:a>" title="Élection présidentielle américaine de 1944"&gt;Réélu&lt;/a&gt; une quatrième fois en &lt;a href="<text:a xlink:type="simple" xlink:href="view-source:https://fr.wikipedia.org/wiki/1944" text:style-name="Internet_20_link" text:visited-style-name="Visited_20_Internet_20_Link">/wiki/1944</text:a>" title="1944"&gt;1944&lt;/a&gt;, il négocie avec &lt;a href="<text:a xlink:type="simple" xlink:href="view-source:https://fr.wikipedia.org/wiki/Winston_Churchill" text:style-name="Internet_20_link" text:visited-style-name="Visited_20_Internet_20_Link">/wiki/Winston_Churchill</text:a>" title="Winston Churchill"&gt;Winston Churchill&lt;/a&gt; et &lt;a href="<text:a xlink:type="simple" xlink:href="view-source:https://fr.wikipedia.org/wiki/Joseph_Staline" text:style-name="Internet_20_link" text:visited-style-name="Visited_20_Internet_20_Link">/wiki/Joseph_Staline</text:a>" title="Joseph Staline"&gt;Joseph Staline&lt;/a&gt; les &lt;a href="<text:a xlink:type="simple" xlink:href="view-source:https://fr.wikipedia.org/wiki/Accords_de_Yalta" text:style-name="Internet_20_link" text:visited-style-name="Visited_20_Internet_20_Link">/wiki/Accords_de_Yalta</text:a>" class="mw-redirect" title="Accords de Yalta"&gt;accords de Yalta&lt;/a&gt; et met en œuvre ce qui deviendra l'&lt;a href="<text:a xlink:type="simple" xlink:href="view-source:https://fr.wikipedia.org/wiki/Organisation_des_Nations_unies" text:style-name="Internet_20_link" text:visited-style-name="Visited_20_Internet_20_Link">/wiki/Organisation_des_Nations_unies</text:a>" title="Organisation des Nations unies"&gt;Organisation des Nations unies&lt;/a&gt;. Il meurt le &lt;time class="nowrap date-lien" datetime="1945-04-12" data-sort-value="1945-04-12"&gt;&lt;a href="<text:a xlink:type="simple" xlink:href="view-source:https://fr.wikipedia.org/wiki/12_avril" text:style-name="Internet_20_link" text:visited-style-name="Visited_20_Internet_20_Link">/wiki/12_avril</text:a>" title="12 avril"&gt;12&lt;/a&gt; &lt;a href="<text:a xlink:type="simple" xlink:href="view-source:https://fr.wikipedia.org/wiki/Avril_1945" text:style-name="Internet_20_link" text:visited-style-name="Visited_20_Internet_20_Link">/wiki/Avril_1945</text:a>" title="Avril 1945"&gt;avril&lt;/a&gt; &lt;a href="<text:a xlink:type="simple" xlink:href="view-source:https://fr.wikipedia.org/wiki/1945" text:style-name="Internet_20_link" text:visited-style-name="Visited_20_Internet_20_Link">/wiki/1945</text:a>" title="1945"&gt;1945&lt;/a&gt;&lt;/time&gt; moins d'un mois avant la victoire des Alliés en Europe. Selon un sondage du &lt;i&gt;&lt;a href="<text:a xlink:type="simple" xlink:href="view-source:https://fr.wikipedia.org/wiki/Wall_Street_Journal" text:style-name="Internet_20_link" text:visited-style-name="Visited_20_Internet_20_Link">/wiki/Wall_Street_Journal</text:a>" class="mw-redirect" title="Wall Street Journal"&gt;Wall Street Journal&lt;/a&gt;&lt;/i&gt; de 2005, il est considéré par les historiens comme le troisième meilleur &lt;a href="<text:a xlink:type="simple" xlink:href="view-source:https://fr.wikipedia.org/wiki/Président_des_États-Unis" text:style-name="Internet_20_link" text:visited-style-name="Visited_20_Internet_20_Link">/wiki/Pr%C3%A9sident_des_%C3%89tats-Unis</text:a>" title="Président des États-Unis"&gt;président des États-Unis&lt;/a&gt;, derrière &lt;a href="<text:a xlink:type="simple" xlink:href="view-source:https://fr.wikipedia.org/wiki/Abraham_Lincoln" text:style-name="Internet_20_link" text:visited-style-name="Visited_20_Internet_20_Link">/wiki/Abraham_Lincoln</text:a>" title="Abraham Lincoln"&gt;Abraham Lincoln&lt;/a&gt; et &lt;a href="<text:a xlink:type="simple" xlink:href="view-source:https://fr.wikipedia.org/wiki/George_Washington" text:style-name="Internet_20_link" text:visited-style-name="Visited_20_Internet_20_Link">/wiki/George_Washington</text:a>" title="George Washington"&gt;George Washington&lt;/a&gt;&lt;sup id="cite_ref-10" class="reference"&gt;&lt;a href="<text:a xlink:type="simple" xlink:href="view-source:https://fr.wikipedia.org/wiki/Liste_des_présidents_des_États-Unis#cite_note-10" text:style-name="Internet_20_link" text:visited-style-name="Visited_20_Internet_20_Link">#cite_note-10</text:a>"&gt;&lt;span class="cite_crochet"&gt;[&lt;/span&gt;8&lt;span class="cite_crochet"&gt;]&lt;/span&gt;&lt;/a&gt;&lt;/sup&gt;. Il est le seul président de toute l'histoire des États-Unis élu quatre fois consécutivement.</text:p>
      <text:p text:style-name="Preformatted_20_Text"><text:bookmark text:name="line713"/>&lt;/td&gt;&lt;/tr&gt;</text:p>
      <text:p text:style-name="Preformatted_20_Text"><text:bookmark text:name="line714"/>&lt;tr&gt;</text:p>
      <text:p text:style-name="Preformatted_20_Text"><text:bookmark text:name="line715"/>&lt;td style="background-color: #2C75FF"&gt;&lt;b&gt;33&lt;/b&gt;</text:p>
      <text:p text:style-name="Preformatted_20_Text"><text:bookmark text:name="line716"/>&lt;/td&gt;</text:p>
      <text:p text:style-name="Preformatted_20_Text"><text:bookmark text:name="line717"/>&lt;td&gt;&lt;b&gt;&lt;a href="<text:a xlink:type="simple" xlink:href="view-source:https://fr.wikipedia.org/wiki/Harry_S._Truman" text:style-name="Internet_20_link" text:visited-style-name="Visited_20_Internet_20_Link">/wiki/Harry_S._Truman</text:a>" title="Harry S. Truman"&gt;Harry S. Truman&lt;/a&gt;&lt;/b&gt;</text:p>
      <text:p text:style-name="Preformatted_20_Text"><text:bookmark text:name="line718"/>&lt;/td&gt;</text:p>
      <text:p text:style-name="Preformatted_20_Text"><text:bookmark text:name="line719"/>&lt;td&gt;&lt;a href="<text:a xlink:type="simple" xlink:href="view-source:https://fr.wikipedia.org/wiki/Fichier:Harry_S_Truman,_bw_half-length_photo_portrait,_facing_front,_1945.jpg" text:style-name="Internet_20_link" text:visited-style-name="Visited_20_Internet_20_Link">/wiki/Fichier:Harry_S_Truman,_bw_half-length_photo_portrait,_facing_front,_1945.jpg</text:a>" class="image"&gt;&lt;img alt="Harry S Truman, bw half-length photo portrait, facing front, 1945.jpg" src="<text:a xlink:type="simple" xlink:href="view-source:https://upload.wikimedia.org/wikipedia/commons/thumb/e/e2/Harry_S_Truman%2C_bw_half-length_photo_portrait%2C_facing_front%2C_1945.jpg/90px-Harry_S_Truman%2C_bw_half-length_photo_portrait%2C_facing_front%2C_1945.jpg" text:style-name="Internet_20_link" text:visited-style-name="Visited_20_Internet_20_Link">//upload.wikimedia.org/wikipedia/commons/thumb/e/e2/Harry_S_Truman%2C_bw_half-</text:a><text:soft-page-break/><text:a xlink:type="simple" xlink:href="view-source:https://upload.wikimedia.org/wikipedia/commons/thumb/e/e2/Harry_S_Truman%2C_bw_half-length_photo_portrait%2C_facing_front%2C_1945.jpg/90px-Harry_S_Truman%2C_bw_half-length_photo_portrait%2C_facing_front%2C_1945.jpg" text:style-name="Internet_20_link" text:visited-style-name="Visited_20_Internet_20_Link">length_photo_portrait%2C_facing_front%2C_1945.jpg/90px-Harry_S_Truman%2C_bw_half-length_photo_portrait%2C_facing_front%2C_1945.jpg</text:a>" width="90" height="112" srcset="//upload.wikimedia.org/wikipedia/commons/thumb/e/e2/Harry_S_Truman%2C_bw_half-length_photo_portrait%2C_facing_front%2C_1945.jpg/135px-Harry_S_Truman%2C_bw_half-length_photo_portrait%2C_facing_front%2C_1945.jpg 1.5x, //upload.wikimedia.org/wikipedia/commons/thumb/e/e2/Harry_S_Truman%2C_bw_half-length_photo_portrait%2C_facing_front%2C_1945.jpg/180px-Harry_S_Truman%2C_bw_half-length_photo_portrait%2C_facing_front%2C_1945.jpg 2x" data-file-width="3042" data-file-height="3786" /&gt;&lt;/a&gt;</text:p>
      <text:p text:style-name="Preformatted_20_Text"><text:bookmark text:name="line720"/>&lt;/td&gt;</text:p>
      <text:p text:style-name="Preformatted_20_Text"><text:bookmark text:name="line721"/>&lt;td&gt;&lt;time class="nowrap date-lien" datetime="1945-04-12" data-sort-value="1945-04-12"&gt;&lt;a href="<text:a xlink:type="simple" xlink:href="view-source:https://fr.wikipedia.org/wiki/12_avril" text:style-name="Internet_20_link" text:visited-style-name="Visited_20_Internet_20_Link">/wiki/12_avril</text:a>" title="12 avril"&gt;12&lt;/a&gt; &lt;a href="<text:a xlink:type="simple" xlink:href="view-source:https://fr.wikipedia.org/wiki/Avril_1945" text:style-name="Internet_20_link" text:visited-style-name="Visited_20_Internet_20_Link">/wiki/Avril_1945</text:a>" title="Avril 1945"&gt;avril&lt;/a&gt; &lt;a href="<text:a xlink:type="simple" xlink:href="view-source:https://fr.wikipedia.org/wiki/1945" text:style-name="Internet_20_link" text:visited-style-name="Visited_20_Internet_20_Link">/wiki/1945</text:a>" title="1945"&gt;1945&lt;/a&gt;&lt;/time&gt;</text:p>
      <text:p text:style-name="Preformatted_20_Text"><text:bookmark text:name="line722"/>&lt;/td&gt;</text:p>
      <text:p text:style-name="Preformatted_20_Text"><text:bookmark text:name="line723"/>&lt;td&gt;&lt;time class="nowrap date-lien" datetime="1953-01-20" data-sort-value="1953-01-20"&gt;&lt;a href="<text:a xlink:type="simple" xlink:href="view-source:https://fr.wikipedia.org/wiki/20_janvier" text:style-name="Internet_20_link" text:visited-style-name="Visited_20_Internet_20_Link">/wiki/20_janvier</text:a>" title="20 janvier"&gt;20&lt;/a&gt; &lt;a href="<text:a xlink:type="simple" xlink:href="view-source:https://fr.wikipedia.org/wiki/Janvier_1953" text:style-name="Internet_20_link" text:visited-style-name="Visited_20_Internet_20_Link">/wiki/Janvier_1953</text:a>" title="Janvier 1953"&gt;janvier&lt;/a&gt; &lt;a href="<text:a xlink:type="simple" xlink:href="view-source:https://fr.wikipedia.org/wiki/1953" text:style-name="Internet_20_link" text:visited-style-name="Visited_20_Internet_20_Link">/wiki/1953</text:a>" title="1953"&gt;1953&lt;/a&gt;&lt;/time&gt;</text:p>
      <text:p text:style-name="Preformatted_20_Text"><text:bookmark text:name="line724"/>&lt;/td&gt;</text:p>
      <text:p text:style-name="Preformatted_20_Text"><text:bookmark text:name="line725"/>&lt;td&gt;&lt;span data-sort-value="&amp;amp;&amp;amp;&amp;amp;&amp;amp;&amp;amp;&amp;amp;&amp;amp;&amp;amp;&amp;amp;&amp;amp;&amp;amp;02840" class="datasortkey"&gt;7&amp;#160;ans, 9&amp;#160;mois et 8&amp;#160;jours&lt;/span&gt;</text:p>
      <text:p text:style-name="Preformatted_20_Text"><text:bookmark text:name="line726"/>&lt;/td&gt;</text:p>
      <text:p text:style-name="Preformatted_20_Text"><text:bookmark text:name="line727"/>&lt;td&gt;Fin de mandat</text:p>
      <text:p text:style-name="Preformatted_20_Text"><text:bookmark text:name="line728"/>&lt;/td&gt;</text:p>
      <text:p text:style-name="Preformatted_20_Text"><text:bookmark text:name="line729"/>&lt;td&gt;&lt;a href="<text:a xlink:type="simple" xlink:href="view-source:https://fr.wikipedia.org/wiki/Parti_démocrate_(États-Unis)" text:style-name="Internet_20_link" text:visited-style-name="Visited_20_Internet_20_Link">/wiki/Parti_d%C3%A9mocrate_(%C3%89tats-Unis)</text:a>" title="Parti démocrate (États-Unis)"&gt;Démocrate&lt;/a&gt;</text:p>
      <text:p text:style-name="Preformatted_20_Text"><text:bookmark text:name="line730"/>&lt;/td&gt;</text:p>
      <text:p text:style-name="Preformatted_20_Text"><text:bookmark text:name="line731"/>&lt;td&gt;Originaire du &lt;a href="<text:a xlink:type="simple" xlink:href="view-source:https://fr.wikipedia.org/wiki/Missouri_(État)" text:style-name="Internet_20_link" text:visited-style-name="Visited_20_Internet_20_Link">/wiki/Missouri_(%C3%89tat)</text:a>" title="Missouri (État)"&gt;Missouri&lt;/a&gt; et vice-président de Franklin D. Roosevelt (depuis le 20 janvier 1945 seulement, il ne l'était pas sous les trois précédents mandats), il accède à la présidence en avril 1945 à la mort de celui-ci. Il prend la décision d'&lt;a href="<text:a xlink:type="simple" xlink:href="view-source:https://fr.wikipedia.org/wiki/Bombardements_atomiques_de_Hiroshima_et_Nagasaki" text:style-name="Internet_20_link" text:visited-style-name="Visited_20_Internet_20_Link">/wiki/Bombardements_atomiques_de_Hiroshima_et_Nagasaki</text:a>" class="mw-redirect" title="Bombardements atomiques de Hiroshima et Nagasaki"&gt;utiliser deux fois la bombe atomique&lt;/a&gt; contre le &lt;a href="<text:a xlink:type="simple" xlink:href="view-source:https://fr.wikipedia.org/wiki/Japon" text:style-name="Internet_20_link" text:visited-style-name="Visited_20_Internet_20_Link">/wiki/Japon</text:a>" title="Japon"&gt;Japon&lt;/a&gt;. Instigateur du &lt;a href="<text:a xlink:type="simple" xlink:href="view-source:https://fr.wikipedia.org/wiki/Plan_Marshall" text:style-name="Internet_20_link" text:visited-style-name="Visited_20_Internet_20_Link">/wiki/Plan_Marshall</text:a>" title="Plan Marshall"&gt;Plan Marshall&lt;/a&gt;, son mandat est marqué par le début de la &lt;a href="<text:a xlink:type="simple" xlink:href="view-source:https://fr.wikipedia.org/wiki/Guerre_froide" text:style-name="Internet_20_link" text:visited-style-name="Visited_20_Internet_20_Link">/wiki/Guerre_froide</text:a>" title="Guerre froide"&gt;guerre froide&lt;/a&gt;. Après avoir remporté l'&lt;a href="<text:a xlink:type="simple" xlink:href="view-source:https://fr.wikipedia.org/wiki/Élection_présidentielle_américaine_de_1948" text:style-name="Internet_20_link" text:visited-style-name="Visited_20_Internet_20_Link">/wiki/%C3%89lection_pr%C3%A9sidentielle_am%C3%A9ricaine_de_1948</text:a>" title="Élection présidentielle américaine de 1948"&gt;élection présidentielle américaine de 1948&lt;/a&gt;, sa politique est marquée par l'apogée du &lt;a href="<text:a xlink:type="simple" xlink:href="view-source:https://fr.wikipedia.org/wiki/Maccarthysme" text:style-name="Internet_20_link" text:visited-style-name="Visited_20_Internet_20_Link">/wiki/Maccarthysme</text:a>" title="Maccarthysme"&gt;maccarthysme&lt;/a&gt;. Son mandat est aussi marqué par l'&lt;a href="<text:a xlink:type="simple" xlink:href="view-source:https://fr.wikipedia.org/wiki/Guerre_de_Corée" text:style-name="Internet_20_link" text:visited-style-name="Visited_20_Internet_20_Link">/wiki/Guerre_de_Cor%C3%A9e</text:a>" title="Guerre de Corée"&gt;envoi de troupes américaines en Chine et en Corée&lt;/a&gt; dans le cadre de la politique de &lt;i&gt;&lt;span class="lang-en" lang="en"&gt;&lt;a href="<text:a xlink:type="simple" xlink:href="view-source:https://fr.wikipedia.org/wiki/Endiguement" text:style-name="Internet_20_link" text:visited-style-name="Visited_20_Internet_20_Link">/wiki/Endiguement</text:a>" title="Endiguement"&gt;containment&lt;/a&gt;&lt;/span&gt;&lt;/i&gt; face à l'extension mondiale du communisme. Il signe un &lt;a href="<text:a xlink:type="simple" xlink:href="view-source:https://fr.wikipedia.org/wiki/Traité_de_San_Francisco" text:style-name="Internet_20_link" text:visited-style-name="Visited_20_Internet_20_Link">/wiki/Trait%C3%A9_de_San_Francisco</text:a>" title="Traité de San Francisco"&gt;traité de paix avec le Japon&lt;/a&gt; en 1951, qui entre en vigueur en 1952.</text:p>
      <text:p text:style-name="Preformatted_20_Text"><text:bookmark text:name="line732"/>&lt;/td&gt;&lt;/tr&gt;</text:p>
      <text:p text:style-name="Preformatted_20_Text"><text:bookmark text:name="line733"/>&lt;tr&gt;</text:p>
      <text:p text:style-name="Preformatted_20_Text"><text:bookmark text:name="line734"/>&lt;td style="background-color: #dd0000"&gt;&lt;b&gt;34&lt;/b&gt;</text:p>
      <text:p text:style-name="Preformatted_20_Text"><text:bookmark text:name="line735"/>&lt;/td&gt;</text:p>
      <text:p text:style-name="Preformatted_20_Text"><text:bookmark text:name="line736"/>&lt;td&gt;&lt;b&gt;&lt;a href="<text:a xlink:type="simple" xlink:href="view-source:https://fr.wikipedia.org/wiki/Dwight_D._Eisenhower" text:style-name="Internet_20_link" text:visited-style-name="Visited_20_Internet_20_Link">/wiki/Dwight_D._Eisenhower</text:a>" title="Dwight D. Eisenhower"&gt;Dwight D. Eisenhower&lt;/a&gt;&lt;/b&gt;</text:p>
      <text:p text:style-name="Preformatted_20_Text"><text:bookmark text:name="line737"/>&lt;/td&gt;</text:p>
      <text:p text:style-name="Preformatted_20_Text"><text:bookmark text:name="line738"/>&lt;td&gt;&lt;a href="<text:a xlink:type="simple" xlink:href="view-source:https://fr.wikipedia.org/wiki/Fichier:Dwight_D._Eisenhower,_official_photo_portrait,_May_29,_1959.jpg" text:style-name="Internet_20_link" text:visited-style-name="Visited_20_Internet_20_Link">/wiki/Fichier:Dwight_D._Eisenhower,_official_photo_portrait,_May_29,_1959.jpg</text:a>" class="image"&gt;&lt;img alt="Dwight D. Eisenhower, official photo portrait, May 29, <text:soft-page-break/>1959.jpg" src="<text:a xlink:type="simple" xlink:href="view-source:https://upload.wikimedia.org/wikipedia/commons/thumb/6/63/Dwight_D._Eisenhower%2C_official_photo_portrait%2C_May_29%2C_1959.jpg/90px-Dwight_D._Eisenhower%2C_official_photo_portrait%2C_May_29%2C_1959.jpg" text:style-name="Internet_20_link" text:visited-style-name="Visited_20_Internet_20_Link">//upload.wikimedia.org/wikipedia/commons/thumb/6/63/Dwight_D._Eisenhower%2C_official_photo_portrait%2C_May_29%2C_1959.jpg/90px-Dwight_D._Eisenhower%2C_official_photo_portrait%2C_May_29%2C_1959.jpg</text:a>" width="90" height="113" srcset="//upload.wikimedia.org/wikipedia/commons/thumb/6/63/Dwight_D._Eisenhower%2C_official_photo_portrait%2C_May_29%2C_1959.jpg/135px-Dwight_D._Eisenhower%2C_official_photo_portrait%2C_May_29%2C_1959.jpg 1.5x, //upload.wikimedia.org/wikipedia/commons/thumb/6/63/Dwight_D._Eisenhower%2C_official_photo_portrait%2C_May_29%2C_1959.jpg/180px-Dwight_D._Eisenhower%2C_official_photo_portrait%2C_May_29%2C_1959.jpg 2x" data-file-width="2782" data-file-height="3484" /&gt;&lt;/a&gt;</text:p>
      <text:p text:style-name="Preformatted_20_Text"><text:bookmark text:name="line739"/>&lt;/td&gt;</text:p>
      <text:p text:style-name="Preformatted_20_Text"><text:bookmark text:name="line740"/>&lt;td&gt;&lt;time class="nowrap date-lien" datetime="1953-01-20" data-sort-value="1953-01-20"&gt;&lt;a href="<text:a xlink:type="simple" xlink:href="view-source:https://fr.wikipedia.org/wiki/20_janvier" text:style-name="Internet_20_link" text:visited-style-name="Visited_20_Internet_20_Link">/wiki/20_janvier</text:a>" title="20 janvier"&gt;20&lt;/a&gt; &lt;a href="<text:a xlink:type="simple" xlink:href="view-source:https://fr.wikipedia.org/wiki/Janvier_1953" text:style-name="Internet_20_link" text:visited-style-name="Visited_20_Internet_20_Link">/wiki/Janvier_1953</text:a>" title="Janvier 1953"&gt;janvier&lt;/a&gt; &lt;a href="<text:a xlink:type="simple" xlink:href="view-source:https://fr.wikipedia.org/wiki/1953" text:style-name="Internet_20_link" text:visited-style-name="Visited_20_Internet_20_Link">/wiki/1953</text:a>" title="1953"&gt;1953&lt;/a&gt;&lt;/time&gt;</text:p>
      <text:p text:style-name="Preformatted_20_Text"><text:bookmark text:name="line741"/>&lt;/td&gt;</text:p>
      <text:p text:style-name="Preformatted_20_Text"><text:bookmark text:name="line742"/>&lt;td&gt;&lt;time class="nowrap date-lien" datetime="1961-01-20" data-sort-value="1961-01-20"&gt;&lt;a href="<text:a xlink:type="simple" xlink:href="view-source:https://fr.wikipedia.org/wiki/20_janvier" text:style-name="Internet_20_link" text:visited-style-name="Visited_20_Internet_20_Link">/wiki/20_janvier</text:a>" title="20 janvier"&gt;20&lt;/a&gt; &lt;a href="<text:a xlink:type="simple" xlink:href="view-source:https://fr.wikipedia.org/wiki/Janvier_1961" text:style-name="Internet_20_link" text:visited-style-name="Visited_20_Internet_20_Link">/wiki/Janvier_1961</text:a>" title="Janvier 1961"&gt;janvier&lt;/a&gt; &lt;a href="<text:a xlink:type="simple" xlink:href="view-source:https://fr.wikipedia.org/wiki/1961" text:style-name="Internet_20_link" text:visited-style-name="Visited_20_Internet_20_Link">/wiki/1961</text:a>" title="1961"&gt;1961&lt;/a&gt;&lt;/time&gt;</text:p>
      <text:p text:style-name="Preformatted_20_Text"><text:bookmark text:name="line743"/>&lt;/td&gt;</text:p>
      <text:p text:style-name="Preformatted_20_Text"><text:bookmark text:name="line744"/>&lt;td&gt;&lt;span data-sort-value="&amp;amp;&amp;amp;&amp;amp;&amp;amp;&amp;amp;&amp;amp;&amp;amp;&amp;amp;&amp;amp;&amp;amp;&amp;amp;02922" class="datasortkey"&gt;8&amp;#160;ans&lt;/span&gt;</text:p>
      <text:p text:style-name="Preformatted_20_Text"><text:bookmark text:name="line745"/>&lt;/td&gt;</text:p>
      <text:p text:style-name="Preformatted_20_Text"><text:bookmark text:name="line746"/>&lt;td&gt;Fin de mandat</text:p>
      <text:p text:style-name="Preformatted_20_Text"><text:bookmark text:name="line747"/>&lt;/td&gt;</text:p>
      <text:p text:style-name="Preformatted_20_Text"><text:bookmark text:name="line748"/>&lt;td&gt;&lt;a href="<text:a xlink:type="simple" xlink:href="view-source:https://fr.wikipedia.org/wiki/Parti_républicain_(États-Unis)" text:style-name="Internet_20_link" text:visited-style-name="Visited_20_Internet_20_Link">/wiki/Parti_r%C3%A9publicain_(%C3%89tats-Unis)</text:a>" title="Parti républicain (États-Unis)"&gt;Républicain&lt;/a&gt;</text:p>
      <text:p text:style-name="Preformatted_20_Text"><text:bookmark text:name="line749"/>&lt;/td&gt;</text:p>
      <text:p text:style-name="Preformatted_20_Text"><text:bookmark text:name="line750"/>&lt;td&gt;&lt;a href="<text:a xlink:type="simple" xlink:href="view-source:https://fr.wikipedia.org/wiki/Élection_présidentielle_américaine_de_1952" text:style-name="Internet_20_link" text:visited-style-name="Visited_20_Internet_20_Link">/wiki/%C3%89lection_pr%C3%A9sidentielle_am%C3%A9ricaine_de_1952</text:a>" title="Élection présidentielle américaine de 1952"&gt;Élu&lt;/a&gt; en &lt;a href="<text:a xlink:type="simple" xlink:href="view-source:https://fr.wikipedia.org/wiki/1952" text:style-name="Internet_20_link" text:visited-style-name="Visited_20_Internet_20_Link">/wiki/1952</text:a>" title="1952"&gt;1952&lt;/a&gt; puis &lt;a href="<text:a xlink:type="simple" xlink:href="view-source:https://fr.wikipedia.org/wiki/Élection_présidentielle_américaine_de_1956" text:style-name="Internet_20_link" text:visited-style-name="Visited_20_Internet_20_Link">/wiki/%C3%89lection_pr%C3%A9sidentielle_am%C3%A9ricaine_de_1956</text:a>" title="Élection présidentielle américaine de 1956"&gt;réélu&lt;/a&gt; en &lt;a href="<text:a xlink:type="simple" xlink:href="view-source:https://fr.wikipedia.org/wiki/1956" text:style-name="Internet_20_link" text:visited-style-name="Visited_20_Internet_20_Link">/wiki/1956</text:a>" title="1956"&gt;1956&lt;/a&gt;, il a été le «&amp;#160;&lt;i&gt;général en chef&lt;/i&gt;&amp;#160;» du &lt;a href="<text:a xlink:type="simple" xlink:href="view-source:https://fr.wikipedia.org/wiki/Supreme_Headquarters_Allied_Expeditionary_Force" text:style-name="Internet_20_link" text:visited-style-name="Visited_20_Internet_20_Link">/wiki/Supreme_Headquarters_Allied_Expeditionary_Force</text:a>" title="Supreme Headquarters Allied Expeditionary Force"&gt;SHAEF&lt;/a&gt;, le commandement allié en Europe pendant la &lt;a href="<text:a xlink:type="simple" xlink:href="view-source:https://fr.wikipedia.org/wiki/Seconde_Guerre_mondiale" text:style-name="Internet_20_link" text:visited-style-name="Visited_20_Internet_20_Link">/wiki/Seconde_Guerre_mondiale</text:a>" title="Seconde Guerre mondiale"&gt;Seconde Guerre mondiale&lt;/a&gt; qui a organisé les débarquements. Il met fin à 20 ans de présidence démocrate et au &lt;a href="<text:a xlink:type="simple" xlink:href="view-source:https://fr.wikipedia.org/wiki/Maccarthysme" text:style-name="Internet_20_link" text:visited-style-name="Visited_20_Internet_20_Link">/wiki/Maccarthysme</text:a>" title="Maccarthysme"&gt;maccarthysme&lt;/a&gt;, supervise le cessez-le-feu en &lt;a href="<text:a xlink:type="simple" xlink:href="view-source:https://fr.wikipedia.org/wiki/Guerre_de_Corée" text:style-name="Internet_20_link" text:visited-style-name="Visited_20_Internet_20_Link">/wiki/Guerre_de_Cor%C3%A9e</text:a>" title="Guerre de Corée"&gt;Corée&lt;/a&gt;, lance la &lt;a href="<text:a xlink:type="simple" xlink:href="view-source:https://fr.wikipedia.org/wiki/Course_à_l%27espace" text:style-name="Internet_20_link" text:visited-style-name="Visited_20_Internet_20_Link">/wiki/Course_%C3%A0_l%27espace</text:a>" title="Course à l&amp;#39;espace"&gt;course à l'espace&lt;/a&gt;, crée la &lt;a href="<text:a xlink:type="simple" xlink:href="view-source:https://fr.wikipedia.org/wiki/National_Aeronautics_and_Space_Administration" text:style-name="Internet_20_link" text:visited-style-name="Visited_20_Internet_20_Link">/wiki/National_Aeronautics_and_Space_Administration</text:a>" title="National Aeronautics and Space Administration"&gt;NASA&lt;/a&gt;, développe le système des &lt;a href="<text:a xlink:type="simple" xlink:href="view-source:https://fr.wikipedia.org/wiki/Interstate_highway" text:style-name="Internet_20_link" text:visited-style-name="Visited_20_Internet_20_Link">/wiki/Interstate_highway</text:a>" title="Interstate highway"&gt;autoroutes inter États&lt;/a&gt;, étend l'&lt;a href="<text:a xlink:type="simple" xlink:href="view-source:https://fr.wikipedia.org/wiki/Assurance-maladie" text:style-name="Internet_20_link" text:visited-style-name="Visited_20_Internet_20_Link">/wiki/Assurance-maladie</text:a>" class="mw-redirect" title="Assurance-maladie"&gt;assurance-maladie&lt;/a&gt; et fait du développement de l'&lt;a href="<text:a xlink:type="simple" xlink:href="view-source:https://fr.wikipedia.org/wiki/Armement_nucléaire" text:style-name="Internet_20_link" text:visited-style-name="Visited_20_Internet_20_Link">/wiki/Armement_nucl%C3%A9aire</text:a>" class="mw-redirect" title="Armement nucléaire"&gt;armement nucléaire&lt;/a&gt; une priorité dans le cadre de la &lt;a href="<text:a xlink:type="simple" xlink:href="view-source:https://fr.wikipedia.org/wiki/Guerre_froide" text:style-name="Internet_20_link" text:visited-style-name="Visited_20_Internet_20_Link">/wiki/Guerre_froide</text:a>" title="Guerre froide"&gt;guerre froide&lt;/a&gt;. Ses mandats sont marqués notamment par l'arrêt de la Cour Suprême déclarant la &lt;a href="<text:a xlink:type="simple" xlink:href="view-source:https://fr.wikipedia.org/wiki/Ségrégation_raciale" text:style-name="Internet_20_link" text:visited-style-name="Visited_20_Internet_20_Link">/wiki/S%C3%A9gr%C3%A9gation_raciale</text:a>" title="Ségrégation raciale"&gt;ségrégation&lt;/a&gt; scolaire illégale dans le sud des États-Unis (arrêt &lt;a href="<text:a xlink:type="simple" xlink:href="view-source:https://fr.wikipedia.org/wiki/Brown_v._Board_of_Education" text:style-name="Internet_20_link" text:visited-style-name="Visited_20_Internet_20_Link">/wiki/Brown_v._Board_of_Education</text:a>" title="Brown v. Board of Education"&gt;Brown v. Board of Education&lt;/a&gt;), qui l'amène notamment à envoyer en &lt;a href="<text:a xlink:type="simple" xlink:href="view-source:https://fr.wikipedia.org/wiki/Arkansas" text:style-name="Internet_20_link" text:visited-style-name="Visited_20_Internet_20_Link">/wiki/Arkansas</text:a>" title="Arkansas"&gt;Arkansas&lt;/a&gt; 1&amp;#160;000&amp;#160;hommes de la &lt;a href="<text:a xlink:type="simple" xlink:href="view-source:https://fr.wikipedia.org/wiki/101e_division_aéroportée_(États-Unis)" text:style-name="Internet_20_link" text:visited-style-name="Visited_20_Internet_20_Link">/wiki/101e_division_a%C3%A9roport%C3%A9e_(%C3%89tats-Unis)</text:a>" title="101e <text:soft-page-break/>division aéroportée (États-Unis)"&gt;&lt;abbr class="abbr" title="Cent-unième"&gt;101&lt;sup&gt;e&lt;/sup&gt;&lt;/abbr&gt;&amp;#160;division aéroportée&lt;/a&gt; et faire passer la garde nationale de l'Arkansas sous contrôle fédéral pour permettre à neuf élèves noirs d'entrer en sécurité et poursuivre leur scolarité dans le lycée central de &lt;a href="<text:a xlink:type="simple" xlink:href="view-source:https://fr.wikipedia.org/wiki/Little_Rock" text:style-name="Internet_20_link" text:visited-style-name="Visited_20_Internet_20_Link">/wiki/Little_Rock</text:a>" title="Little Rock"&gt;Little Rock&lt;/a&gt;.</text:p>
      <text:p text:style-name="Preformatted_20_Text"><text:bookmark text:name="line751"/>&lt;/td&gt;&lt;/tr&gt;</text:p>
      <text:p text:style-name="Preformatted_20_Text"><text:bookmark text:name="line752"/>&lt;tr&gt;</text:p>
      <text:p text:style-name="Preformatted_20_Text"><text:bookmark text:name="line753"/>&lt;td style="background-color: #2C75FF"&gt;&lt;b&gt;35&lt;/b&gt;</text:p>
      <text:p text:style-name="Preformatted_20_Text"><text:bookmark text:name="line754"/>&lt;/td&gt;</text:p>
      <text:p text:style-name="Preformatted_20_Text"><text:bookmark text:name="line755"/>&lt;td&gt;&lt;b&gt;&lt;a href="<text:a xlink:type="simple" xlink:href="view-source:https://fr.wikipedia.org/wiki/John_F._Kennedy" text:style-name="Internet_20_link" text:visited-style-name="Visited_20_Internet_20_Link">/wiki/John_F._Kennedy</text:a>" class="mw-redirect" title="John F. Kennedy"&gt;John F. Kennedy&lt;/a&gt;&lt;/b&gt;</text:p>
      <text:p text:style-name="Preformatted_20_Text"><text:bookmark text:name="line756"/>&lt;/td&gt;</text:p>
      <text:p text:style-name="Preformatted_20_Text"><text:bookmark text:name="line757"/>&lt;td&gt;&lt;a href="<text:a xlink:type="simple" xlink:href="view-source:https://fr.wikipedia.org/wiki/Fichier:John_F._Kennedy,_White_House_color_photo_portrait.jpg" text:style-name="Internet_20_link" text:visited-style-name="Visited_20_Internet_20_Link">/wiki/Fichier:John_F._Kennedy,_White_House_color_photo_portrait.jpg</text:a>" class="image"&gt;&lt;img alt="John F. Kennedy, White House color photo portrait.jpg" src="<text:a xlink:type="simple" xlink:href="view-source:https://upload.wikimedia.org/wikipedia/commons/thumb/c/c3/John_F._Kennedy%2C_White_House_color_photo_portrait.jpg/90px-John_F._Kennedy%2C_White_House_color_photo_portrait.jpg" text:style-name="Internet_20_link" text:visited-style-name="Visited_20_Internet_20_Link">//upload.wikimedia.org/wikipedia/commons/thumb/c/c3/John_F._Kennedy%2C_White_House_color_photo_portrait.jpg/90px-John_F._Kennedy%2C_White_House_color_photo_portrait.jpg</text:a>" width="90" height="117" srcset="//upload.wikimedia.org/wikipedia/commons/thumb/c/c3/John_F._Kennedy%2C_White_House_color_photo_portrait.jpg/135px-John_F._Kennedy%2C_White_House_color_photo_portrait.jpg 1.5x, //upload.wikimedia.org/wikipedia/commons/thumb/c/c3/John_F._Kennedy%2C_White_House_color_photo_portrait.jpg/180px-John_F._Kennedy%2C_White_House_color_photo_portrait.jpg 2x" data-file-width="1419" data-file-height="1840" /&gt;&lt;/a&gt;</text:p>
      <text:p text:style-name="Preformatted_20_Text"><text:bookmark text:name="line758"/>&lt;/td&gt;</text:p>
      <text:p text:style-name="Preformatted_20_Text"><text:bookmark text:name="line759"/>&lt;td&gt;&lt;time class="nowrap date-lien" datetime="1961-01-20" data-sort-value="1961-01-20"&gt;&lt;a href="<text:a xlink:type="simple" xlink:href="view-source:https://fr.wikipedia.org/wiki/20_janvier" text:style-name="Internet_20_link" text:visited-style-name="Visited_20_Internet_20_Link">/wiki/20_janvier</text:a>" title="20 janvier"&gt;20&lt;/a&gt; &lt;a href="<text:a xlink:type="simple" xlink:href="view-source:https://fr.wikipedia.org/wiki/Janvier_1961" text:style-name="Internet_20_link" text:visited-style-name="Visited_20_Internet_20_Link">/wiki/Janvier_1961</text:a>" title="Janvier 1961"&gt;janvier&lt;/a&gt; &lt;a href="<text:a xlink:type="simple" xlink:href="view-source:https://fr.wikipedia.org/wiki/1961" text:style-name="Internet_20_link" text:visited-style-name="Visited_20_Internet_20_Link">/wiki/1961</text:a>" title="1961"&gt;1961&lt;/a&gt;&lt;/time&gt;</text:p>
      <text:p text:style-name="Preformatted_20_Text"><text:bookmark text:name="line760"/>&lt;/td&gt;</text:p>
      <text:p text:style-name="Preformatted_20_Text"><text:bookmark text:name="line761"/>&lt;td&gt;&lt;time class="nowrap date-lien" datetime="1963-11-22" data-sort-value="1963-11-22"&gt;&lt;a href="<text:a xlink:type="simple" xlink:href="view-source:https://fr.wikipedia.org/wiki/22_novembre" text:style-name="Internet_20_link" text:visited-style-name="Visited_20_Internet_20_Link">/wiki/22_novembre</text:a>" title="22 novembre"&gt;22&lt;/a&gt; &lt;a href="<text:a xlink:type="simple" xlink:href="view-source:https://fr.wikipedia.org/wiki/Novembre_1963" text:style-name="Internet_20_link" text:visited-style-name="Visited_20_Internet_20_Link">/wiki/Novembre_1963</text:a>" title="Novembre 1963"&gt;novembre&lt;/a&gt; &lt;a href="<text:a xlink:type="simple" xlink:href="view-source:https://fr.wikipedia.org/wiki/1963" text:style-name="Internet_20_link" text:visited-style-name="Visited_20_Internet_20_Link">/wiki/1963</text:a>" title="1963"&gt;1963&lt;/a&gt;&lt;/time&gt;</text:p>
      <text:p text:style-name="Preformatted_20_Text"><text:bookmark text:name="line762"/>&lt;/td&gt;</text:p>
      <text:p text:style-name="Preformatted_20_Text"><text:bookmark text:name="line763"/>&lt;td&gt;&lt;span data-sort-value="&amp;amp;&amp;amp;&amp;amp;&amp;amp;&amp;amp;&amp;amp;&amp;amp;&amp;amp;&amp;amp;&amp;amp;&amp;amp;01036" class="datasortkey"&gt;2&amp;#160;ans, 10&amp;#160;mois et 2&amp;#160;jours&lt;/span&gt;</text:p>
      <text:p text:style-name="Preformatted_20_Text"><text:bookmark text:name="line764"/>&lt;/td&gt;</text:p>
      <text:p text:style-name="Preformatted_20_Text"><text:bookmark text:name="line765"/>&lt;td&gt;Décès</text:p>
      <text:p text:style-name="Preformatted_20_Text"><text:bookmark text:name="line766"/>&lt;p&gt;(assassinat)</text:p>
      <text:p text:style-name="Preformatted_20_Text"><text:bookmark text:name="line767"/>&lt;/p&gt;</text:p>
      <text:p text:style-name="Preformatted_20_Text"><text:bookmark text:name="line768"/>&lt;/td&gt;</text:p>
      <text:p text:style-name="Preformatted_20_Text"><text:bookmark text:name="line769"/>&lt;td&gt;&lt;a href="<text:a xlink:type="simple" xlink:href="view-source:https://fr.wikipedia.org/wiki/Parti_démocrate_(États-Unis)" text:style-name="Internet_20_link" text:visited-style-name="Visited_20_Internet_20_Link">/wiki/Parti_d%C3%A9mocrate_(%C3%89tats-Unis)</text:a>" title="Parti démocrate (États-Unis)"&gt;Démocrate&lt;/a&gt;</text:p>
      <text:p text:style-name="Preformatted_20_Text"><text:bookmark text:name="line770"/>&lt;/td&gt;</text:p>
      <text:p text:style-name="Preformatted_20_Text"><text:bookmark text:name="line771"/>&lt;td&gt;Ancien représentant et sénateur du &lt;a href="<text:a xlink:type="simple" xlink:href="view-source:https://fr.wikipedia.org/wiki/Massachusetts" text:style-name="Internet_20_link" text:visited-style-name="Visited_20_Internet_20_Link">/wiki/Massachusetts</text:a>" title="Massachusetts"&gt;Massachusetts&lt;/a&gt;, il est &lt;a href="<text:a xlink:type="simple" xlink:href="view-source:https://fr.wikipedia.org/wiki/Élection_présidentielle_américaine_de_1960" text:style-name="Internet_20_link" text:visited-style-name="Visited_20_Internet_20_Link">/wiki/%C3%89lection_pr%C3%A9sidentielle_am%C3%A9ricaine_de_1960</text:a>" title="Élection présidentielle américaine de 1960"&gt;élu&lt;/a&gt; face au vice-président sortant &lt;a href="<text:a xlink:type="simple" xlink:href="view-source:https://fr.wikipedia.org/wiki/Richard_Nixon" text:style-name="Internet_20_link" text:visited-style-name="Visited_20_Internet_20_Link">/wiki/Richard_Nixon</text:a>" title="Richard Nixon"&gt;Richard Nixon&lt;/a&gt;. Premier et unique président &lt;a href="<text:a xlink:type="simple" xlink:href="view-source:https://fr.wikipedia.org/wiki/Église_catholique" text:style-name="Internet_20_link" text:visited-style-name="Visited_20_Internet_20_Link">/wiki/%C3%89glise_catholique</text:a>" title="Église catholique"&gt;catholique&lt;/a&gt;, il est également le plus jeune président élu des États-Unis&lt;sup id="cite_ref-11" class="reference"&gt;&lt;a href="<text:a xlink:type="simple" xlink:href="view-source:https://fr.wikipedia.org/wiki/Liste_des_présidents_des_États-Unis#cite_note-11" text:style-name="Internet_20_link" text:visited-style-name="Visited_20_Internet_20_Link">#cite_note-11</text:a>"&gt;&lt;span class="cite_crochet"&gt;[&lt;/span&gt;note 3&lt;span class="cite_crochet"&gt;]&lt;/span&gt;&lt;/a&gt;&lt;/sup&gt;. Entamé par le discours sur la &lt;a href="<text:a xlink:type="simple" xlink:href="view-source:https://fr.wikipedia.org/wiki/Nouvelle_Frontière" text:style-name="Internet_20_link" text:visited-style-name="Visited_20_Internet_20_Link">/wiki/Nouvelle_Fronti%C3%A8re</text:a>" title="Nouvelle Frontière"&gt;Nouvelle Frontière&lt;/a&gt;, son mandat est marqué sur le plan international par le &lt;a href="<text:a xlink:type="simple" xlink:href="view-source:https://fr.wikipedia.org/wiki/Débarquement_de_la_baie_des_Cochons" text:style-name="Internet_20_link" text:visited-style-name="Visited_20_Internet_20_Link">/wiki/D%C3%A9barquement_de_la_baie_des_Cochons</text:a>" title="Débarquement de la baie des Cochons"&gt;débarquement de la baie des Cochons&lt;/a&gt; <text:soft-page-break/>(1961), la &lt;a href="<text:a xlink:type="simple" xlink:href="view-source:https://fr.wikipedia.org/wiki/Crise_des_missiles_de_Cuba" text:style-name="Internet_20_link" text:visited-style-name="Visited_20_Internet_20_Link">/wiki/Crise_des_missiles_de_Cuba</text:a>" title="Crise des missiles de Cuba"&gt;crise des missiles de Cuba&lt;/a&gt; (1962), la création des &lt;a href="<text:a xlink:type="simple" xlink:href="view-source:https://fr.wikipedia.org/wiki/Corps_de_la_Paix" text:style-name="Internet_20_link" text:visited-style-name="Visited_20_Internet_20_Link">/wiki/Corps_de_la_Paix</text:a>" title="Corps de la Paix"&gt;Corps de la Paix&lt;/a&gt; et le doublement du nombre de ISBM &lt;a href="<text:a xlink:type="simple" xlink:href="view-source:https://fr.wikipedia.org/wiki/UGM-27_Polaris" text:style-name="Internet_20_link" text:visited-style-name="Visited_20_Internet_20_Link">/wiki/UGM-27_Polaris</text:a>" class="mw-redirect" title="UGM-27 Polaris"&gt;Polaris&lt;/a&gt;. Sur le plan intérieur, il lance le &lt;a href="<text:a xlink:type="simple" xlink:href="view-source:https://fr.wikipedia.org/wiki/Programme_Apollo" text:style-name="Internet_20_link" text:visited-style-name="Visited_20_Internet_20_Link">/wiki/Programme_Apollo</text:a>" title="Programme Apollo"&gt;programme Apollo&lt;/a&gt; et entame le processus d'abolition législative de la &lt;a href="<text:a xlink:type="simple" xlink:href="view-source:https://fr.wikipedia.org/wiki/Ségrégation_raciale_aux_États-Unis" text:style-name="Internet_20_link" text:visited-style-name="Visited_20_Internet_20_Link">/wiki/S%C3%A9gr%C3%A9gation_raciale_aux_%C3%89tats-Unis</text:a>" title="Ségrégation raciale aux États-Unis"&gt;ségrégation raciale dans les États du Sud&lt;/a&gt; qui se heurte à l'opposition des &lt;a href="<text:a xlink:type="simple" xlink:href="view-source:https://fr.wikipedia.org/wiki/Dixiecrat" text:style-name="Internet_20_link" text:visited-style-name="Visited_20_Internet_20_Link">/wiki/Dixiecrat</text:a>" title="Dixiecrat"&gt;Démocrates sudistes&lt;/a&gt; du Congrès. Il a été assassiné le &lt;time class="nowrap date-lien" datetime="1963-11-22" data-sort-value="1963-11-22"&gt;&lt;a href="<text:a xlink:type="simple" xlink:href="view-source:https://fr.wikipedia.org/wiki/22_novembre" text:style-name="Internet_20_link" text:visited-style-name="Visited_20_Internet_20_Link">/wiki/22_novembre</text:a>" title="22 novembre"&gt;22&lt;/a&gt; &lt;a href="<text:a xlink:type="simple" xlink:href="view-source:https://fr.wikipedia.org/wiki/Novembre_1963" text:style-name="Internet_20_link" text:visited-style-name="Visited_20_Internet_20_Link">/wiki/Novembre_1963</text:a>" title="Novembre 1963"&gt;novembre&lt;/a&gt; &lt;a href="<text:a xlink:type="simple" xlink:href="view-source:https://fr.wikipedia.org/wiki/1963" text:style-name="Internet_20_link" text:visited-style-name="Visited_20_Internet_20_Link">/wiki/1963</text:a>" title="1963"&gt;1963&lt;/a&gt;&lt;/time&gt; à &lt;a href="<text:a xlink:type="simple" xlink:href="view-source:https://fr.wikipedia.org/wiki/Dallas" text:style-name="Internet_20_link" text:visited-style-name="Visited_20_Internet_20_Link">/wiki/Dallas</text:a>" title="Dallas"&gt;Dallas&lt;/a&gt;, à l'âge de 46 ans&amp;#160;; &lt;a href="<text:a xlink:type="simple" xlink:href="view-source:https://fr.wikipedia.org/wiki/Assassinat_de_John_F._Kennedy" text:style-name="Internet_20_link" text:visited-style-name="Visited_20_Internet_20_Link">/wiki/Assassinat_de_John_F._Kennedy</text:a>" title="Assassinat de John F. Kennedy"&gt;son assassinat&lt;/a&gt; (attribué par la &lt;a href="<text:a xlink:type="simple" xlink:href="view-source:https://fr.wikipedia.org/wiki/Commission_Warren" text:style-name="Internet_20_link" text:visited-style-name="Visited_20_Internet_20_Link">/wiki/Commission_Warren</text:a>" title="Commission Warren"&gt;Commission Warren&lt;/a&gt; à &lt;a href="<text:a xlink:type="simple" xlink:href="view-source:https://fr.wikipedia.org/wiki/Lee_Harvey_Oswald" text:style-name="Internet_20_link" text:visited-style-name="Visited_20_Internet_20_Link">/wiki/Lee_Harvey_Oswald</text:a>" title="Lee Harvey Oswald"&gt;Lee Harvey Oswald&lt;/a&gt;) demeure au &lt;abbr class="abbr" title="21ᵉ siècle"&gt;&lt;span class="romain"&gt;XXI&lt;/span&gt;&lt;sup style="font-size:72%"&gt;e&lt;/sup&gt;&lt;/abbr&gt;&amp;#160;siècle l'objet d'hypothèses et de controverses.</text:p>
      <text:p text:style-name="Preformatted_20_Text"><text:bookmark text:name="line772"/>&lt;/td&gt;&lt;/tr&gt;</text:p>
      <text:p text:style-name="Preformatted_20_Text"><text:bookmark text:name="line773"/>&lt;tr&gt;</text:p>
      <text:p text:style-name="Preformatted_20_Text"><text:bookmark text:name="line774"/>&lt;td style="background-color: #2C75FF"&gt;&lt;b&gt;36&lt;/b&gt;</text:p>
      <text:p text:style-name="Preformatted_20_Text"><text:bookmark text:name="line775"/>&lt;/td&gt;</text:p>
      <text:p text:style-name="Preformatted_20_Text"><text:bookmark text:name="line776"/>&lt;td&gt;&lt;b&gt;&lt;a href="<text:a xlink:type="simple" xlink:href="view-source:https://fr.wikipedia.org/wiki/Lyndon_B._Johnson" text:style-name="Internet_20_link" text:visited-style-name="Visited_20_Internet_20_Link">/wiki/Lyndon_B._Johnson</text:a>" title="Lyndon B. Johnson"&gt;Lyndon B. Johnson&lt;/a&gt;&lt;/b&gt;</text:p>
      <text:p text:style-name="Preformatted_20_Text"><text:bookmark text:name="line777"/>&lt;/td&gt;</text:p>
      <text:p text:style-name="Preformatted_20_Text"><text:bookmark text:name="line778"/>&lt;td&gt;&lt;a href="<text:a xlink:type="simple" xlink:href="view-source:https://fr.wikipedia.org/wiki/Fichier:Lbj2.jpg" text:style-name="Internet_20_link" text:visited-style-name="Visited_20_Internet_20_Link">/wiki/Fichier:Lbj2.jpg</text:a>" class="image"&gt;&lt;img alt="Lbj2.jpg" src="<text:a xlink:type="simple" xlink:href="view-source:https://upload.wikimedia.org/wikipedia/commons/thumb/2/29/Lbj2.jpg/90px-Lbj2.jpg" text:style-name="Internet_20_link" text:visited-style-name="Visited_20_Internet_20_Link">//upload.wikimedia.org/wikipedia/commons/thumb/2/29/Lbj2.jpg/90px-Lbj2.jpg</text:a>" width="90" height="135" srcset="//upload.wikimedia.org/wikipedia/commons/thumb/2/29/Lbj2.jpg/135px-Lbj2.jpg 1.5x, //upload.wikimedia.org/wikipedia/commons/thumb/2/29/Lbj2.jpg/180px-Lbj2.jpg 2x" data-file-width="3696" data-file-height="5552" /&gt;&lt;/a&gt;</text:p>
      <text:p text:style-name="Preformatted_20_Text"><text:bookmark text:name="line779"/>&lt;/td&gt;</text:p>
      <text:p text:style-name="Preformatted_20_Text"><text:bookmark text:name="line780"/>&lt;td&gt;&lt;time class="nowrap date-lien" datetime="1963-11-22" data-sort-value="1963-11-22"&gt;&lt;a href="<text:a xlink:type="simple" xlink:href="view-source:https://fr.wikipedia.org/wiki/22_novembre" text:style-name="Internet_20_link" text:visited-style-name="Visited_20_Internet_20_Link">/wiki/22_novembre</text:a>" title="22 novembre"&gt;22&lt;/a&gt; &lt;a href="<text:a xlink:type="simple" xlink:href="view-source:https://fr.wikipedia.org/wiki/Novembre_1963" text:style-name="Internet_20_link" text:visited-style-name="Visited_20_Internet_20_Link">/wiki/Novembre_1963</text:a>" title="Novembre 1963"&gt;novembre&lt;/a&gt; &lt;a href="<text:a xlink:type="simple" xlink:href="view-source:https://fr.wikipedia.org/wiki/1963" text:style-name="Internet_20_link" text:visited-style-name="Visited_20_Internet_20_Link">/wiki/1963</text:a>" title="1963"&gt;1963&lt;/a&gt;&lt;/time&gt;</text:p>
      <text:p text:style-name="Preformatted_20_Text"><text:bookmark text:name="line781"/>&lt;/td&gt;</text:p>
      <text:p text:style-name="Preformatted_20_Text"><text:bookmark text:name="line782"/>&lt;td&gt;&lt;time class="nowrap date-lien" datetime="1969-01-20" data-sort-value="1969-01-20"&gt;&lt;a href="<text:a xlink:type="simple" xlink:href="view-source:https://fr.wikipedia.org/wiki/20_janvier" text:style-name="Internet_20_link" text:visited-style-name="Visited_20_Internet_20_Link">/wiki/20_janvier</text:a>" title="20 janvier"&gt;20&lt;/a&gt; &lt;a href="<text:a xlink:type="simple" xlink:href="view-source:https://fr.wikipedia.org/wiki/Janvier_1969" text:style-name="Internet_20_link" text:visited-style-name="Visited_20_Internet_20_Link">/wiki/Janvier_1969</text:a>" title="Janvier 1969"&gt;janvier&lt;/a&gt; &lt;a href="<text:a xlink:type="simple" xlink:href="view-source:https://fr.wikipedia.org/wiki/1969" text:style-name="Internet_20_link" text:visited-style-name="Visited_20_Internet_20_Link">/wiki/1969</text:a>" title="1969"&gt;1969&lt;/a&gt;&lt;/time&gt;</text:p>
      <text:p text:style-name="Preformatted_20_Text"><text:bookmark text:name="line783"/>&lt;/td&gt;</text:p>
      <text:p text:style-name="Preformatted_20_Text"><text:bookmark text:name="line784"/>&lt;td&gt;&lt;span data-sort-value="&amp;amp;&amp;amp;&amp;amp;&amp;amp;&amp;amp;&amp;amp;&amp;amp;&amp;amp;&amp;amp;&amp;amp;&amp;amp;01886" class="datasortkey"&gt;5&amp;#160;ans, 1&amp;#160;mois et 29&amp;#160;jours&lt;/span&gt;</text:p>
      <text:p text:style-name="Preformatted_20_Text"><text:bookmark text:name="line785"/>&lt;/td&gt;</text:p>
      <text:p text:style-name="Preformatted_20_Text"><text:bookmark text:name="line786"/>&lt;td&gt;Fin de mandat</text:p>
      <text:p text:style-name="Preformatted_20_Text"><text:bookmark text:name="line787"/>&lt;/td&gt;</text:p>
      <text:p text:style-name="Preformatted_20_Text"><text:bookmark text:name="line788"/>&lt;td&gt;&lt;a href="<text:a xlink:type="simple" xlink:href="view-source:https://fr.wikipedia.org/wiki/Parti_démocrate_(États-Unis)" text:style-name="Internet_20_link" text:visited-style-name="Visited_20_Internet_20_Link">/wiki/Parti_d%C3%A9mocrate_(%C3%89tats-Unis)</text:a>" title="Parti démocrate (États-Unis)"&gt;Démocrate&lt;/a&gt;</text:p>
      <text:p text:style-name="Preformatted_20_Text"><text:bookmark text:name="line789"/>&lt;/td&gt;</text:p>
      <text:p text:style-name="Preformatted_20_Text"><text:bookmark text:name="line790"/>&lt;td&gt;Vice-président de &lt;a href="<text:a xlink:type="simple" xlink:href="view-source:https://fr.wikipedia.org/wiki/John_F._Kennedy" text:style-name="Internet_20_link" text:visited-style-name="Visited_20_Internet_20_Link">/wiki/John_F._Kennedy</text:a>" class="mw-redirect" title="John F. Kennedy"&gt;John F. Kennedy&lt;/a&gt;, il devient président à l'assassinat de ce dernier et obtient en &lt;a href="<text:a xlink:type="simple" xlink:href="view-source:https://fr.wikipedia.org/wiki/1964" text:style-name="Internet_20_link" text:visited-style-name="Visited_20_Internet_20_Link">/wiki/1964</text:a>" title="1964"&gt;1964&lt;/a&gt; la plus grande victoire de l'histoire des États-Unis aux &lt;a href="<text:a xlink:type="simple" xlink:href="view-source:https://fr.wikipedia.org/wiki/Élection_présidentielle_américaine_de_1964" text:style-name="Internet_20_link" text:visited-style-name="Visited_20_Internet_20_Link">/wiki/%C3%89lection_pr%C3%A9sidentielle_am%C3%A9ricaine_de_1964</text:a>" title="Élection présidentielle <text:soft-page-break/>américaine de 1964"&gt;suffrages populaires&lt;/a&gt; (61,1&amp;#160;%), mais perd le Sud qui s'oppose à son programme sur les &lt;a href="<text:a xlink:type="simple" xlink:href="view-source:https://fr.wikipedia.org/wiki/Civil_Rights_Act_de_1964" text:style-name="Internet_20_link" text:visited-style-name="Visited_20_Internet_20_Link">/wiki/Civil_Rights_Act_de_1964</text:a>" title="Civil Rights Act de 1964"&gt;droits civiques&lt;/a&gt; et à l'&lt;i&gt;&lt;span class="lang-en" lang="en"&gt;&lt;a href="<text:a xlink:type="simple" xlink:href="view-source:https://fr.wikipedia.org/wiki/Affirmative_action" text:style-name="Internet_20_link" text:visited-style-name="Visited_20_Internet_20_Link">/wiki/Affirmative_action</text:a>" class="mw-redirect" title="Affirmative action"&gt;affirmative action&lt;/a&gt;&lt;/span&gt;&lt;/i&gt; qui lui permettent de mettre fin à la &lt;a href="<text:a xlink:type="simple" xlink:href="view-source:https://fr.wikipedia.org/wiki/Ségrégation_raciale" text:style-name="Internet_20_link" text:visited-style-name="Visited_20_Internet_20_Link">/wiki/S%C3%A9gr%C3%A9gation_raciale</text:a>" title="Ségrégation raciale"&gt;ségrégation raciale&lt;/a&gt;. Son mandat est aussi marqué par son discours sur la «&amp;#160;&lt;a href="<text:a xlink:type="simple" xlink:href="view-source:https://fr.wikipedia.org/wiki/Grande_société_de_Johnson" text:style-name="Internet_20_link" text:visited-style-name="Visited_20_Internet_20_Link">/wiki/Grande_soci%C3%A9t%C3%A9_de_Johnson</text:a>" title="Grande société de Johnson"&gt;Grande Société&lt;/a&gt;&amp;#160;» promettant l'effacement des clivages sociaux, raciaux et culturels devant l'intérêt collectif, par l'adoption du &lt;a href="<text:a xlink:type="simple" xlink:href="view-source:https://fr.wikipedia.org/wiki/Medicare" text:style-name="Internet_20_link" text:visited-style-name="Visited_20_Internet_20_Link">/wiki/Medicare</text:a>" title="Medicare"&gt;Medicare&lt;/a&gt; et du &lt;a href="<text:a xlink:type="simple" xlink:href="view-source:https://fr.wikipedia.org/wiki/Medicaid" text:style-name="Internet_20_link" text:visited-style-name="Visited_20_Internet_20_Link">/wiki/Medicaid</text:a>" title="Medicaid"&gt;Medicaid&lt;/a&gt;, mais aussi par les émeutes raciales dans le ghetto de &lt;a href="<text:a xlink:type="simple" xlink:href="view-source:https://fr.wikipedia.org/wiki/Watts" text:style-name="Internet_20_link" text:visited-style-name="Visited_20_Internet_20_Link">/wiki/Watts</text:a>" title="Watts"&gt;Watts&lt;/a&gt; (1965). Il devient impopulaire à cause de la &lt;a href="<text:a xlink:type="simple" xlink:href="view-source:https://fr.wikipedia.org/wiki/Guerre_du_Viêt_Nam" text:style-name="Internet_20_link" text:visited-style-name="Visited_20_Internet_20_Link">/wiki/Guerre_du_Vi%C3%AAt_Nam</text:a>" title="Guerre du Viêt Nam"&gt;guerre du Viêt Nam&lt;/a&gt; et de l'&lt;a href="<text:a xlink:type="simple" xlink:href="view-source:https://fr.wikipedia.org/wiki/Offensive_du_Têt" text:style-name="Internet_20_link" text:visited-style-name="Visited_20_Internet_20_Link">/wiki/Offensive_du_T%C3%AAt</text:a>" class="mw-redirect" title="Offensive du Têt"&gt;offensive du Têt&lt;/a&gt;. Il renonce alors à se représenter en 1968.</text:p>
      <text:p text:style-name="Preformatted_20_Text"><text:bookmark text:name="line791"/>&lt;/td&gt;&lt;/tr&gt;</text:p>
      <text:p text:style-name="Preformatted_20_Text"><text:bookmark text:name="line792"/>&lt;tr&gt;</text:p>
      <text:p text:style-name="Preformatted_20_Text"><text:bookmark text:name="line793"/>&lt;td style="background-color: #dd0000"&gt;&lt;b&gt;37&lt;/b&gt;</text:p>
      <text:p text:style-name="Preformatted_20_Text"><text:bookmark text:name="line794"/>&lt;/td&gt;</text:p>
      <text:p text:style-name="Preformatted_20_Text"><text:bookmark text:name="line795"/>&lt;td&gt;&lt;b&gt;&lt;a href="<text:a xlink:type="simple" xlink:href="view-source:https://fr.wikipedia.org/wiki/Richard_M._Nixon" text:style-name="Internet_20_link" text:visited-style-name="Visited_20_Internet_20_Link">/wiki/Richard_M._Nixon</text:a>" class="mw-redirect" title="Richard M. Nixon"&gt;Richard M. Nixon&lt;/a&gt;&lt;/b&gt;</text:p>
      <text:p text:style-name="Preformatted_20_Text"><text:bookmark text:name="line796"/>&lt;/td&gt;</text:p>
      <text:p text:style-name="Preformatted_20_Text"><text:bookmark text:name="line797"/>&lt;td&gt;&lt;a href="<text:a xlink:type="simple" xlink:href="view-source:https://fr.wikipedia.org/wiki/Fichier:Richard_M._Nixon,_ca._1935_-_1982_-_NARA_-_530679.jpg" text:style-name="Internet_20_link" text:visited-style-name="Visited_20_Internet_20_Link">/wiki/Fichier:Richard_M._Nixon,_ca._1935_-_1982_-_NARA_-_530679.jpg</text:a>" class="image"&gt;&lt;img alt="Richard M. Nixon, ca. 1935 - 1982 - NARA - 530679.jpg" src="<text:a xlink:type="simple" xlink:href="view-source:https://upload.wikimedia.org/wikipedia/commons/thumb/3/39/Richard_M._Nixon%2C_ca._1935_-_1982_-_NARA_-_530679.jpg/89px-Richard_M._Nixon%2C_ca._1935_-_1982_-_NARA_-_530679.jpg" text:style-name="Internet_20_link" text:visited-style-name="Visited_20_Internet_20_Link">//upload.wikimedia.org/wikipedia/commons/thumb/3/39/Richard_M._Nixon%2C_ca._1935_-_1982_-_NARA_-_530679.jpg/89px-Richard_M._Nixon%2C_ca._1935_-_1982_-_NARA_-_530679.jpg</text:a>" width="89" height="108" srcset="//upload.wikimedia.org/wikipedia/commons/thumb/3/39/Richard_M._Nixon%2C_ca._1935_-_1982_-_NARA_-_530679.jpg/134px-Richard_M._Nixon%2C_ca._1935_-_1982_-_NARA_-_530679.jpg 1.5x, //upload.wikimedia.org/wikipedia/commons/thumb/3/39/Richard_M._Nixon%2C_ca._1935_-_1982_-_NARA_-_530679.jpg/178px-Richard_M._Nixon%2C_ca._1935_-_1982_-_NARA_-_530679.jpg 2x" data-file-width="2430" data-file-height="2940" /&gt;&lt;/a&gt;</text:p>
      <text:p text:style-name="Preformatted_20_Text"><text:bookmark text:name="line798"/>&lt;/td&gt;</text:p>
      <text:p text:style-name="Preformatted_20_Text"><text:bookmark text:name="line799"/>&lt;td&gt;&lt;time class="nowrap date-lien" datetime="1969-01-20" data-sort-value="1969-01-20"&gt;&lt;a href="<text:a xlink:type="simple" xlink:href="view-source:https://fr.wikipedia.org/wiki/20_janvier" text:style-name="Internet_20_link" text:visited-style-name="Visited_20_Internet_20_Link">/wiki/20_janvier</text:a>" title="20 janvier"&gt;20&lt;/a&gt; &lt;a href="<text:a xlink:type="simple" xlink:href="view-source:https://fr.wikipedia.org/wiki/Janvier_1969" text:style-name="Internet_20_link" text:visited-style-name="Visited_20_Internet_20_Link">/wiki/Janvier_1969</text:a>" title="Janvier 1969"&gt;janvier&lt;/a&gt; &lt;a href="<text:a xlink:type="simple" xlink:href="view-source:https://fr.wikipedia.org/wiki/1969" text:style-name="Internet_20_link" text:visited-style-name="Visited_20_Internet_20_Link">/wiki/1969</text:a>" title="1969"&gt;1969&lt;/a&gt;&lt;/time&gt;</text:p>
      <text:p text:style-name="Preformatted_20_Text"><text:bookmark text:name="line800"/>&lt;/td&gt;</text:p>
      <text:p text:style-name="Preformatted_20_Text"><text:bookmark text:name="line801"/>&lt;td&gt;&lt;time class="nowrap date-lien" datetime="1974-08-09" data-sort-value="1974-08-09"&gt;&lt;a href="<text:a xlink:type="simple" xlink:href="view-source:https://fr.wikipedia.org/wiki/9_août" text:style-name="Internet_20_link" text:visited-style-name="Visited_20_Internet_20_Link">/wiki/9_ao%C3%BBt</text:a>" title="9 août"&gt;9&lt;/a&gt; &lt;a href="<text:a xlink:type="simple" xlink:href="view-source:https://fr.wikipedia.org/wiki/Août_1974" text:style-name="Internet_20_link" text:visited-style-name="Visited_20_Internet_20_Link">/wiki/Ao%C3%BBt_1974</text:a>" title="Août 1974"&gt;août&lt;/a&gt; &lt;a href="<text:a xlink:type="simple" xlink:href="view-source:https://fr.wikipedia.org/wiki/1974" text:style-name="Internet_20_link" text:visited-style-name="Visited_20_Internet_20_Link">/wiki/1974</text:a>" title="1974"&gt;1974&lt;/a&gt;&lt;/time&gt;</text:p>
      <text:p text:style-name="Preformatted_20_Text"><text:bookmark text:name="line802"/>&lt;/td&gt;</text:p>
      <text:p text:style-name="Preformatted_20_Text"><text:bookmark text:name="line803"/>&lt;td&gt;&lt;span data-sort-value="&amp;amp;&amp;amp;&amp;amp;&amp;amp;&amp;amp;&amp;amp;&amp;amp;&amp;amp;&amp;amp;&amp;amp;&amp;amp;02027" class="datasortkey"&gt;5&amp;#160;ans, 6&amp;#160;mois et 20&amp;#160;jours&lt;/span&gt;</text:p>
      <text:p text:style-name="Preformatted_20_Text"><text:bookmark text:name="line804"/>&lt;/td&gt;</text:p>
      <text:p text:style-name="Preformatted_20_Text"><text:bookmark text:name="line805"/>&lt;td&gt;Démission</text:p>
      <text:p text:style-name="Preformatted_20_Text"><text:bookmark text:name="line806"/>&lt;/td&gt;</text:p>
      <text:p text:style-name="Preformatted_20_Text"><text:bookmark text:name="line807"/>&lt;td&gt;&lt;a href="<text:a xlink:type="simple" xlink:href="view-source:https://fr.wikipedia.org/wiki/Parti_républicain_(États-Unis)" text:style-name="Internet_20_link" text:visited-style-name="Visited_20_Internet_20_Link">/wiki/Parti_r%C3%A9publicain_(%C3%89tats-Unis)</text:a>" title="Parti républicain (États-Unis)"&gt;Républicain&lt;/a&gt;</text:p>
      <text:p text:style-name="Preformatted_20_Text"><text:bookmark text:name="line808"/>&lt;/td&gt;</text:p>
      <text:p text:style-name="Preformatted_20_Text"><text:bookmark text:name="line809"/>&lt;td&gt;&lt;a href="<text:a xlink:type="simple" xlink:href="view-source:https://fr.wikipedia.org/wiki/Élection_présidentielle_américaine_de_1968" text:style-name="Internet_20_link" text:visited-style-name="Visited_20_Internet_20_Link">/wiki/%C3%89lection_pr%C3%A9sidentielle_am%C3%A9ricaine_de_1968</text:a>" title="Élection présidentielle américaine de 1968"&gt;Élu&lt;/a&gt; en &lt;a href="<text:a xlink:type="simple" xlink:href="view-source:https://fr.wikipedia.org/wiki/1968" text:style-name="Internet_20_link" text:visited-style-name="Visited_20_Internet_20_Link">/wiki/1968</text:a>" title="1968"&gt;1968&lt;/a&gt;, l'ancien vice-président de &lt;a href="<text:a xlink:type="simple" xlink:href="view-source:https://fr.wikipedia.org/wiki/Dwight_Eisenhower" text:style-name="Internet_20_link" text:visited-style-name="Visited_20_Internet_20_Link">/wiki/Dwight_Eisenhower</text:a>" class="mw-redirect" title="Dwight Eisenhower"&gt;Dwight Eisenhower&lt;/a&gt; développe la législation sur l' &lt;i&gt;&lt;span class="lang-en" lang="en"&gt;&lt;a <text:soft-page-break/>href="<text:a xlink:type="simple" xlink:href="view-source:https://fr.wikipedia.org/wiki/Affirmative_action" text:style-name="Internet_20_link" text:visited-style-name="Visited_20_Internet_20_Link">/wiki/Affirmative_action</text:a>" class="mw-redirect" title="Affirmative action"&gt;affirmative action&lt;/a&gt;&lt;/span&gt;&lt;/i&gt; (plan de Philadelphie en 1969), retire les troupes américaines du Viêt Nam et reconnaît la &lt;a href="<text:a xlink:type="simple" xlink:href="view-source:https://fr.wikipedia.org/wiki/République_populaire_de_Chine" text:style-name="Internet_20_link" text:visited-style-name="Visited_20_Internet_20_Link">/wiki/R%C3%A9publique_populaire_de_Chine</text:a>" class="mw-redirect" title="République populaire de Chine"&gt;République populaire de Chine&lt;/a&gt;. &lt;a href="<text:a xlink:type="simple" xlink:href="view-source:https://fr.wikipedia.org/wiki/Élection_présidentielle_américaine_de_1972" text:style-name="Internet_20_link" text:visited-style-name="Visited_20_Internet_20_Link">/wiki/%C3%89lection_pr%C3%A9sidentielle_am%C3%A9ricaine_de_1972</text:a>" title="Élection présidentielle américaine de 1972"&gt;Réélu&lt;/a&gt; en &lt;a href="<text:a xlink:type="simple" xlink:href="view-source:https://fr.wikipedia.org/wiki/1972" text:style-name="Internet_20_link" text:visited-style-name="Visited_20_Internet_20_Link">/wiki/1972</text:a>" title="1972"&gt;1972&lt;/a&gt; en remportant 49 des 50 États américains. En 1974, il démissionne à la suite du début d'une procédure d' &lt;i&gt;&lt;span class="lang-en" lang="en"&gt;&lt;a href="<text:a xlink:type="simple" xlink:href="view-source:https://fr.wikipedia.org/wiki/Impeachment" text:style-name="Internet_20_link" text:visited-style-name="Visited_20_Internet_20_Link">/wiki/Impeachment</text:a>" title="Impeachment"&gt;impeachment&lt;/a&gt;&lt;/span&gt;&lt;/i&gt;, consécutive à l'&lt;a href="<text:a xlink:type="simple" xlink:href="view-source:https://fr.wikipedia.org/wiki/Affaire_du_Watergate" text:style-name="Internet_20_link" text:visited-style-name="Visited_20_Internet_20_Link">/wiki/Affaire_du_Watergate</text:a>" class="mw-redirect" title="Affaire du Watergate"&gt;affaire du Watergate&lt;/a&gt; dans laquelle il est accusé d'entrave à la justice. Un mois après sa démission, son successeur, Gerald Ford, lui accorde &lt;span class="citation"&gt;«&amp;#160;un pardon sans réserve pour toutes les fautes qu'il a commises ou a pu commettre&amp;#160;»&lt;/span&gt;&lt;sup id="cite_ref-12" class="reference"&gt;&lt;a href="<text:a xlink:type="simple" xlink:href="view-source:https://fr.wikipedia.org/wiki/Liste_des_présidents_des_États-Unis#cite_note-12" text:style-name="Internet_20_link" text:visited-style-name="Visited_20_Internet_20_Link">#cite_note-12</text:a>"&gt;&lt;span class="cite_crochet"&gt;[&lt;/span&gt;9&lt;span class="cite_crochet"&gt;]&lt;/span&gt;&lt;/a&gt;&lt;/sup&gt;, mettant un terme aux procédures judiciaires en cours.</text:p>
      <text:p text:style-name="Preformatted_20_Text"><text:bookmark text:name="line810"/>&lt;/td&gt;&lt;/tr&gt;</text:p>
      <text:p text:style-name="Preformatted_20_Text"><text:bookmark text:name="line811"/>&lt;tr&gt;</text:p>
      <text:p text:style-name="Preformatted_20_Text"><text:bookmark text:name="line812"/>&lt;td style="background-color: #dd0000"&gt;&lt;b&gt;38&lt;/b&gt;</text:p>
      <text:p text:style-name="Preformatted_20_Text"><text:bookmark text:name="line813"/>&lt;/td&gt;</text:p>
      <text:p text:style-name="Preformatted_20_Text"><text:bookmark text:name="line814"/>&lt;td&gt;&lt;b&gt;&lt;a href="<text:a xlink:type="simple" xlink:href="view-source:https://fr.wikipedia.org/wiki/Gerald_R._Ford" text:style-name="Internet_20_link" text:visited-style-name="Visited_20_Internet_20_Link">/wiki/Gerald_R._Ford</text:a>" class="mw-redirect" title="Gerald R. Ford"&gt;Gerald R. Ford&lt;/a&gt;&lt;/b&gt;</text:p>
      <text:p text:style-name="Preformatted_20_Text"><text:bookmark text:name="line815"/>&lt;/td&gt;</text:p>
      <text:p text:style-name="Preformatted_20_Text"><text:bookmark text:name="line816"/>&lt;td&gt;&lt;a href="<text:a xlink:type="simple" xlink:href="view-source:https://fr.wikipedia.org/wiki/Fichier:Gerald_Ford.jpg" text:style-name="Internet_20_link" text:visited-style-name="Visited_20_Internet_20_Link">/wiki/Fichier:Gerald_Ford.jpg</text:a>" class="image"&gt;&lt;img alt="Gerald Ford.jpg" src="<text:a xlink:type="simple" xlink:href="view-source:https://upload.wikimedia.org/wikipedia/commons/thumb/4/4e/Gerald_Ford.jpg/90px-Gerald_Ford.jpg" text:style-name="Internet_20_link" text:visited-style-name="Visited_20_Internet_20_Link">//upload.wikimedia.org/wikipedia/commons/thumb/4/4e/Gerald_Ford.jpg/90px-Gerald_Ford.jpg</text:a>" width="90" height="132" srcset="//upload.wikimedia.org/wikipedia/commons/thumb/4/4e/Gerald_Ford.jpg/135px-Gerald_Ford.jpg 1.5x, //upload.wikimedia.org/wikipedia/commons/thumb/4/4e/Gerald_Ford.jpg/180px-Gerald_Ford.jpg 2x" data-file-width="3978" data-file-height="5838" /&gt;&lt;/a&gt;</text:p>
      <text:p text:style-name="Preformatted_20_Text"><text:bookmark text:name="line817"/>&lt;/td&gt;</text:p>
      <text:p text:style-name="Preformatted_20_Text"><text:bookmark text:name="line818"/>&lt;td&gt;&lt;time class="nowrap date-lien" datetime="1974-08-09" data-sort-value="1974-08-09"&gt;&lt;a href="<text:a xlink:type="simple" xlink:href="view-source:https://fr.wikipedia.org/wiki/9_août" text:style-name="Internet_20_link" text:visited-style-name="Visited_20_Internet_20_Link">/wiki/9_ao%C3%BBt</text:a>" title="9 août"&gt;9&lt;/a&gt; &lt;a href="<text:a xlink:type="simple" xlink:href="view-source:https://fr.wikipedia.org/wiki/Août_1974" text:style-name="Internet_20_link" text:visited-style-name="Visited_20_Internet_20_Link">/wiki/Ao%C3%BBt_1974</text:a>" title="Août 1974"&gt;août&lt;/a&gt; &lt;a href="<text:a xlink:type="simple" xlink:href="view-source:https://fr.wikipedia.org/wiki/1974" text:style-name="Internet_20_link" text:visited-style-name="Visited_20_Internet_20_Link">/wiki/1974</text:a>" title="1974"&gt;1974&lt;/a&gt;&lt;/time&gt;</text:p>
      <text:p text:style-name="Preformatted_20_Text"><text:bookmark text:name="line819"/>&lt;/td&gt;</text:p>
      <text:p text:style-name="Preformatted_20_Text"><text:bookmark text:name="line820"/>&lt;td&gt;&lt;time class="nowrap date-lien" datetime="1977-01-20" data-sort-value="1977-01-20"&gt;&lt;a href="<text:a xlink:type="simple" xlink:href="view-source:https://fr.wikipedia.org/wiki/20_janvier" text:style-name="Internet_20_link" text:visited-style-name="Visited_20_Internet_20_Link">/wiki/20_janvier</text:a>" title="20 janvier"&gt;20&lt;/a&gt; &lt;a href="<text:a xlink:type="simple" xlink:href="view-source:https://fr.wikipedia.org/wiki/Janvier_1977" text:style-name="Internet_20_link" text:visited-style-name="Visited_20_Internet_20_Link">/wiki/Janvier_1977</text:a>" title="Janvier 1977"&gt;janvier&lt;/a&gt; &lt;a href="<text:a xlink:type="simple" xlink:href="view-source:https://fr.wikipedia.org/wiki/1977" text:style-name="Internet_20_link" text:visited-style-name="Visited_20_Internet_20_Link">/wiki/1977</text:a>" title="1977"&gt;1977&lt;/a&gt;&lt;/time&gt;</text:p>
      <text:p text:style-name="Preformatted_20_Text"><text:bookmark text:name="line821"/>&lt;/td&gt;</text:p>
      <text:p text:style-name="Preformatted_20_Text"><text:bookmark text:name="line822"/>&lt;td&gt;&lt;span data-sort-value="&amp;amp;&amp;amp;&amp;amp;&amp;amp;&amp;amp;&amp;amp;&amp;amp;&amp;amp;&amp;amp;&amp;amp;&amp;amp;&amp;amp;0895" class="datasortkey"&gt;2&amp;#160;ans, 5&amp;#160;mois et 11&amp;#160;jours&lt;/span&gt;</text:p>
      <text:p text:style-name="Preformatted_20_Text"><text:bookmark text:name="line823"/>&lt;/td&gt;</text:p>
      <text:p text:style-name="Preformatted_20_Text"><text:bookmark text:name="line824"/>&lt;td&gt;Fin de mandat</text:p>
      <text:p text:style-name="Preformatted_20_Text"><text:bookmark text:name="line825"/>&lt;/td&gt;</text:p>
      <text:p text:style-name="Preformatted_20_Text"><text:bookmark text:name="line826"/>&lt;td&gt;&lt;a href="<text:a xlink:type="simple" xlink:href="view-source:https://fr.wikipedia.org/wiki/Parti_républicain_(États-Unis)" text:style-name="Internet_20_link" text:visited-style-name="Visited_20_Internet_20_Link">/wiki/Parti_r%C3%A9publicain_(%C3%89tats-Unis)</text:a>" title="Parti républicain (États-Unis)"&gt;Républicain&lt;/a&gt;</text:p>
      <text:p text:style-name="Preformatted_20_Text"><text:bookmark text:name="line827"/>&lt;/td&gt;</text:p>
      <text:p text:style-name="Preformatted_20_Text"><text:bookmark text:name="line828"/>&lt;td&gt;Ancien représentant du &lt;a href="<text:a xlink:type="simple" xlink:href="view-source:https://fr.wikipedia.org/wiki/Michigan" text:style-name="Internet_20_link" text:visited-style-name="Visited_20_Internet_20_Link">/wiki/Michigan</text:a>" title="Michigan"&gt;Michigan&lt;/a&gt; et chef de la minorité républicaine à la Chambre, il est nommé vice-président en remplacement du vice-président démissionnaire &lt;a href="<text:a xlink:type="simple" xlink:href="view-source:https://fr.wikipedia.org/wiki/Spiro_Agnew" text:style-name="Internet_20_link" text:visited-style-name="Visited_20_Internet_20_Link">/wiki/Spiro_Agnew</text:a>" title="Spiro Agnew"&gt;Spiro Agnew&lt;/a&gt; en &lt;a href="<text:a xlink:type="simple" xlink:href="view-source:https://fr.wikipedia.org/wiki/1974" text:style-name="Internet_20_link" text:visited-style-name="Visited_20_Internet_20_Link">/wiki/1974</text:a>" title="1974"&gt;1974&lt;/a&gt;, puis devient président après la démission de &lt;a href="<text:a xlink:type="simple" xlink:href="view-source:https://fr.wikipedia.org/wiki/Richard_Nixon" text:style-name="Internet_20_link" text:visited-style-name="Visited_20_Internet_20_Link">/wiki/Richard_Nixon</text:a>" title="Richard Nixon"&gt;Richard Nixon&lt;/a&gt;. Son mandat est marqué par la &lt;a href="<text:a xlink:type="simple" xlink:href="view-source:https://fr.wikipedia.org/wiki/Grâce_présidentielle" text:style-name="Internet_20_link" text:visited-style-name="Visited_20_Internet_20_Link">/wiki/Gr%C3%A2ce_pr%C3%A9sidentielle</text:a>" class="mw-redirect" title="Grâce présidentielle"&gt;grâce présidentielle&lt;/a&gt; accordée à Nixon, par la &lt;a <text:soft-page-break/>href="<text:a xlink:type="simple" xlink:href="view-source:https://fr.wikipedia.org/wiki/Chute_de_Saïgon" text:style-name="Internet_20_link" text:visited-style-name="Visited_20_Internet_20_Link">/wiki/Chute_de_Sa%C3%AFgon</text:a>" title="Chute de Saïgon"&gt;chute de Saïgon&lt;/a&gt; et la continuation de la &lt;a href="<text:a xlink:type="simple" xlink:href="view-source:https://fr.wikipedia.org/wiki/Détente_(guerre_froide)" text:style-name="Internet_20_link" text:visited-style-name="Visited_20_Internet_20_Link">/wiki/D%C3%A9tente_(guerre_froide)</text:a>" title="Détente (guerre froide)"&gt;politique de détente&lt;/a&gt; avec l'URSS. Il est battu lors de l'&lt;a href="<text:a xlink:type="simple" xlink:href="view-source:https://fr.wikipedia.org/wiki/Élection_présidentielle_américaine_de_1976" text:style-name="Internet_20_link" text:visited-style-name="Visited_20_Internet_20_Link">/wiki/%C3%89lection_pr%C3%A9sidentielle_am%C3%A9ricaine_de_1976</text:a>" title="Élection présidentielle américaine de 1976"&gt;élection de 1976&lt;/a&gt;, faisant de lui le seul président à n'avoir jamais été élu.</text:p>
      <text:p text:style-name="Preformatted_20_Text"><text:bookmark text:name="line829"/>&lt;/td&gt;&lt;/tr&gt;</text:p>
      <text:p text:style-name="Preformatted_20_Text"><text:bookmark text:name="line830"/>&lt;tr&gt;</text:p>
      <text:p text:style-name="Preformatted_20_Text"><text:bookmark text:name="line831"/>&lt;td style="background-color: #2C75FF"&gt;&lt;b&gt;39&lt;/b&gt;</text:p>
      <text:p text:style-name="Preformatted_20_Text"><text:bookmark text:name="line832"/>&lt;/td&gt;</text:p>
      <text:p text:style-name="Preformatted_20_Text"><text:bookmark text:name="line833"/>&lt;td&gt;&lt;b&gt;&lt;a href="<text:a xlink:type="simple" xlink:href="view-source:https://fr.wikipedia.org/wiki/Jimmy_Carter" text:style-name="Internet_20_link" text:visited-style-name="Visited_20_Internet_20_Link">/wiki/Jimmy_Carter</text:a>" title="Jimmy Carter"&gt;Jimmy Carter&lt;/a&gt;&lt;/b&gt;</text:p>
      <text:p text:style-name="Preformatted_20_Text"><text:bookmark text:name="line834"/>&lt;/td&gt;</text:p>
      <text:p text:style-name="Preformatted_20_Text"><text:bookmark text:name="line835"/>&lt;td&gt;&lt;a href="<text:a xlink:type="simple" xlink:href="view-source:https://fr.wikipedia.org/wiki/Fichier:JimmyCarterPortrait.jpg" text:style-name="Internet_20_link" text:visited-style-name="Visited_20_Internet_20_Link">/wiki/Fichier:JimmyCarterPortrait.jpg</text:a>" class="image"&gt;&lt;img alt="JimmyCarterPortrait.jpg" src="<text:a xlink:type="simple" xlink:href="view-source:https://upload.wikimedia.org/wikipedia/commons/thumb/e/ed/JimmyCarterPortrait.jpg/89px-JimmyCarterPortrait.jpg" text:style-name="Internet_20_link" text:visited-style-name="Visited_20_Internet_20_Link">//upload.wikimedia.org/wikipedia/commons/thumb/e/ed/JimmyCarterPortrait.jpg/89px-JimmyCarterPortrait.jpg</text:a>" width="89" height="138" srcset="//upload.wikimedia.org/wikipedia/commons/thumb/e/ed/JimmyCarterPortrait.jpg/134px-JimmyCarterPortrait.jpg 1.5x, //upload.wikimedia.org/wikipedia/commons/thumb/e/ed/JimmyCarterPortrait.jpg/179px-JimmyCarterPortrait.jpg 2x" data-file-width="1915" data-file-height="2956" /&gt;&lt;/a&gt;</text:p>
      <text:p text:style-name="Preformatted_20_Text"><text:bookmark text:name="line836"/>&lt;/td&gt;</text:p>
      <text:p text:style-name="Preformatted_20_Text"><text:bookmark text:name="line837"/>&lt;td&gt;&lt;time class="nowrap date-lien" datetime="1977-01-20" data-sort-value="1977-01-20"&gt;&lt;a href="<text:a xlink:type="simple" xlink:href="view-source:https://fr.wikipedia.org/wiki/20_janvier" text:style-name="Internet_20_link" text:visited-style-name="Visited_20_Internet_20_Link">/wiki/20_janvier</text:a>" title="20 janvier"&gt;20&lt;/a&gt; &lt;a href="<text:a xlink:type="simple" xlink:href="view-source:https://fr.wikipedia.org/wiki/Janvier_1977" text:style-name="Internet_20_link" text:visited-style-name="Visited_20_Internet_20_Link">/wiki/Janvier_1977</text:a>" title="Janvier 1977"&gt;janvier&lt;/a&gt; &lt;a href="<text:a xlink:type="simple" xlink:href="view-source:https://fr.wikipedia.org/wiki/1977" text:style-name="Internet_20_link" text:visited-style-name="Visited_20_Internet_20_Link">/wiki/1977</text:a>" title="1977"&gt;1977&lt;/a&gt;&lt;/time&gt;</text:p>
      <text:p text:style-name="Preformatted_20_Text"><text:bookmark text:name="line838"/>&lt;/td&gt;</text:p>
      <text:p text:style-name="Preformatted_20_Text"><text:bookmark text:name="line839"/>&lt;td&gt;&lt;time class="nowrap date-lien" datetime="1981-01-20" data-sort-value="1981-01-20"&gt;&lt;a href="<text:a xlink:type="simple" xlink:href="view-source:https://fr.wikipedia.org/wiki/20_janvier" text:style-name="Internet_20_link" text:visited-style-name="Visited_20_Internet_20_Link">/wiki/20_janvier</text:a>" title="20 janvier"&gt;20&lt;/a&gt; &lt;a href="<text:a xlink:type="simple" xlink:href="view-source:https://fr.wikipedia.org/wiki/Janvier_1981" text:style-name="Internet_20_link" text:visited-style-name="Visited_20_Internet_20_Link">/wiki/Janvier_1981</text:a>" title="Janvier 1981"&gt;janvier&lt;/a&gt; &lt;a href="<text:a xlink:type="simple" xlink:href="view-source:https://fr.wikipedia.org/wiki/1981" text:style-name="Internet_20_link" text:visited-style-name="Visited_20_Internet_20_Link">/wiki/1981</text:a>" title="1981"&gt;1981&lt;/a&gt;&lt;/time&gt;</text:p>
      <text:p text:style-name="Preformatted_20_Text"><text:bookmark text:name="line840"/>&lt;/td&gt;</text:p>
      <text:p text:style-name="Preformatted_20_Text"><text:bookmark text:name="line841"/>&lt;td&gt;&lt;span data-sort-value="&amp;amp;&amp;amp;&amp;amp;&amp;amp;&amp;amp;&amp;amp;&amp;amp;&amp;amp;&amp;amp;&amp;amp;&amp;amp;01461" class="datasortkey"&gt;4&amp;#160;ans&lt;/span&gt;</text:p>
      <text:p text:style-name="Preformatted_20_Text"><text:bookmark text:name="line842"/>&lt;/td&gt;</text:p>
      <text:p text:style-name="Preformatted_20_Text"><text:bookmark text:name="line843"/>&lt;td&gt;Fin de mandat</text:p>
      <text:p text:style-name="Preformatted_20_Text"><text:bookmark text:name="line844"/>&lt;/td&gt;</text:p>
      <text:p text:style-name="Preformatted_20_Text"><text:bookmark text:name="line845"/>&lt;td&gt;&lt;a href="<text:a xlink:type="simple" xlink:href="view-source:https://fr.wikipedia.org/wiki/Parti_démocrate_(États-Unis)" text:style-name="Internet_20_link" text:visited-style-name="Visited_20_Internet_20_Link">/wiki/Parti_d%C3%A9mocrate_(%C3%89tats-Unis)</text:a>" title="Parti démocrate (États-Unis)"&gt;Démocrate&lt;/a&gt;</text:p>
      <text:p text:style-name="Preformatted_20_Text"><text:bookmark text:name="line846"/>&lt;/td&gt;</text:p>
      <text:p text:style-name="Preformatted_20_Text"><text:bookmark text:name="line847"/>&lt;td&gt;Au terme d'&lt;a href="<text:a xlink:type="simple" xlink:href="view-source:https://fr.wikipedia.org/wiki/Élection_présidentielle_américaine_de_1976" text:style-name="Internet_20_link" text:visited-style-name="Visited_20_Internet_20_Link">/wiki/%C3%89lection_pr%C3%A9sidentielle_am%C3%A9ricaine_de_1976</text:a>" title="Élection présidentielle américaine de 1976"&gt;élections&lt;/a&gt; très serrées, l'ancien &lt;a href="<text:a xlink:type="simple" xlink:href="view-source:https://fr.wikipedia.org/wiki/Gouverneur_de_Géorgie" text:style-name="Internet_20_link" text:visited-style-name="Visited_20_Internet_20_Link">/wiki/Gouverneur_de_G%C3%A9orgie</text:a>" class="mw-redirect" title="Gouverneur de Géorgie"&gt;gouverneur de Géorgie&lt;/a&gt; rompt avec la &lt;a href="<text:a xlink:type="simple" xlink:href="view-source:https://fr.wikipedia.org/wiki/Realpolitik" text:style-name="Internet_20_link" text:visited-style-name="Visited_20_Internet_20_Link">/wiki/Realpolitik</text:a>" title="Realpolitik"&gt;Realpolitik&lt;/a&gt; de ses prédécesseurs, voulant mettre l'accent sur les performances économiques internes et le respect des &lt;a href="<text:a xlink:type="simple" xlink:href="view-source:https://fr.wikipedia.org/wiki/Droits_de_l%27homme" text:style-name="Internet_20_link" text:visited-style-name="Visited_20_Internet_20_Link">/wiki/Droits_de_l%27homme</text:a>" title="Droits de l&amp;#39;homme"&gt;droits de l'homme&lt;/a&gt; à l'étranger. Sa médiation qui a permis d'aboutir à la signature des &lt;a href="<text:a xlink:type="simple" xlink:href="view-source:https://fr.wikipedia.org/wiki/Accords_de_Camp_David" text:style-name="Internet_20_link" text:visited-style-name="Visited_20_Internet_20_Link">/wiki/Accords_de_Camp_David</text:a>" title="Accords de Camp David"&gt;accords de Camp David&lt;/a&gt; entre &lt;a href="<text:a xlink:type="simple" xlink:href="view-source:https://fr.wikipedia.org/wiki/Anouar_el-Sadate" text:style-name="Internet_20_link" text:visited-style-name="Visited_20_Internet_20_Link">/wiki/Anouar_el-Sadate</text:a>" title="Anouar el-Sadate"&gt;Anouar el-Sadate&lt;/a&gt; et &lt;a href="<text:a xlink:type="simple" xlink:href="view-source:https://fr.wikipedia.org/wiki/Menahem_Begin" text:style-name="Internet_20_link" text:visited-style-name="Visited_20_Internet_20_Link">/wiki/Menahem_Begin</text:a>" title="Menahem Begin"&gt;Menahem Begin&lt;/a&gt;, traduisait cette nouvelle orientation basée sur le &lt;a href="<text:a xlink:type="simple" xlink:href="view-source:https://fr.wikipedia.org/wiki/Multilatéralisme" text:style-name="Internet_20_link" text:visited-style-name="Visited_20_Internet_20_Link">/wiki/Multilat%C3%A9ralisme</text:a>" title="Multilatéralisme"&gt;multilatéralisme&lt;/a&gt; et la non-intervention. Il privilégie également les relations avec les pays du &lt;a href="<text:a xlink:type="simple" xlink:href="view-source:https://fr.wikipedia.org/wiki/Tiers_monde" text:style-name="Internet_20_link" text:visited-style-name="Visited_20_Internet_20_Link">/wiki/Tiers_monde</text:a>" title="Tiers monde"&gt;tiers monde&lt;/a&gt;. Il tend la main à &lt;a href="<text:a xlink:type="simple" xlink:href="view-source:https://fr.wikipedia.org/wiki/Fidel_Castro" text:style-name="Internet_20_link" text:visited-style-name="Visited_20_Internet_20_Link">/wiki/Fidel_Castro</text:a>" title="Fidel Castro"&gt;Fidel Castro&lt;/a&gt; sans résultat. Il suspend également l'aide militaire au régime de &lt;a href="<text:a xlink:type="simple" xlink:href="view-source:https://fr.wikipedia.org/wiki/Somoza" text:style-name="Internet_20_link" text:visited-style-name="Visited_20_Internet_20_Link">/wiki/Somoza</text:a>" title="Somoza"&gt;Somoza&lt;/a&gt; au &lt;a href="<text:a xlink:type="simple" xlink:href="view-source:https://fr.wikipedia.org/wiki/Nicaragua" text:style-name="Internet_20_link" text:visited-style-name="Visited_20_Internet_20_Link">/wiki/Nicaragua</text:a>" <text:soft-page-break/>title="Nicaragua"&gt;Nicaragua&lt;/a&gt; et, à la chute de ce dernier, favorise la formation d'un gouvernement comprenant les &lt;a href="<text:a xlink:type="simple" xlink:href="view-source:https://fr.wikipedia.org/wiki/Sandiniste" text:style-name="Internet_20_link" text:visited-style-name="Visited_20_Internet_20_Link">/wiki/Sandiniste</text:a>" class="mw-redirect" title="Sandiniste"&gt;sandinistes&lt;/a&gt;. Mais la prise de la totalité du pouvoir par ces derniers et leur rapprochement avec Cuba est une humiliation pour la diplomatie américaine. Au Moyen-Orient, il désavoue le &lt;a href="<text:a xlink:type="simple" xlink:href="view-source:https://fr.wikipedia.org/wiki/Shah_d%27Iran" text:style-name="Internet_20_link" text:visited-style-name="Visited_20_Internet_20_Link">/wiki/Shah_d%27Iran</text:a>" class="mw-redirect" title="Shah d&amp;#39;Iran"&gt;shah d'Iran&lt;/a&gt;, mais se retrouve aux prises avec un régime islamique hostile qui débouche sur la &lt;a href="<text:a xlink:type="simple" xlink:href="view-source:https://fr.wikipedia.org/wiki/Crise_iranienne_des_otages" text:style-name="Internet_20_link" text:visited-style-name="Visited_20_Internet_20_Link">/wiki/Crise_iranienne_des_otages</text:a>" class="mw-redirect" title="Crise iranienne des otages"&gt;crise iranienne des otages&lt;/a&gt;. Enfin, le non-respect des accords &lt;a href="<text:a xlink:type="simple" xlink:href="view-source:https://fr.wikipedia.org/wiki/Négociations_sur_la_limitation_des_armements_stratégiques" text:style-name="Internet_20_link" text:visited-style-name="Visited_20_Internet_20_Link">/wiki/N%C3%A9gociations_sur_la_limitation_des_armements_strat%C3%A9giques</text:a>" class="mw-redirect" title="Négociations sur la limitation des armements stratégiques"&gt;SALT&lt;/a&gt; par l'URSS et l'invasion de l'&lt;a href="<text:a xlink:type="simple" xlink:href="view-source:https://fr.wikipedia.org/wiki/Afghanistan" text:style-name="Internet_20_link" text:visited-style-name="Visited_20_Internet_20_Link">/wiki/Afghanistan</text:a>" title="Afghanistan"&gt;Afghanistan&lt;/a&gt; par les troupes soviétiques, l'amenant à &lt;a href="<text:a xlink:type="simple" xlink:href="view-source:https://fr.wikipedia.org/wiki/Boycott" text:style-name="Internet_20_link" text:visited-style-name="Visited_20_Internet_20_Link">/wiki/Boycott</text:a>" title="Boycott"&gt;boycotter&lt;/a&gt; les &lt;a href="<text:a xlink:type="simple" xlink:href="view-source:https://fr.wikipedia.org/wiki/Jeux_olympiques_d%27été_de_1980" text:style-name="Internet_20_link" text:visited-style-name="Visited_20_Internet_20_Link">/wiki/Jeux_olympiques_d%27%C3%A9t%C3%A9_de_1980</text:a>" title="Jeux olympiques d&amp;#39;été de 1980"&gt;jeux olympiques de Moscou&lt;/a&gt; ainsi qu'à supprimer des exportations de denrées alimentaires vers l'URSS, minent sa politique étrangère alors que l'hégémonie économique américaine est contestée par le Japon. En 1980, l'&lt;a href="<text:a xlink:type="simple" xlink:href="view-source:https://fr.wikipedia.org/wiki/Inflation" text:style-name="Internet_20_link" text:visited-style-name="Visited_20_Internet_20_Link">/wiki/Inflation</text:a>" title="Inflation"&gt;inflation&lt;/a&gt; galopante tout comme la hausse du prix du carburant à la pompe et le &lt;a href="<text:a xlink:type="simple" xlink:href="view-source:https://fr.wikipedia.org/wiki/Chômage" text:style-name="Internet_20_link" text:visited-style-name="Visited_20_Internet_20_Link">/wiki/Ch%C3%B4mage</text:a>" title="Chômage"&gt;chômage&lt;/a&gt; contribuent à le priver d'un second mandat. Carter reçoit le &lt;a href="<text:a xlink:type="simple" xlink:href="view-source:https://fr.wikipedia.org/wiki/Prix_Nobel_de_la_paix" text:style-name="Internet_20_link" text:visited-style-name="Visited_20_Internet_20_Link">/wiki/Prix_Nobel_de_la_paix</text:a>" title="Prix Nobel de la paix"&gt;prix Nobel de la paix&lt;/a&gt; en 2002&lt;sup id="cite_ref-13" class="reference"&gt;&lt;a href="<text:a xlink:type="simple" xlink:href="view-source:https://fr.wikipedia.org/wiki/Liste_des_présidents_des_États-Unis#cite_note-13" text:style-name="Internet_20_link" text:visited-style-name="Visited_20_Internet_20_Link">#cite_note-13</text:a>"&gt;&lt;span class="cite_crochet"&gt;[&lt;/span&gt;10&lt;span class="cite_crochet"&gt;]&lt;/span&gt;&lt;/a&gt;&lt;/sup&gt;.</text:p>
      <text:p text:style-name="Preformatted_20_Text"><text:bookmark text:name="line848"/>&lt;/td&gt;&lt;/tr&gt;</text:p>
      <text:p text:style-name="Preformatted_20_Text"><text:bookmark text:name="line849"/>&lt;tr&gt;</text:p>
      <text:p text:style-name="Preformatted_20_Text"><text:bookmark text:name="line850"/>&lt;td style="background-color: #dd0000"&gt;&lt;b&gt;40&lt;/b&gt;</text:p>
      <text:p text:style-name="Preformatted_20_Text"><text:bookmark text:name="line851"/>&lt;/td&gt;</text:p>
      <text:p text:style-name="Preformatted_20_Text"><text:bookmark text:name="line852"/>&lt;td&gt;&lt;b&gt;&lt;a href="<text:a xlink:type="simple" xlink:href="view-source:https://fr.wikipedia.org/wiki/Ronald_W._Reagan" text:style-name="Internet_20_link" text:visited-style-name="Visited_20_Internet_20_Link">/wiki/Ronald_W._Reagan</text:a>" class="mw-redirect" title="Ronald W. Reagan"&gt;Ronald W. Reagan&lt;/a&gt;&lt;/b&gt;</text:p>
      <text:p text:style-name="Preformatted_20_Text"><text:bookmark text:name="line853"/>&lt;/td&gt;</text:p>
      <text:p text:style-name="Preformatted_20_Text"><text:bookmark text:name="line854"/>&lt;td&gt;&lt;a href="<text:a xlink:type="simple" xlink:href="view-source:https://fr.wikipedia.org/wiki/Fichier:Official_Portrait_of_President_Reagan_1981.jpg" text:style-name="Internet_20_link" text:visited-style-name="Visited_20_Internet_20_Link">/wiki/Fichier:Official_Portrait_of_President_Reagan_1981.jpg</text:a>" class="image"&gt;&lt;img alt="Official Portrait of President Reagan 1981.jpg" src="<text:a xlink:type="simple" xlink:href="view-source:https://upload.wikimedia.org/wikipedia/commons/thumb/1/16/Official_Portrait_of_President_Reagan_1981.jpg/90px-Official_Portrait_of_President_Reagan_1981.jpg" text:style-name="Internet_20_link" text:visited-style-name="Visited_20_Internet_20_Link">//upload.wikimedia.org/wikipedia/commons/thumb/1/16/Official_Portrait_of_President_Reagan_1981.jpg/90px-Official_Portrait_of_President_Reagan_1981.jpg</text:a>" width="90" height="113" srcset="//upload.wikimedia.org/wikipedia/commons/thumb/1/16/Official_Portrait_of_President_Reagan_1981.jpg/135px-Official_Portrait_of_President_Reagan_1981.jpg 1.5x, //upload.wikimedia.org/wikipedia/commons/thumb/1/16/Official_Portrait_of_President_Reagan_1981.jpg/180px-Official_Portrait_of_President_Reagan_1981.jpg 2x" data-file-width="2399" data-file-height="3000" /&gt;&lt;/a&gt;</text:p>
      <text:p text:style-name="Preformatted_20_Text"><text:bookmark text:name="line855"/>&lt;/td&gt;</text:p>
      <text:p text:style-name="Preformatted_20_Text"><text:bookmark text:name="line856"/>&lt;td&gt;&lt;time class="nowrap date-lien" datetime="1981-01-20" data-sort-value="1981-01-20"&gt;&lt;a href="<text:a xlink:type="simple" xlink:href="view-source:https://fr.wikipedia.org/wiki/20_janvier" text:style-name="Internet_20_link" text:visited-style-name="Visited_20_Internet_20_Link">/wiki/20_janvier</text:a>" title="20 janvier"&gt;20&lt;/a&gt; &lt;a href="<text:a xlink:type="simple" xlink:href="view-source:https://fr.wikipedia.org/wiki/Janvier_1981" text:style-name="Internet_20_link" text:visited-style-name="Visited_20_Internet_20_Link">/wiki/Janvier_1981</text:a>" title="Janvier 1981"&gt;janvier&lt;/a&gt; &lt;a href="<text:a xlink:type="simple" xlink:href="view-source:https://fr.wikipedia.org/wiki/1981" text:style-name="Internet_20_link" text:visited-style-name="Visited_20_Internet_20_Link">/wiki/1981</text:a>" title="1981"&gt;1981&lt;/a&gt;&lt;/time&gt;</text:p>
      <text:p text:style-name="Preformatted_20_Text"><text:bookmark text:name="line857"/>&lt;/td&gt;</text:p>
      <text:p text:style-name="Preformatted_20_Text"><text:bookmark text:name="line858"/>&lt;td&gt;&lt;time class="nowrap date-lien" datetime="1989-01-20" data-sort-value="1989-01-20"&gt;&lt;a href="<text:a xlink:type="simple" xlink:href="view-source:https://fr.wikipedia.org/wiki/20_janvier" text:style-name="Internet_20_link" text:visited-style-name="Visited_20_Internet_20_Link">/wiki/20_janvier</text:a>" title="20 janvier"&gt;20&lt;/a&gt; &lt;a href="<text:a xlink:type="simple" xlink:href="view-source:https://fr.wikipedia.org/wiki/Janvier_1989" text:style-name="Internet_20_link" text:visited-style-name="Visited_20_Internet_20_Link">/wiki/Janvier_1989</text:a>" title="Janvier 1989"&gt;janvier&lt;/a&gt; &lt;a href="<text:a xlink:type="simple" xlink:href="view-source:https://fr.wikipedia.org/wiki/1989" text:style-name="Internet_20_link" text:visited-style-name="Visited_20_Internet_20_Link">/wiki/1989</text:a>" title="1989"&gt;1989&lt;/a&gt;&lt;/time&gt;</text:p>
      <text:p text:style-name="Preformatted_20_Text"><text:bookmark text:name="line859"/>&lt;/td&gt;</text:p>
      <text:p text:style-name="Preformatted_20_Text"><text:bookmark text:name="line860"/>&lt;td&gt;&lt;span data-sort-value="&amp;amp;&amp;amp;&amp;amp;&amp;amp;&amp;amp;&amp;amp;&amp;amp;&amp;amp;&amp;amp;&amp;amp;&amp;amp;02922" class="datasortkey"&gt;8&amp;#160;ans&lt;/span&gt;</text:p>
      <text:p text:style-name="Preformatted_20_Text"><text:bookmark text:name="line861"/>&lt;/td&gt;</text:p>
      <text:p text:style-name="Preformatted_20_Text"><text:bookmark text:name="line862"/>&lt;td&gt;Fin de mandat</text:p>
      <text:p text:style-name="Preformatted_20_Text"><text:bookmark text:name="line863"/><text:soft-page-break/>&lt;/td&gt;</text:p>
      <text:p text:style-name="Preformatted_20_Text"><text:bookmark text:name="line864"/>&lt;td&gt;&lt;a href="<text:a xlink:type="simple" xlink:href="view-source:https://fr.wikipedia.org/wiki/Parti_républicain_(États-Unis)" text:style-name="Internet_20_link" text:visited-style-name="Visited_20_Internet_20_Link">/wiki/Parti_r%C3%A9publicain_(%C3%89tats-Unis)</text:a>" title="Parti républicain (États-Unis)"&gt;Républicain&lt;/a&gt;</text:p>
      <text:p text:style-name="Preformatted_20_Text"><text:bookmark text:name="line865"/>&lt;/td&gt;</text:p>
      <text:p text:style-name="Preformatted_20_Text"><text:bookmark text:name="line866"/>&lt;td&gt;Ancien &lt;a href="<text:a xlink:type="simple" xlink:href="view-source:https://fr.wikipedia.org/wiki/Acteur" text:style-name="Internet_20_link" text:visited-style-name="Visited_20_Internet_20_Link">/wiki/Acteur</text:a>" title="Acteur"&gt;acteur&lt;/a&gt; de cinéma et &lt;a href="<text:a xlink:type="simple" xlink:href="view-source:https://fr.wikipedia.org/wiki/Gouverneur_de_Californie" text:style-name="Internet_20_link" text:visited-style-name="Visited_20_Internet_20_Link">/wiki/Gouverneur_de_Californie</text:a>" title="Gouverneur de Californie"&gt;gouverneur de Californie&lt;/a&gt;, il était le plus âgé des présidents des États-Unis (presque 70 ans) lorsqu'il &lt;a href="<text:a xlink:type="simple" xlink:href="view-source:https://fr.wikipedia.org/wiki/Élection_présidentielle_américaine_de_1980" text:style-name="Internet_20_link" text:visited-style-name="Visited_20_Internet_20_Link">/wiki/%C3%89lection_pr%C3%A9sidentielle_am%C3%A9ricaine_de_1980</text:a>" title="Élection présidentielle américaine de 1980"&gt;accède&lt;/a&gt; à la &lt;a href="<text:a xlink:type="simple" xlink:href="view-source:https://fr.wikipedia.org/wiki/Maison-Blanche" text:style-name="Internet_20_link" text:visited-style-name="Visited_20_Internet_20_Link">/wiki/Maison-Blanche</text:a>" title="Maison-Blanche"&gt;Maison-Blanche&lt;/a&gt;, avant que &lt;a href="<text:a xlink:type="simple" xlink:href="view-source:https://fr.wikipedia.org/wiki/Donald_Trump" text:style-name="Internet_20_link" text:visited-style-name="Visited_20_Internet_20_Link">/wiki/Donald_Trump</text:a>" title="Donald Trump"&gt;Donald Trump&lt;/a&gt; le soit devenu en 2016 . Élu en &lt;a href="<text:a xlink:type="simple" xlink:href="view-source:https://fr.wikipedia.org/wiki/1980" text:style-name="Internet_20_link" text:visited-style-name="Visited_20_Internet_20_Link">/wiki/1980</text:a>" title="1980"&gt;1980&lt;/a&gt;, il est réélu en &lt;a href="<text:a xlink:type="simple" xlink:href="view-source:https://fr.wikipedia.org/wiki/Élection_présidentielle_américaine_de_1984" text:style-name="Internet_20_link" text:visited-style-name="Visited_20_Internet_20_Link">/wiki/%C3%89lection_pr%C3%A9sidentielle_am%C3%A9ricaine_de_1984</text:a>" title="Élection présidentielle américaine de 1984"&gt;1984&lt;/a&gt; avec le chiffre record de 525 &lt;a href="<text:a xlink:type="simple" xlink:href="view-source:https://fr.wikipedia.org/wiki/Grands_électeurs" text:style-name="Internet_20_link" text:visited-style-name="Visited_20_Internet_20_Link">/wiki/Grands_%C3%A9lecteurs</text:a>" class="mw-redirect" title="Grands électeurs"&gt;grands électeurs&lt;/a&gt;&lt;sup id="cite_ref-14" class="reference"&gt;&lt;a href="<text:a xlink:type="simple" xlink:href="view-source:https://fr.wikipedia.org/wiki/Liste_des_présidents_des_États-Unis#cite_note-14" text:style-name="Internet_20_link" text:visited-style-name="Visited_20_Internet_20_Link">#cite_note-14</text:a>"&gt;&lt;span class="cite_crochet"&gt;[&lt;/span&gt;note 4&lt;span class="cite_crochet"&gt;]&lt;/span&gt;&lt;/a&gt;&lt;/sup&gt;. Sa présidence, entamée au début de son mandat par une &lt;a href="<text:a xlink:type="simple" xlink:href="view-source:https://fr.wikipedia.org/wiki/Ronald_Reagan#Tentative_d'assassinat" text:style-name="Internet_20_link" text:visited-style-name="Visited_20_Internet_20_Link">/wiki/Ronald_Reagan#Tentative_d&amp;#39;assassinat</text:a>" title="Ronald Reagan"&gt;tentative d'assassinat&lt;/a&gt;, marque le début de la &lt;a href="<text:a xlink:type="simple" xlink:href="view-source:https://fr.wikipedia.org/wiki/Révolution_conservatrice_(sens_moderne)" text:style-name="Internet_20_link" text:visited-style-name="Visited_20_Internet_20_Link">/wiki/R%C3%A9volution_conservatrice_(sens_moderne)</text:a>" title="Révolution conservatrice (sens moderne)"&gt;Révolution conservatrice&lt;/a&gt; consistant en une baisse de la fiscalité et un &lt;a href="<text:a xlink:type="simple" xlink:href="view-source:https://fr.wikipedia.org/wiki/Conservatisme" text:style-name="Internet_20_link" text:visited-style-name="Visited_20_Internet_20_Link">/wiki/Conservatisme</text:a>" title="Conservatisme"&gt;conservatisme fiscal&lt;/a&gt; sans faille&lt;sup id="cite_ref-15" class="reference"&gt;&lt;a href="<text:a xlink:type="simple" xlink:href="view-source:https://fr.wikipedia.org/wiki/Liste_des_présidents_des_États-Unis#cite_note-15" text:style-name="Internet_20_link" text:visited-style-name="Visited_20_Internet_20_Link">#cite_note-15</text:a>"&gt;&lt;span class="cite_crochet"&gt;[&lt;/span&gt;11&lt;span class="cite_crochet"&gt;]&lt;/span&gt;&lt;/a&gt;&lt;/sup&gt; connue sous le nom de &lt;i&gt;&lt;a href="<text:a xlink:type="simple" xlink:href="view-source:https://fr.wikipedia.org/wiki/Reaganomics" text:style-name="Internet_20_link" text:visited-style-name="Visited_20_Internet_20_Link">/wiki/Reaganomics</text:a>" title="Reaganomics"&gt;Reaganomics&lt;/a&gt;&lt;/i&gt;, une politique de relance basée sur l'&lt;a href="<text:a xlink:type="simple" xlink:href="view-source:https://fr.wikipedia.org/wiki/Économie_de_l%27offre" text:style-name="Internet_20_link" text:visited-style-name="Visited_20_Internet_20_Link">/wiki/%C3%89conomie_de_l%27offre</text:a>" title="Économie de l&amp;#39;offre"&gt;économie de l'offre&lt;/a&gt;. En politique internationale, sa première mandature est marquée par la &lt;a href="<text:a xlink:type="simple" xlink:href="view-source:https://fr.wikipedia.org/wiki/Crise_des_euromissiles" text:style-name="Internet_20_link" text:visited-style-name="Visited_20_Internet_20_Link">/wiki/Crise_des_euromissiles</text:a>" title="Crise des euromissiles"&gt;crise des euromissiles&lt;/a&gt;, la relance de la &lt;a href="<text:a xlink:type="simple" xlink:href="view-source:https://fr.wikipedia.org/wiki/Course_aux_armements" text:style-name="Internet_20_link" text:visited-style-name="Visited_20_Internet_20_Link">/wiki/Course_aux_armements</text:a>" title="Course aux armements"&gt;course aux armements&lt;/a&gt;, l'&lt;a href="<text:a xlink:type="simple" xlink:href="view-source:https://fr.wikipedia.org/wiki/Invasion_de_la_Grenade" text:style-name="Internet_20_link" text:visited-style-name="Visited_20_Internet_20_Link">/wiki/Invasion_de_la_Grenade</text:a>" title="Invasion de la Grenade"&gt;invasion de la Grenade&lt;/a&gt; et la hausse du budget militaire, pour notamment financer le projet d'&lt;a href="<text:a xlink:type="simple" xlink:href="view-source:https://fr.wikipedia.org/wiki/Initiative_de_défense_stratégique" text:style-name="Internet_20_link" text:visited-style-name="Visited_20_Internet_20_Link">/wiki/Initiative_de_d%C3%A9fense_strat%C3%A9gique</text:a>" title="Initiative de défense stratégique"&gt;Initiative de défense stratégique&lt;/a&gt;&lt;sup id="cite_ref-16" class="reference"&gt;&lt;a href="<text:a xlink:type="simple" xlink:href="view-source:https://fr.wikipedia.org/wiki/Liste_des_présidents_des_États-Unis#cite_note-16" text:style-name="Internet_20_link" text:visited-style-name="Visited_20_Internet_20_Link">#cite_note-16</text:a>"&gt;&lt;span class="cite_crochet"&gt;[&lt;/span&gt;note 5&lt;span class="cite_crochet"&gt;]&lt;/span&gt;&lt;/a&gt;&lt;/sup&gt;. Son second mandat est marqué par une croissance économique soutenue, ébranlée brièvement par le &lt;a href="<text:a xlink:type="simple" xlink:href="view-source:https://fr.wikipedia.org/wiki/Krach_d%27octobre_1987" text:style-name="Internet_20_link" text:visited-style-name="Visited_20_Internet_20_Link">/wiki/Krach_d%27octobre_1987</text:a>" title="Krach d&amp;#39;octobre 1987"&gt;krach d'octobre 1987&lt;/a&gt;, par une &lt;a href="<text:a xlink:type="simple" xlink:href="view-source:https://fr.wikipedia.org/wiki/Inflation" text:style-name="Internet_20_link" text:visited-style-name="Visited_20_Internet_20_Link">/wiki/Inflation</text:a>" title="Inflation"&gt;inflation&lt;/a&gt; jugulée, un taux de &lt;a href="<text:a xlink:type="simple" xlink:href="view-source:https://fr.wikipedia.org/wiki/Chômage" text:style-name="Internet_20_link" text:visited-style-name="Visited_20_Internet_20_Link">/wiki/Ch%C3%B4mage</text:a>" title="Chômage"&gt;chômage&lt;/a&gt; divisé par deux et un taux de change du dollar au plus haut niveau. Sur le plan international, outre le scandale de l'&lt;a href="<text:a xlink:type="simple" xlink:href="view-source:https://fr.wikipedia.org/wiki/Affaire_Iran-Contra" text:style-name="Internet_20_link" text:visited-style-name="Visited_20_Internet_20_Link">/wiki/Affaire_Iran-Contra</text:a>" title="Affaire Iran-Contra"&gt;affaire Iran-Contra&lt;/a&gt; qui ébranle la présidence, le &lt;a href="<text:a xlink:type="simple" xlink:href="view-source:https://fr.wikipedia.org/wiki/Opération_El_Dorado_Canyon" text:style-name="Internet_20_link" text:visited-style-name="Visited_20_Internet_20_Link">/wiki/Op%C3%A9ration_El_Dorado_Canyon</text:a>" title="Opération El Dorado Canyon"&gt;bombardement de la Libye du Colonel Kadhafi&lt;/a&gt;&lt;sup id="cite_ref-17" class="reference"&gt;&lt;a href="<text:a xlink:type="simple" xlink:href="view-source:https://fr.wikipedia.org/wiki/Liste_des_présidents_des_États-Unis#cite_note-17" text:style-name="Internet_20_link" text:visited-style-name="Visited_20_Internet_20_Link">#cite_note-17</text:a>"&gt;&lt;span class="cite_crochet"&gt;[&lt;/span&gt;12&lt;span class="cite_crochet"&gt;]&lt;/span&gt;&lt;/a&gt;&lt;/sup&gt; et la ratification du &lt;a href="<text:a xlink:type="simple" xlink:href="view-source:https://fr.wikipedia.org/wiki/Traité_sur_les_forces_nucléaires_à_portée_intermédiaire" text:style-name="Internet_20_link" text:visited-style-name="Visited_20_Internet_20_Link">/wiki/Trait%C3%A9_sur_les_forces_nucl%C3%A9aires_%C3%A0_port%C3%A9e_interm%C3%A9diaire</text:a>" title="Traité sur les forces nucléaires à portée intermédiaire"&gt;traité sur les forces nucléaires à portée intermédiaire&lt;/a&gt;, la course aux armements entamée au début des &lt;a href="<text:a xlink:type="simple" xlink:href="view-source:https://fr.wikipedia.org/wiki/Années_1980" text:style-name="Internet_20_link" text:visited-style-name="Visited_20_Internet_20_Link">/wiki/Ann%C3%A9es_1980</text:a>" title="Années 1980"&gt;années 1980&lt;/a&gt; a accéléré la décomposition de l'&lt;a href="<text:a xlink:type="simple" xlink:href="view-source:https://fr.wikipedia.org/wiki/URSS" text:style-name="Internet_20_link" text:visited-style-name="Visited_20_Internet_20_Link">/wiki/URSS</text:a>" class="mw-redirect" title="URSS"&gt;URSS&lt;/a&gt;. Lors d'un discours à Berlin, Ronald Reagan y appelle symboliquement &lt;a href="<text:a xlink:type="simple" xlink:href="view-source:https://fr.wikipedia.org/wiki/Mikhaïl_Gorbatchev" text:style-name="Internet_20_link" text:visited-style-name="Visited_20_Internet_20_Link">/wiki/Mikha%C3%AFl_Gorbatchev</text:a>" title="Mikhaïl Gorbatchev"&gt;Mikhaïl Gorbatchev&lt;/a&gt; à faire tomber le &lt;a href="<text:a xlink:type="simple" xlink:href="view-source:https://fr.wikipedia.org/wiki/Rideau_de_fer" text:style-name="Internet_20_link" text:visited-style-name="Visited_20_Internet_20_Link">/wiki/Rideau_de_fer</text:a>" title="Rideau de fer"&gt;rideau de fer&lt;/a&gt;. <text:soft-page-break/>Ronald Reagan est ainsi perçu par certains comme le grand vainqueur de la &lt;a href="<text:a xlink:type="simple" xlink:href="view-source:https://fr.wikipedia.org/wiki/Guerre_froide" text:style-name="Internet_20_link" text:visited-style-name="Visited_20_Internet_20_Link">/wiki/Guerre_froide</text:a>" title="Guerre froide"&gt;guerre froide&lt;/a&gt;&lt;sup id="cite_ref-18" class="reference"&gt;&lt;a href="<text:a xlink:type="simple" xlink:href="view-source:https://fr.wikipedia.org/wiki/Liste_des_présidents_des_États-Unis#cite_note-18" text:style-name="Internet_20_link" text:visited-style-name="Visited_20_Internet_20_Link">#cite_note-18</text:a>"&gt;&lt;span class="cite_crochet"&gt;[&lt;/span&gt;13&lt;span class="cite_crochet"&gt;]&lt;/span&gt;&lt;/a&gt;&lt;/sup&gt;. Selon une &lt;a href="<text:a xlink:type="simple" xlink:href="view-source:https://fr.wikipedia.org/wiki/Liste_des_personnalités_des_États-Unis" text:style-name="Internet_20_link" text:visited-style-name="Visited_20_Internet_20_Link">/wiki/Liste_des_personnalit%C3%A9s_des_%C3%89tats-Unis</text:a>" class="mw-redirect" title="Liste des personnalités des États-Unis"&gt;enquête nationale réalisée pour la télévision en 2005&lt;/a&gt;, un an après sa mort, il est pour les Américains leur personnalité publique préférée, toutes catégories confondues.</text:p>
      <text:p text:style-name="Preformatted_20_Text"><text:bookmark text:name="line867"/>&lt;/td&gt;&lt;/tr&gt;</text:p>
      <text:p text:style-name="Preformatted_20_Text"><text:bookmark text:name="line868"/>&lt;tr&gt;</text:p>
      <text:p text:style-name="Preformatted_20_Text"><text:bookmark text:name="line869"/>&lt;td style="background-color: #dd0000"&gt;&lt;b&gt;41&lt;/b&gt;</text:p>
      <text:p text:style-name="Preformatted_20_Text"><text:bookmark text:name="line870"/>&lt;/td&gt;</text:p>
      <text:p text:style-name="Preformatted_20_Text"><text:bookmark text:name="line871"/>&lt;td&gt;&lt;b&gt;&lt;a href="<text:a xlink:type="simple" xlink:href="view-source:https://fr.wikipedia.org/wiki/George_H._W._Bush" text:style-name="Internet_20_link" text:visited-style-name="Visited_20_Internet_20_Link">/wiki/George_H._W._Bush</text:a>" title="George H. W. Bush"&gt;George H. W. Bush&lt;/a&gt;&lt;/b&gt;</text:p>
      <text:p text:style-name="Preformatted_20_Text"><text:bookmark text:name="line872"/>&lt;/td&gt;</text:p>
      <text:p text:style-name="Preformatted_20_Text"><text:bookmark text:name="line873"/>&lt;td&gt;&lt;a href="<text:a xlink:type="simple" xlink:href="view-source:https://fr.wikipedia.org/wiki/Fichier:George_H._W._Bush,_President_of_the_United_States,_1989_official_portrait.jpg" text:style-name="Internet_20_link" text:visited-style-name="Visited_20_Internet_20_Link">/wiki/Fichier:George_H._W._Bush,_President_of_the_United_States,_1989_official_portrait.jpg</text:a>" class="image"&gt;&lt;img alt="George H. W. Bush, President of the United States, 1989 official portrait.jpg" src="<text:a xlink:type="simple" xlink:href="view-source:https://upload.wikimedia.org/wikipedia/commons/thumb/0/0f/George_H._W._Bush%2C_President_of_the_United_States%2C_1989_official_portrait.jpg/90px-George_H._W._Bush%2C_President_of_the_United_States%2C_1989_official_portrait.jpg" text:style-name="Internet_20_link" text:visited-style-name="Visited_20_Internet_20_Link">//upload.wikimedia.org/wikipedia/commons/thumb/0/0f/George_H._W._Bush%2C_President_of_the_United_States%2C_1989_official_portrait.jpg/90px-George_H._W._Bush%2C_President_of_the_United_States%2C_1989_official_portrait.jpg</text:a>" width="90" height="121" srcset="//upload.wikimedia.org/wikipedia/commons/thumb/0/0f/George_H._W._Bush%2C_President_of_the_United_States%2C_1989_official_portrait.jpg/135px-George_H._W._Bush%2C_President_of_the_United_States%2C_1989_official_portrait.jpg 1.5x, //upload.wikimedia.org/wikipedia/commons/thumb/0/0f/George_H._W._Bush%2C_President_of_the_United_States%2C_1989_official_portrait.jpg/180px-George_H._W._Bush%2C_President_of_the_United_States%2C_1989_official_portrait.jpg 2x" data-file-width="2226" data-file-height="3000" /&gt;&lt;/a&gt;</text:p>
      <text:p text:style-name="Preformatted_20_Text"><text:bookmark text:name="line874"/>&lt;/td&gt;</text:p>
      <text:p text:style-name="Preformatted_20_Text"><text:bookmark text:name="line875"/>&lt;td&gt;&lt;time class="nowrap date-lien" datetime="1989-01-20" data-sort-value="1989-01-20"&gt;&lt;a href="<text:a xlink:type="simple" xlink:href="view-source:https://fr.wikipedia.org/wiki/20_janvier" text:style-name="Internet_20_link" text:visited-style-name="Visited_20_Internet_20_Link">/wiki/20_janvier</text:a>" title="20 janvier"&gt;20&lt;/a&gt; &lt;a href="<text:a xlink:type="simple" xlink:href="view-source:https://fr.wikipedia.org/wiki/Janvier_1989" text:style-name="Internet_20_link" text:visited-style-name="Visited_20_Internet_20_Link">/wiki/Janvier_1989</text:a>" title="Janvier 1989"&gt;janvier&lt;/a&gt; &lt;a href="<text:a xlink:type="simple" xlink:href="view-source:https://fr.wikipedia.org/wiki/1989" text:style-name="Internet_20_link" text:visited-style-name="Visited_20_Internet_20_Link">/wiki/1989</text:a>" title="1989"&gt;1989&lt;/a&gt;&lt;/time&gt;</text:p>
      <text:p text:style-name="Preformatted_20_Text"><text:bookmark text:name="line876"/>&lt;/td&gt;</text:p>
      <text:p text:style-name="Preformatted_20_Text"><text:bookmark text:name="line877"/>&lt;td&gt;&lt;time class="nowrap date-lien" datetime="1993-01-20" data-sort-value="1993-01-20"&gt;&lt;a href="<text:a xlink:type="simple" xlink:href="view-source:https://fr.wikipedia.org/wiki/20_janvier" text:style-name="Internet_20_link" text:visited-style-name="Visited_20_Internet_20_Link">/wiki/20_janvier</text:a>" title="20 janvier"&gt;20&lt;/a&gt; &lt;a href="<text:a xlink:type="simple" xlink:href="view-source:https://fr.wikipedia.org/wiki/Janvier_1993" text:style-name="Internet_20_link" text:visited-style-name="Visited_20_Internet_20_Link">/wiki/Janvier_1993</text:a>" title="Janvier 1993"&gt;janvier&lt;/a&gt; &lt;a href="<text:a xlink:type="simple" xlink:href="view-source:https://fr.wikipedia.org/wiki/1993" text:style-name="Internet_20_link" text:visited-style-name="Visited_20_Internet_20_Link">/wiki/1993</text:a>" title="1993"&gt;1993&lt;/a&gt;&lt;/time&gt;</text:p>
      <text:p text:style-name="Preformatted_20_Text"><text:bookmark text:name="line878"/>&lt;/td&gt;</text:p>
      <text:p text:style-name="Preformatted_20_Text"><text:bookmark text:name="line879"/>&lt;td&gt;&lt;span data-sort-value="&amp;amp;&amp;amp;&amp;amp;&amp;amp;&amp;amp;&amp;amp;&amp;amp;&amp;amp;&amp;amp;&amp;amp;&amp;amp;01461" class="datasortkey"&gt;4&amp;#160;ans&lt;/span&gt;</text:p>
      <text:p text:style-name="Preformatted_20_Text"><text:bookmark text:name="line880"/>&lt;/td&gt;</text:p>
      <text:p text:style-name="Preformatted_20_Text"><text:bookmark text:name="line881"/>&lt;td&gt;Fin de mandat</text:p>
      <text:p text:style-name="Preformatted_20_Text"><text:bookmark text:name="line882"/>&lt;/td&gt;</text:p>
      <text:p text:style-name="Preformatted_20_Text"><text:bookmark text:name="line883"/>&lt;td&gt;&lt;a href="<text:a xlink:type="simple" xlink:href="view-source:https://fr.wikipedia.org/wiki/Parti_républicain_(États-Unis)" text:style-name="Internet_20_link" text:visited-style-name="Visited_20_Internet_20_Link">/wiki/Parti_r%C3%A9publicain_(%C3%89tats-Unis)</text:a>" title="Parti républicain (États-Unis)"&gt;Républicain&lt;/a&gt;</text:p>
      <text:p text:style-name="Preformatted_20_Text"><text:bookmark text:name="line884"/>&lt;/td&gt;</text:p>
      <text:p text:style-name="Preformatted_20_Text"><text:bookmark text:name="line885"/>&lt;td&gt;Vice-président de Ronald Reagan, &lt;a href="<text:a xlink:type="simple" xlink:href="view-source:https://fr.wikipedia.org/wiki/Élection_présidentielle_américaine_de_1988" text:style-name="Internet_20_link" text:visited-style-name="Visited_20_Internet_20_Link">/wiki/%C3%89lection_pr%C3%A9sidentielle_am%C3%A9ricaine_de_1988</text:a>" title="Élection présidentielle américaine de 1988"&gt;élu&lt;/a&gt; en &lt;a href="<text:a xlink:type="simple" xlink:href="view-source:https://fr.wikipedia.org/wiki/1988" text:style-name="Internet_20_link" text:visited-style-name="Visited_20_Internet_20_Link">/wiki/1988</text:a>" title="1988"&gt;1988&lt;/a&gt;, George Bush est rapidement témoin de la chute du &lt;a href="<text:a xlink:type="simple" xlink:href="view-source:https://fr.wikipedia.org/wiki/Mur_de_Berlin" text:style-name="Internet_20_link" text:visited-style-name="Visited_20_Internet_20_Link">/wiki/Mur_de_Berlin</text:a>" title="Mur de Berlin"&gt;mur de Berlin&lt;/a&gt; (1989), de l'effondrement des régimes des pays de l'Est (1989) suivi par celui de l'&lt;a href="<text:a xlink:type="simple" xlink:href="view-source:https://fr.wikipedia.org/wiki/URSS" text:style-name="Internet_20_link" text:visited-style-name="Visited_20_Internet_20_Link">/wiki/URSS</text:a>" class="mw-redirect" title="URSS"&gt;URSS&lt;/a&gt; (1990-1991) et de la réunification allemande (1990), marquant l'émergence d'un &lt;a href="<text:a xlink:type="simple" xlink:href="view-source:https://fr.wikipedia.org/wiki/Nouvel_ordre_mondial" text:style-name="Internet_20_link" text:visited-style-name="Visited_20_Internet_20_Link">/wiki/Nouvel_ordre_mondial</text:a>" class="mw-redirect" title="Nouvel ordre mondial"&gt;nouvel ordre mondial&lt;/a&gt;. Sous son mandat, les États-<text:soft-page-break/>Unis assument leur rôle de «&amp;#160;gendarme du monde&amp;#160;» en dépêchant &lt;a href="<text:a xlink:type="simple" xlink:href="view-source:https://fr.wikipedia.org/wiki/Invasion_du_Panamá_par_les_États-Unis" text:style-name="Internet_20_link" text:visited-style-name="Visited_20_Internet_20_Link">/wiki/Invasion_du_Panam%C3%A1_par_les_%C3%89tats-Unis</text:a>" class="mw-redirect" title="Invasion du Panamá par les États-Unis"&gt;un corps expéditionnaire au Panama&lt;/a&gt; pour y arrêter le général &lt;a href="<text:a xlink:type="simple" xlink:href="view-source:https://fr.wikipedia.org/wiki/Manuel_Noriega" text:style-name="Internet_20_link" text:visited-style-name="Visited_20_Internet_20_Link">/wiki/Manuel_Noriega</text:a>" title="Manuel Noriega"&gt;Noriega&lt;/a&gt;, coupable de trafic de drogue. En &lt;a href="<text:a xlink:type="simple" xlink:href="view-source:https://fr.wikipedia.org/wiki/1991" text:style-name="Internet_20_link" text:visited-style-name="Visited_20_Internet_20_Link">/wiki/1991</text:a>" title="1991"&gt;1991&lt;/a&gt;, les États-Unis dirigent une coalition internationale pour libérer le &lt;a href="<text:a xlink:type="simple" xlink:href="view-source:https://fr.wikipedia.org/wiki/Koweït" text:style-name="Internet_20_link" text:visited-style-name="Visited_20_Internet_20_Link">/wiki/Kowe%C3%AFt</text:a>" title="Koweït"&gt;Koweït&lt;/a&gt; qui avait été envahi par l'&lt;a href="<text:a xlink:type="simple" xlink:href="view-source:https://fr.wikipedia.org/wiki/Irak" text:style-name="Internet_20_link" text:visited-style-name="Visited_20_Internet_20_Link">/wiki/Irak</text:a>" title="Irak"&gt;Irak&lt;/a&gt; (&lt;a href="<text:a xlink:type="simple" xlink:href="view-source:https://fr.wikipedia.org/wiki/Guerre_du_Golfe_(1990-1991)" text:style-name="Internet_20_link" text:visited-style-name="Visited_20_Internet_20_Link">/wiki/Guerre_du_Golfe_(1990-1991)</text:a>" class="mw-redirect" title="Guerre du Golfe (1990-1991)"&gt;Première guerre du Golfe&lt;/a&gt;). Fort de ses succès internationaux, Bush néglige la politique intérieure. L'économie entre en &lt;a href="<text:a xlink:type="simple" xlink:href="view-source:https://fr.wikipedia.org/wiki/Récession_(économie)" text:style-name="Internet_20_link" text:visited-style-name="Visited_20_Internet_20_Link">/wiki/R%C3%A9cession_(%C3%A9conomie)</text:a>" title="Récession (économie)"&gt;récession&lt;/a&gt;, le chômage augmente, l'&lt;a href="<text:a xlink:type="simple" xlink:href="view-source:https://fr.wikipedia.org/wiki/Insécurité" text:style-name="Internet_20_link" text:visited-style-name="Visited_20_Internet_20_Link">/wiki/Ins%C3%A9curit%C3%A9</text:a>" title="Insécurité"&gt;insécurité&lt;/a&gt; progresse, les prestations sociales diminuent, et des &lt;a href="<text:a xlink:type="simple" xlink:href="view-source:https://fr.wikipedia.org/wiki/Émeutes_de_1992_à_Los_Angeles" text:style-name="Internet_20_link" text:visited-style-name="Visited_20_Internet_20_Link">/wiki/%C3%89meutes_de_1992_%C3%A0_Los_Angeles</text:a>" title="Émeutes de 1992 à Los Angeles"&gt;émeutes raciales éclatent à Los Angeles&lt;/a&gt;&lt;sup id="cite_ref-19" class="reference"&gt;&lt;a href="<text:a xlink:type="simple" xlink:href="view-source:https://fr.wikipedia.org/wiki/Liste_des_présidents_des_États-Unis#cite_note-19" text:style-name="Internet_20_link" text:visited-style-name="Visited_20_Internet_20_Link">#cite_note-19</text:a>"&gt;&lt;span class="cite_crochet"&gt;[&lt;/span&gt;14&lt;span class="cite_crochet"&gt;]&lt;/span&gt;&lt;/a&gt;&lt;/sup&gt;. Manquant à sa promesse électorale de ne pas augmenter les impôts, George Bush n'est pas réélu en &lt;a href="<text:a xlink:type="simple" xlink:href="view-source:https://fr.wikipedia.org/wiki/Élection_présidentielle_américaine_de_1992" text:style-name="Internet_20_link" text:visited-style-name="Visited_20_Internet_20_Link">/wiki/%C3%89lection_pr%C3%A9sidentielle_am%C3%A9ricaine_de_1992</text:a>" title="Élection présidentielle américaine de 1992"&gt;1992&lt;/a&gt;, notamment à cause de la candidature populiste de &lt;a href="<text:a xlink:type="simple" xlink:href="view-source:https://fr.wikipedia.org/wiki/Ross_Perot" text:style-name="Internet_20_link" text:visited-style-name="Visited_20_Internet_20_Link">/wiki/Ross_Perot</text:a>" title="Ross Perot"&gt;Ross Perot&lt;/a&gt;. Avant son départ de la &lt;a href="<text:a xlink:type="simple" xlink:href="view-source:https://fr.wikipedia.org/wiki/Maison-Blanche" text:style-name="Internet_20_link" text:visited-style-name="Visited_20_Internet_20_Link">/wiki/Maison-Blanche</text:a>" title="Maison-Blanche"&gt;Maison-Blanche&lt;/a&gt;, il lance les forces armées américaines, sous l'égide des &lt;a href="<text:a xlink:type="simple" xlink:href="view-source:https://fr.wikipedia.org/wiki/Nations_unies" text:style-name="Internet_20_link" text:visited-style-name="Visited_20_Internet_20_Link">/wiki/Nations_unies</text:a>" class="mw-redirect" title="Nations unies"&gt;Nations unies&lt;/a&gt;, dans l'opération &lt;i&gt;&lt;a href="<text:a xlink:type="simple" xlink:href="view-source:https://fr.wikipedia.org/wiki/Restore_Hope" text:style-name="Internet_20_link" text:visited-style-name="Visited_20_Internet_20_Link">/wiki/Restore_Hope</text:a>" class="mw-redirect" title="Restore Hope"&gt;Restore Hope&lt;/a&gt;&lt;/i&gt; en &lt;a href="<text:a xlink:type="simple" xlink:href="view-source:https://fr.wikipedia.org/wiki/Somalie" text:style-name="Internet_20_link" text:visited-style-name="Visited_20_Internet_20_Link">/wiki/Somalie</text:a>" title="Somalie"&gt;Somalie&lt;/a&gt;.</text:p>
      <text:p text:style-name="Preformatted_20_Text"><text:bookmark text:name="line886"/>&lt;/td&gt;&lt;/tr&gt;</text:p>
      <text:p text:style-name="Preformatted_20_Text"><text:bookmark text:name="line887"/>&lt;tr&gt;</text:p>
      <text:p text:style-name="Preformatted_20_Text"><text:bookmark text:name="line888"/>&lt;td style="background-color: #2C75FF"&gt;&lt;b&gt;42&lt;/b&gt;</text:p>
      <text:p text:style-name="Preformatted_20_Text"><text:bookmark text:name="line889"/>&lt;/td&gt;</text:p>
      <text:p text:style-name="Preformatted_20_Text"><text:bookmark text:name="line890"/>&lt;td&gt;&lt;b&gt;&lt;a href="<text:a xlink:type="simple" xlink:href="view-source:https://fr.wikipedia.org/wiki/Bill_Clinton" text:style-name="Internet_20_link" text:visited-style-name="Visited_20_Internet_20_Link">/wiki/Bill_Clinton</text:a>" title="Bill Clinton"&gt;Bill Clinton&lt;/a&gt;&lt;/b&gt;</text:p>
      <text:p text:style-name="Preformatted_20_Text"><text:bookmark text:name="line891"/>&lt;/td&gt;</text:p>
      <text:p text:style-name="Preformatted_20_Text"><text:bookmark text:name="line892"/>&lt;td&gt;&lt;a href="<text:a xlink:type="simple" xlink:href="view-source:https://fr.wikipedia.org/wiki/Fichier:44_Bill_Clinton_3x4.jpg" text:style-name="Internet_20_link" text:visited-style-name="Visited_20_Internet_20_Link">/wiki/Fichier:44_Bill_Clinton_3x4.jpg</text:a>" class="image"&gt;&lt;img alt="44 Bill Clinton 3x4.jpg" src="<text:a xlink:type="simple" xlink:href="view-source:https://upload.wikimedia.org/wikipedia/commons/thumb/4/49/44_Bill_Clinton_3x4.jpg/90px-44_Bill_Clinton_3x4.jpg" text:style-name="Internet_20_link" text:visited-style-name="Visited_20_Internet_20_Link">//upload.wikimedia.org/wikipedia/commons/thumb/4/49/44_Bill_Clinton_3x4.jpg/90px-44_Bill_Clinton_3x4.jpg</text:a>" width="90" height="120" srcset="//upload.wikimedia.org/wikipedia/commons/thumb/4/49/44_Bill_Clinton_3x4.jpg/135px-44_Bill_Clinton_3x4.jpg 1.5x, //upload.wikimedia.org/wikipedia/commons/thumb/4/49/44_Bill_Clinton_3x4.jpg/180px-44_Bill_Clinton_3x4.jpg 2x" data-file-width="2103" data-file-height="2804" /&gt;&lt;/a&gt;</text:p>
      <text:p text:style-name="Preformatted_20_Text"><text:bookmark text:name="line893"/>&lt;/td&gt;</text:p>
      <text:p text:style-name="Preformatted_20_Text"><text:bookmark text:name="line894"/>&lt;td&gt;&lt;time class="nowrap date-lien" datetime="1993-01-20" data-sort-value="1993-01-20"&gt;&lt;a href="<text:a xlink:type="simple" xlink:href="view-source:https://fr.wikipedia.org/wiki/20_janvier" text:style-name="Internet_20_link" text:visited-style-name="Visited_20_Internet_20_Link">/wiki/20_janvier</text:a>" title="20 janvier"&gt;20&lt;/a&gt; &lt;a href="<text:a xlink:type="simple" xlink:href="view-source:https://fr.wikipedia.org/wiki/Janvier_1993" text:style-name="Internet_20_link" text:visited-style-name="Visited_20_Internet_20_Link">/wiki/Janvier_1993</text:a>" title="Janvier 1993"&gt;janvier&lt;/a&gt; &lt;a href="<text:a xlink:type="simple" xlink:href="view-source:https://fr.wikipedia.org/wiki/1993" text:style-name="Internet_20_link" text:visited-style-name="Visited_20_Internet_20_Link">/wiki/1993</text:a>" title="1993"&gt;1993&lt;/a&gt;&lt;/time&gt;</text:p>
      <text:p text:style-name="Preformatted_20_Text"><text:bookmark text:name="line895"/>&lt;/td&gt;</text:p>
      <text:p text:style-name="Preformatted_20_Text"><text:bookmark text:name="line896"/>&lt;td&gt;&lt;time class="nowrap date-lien" datetime="2001-01-20" data-sort-value="2001-01-20"&gt;&lt;a href="<text:a xlink:type="simple" xlink:href="view-source:https://fr.wikipedia.org/wiki/20_janvier" text:style-name="Internet_20_link" text:visited-style-name="Visited_20_Internet_20_Link">/wiki/20_janvier</text:a>" title="20 janvier"&gt;20&lt;/a&gt; &lt;a href="<text:a xlink:type="simple" xlink:href="view-source:https://fr.wikipedia.org/wiki/Janvier_2001" text:style-name="Internet_20_link" text:visited-style-name="Visited_20_Internet_20_Link">/wiki/Janvier_2001</text:a>" title="Janvier 2001"&gt;janvier&lt;/a&gt; &lt;a href="<text:a xlink:type="simple" xlink:href="view-source:https://fr.wikipedia.org/wiki/2001" text:style-name="Internet_20_link" text:visited-style-name="Visited_20_Internet_20_Link">/wiki/2001</text:a>" title="2001"&gt;2001&lt;/a&gt;&lt;/time&gt;</text:p>
      <text:p text:style-name="Preformatted_20_Text"><text:bookmark text:name="line897"/>&lt;/td&gt;</text:p>
      <text:p text:style-name="Preformatted_20_Text"><text:bookmark text:name="line898"/>&lt;td&gt;&lt;span data-sort-value="&amp;amp;&amp;amp;&amp;amp;&amp;amp;&amp;amp;&amp;amp;&amp;amp;&amp;amp;&amp;amp;&amp;amp;&amp;amp;02922" class="datasortkey"&gt;8&amp;#160;ans&lt;/span&gt;</text:p>
      <text:p text:style-name="Preformatted_20_Text"><text:bookmark text:name="line899"/>&lt;/td&gt;</text:p>
      <text:p text:style-name="Preformatted_20_Text"><text:bookmark text:name="line900"/>&lt;td&gt;Fin de mandat</text:p>
      <text:p text:style-name="Preformatted_20_Text"><text:bookmark text:name="line901"/>&lt;/td&gt;</text:p>
      <text:p text:style-name="Preformatted_20_Text"><text:bookmark text:name="line902"/><text:soft-page-break/>&lt;td&gt;&lt;a href="<text:a xlink:type="simple" xlink:href="view-source:https://fr.wikipedia.org/wiki/Parti_démocrate_(États-Unis)" text:style-name="Internet_20_link" text:visited-style-name="Visited_20_Internet_20_Link">/wiki/Parti_d%C3%A9mocrate_(%C3%89tats-Unis)</text:a>" title="Parti démocrate (États-Unis)"&gt;Démocrate&lt;/a&gt;</text:p>
      <text:p text:style-name="Preformatted_20_Text"><text:bookmark text:name="line903"/>&lt;/td&gt;</text:p>
      <text:p text:style-name="Preformatted_20_Text"><text:bookmark text:name="line904"/>&lt;td&gt;Ancien &lt;a href="<text:a xlink:type="simple" xlink:href="view-source:https://fr.wikipedia.org/wiki/Liste_des_gouverneurs_de_l%27Arkansas" text:style-name="Internet_20_link" text:visited-style-name="Visited_20_Internet_20_Link">/wiki/Liste_des_gouverneurs_de_l%27Arkansas</text:a>" title="Liste des gouverneurs de l&amp;#39;Arkansas"&gt;gouverneur de l'Arkansas&lt;/a&gt;. &lt;a href="<text:a xlink:type="simple" xlink:href="view-source:https://fr.wikipedia.org/wiki/Élection_présidentielle_américaine_de_1992" text:style-name="Internet_20_link" text:visited-style-name="Visited_20_Internet_20_Link">/wiki/%C3%89lection_pr%C3%A9sidentielle_am%C3%A9ricaine_de_1992</text:a>" title="Élection présidentielle américaine de 1992"&gt;Élu&lt;/a&gt; en &lt;a href="<text:a xlink:type="simple" xlink:href="view-source:https://fr.wikipedia.org/wiki/1992" text:style-name="Internet_20_link" text:visited-style-name="Visited_20_Internet_20_Link">/wiki/1992</text:a>" title="1992"&gt;1992&lt;/a&gt; avec une majorité relative des suffrages, sa promesse de réformer le système de santé et de couverture médicale se heurte à l'hostilité du &lt;a href="<text:a xlink:type="simple" xlink:href="view-source:https://fr.wikipedia.org/wiki/Congrès_des_États-Unis" text:style-name="Internet_20_link" text:visited-style-name="Visited_20_Internet_20_Link">/wiki/Congr%C3%A8s_des_%C3%89tats-Unis</text:a>" title="Congrès des États-Unis"&gt;Congrès&lt;/a&gt; et se solde par un échec, en partie en raison de sa complexité et de son aspect institutionnel&lt;sup id="cite_ref-20" class="reference"&gt;&lt;a href="<text:a xlink:type="simple" xlink:href="view-source:https://fr.wikipedia.org/wiki/Liste_des_présidents_des_États-Unis#cite_note-20" text:style-name="Internet_20_link" text:visited-style-name="Visited_20_Internet_20_Link">#cite_note-20</text:a>"&gt;&lt;span class="cite_crochet"&gt;[&lt;/span&gt;15&lt;span class="cite_crochet"&gt;]&lt;/span&gt;&lt;/a&gt;&lt;/sup&gt;. Son premier mandat est également marqué par les &lt;a href="<text:a xlink:type="simple" xlink:href="view-source:https://fr.wikipedia.org/wiki/Accords_d%27Oslo" text:style-name="Internet_20_link" text:visited-style-name="Visited_20_Internet_20_Link">/wiki/Accords_d%27Oslo</text:a>" title="Accords d&amp;#39;Oslo"&gt;accords d'Oslo&lt;/a&gt; (accords de Washington signés le 13 septembre 1993), l'intervention de l'armée américaine en &lt;a href="<text:a xlink:type="simple" xlink:href="view-source:https://fr.wikipedia.org/wiki/Haïti" text:style-name="Internet_20_link" text:visited-style-name="Visited_20_Internet_20_Link">/wiki/Ha%C3%AFti</text:a>" title="Haïti"&gt;Haïti&lt;/a&gt;. Clinton est &lt;a href="<text:a xlink:type="simple" xlink:href="view-source:https://fr.wikipedia.org/wiki/Élection_présidentielle_américaine_de_1996" text:style-name="Internet_20_link" text:visited-style-name="Visited_20_Internet_20_Link">/wiki/%C3%89lection_pr%C3%A9sidentielle_am%C3%A9ricaine_de_1996</text:a>" title="Élection présidentielle américaine de 1996"&gt;réélu&lt;/a&gt; en &lt;a href="<text:a xlink:type="simple" xlink:href="view-source:https://fr.wikipedia.org/wiki/1996" text:style-name="Internet_20_link" text:visited-style-name="Visited_20_Internet_20_Link">/wiki/1996</text:a>" title="1996"&gt;1996&lt;/a&gt;. Au cours de son deuxième mandat, des scandales politiques sont révélés tels le &lt;a href="<text:a xlink:type="simple" xlink:href="view-source:https://fr.wikipedia.org/wiki/Scandale_Whitewater" text:style-name="Internet_20_link" text:visited-style-name="Visited_20_Internet_20_Link">/wiki/Scandale_Whitewater</text:a>" class="mw-redirect" title="Scandale Whitewater"&gt;Whitewater&lt;/a&gt;, le travelgate, le filegate, le scandale sur le financement de sa campagne présidentielle et d'autres liés à des affaires privées (le bimbogate)&amp;#160;: affaires &lt;a href="<text:a xlink:type="simple" xlink:href="view-source:https://fr.wikipedia.org/wiki/Gennifer_Flowers" text:style-name="Internet_20_link" text:visited-style-name="Visited_20_Internet_20_Link">/wiki/Gennifer_Flowers</text:a>" title="Gennifer Flowers"&gt;Gennifer Flowers&lt;/a&gt;, &lt;a href="<text:a xlink:type="simple" xlink:href="view-source:https://fr.wikipedia.org/wiki/Paula_Jones" text:style-name="Internet_20_link" text:visited-style-name="Visited_20_Internet_20_Link">/wiki/Paula_Jones</text:a>" title="Paula Jones"&gt;Paula Jones&lt;/a&gt;, &lt;a href="<text:a xlink:type="simple" xlink:href="view-source:https://fr.wikipedia.org/wiki/Kathleen_Willey" text:style-name="Internet_20_link" text:visited-style-name="Visited_20_Internet_20_Link">/wiki/Kathleen_Willey</text:a>" title="Kathleen Willey"&gt;Kathleen Willey&lt;/a&gt;, &lt;a href="<text:a xlink:type="simple" xlink:href="view-source:https://fr.wikipedia.org/wiki/Monica_Lewinsky" text:style-name="Internet_20_link" text:visited-style-name="Visited_20_Internet_20_Link">/wiki/Monica_Lewinsky</text:a>" title="Monica Lewinsky"&gt;Monica Lewinsky&lt;/a&gt;, etc). À la suite de l'&lt;a href="<text:a xlink:type="simple" xlink:href="view-source:https://fr.wikipedia.org/wiki/Monica_Lewinsky#Affaire_Lewinsky" text:style-name="Internet_20_link" text:visited-style-name="Visited_20_Internet_20_Link">/wiki/Monica_Lewinsky#Affaire_Lewinsky</text:a>" title="Monica Lewinsky"&gt;affaire Lewinsky&lt;/a&gt;, il est l'objet devant le Congrès d'une procédure d'&lt;a href="<text:a xlink:type="simple" xlink:href="view-source:https://fr.wikipedia.org/wiki/Impeachment" text:style-name="Internet_20_link" text:visited-style-name="Visited_20_Internet_20_Link">/wiki/Impeachment</text:a>" title="Impeachment"&gt;impeachment&lt;/a&gt; qui aboutit, faisant de lui le second président américain à être &lt;i&gt;impeached&lt;/i&gt;. Mais là encore, le Sénat ne trouve pas de majorité des 2/3 pour le destituer. Son deuxième mandat est également marqué par les attentats contre les ambassades américaines au &lt;a href="<text:a xlink:type="simple" xlink:href="view-source:https://fr.wikipedia.org/wiki/Kenya" text:style-name="Internet_20_link" text:visited-style-name="Visited_20_Internet_20_Link">/wiki/Kenya</text:a>" title="Kenya"&gt;Kenya&lt;/a&gt; et en &lt;a href="<text:a xlink:type="simple" xlink:href="view-source:https://fr.wikipedia.org/wiki/Tanzanie" text:style-name="Internet_20_link" text:visited-style-name="Visited_20_Internet_20_Link">/wiki/Tanzanie</text:a>" title="Tanzanie"&gt;Tanzanie&lt;/a&gt; en 1998, l'&lt;a href="<text:a xlink:type="simple" xlink:href="view-source:https://fr.wikipedia.org/wiki/Opération_Desert_Fox" text:style-name="Internet_20_link" text:visited-style-name="Visited_20_Internet_20_Link">/wiki/Op%C3%A9ration_Desert_Fox</text:a>" title="Opération Desert Fox"&gt;opération &lt;i&gt;Renard du désert&lt;/i&gt;&lt;/a&gt; en Irak fin 1998 (sans mandat de l'ONU), l'intervention des troupes de l'&lt;a href="<text:a xlink:type="simple" xlink:href="view-source:https://fr.wikipedia.org/wiki/OTAN" text:style-name="Internet_20_link" text:visited-style-name="Visited_20_Internet_20_Link">/wiki/OTAN</text:a>" class="mw-redirect" title="OTAN"&gt;OTAN&lt;/a&gt; dans la &lt;a href="<text:a xlink:type="simple" xlink:href="view-source:https://fr.wikipedia.org/wiki/Guerre_du_Kosovo" text:style-name="Internet_20_link" text:visited-style-name="Visited_20_Internet_20_Link">/wiki/Guerre_du_Kosovo</text:a>" title="Guerre du Kosovo"&gt;guerre du Kosovo&lt;/a&gt;. Durant son mandat, les États-Unis bénéficient d'une embellie économique marquée par un &lt;a href="<text:a xlink:type="simple" xlink:href="view-source:https://fr.wikipedia.org/wiki/Excédent_budgétaire" text:style-name="Internet_20_link" text:visited-style-name="Visited_20_Internet_20_Link">/wiki/Exc%C3%A9dent_budg%C3%A9taire</text:a>" title="Excédent budgétaire"&gt;excédent budgétaire&lt;/a&gt; et un taux de &lt;a href="<text:a xlink:type="simple" xlink:href="view-source:https://fr.wikipedia.org/wiki/Chômage" text:style-name="Internet_20_link" text:visited-style-name="Visited_20_Internet_20_Link">/wiki/Ch%C3%B4mage</text:a>" title="Chômage"&gt;chômage&lt;/a&gt; au plus bas en 30 ans.</text:p>
      <text:p text:style-name="Preformatted_20_Text"><text:bookmark text:name="line905"/>&lt;/td&gt;&lt;/tr&gt;</text:p>
      <text:p text:style-name="Preformatted_20_Text"><text:bookmark text:name="line906"/>&lt;tr&gt;</text:p>
      <text:p text:style-name="Preformatted_20_Text"><text:bookmark text:name="line907"/>&lt;td style="background-color: #dd0000"&gt;&lt;b&gt;43&lt;/b&gt;</text:p>
      <text:p text:style-name="Preformatted_20_Text"><text:bookmark text:name="line908"/>&lt;/td&gt;</text:p>
      <text:p text:style-name="Preformatted_20_Text"><text:bookmark text:name="line909"/>&lt;td&gt;&lt;b&gt;&lt;a href="<text:a xlink:type="simple" xlink:href="view-source:https://fr.wikipedia.org/wiki/George_W._Bush" text:style-name="Internet_20_link" text:visited-style-name="Visited_20_Internet_20_Link">/wiki/George_W._Bush</text:a>" title="George W. Bush"&gt;George W. Bush&lt;/a&gt;&lt;/b&gt;</text:p>
      <text:p text:style-name="Preformatted_20_Text"><text:bookmark text:name="line910"/>&lt;/td&gt;</text:p>
      <text:p text:style-name="Preformatted_20_Text"><text:bookmark text:name="line911"/>&lt;td&gt;&lt;a href="<text:a xlink:type="simple" xlink:href="view-source:https://fr.wikipedia.org/wiki/Fichier:George-W-Bush.jpeg" text:style-name="Internet_20_link" text:visited-style-name="Visited_20_Internet_20_Link">/wiki/Fichier:George-W-Bush.jpeg</text:a>" class="image"&gt;&lt;img alt="George-W-Bush.jpeg" src="<text:a xlink:type="simple" xlink:href="view-source:https://upload.wikimedia.org/wikipedia/commons/thumb/d/d4/George-W-Bush.jpeg/90px-George-W-Bush.jpeg" text:style-name="Internet_20_link" text:visited-style-name="Visited_20_Internet_20_Link">//upload.wikimedia.org/wikipedia/commons/thumb/d/d4/George-W-Bush.jpeg/90px-George-W-Bush.jpeg</text:a>" width="90" height="119" srcset="//upload.wikimedia.org/wikipedia/commons/thumb/d/d4/George-W-Bush.jpeg/135px-George-W-Bush.jpeg 1.5x, //upload.wikimedia.org/wikipedia/commons/thumb/d/d4/George-W-Bush.jpeg/180px-George-W-Bush.jpeg 2x" data-file-width="2267" data-file-height="3000" /&gt;&lt;/a&gt;</text:p>
      <text:p text:style-name="Preformatted_20_Text"><text:bookmark text:name="line912"/>&lt;/td&gt;</text:p>
      <text:p text:style-name="Preformatted_20_Text"><text:bookmark text:name="line913"/><text:soft-page-break/>&lt;td&gt;&lt;time class="nowrap date-lien" datetime="2001-01-20" data-sort-value="2001-01-20"&gt;&lt;a href="<text:a xlink:type="simple" xlink:href="view-source:https://fr.wikipedia.org/wiki/20_janvier" text:style-name="Internet_20_link" text:visited-style-name="Visited_20_Internet_20_Link">/wiki/20_janvier</text:a>" title="20 janvier"&gt;20&lt;/a&gt; &lt;a href="<text:a xlink:type="simple" xlink:href="view-source:https://fr.wikipedia.org/wiki/Janvier_2001" text:style-name="Internet_20_link" text:visited-style-name="Visited_20_Internet_20_Link">/wiki/Janvier_2001</text:a>" title="Janvier 2001"&gt;janvier&lt;/a&gt; &lt;a href="<text:a xlink:type="simple" xlink:href="view-source:https://fr.wikipedia.org/wiki/2001" text:style-name="Internet_20_link" text:visited-style-name="Visited_20_Internet_20_Link">/wiki/2001</text:a>" title="2001"&gt;2001&lt;/a&gt;&lt;/time&gt;</text:p>
      <text:p text:style-name="Preformatted_20_Text"><text:bookmark text:name="line914"/>&lt;/td&gt;</text:p>
      <text:p text:style-name="Preformatted_20_Text"><text:bookmark text:name="line915"/>&lt;td&gt;&lt;time class="nowrap date-lien" datetime="2009-01-20" data-sort-value="2009-01-20"&gt;&lt;a href="<text:a xlink:type="simple" xlink:href="view-source:https://fr.wikipedia.org/wiki/20_janvier" text:style-name="Internet_20_link" text:visited-style-name="Visited_20_Internet_20_Link">/wiki/20_janvier</text:a>" title="20 janvier"&gt;20&lt;/a&gt; &lt;a href="<text:a xlink:type="simple" xlink:href="view-source:https://fr.wikipedia.org/wiki/Janvier_2009" text:style-name="Internet_20_link" text:visited-style-name="Visited_20_Internet_20_Link">/wiki/Janvier_2009</text:a>" title="Janvier 2009"&gt;janvier&lt;/a&gt; &lt;a href="<text:a xlink:type="simple" xlink:href="view-source:https://fr.wikipedia.org/wiki/2009" text:style-name="Internet_20_link" text:visited-style-name="Visited_20_Internet_20_Link">/wiki/2009</text:a>" title="2009"&gt;2009&lt;/a&gt;&lt;/time&gt;</text:p>
      <text:p text:style-name="Preformatted_20_Text"><text:bookmark text:name="line916"/>&lt;/td&gt;</text:p>
      <text:p text:style-name="Preformatted_20_Text"><text:bookmark text:name="line917"/>&lt;td&gt;&lt;span data-sort-value="&amp;amp;&amp;amp;&amp;amp;&amp;amp;&amp;amp;&amp;amp;&amp;amp;&amp;amp;&amp;amp;&amp;amp;&amp;amp;02922" class="datasortkey"&gt;8&amp;#160;ans&lt;/span&gt;</text:p>
      <text:p text:style-name="Preformatted_20_Text"><text:bookmark text:name="line918"/>&lt;/td&gt;</text:p>
      <text:p text:style-name="Preformatted_20_Text"><text:bookmark text:name="line919"/>&lt;td&gt;Fin de mandat</text:p>
      <text:p text:style-name="Preformatted_20_Text"><text:bookmark text:name="line920"/>&lt;/td&gt;</text:p>
      <text:p text:style-name="Preformatted_20_Text"><text:bookmark text:name="line921"/>&lt;td&gt;&lt;a href="<text:a xlink:type="simple" xlink:href="view-source:https://fr.wikipedia.org/wiki/Parti_républicain_(États-Unis)" text:style-name="Internet_20_link" text:visited-style-name="Visited_20_Internet_20_Link">/wiki/Parti_r%C3%A9publicain_(%C3%89tats-Unis)</text:a>" title="Parti républicain (États-Unis)"&gt;Républicain&lt;/a&gt;</text:p>
      <text:p text:style-name="Preformatted_20_Text"><text:bookmark text:name="line922"/>&lt;/td&gt;</text:p>
      <text:p text:style-name="Preformatted_20_Text"><text:bookmark text:name="line923"/>&lt;td&gt;Fils du &lt;abbr class="abbr" title="Quarante et unième"&gt;41&lt;sup&gt;e&lt;/sup&gt;&lt;/abbr&gt;&amp;#160;président et ancien &lt;a href="<text:a xlink:type="simple" xlink:href="view-source:https://fr.wikipedia.org/wiki/Gouverneur_du_Texas" text:style-name="Internet_20_link" text:visited-style-name="Visited_20_Internet_20_Link">/wiki/Gouverneur_du_Texas</text:a>" class="mw-redirect" title="Gouverneur du Texas"&gt;gouverneur du Texas&lt;/a&gt;, il est, en &lt;a href="<text:a xlink:type="simple" xlink:href="view-source:https://fr.wikipedia.org/wiki/2000" text:style-name="Internet_20_link" text:visited-style-name="Visited_20_Internet_20_Link">/wiki/2000</text:a>" title="2000"&gt;2000&lt;/a&gt;, le quatrième candidat à la présidence à &lt;a href="<text:a xlink:type="simple" xlink:href="view-source:https://fr.wikipedia.org/wiki/Élection_présidentielle_américaine_de_2000" text:style-name="Internet_20_link" text:visited-style-name="Visited_20_Internet_20_Link">/wiki/%C3%89lection_pr%C3%A9sidentielle_am%C3%A9ricaine_de_2000</text:a>" title="Élection présidentielle américaine de 2000"&gt;accéder&lt;/a&gt; à la &lt;a href="<text:a xlink:type="simple" xlink:href="view-source:https://fr.wikipedia.org/wiki/Maison-Blanche" text:style-name="Internet_20_link" text:visited-style-name="Visited_20_Internet_20_Link">/wiki/Maison-Blanche</text:a>" title="Maison-Blanche"&gt;Maison-Blanche&lt;/a&gt; en étant minoritaire en voix&lt;sup id="cite_ref-21" class="reference"&gt;&lt;a href="<text:a xlink:type="simple" xlink:href="view-source:https://fr.wikipedia.org/wiki/Liste_des_présidents_des_États-Unis#cite_note-21" text:style-name="Internet_20_link" text:visited-style-name="Visited_20_Internet_20_Link">#cite_note-21</text:a>"&gt;&lt;span class="cite_crochet"&gt;[&lt;/span&gt;note 6&lt;span class="cite_crochet"&gt;]&lt;/span&gt;&lt;/a&gt;&lt;/sup&gt;. Son premier mandat est marqué par les &lt;a href="<text:a xlink:type="simple" xlink:href="view-source:https://fr.wikipedia.org/wiki/Attentats_du_11_septembre_2001" text:style-name="Internet_20_link" text:visited-style-name="Visited_20_Internet_20_Link">/wiki/Attentats_du_11_septembre_2001</text:a>" title="Attentats du 11 septembre 2001"&gt;attentats du 11 septembre 2001&lt;/a&gt;, la &lt;a href="<text:a xlink:type="simple" xlink:href="view-source:https://fr.wikipedia.org/wiki/Guerre_contre_le_terrorisme" text:style-name="Internet_20_link" text:visited-style-name="Visited_20_Internet_20_Link">/wiki/Guerre_contre_le_terrorisme</text:a>" title="Guerre contre le terrorisme"&gt;guerre contre le terrorisme&lt;/a&gt;, le &lt;i&gt;&lt;a href="<text:a xlink:type="simple" xlink:href="view-source:https://fr.wikipedia.org/wiki/Patriot_Act" text:style-name="Internet_20_link" text:visited-style-name="Visited_20_Internet_20_Link">/wiki/Patriot_Act</text:a>" class="mw-redirect" title="Patriot Act"&gt;Patriot Act&lt;/a&gt;&lt;/i&gt;, le développement du &lt;a href="<text:a xlink:type="simple" xlink:href="view-source:https://fr.wikipedia.org/wiki/Bouclier_antimissile" text:style-name="Internet_20_link" text:visited-style-name="Visited_20_Internet_20_Link">/wiki/Bouclier_antimissile</text:a>" class="mw-redirect" title="Bouclier antimissile"&gt;Bouclier antimissile&lt;/a&gt;, les guerres d'&lt;a href="<text:a xlink:type="simple" xlink:href="view-source:https://fr.wikipedia.org/wiki/Afghanistan" text:style-name="Internet_20_link" text:visited-style-name="Visited_20_Internet_20_Link">/wiki/Afghanistan</text:a>" title="Afghanistan"&gt;Afghanistan&lt;/a&gt; et d'&lt;a href="<text:a xlink:type="simple" xlink:href="view-source:https://fr.wikipedia.org/wiki/Irak" text:style-name="Internet_20_link" text:visited-style-name="Visited_20_Internet_20_Link">/wiki/Irak</text:a>" title="Irak"&gt;Irak&lt;/a&gt; et l'ouverture du &lt;a href="<text:a xlink:type="simple" xlink:href="view-source:https://fr.wikipedia.org/wiki/Camp_de_Guantanamo" text:style-name="Internet_20_link" text:visited-style-name="Visited_20_Internet_20_Link">/wiki/Camp_de_Guantanamo</text:a>" class="mw-redirect" title="Camp de Guantanamo"&gt;camp de Guantanamo&lt;/a&gt;. &lt;a href="<text:a xlink:type="simple" xlink:href="view-source:https://fr.wikipedia.org/wiki/Élection_présidentielle_américaine_de_2004" text:style-name="Internet_20_link" text:visited-style-name="Visited_20_Internet_20_Link">/wiki/%C3%89lection_pr%C3%A9sidentielle_am%C3%A9ricaine_de_2004</text:a>" title="Élection présidentielle américaine de 2004"&gt;Réélu&lt;/a&gt; en &lt;a href="<text:a xlink:type="simple" xlink:href="view-source:https://fr.wikipedia.org/wiki/2004" text:style-name="Internet_20_link" text:visited-style-name="Visited_20_Internet_20_Link">/wiki/2004</text:a>" title="2004"&gt;2004&lt;/a&gt;, cette fois avec la majorité absolue des suffrages populaires, son second mandat est marqué par les conséquences de la &lt;a href="<text:a xlink:type="simple" xlink:href="view-source:https://fr.wikipedia.org/wiki/Guerre_en_Irak" text:style-name="Internet_20_link" text:visited-style-name="Visited_20_Internet_20_Link">/wiki/Guerre_en_Irak</text:a>" class="mw-redirect" title="Guerre en Irak"&gt;Guerre en Irak&lt;/a&gt;, la gestion controversée du &lt;a href="<text:a xlink:type="simple" xlink:href="view-source:https://fr.wikipedia.org/wiki/Cyclone_Katrina" text:style-name="Internet_20_link" text:visited-style-name="Visited_20_Internet_20_Link">/wiki/Cyclone_Katrina</text:a>" class="mw-redirect" title="Cyclone Katrina"&gt;cyclone Katrina&lt;/a&gt; en &lt;a href="<text:a xlink:type="simple" xlink:href="view-source:https://fr.wikipedia.org/wiki/Louisiane" text:style-name="Internet_20_link" text:visited-style-name="Visited_20_Internet_20_Link">/wiki/Louisiane</text:a>" title="Louisiane"&gt;Louisiane&lt;/a&gt; en &lt;a href="<text:a xlink:type="simple" xlink:href="view-source:https://fr.wikipedia.org/wiki/2005" text:style-name="Internet_20_link" text:visited-style-name="Visited_20_Internet_20_Link">/wiki/2005</text:a>" title="2005"&gt;2005&lt;/a&gt;, la gestion difficile du conflit israélo-palestinien et par l'adoption du &lt;a href="<text:a xlink:type="simple" xlink:href="view-source:https://fr.wikipedia.org/wiki/Plan_Paulson" text:style-name="Internet_20_link" text:visited-style-name="Visited_20_Internet_20_Link">/wiki/Plan_Paulson</text:a>" title="Plan Paulson"&gt;plan Paulson&lt;/a&gt; pour relancer l'économie américaine à la suite d'une &lt;a href="<text:a xlink:type="simple" xlink:href="view-source:https://fr.wikipedia.org/wiki/Crise_financière_de_2008" text:style-name="Internet_20_link" text:visited-style-name="Visited_20_Internet_20_Link">/wiki/Crise_financi%C3%A8re_de_2008</text:a>" class="mw-redirect" title="Crise financière de 2008"&gt;crise financière&lt;/a&gt; débutée par la &lt;a href="<text:a xlink:type="simple" xlink:href="view-source:https://fr.wikipedia.org/wiki/Crise_des_subprimes" text:style-name="Internet_20_link" text:visited-style-name="Visited_20_Internet_20_Link">/wiki/Crise_des_subprimes</text:a>" title="Crise des subprimes"&gt;crise des subprimes&lt;/a&gt; en &lt;a href="<text:a xlink:type="simple" xlink:href="view-source:https://fr.wikipedia.org/wiki/2007" text:style-name="Internet_20_link" text:visited-style-name="Visited_20_Internet_20_Link">/wiki/2007</text:a>" title="2007"&gt;2007&lt;/a&gt;. Après avoir atteint les sommets de la popularité à la fin de l'année 2001, il a atteint les profondeurs inverses à la fin de son mandat&lt;sup id="cite_ref-22" class="reference"&gt;&lt;a href="<text:a xlink:type="simple" xlink:href="view-source:https://fr.wikipedia.org/wiki/Liste_des_présidents_des_États-Unis#cite_note-22" text:style-name="Internet_20_link" text:visited-style-name="Visited_20_Internet_20_Link">#cite_note-22</text:a>"&gt;&lt;span class="cite_crochet"&gt;[&lt;/span&gt;16&lt;span class="cite_crochet"&gt;]&lt;/span&gt;&lt;/a&gt;&lt;/sup&gt;.</text:p>
      <text:p text:style-name="Preformatted_20_Text"><text:bookmark text:name="line924"/>&lt;/td&gt;&lt;/tr&gt;</text:p>
      <text:p text:style-name="Preformatted_20_Text"><text:bookmark text:name="line925"/>&lt;tr&gt;</text:p>
      <text:p text:style-name="Preformatted_20_Text"><text:bookmark text:name="line926"/><text:soft-page-break/>&lt;td style="background-color: #2C75FF"&gt;&lt;b&gt;44&lt;/b&gt;</text:p>
      <text:p text:style-name="Preformatted_20_Text"><text:bookmark text:name="line927"/>&lt;/td&gt;</text:p>
      <text:p text:style-name="Preformatted_20_Text"><text:bookmark text:name="line928"/>&lt;td&gt;&lt;b&gt;&lt;a href="<text:a xlink:type="simple" xlink:href="view-source:https://fr.wikipedia.org/wiki/Barack_Obama" text:style-name="Internet_20_link" text:visited-style-name="Visited_20_Internet_20_Link">/wiki/Barack_Obama</text:a>" title="Barack Obama"&gt;Barack Obama&lt;/a&gt;&lt;/b&gt;</text:p>
      <text:p text:style-name="Preformatted_20_Text"><text:bookmark text:name="line929"/>&lt;/td&gt;</text:p>
      <text:p text:style-name="Preformatted_20_Text"><text:bookmark text:name="line930"/>&lt;td&gt;&lt;a href="<text:a xlink:type="simple" xlink:href="view-source:https://fr.wikipedia.org/wiki/Fichier:President_Barack_Obama.jpg" text:style-name="Internet_20_link" text:visited-style-name="Visited_20_Internet_20_Link">/wiki/Fichier:President_Barack_Obama.jpg</text:a>" class="image"&gt;&lt;img alt="President Barack Obama.jpg" src="<text:a xlink:type="simple" xlink:href="view-source:https://upload.wikimedia.org/wikipedia/commons/thumb/8/8d/President_Barack_Obama.jpg/90px-President_Barack_Obama.jpg" text:style-name="Internet_20_link" text:visited-style-name="Visited_20_Internet_20_Link">//upload.wikimedia.org/wikipedia/commons/thumb/8/8d/President_Barack_Obama.jpg/90px-President_Barack_Obama.jpg</text:a>" width="90" height="112" srcset="//upload.wikimedia.org/wikipedia/commons/thumb/8/8d/President_Barack_Obama.jpg/134px-President_Barack_Obama.jpg 1.5x, //upload.wikimedia.org/wikipedia/commons/thumb/8/8d/President_Barack_Obama.jpg/179px-President_Barack_Obama.jpg 2x" data-file-width="2687" data-file-height="3356" /&gt;&lt;/a&gt;</text:p>
      <text:p text:style-name="Preformatted_20_Text"><text:bookmark text:name="line931"/>&lt;/td&gt;</text:p>
      <text:p text:style-name="Preformatted_20_Text"><text:bookmark text:name="line932"/>&lt;td&gt;&lt;time class="nowrap date-lien" datetime="2009-01-20" data-sort-value="2009-01-20"&gt;&lt;a href="<text:a xlink:type="simple" xlink:href="view-source:https://fr.wikipedia.org/wiki/20_janvier" text:style-name="Internet_20_link" text:visited-style-name="Visited_20_Internet_20_Link">/wiki/20_janvier</text:a>" title="20 janvier"&gt;20&lt;/a&gt; &lt;a href="<text:a xlink:type="simple" xlink:href="view-source:https://fr.wikipedia.org/wiki/Janvier_2009" text:style-name="Internet_20_link" text:visited-style-name="Visited_20_Internet_20_Link">/wiki/Janvier_2009</text:a>" title="Janvier 2009"&gt;janvier&lt;/a&gt; &lt;a href="<text:a xlink:type="simple" xlink:href="view-source:https://fr.wikipedia.org/wiki/2009" text:style-name="Internet_20_link" text:visited-style-name="Visited_20_Internet_20_Link">/wiki/2009</text:a>" title="2009"&gt;2009&lt;/a&gt;&lt;/time&gt;</text:p>
      <text:p text:style-name="Preformatted_20_Text"><text:bookmark text:name="line933"/>&lt;/td&gt;</text:p>
      <text:p text:style-name="Preformatted_20_Text"><text:bookmark text:name="line934"/>&lt;td&gt;&lt;time class="nowrap date-lien" datetime="2017-01-20" data-sort-value="2017-01-20"&gt;&lt;a href="<text:a xlink:type="simple" xlink:href="view-source:https://fr.wikipedia.org/wiki/20_janvier" text:style-name="Internet_20_link" text:visited-style-name="Visited_20_Internet_20_Link">/wiki/20_janvier</text:a>" title="20 janvier"&gt;20&lt;/a&gt; &lt;a href="<text:a xlink:type="simple" xlink:href="view-source:https://fr.wikipedia.org/wiki/Janvier_2017" text:style-name="Internet_20_link" text:visited-style-name="Visited_20_Internet_20_Link">/wiki/Janvier_2017</text:a>" title="Janvier 2017"&gt;janvier&lt;/a&gt; &lt;a href="<text:a xlink:type="simple" xlink:href="view-source:https://fr.wikipedia.org/wiki/2017" text:style-name="Internet_20_link" text:visited-style-name="Visited_20_Internet_20_Link">/wiki/2017</text:a>" title="2017"&gt;2017&lt;/a&gt;&lt;/time&gt;</text:p>
      <text:p text:style-name="Preformatted_20_Text"><text:bookmark text:name="line935"/>&lt;/td&gt;</text:p>
      <text:p text:style-name="Preformatted_20_Text"><text:bookmark text:name="line936"/>&lt;td&gt;&lt;span data-sort-value="&amp;amp;&amp;amp;&amp;amp;&amp;amp;&amp;amp;&amp;amp;&amp;amp;&amp;amp;&amp;amp;&amp;amp;&amp;amp;02922" class="datasortkey"&gt;8&amp;#160;ans&lt;/span&gt;</text:p>
      <text:p text:style-name="Preformatted_20_Text"><text:bookmark text:name="line937"/>&lt;/td&gt;</text:p>
      <text:p text:style-name="Preformatted_20_Text"><text:bookmark text:name="line938"/>&lt;td&gt;Fin de mandat</text:p>
      <text:p text:style-name="Preformatted_20_Text"><text:bookmark text:name="line939"/>&lt;/td&gt;</text:p>
      <text:p text:style-name="Preformatted_20_Text"><text:bookmark text:name="line940"/>&lt;td&gt;&lt;a href="<text:a xlink:type="simple" xlink:href="view-source:https://fr.wikipedia.org/wiki/Parti_démocrate_(États-Unis)" text:style-name="Internet_20_link" text:visited-style-name="Visited_20_Internet_20_Link">/wiki/Parti_d%C3%A9mocrate_(%C3%89tats-Unis)</text:a>" title="Parti démocrate (États-Unis)"&gt;Démocrate&lt;/a&gt;</text:p>
      <text:p text:style-name="Preformatted_20_Text"><text:bookmark text:name="line941"/>&lt;/td&gt;</text:p>
      <text:p text:style-name="Preformatted_20_Text"><text:bookmark text:name="line942"/>&lt;td&gt;Sénateur de l'&lt;a href="<text:a xlink:type="simple" xlink:href="view-source:https://fr.wikipedia.org/wiki/Illinois" text:style-name="Internet_20_link" text:visited-style-name="Visited_20_Internet_20_Link">/wiki/Illinois</text:a>" title="Illinois"&gt;Illinois&lt;/a&gt; de 2004 à 2009, fils d'un &lt;a href="<text:a xlink:type="simple" xlink:href="view-source:https://fr.wikipedia.org/wiki/Kenya" text:style-name="Internet_20_link" text:visited-style-name="Visited_20_Internet_20_Link">/wiki/Kenya</text:a>" title="Kenya"&gt;Kényan&lt;/a&gt; &lt;a href="<text:a xlink:type="simple" xlink:href="view-source:https://fr.wikipedia.org/wiki/Noir_(humain)" text:style-name="Internet_20_link" text:visited-style-name="Visited_20_Internet_20_Link">/wiki/Noir_(humain)</text:a>" title="Noir (humain)"&gt;noir&lt;/a&gt; et d'une Américaine &lt;a href="<text:a xlink:type="simple" xlink:href="view-source:https://fr.wikipedia.org/wiki/Blanc_(humain)" text:style-name="Internet_20_link" text:visited-style-name="Visited_20_Internet_20_Link">/wiki/Blanc_(humain)</text:a>" title="Blanc (humain)"&gt;blanche&lt;/a&gt;, il &lt;a href="<text:a xlink:type="simple" xlink:href="view-source:https://fr.wikipedia.org/wiki/Élection_présidentielle_américaine_de_2008" text:style-name="Internet_20_link" text:visited-style-name="Visited_20_Internet_20_Link">/wiki/%C3%89lection_pr%C3%A9sidentielle_am%C3%A9ricaine_de_2008</text:a>" title="Élection présidentielle américaine de 2008"&gt;devient&lt;/a&gt; le premier président &lt;a href="<text:a xlink:type="simple" xlink:href="view-source:https://fr.wikipedia.org/wiki/Afro-Américains" text:style-name="Internet_20_link" text:visited-style-name="Visited_20_Internet_20_Link">/wiki/Afro-Am%C3%A9ricains</text:a>" title="Afro-Américains"&gt;noir&lt;/a&gt; et le quatrième à recevoir le &lt;a href="<text:a xlink:type="simple" xlink:href="view-source:https://fr.wikipedia.org/wiki/Prix_Nobel_de_la_paix" text:style-name="Internet_20_link" text:visited-style-name="Visited_20_Internet_20_Link">/wiki/Prix_Nobel_de_la_paix</text:a>" title="Prix Nobel de la paix"&gt;prix Nobel de la paix&lt;/a&gt; en &lt;a href="<text:a xlink:type="simple" xlink:href="view-source:https://fr.wikipedia.org/wiki/2009" text:style-name="Internet_20_link" text:visited-style-name="Visited_20_Internet_20_Link">/wiki/2009</text:a>" title="2009"&gt;2009&lt;/a&gt; et le troisième président à le recevoir en cours de mandat. En politique internationale, le début de sa &lt;a href="<text:a xlink:type="simple" xlink:href="view-source:https://fr.wikipedia.org/wiki/Présidence_de_Barack_Obama" text:style-name="Internet_20_link" text:visited-style-name="Visited_20_Internet_20_Link">/wiki/Pr%C3%A9sidence_de_Barack_Obama</text:a>" title="Présidence de Barack Obama"&gt;présidence&lt;/a&gt; est marquée par l'assouplissement de l'&lt;a href="<text:a xlink:type="simple" xlink:href="view-source:https://fr.wikipedia.org/wiki/Embargo_des_États-Unis_contre_Cuba" text:style-name="Internet_20_link" text:visited-style-name="Visited_20_Internet_20_Link">/wiki/Embargo_des_%C3%89tats-Unis_contre_Cuba</text:a>" title="Embargo des États-Unis contre Cuba"&gt;embargo des États-Unis contre Cuba&lt;/a&gt;&lt;sup id="cite_ref-23" class="reference"&gt;&lt;a href="<text:a xlink:type="simple" xlink:href="view-source:https://fr.wikipedia.org/wiki/Liste_des_présidents_des_États-Unis#cite_note-23" text:style-name="Internet_20_link" text:visited-style-name="Visited_20_Internet_20_Link">#cite_note-23</text:a>"&gt;&lt;span class="cite_crochet"&gt;[&lt;/span&gt;17&lt;span class="cite_crochet"&gt;]&lt;/span&gt;&lt;/a&gt;&lt;/sup&gt;, par la main tendue à l'&lt;a href="<text:a xlink:type="simple" xlink:href="view-source:https://fr.wikipedia.org/wiki/Iran" text:style-name="Internet_20_link" text:visited-style-name="Visited_20_Internet_20_Link">/wiki/Iran</text:a>" title="Iran"&gt;Iran&lt;/a&gt;&lt;sup id="cite_ref-24" class="reference"&gt;&lt;a href="<text:a xlink:type="simple" xlink:href="view-source:https://fr.wikipedia.org/wiki/Liste_des_présidents_des_États-Unis#cite_note-24" text:style-name="Internet_20_link" text:visited-style-name="Visited_20_Internet_20_Link">#cite_note-24</text:a>"&gt;&lt;span class="cite_crochet"&gt;[&lt;/span&gt;18&lt;span class="cite_crochet"&gt;]&lt;/span&gt;&lt;/a&gt;&lt;/sup&gt; aboutissant à l'&lt;a href="<text:a xlink:type="simple" xlink:href="view-source:https://fr.wikipedia.org/wiki/Accord_préliminaire_de_Genève_sur_le_programme_nucléaire_iranien" text:style-name="Internet_20_link" text:visited-style-name="Visited_20_Internet_20_Link">/wiki/Accord_pr%C3%A9liminaire_de_Gen%C3%A8ve_sur_le_programme_nucl%C3%A9aire_iranien</text:a>" title="Accord préliminaire de Genève sur le programme nucléaire iranien"&gt;Accord sur le nucléaire iranien&lt;/a&gt;, par le retrait progressif des troupes américaines d'Irak et le &lt;a href="<text:a xlink:type="simple" xlink:href="view-source:https://fr.wikipedia.org/wiki/Discours_du_Caire" text:style-name="Internet_20_link" text:visited-style-name="Visited_20_Internet_20_Link">/wiki/Discours_du_Caire</text:a>" class="mw-redirect" title="Discours du Caire"&gt;discours du Caire&lt;/a&gt;, par l'élimination d'&lt;a href="<text:a xlink:type="simple" xlink:href="view-source:https://fr.wikipedia.org/wiki/Oussama_ben_Laden" text:style-name="Internet_20_link" text:visited-style-name="Visited_20_Internet_20_Link">/wiki/Oussama_ben_Laden</text:a>" title="Oussama ben Laden"&gt;Oussama ben Laden&lt;/a&gt;, par le souhait de voir la &lt;a <text:soft-page-break/>href="<text:a xlink:type="simple" xlink:href="view-source:https://fr.wikipedia.org/wiki/Turquie" text:style-name="Internet_20_link" text:visited-style-name="Visited_20_Internet_20_Link">/wiki/Turquie</text:a>" title="Turquie"&gt;Turquie&lt;/a&gt; entrer dans l'Union européenne&lt;sup id="cite_ref-25" class="reference"&gt;&lt;a href="<text:a xlink:type="simple" xlink:href="view-source:https://fr.wikipedia.org/wiki/Liste_des_présidents_des_États-Unis#cite_note-25" text:style-name="Internet_20_link" text:visited-style-name="Visited_20_Internet_20_Link">#cite_note-25</text:a>"&gt;&lt;span class="cite_crochet"&gt;[&lt;/span&gt;19&lt;span class="cite_crochet"&gt;]&lt;/span&gt;&lt;/a&gt;&lt;/sup&gt; et par un discours portant sur l'élimination totale de toutes les armes nucléaires&lt;sup id="cite_ref-26" class="reference"&gt;&lt;a href="<text:a xlink:type="simple" xlink:href="view-source:https://fr.wikipedia.org/wiki/Liste_des_présidents_des_États-Unis#cite_note-26" text:style-name="Internet_20_link" text:visited-style-name="Visited_20_Internet_20_Link">#cite_note-26</text:a>"&gt;&lt;span class="cite_crochet"&gt;[&lt;/span&gt;20&lt;span class="cite_crochet"&gt;]&lt;/span&gt;&lt;/a&gt;&lt;/sup&gt;. En politique interne, sa présidence est marquée par une &lt;a href="<text:a xlink:type="simple" xlink:href="view-source:https://fr.wikipedia.org/wiki/Dodd–Frank_Wall_Street_Reform_and_Consumer_Protection_Act" text:style-name="Internet_20_link" text:visited-style-name="Visited_20_Internet_20_Link">/wiki/Dodd%E2%80%93Frank_Wall_Street_Reform_and_Consumer_Protection_Act</text:a>" title="Dodd–Frank Wall Street Reform and Consumer Protection Act"&gt;réforme du système financier&lt;/a&gt; à la suite de la &lt;a href="<text:a xlink:type="simple" xlink:href="view-source:https://fr.wikipedia.org/wiki/Crise_des_subprimes" text:style-name="Internet_20_link" text:visited-style-name="Visited_20_Internet_20_Link">/wiki/Crise_des_subprimes</text:a>" title="Crise des subprimes"&gt;crise des subprimes&lt;/a&gt;, par un déficit budgétaire résultant notamment de l'envolée des dépenses publiques au titre du plan de relance et de la chute des recettes&lt;sup id="cite_ref-27" class="reference"&gt;&lt;a href="<text:a xlink:type="simple" xlink:href="view-source:https://fr.wikipedia.org/wiki/Liste_des_présidents_des_États-Unis#cite_note-27" text:style-name="Internet_20_link" text:visited-style-name="Visited_20_Internet_20_Link">#cite_note-27</text:a>"&gt;&lt;span class="cite_crochet"&gt;[&lt;/span&gt;21&lt;span class="cite_crochet"&gt;]&lt;/span&gt;&lt;/a&gt;&lt;/sup&gt; alors que sont maintenues les exonérations fiscales des ménages les plus aisés&lt;sup id="cite_ref-28" class="reference"&gt;&lt;a href="<text:a xlink:type="simple" xlink:href="view-source:https://fr.wikipedia.org/wiki/Liste_des_présidents_des_États-Unis#cite_note-28" text:style-name="Internet_20_link" text:visited-style-name="Visited_20_Internet_20_Link">#cite_note-28</text:a>"&gt;&lt;span class="cite_crochet"&gt;[&lt;/span&gt;22&lt;span class="cite_crochet"&gt;]&lt;/span&gt;&lt;/a&gt;&lt;/sup&gt;, par la loi dite &lt;a href="<text:a xlink:type="simple" xlink:href="view-source:https://fr.wikipedia.org/wiki/Obamacare" text:style-name="Internet_20_link" text:visited-style-name="Visited_20_Internet_20_Link">/wiki/Obamacare</text:a>" class="mw-redirect" title="Obamacare"&gt;Obamacare&lt;/a&gt; sur l'assurance maladie, par le réaménagement des programmes d'armement&lt;sup id="cite_ref-29" class="reference"&gt;&lt;a href="<text:a xlink:type="simple" xlink:href="view-source:https://fr.wikipedia.org/wiki/Liste_des_présidents_des_États-Unis#cite_note-29" text:style-name="Internet_20_link" text:visited-style-name="Visited_20_Internet_20_Link">#cite_note-29</text:a>"&gt;&lt;span class="cite_crochet"&gt;[&lt;/span&gt;23&lt;span class="cite_crochet"&gt;]&lt;/span&gt;&lt;/a&gt;&lt;/sup&gt;, par la levée de l'interdiction du financement public de la recherche sur les &lt;a href="<text:a xlink:type="simple" xlink:href="view-source:https://fr.wikipedia.org/wiki/Cellules_souches" text:style-name="Internet_20_link" text:visited-style-name="Visited_20_Internet_20_Link">/wiki/Cellules_souches</text:a>" class="mw-redirect" title="Cellules souches"&gt;cellules souches&lt;/a&gt; embryonnaires&lt;sup id="cite_ref-30" class="reference"&gt;&lt;a href="<text:a xlink:type="simple" xlink:href="view-source:https://fr.wikipedia.org/wiki/Liste_des_présidents_des_États-Unis#cite_note-30" text:style-name="Internet_20_link" text:visited-style-name="Visited_20_Internet_20_Link">#cite_note-30</text:a>"&gt;&lt;span class="cite_crochet"&gt;[&lt;/span&gt;24&lt;span class="cite_crochet"&gt;]&lt;/span&gt;&lt;/a&gt;&lt;/sup&gt; (financement public suspendu à ce jour&lt;sup id="cite_ref-31" class="reference"&gt;&lt;a href="<text:a xlink:type="simple" xlink:href="view-source:https://fr.wikipedia.org/wiki/Liste_des_présidents_des_États-Unis#cite_note-31" text:style-name="Internet_20_link" text:visited-style-name="Visited_20_Internet_20_Link">#cite_note-31</text:a>"&gt;&lt;span class="cite_crochet"&gt;[&lt;/span&gt;25&lt;span class="cite_crochet"&gt;]&lt;/span&gt;&lt;/a&gt;&lt;/sup&gt;), par le soutien au &lt;a href="<text:a xlink:type="simple" xlink:href="view-source:https://fr.wikipedia.org/wiki/Mariage_homosexuel_aux_États-Unis" text:style-name="Internet_20_link" text:visited-style-name="Visited_20_Internet_20_Link">/wiki/Mariage_homosexuel_aux_%C3%89tats-Unis</text:a>" title="Mariage homosexuel aux États-Unis"&gt;mariage homosexuel&lt;/a&gt;&lt;sup id="cite_ref-32" class="reference"&gt;&lt;a href="<text:a xlink:type="simple" xlink:href="view-source:https://fr.wikipedia.org/wiki/Liste_des_présidents_des_États-Unis#cite_note-32" text:style-name="Internet_20_link" text:visited-style-name="Visited_20_Internet_20_Link">#cite_note-32</text:a>"&gt;&lt;span class="cite_crochet"&gt;[&lt;/span&gt;26&lt;span class="cite_crochet"&gt;]&lt;/span&gt;&lt;/a&gt;&lt;/sup&gt; aboutissant à sa &lt;a href="<text:a xlink:type="simple" xlink:href="view-source:https://fr.wikipedia.org/wiki/Obergefell_v._Hodges" text:style-name="Internet_20_link" text:visited-style-name="Visited_20_Internet_20_Link">/wiki/Obergefell_v._Hodges</text:a>" title="Obergefell v. Hodges"&gt;légalisation fédérale&lt;/a&gt;, par l'annonce d'une nouvelle &lt;a href="<text:a xlink:type="simple" xlink:href="view-source:https://fr.wikipedia.org/wiki/Politique_environnementale_des_États-Unis" text:style-name="Internet_20_link" text:visited-style-name="Visited_20_Internet_20_Link">/wiki/Politique_environnementale_des_%C3%89tats-Unis</text:a>" title="Politique environnementale des États-Unis"&gt;politique de l'environnement&lt;/a&gt; destinée à limiter les émissions de &lt;a href="<text:a xlink:type="simple" xlink:href="view-source:https://fr.wikipedia.org/wiki/Gaz_à_effet_de_serre" text:style-name="Internet_20_link" text:visited-style-name="Visited_20_Internet_20_Link">/wiki/Gaz_%C3%A0_effet_de_serre</text:a>" title="Gaz à effet de serre"&gt;gaz à effet de serre&lt;/a&gt; (non adoptée par le Congrès&lt;sup id="cite_ref-33" class="reference"&gt;&lt;a href="<text:a xlink:type="simple" xlink:href="view-source:https://fr.wikipedia.org/wiki/Liste_des_présidents_des_États-Unis#cite_note-33" text:style-name="Internet_20_link" text:visited-style-name="Visited_20_Internet_20_Link">#cite_note-33</text:a>"&gt;&lt;span class="cite_crochet"&gt;[&lt;/span&gt;27&lt;span class="cite_crochet"&gt;]&lt;/span&gt;&lt;/a&gt;&lt;/sup&gt;) menant aux &lt;a href="<text:a xlink:type="simple" xlink:href="view-source:https://fr.wikipedia.org/wiki/Accord_de_Paris_sur_le_climat" text:style-name="Internet_20_link" text:visited-style-name="Visited_20_Internet_20_Link">/wiki/Accord_de_Paris_sur_le_climat</text:a>" title="Accord de Paris sur le climat"&gt;Accord de Paris sur le climat&lt;/a&gt; et par sa gestion controversée de &lt;a href="<text:a xlink:type="simple" xlink:href="view-source:https://fr.wikipedia.org/wiki/Deepwater_Horizon" text:style-name="Internet_20_link" text:visited-style-name="Visited_20_Internet_20_Link">/wiki/Deepwater_Horizon</text:a>" title="Deepwater Horizon"&gt;la marée noire en Louisiane&lt;/a&gt;. Lors des &lt;a href="<text:a xlink:type="simple" xlink:href="view-source:https://fr.wikipedia.org/wiki/Élections_législatives_américaines_de_2010" text:style-name="Internet_20_link" text:visited-style-name="Visited_20_Internet_20_Link">/wiki/%C3%89lections_l%C3%A9gislatives_am%C3%A9ricaines_de_2010</text:a>" title="Élections législatives américaines de 2010"&gt;élections de mi-mandat en 2010&lt;/a&gt;, le Parti démocrate perd la majorité à la &lt;a href="<text:a xlink:type="simple" xlink:href="view-source:https://fr.wikipedia.org/wiki/Chambre_des_représentants_des_États-Unis" text:style-name="Internet_20_link" text:visited-style-name="Visited_20_Internet_20_Link">/wiki/Chambre_des_repr%C3%A9sentants_des_%C3%89tats-Unis</text:a>" title="Chambre des représentants des États-Unis"&gt;Chambre des représentants&lt;/a&gt; mais conserve sa majorité au &lt;a href="<text:a xlink:type="simple" xlink:href="view-source:https://fr.wikipedia.org/wiki/Sénat_des_États-Unis" text:style-name="Internet_20_link" text:visited-style-name="Visited_20_Internet_20_Link">/wiki/S%C3%A9nat_des_%C3%89tats-Unis</text:a>" title="Sénat des États-Unis"&gt;Sénat&lt;/a&gt;. Barack Obama est &lt;a href="<text:a xlink:type="simple" xlink:href="view-source:https://fr.wikipedia.org/wiki/Élection_présidentielle_américaine_de_2012" text:style-name="Internet_20_link" text:visited-style-name="Visited_20_Internet_20_Link">/wiki/%C3%89lection_pr%C3%A9sidentielle_am%C3%A9ricaine_de_2012</text:a>" title="Élection présidentielle américaine de 2012"&gt;réélu&lt;/a&gt; en &lt;a href="<text:a xlink:type="simple" xlink:href="view-source:https://fr.wikipedia.org/wiki/2012" text:style-name="Internet_20_link" text:visited-style-name="Visited_20_Internet_20_Link">/wiki/2012</text:a>" title="2012"&gt;2012&lt;/a&gt; pour un second mandat face à &lt;a href="<text:a xlink:type="simple" xlink:href="view-source:https://fr.wikipedia.org/wiki/Mitt_Romney" text:style-name="Internet_20_link" text:visited-style-name="Visited_20_Internet_20_Link">/wiki/Mitt_Romney</text:a>" title="Mitt Romney"&gt;Mitt Romney&lt;/a&gt;, mais doit continuer à composer avec une Chambre dominée par les républicains pour quatre ans, et un Sénat également acquis au &lt;i&gt;Grand Old Party&lt;/i&gt; pour les deux dernières années de sa présidence.</text:p>
      <text:p text:style-name="Preformatted_20_Text"><text:bookmark text:name="line943"/>&lt;/td&gt;&lt;/tr&gt;</text:p>
      <text:p text:style-name="Preformatted_20_Text"><text:bookmark text:name="line944"/>&lt;tr&gt;</text:p>
      <text:p text:style-name="Preformatted_20_Text"><text:bookmark text:name="line945"/><text:soft-page-break/>&lt;td style="background-color: #dd0000"&gt;&lt;b&gt;45&lt;/b&gt;</text:p>
      <text:p text:style-name="Preformatted_20_Text"><text:bookmark text:name="line946"/>&lt;/td&gt;</text:p>
      <text:p text:style-name="Preformatted_20_Text"><text:bookmark text:name="line947"/>&lt;td&gt;&lt;b&gt;&lt;a href="<text:a xlink:type="simple" xlink:href="view-source:https://fr.wikipedia.org/wiki/Donald_Trump" text:style-name="Internet_20_link" text:visited-style-name="Visited_20_Internet_20_Link">/wiki/Donald_Trump</text:a>" title="Donald Trump"&gt;Donald Trump&lt;/a&gt;&lt;/b&gt;</text:p>
      <text:p text:style-name="Preformatted_20_Text"><text:bookmark text:name="line948"/>&lt;/td&gt;</text:p>
      <text:p text:style-name="Preformatted_20_Text"><text:bookmark text:name="line949"/>&lt;td&gt;&lt;a href="<text:a xlink:type="simple" xlink:href="view-source:https://fr.wikipedia.org/wiki/Fichier:Donald_Trump_official_portrait.jpg" text:style-name="Internet_20_link" text:visited-style-name="Visited_20_Internet_20_Link">/wiki/Fichier:Donald_Trump_official_portrait.jpg</text:a>" class="image"&gt;&lt;img alt="Donald Trump official portrait.jpg" src="<text:a xlink:type="simple" xlink:href="view-source:https://upload.wikimedia.org/wikipedia/commons/thumb/5/56/Donald_Trump_official_portrait.jpg/90px-Donald_Trump_official_portrait.jpg" text:style-name="Internet_20_link" text:visited-style-name="Visited_20_Internet_20_Link">//upload.wikimedia.org/wikipedia/commons/thumb/5/56/Donald_Trump_official_portrait.jpg/90px-Donald_Trump_official_portrait.jpg</text:a>" width="90" height="114" srcset="//upload.wikimedia.org/wikipedia/commons/thumb/5/56/Donald_Trump_official_portrait.jpg/135px-Donald_Trump_official_portrait.jpg 1.5x, //upload.wikimedia.org/wikipedia/commons/thumb/5/56/Donald_Trump_official_portrait.jpg/180px-Donald_Trump_official_portrait.jpg 2x" data-file-width="2250" data-file-height="2850" /&gt;&lt;/a&gt;</text:p>
      <text:p text:style-name="Preformatted_20_Text"><text:bookmark text:name="line950"/>&lt;/td&gt;</text:p>
      <text:p text:style-name="Preformatted_20_Text"><text:bookmark text:name="line951"/>&lt;td&gt;&lt;time class="nowrap date-lien" datetime="2017-01-20" data-sort-value="2017-01-20"&gt;&lt;a href="<text:a xlink:type="simple" xlink:href="view-source:https://fr.wikipedia.org/wiki/20_janvier" text:style-name="Internet_20_link" text:visited-style-name="Visited_20_Internet_20_Link">/wiki/20_janvier</text:a>" title="20 janvier"&gt;20&lt;/a&gt; &lt;a href="<text:a xlink:type="simple" xlink:href="view-source:https://fr.wikipedia.org/wiki/Janvier_2017" text:style-name="Internet_20_link" text:visited-style-name="Visited_20_Internet_20_Link">/wiki/Janvier_2017</text:a>" title="Janvier 2017"&gt;janvier&lt;/a&gt; &lt;a href="<text:a xlink:type="simple" xlink:href="view-source:https://fr.wikipedia.org/wiki/2017" text:style-name="Internet_20_link" text:visited-style-name="Visited_20_Internet_20_Link">/wiki/2017</text:a>" title="2017"&gt;2017&lt;/a&gt;&lt;/time&gt;</text:p>
      <text:p text:style-name="Preformatted_20_Text"><text:bookmark text:name="line952"/>&lt;/td&gt;</text:p>
      <text:p text:style-name="Preformatted_20_Text"><text:bookmark text:name="line953"/>&lt;td&gt;En cours</text:p>
      <text:p text:style-name="Preformatted_20_Text"><text:bookmark text:name="line954"/>&lt;/td&gt;</text:p>
      <text:p text:style-name="Preformatted_20_Text"><text:bookmark text:name="line955"/>&lt;td&gt;&lt;span data-sort-value="&amp;amp;&amp;amp;&amp;amp;&amp;amp;&amp;amp;&amp;amp;&amp;amp;&amp;amp;&amp;amp;&amp;amp;&amp;amp;&amp;amp;0653" class="datasortkey"&gt;1&amp;#160;an, 9&amp;#160;mois et 15&amp;#160;jours&lt;/span&gt;</text:p>
      <text:p text:style-name="Preformatted_20_Text"><text:bookmark text:name="line956"/>&lt;/td&gt;</text:p>
      <text:p text:style-name="Preformatted_20_Text"><text:bookmark text:name="line957"/>&lt;td&gt;</text:p>
      <text:p text:style-name="Preformatted_20_Text"><text:bookmark text:name="line958"/>&lt;/td&gt;</text:p>
      <text:p text:style-name="Preformatted_20_Text"><text:bookmark text:name="line959"/>&lt;td&gt;&lt;a href="<text:a xlink:type="simple" xlink:href="view-source:https://fr.wikipedia.org/wiki/Parti_républicain_(États-Unis)" text:style-name="Internet_20_link" text:visited-style-name="Visited_20_Internet_20_Link">/wiki/Parti_r%C3%A9publicain_(%C3%89tats-Unis)</text:a>" title="Parti républicain (États-Unis)"&gt;Républicain&lt;/a&gt;</text:p>
      <text:p text:style-name="Preformatted_20_Text"><text:bookmark text:name="line960"/>&lt;/td&gt;</text:p>
      <text:p text:style-name="Preformatted_20_Text"><text:bookmark text:name="line961"/>&lt;td&gt;Né à &lt;a href="<text:a xlink:type="simple" xlink:href="view-source:https://fr.wikipedia.org/wiki/New_York" text:style-name="Internet_20_link" text:visited-style-name="Visited_20_Internet_20_Link">/wiki/New_York</text:a>" title="New York"&gt;New York&lt;/a&gt;, &lt;a href="<text:a xlink:type="simple" xlink:href="view-source:https://fr.wikipedia.org/wiki/Personnalité_du_monde_des_affaires" text:style-name="Internet_20_link" text:visited-style-name="Visited_20_Internet_20_Link">/wiki/Personnalit%C3%A9_du_monde_des_affaires</text:a>" title="Personnalité du monde des affaires"&gt;homme d'affaires&lt;/a&gt; et magnat &lt;a href="<text:a xlink:type="simple" xlink:href="view-source:https://fr.wikipedia.org/wiki/Milliardaire" text:style-name="Internet_20_link" text:visited-style-name="Visited_20_Internet_20_Link">/wiki/Milliardaire</text:a>" title="Milliardaire"&gt;milliardaire&lt;/a&gt; de l'&lt;a href="<text:a xlink:type="simple" xlink:href="view-source:https://fr.wikipedia.org/wiki/Immobilier" text:style-name="Internet_20_link" text:visited-style-name="Visited_20_Internet_20_Link">/wiki/Immobilier</text:a>" title="Immobilier"&gt;immobilier&lt;/a&gt;, ainsi qu'&lt;a href="<text:a xlink:type="simple" xlink:href="view-source:https://fr.wikipedia.org/wiki/Animateur_de_télévision" text:style-name="Internet_20_link" text:visited-style-name="Visited_20_Internet_20_Link">/wiki/Animateur_de_t%C3%A9l%C3%A9vision</text:a>" title="Animateur de télévision"&gt;animateur de télévision&lt;/a&gt;, Donald Trump s'engage en politique à partir des années 1980. Il devient de façon inattendue le candidat du &lt;a href="<text:a xlink:type="simple" xlink:href="view-source:https://fr.wikipedia.org/wiki/Parti_républicain_(États-Unis)" text:style-name="Internet_20_link" text:visited-style-name="Visited_20_Internet_20_Link">/wiki/Parti_r%C3%A9publicain_(%C3%89tats-Unis)</text:a>" title="Parti républicain (États-Unis)"&gt;Parti républicain&lt;/a&gt; à l'issue des &lt;a href="<text:a xlink:type="simple" xlink:href="view-source:https://fr.wikipedia.org/wiki/Primaires_présidentielles_du_Parti_républicain_américain_de_2016" text:style-name="Internet_20_link" text:visited-style-name="Visited_20_Internet_20_Link">/wiki/Primaires_pr%C3%A9sidentielles_du_Parti_r%C3%A9publicain_am%C3%A9ricain_de_2016</text:a>" title="Primaires présidentielles du Parti républicain américain de 2016"&gt;primaires de 2016&lt;/a&gt;. Marquée par de nombreuses polémiques, sa campagne se caractérise par des propositions radicales visant à &lt;a href="<text:a xlink:type="simple" xlink:href="view-source:https://fr.wikipedia.org/wiki/Opposition_à_l%27immigration" text:style-name="Internet_20_link" text:visited-style-name="Visited_20_Internet_20_Link">/wiki/Opposition_%C3%A0_l%27immigration</text:a>" title="Opposition à l&amp;#39;immigration"&gt;réduire l'immigration&lt;/a&gt;, un positionnement &lt;a href="<text:a xlink:type="simple" xlink:href="view-source:https://fr.wikipedia.org/wiki/Isolationnisme_aux_États-Unis" text:style-name="Internet_20_link" text:visited-style-name="Visited_20_Internet_20_Link">/wiki/Isolationnisme_aux_%C3%89tats-Unis</text:a>" title="Isolationnisme aux États-Unis"&gt;isolationniste&lt;/a&gt; et &lt;a href="<text:a xlink:type="simple" xlink:href="view-source:https://fr.wikipedia.org/wiki/Protectionnisme" text:style-name="Internet_20_link" text:visited-style-name="Visited_20_Internet_20_Link">/wiki/Protectionnisme</text:a>" title="Protectionnisme"&gt;protectionniste&lt;/a&gt; et une opposition à l'&lt;i&gt;&lt;a href="<text:a xlink:type="simple" xlink:href="view-source:https://fr.wikipedia.org/wiki/Establishment" text:style-name="Internet_20_link" text:visited-style-name="Visited_20_Internet_20_Link">/wiki/Establishment</text:a>" title="Establishment"&gt;establishment&lt;/a&gt;&lt;/i&gt; et au &lt;a href="<text:a xlink:type="simple" xlink:href="view-source:https://fr.wikipedia.org/wiki/Politiquement_correct" text:style-name="Internet_20_link" text:visited-style-name="Visited_20_Internet_20_Link">/wiki/Politiquement_correct</text:a>" title="Politiquement correct"&gt;politiquement correct&lt;/a&gt;. Elle se distingue également par un relativement faible coût et une absence de recours à des sponsors. Éloigné du profil habituel des candidats du Parti républicain, il constitue un cas singulier dans l'histoire politique américaine. Il est le cinquième candidat à la présidence à être élu tout en étant minoritaire en voix&lt;sup id="cite_ref-34" class="reference"&gt;&lt;a href="<text:a xlink:type="simple" xlink:href="view-source:https://fr.wikipedia.org/wiki/Liste_des_présidents_des_États-Unis#cite_note-34" text:style-name="Internet_20_link" text:visited-style-name="Visited_20_Internet_20_Link">#cite_note-34</text:a>"&gt;&lt;span class="cite_crochet"&gt;[&lt;/span&gt;28&lt;span class="cite_crochet"&gt;]&lt;/span&gt;&lt;/a&gt;&lt;/sup&gt; et le seul à exercer cette fonction sans avoir eu auparavant une expérience politique ou militaire&lt;sup id="cite_ref-35" class="reference"&gt;&lt;a href="<text:a xlink:type="simple" xlink:href="view-source:https://fr.wikipedia.org/wiki/Liste_des_présidents_des_États-Unis#cite_note-35" text:style-name="Internet_20_link" text:visited-style-name="Visited_20_Internet_20_Link">#cite_note-35</text:a>"&gt;&lt;span <text:soft-page-break/>class="cite_crochet"&gt;[&lt;/span&gt;29&lt;span class="cite_crochet"&gt;]&lt;/span&gt;&lt;/a&gt;&lt;/sup&gt;. Il signe des décrets présidentiels visant à réduire l'immigration, puis annonce le retrait des États-Unis de l'&lt;a href="<text:a xlink:type="simple" xlink:href="view-source:https://fr.wikipedia.org/wiki/Accord_de_Paris_sur_le_climat" text:style-name="Internet_20_link" text:visited-style-name="Visited_20_Internet_20_Link">/wiki/Accord_de_Paris_sur_le_climat</text:a>" title="Accord de Paris sur le climat"&gt;accord de Paris sur le climat&lt;/a&gt; et de l'&lt;a href="<text:a xlink:type="simple" xlink:href="view-source:https://fr.wikipedia.org/wiki/Organisation_des_Nations_unies_pour_l%27éducation,_la_science_et_la_culture" text:style-name="Internet_20_link" text:visited-style-name="Visited_20_Internet_20_Link">/wiki/Organisation_des_Nations_unies_pour_l%27%C3%A9ducation,_la_science_et_la_culture</text:a>" title="Organisation des Nations unies pour l&amp;#39;éducation, la science et la culture"&gt;UNESCO&lt;/a&gt;</text:p>
      <text:p text:style-name="Preformatted_20_Text"><text:bookmark text:name="line962"/>&lt;/td&gt;&lt;/tr&gt;&lt;/tbody&gt;&lt;/table&gt;</text:p>
      <text:p text:style-name="Preformatted_20_Text"><text:bookmark text:name="line963"/>&lt;h2&gt;&lt;span class="mw-headline" id="Frise_chronologique"&gt;Frise chronologique&lt;/span&gt;&lt;span class="mw-editsection"&gt;&lt;span class="mw-editsection-bracket"&gt;[&lt;/span&gt;&lt;a href="<text:a xlink:type="simple" xlink:href="view-source:https://fr.wikipedia.org/w/index.php?title=Liste_des_présidents_des_États-Unis&amp;veaction=edit&amp;section=2" text:style-name="Internet_20_link" text:visited-style-name="Visited_20_Internet_20_Link">/w/index.php?title=Liste_des_pr%C3%A9sidents_des_%C3%89tats-Unis&amp;amp;veaction=edit&amp;amp;section=2</text:a>" class="mw-editsection-visualeditor" title="Modifier la section : Frise chronologique"&gt;modifier&lt;/a&gt;&lt;span class="mw-editsection-divider"&gt; | &lt;/span&gt;&lt;a href="<text:a xlink:type="simple" xlink:href="view-source:https://fr.wikipedia.org/w/index.php?title=Liste_des_présidents_des_États-Unis&amp;action=edit&amp;section=2" text:style-name="Internet_20_link" text:visited-style-name="Visited_20_Internet_20_Link">/w/index.php?title=Liste_des_pr%C3%A9sidents_des_%C3%89tats-Unis&amp;amp;action=edit&amp;amp;section=2</text:a>" title="Modifier la section : Frise chronologique"&gt;modifier le code&lt;/a&gt;&lt;span class="mw-editsection-bracket"&gt;]&lt;/span&gt;&lt;/span&gt;&lt;/h2&gt;</text:p>
      <text:p text:style-name="Preformatted_20_Text"><text:bookmark text:name="line964"/>&lt;div class="timeline-wrapper"&gt;&lt;map name="timeline_8862e634a38807fa130ae20d57590072"&gt;&lt;area shape="rect" href="<text:a xlink:type="simple" xlink:href="view-source:https://fr.wikipedia.org/wiki/Donald_Trump" text:style-name="Internet_20_link" text:visited-style-name="Visited_20_Internet_20_Link">/wiki/Donald_Trump</text:a>" coords="-166,11,-24,32" title="Donald Trump" alt="Donald Trump" /&gt;&lt;area shape="rect" href="<text:a xlink:type="simple" xlink:href="view-source:https://fr.wikipedia.org/wiki/Barack_Obama" text:style-name="Internet_20_link" text:visited-style-name="Visited_20_Internet_20_Link">/wiki/Barack_Obama</text:a>" coords="235,24,393,45" title="Barack Obama" alt="Barack Obama" /&gt;&lt;area shape="rect" href="<text:a xlink:type="simple" xlink:href="view-source:https://fr.wikipedia.org/wiki/George_W._Bush" text:style-name="Internet_20_link" text:visited-style-name="Visited_20_Internet_20_Link">/wiki/George_W._Bush</text:a>" coords="-265,46,-90,67" title="George W. Bush" alt="George W. Bush" /&gt;&lt;area shape="rect" href="<text:a xlink:type="simple" xlink:href="view-source:https://fr.wikipedia.org/wiki/Bill_Clinton" text:style-name="Internet_20_link" text:visited-style-name="Visited_20_Internet_20_Link">/wiki/Bill_Clinton</text:a>" coords="235,69,393,90" title="Bill Clinton" alt="Bill Clinton" /&gt;&lt;area shape="rect" href="<text:a xlink:type="simple" xlink:href="view-source:https://fr.wikipedia.org/wiki/George_Herbert_Walker_Bush" text:style-name="Internet_20_link" text:visited-style-name="Visited_20_Internet_20_Link">/wiki/George_Herbert_Walker_Bush</text:a>" coords="-217,86,-58,106" title="George Herbert Walker Bush" alt="George Herbert Walker Bush" /&gt;&lt;area shape="rect" href="<text:a xlink:type="simple" xlink:href="view-source:https://fr.wikipedia.org/wiki/Ronald_Reagan" text:style-name="Internet_20_link" text:visited-style-name="Visited_20_Internet_20_Link">/wiki/Ronald_Reagan</text:a>" coords="235,102,399,123" title="Ronald Reagan" alt="Ronald Reagan" /&gt;&lt;area shape="rect" href="<text:a xlink:type="simple" xlink:href="view-source:https://fr.wikipedia.org/wiki/Jimmy_Carter" text:style-name="Internet_20_link" text:visited-style-name="Visited_20_Internet_20_Link">/wiki/Jimmy_Carter</text:a>" coords="-232,119,-68,140" title="Jimmy Carter" alt="Jimmy Carter" /&gt;&lt;area shape="rect" href="<text:a xlink:type="simple" xlink:href="view-source:https://fr.wikipedia.org/wiki/Gerald_Ford" text:style-name="Internet_20_link" text:visited-style-name="Visited_20_Internet_20_Link">/wiki/Gerald_Ford</text:a>" coords="235,129,388,150" title="Gerald Ford" alt="Gerald Ford" /&gt;&lt;area shape="rect" href="<text:a xlink:type="simple" xlink:href="view-source:https://fr.wikipedia.org/wiki/Richard_Nixon" text:style-name="Internet_20_link" text:visited-style-name="Visited_20_Internet_20_Link">/wiki/Richard_Nixon</text:a>" coords="-250,140,-80,161" title="Richard Nixon" alt="Richard Nixon" /&gt;&lt;area shape="rect" href="<text:a xlink:type="simple" xlink:href="view-source:https://fr.wikipedia.org/wiki/Lyndon_B._Johnson" text:style-name="Internet_20_link" text:visited-style-name="Visited_20_Internet_20_Link">/wiki/Lyndon_B._Johnson</text:a>" coords="235,156,421,176" title="Lyndon B. Johnson" alt="Lyndon B. Johnson" /&gt;&lt;area shape="rect" href="<text:a xlink:type="simple" xlink:href="view-source:https://fr.wikipedia.org/wiki/John_F._Kennedy" text:style-name="Internet_20_link" text:visited-style-name="Visited_20_Internet_20_Link">/wiki/John_F._Kennedy</text:a>" coords="-283,167,-102,188" title="John F. Kennedy" alt="John F. Kennedy" /&gt;&lt;area shape="rect" href="<text:a xlink:type="simple" xlink:href="view-source:https://fr.wikipedia.org/wiki/Dwight_D._Eisenhower" text:style-name="Internet_20_link" text:visited-style-name="Visited_20_Internet_20_Link">/wiki/Dwight_D._Eisenhower</text:a>" coords="235,181,438,202" title="Dwight D. Eisenhower" alt="Dwight D. Eisenhower" /&gt;&lt;area shape="rect" href="<text:a xlink:type="simple" xlink:href="view-source:https://fr.wikipedia.org/wiki/Harry_Truman" text:style-name="Internet_20_link" text:visited-style-name="Visited_20_Internet_20_Link">/wiki/Harry_Truman</text:a>" coords="-232,203,-68,224" title="Harry Truman" alt="Harry Truman" /&gt;&lt;area shape="rect" href="<text:a xlink:type="simple" xlink:href="view-source:https://fr.wikipedia.org/wiki/Franklin_D._Roosevelt" text:style-name="Internet_20_link" text:visited-style-name="Visited_20_Internet_20_Link">/wiki/Franklin_D._Roosevelt</text:a>" coords="235,231,443,252" title="Franklin D. Roosevelt" alt="Franklin D. Roosevelt" /&gt;&lt;area shape="rect" href="<text:a xlink:type="simple" xlink:href="view-source:https://fr.wikipedia.org/wiki/Herbert_Hoover" text:style-name="Internet_20_link" text:visited-style-name="Visited_20_Internet_20_Link">/wiki/Herbert_Hoover</text:a>" coords="-265,254,-90,274" title="Herbert Hoover" alt="Herbert Hoover" /&gt;&lt;area shape="rect" href="<text:a xlink:type="simple" xlink:href="view-source:https://fr.wikipedia.org/wiki/Calvin_Coolidge" text:style-name="Internet_20_link" text:visited-style-name="Visited_20_Internet_20_Link">/wiki/Calvin_Coolidge</text:a>" coords="235,268,410,288" title="Calvin Coolidge" alt="Calvin Coolidge" /&gt;&lt;area shape="rect" href="<text:a xlink:type="simple" xlink:href="view-source:https://fr.wikipedia.org/wiki/Warren_G._Harding" text:style-name="Internet_20_link" text:visited-style-name="Visited_20_Internet_20_Link">/wiki/Warren_G._Harding</text:a>" coords="-316,279,-124,300" title="Warren G. Harding" alt="Warren G. Harding" /&gt;&lt;area shape="rect" href="<text:a xlink:type="simple" xlink:href="view-source:https://fr.wikipedia.org/wiki/Woodrow_Wilson" text:style-name="Internet_20_link" text:visited-style-name="Visited_20_Internet_20_Link">/wiki/Woodrow_Wilson</text:a>" coords="235,293,404,314" title="Woodrow Wilson" alt="Woodrow Wilson" /&gt;&lt;area shape="rect" href="<text:a xlink:type="simple" xlink:href="view-source:https://fr.wikipedia.org/wiki/William_H._Taft" text:style-name="Internet_20_link" text:visited-style-name="Visited_20_Internet_20_Link">/wiki/William_H._Taft</text:a>" coords="-283,310,-102,330" title="William H. Taft" alt="William H. Taft" /&gt;&lt;area shape="rect" href="<text:a xlink:type="simple" xlink:href="view-source:https://fr.wikipedia.org/wiki/Theodore_Roosevelt" text:style-name="Internet_20_link" text:visited-style-name="Visited_20_Internet_20_Link">/wiki/Theodore_Roosevelt</text:a>" coords="235,327,426,347" title="Theodore Roosevelt" alt="Theodore Roosevelt" /&gt;&lt;area shape="rect" href="<text:a xlink:type="simple" xlink:href="view-source:https://fr.wikipedia.org/wiki/William_McKinley" text:style-name="Internet_20_link" text:visited-style-name="Visited_20_Internet_20_Link">/wiki/William_McKinley</text:a>" coords="-298,343,-112,364" title="William McKinley" alt="William McKinley" /&gt;&lt;area shape="rect" href="<text:a xlink:type="simple" xlink:href="view-source:https://fr.wikipedia.org/wiki/Grover_Cleveland" text:style-name="Internet_20_link" text:visited-style-name="Visited_20_Internet_20_Link">/wiki/Grover_Cleveland</text:a>" coords="235,355,415,375" title="Grover Cleveland" alt="Grover Cleveland" /&gt;&lt;area shape="rect" href="<text:a xlink:type="simple" xlink:href="view-source:https://fr.wikipedia.org/wiki/Benjamin_Harrison" text:style-name="Internet_20_link" text:visited-style-name="Visited_20_Internet_20_Link">/wiki/Benjamin_Harrison</text:a>" coords="-316,366,-124,387" title="Benjamin Harrison" alt="Benjamin Harrison" /&gt;&lt;area shape="rect" href="<text:a xlink:type="simple" xlink:href="view-source:https://fr.wikipedia.org/wiki/Grover_Cleveland" text:style-name="Internet_20_link" text:visited-style-name="Visited_20_Internet_20_Link">/wiki/Grover_Cleveland</text:a>" coords="235,377,415,398" title="Grover Cleveland" alt="Grover Cleveland" /&gt;&lt;area shape="rect" href="<text:a xlink:type="simple" xlink:href="view-source:https://fr.wikipedia.org/wiki/Chester_A._Arthur" text:style-name="Internet_20_link" text:visited-style-name="Visited_20_Internet_20_Link">/wiki/Chester_A._Arthur</text:a>" coords="-316,388,-124,409" title="Chester A. Arthur" alt="Chester A. Arthur" /&gt;&lt;area shape="rect" <text:soft-page-break/>href="<text:a xlink:type="simple" xlink:href="view-source:https://fr.wikipedia.org/wiki/James_A._Garfield" text:style-name="Internet_20_link" text:visited-style-name="Visited_20_Internet_20_Link">/wiki/James_A._Garfield</text:a>" coords="235,394,421,415" title="James A. Garfield" alt="James A. Garfield" /&gt;&lt;area shape="rect" href="<text:a xlink:type="simple" xlink:href="view-source:https://fr.wikipedia.org/wiki/Rutherford_B._Hayes" text:style-name="Internet_20_link" text:visited-style-name="Visited_20_Internet_20_Link">/wiki/Rutherford_B._Hayes</text:a>" coords="-349,399,-146,420" title="Rutherford B. Hayes" alt="Rutherford B. Hayes" /&gt;&lt;area shape="rect" href="<text:a xlink:type="simple" xlink:href="view-source:https://fr.wikipedia.org/wiki/Ulysses_S._Grant" text:style-name="Internet_20_link" text:visited-style-name="Visited_20_Internet_20_Link">/wiki/Ulysses_S._Grant</text:a>" coords="235,416,415,437" title="Ulysses S. Grant" alt="Ulysses S. Grant" /&gt;&lt;area shape="rect" href="<text:a xlink:type="simple" xlink:href="view-source:https://fr.wikipedia.org/wiki/Andrew_Johnson" text:style-name="Internet_20_link" text:visited-style-name="Visited_20_Internet_20_Link">/wiki/Andrew_Johnson</text:a>" coords="-265,433,-90,454" title="Andrew Johnson" alt="Andrew Johnson" /&gt;&lt;area shape="rect" href="<text:a xlink:type="simple" xlink:href="view-source:https://fr.wikipedia.org/wiki/Abraham_Lincoln" text:style-name="Internet_20_link" text:visited-style-name="Visited_20_Internet_20_Link">/wiki/Abraham_Lincoln</text:a>" coords="235,444,410,465" title="Abraham Lincoln" alt="Abraham Lincoln" /&gt;&lt;area shape="rect" href="<text:a xlink:type="simple" xlink:href="view-source:https://fr.wikipedia.org/wiki/James_Buchanan" text:style-name="Internet_20_link" text:visited-style-name="Visited_20_Internet_20_Link">/wiki/James_Buchanan</text:a>" coords="-265,455,-90,476" title="James Buchanan" alt="James Buchanan" /&gt;&lt;area shape="rect" href="<text:a xlink:type="simple" xlink:href="view-source:https://fr.wikipedia.org/wiki/Franklin_Pierce" text:style-name="Internet_20_link" text:visited-style-name="Visited_20_Internet_20_Link">/wiki/Franklin_Pierce</text:a>" coords="235,467,410,487" title="Franklin Pierce" alt="Franklin Pierce" /&gt;&lt;area shape="rect" href="<text:a xlink:type="simple" xlink:href="view-source:https://fr.wikipedia.org/wiki/Millard_Fillmore" text:style-name="Internet_20_link" text:visited-style-name="Visited_20_Internet_20_Link">/wiki/Millard_Fillmore</text:a>" coords="-298,477,-112,497" title="Millard Fillmore" alt="Millard Fillmore" /&gt;&lt;area shape="rect" href="<text:a xlink:type="simple" xlink:href="view-source:https://fr.wikipedia.org/wiki/Zachary_Taylor" text:style-name="Internet_20_link" text:visited-style-name="Visited_20_Internet_20_Link">/wiki/Zachary_Taylor</text:a>" coords="235,482,404,503" title="Zachary Taylor" alt="Zachary Taylor" /&gt;&lt;area shape="rect" href="<text:a xlink:type="simple" xlink:href="view-source:https://fr.wikipedia.org/wiki/James_K._Polk" text:style-name="Internet_20_link" text:visited-style-name="Visited_20_Internet_20_Link">/wiki/James_K._Polk</text:a>" coords="-250,489,-80,510" title="James K. Polk" alt="James K. Polk" /&gt;&lt;area shape="rect" href="<text:a xlink:type="simple" xlink:href="view-source:https://fr.wikipedia.org/wiki/John_Tyler" text:style-name="Internet_20_link" text:visited-style-name="Visited_20_Internet_20_Link">/wiki/John_Tyler</text:a>" coords="235,500,382,521" title="John Tyler" alt="John Tyler" /&gt;&lt;area shape="rect" href="<text:a xlink:type="simple" xlink:href="view-source:https://fr.wikipedia.org/wiki/William_H._Harrison" text:style-name="Internet_20_link" text:visited-style-name="Visited_20_Internet_20_Link">/wiki/William_H._Harrison</text:a>" coords="-349,506,-146,527" title="William H. Harrison" alt="William H. Harrison" /&gt;&lt;area shape="rect" href="<text:a xlink:type="simple" xlink:href="view-source:https://fr.wikipedia.org/wiki/Martin_Van_Buren" text:style-name="Internet_20_link" text:visited-style-name="Visited_20_Internet_20_Link">/wiki/Martin_Van_Buren</text:a>" coords="235,512,415,532" title="Martin Van Buren" alt="Martin Van Buren" /&gt;&lt;area shape="rect" href="<text:a xlink:type="simple" xlink:href="view-source:https://fr.wikipedia.org/wiki/Andrew_Jackson" text:style-name="Internet_20_link" text:visited-style-name="Visited_20_Internet_20_Link">/wiki/Andrew_Jackson</text:a>" coords="-265,528,-90,549" title="Andrew Jackson" alt="Andrew Jackson" /&gt;&lt;area shape="rect" href="<text:a xlink:type="simple" xlink:href="view-source:https://fr.wikipedia.org/wiki/John_Quincy_Adams" text:style-name="Internet_20_link" text:visited-style-name="Visited_20_Internet_20_Link">/wiki/John_Quincy_Adams</text:a>" coords="235,545,421,566" title="John Quincy Adams" alt="John Quincy Adams" /&gt;&lt;area shape="rect" href="<text:a xlink:type="simple" xlink:href="view-source:https://fr.wikipedia.org/wiki/James_Monroe" text:style-name="Internet_20_link" text:visited-style-name="Visited_20_Internet_20_Link">/wiki/James_Monroe</text:a>" coords="-232,562,-68,583" title="James Monroe" alt="James Monroe" /&gt;&lt;area shape="rect" href="<text:a xlink:type="simple" xlink:href="view-source:https://fr.wikipedia.org/wiki/James_Madison" text:style-name="Internet_20_link" text:visited-style-name="Visited_20_Internet_20_Link">/wiki/James_Madison</text:a>" coords="235,584,404,605" title="James Madison" alt="James Madison" /&gt;&lt;area shape="rect" href="<text:a xlink:type="simple" xlink:href="view-source:https://fr.wikipedia.org/wiki/Thomas_Jefferson" text:style-name="Internet_20_link" text:visited-style-name="Visited_20_Internet_20_Link">/wiki/Thomas_Jefferson</text:a>" coords="-298,607,-112,627" title="Thomas Jefferson" alt="Thomas Jefferson" /&gt;&lt;area shape="rect" href="<text:a xlink:type="simple" xlink:href="view-source:https://fr.wikipedia.org/wiki/John_Adams_(président_des_États%2DUnis)" text:style-name="Internet_20_link" text:visited-style-name="Visited_20_Internet_20_Link">/wiki/John_Adams_(pr%C3%A9sident_des_%C3%89tats%2DUnis)</text:a>" coords="235,624,382,644" title="John Adams (président des États-Unis)" alt="John Adams (président des États-Unis)" /&gt;&lt;area shape="rect" href="<text:a xlink:type="simple" xlink:href="view-source:https://fr.wikipedia.org/wiki/George_Washington" text:style-name="Internet_20_link" text:visited-style-name="Visited_20_Internet_20_Link">/wiki/George_Washington</text:a>" coords="-316,640,-124,661" title="George Washington" alt="George Washington" /&gt;&lt;/map&gt;&lt;img usemap="#timeline_8862e634a38807fa130ae20d57590072" src="<text:a xlink:type="simple" xlink:href="view-source:https://upload.wikimedia.org/wikipedia/fr/timeline/8862e634a38807fa130ae20d57590072.png" text:style-name="Internet_20_link" text:visited-style-name="Visited_20_Internet_20_Link">//upload.wikimedia.org/wikipedia/fr/timeline/8862e634a38807fa130ae20d57590072.png</text:a>" /&gt;&lt;/div&gt;</text:p>
      <text:p text:style-name="Preformatted_20_Text"><text:bookmark text:name="line965"/>&lt;p&gt;&lt;br /&gt;</text:p>
      <text:p text:style-name="Preformatted_20_Text"><text:bookmark text:name="line966"/>&lt;/p&gt;</text:p>
      <text:p text:style-name="Preformatted_20_Text"><text:bookmark text:name="line967"/>&lt;h2&gt;&lt;span id="Long.C3.A9vit.C3.A9"&gt;&lt;/span&gt;&lt;span class="mw-headline" id="Longévité"&gt;Longévité&lt;/span&gt;&lt;span class="mw-editsection"&gt;&lt;span class="mw-editsection-bracket"&gt;[&lt;/span&gt;&lt;a href="<text:a xlink:type="simple" xlink:href="view-source:https://fr.wikipedia.org/w/index.php?title=Liste_des_présidents_des_États-Unis&amp;veaction=edit&amp;section=3" text:style-name="Internet_20_link" text:visited-style-name="Visited_20_Internet_20_Link">/w/index.php?title=Liste_des_pr%C3%A9sidents_des_%C3%89tats-Unis&amp;amp;veaction=edit&amp;amp;section=3</text:a>" class="mw-editsection-visualeditor" title="Modifier la section : Longévité"&gt;modifier&lt;/a&gt;&lt;span class="mw-editsection-divider"&gt; | &lt;/span&gt;&lt;a href="<text:a xlink:type="simple" xlink:href="view-source:https://fr.wikipedia.org/w/index.php?title=Liste_des_présidents_des_États-Unis&amp;action=edit&amp;section=3" text:style-name="Internet_20_link" text:visited-style-name="Visited_20_Internet_20_Link">/w/index.php?title=Liste_des_pr%C3%A9sidents_des_%C3%89tats-Unis&amp;amp;action=edit&amp;amp;section=3</text:a>" title="Modifier la section : Longévité"&gt;modifier le code&lt;/a&gt;&lt;span class="mw-editsection-bracket"&gt;]&lt;/span&gt;&lt;/span&gt;&lt;/h2&gt;</text:p>
      <text:p text:style-name="Preformatted_20_Text"><text:bookmark text:name="line968"/>&lt;div class="bandeau-section bandeau-niveau-detail loupe"&gt;Article détaillé&amp;#160;: &lt;a href="<text:a xlink:type="simple" xlink:href="view-source:https://fr.wikipedia.org/wiki/Liste_des_présidents_des_États-Unis_par_longévité" text:style-name="Internet_20_link" text:visited-style-name="Visited_20_Internet_20_Link">/wiki/Liste_des_pr%C3%A9sidents_des_%C3%89tats-Unis_par_long%C3%A9vit%C3%A9</text:a>" title="Liste des présidents des États-Unis par longévité"&gt;Liste des présidents des États-Unis par longévité&lt;/a&gt;.&lt;/div&gt;</text:p>
      <text:p text:style-name="Preformatted_20_Text"><text:bookmark text:name="line969"/>&lt;p&gt;Deux des cinq membres du &lt;a href="<text:a xlink:type="simple" xlink:href="view-source:https://fr.wikipedia.org/wiki/Comité_de_rédaction" text:style-name="Internet_20_link" text:visited-style-name="Visited_20_Internet_20_Link">/wiki/Comit%C3%A9_de_r%C3%A9daction</text:a>" title="Comité de rédaction"&gt;Comité de rédaction&lt;/a&gt; de la &lt;a href="<text:a xlink:type="simple" xlink:href="view-source:https://fr.wikipedia.org/wiki/Déclaration_d%27indépendance_des_États-Unis" text:style-name="Internet_20_link" text:visited-style-name="Visited_20_Internet_20_Link">/wiki/D%C3%A9claration_d%27ind%C3%A9pendance_des_%C3%89tats-Unis</text:a>" title="Déclaration d&amp;#39;indépendance des États-Unis"&gt;Déclaration d'indépendance des États-Unis&lt;/a&gt; , &lt;a href="<text:a xlink:type="simple" xlink:href="view-source:https://fr.wikipedia.org/wiki/John_Adams_(homme_politique)" text:style-name="Internet_20_link" text:visited-style-name="Visited_20_Internet_20_Link">/wiki/John_Adams_(homme_politique)</text:a>" class="mw-redirect" title="John Adams (homme politique)"&gt;John Adams&lt;/a&gt; et &lt;a href="<text:a xlink:type="simple" xlink:href="view-source:https://fr.wikipedia.org/wiki/Thomas_Jefferson" text:style-name="Internet_20_link" text:visited-style-name="Visited_20_Internet_20_Link">/wiki/Thomas_Jefferson</text:a>" title="Thomas Jefferson"&gt;Thomas Jefferson&lt;/a&gt;, ayant été respectivement second et troisième Président des États-Unis, décéderont tous les deux le 4 juillet 1826, soit <text:soft-page-break/>exactement 50 ans après la déclaration de cet acte fondateur qui a donné naissance aux &lt;a href="<text:a xlink:type="simple" xlink:href="view-source:https://fr.wikipedia.org/wiki/États-Unis" text:style-name="Internet_20_link" text:visited-style-name="Visited_20_Internet_20_Link">/wiki/%C3%89tats-Unis</text:a>" title="États-Unis"&gt;États Unis d'Amérique&lt;/a&gt;, un 4 juillet 1776.</text:p>
      <text:p text:style-name="Preformatted_20_Text"><text:bookmark text:name="line970"/>&lt;/p&gt;</text:p>
      <text:p text:style-name="Preformatted_20_Text"><text:bookmark text:name="line971"/>&lt;h2&gt;&lt;span class="mw-headline" id="Records"&gt;Records&lt;/span&gt;&lt;span class="mw-editsection"&gt;&lt;span class="mw-editsection-bracket"&gt;[&lt;/span&gt;&lt;a href="<text:a xlink:type="simple" xlink:href="view-source:https://fr.wikipedia.org/w/index.php?title=Liste_des_présidents_des_États-Unis&amp;veaction=edit&amp;section=4" text:style-name="Internet_20_link" text:visited-style-name="Visited_20_Internet_20_Link">/w/index.php?title=Liste_des_pr%C3%A9sidents_des_%C3%89tats-Unis&amp;amp;veaction=edit&amp;amp;section=4</text:a>" class="mw-editsection-visualeditor" title="Modifier la section : Records"&gt;modifier&lt;/a&gt;&lt;span class="mw-editsection-divider"&gt; | &lt;/span&gt;&lt;a href="<text:a xlink:type="simple" xlink:href="view-source:https://fr.wikipedia.org/w/index.php?title=Liste_des_présidents_des_États-Unis&amp;action=edit&amp;section=4" text:style-name="Internet_20_link" text:visited-style-name="Visited_20_Internet_20_Link">/w/index.php?title=Liste_des_pr%C3%A9sidents_des_%C3%89tats-Unis&amp;amp;action=edit&amp;amp;section=4</text:a>" title="Modifier la section : Records"&gt;modifier le code&lt;/a&gt;&lt;span class="mw-editsection-bracket"&gt;]&lt;/span&gt;&lt;/span&gt;&lt;/h2&gt;</text:p>
      <text:p text:style-name="Preformatted_20_Text"><text:bookmark text:name="line972"/>&lt;ul&gt;&lt;li&gt;le mandat le plus long&amp;#160;: &lt;a href="<text:a xlink:type="simple" xlink:href="view-source:https://fr.wikipedia.org/wiki/Franklin_Delano_Roosevelt" text:style-name="Internet_20_link" text:visited-style-name="Visited_20_Internet_20_Link">/wiki/Franklin_Delano_Roosevelt</text:a>" title="Franklin Delano Roosevelt"&gt;Franklin Delano Roosevelt&lt;/a&gt; (12 ans 1 mois et 8 jours&amp;#160;: 1933-1945)&lt;/li&gt;</text:p>
      <text:p text:style-name="Preformatted_20_Text"><text:bookmark text:name="line973"/>&lt;li&gt;le mandat le plus court&amp;#160;: &lt;a href="<text:a xlink:type="simple" xlink:href="view-source:https://fr.wikipedia.org/wiki/William_Henry_Harrison" text:style-name="Internet_20_link" text:visited-style-name="Visited_20_Internet_20_Link">/wiki/William_Henry_Harrison</text:a>" title="William Henry Harrison"&gt;William Henry Harrison&lt;/a&gt; (1 mois)&lt;/li&gt;</text:p>
      <text:p text:style-name="Preformatted_20_Text"><text:bookmark text:name="line974"/>&lt;li&gt;le plus de mandats&amp;#160;: &lt;a href="<text:a xlink:type="simple" xlink:href="view-source:https://fr.wikipedia.org/wiki/Franklin_Delano_Roosevelt" text:style-name="Internet_20_link" text:visited-style-name="Visited_20_Internet_20_Link">/wiki/Franklin_Delano_Roosevelt</text:a>" title="Franklin Delano Roosevelt"&gt;Franklin Delano Roosevelt&lt;/a&gt; (4 mandats)&lt;/li&gt;</text:p>
      <text:p text:style-name="Preformatted_20_Text"><text:bookmark text:name="line975"/>&lt;li&gt;le président le plus jeune&amp;#160;: &lt;a href="<text:a xlink:type="simple" xlink:href="view-source:https://fr.wikipedia.org/wiki/Theodore_Roosevelt" text:style-name="Internet_20_link" text:visited-style-name="Visited_20_Internet_20_Link">/wiki/Theodore_Roosevelt</text:a>" title="Theodore Roosevelt"&gt;Theodore Roosevelt&lt;/a&gt; (début de mandat à 42 ans)&lt;/li&gt;</text:p>
      <text:p text:style-name="Preformatted_20_Text"><text:bookmark text:name="line976"/>&lt;li&gt;le président le plus âgé au début de son mandat&amp;#160;: &lt;a href="<text:a xlink:type="simple" xlink:href="view-source:https://fr.wikipedia.org/wiki/Donald_Trump" text:style-name="Internet_20_link" text:visited-style-name="Visited_20_Internet_20_Link">/wiki/Donald_Trump</text:a>" title="Donald Trump"&gt;Donald Trump&lt;/a&gt; (début de mandat à 70 ans)&lt;/li&gt;</text:p>
      <text:p text:style-name="Preformatted_20_Text"><text:bookmark text:name="line977"/>&lt;li&gt;le président le plus âgé à la fin de son mandat&amp;#160;: &lt;a href="<text:a xlink:type="simple" xlink:href="view-source:https://fr.wikipedia.org/wiki/Ronald_Reagan" text:style-name="Internet_20_link" text:visited-style-name="Visited_20_Internet_20_Link">/wiki/Ronald_Reagan</text:a>" title="Ronald Reagan"&gt;Ronald Reagan&lt;/a&gt; (fin de mandat à 77 ans)&lt;/li&gt;</text:p>
      <text:p text:style-name="Preformatted_20_Text"><text:bookmark text:name="line978"/>&lt;li&gt;le président mort le plus jeune&amp;#160;: &lt;a href="<text:a xlink:type="simple" xlink:href="view-source:https://fr.wikipedia.org/wiki/John_Fitzgerald_Kennedy" text:style-name="Internet_20_link" text:visited-style-name="Visited_20_Internet_20_Link">/wiki/John_Fitzgerald_Kennedy</text:a>" title="John Fitzgerald Kennedy"&gt;John Fitzgerald Kennedy&lt;/a&gt; (46 ans)&lt;/li&gt;</text:p>
      <text:p text:style-name="Preformatted_20_Text"><text:bookmark text:name="line979"/>&lt;li&gt;le président mort le plus vieux&amp;#160;: &lt;a href="<text:a xlink:type="simple" xlink:href="view-source:https://fr.wikipedia.org/wiki/Gerald_Ford" text:style-name="Internet_20_link" text:visited-style-name="Visited_20_Internet_20_Link">/wiki/Gerald_Ford</text:a>" title="Gerald Ford"&gt;Gerald Rudolph Ford&lt;/a&gt; (93 ans, 5 mois et 12 jours) (&lt;a href="<text:a xlink:type="simple" xlink:href="view-source:https://fr.wikipedia.org/wiki/George_H._W._Bush" text:style-name="Internet_20_link" text:visited-style-name="Visited_20_Internet_20_Link">/wiki/George_H._W._Bush</text:a>" title="George H. W. Bush"&gt;George H. W. Bush&lt;/a&gt; est aujourd'hui âgé de &lt;span data-sort-value="&amp;amp;&amp;amp;&amp;amp;&amp;amp;&amp;amp;&amp;amp;&amp;amp;&amp;amp;&amp;amp;&amp;amp;034478" class="datasortkey"&gt;94&amp;#160;ans, 4&amp;#160;mois et 23&amp;#160;jours&lt;/span&gt; et &lt;a href="<text:a xlink:type="simple" xlink:href="view-source:https://fr.wikipedia.org/wiki/Jimmy_Carter" text:style-name="Internet_20_link" text:visited-style-name="Visited_20_Internet_20_Link">/wiki/Jimmy_Carter</text:a>" title="Jimmy Carter"&gt;Jimmy Carter&lt;/a&gt; de &lt;span data-sort-value="&amp;amp;&amp;amp;&amp;amp;&amp;amp;&amp;amp;&amp;amp;&amp;amp;&amp;amp;&amp;amp;&amp;amp;034367" class="datasortkey"&gt;94&amp;#160;ans, 1&amp;#160;mois et 3&amp;#160;jours&lt;/span&gt;)&lt;/li&gt;&lt;/ul&gt;</text:p>
      <text:p text:style-name="Preformatted_20_Text"><text:bookmark text:name="line980"/>&lt;h2&gt;&lt;span class="mw-headline" id="Prix_Nobel_de_la_paix"&gt;Prix Nobel de la paix&lt;/span&gt;&lt;span class="mw-editsection"&gt;&lt;span class="mw-editsection-bracket"&gt;[&lt;/span&gt;&lt;a href="<text:a xlink:type="simple" xlink:href="view-source:https://fr.wikipedia.org/w/index.php?title=Liste_des_présidents_des_États-Unis&amp;veaction=edit&amp;section=5" text:style-name="Internet_20_link" text:visited-style-name="Visited_20_Internet_20_Link">/w/index.php?title=Liste_des_pr%C3%A9sidents_des_%C3%89tats-Unis&amp;amp;veaction=edit&amp;amp;section=5</text:a>" class="mw-editsection-visualeditor" title="Modifier la section : Prix Nobel de la paix"&gt;modifier&lt;/a&gt;&lt;span class="mw-editsection-divider"&gt; | &lt;/span&gt;&lt;a href="<text:a xlink:type="simple" xlink:href="view-source:https://fr.wikipedia.org/w/index.php?title=Liste_des_présidents_des_États-Unis&amp;action=edit&amp;section=5" text:style-name="Internet_20_link" text:visited-style-name="Visited_20_Internet_20_Link">/w/index.php?title=Liste_des_pr%C3%A9sidents_des_%C3%89tats-Unis&amp;amp;action=edit&amp;amp;section=5</text:a>" title="Modifier la section : Prix Nobel de la paix"&gt;modifier le code&lt;/a&gt;&lt;span class="mw-editsection-bracket"&gt;]&lt;/span&gt;&lt;/span&gt;&lt;/h2&gt;</text:p>
      <text:p text:style-name="Preformatted_20_Text"><text:bookmark text:name="line981"/>&lt;ul class="gallery mw-gallery-traditional"&gt;</text:p>
      <text:p text:style-name="Preformatted_20_Text"><text:bookmark text:name="line982"/><text:s text:c="16"/>&lt;li class="gallerybox" style="width: 155px"&gt;&lt;div style="width: 155px"&gt;</text:p>
      <text:p text:style-name="Preformatted_20_Text"><text:bookmark text:name="line983"/><text:s text:c="24"/>&lt;div class="thumb" style="width: 150px;"&gt;&lt;div style="margin:15px auto;"&gt;&lt;a href="<text:a xlink:type="simple" xlink:href="view-source:https://fr.wikipedia.org/wiki/Fichier:President_Theodore_Roosevelt,_1904.jpg" text:style-name="Internet_20_link" text:visited-style-name="Visited_20_Internet_20_Link">/wiki/Fichier:President_Theodore_Roosevelt,_1904.jpg</text:a>" class="image"&gt;&lt;img alt="" src="<text:a xlink:type="simple" xlink:href="view-source:https://upload.wikimedia.org/wikipedia/commons/thumb/1/19/President_Theodore_Roosevelt%2C_1904.jpg/91px-President_Theodore_Roosevelt%2C_1904.jpg" text:style-name="Internet_20_link" text:visited-style-name="Visited_20_Internet_20_Link">//upload.wikimedia.org/wikipedia/commons/thumb/1/19/President_Theodore_Roosevelt%2C_1904.jpg/91px-President_Theodore_Roosevelt%2C_1904.jpg</text:a>" width="91" height="120" srcset="//upload.wikimedia.org/wikipedia/commons/thumb/1/19/President_Theodore_Roos<text:soft-page-break/>evelt%2C_1904.jpg/136px-President_Theodore_Roosevelt%2C_1904.jpg 1.5x, //upload.wikimedia.org/wikipedia/commons/thumb/1/19/President_Theodore_Roosevelt%2C_1904.jpg/182px-President_Theodore_Roosevelt%2C_1904.jpg 2x" data-file-width="2842" data-file-height="3751" /&gt;&lt;/a&gt;&lt;/div&gt;&lt;/div&gt;</text:p>
      <text:p text:style-name="Preformatted_20_Text"><text:bookmark text:name="line984"/><text:s text:c="24"/>&lt;div class="gallerytext"&gt;</text:p>
      <text:p text:style-name="Preformatted_20_Text"><text:bookmark text:name="line985"/>&lt;p&gt;&lt;a href="<text:a xlink:type="simple" xlink:href="view-source:https://fr.wikipedia.org/wiki/Theodore_Roosevelt" text:style-name="Internet_20_link" text:visited-style-name="Visited_20_Internet_20_Link">/wiki/Theodore_Roosevelt</text:a>" title="Theodore Roosevelt"&gt;Theodore Roosevelt&lt;/a&gt; en &lt;a href="<text:a xlink:type="simple" xlink:href="view-source:https://fr.wikipedia.org/wiki/1906" text:style-name="Internet_20_link" text:visited-style-name="Visited_20_Internet_20_Link">/wiki/1906</text:a>" title="1906"&gt;1906&lt;/a&gt;.</text:p>
      <text:p text:style-name="Preformatted_20_Text"><text:bookmark text:name="line986"/>&lt;/p&gt;</text:p>
      <text:p text:style-name="Preformatted_20_Text"><text:bookmark text:name="line987"/><text:s text:c="24"/>&lt;/div&gt;</text:p>
      <text:p text:style-name="Preformatted_20_Text"><text:bookmark text:name="line988"/><text:s text:c="16"/>&lt;/div&gt;&lt;/li&gt;</text:p>
      <text:p text:style-name="Preformatted_20_Text"><text:bookmark text:name="line989"/><text:s text:c="16"/>&lt;li class="gallerybox" style="width: 155px"&gt;&lt;div style="width: 155px"&gt;</text:p>
      <text:p text:style-name="Preformatted_20_Text"><text:bookmark text:name="line990"/><text:s text:c="24"/>&lt;div class="thumb" style="width: 150px;"&gt;&lt;div style="margin:15px auto;"&gt;&lt;a href="<text:a xlink:type="simple" xlink:href="view-source:https://fr.wikipedia.org/wiki/Fichier:President_Woodrow_Wilson_portrait_December_2_1912.jpg" text:style-name="Internet_20_link" text:visited-style-name="Visited_20_Internet_20_Link">/wiki/Fichier:President_Woodrow_Wilson_portrait_December_2_1912.jpg</text:a>" class="image"&gt;&lt;img alt="" src="<text:a xlink:type="simple" xlink:href="view-source:https://upload.wikimedia.org/wikipedia/commons/thumb/2/2d/President_Woodrow_Wilson_portrait_December_2_1912.jpg/98px-President_Woodrow_Wilson_portrait_December_2_1912.jpg" text:style-name="Internet_20_link" text:visited-style-name="Visited_20_Internet_20_Link">//upload.wikimedia.org/wikipedia/commons/thumb/2/2d/President_Woodrow_Wilson_portrait_December_2_1912.jpg/98px-President_Woodrow_Wilson_portrait_December_2_1912.jpg</text:a>" width="98" height="120" srcset="//upload.wikimedia.org/wikipedia/commons/thumb/2/2d/President_Woodrow_Wilson_portrait_December_2_1912.jpg/148px-President_Woodrow_Wilson_portrait_December_2_1912.jpg 1.5x, //upload.wikimedia.org/wikipedia/commons/thumb/2/2d/President_Woodrow_Wilson_portrait_December_2_1912.jpg/197px-President_Woodrow_Wilson_portrait_December_2_1912.jpg 2x" data-file-width="2976" data-file-height="3623" /&gt;&lt;/a&gt;&lt;/div&gt;&lt;/div&gt;</text:p>
      <text:p text:style-name="Preformatted_20_Text"><text:bookmark text:name="line991"/><text:s text:c="24"/>&lt;div class="gallerytext"&gt;</text:p>
      <text:p text:style-name="Preformatted_20_Text"><text:bookmark text:name="line992"/>&lt;p&gt;&lt;a href="<text:a xlink:type="simple" xlink:href="view-source:https://fr.wikipedia.org/wiki/Woodrow_Wilson" text:style-name="Internet_20_link" text:visited-style-name="Visited_20_Internet_20_Link">/wiki/Woodrow_Wilson</text:a>" title="Woodrow Wilson"&gt;Woodrow Wilson&lt;/a&gt; en &lt;a href="<text:a xlink:type="simple" xlink:href="view-source:https://fr.wikipedia.org/wiki/1919" text:style-name="Internet_20_link" text:visited-style-name="Visited_20_Internet_20_Link">/wiki/1919</text:a>" title="1919"&gt;1919&lt;/a&gt;.</text:p>
      <text:p text:style-name="Preformatted_20_Text"><text:bookmark text:name="line993"/>&lt;/p&gt;</text:p>
      <text:p text:style-name="Preformatted_20_Text"><text:bookmark text:name="line994"/><text:s text:c="24"/>&lt;/div&gt;</text:p>
      <text:p text:style-name="Preformatted_20_Text"><text:bookmark text:name="line995"/><text:s text:c="16"/>&lt;/div&gt;&lt;/li&gt;</text:p>
      <text:p text:style-name="Preformatted_20_Text"><text:bookmark text:name="line996"/><text:s text:c="16"/>&lt;li class="gallerybox" style="width: 155px"&gt;&lt;div style="width: 155px"&gt;</text:p>
      <text:p text:style-name="Preformatted_20_Text"><text:bookmark text:name="line997"/><text:s text:c="24"/>&lt;div class="thumb" style="width: 150px;"&gt;&lt;div style="margin:15px auto;"&gt;&lt;a href="<text:a xlink:type="simple" xlink:href="view-source:https://fr.wikipedia.org/wiki/Fichier:Jimmy_Carter.jpg" text:style-name="Internet_20_link" text:visited-style-name="Visited_20_Internet_20_Link">/wiki/Fichier:Jimmy_Carter.jpg</text:a>" class="image"&gt;&lt;img alt="" src="<text:a xlink:type="simple" xlink:href="view-source:https://upload.wikimedia.org/wikipedia/commons/thumb/4/4c/Jimmy_Carter.jpg/81px-Jimmy_Carter.jpg" text:style-name="Internet_20_link" text:visited-style-name="Visited_20_Internet_20_Link">//upload.wikimedia.org/wikipedia/commons/thumb/4/4c/Jimmy_Carter.jpg/81px-Jimmy_Carter.jpg</text:a>" width="81" height="120" srcset="//upload.wikimedia.org/wikipedia/commons/thumb/4/4c/Jimmy_Carter.jpg/121px-Jimmy_Carter.jpg 1.5x, //upload.wikimedia.org/wikipedia/commons/thumb/4/4c/Jimmy_Carter.jpg/162px-Jimmy_Carter.jpg 2x" data-file-width="2777" data-file-height="4109" /&gt;&lt;/a&gt;&lt;/div&gt;&lt;/div&gt;</text:p>
      <text:p text:style-name="Preformatted_20_Text"><text:bookmark text:name="line998"/><text:s text:c="24"/>&lt;div class="gallerytext"&gt;</text:p>
      <text:p text:style-name="Preformatted_20_Text"><text:bookmark text:name="line999"/>&lt;p&gt;&lt;a href="<text:a xlink:type="simple" xlink:href="view-source:https://fr.wikipedia.org/wiki/Jimmy_Carter" text:style-name="Internet_20_link" text:visited-style-name="Visited_20_Internet_20_Link">/wiki/Jimmy_Carter</text:a>" title="Jimmy Carter"&gt;Jimmy Carter&lt;/a&gt; en &lt;a href="<text:a xlink:type="simple" xlink:href="view-source:https://fr.wikipedia.org/wiki/2002" text:style-name="Internet_20_link" text:visited-style-name="Visited_20_Internet_20_Link">/wiki/2002</text:a>" title="2002"&gt;2002&lt;/a&gt; (après sa présidence).</text:p>
      <text:p text:style-name="Preformatted_20_Text"><text:bookmark text:name="line1000"/>&lt;/p&gt;</text:p>
      <text:p text:style-name="Preformatted_20_Text"><text:bookmark text:name="line1001"/><text:s text:c="24"/>&lt;/div&gt;</text:p>
      <text:p text:style-name="Preformatted_20_Text"><text:bookmark text:name="line1002"/><text:s text:c="16"/>&lt;/div&gt;&lt;/li&gt;</text:p>
      <text:p text:style-name="Preformatted_20_Text"><text:bookmark text:name="line1003"/><text:s text:c="16"/>&lt;li class="gallerybox" style="width: 155px"&gt;&lt;div style="width: 155px"&gt;</text:p>
      <text:p text:style-name="Preformatted_20_Text"><text:bookmark text:name="line1004"/><text:s text:c="24"/>&lt;div class="thumb" style="width: 150px;"&gt;&lt;div style="margin:15px auto;"&gt;&lt;a href="<text:a xlink:type="simple" xlink:href="view-source:https://fr.wikipedia.org/wiki/Fichier:Official_portrait_of_Barack_Obama.jpg" text:style-name="Internet_20_link" text:visited-style-name="Visited_20_Internet_20_Link">/wiki/Fichier:Official_portrait_of_Barack_Obama.jpg</text:a>" class="image"&gt;&lt;img alt="" src="<text:a xlink:type="simple" xlink:href="view-source:https://upload.wikimedia.org/wikipedia/commons/thumb/e/e9/Official_portrait_of_Barack_Obama.jpg/88px-Official_portrait_of_Barack_Obama.jpg" text:style-name="Internet_20_link" text:visited-style-name="Visited_20_Internet_20_Link">//upload.wikimedia.org/wikipedia/commons/thumb/e/e9/Official_portrait_of_Barack_Obama.jpg/88px-Official_portrait_of_Barack_Obama.jpg</text:a>" width="88" height="120" srcset="//upload.wikimedia.org/wikipedia/commons/thumb/e/e9/Official_portrait_of_Barack_Obama.jpg/132px-Official_portrait_of_Barack_Obama.jpg 1.5x, //upload.wikimedia.org/wikipedia/commons/thumb/e/e9/Official_portrait_of_Barack_Oba<text:soft-page-break/>ma.jpg/176px-Official_portrait_of_Barack_Obama.jpg 2x" data-file-width="1916" data-file-height="2608" /&gt;&lt;/a&gt;&lt;/div&gt;&lt;/div&gt;</text:p>
      <text:p text:style-name="Preformatted_20_Text"><text:bookmark text:name="line1005"/><text:s text:c="24"/>&lt;div class="gallerytext"&gt;</text:p>
      <text:p text:style-name="Preformatted_20_Text"><text:bookmark text:name="line1006"/>&lt;p&gt;&lt;a href="<text:a xlink:type="simple" xlink:href="view-source:https://fr.wikipedia.org/wiki/Barack_Obama" text:style-name="Internet_20_link" text:visited-style-name="Visited_20_Internet_20_Link">/wiki/Barack_Obama</text:a>" title="Barack Obama"&gt;Barack Obama&lt;/a&gt; en &lt;a href="<text:a xlink:type="simple" xlink:href="view-source:https://fr.wikipedia.org/wiki/2009" text:style-name="Internet_20_link" text:visited-style-name="Visited_20_Internet_20_Link">/wiki/2009</text:a>" title="2009"&gt;2009&lt;/a&gt;.</text:p>
      <text:p text:style-name="Preformatted_20_Text"><text:bookmark text:name="line1007"/>&lt;/p&gt;</text:p>
      <text:p text:style-name="Preformatted_20_Text"><text:bookmark text:name="line1008"/><text:s text:c="24"/>&lt;/div&gt;</text:p>
      <text:p text:style-name="Preformatted_20_Text"><text:bookmark text:name="line1009"/><text:s text:c="16"/>&lt;/div&gt;&lt;/li&gt;</text:p>
      <text:p text:style-name="Preformatted_20_Text"><text:bookmark text:name="line1010"/>&lt;/ul&gt;</text:p>
      <text:p text:style-name="Preformatted_20_Text"><text:bookmark text:name="line1011"/>&lt;h2&gt;&lt;span id="Notes_et_r.C3.A9f.C3.A9rences"&gt;&lt;/span&gt;&lt;span class="mw-headline" id="Notes_et_références"&gt;Notes et références&lt;/span&gt;&lt;span class="mw-editsection"&gt;&lt;span class="mw-editsection-bracket"&gt;[&lt;/span&gt;&lt;a href="<text:a xlink:type="simple" xlink:href="view-source:https://fr.wikipedia.org/w/index.php?title=Liste_des_présidents_des_États-Unis&amp;veaction=edit&amp;section=6" text:style-name="Internet_20_link" text:visited-style-name="Visited_20_Internet_20_Link">/w/index.php?title=Liste_des_pr%C3%A9sidents_des_%C3%89tats-Unis&amp;amp;veaction=edit&amp;amp;section=6</text:a>" class="mw-editsection-visualeditor" title="Modifier la section : Notes et références"&gt;modifier&lt;/a&gt;&lt;span class="mw-editsection-divider"&gt; | &lt;/span&gt;&lt;a href="<text:a xlink:type="simple" xlink:href="view-source:https://fr.wikipedia.org/w/index.php?title=Liste_des_présidents_des_États-Unis&amp;action=edit&amp;section=6" text:style-name="Internet_20_link" text:visited-style-name="Visited_20_Internet_20_Link">/w/index.php?title=Liste_des_pr%C3%A9sidents_des_%C3%89tats-Unis&amp;amp;action=edit&amp;amp;section=6</text:a>" title="Modifier la section : Notes et références"&gt;modifier le code&lt;/a&gt;&lt;span class="mw-editsection-bracket"&gt;]&lt;/span&gt;&lt;/span&gt;&lt;/h2&gt;</text:p>
      <text:p text:style-name="Preformatted_20_Text"><text:bookmark text:name="line1012"/>&lt;h3&gt;&lt;span class="mw-headline" id="Notes"&gt;Notes&lt;/span&gt;&lt;span class="mw-editsection"&gt;&lt;span class="mw-editsection-bracket"&gt;[&lt;/span&gt;&lt;a href="<text:a xlink:type="simple" xlink:href="view-source:https://fr.wikipedia.org/w/index.php?title=Liste_des_présidents_des_États-Unis&amp;veaction=edit&amp;section=7" text:style-name="Internet_20_link" text:visited-style-name="Visited_20_Internet_20_Link">/w/index.php?title=Liste_des_pr%C3%A9sidents_des_%C3%89tats-Unis&amp;amp;veaction=edit&amp;amp;section=7</text:a>" class="mw-editsection-visualeditor" title="Modifier la section : Notes"&gt;modifier&lt;/a&gt;&lt;span class="mw-editsection-divider"&gt; | &lt;/span&gt;&lt;a href="<text:a xlink:type="simple" xlink:href="view-source:https://fr.wikipedia.org/w/index.php?title=Liste_des_présidents_des_États-Unis&amp;action=edit&amp;section=7" text:style-name="Internet_20_link" text:visited-style-name="Visited_20_Internet_20_Link">/w/index.php?title=Liste_des_pr%C3%A9sidents_des_%C3%89tats-Unis&amp;amp;action=edit&amp;amp;section=7</text:a>" title="Modifier la section : Notes"&gt;modifier le code&lt;/a&gt;&lt;span class="mw-editsection-bracket"&gt;]&lt;/span&gt;&lt;/span&gt;&lt;/h3&gt;</text:p>
      <text:p text:style-name="Preformatted_20_Text"><text:bookmark text:name="line1013"/>&lt;div class="mw-references-wrap"&gt;&lt;ol class="references"&gt;</text:p>
      <text:p text:style-name="Preformatted_20_Text"><text:bookmark text:name="line1014"/>&lt;li id="cite_note-2"&gt;&lt;span class="noprint renvois_vers_le_texte"&gt;&lt;a href="<text:a xlink:type="simple" xlink:href="view-source:https://fr.wikipedia.org/wiki/Liste_des_présidents_des_États-Unis#cite_ref-2" text:style-name="Internet_20_link" text:visited-style-name="Visited_20_Internet_20_Link">#cite_ref-2</text:a>"&gt;↑&lt;/a&gt; &lt;/span&gt;&lt;span class="reference-text"&gt;Jusqu'en 1804, le président et le vice-président étaient élus au cours d'un scrutin unique, celui arrivant second étant élu vice-président.&lt;/span&gt;</text:p>
      <text:p text:style-name="Preformatted_20_Text"><text:bookmark text:name="line1015"/>&lt;/li&gt;</text:p>
      <text:p text:style-name="Preformatted_20_Text"><text:bookmark text:name="line1016"/>&lt;li id="cite_note-8"&gt;&lt;span class="noprint renvois_vers_le_texte"&gt;&lt;a href="<text:a xlink:type="simple" xlink:href="view-source:https://fr.wikipedia.org/wiki/Liste_des_présidents_des_États-Unis#cite_ref-8" text:style-name="Internet_20_link" text:visited-style-name="Visited_20_Internet_20_Link">#cite_ref-8</text:a>"&gt;↑&lt;/a&gt; &lt;/span&gt;&lt;span class="reference-text"&gt;En 1951, le XXII&lt;sup&gt;e&lt;/sup&gt; amendement à la &lt;a href="<text:a xlink:type="simple" xlink:href="view-source:https://fr.wikipedia.org/wiki/Constitution_des_États-Unis" text:style-name="Internet_20_link" text:visited-style-name="Visited_20_Internet_20_Link">/wiki/Constitution_des_%C3%89tats-Unis</text:a>" title="Constitution des États-Unis"&gt;Constitution des États-Unis&lt;/a&gt;, ratifié par les &lt;a href="<text:a xlink:type="simple" xlink:href="view-source:https://fr.wikipedia.org/wiki/Législature_d%27État_des_États-Unis" text:style-name="Internet_20_link" text:visited-style-name="Visited_20_Internet_20_Link">/wiki/L%C3%A9gislature_d%27%C3%89tat_des_%C3%89tats-Unis</text:a>" title="Législature d&amp;#39;État des États-Unis"&gt;législatures de trois quarts des différents États&lt;/a&gt;, limitera le nombre de mandats à deux&lt;/span&gt;</text:p>
      <text:p text:style-name="Preformatted_20_Text"><text:bookmark text:name="line1017"/>&lt;/li&gt;</text:p>
      <text:p text:style-name="Preformatted_20_Text"><text:bookmark text:name="line1018"/>&lt;li id="cite_note-11"&gt;&lt;span class="noprint renvois_vers_le_texte"&gt;&lt;a href="<text:a xlink:type="simple" xlink:href="view-source:https://fr.wikipedia.org/wiki/Liste_des_présidents_des_États-Unis#cite_ref-11" text:style-name="Internet_20_link" text:visited-style-name="Visited_20_Internet_20_Link">#cite_ref-11</text:a>"&gt;↑&lt;/a&gt; &lt;/span&gt;&lt;span class="reference-text"&gt;Le président Theodore Roosevelt accéda à la présidence en étant plus jeune, mais en succédant à un président décédé en cours de mandat, donc sans être directement élu président.&lt;/span&gt;</text:p>
      <text:p text:style-name="Preformatted_20_Text"><text:bookmark text:name="line1019"/>&lt;/li&gt;</text:p>
      <text:p text:style-name="Preformatted_20_Text"><text:bookmark text:name="line1020"/>&lt;li id="cite_note-14"&gt;&lt;span class="noprint renvois_vers_le_texte"&gt;&lt;a href="<text:a xlink:type="simple" xlink:href="view-source:https://fr.wikipedia.org/wiki/Liste_des_présidents_des_États-Unis#cite_ref-14" text:style-name="Internet_20_link" text:visited-style-name="Visited_20_Internet_20_Link">#cite_ref-14</text:a>"&gt;↑&lt;/a&gt; &lt;/span&gt;&lt;span class="reference-text"&gt;Reagan remporte alors 49 des 50 États. Il ne remporte pas non plus le &lt;a href="<text:a xlink:type="simple" xlink:href="view-source:https://fr.wikipedia.org/wiki/District_de_Columbia" text:style-name="Internet_20_link" text:visited-style-name="Visited_20_Internet_20_Link">/wiki/District_de_Columbia</text:a>" class="mw-redirect" title="District de Columbia"&gt;district de Columbia&lt;/a&gt; (3 grands électeurs) où est situé Washington DC.&lt;/span&gt;</text:p>
      <text:p text:style-name="Preformatted_20_Text"><text:bookmark text:name="line1021"/>&lt;/li&gt;</text:p>
      <text:p text:style-name="Preformatted_20_Text"><text:bookmark text:name="line1022"/>&lt;li id="cite_note-16"&gt;&lt;span class="noprint renvois_vers_le_texte"&gt;&lt;a href="<text:a xlink:type="simple" xlink:href="view-source:https://fr.wikipedia.org/wiki/Liste_des_présidents_des_États-Unis#cite_ref-16" text:style-name="Internet_20_link" text:visited-style-name="Visited_20_Internet_20_Link">#cite_ref-16</text:a>"&gt;↑&lt;/a&gt; &lt;/span&gt;&lt;span class="reference-text"&gt;ancêtre du &lt;i&gt;&lt;a href="<text:a xlink:type="simple" xlink:href="view-source:https://fr.wikipedia.org/wiki/National_missile_defense" text:style-name="Internet_20_link" text:visited-style-name="Visited_20_Internet_20_Link">/wiki/National_missile_defense</text:a>" title="National missile defense"&gt;National missile defense&lt;/a&gt;&lt;/i&gt; issu du &lt;i&gt;National Missile Defense Act&lt;/i&gt; (1999) et mis <text:soft-page-break/>en place lors de la &lt;a href="<text:a xlink:type="simple" xlink:href="view-source:https://fr.wikipedia.org/wiki/Administration_Bush" text:style-name="Internet_20_link" text:visited-style-name="Visited_20_Internet_20_Link">/wiki/Administration_Bush</text:a>" class="mw-redirect" title="Administration Bush"&gt;présidence de George W. Bush&lt;/a&gt;.&lt;/span&gt;</text:p>
      <text:p text:style-name="Preformatted_20_Text"><text:bookmark text:name="line1023"/>&lt;/li&gt;</text:p>
      <text:p text:style-name="Preformatted_20_Text"><text:bookmark text:name="line1024"/>&lt;li id="cite_note-21"&gt;&lt;span class="noprint renvois_vers_le_texte"&gt;&lt;a href="<text:a xlink:type="simple" xlink:href="view-source:https://fr.wikipedia.org/wiki/Liste_des_présidents_des_États-Unis#cite_ref-21" text:style-name="Internet_20_link" text:visited-style-name="Visited_20_Internet_20_Link">#cite_ref-21</text:a>"&gt;↑&lt;/a&gt; &lt;/span&gt;&lt;span class="reference-text"&gt;Le scrutin a d'ailleurs fait l'objet d'un recomptage des votes au &lt;a href="<text:a xlink:type="simple" xlink:href="view-source:https://fr.wikipedia.org/wiki/Nouveau-Mexique" text:style-name="Internet_20_link" text:visited-style-name="Visited_20_Internet_20_Link">/wiki/Nouveau-Mexique</text:a>" title="Nouveau-Mexique"&gt;Nouveau-Mexique&lt;/a&gt; et surtout en &lt;a href="<text:a xlink:type="simple" xlink:href="view-source:https://fr.wikipedia.org/wiki/Floride" text:style-name="Internet_20_link" text:visited-style-name="Visited_20_Internet_20_Link">/wiki/Floride</text:a>" title="Floride"&gt;Floride&lt;/a&gt;.&lt;/span&gt;</text:p>
      <text:p text:style-name="Preformatted_20_Text"><text:bookmark text:name="line1025"/>&lt;/li&gt;</text:p>
      <text:p text:style-name="Preformatted_20_Text"><text:bookmark text:name="line1026"/>&lt;/ol&gt;&lt;/div&gt;</text:p>
      <text:p text:style-name="Preformatted_20_Text"><text:bookmark text:name="line1027"/>&lt;h3&gt;&lt;span id="R.C3.A9f.C3.A9rences"&gt;&lt;/span&gt;&lt;span class="mw-headline" id="Références"&gt;Références&lt;/span&gt;&lt;span class="mw-editsection"&gt;&lt;span class="mw-editsection-bracket"&gt;[&lt;/span&gt;&lt;a href="<text:a xlink:type="simple" xlink:href="view-source:https://fr.wikipedia.org/w/index.php?title=Liste_des_présidents_des_États-Unis&amp;veaction=edit&amp;section=8" text:style-name="Internet_20_link" text:visited-style-name="Visited_20_Internet_20_Link">/w/index.php?title=Liste_des_pr%C3%A9sidents_des_%C3%89tats-Unis&amp;amp;veaction=edit&amp;amp;section=8</text:a>" class="mw-editsection-visualeditor" title="Modifier la section : Références"&gt;modifier&lt;/a&gt;&lt;span class="mw-editsection-divider"&gt; | &lt;/span&gt;&lt;a href="<text:a xlink:type="simple" xlink:href="view-source:https://fr.wikipedia.org/w/index.php?title=Liste_des_présidents_des_États-Unis&amp;action=edit&amp;section=8" text:style-name="Internet_20_link" text:visited-style-name="Visited_20_Internet_20_Link">/w/index.php?title=Liste_des_pr%C3%A9sidents_des_%C3%89tats-Unis&amp;amp;action=edit&amp;amp;section=8</text:a>" title="Modifier la section : Références"&gt;modifier le code&lt;/a&gt;&lt;span class="mw-editsection-bracket"&gt;]&lt;/span&gt;&lt;/span&gt;&lt;/h3&gt;</text:p>
      <text:p text:style-name="Preformatted_20_Text"><text:bookmark text:name="line1028"/>&lt;div class="references-small decimal" style="-moz-column-width:36em; -webkit-column-width:36em; column-width:36em;"&gt;&lt;ol class="references"&gt;</text:p>
      <text:p text:style-name="Preformatted_20_Text"><text:bookmark text:name="line1029"/>&lt;li id="cite_note-1"&gt;&lt;span class="noprint renvois_vers_le_texte"&gt;&lt;a href="<text:a xlink:type="simple" xlink:href="view-source:https://fr.wikipedia.org/wiki/Liste_des_présidents_des_États-Unis#cite_ref-1" text:style-name="Internet_20_link" text:visited-style-name="Visited_20_Internet_20_Link">#cite_ref-1</text:a>"&gt;↑&lt;/a&gt; &lt;/span&gt;&lt;span class="reference-text"&gt;&lt;span class="ouvrage"&gt;&lt;abbr class="abbr indicateur-langue" title="Langue&amp;#32;: anglais"&gt;(en)&lt;/abbr&gt; &lt;span lang="en"&gt;&lt;a rel="nofollow" class="external text" href="<text:a xlink:type="simple" xlink:href="view-source:https://www.whitehouse.gov/1600/Presidents" text:style-name="Internet_20_link" text:visited-style-name="Visited_20_Internet_20_Link">https://www.whitehouse.gov/1600/Presidents</text:a>"&gt;«&amp;#160;&lt;cite style="font-style: normal;"&gt;The Presidents&lt;/cite&gt;&amp;#160;»&lt;/a&gt;&lt;/span&gt; [«&amp;#160;Les Présidents&amp;#160;»], liste chronologique des présidents des États-Unis &lt;abbr class="abbr indicateur-format format-html" title="Fichier au format Hypertext Markup Language (HTML)"&gt;&amp;#91;html&amp;#93;&lt;/abbr&gt;, sur &lt;span class="italique"&gt;whitehouse.gov&lt;/span&gt;, Maison-Blanche (présidence des États-Unis) &lt;small style="line-height:1em;"&gt;(consulté le &lt;span class="nowrap"&gt;26 juillet 2015&lt;/span&gt;)&lt;/small&gt;&lt;/span&gt;.&lt;/span&gt;</text:p>
      <text:p text:style-name="Preformatted_20_Text"><text:bookmark text:name="line1030"/>&lt;/li&gt;</text:p>
      <text:p text:style-name="Preformatted_20_Text"><text:bookmark text:name="line1031"/>&lt;li id="cite_note-3"&gt;&lt;span class="noprint renvois_vers_le_texte"&gt;&lt;a href="<text:a xlink:type="simple" xlink:href="view-source:https://fr.wikipedia.org/wiki/Liste_des_présidents_des_États-Unis#cite_ref-3" text:style-name="Internet_20_link" text:visited-style-name="Visited_20_Internet_20_Link">#cite_ref-3</text:a>"&gt;↑&lt;/a&gt; &lt;/span&gt;&lt;span class="reference-text"&gt;&lt;a href="<text:a xlink:type="simple" xlink:href="view-source:https://fr.wikipedia.org/wiki/Philippe_Valode" text:style-name="Internet_20_link" text:visited-style-name="Visited_20_Internet_20_Link">/wiki/Philippe_Valode</text:a>" title="Philippe Valode"&gt;Philippe Valode&lt;/a&gt;, &lt;i&gt;Les présidents des États-Unis&lt;/i&gt;, l'Archipel, 2008, p 87.&lt;/span&gt;</text:p>
      <text:p text:style-name="Preformatted_20_Text"><text:bookmark text:name="line1032"/>&lt;/li&gt;</text:p>
      <text:p text:style-name="Preformatted_20_Text"><text:bookmark text:name="line1033"/>&lt;li id="cite_note-4"&gt;&lt;span class="noprint renvois_vers_le_texte"&gt;&lt;a href="<text:a xlink:type="simple" xlink:href="view-source:https://fr.wikipedia.org/wiki/Liste_des_présidents_des_États-Unis#cite_ref-4" text:style-name="Internet_20_link" text:visited-style-name="Visited_20_Internet_20_Link">#cite_ref-4</text:a>"&gt;↑&lt;/a&gt; &lt;/span&gt;&lt;span class="reference-text"&gt;Philippe Valode, &lt;i&gt;Les présidents des États-Unis&lt;/i&gt;, l'Archipel, 2008, p 90.&lt;/span&gt;</text:p>
      <text:p text:style-name="Preformatted_20_Text"><text:bookmark text:name="line1034"/>&lt;/li&gt;</text:p>
      <text:p text:style-name="Preformatted_20_Text"><text:bookmark text:name="line1035"/>&lt;li id="cite_note-5"&gt;&lt;span class="noprint renvois_vers_le_texte"&gt;&lt;a href="<text:a xlink:type="simple" xlink:href="view-source:https://fr.wikipedia.org/wiki/Liste_des_présidents_des_États-Unis#cite_ref-5" text:style-name="Internet_20_link" text:visited-style-name="Visited_20_Internet_20_Link">#cite_ref-5</text:a>"&gt;↑&lt;/a&gt; &lt;/span&gt;&lt;span class="reference-text"&gt;Philippe Valode, &lt;i&gt;Les présidents des États-Unis&lt;/i&gt;, l'Archipel, 2008, p 90-91.&lt;/span&gt;</text:p>
      <text:p text:style-name="Preformatted_20_Text"><text:bookmark text:name="line1036"/>&lt;/li&gt;</text:p>
      <text:p text:style-name="Preformatted_20_Text"><text:bookmark text:name="line1037"/>&lt;li id="cite_note-6"&gt;&lt;span class="noprint renvois_vers_le_texte"&gt;&lt;a href="<text:a xlink:type="simple" xlink:href="view-source:https://fr.wikipedia.org/wiki/Liste_des_présidents_des_États-Unis#cite_ref-6" text:style-name="Internet_20_link" text:visited-style-name="Visited_20_Internet_20_Link">#cite_ref-6</text:a>"&gt;↑&lt;/a&gt; &lt;/span&gt;&lt;span class="reference-text"&gt;Philippe Valode, &lt;i&gt;Les présidents des États-Unis&lt;/i&gt;, 2008, L'Archipel, p96-99&lt;/span&gt;</text:p>
      <text:p text:style-name="Preformatted_20_Text"><text:bookmark text:name="line1038"/>&lt;/li&gt;</text:p>
      <text:p text:style-name="Preformatted_20_Text"><text:bookmark text:name="line1039"/>&lt;li id="cite_note-7"&gt;&lt;span class="noprint renvois_vers_le_texte"&gt;&lt;a href="<text:a xlink:type="simple" xlink:href="view-source:https://fr.wikipedia.org/wiki/Liste_des_présidents_des_États-Unis#cite_ref-7" text:style-name="Internet_20_link" text:visited-style-name="Visited_20_Internet_20_Link">#cite_ref-7</text:a>"&gt;↑&lt;/a&gt; &lt;/span&gt;&lt;span class="reference-text"&gt;Philippe Valode, &lt;i&gt;Les Présidents des États-Unis&lt;/i&gt;, 2008, L'Archipel, pages 100-105.&lt;/span&gt;</text:p>
      <text:p text:style-name="Preformatted_20_Text"><text:bookmark text:name="line1040"/>&lt;/li&gt;</text:p>
      <text:p text:style-name="Preformatted_20_Text"><text:bookmark text:name="line1041"/>&lt;li id="cite_note-9"&gt;&lt;span class="noprint renvois_vers_le_texte"&gt;&lt;a href="<text:a xlink:type="simple" xlink:href="view-source:https://fr.wikipedia.org/wiki/Liste_des_présidents_des_États-Unis#cite_ref-9" text:style-name="Internet_20_link" text:visited-style-name="Visited_20_Internet_20_Link">#cite_ref-9</text:a>"&gt;↑&lt;/a&gt; &lt;/span&gt;&lt;span class="reference-text"&gt;Philippe Valode, &lt;i&gt;Les Présidents des États-Unis&lt;/i&gt;, 2008, L'Archipel, p. 130-138&lt;/span&gt;</text:p>
      <text:p text:style-name="Preformatted_20_Text"><text:bookmark text:name="line1042"/><text:soft-page-break/>&lt;/li&gt;</text:p>
      <text:p text:style-name="Preformatted_20_Text"><text:bookmark text:name="line1043"/>&lt;li id="cite_note-10"&gt;&lt;span class="noprint renvois_vers_le_texte"&gt;&lt;a href="<text:a xlink:type="simple" xlink:href="view-source:https://fr.wikipedia.org/wiki/Liste_des_présidents_des_États-Unis#cite_ref-10" text:style-name="Internet_20_link" text:visited-style-name="Visited_20_Internet_20_Link">#cite_ref-10</text:a>"&gt;↑&lt;/a&gt; &lt;/span&gt;&lt;span class="reference-text"&gt;Voir l'&lt;a href="<text:a xlink:type="simple" xlink:href="view-source:https://fr.wikipedia.org/w/index.php?title=Wikipédia:Historical_rankings_of_United_States_Presidents&amp;action=edit&amp;redlink=1" text:style-name="Internet_20_link" text:visited-style-name="Visited_20_Internet_20_Link">/w/index.php?title=Wikip%C3%A9dia:Historical_rankings_of_United_States_Presidents&amp;amp;action=edit&amp;amp;redlink=1</text:a>" class="new" title="Wikipédia:Historical rankings of United States Presidents (page inexistante)"&gt;article anglais&lt;/a&gt; qui en fait état.&lt;/span&gt;</text:p>
      <text:p text:style-name="Preformatted_20_Text"><text:bookmark text:name="line1044"/>&lt;/li&gt;</text:p>
      <text:p text:style-name="Preformatted_20_Text"><text:bookmark text:name="line1045"/>&lt;li id="cite_note-12"&gt;&lt;span class="noprint renvois_vers_le_texte"&gt;&lt;a href="<text:a xlink:type="simple" xlink:href="view-source:https://fr.wikipedia.org/wiki/Liste_des_présidents_des_États-Unis#cite_ref-12" text:style-name="Internet_20_link" text:visited-style-name="Visited_20_Internet_20_Link">#cite_ref-12</text:a>"&gt;↑&lt;/a&gt; &lt;/span&gt;&lt;span class="reference-text"&gt;Philippe Valode, &lt;i&gt;Les Présidents des États-Unis&lt;/i&gt;, 2008, L'Archipel, p. 176 (citation de la déclaration de Gerald Ford le 8 septembre 1974)&lt;/span&gt;</text:p>
      <text:p text:style-name="Preformatted_20_Text"><text:bookmark text:name="line1046"/>&lt;/li&gt;</text:p>
      <text:p text:style-name="Preformatted_20_Text"><text:bookmark text:name="line1047"/>&lt;li id="cite_note-13"&gt;&lt;span class="noprint renvois_vers_le_texte"&gt;&lt;a href="<text:a xlink:type="simple" xlink:href="view-source:https://fr.wikipedia.org/wiki/Liste_des_présidents_des_États-Unis#cite_ref-13" text:style-name="Internet_20_link" text:visited-style-name="Visited_20_Internet_20_Link">#cite_ref-13</text:a>"&gt;↑&lt;/a&gt; &lt;/span&gt;&lt;span class="reference-text"&gt;Philippe Valode, &lt;i&gt;Les Présidents des États-Unis&lt;/i&gt;, L'Archipel, 2008, p. 180-183&lt;/span&gt;</text:p>
      <text:p text:style-name="Preformatted_20_Text"><text:bookmark text:name="line1048"/>&lt;/li&gt;</text:p>
      <text:p text:style-name="Preformatted_20_Text"><text:bookmark text:name="line1049"/>&lt;li id="cite_note-15"&gt;&lt;span class="noprint renvois_vers_le_texte"&gt;&lt;a href="<text:a xlink:type="simple" xlink:href="view-source:https://fr.wikipedia.org/wiki/Liste_des_présidents_des_États-Unis#cite_ref-15" text:style-name="Internet_20_link" text:visited-style-name="Visited_20_Internet_20_Link">#cite_ref-15</text:a>"&gt;↑&lt;/a&gt; &lt;/span&gt;&lt;span class="reference-text"&gt;Philippe Valode, &lt;i&gt;Les Présidents des États-Unis&lt;/i&gt;, 2008, L'Archipel&lt;/span&gt;</text:p>
      <text:p text:style-name="Preformatted_20_Text"><text:bookmark text:name="line1050"/>&lt;/li&gt;</text:p>
      <text:p text:style-name="Preformatted_20_Text"><text:bookmark text:name="line1051"/>&lt;li id="cite_note-17"&gt;&lt;span class="noprint renvois_vers_le_texte"&gt;&lt;a href="<text:a xlink:type="simple" xlink:href="view-source:https://fr.wikipedia.org/wiki/Liste_des_présidents_des_États-Unis#cite_ref-17" text:style-name="Internet_20_link" text:visited-style-name="Visited_20_Internet_20_Link">#cite_ref-17</text:a>"&gt;↑&lt;/a&gt; &lt;/span&gt;&lt;span class="reference-text"&gt;Bombardement effectué en représailles de l'attentat à la bombe, en 1986, d'une discothèque de Berlin-Ouest fréquentée par des militaires américains.&lt;/span&gt;</text:p>
      <text:p text:style-name="Preformatted_20_Text"><text:bookmark text:name="line1052"/>&lt;/li&gt;</text:p>
      <text:p text:style-name="Preformatted_20_Text"><text:bookmark text:name="line1053"/>&lt;li id="cite_note-18"&gt;&lt;span class="noprint renvois_vers_le_texte"&gt;&lt;a href="<text:a xlink:type="simple" xlink:href="view-source:https://fr.wikipedia.org/wiki/Liste_des_présidents_des_États-Unis#cite_ref-18" text:style-name="Internet_20_link" text:visited-style-name="Visited_20_Internet_20_Link">#cite_ref-18</text:a>"&gt;↑&lt;/a&gt; &lt;/span&gt;&lt;span class="reference-text"&gt;Philippe Valode, &lt;i&gt;Les Présidents des États-Unis, L'Archipel, 2008, p. 187&lt;/i&gt;&lt;/span&gt;</text:p>
      <text:p text:style-name="Preformatted_20_Text"><text:bookmark text:name="line1054"/>&lt;/li&gt;</text:p>
      <text:p text:style-name="Preformatted_20_Text"><text:bookmark text:name="line1055"/>&lt;li id="cite_note-19"&gt;&lt;span class="noprint renvois_vers_le_texte"&gt;&lt;a href="<text:a xlink:type="simple" xlink:href="view-source:https://fr.wikipedia.org/wiki/Liste_des_présidents_des_États-Unis#cite_ref-19" text:style-name="Internet_20_link" text:visited-style-name="Visited_20_Internet_20_Link">#cite_ref-19</text:a>"&gt;↑&lt;/a&gt; &lt;/span&gt;&lt;span class="reference-text"&gt;Philippe Valode, &lt;i&gt;Les Présidents des États-Unis&lt;/i&gt;, L'Archipel, 2008, p. 188-191&lt;/span&gt;</text:p>
      <text:p text:style-name="Preformatted_20_Text"><text:bookmark text:name="line1056"/>&lt;/li&gt;</text:p>
      <text:p text:style-name="Preformatted_20_Text"><text:bookmark text:name="line1057"/>&lt;li id="cite_note-20"&gt;&lt;span class="noprint renvois_vers_le_texte"&gt;&lt;a href="<text:a xlink:type="simple" xlink:href="view-source:https://fr.wikipedia.org/wiki/Liste_des_présidents_des_États-Unis#cite_ref-20" text:style-name="Internet_20_link" text:visited-style-name="Visited_20_Internet_20_Link">#cite_ref-20</text:a>"&gt;↑&lt;/a&gt; &lt;/span&gt;&lt;span class="reference-text"&gt;Philippe Valode, &lt;i&gt;Les Présidents des États-Unis&lt;/i&gt;, 2008, L'Archipel, p. 194&lt;/span&gt;</text:p>
      <text:p text:style-name="Preformatted_20_Text"><text:bookmark text:name="line1058"/>&lt;/li&gt;</text:p>
      <text:p text:style-name="Preformatted_20_Text"><text:bookmark text:name="line1059"/>&lt;li id="cite_note-22"&gt;&lt;span class="noprint renvois_vers_le_texte"&gt;&lt;a href="<text:a xlink:type="simple" xlink:href="view-source:https://fr.wikipedia.org/wiki/Liste_des_présidents_des_États-Unis#cite_ref-22" text:style-name="Internet_20_link" text:visited-style-name="Visited_20_Internet_20_Link">#cite_ref-22</text:a>"&gt;↑&lt;/a&gt; &lt;/span&gt;&lt;span class="reference-text"&gt;Selon les &lt;a rel="nofollow" class="external text" href="<text:a xlink:type="simple" xlink:href="view-source:http://www.presidency.ucsb.edu/data/popularity.php" text:style-name="Internet_20_link" text:visited-style-name="Visited_20_Internet_20_Link">http://www.presidency.ucsb.edu/data/popularity.php</text:a>"&gt;Indices de popularité des présidents américains mesurés depuis FDR&lt;/a&gt;, George W. Bush a été à la fois l'un des présidents les plus populaires (89&amp;#160;% d'approbation en 2001) et les plus impopulaires (25 à 33&amp;#160;% d'opinions favorables en 2008), soit un peu mieux que les indices les plus bas des présidents &lt;a href="<text:a xlink:type="simple" xlink:href="view-source:https://fr.wikipedia.org/wiki/Harry_Truman" text:style-name="Internet_20_link" text:visited-style-name="Visited_20_Internet_20_Link">/wiki/Harry_Truman</text:a>" class="mw-redirect" title="Harry Truman"&gt;Harry Truman&lt;/a&gt; et &lt;a href="<text:a xlink:type="simple" xlink:href="view-source:https://fr.wikipedia.org/wiki/Richard_Nixon" text:style-name="Internet_20_link" text:visited-style-name="Visited_20_Internet_20_Link">/wiki/Richard_Nixon</text:a>" title="Richard Nixon"&gt;Richard Nixon&lt;/a&gt;.&lt;/span&gt;</text:p>
      <text:p text:style-name="Preformatted_20_Text"><text:bookmark text:name="line1060"/>&lt;/li&gt;</text:p>
      <text:p text:style-name="Preformatted_20_Text"><text:bookmark text:name="line1061"/>&lt;li id="cite_note-23"&gt;&lt;span class="noprint renvois_vers_le_texte"&gt;&lt;a href="<text:a xlink:type="simple" xlink:href="view-source:https://fr.wikipedia.org/wiki/Liste_des_présidents_des_États-Unis#cite_ref-23" text:style-name="Internet_20_link" text:visited-style-name="Visited_20_Internet_20_Link">#cite_ref-23</text:a>"&gt;↑&lt;/a&gt; &lt;/span&gt;&lt;span class="reference-text"&gt;&lt;span class="ouvrage" id="2009"&gt;&lt;a rel="nofollow" class="external text" href="<text:a xlink:type="simple" xlink:href="view-source:http://www.liberation.fr/monde/0101561909-fidel-castro-reclame-la-fin-du-blocus-contre-cuba" text:style-name="Internet_20_link" text:visited-style-name="Visited_20_Internet_20_Link">http://www.liberation.fr/monde/0101561909-fidel-castro-reclame-la-fin-du-blocus-contre-cuba</text:a>"&gt;«&amp;#160;&lt;cite style="font-style: normal;"&gt;Fidel Castro réclame la fin du blocus contre Cuba&lt;/cite&gt;&amp;#160;»&lt;/a&gt;, Libération, &lt;time class="nowrap" datetime="2009-04-14" data-sort-value="2009-04-14"&gt;14 avril 2009&lt;/time&gt; &lt;small style="line-height:1em;"&gt;(consulté le &lt;span class="nowrap"&gt;16 avril 2009&lt;/span&gt;)&lt;/small&gt;&lt;/span&gt;.&lt;/span&gt;</text:p>
      <text:p text:style-name="Preformatted_20_Text"><text:bookmark text:name="line1062"/>&lt;/li&gt;</text:p>
      <text:p text:style-name="Preformatted_20_Text"><text:bookmark text:name="line1063"/><text:soft-page-break/>&lt;li id="cite_note-24"&gt;&lt;span class="noprint renvois_vers_le_texte"&gt;&lt;a href="<text:a xlink:type="simple" xlink:href="view-source:https://fr.wikipedia.org/wiki/Liste_des_présidents_des_États-Unis#cite_ref-24" text:style-name="Internet_20_link" text:visited-style-name="Visited_20_Internet_20_Link">#cite_ref-24</text:a>"&gt;↑&lt;/a&gt; &lt;/span&gt;&lt;span class="reference-text"&gt;&lt;span class="ouvrage" id="2009"&gt;&lt;a rel="nofollow" class="external text" href="<text:a xlink:type="simple" xlink:href="view-source:http://www.swissinfo.ch/fre/a_la_une/Premiers_pas_entre_l_Iran_et_les_Etats_Unis.html?siteSect=105&amp;sid=10524589&amp;cKey=1238599250000&amp;ty=st" text:style-name="Internet_20_link" text:visited-style-name="Visited_20_Internet_20_Link">http://www.swissinfo.ch/fre/a_la_une/Premiers_pas_entre_l_Iran_et_les_Etats_Unis.html?siteSect=105&amp;amp;sid=10524589&amp;amp;cKey=1238599250000&amp;amp;ty=st</text:a>"&gt;«&amp;#160;&lt;cite style="font-style: normal;"&gt;Premiers pas entre l'Iran et les États-Unis&lt;/cite&gt;&amp;#160;»&lt;/a&gt;, Swissinfo.ch, &lt;time class="nowrap" datetime="2009-04-01" data-sort-value="2009-04-01"&gt;&lt;abbr class="abbr" title="premier"&gt;1&lt;sup&gt;er&lt;/sup&gt;&lt;/abbr&gt; avril 2009&lt;/time&gt; &lt;small style="line-height:1em;"&gt;(consulté le &lt;span class="nowrap"&gt;16 avril 2009&lt;/span&gt;)&lt;/small&gt;&lt;/span&gt;.&lt;/span&gt;</text:p>
      <text:p text:style-name="Preformatted_20_Text"><text:bookmark text:name="line1064"/>&lt;/li&gt;</text:p>
      <text:p text:style-name="Preformatted_20_Text"><text:bookmark text:name="line1065"/>&lt;li id="cite_note-25"&gt;&lt;span class="noprint renvois_vers_le_texte"&gt;&lt;a href="<text:a xlink:type="simple" xlink:href="view-source:https://fr.wikipedia.org/wiki/Liste_des_présidents_des_États-Unis#cite_ref-25" text:style-name="Internet_20_link" text:visited-style-name="Visited_20_Internet_20_Link">#cite_ref-25</text:a>"&gt;↑&lt;/a&gt; &lt;/span&gt;&lt;span class="reference-text"&gt;&lt;span class="ouvrage" id="2009"&gt;&lt;a rel="nofollow" class="external text" href="<text:a xlink:type="simple" xlink:href="view-source:http://www.lefigaro.fr/debats/2009/04/07/01005-20090407ARTFIG00465-obama-la-turquie-et-l-europe-.php" text:style-name="Internet_20_link" text:visited-style-name="Visited_20_Internet_20_Link">http://www.lefigaro.fr/debats/2009/04/07/01005-20090407ARTFIG00465-obama-la-turquie-et-l-europe-.php</text:a>"&gt;«&amp;#160;&lt;cite style="font-style: normal;"&gt;Obama, la Turquie et l'Europe&lt;/cite&gt;&amp;#160;»&lt;/a&gt;, Le Figaro, &lt;time class="nowrap" datetime="2009-04-07" data-sort-value="2009-04-07"&gt;7 avril 2009&lt;/time&gt; &lt;small style="line-height:1em;"&gt;(consulté le &lt;span class="nowrap"&gt;16 avril 2009&lt;/span&gt;)&lt;/small&gt;&lt;/span&gt;.&lt;/span&gt;</text:p>
      <text:p text:style-name="Preformatted_20_Text"><text:bookmark text:name="line1066"/>&lt;/li&gt;</text:p>
      <text:p text:style-name="Preformatted_20_Text"><text:bookmark text:name="line1067"/>&lt;li id="cite_note-26"&gt;&lt;span class="noprint renvois_vers_le_texte"&gt;&lt;a href="<text:a xlink:type="simple" xlink:href="view-source:https://fr.wikipedia.org/wiki/Liste_des_présidents_des_États-Unis#cite_ref-26" text:style-name="Internet_20_link" text:visited-style-name="Visited_20_Internet_20_Link">#cite_ref-26</text:a>"&gt;↑&lt;/a&gt; &lt;/span&gt;&lt;span class="reference-text"&gt;&lt;span class="ouvrage" id="2009"&gt;&lt;a rel="nofollow" class="external text" href="<text:a xlink:type="simple" xlink:href="view-source:http://www.liberation.fr/monde/0101560311-obama-veut-un-monde-sans-armes-nucleaires-et-plus-vert" text:style-name="Internet_20_link" text:visited-style-name="Visited_20_Internet_20_Link">http://www.liberation.fr/monde/0101560311-obama-veut-un-monde-sans-armes-nucleaires-et-plus-vert</text:a>"&gt;«&amp;#160;&lt;cite style="font-style: normal;"&gt;Obama veut «un monde sans armes nucléaires» et plus vert&lt;/cite&gt;&amp;#160;»&lt;/a&gt;, Libération, &lt;time class="nowrap" datetime="2009-04-05" data-sort-value="2009-04-05"&gt;5 avril 2009&lt;/time&gt; &lt;small style="line-height:1em;"&gt;(consulté le &lt;span class="nowrap"&gt;16 avril 2009&lt;/span&gt;)&lt;/small&gt;&lt;/span&gt;.&lt;/span&gt;</text:p>
      <text:p text:style-name="Preformatted_20_Text"><text:bookmark text:name="line1068"/>&lt;/li&gt;</text:p>
      <text:p text:style-name="Preformatted_20_Text"><text:bookmark text:name="line1069"/>&lt;li id="cite_note-27"&gt;&lt;span class="noprint renvois_vers_le_texte"&gt;&lt;a href="<text:a xlink:type="simple" xlink:href="view-source:https://fr.wikipedia.org/wiki/Liste_des_présidents_des_États-Unis#cite_ref-27" text:style-name="Internet_20_link" text:visited-style-name="Visited_20_Internet_20_Link">#cite_ref-27</text:a>"&gt;↑&lt;/a&gt; &lt;/span&gt;&lt;span class="reference-text"&gt;&lt;a rel="nofollow" class="external text" href="<text:a xlink:type="simple" xlink:href="view-source:http://www.lefigaro.fr/economie/2009/02/26/04001-20090226ARTFIG00693-obama-mise-sur-la-croissance-pour-effacer-un-deficit-abyssal-.php" text:style-name="Internet_20_link" text:visited-style-name="Visited_20_Internet_20_Link">http://www.lefigaro.fr/economie/2009/02/26/04001-20090226ARTFIG00693-obama-mise-sur-la-croissance-pour-effacer-un-deficit-abyssal-.php</text:a>"&gt;Obama mise sur la croissance pour effacer un déficit abyssal&lt;/a&gt; - Le Figaro, 26 février 2009.&lt;/span&gt;</text:p>
      <text:p text:style-name="Preformatted_20_Text"><text:bookmark text:name="line1070"/>&lt;/li&gt;</text:p>
      <text:p text:style-name="Preformatted_20_Text"><text:bookmark text:name="line1071"/>&lt;li id="cite_note-28"&gt;&lt;span class="noprint renvois_vers_le_texte"&gt;&lt;a href="<text:a xlink:type="simple" xlink:href="view-source:https://fr.wikipedia.org/wiki/Liste_des_présidents_des_États-Unis#cite_ref-28" text:style-name="Internet_20_link" text:visited-style-name="Visited_20_Internet_20_Link">#cite_ref-28</text:a>"&gt;↑&lt;/a&gt; &lt;/span&gt;&lt;span class="reference-text"&gt;&lt;a rel="nofollow" class="external text" href="<text:a xlink:type="simple" xlink:href="view-source:http://www.lefigaro.fr/economie/2009/02/24/04001-20090224ARTFIG00308-obama-promet-de-diviser-par-deux-le-deficit-budgetaire-.php" text:style-name="Internet_20_link" text:visited-style-name="Visited_20_Internet_20_Link">http://www.lefigaro.fr/economie/2009/02/24/04001-20090224ARTFIG00308-obama-promet-de-diviser-par-deux-le-deficit-budgetaire-.php</text:a>"&gt;Obama promet de diviser par deux le déficit budgétaire&lt;/a&gt;, Le Figaro-économie, 24 février 2009.&lt;/span&gt;</text:p>
      <text:p text:style-name="Preformatted_20_Text"><text:bookmark text:name="line1072"/>&lt;/li&gt;</text:p>
      <text:p text:style-name="Preformatted_20_Text"><text:bookmark text:name="line1073"/>&lt;li id="cite_note-29"&gt;&lt;span class="noprint renvois_vers_le_texte"&gt;&lt;a href="<text:a xlink:type="simple" xlink:href="view-source:https://fr.wikipedia.org/wiki/Liste_des_présidents_des_États-Unis#cite_ref-29" text:style-name="Internet_20_link" text:visited-style-name="Visited_20_Internet_20_Link">#cite_ref-29</text:a>"&gt;↑&lt;/a&gt; &lt;/span&gt;&lt;span class="reference-text"&gt;&lt;abbr class="abbr indicateur-langue" title="Langue&amp;#32;: anglais"&gt;(en)&lt;/abbr&gt; &lt;a rel="nofollow" class="external text" href="<text:a xlink:type="simple" xlink:href="view-source:http://www.defenselink.mil/speeches/speech.aspx?speechid=1341" text:style-name="Internet_20_link" text:visited-style-name="Visited_20_Internet_20_Link">http://www.defenselink.mil/speeches/speech.aspx?speechid=1341</text:a>"&gt;États des recommandations pour le budget de la défense&lt;/a&gt;, Déclaration de Robert M. Gates, 6 avril 2009.&lt;/span&gt;</text:p>
      <text:p text:style-name="Preformatted_20_Text"><text:bookmark text:name="line1074"/>&lt;/li&gt;</text:p>
      <text:p text:style-name="Preformatted_20_Text"><text:bookmark text:name="line1075"/>&lt;li id="cite_note-30"&gt;&lt;span class="noprint renvois_vers_le_texte"&gt;&lt;a href="<text:a xlink:type="simple" xlink:href="view-source:https://fr.wikipedia.org/wiki/Liste_des_présidents_des_États-Unis#cite_ref-30" text:style-name="Internet_20_link" text:visited-style-name="Visited_20_Internet_20_Link">#cite_ref-30</text:a>"&gt;↑&lt;/a&gt; &lt;/span&gt;&lt;span class="reference-text"&gt;&lt;a rel="nofollow" class="external text" href="<text:a xlink:type="simple" xlink:href="view-source:http://www.lefigaro.fr/sante/2009/03/10/01004-20090310ARTFIG00138-obama-donne-le-feu-vert-pour-la-recherche-sur-l-embryon-.php" text:style-name="Internet_20_link" text:visited-style-name="Visited_20_Internet_20_Link">http://www.lefigaro.fr/sante/2009/03/10/01004-20090310ARTFIG00138-obama-donne-le-feu-vert-pour-la-recherche-sur-l-embryon-.php</text:a>"&gt;Obama donne le feu vert pour la recherche sur l'embryon&lt;/a&gt; &lt;span <text:soft-page-break/>class="noarchive"&gt;&lt;a rel="nofollow" class="external text" href="<text:a xlink:type="simple" xlink:href="view-source:https://web.archive.org/web/20090313062250/http://www.lefigaro.fr/sante/2009/03/10/01004-20090310ARTFIG00138-obama-donne-le-feu-vert-pour-la-recherche-sur-l-embryon-.php" text:style-name="Internet_20_link" text:visited-style-name="Visited_20_Internet_20_Link">https://web.archive.org/web/20090313062250/http://www.lefigaro.fr/sante/2009/03/10/01004-20090310ARTFIG00138-obama-donne-le-feu-vert-pour-la-recherche-sur-l-embryon-.php</text:a>"&gt;«&amp;#160;Copie archivée&amp;#160;»&lt;/a&gt; &lt;small&gt;(&lt;i&gt;version du 13 mars 2009 sur l'&lt;a href="<text:a xlink:type="simple" xlink:href="view-source:https://fr.wikipedia.org/wiki/Internet_Archive" text:style-name="Internet_20_link" text:visited-style-name="Visited_20_Internet_20_Link">/wiki/Internet_Archive</text:a>" title="Internet Archive"&gt;Internet Archive&lt;/a&gt;&lt;/i&gt;)&lt;/small&gt;&lt;/span&gt;, &lt;i&gt;&lt;a href="<text:a xlink:type="simple" xlink:href="view-source:https://fr.wikipedia.org/wiki/Le_Figaro" text:style-name="Internet_20_link" text:visited-style-name="Visited_20_Internet_20_Link">/wiki/Le_Figaro</text:a>" title="Le Figaro"&gt;Le Figaro&lt;/a&gt;&lt;/i&gt;, 10 mars 2009.&lt;/span&gt;</text:p>
      <text:p text:style-name="Preformatted_20_Text"><text:bookmark text:name="line1076"/>&lt;/li&gt;</text:p>
      <text:p text:style-name="Preformatted_20_Text"><text:bookmark text:name="line1077"/>&lt;li id="cite_note-31"&gt;&lt;span class="noprint renvois_vers_le_texte"&gt;&lt;a href="<text:a xlink:type="simple" xlink:href="view-source:https://fr.wikipedia.org/wiki/Liste_des_présidents_des_États-Unis#cite_ref-31" text:style-name="Internet_20_link" text:visited-style-name="Visited_20_Internet_20_Link">#cite_ref-31</text:a>"&gt;↑&lt;/a&gt; &lt;/span&gt;&lt;span class="reference-text"&gt;&lt;a rel="nofollow" class="external text" href="<text:a xlink:type="simple" xlink:href="view-source:http://www.rfi.fr/ameriques/20100824-recherchecellules-souches-suspension-financement-public-americain" text:style-name="Internet_20_link" text:visited-style-name="Visited_20_Internet_20_Link">http://www.rfi.fr/ameriques/20100824-recherchecellules-souches-suspension-financement-public-americain</text:a>"&gt;États-Unis&amp;#160;: suspension du financement public de la recherche sur les cellules-souches&lt;/a&gt; RFI, 24 août 2010.&lt;/span&gt;</text:p>
      <text:p text:style-name="Preformatted_20_Text"><text:bookmark text:name="line1078"/>&lt;/li&gt;</text:p>
      <text:p text:style-name="Preformatted_20_Text"><text:bookmark text:name="line1079"/>&lt;li id="cite_note-32"&gt;&lt;span class="noprint renvois_vers_le_texte"&gt;&lt;a href="<text:a xlink:type="simple" xlink:href="view-source:https://fr.wikipedia.org/wiki/Liste_des_présidents_des_États-Unis#cite_ref-32" text:style-name="Internet_20_link" text:visited-style-name="Visited_20_Internet_20_Link">#cite_ref-32</text:a>"&gt;↑&lt;/a&gt; &lt;/span&gt;&lt;span class="reference-text"&gt;&lt;a rel="nofollow" class="external text" href="<text:a xlink:type="simple" xlink:href="view-source:http://www.leparisien.fr/international/pourquoi-obama-soutient-le-mariage-gay-11-05-2012-1995133.php" text:style-name="Internet_20_link" text:visited-style-name="Visited_20_Internet_20_Link">http://www.leparisien.fr/international/pourquoi-obama-soutient-le-mariage-gay-11-05-2012-1995133.php</text:a>"&gt;Pourquoi Obama soutient le mariage gay&lt;/a&gt;, Le Parisien, 11 mai 2012.&lt;/span&gt;</text:p>
      <text:p text:style-name="Preformatted_20_Text"><text:bookmark text:name="line1080"/>&lt;/li&gt;</text:p>
      <text:p text:style-name="Preformatted_20_Text"><text:bookmark text:name="line1081"/>&lt;li id="cite_note-33"&gt;&lt;span class="noprint renvois_vers_le_texte"&gt;&lt;a href="<text:a xlink:type="simple" xlink:href="view-source:https://fr.wikipedia.org/wiki/Liste_des_présidents_des_États-Unis#cite_ref-33" text:style-name="Internet_20_link" text:visited-style-name="Visited_20_Internet_20_Link">#cite_ref-33</text:a>"&gt;↑&lt;/a&gt; &lt;/span&gt;&lt;span class="reference-text"&gt;&lt;a rel="nofollow" class="external text" href="<text:a xlink:type="simple" xlink:href="view-source:http://petrole.blog.lemonde.fr/2010/07/27/obama-lache-par-le-parti-democrate-dans-la-lutte-contre-leffet-de-serre/" text:style-name="Internet_20_link" text:visited-style-name="Visited_20_Internet_20_Link">http://petrole.blog.lemonde.fr/2010/07/27/obama-lache-par-le-parti-democrate-dans-la-lutte-contre-leffet-de-serre/</text:a>"&gt;Obama lâché par le parti démocrate dans la lutte contre l’effet de serre&lt;/a&gt;, 27 juillet 2010.&lt;/span&gt;</text:p>
      <text:p text:style-name="Preformatted_20_Text"><text:bookmark text:name="line1082"/>&lt;/li&gt;</text:p>
      <text:p text:style-name="Preformatted_20_Text"><text:bookmark text:name="line1083"/>&lt;li id="cite_note-34"&gt;&lt;span class="noprint renvois_vers_le_texte"&gt;&lt;a href="<text:a xlink:type="simple" xlink:href="view-source:https://fr.wikipedia.org/wiki/Liste_des_présidents_des_États-Unis#cite_ref-34" text:style-name="Internet_20_link" text:visited-style-name="Visited_20_Internet_20_Link">#cite_ref-34</text:a>"&gt;↑&lt;/a&gt; &lt;/span&gt;&lt;span class="reference-text"&gt;&lt;a rel="nofollow" class="external text" href="<text:a xlink:type="simple" xlink:href="view-source:http://www.nbc26.com/news/national/hillary-clinton-joins-list-of-presidential-losers-who-won-popular-vote" text:style-name="Internet_20_link" text:visited-style-name="Visited_20_Internet_20_Link">http://www.nbc26.com/news/national/hillary-clinton-joins-list-of-presidential-losers-who-won-popular-vote</text:a>"&gt;Hillary Clinton joins list of presidential losers who won popular vote&lt;/a&gt;&lt;/span&gt;</text:p>
      <text:p text:style-name="Preformatted_20_Text"><text:bookmark text:name="line1084"/>&lt;/li&gt;</text:p>
      <text:p text:style-name="Preformatted_20_Text"><text:bookmark text:name="line1085"/>&lt;li id="cite_note-35"&gt;&lt;span class="noprint renvois_vers_le_texte"&gt;&lt;a href="<text:a xlink:type="simple" xlink:href="view-source:https://fr.wikipedia.org/wiki/Liste_des_présidents_des_États-Unis#cite_ref-35" text:style-name="Internet_20_link" text:visited-style-name="Visited_20_Internet_20_Link">#cite_ref-35</text:a>"&gt;↑&lt;/a&gt; &lt;/span&gt;&lt;span class="reference-text"&gt;&lt;a rel="nofollow" class="external text" href="<text:a xlink:type="simple" xlink:href="view-source:http://www.vox.com/policy-and-politics/2016/11/11/13587532/donald-trump-no-experience" text:style-name="Internet_20_link" text:visited-style-name="Visited_20_Internet_20_Link">http://www.vox.com/policy-and-politics/2016/11/11/13587532/donald-trump-no-experience</text:a>"&gt;Donald Trump will be the only US president ever with no political or military experience&lt;/a&gt;&lt;/span&gt;</text:p>
      <text:p text:style-name="Preformatted_20_Text"><text:bookmark text:name="line1086"/>&lt;/li&gt;</text:p>
      <text:p text:style-name="Preformatted_20_Text"><text:bookmark text:name="line1087"/>&lt;/ol&gt;</text:p>
      <text:p text:style-name="Preformatted_20_Text"><text:bookmark text:name="line1088"/>&lt;/div&gt;</text:p>
      <text:p text:style-name="Preformatted_20_Text"><text:bookmark text:name="line1089"/>&lt;h3&gt;&lt;span class="mw-headline" id="Bibliographie"&gt;Bibliographie&lt;/span&gt;&lt;span class="mw-editsection"&gt;&lt;span class="mw-editsection-bracket"&gt;[&lt;/span&gt;&lt;a href="<text:a xlink:type="simple" xlink:href="view-source:https://fr.wikipedia.org/w/index.php?title=Liste_des_présidents_des_États-Unis&amp;veaction=edit&amp;section=9" text:style-name="Internet_20_link" text:visited-style-name="Visited_20_Internet_20_Link">/w/index.php?title=Liste_des_pr%C3%A9sidents_des_%C3%89tats-Unis&amp;amp;veaction=edit&amp;amp;section=9</text:a>" class="mw-editsection-visualeditor" title="Modifier la section : Bibliographie"&gt;modifier&lt;/a&gt;&lt;span class="mw-editsection-divider"&gt; | &lt;/span&gt;&lt;a href="<text:a xlink:type="simple" xlink:href="view-source:https://fr.wikipedia.org/w/index.php?title=Liste_des_présidents_des_États-Unis&amp;action=edit&amp;section=9" text:style-name="Internet_20_link" text:visited-style-name="Visited_20_Internet_20_Link">/w/index.php?title=Liste_des_pr%C3%A9sidents_des_%C3%89tats-Unis&amp;amp;action=edit&amp;amp;section=9</text:a>" title="Modifier la section : Bibliographie"&gt;modifier le code&lt;/a&gt;&lt;span class="mw-editsection-bracket"&gt;]&lt;/span&gt;&lt;/span&gt;&lt;/h3&gt;</text:p>
      <text:p text:style-name="Preformatted_20_Text"><text:bookmark text:name="line1090"/>&lt;ul&gt;&lt;li&gt;&lt;span class="ouvrage" id="Ayache2016"&gt;&lt;span class="ouvrage" id="Georges_Ayache2016"&gt;&lt;a href="<text:a xlink:type="simple" xlink:href="view-source:https://fr.wikipedia.org/wiki/Georges_Ayache" text:style-name="Internet_20_link" text:visited-style-name="Visited_20_Internet_20_Link">/wiki/Georges_Ayache</text:a>" title="Georges Ayache"&gt;Georges Ayache&lt;/a&gt;, &lt;cite class="italique"&gt;Les présidents des États-Unis. Histoire et portraits&lt;/cite&gt;, Perrin, &lt;time&gt;2016&lt;/time&gt;, 474&amp;#160;&lt;abbr class="abbr" title="pages"&gt;p.&lt;/abbr&gt;&lt;span class="Z3988" title="ctx_ver=Z39.88-2004&amp;amp;rft_val_fmt=info%3Aofi%2Ffmt%3Akev%3Amtx%3Abook&amp;amp;rft.genre=book&amp;amp;rft.btitle=Les+pr%C3%A9sidents+des+%C3%89tats-Unis.+Histoire+et+portraits&amp;amp;rft.pub=Perrin&amp;amp;rft.aulast=Ayache&amp;amp;rft.aufirst=Geo<text:soft-page-break/>rges&amp;amp;rft.date=2016&amp;amp;rft.tpages=474&amp;amp;rfr_id=info%3Asid%2Ffr.wikipedia.org%3AListe+des+pr%C3%A9sidents+des+%C3%89tats-Unis" id="COinS_28495"&gt;&lt;/span&gt;&lt;/span&gt;&lt;/span&gt;&lt;/li&gt;&lt;/ul&gt;</text:p>
      <text:p text:style-name="Preformatted_20_Text"><text:bookmark text:name="line1091"/>&lt;h2&gt;&lt;span class="mw-headline" id="Voir_aussi"&gt;Voir aussi&lt;/span&gt;&lt;span class="mw-editsection"&gt;&lt;span class="mw-editsection-bracket"&gt;[&lt;/span&gt;&lt;a href="<text:a xlink:type="simple" xlink:href="view-source:https://fr.wikipedia.org/w/index.php?title=Liste_des_présidents_des_États-Unis&amp;veaction=edit&amp;section=10" text:style-name="Internet_20_link" text:visited-style-name="Visited_20_Internet_20_Link">/w/index.php?title=Liste_des_pr%C3%A9sidents_des_%C3%89tats-Unis&amp;amp;veaction=edit&amp;amp;section=10</text:a>" class="mw-editsection-visualeditor" title="Modifier la section : Voir aussi"&gt;modifier&lt;/a&gt;&lt;span class="mw-editsection-divider"&gt; | &lt;/span&gt;&lt;a href="<text:a xlink:type="simple" xlink:href="view-source:https://fr.wikipedia.org/w/index.php?title=Liste_des_présidents_des_États-Unis&amp;action=edit&amp;section=10" text:style-name="Internet_20_link" text:visited-style-name="Visited_20_Internet_20_Link">/w/index.php?title=Liste_des_pr%C3%A9sidents_des_%C3%89tats-Unis&amp;amp;action=edit&amp;amp;section=10</text:a>" title="Modifier la section : Voir aussi"&gt;modifier le code&lt;/a&gt;&lt;span class="mw-editsection-bracket"&gt;]&lt;/span&gt;&lt;/span&gt;&lt;/h2&gt;</text:p>
      <text:p text:style-name="Preformatted_20_Text"><text:bookmark text:name="line1092"/>&lt;h3&gt;&lt;span class="mw-headline" id="Articles_connexes"&gt;Articles connexes&lt;/span&gt;&lt;span class="mw-editsection"&gt;&lt;span class="mw-editsection-bracket"&gt;[&lt;/span&gt;&lt;a href="<text:a xlink:type="simple" xlink:href="view-source:https://fr.wikipedia.org/w/index.php?title=Liste_des_présidents_des_États-Unis&amp;veaction=edit&amp;section=11" text:style-name="Internet_20_link" text:visited-style-name="Visited_20_Internet_20_Link">/w/index.php?title=Liste_des_pr%C3%A9sidents_des_%C3%89tats-Unis&amp;amp;veaction=edit&amp;amp;section=11</text:a>" class="mw-editsection-visualeditor" title="Modifier la section : Articles connexes"&gt;modifier&lt;/a&gt;&lt;span class="mw-editsection-divider"&gt; | &lt;/span&gt;&lt;a href="<text:a xlink:type="simple" xlink:href="view-source:https://fr.wikipedia.org/w/index.php?title=Liste_des_présidents_des_États-Unis&amp;action=edit&amp;section=11" text:style-name="Internet_20_link" text:visited-style-name="Visited_20_Internet_20_Link">/w/index.php?title=Liste_des_pr%C3%A9sidents_des_%C3%89tats-Unis&amp;amp;action=edit&amp;amp;section=11</text:a>" title="Modifier la section : Articles connexes"&gt;modifier le code&lt;/a&gt;&lt;span class="mw-editsection-bracket"&gt;]&lt;/span&gt;&lt;/span&gt;&lt;/h3&gt;</text:p>
      <text:p text:style-name="Preformatted_20_Text"><text:bookmark text:name="line1093"/>&lt;div style="-moz-column-width:30em;-webkit-column-width:30em;column-width:30em;-moz-column-gap:1em;-webkit-column-gap:1em;column-gap:1em;" class="colonnes"&gt;</text:p>
      <text:p text:style-name="Preformatted_20_Text"><text:bookmark text:name="line1094"/>&lt;ul&gt;&lt;li&gt;&lt;a href="<text:a xlink:type="simple" xlink:href="view-source:https://fr.wikipedia.org/wiki/Articles_de_la_Confédération#Présidents_du_Second_Congrès_continental" text:style-name="Internet_20_link" text:visited-style-name="Visited_20_Internet_20_Link">/wiki/Articles_de_la_Conf%C3%A9d%C3%A9ration#Présidents_du_Second_Congrès_continental</text:a>" title="Articles de la Confédération"&gt;Présidents du Second Congrès continental&lt;/a&gt;&lt;/li&gt;</text:p>
      <text:p text:style-name="Preformatted_20_Text"><text:bookmark text:name="line1095"/>&lt;li&gt;&lt;a href="<text:a xlink:type="simple" xlink:href="view-source:https://fr.wikipedia.org/wiki/États-Unis" text:style-name="Internet_20_link" text:visited-style-name="Visited_20_Internet_20_Link">/wiki/%C3%89tats-Unis</text:a>" title="États-Unis"&gt;États-Unis&lt;/a&gt;&lt;/li&gt;</text:p>
      <text:p text:style-name="Preformatted_20_Text"><text:bookmark text:name="line1096"/>&lt;li&gt;&lt;a href="<text:a xlink:type="simple" xlink:href="view-source:https://fr.wikipedia.org/wiki/Gouvernement_fédéral_des_États-Unis" text:style-name="Internet_20_link" text:visited-style-name="Visited_20_Internet_20_Link">/wiki/Gouvernement_f%C3%A9d%C3%A9ral_des_%C3%89tats-Unis</text:a>" title="Gouvernement fédéral des États-Unis"&gt;Gouvernement fédéral des États-Unis&lt;/a&gt;&lt;/li&gt;</text:p>
      <text:p text:style-name="Preformatted_20_Text"><text:bookmark text:name="line1097"/>&lt;li&gt;&lt;a href="<text:a xlink:type="simple" xlink:href="view-source:https://fr.wikipedia.org/wiki/Président_des_États-Unis" text:style-name="Internet_20_link" text:visited-style-name="Visited_20_Internet_20_Link">/wiki/Pr%C3%A9sident_des_%C3%89tats-Unis</text:a>" title="Président des États-Unis"&gt;Président des États-Unis&lt;/a&gt;&lt;/li&gt;</text:p>
      <text:p text:style-name="Preformatted_20_Text"><text:bookmark text:name="line1098"/>&lt;li&gt;&lt;a href="<text:a xlink:type="simple" xlink:href="view-source:https://fr.wikipedia.org/wiki/Vice-président_des_États-Unis" text:style-name="Internet_20_link" text:visited-style-name="Visited_20_Internet_20_Link">/wiki/Vice-pr%C3%A9sident_des_%C3%89tats-Unis</text:a>" title="Vice-président des États-Unis"&gt;Vice-président des États-Unis&lt;/a&gt;&lt;/li&gt;</text:p>
      <text:p text:style-name="Preformatted_20_Text"><text:bookmark text:name="line1099"/>&lt;li&gt;&lt;a href="<text:a xlink:type="simple" xlink:href="view-source:https://fr.wikipedia.org/wiki/Liste_des_présidents_des_États-Unis_par_longévité" text:style-name="Internet_20_link" text:visited-style-name="Visited_20_Internet_20_Link">/wiki/Liste_des_pr%C3%A9sidents_des_%C3%89tats-Unis_par_long%C3%A9vit%C3%A9</text:a>" title="Liste des présidents des États-Unis par longévité"&gt;Liste des présidents des États-Unis par longévité&lt;/a&gt;&lt;/li&gt;</text:p>
      <text:p text:style-name="Preformatted_20_Text"><text:bookmark text:name="line1100"/>&lt;li&gt;&lt;a href="<text:a xlink:type="simple" xlink:href="view-source:https://fr.wikipedia.org/wiki/Histoire_des_États-Unis" text:style-name="Internet_20_link" text:visited-style-name="Visited_20_Internet_20_Link">/wiki/Histoire_des_%C3%89tats-Unis</text:a>" title="Histoire des États-Unis"&gt;Histoire des États-Unis&lt;/a&gt;&lt;/li&gt;&lt;/ul&gt;</text:p>
      <text:p text:style-name="Preformatted_20_Text"><text:bookmark text:name="line1101"/>&lt;/div&gt;</text:p>
      <text:p text:style-name="Preformatted_20_Text"><text:bookmark text:name="line1102"/>&lt;h3&gt;&lt;span class="mw-headline" id="Liens_externes"&gt;Liens externes&lt;/span&gt;&lt;span class="mw-editsection"&gt;&lt;span class="mw-editsection-bracket"&gt;[&lt;/span&gt;&lt;a href="<text:a xlink:type="simple" xlink:href="view-source:https://fr.wikipedia.org/w/index.php?title=Liste_des_présidents_des_États-Unis&amp;veaction=edit&amp;section=12" text:style-name="Internet_20_link" text:visited-style-name="Visited_20_Internet_20_Link">/w/index.php?title=Liste_des_pr%C3%A9sidents_des_%C3%89tats-Unis&amp;amp;veaction=edit&amp;amp;section=12</text:a>" class="mw-editsection-visualeditor" title="Modifier la section : Liens externes"&gt;modifier&lt;/a&gt;&lt;span class="mw-editsection-divider"&gt; | &lt;/span&gt;&lt;a href="<text:a xlink:type="simple" xlink:href="view-source:https://fr.wikipedia.org/w/index.php?title=Liste_des_présidents_des_États-Unis&amp;action=edit&amp;section=12" text:style-name="Internet_20_link" text:visited-style-name="Visited_20_Internet_20_Link">/w/index.php?title=Liste_des_pr%C3%A9sidents_des_%C3%89tats-Unis&amp;amp;action=edit&amp;amp;section=12</text:a>" title="Modifier la section : Liens externes"&gt;modifier le code&lt;/a&gt;&lt;span class="mw-editsection-bracket"&gt;]&lt;/span&gt;&lt;/span&gt;&lt;/h3&gt;</text:p>
      <text:p text:style-name="Preformatted_20_Text"><text:bookmark text:name="line1103"/>&lt;ul&gt;&lt;li&gt;&lt;span class="ouvrage"&gt;&lt;abbr class="abbr indicateur-langue" title="Langue&amp;#32;: anglais"&gt;(en)&lt;/abbr&gt; &lt;span lang="en"&gt;&lt;a rel="nofollow" class="external text" href="<text:a xlink:type="simple" xlink:href="view-source:https://www.whitehouse.gov/1600/Presidents" text:style-name="Internet_20_link" text:visited-style-name="Visited_20_Internet_20_Link">https://www.whitehouse.gov/1600/Presidents</text:a>"&gt;«&amp;#160;&lt;cite style="font-style: normal;"&gt;The Presidents&lt;/cite&gt;&amp;#160;»&lt;/a&gt;&lt;/span&gt; [«&amp;#160;Les Présidents&amp;#160;»], liste chronologique des présidents des États-Unis &lt;abbr class="abbr indicateur-format format-html" title="Fichier au format Hypertext Markup Language (HTML)"&gt;&amp;#91;html&amp;#93;&lt;/abbr&gt;, sur &lt;span class="italique"&gt;whitehouse.gov&lt;/span&gt;, Maison-Blanche (présidence des États-Unis) &lt;small style="line-<text:soft-page-break/>height:1em;"&gt;(consulté le &lt;span class="nowrap"&gt;26 juillet 2015&lt;/span&gt;)&lt;/small&gt;&lt;/span&gt;&lt;/li&gt;</text:p>
      <text:p text:style-name="Preformatted_20_Text"><text:bookmark text:name="line1104"/>&lt;li&gt;&lt;a rel="nofollow" class="external text" href="<text:a xlink:type="simple" xlink:href="view-source:http://geoelections.free.fr/USA/accueil.htm" text:style-name="Internet_20_link" text:visited-style-name="Visited_20_Internet_20_Link">http://geoelections.free.fr/USA/accueil.htm</text:a>"&gt;Cartographie électorale présidentielle par comtés depuis 1856&lt;/a&gt;&lt;/li&gt;&lt;/ul&gt;</text:p>
      <text:p text:style-name="Preformatted_20_Text"><text:bookmark text:name="line1105"/>&lt;div class="navbox-container" style="clear:both;"&gt;</text:p>
      <text:p text:style-name="Preformatted_20_Text"><text:bookmark text:name="line1106"/>&lt;table class="navbox collapsible noprint autocollapse" data-autocollapse-group="palette" style=""&gt;</text:p>
      <text:p text:style-name="Preformatted_20_Text"><text:bookmark text:name="line1107"/>&lt;tbody&gt;&lt;tr&gt;&lt;th class="navbox-title" colspan="3" style=""&gt;&lt;div style="float:left; width:6em; text-align:left"&gt;&lt;div class="noprint plainlinksneverexpand nowrap tnavbar" style="background-color:transparent; padding:0; font-size:xx-small; color:#000000;"&gt;&lt;a href="<text:a xlink:type="simple" xlink:href="view-source:https://fr.wikipedia.org/wiki/Modèle:Palette_Président_des_États-Unis" text:style-name="Internet_20_link" text:visited-style-name="Visited_20_Internet_20_Link">/wiki/Mod%C3%A8le:Palette_Pr%C3%A9sident_des_%C3%89tats-Unis</text:a>" title="Modèle:Palette Président des États-Unis"&gt;&lt;abbr class="abbr" title="Voir ce modèle."&gt;v&lt;/abbr&gt;&lt;/a&gt;&amp;#160;· &lt;a class="external text" href="<text:a xlink:type="simple" xlink:href="view-source:https://fr.wikipedia.org/w/index.php?title=Modèle:Palette_Président_des_États-Unis&amp;action=edit" text:style-name="Internet_20_link" text:visited-style-name="Visited_20_Internet_20_Link">//fr.wikipedia.org/w/index.php?title=Mod%C3%A8le:Palette_Pr%C3%A9sident_des_%C3%89tats-Unis&amp;amp;action=edit</text:a>"&gt;&lt;abbr class="abbr" title="Modifier ce modèle. Merci de prévisualiser avant de sauvegarder."&gt;m&lt;/abbr&gt;&lt;/a&gt;&lt;/div&gt;&lt;/div&gt;&lt;div style="font-size:110%"&gt;&lt;a href="<text:a xlink:type="simple" xlink:href="view-source:https://fr.wikipedia.org/wiki/Président_des_États-Unis" text:style-name="Internet_20_link" text:visited-style-name="Visited_20_Internet_20_Link">/wiki/Pr%C3%A9sident_des_%C3%89tats-Unis</text:a>" title="Président des États-Unis"&gt;Président des États-Unis&lt;/a&gt;&lt;/div&gt;&lt;/th&gt;</text:p>
      <text:p text:style-name="Preformatted_20_Text"><text:bookmark text:name="line1108"/>&lt;/tr&gt; <text:s/>&lt;tr&gt;</text:p>
      <text:p text:style-name="Preformatted_20_Text"><text:bookmark text:name="line1109"/>&lt;th class="navbox-group" style=""&gt;&lt;a href="<text:a xlink:type="simple" xlink:href="view-source:https://fr.wikipedia.org/wiki/XVIIIe_siècle" text:style-name="Internet_20_link" text:visited-style-name="Visited_20_Internet_20_Link">/wiki/XVIIIe_si%C3%A8cle</text:a>" title="XVIIIe siècle"&gt;&lt;abbr class="abbr" title="18ᵉ siècle"&gt;&lt;span class="romain"&gt;XVIII&lt;/span&gt;&lt;sup style="font-size:72%"&gt;e&lt;/sup&gt;&lt;/abbr&gt;&amp;#160;siècle&lt;/a&gt;&lt;/th&gt;</text:p>
      <text:p text:style-name="Preformatted_20_Text"><text:bookmark text:name="line1110"/>&lt;td class="navbox-list" style=""&gt;&lt;style data-mw-deduplicate="TemplateStyles:r151529978"&gt;.mw-parser-output .sep-liste{font-weight:bold}&lt;/style&gt;&lt;span class="nowrap"&gt;&lt;span title="Bon article"&gt;&lt;img alt="Bon article" src="<text:a xlink:type="simple" xlink:href="view-source:https://upload.wikimedia.org/wikipedia/commons/thumb/a/a0/Fairytale_bookmark_silver.svg/10px-Fairytale_bookmark_silver.svg.png" text:style-name="Internet_20_link" text:visited-style-name="Visited_20_Internet_20_Link">//upload.wikimedia.org/wikipedia/commons/thumb/a/a0/Fairytale_bookmark_silver.svg/10px-Fairytale_bookmark_silver.svg.png</text:a>" title="Bon article" width="10" height="10" srcset="//upload.wikimedia.org/wikipedia/commons/thumb/a/a0/Fairytale_bookmark_silver.svg/15px-Fairytale_bookmark_silver.svg.png 1.5x, //upload.wikimedia.org/wikipedia/commons/thumb/a/a0/Fairytale_bookmark_silver.svg/20px-Fairytale_bookmark_silver.svg.png 2x" data-file-width="100" data-file-height="100" /&gt;&lt;/span&gt; &lt;a href="<text:a xlink:type="simple" xlink:href="view-source:https://fr.wikipedia.org/wiki/George_Washington" text:style-name="Internet_20_link" text:visited-style-name="Visited_20_Internet_20_Link">/wiki/George_Washington</text:a>" title="George Washington"&gt;George Washington&lt;/a&gt; (1789)&lt;/span&gt;&amp;#160;&lt;span class="sep-liste"&gt;·&lt;/span&gt; &lt;span class="nowrap"&gt;&lt;a href="<text:a xlink:type="simple" xlink:href="view-source:https://fr.wikipedia.org/wiki/John_Adams_(homme_d%27État)" text:style-name="Internet_20_link" text:visited-style-name="Visited_20_Internet_20_Link">/wiki/John_Adams_(homme_d%27%C3%89tat)</text:a>" title="John Adams (homme d&amp;#39;État)"&gt;John Adams&lt;/a&gt; (1797)&lt;/span&gt;&lt;/td&gt;</text:p>
      <text:p text:style-name="Preformatted_20_Text"><text:bookmark text:name="line1111"/>&lt;td class="navbox-image" rowspan="4" style="vertical-align:middle;padding-left:7px"&gt;&lt;a href="<text:a xlink:type="simple" xlink:href="view-source:https://fr.wikipedia.org/wiki/Fichier:Seal_of_the_President_of_the_United_States.svg" text:style-name="Internet_20_link" text:visited-style-name="Visited_20_Internet_20_Link">/wiki/Fichier:Seal_of_the_President_of_the_United_States.svg</text:a>" class="image"&gt;&lt;img alt="Seal of the President of the United States.svg" src="<text:a xlink:type="simple" xlink:href="view-source:https://upload.wikimedia.org/wikipedia/commons/thumb/3/36/Seal_of_the_President_of_the_United_States.svg/75px-Seal_of_the_President_of_the_United_States.svg.png" text:style-name="Internet_20_link" text:visited-style-name="Visited_20_Internet_20_Link">//upload.wikimedia.org/wikipedia/commons/thumb/3/36/Seal_of_the_President_of_the_United_States.svg/75px-Seal_of_the_President_of_the_United_States.svg.png</text:a>" width="75" height="75" srcset="//upload.wikimedia.org/wikipedia/commons/thumb/3/36/Seal_of_the_President_of_the_United_States.svg/113px-Seal_of_the_President_of_the_United_States.svg.png 1.5x, //upload.wikimedia.org/wikipedia/commons/thumb/3/36/Seal_of_the_President_of_the_United_States.svg/150px-Seal_of_the_President_of_the_United_States.svg.png 2x" data-file-width="2424" data-file-height="2425" /&gt;&lt;/a&gt;&lt;/td&gt;</text:p>
      <text:p text:style-name="Preformatted_20_Text"><text:bookmark text:name="line1112"/>&lt;/tr&gt; &lt;tr&gt;</text:p>
      <text:p text:style-name="Preformatted_20_Text"><text:bookmark text:name="line1113"/>&lt;th class="navbox-group" style=""&gt;&lt;a href="<text:a xlink:type="simple" xlink:href="view-source:https://fr.wikipedia.org/wiki/XIXe_siècle" text:style-name="Internet_20_link" text:visited-style-name="Visited_20_Internet_20_Link">/wiki/XIXe_si%C3%A8cle</text:a>" title="XIXe siècle"&gt;&lt;abbr class="abbr" title="19ᵉ siècle"&gt;&lt;span class="romain"&gt;XIX&lt;/span&gt;&lt;sup style="font-size:72%"&gt;e&lt;/sup&gt;&lt;/abbr&gt;&amp;#160;siècle&lt;/a&gt;&lt;/th&gt;</text:p>
      <text:p text:style-name="Preformatted_20_Text"><text:bookmark text:name="line1114"/>&lt;td class="navbox-list navbox-even" style=""&gt;&lt;link rel="mw-deduplicated-inline-style" href="<text:a xlink:type="simple" xlink:href="mw-data:TemplateStyles:r151529978" text:style-name="Internet_20_link" text:visited-style-name="Visited_20_Internet_20_Link">mw-data:TemplateStyles:r151529978</text:a>"/&gt;&lt;span class="nowrap"&gt;&lt;span title="Article de qualité"&gt;&lt;img alt="Article de qualité" src="<text:a xlink:type="simple" xlink:href="view-source:https://upload.wikimedia.org/wikipedia/commons/thumb/6/66/Fairytale_bookmark_gold.svg/10px-Fairytale_bookmark_gold.svg.png" text:style-name="Internet_20_link" text:visited-style-name="Visited_20_Internet_20_Link">//upload.wikimedia.org/wikipedia/commons/thumb/6/66/Fairytale_bookmark_gold.svg/10px-Fairytale_bookmark_gold.svg.png</text:a>" title="Article de qualité" width="10" <text:soft-page-break/>height="10" srcset="//upload.wikimedia.org/wikipedia/commons/thumb/6/66/Fairytale_bookmark_gold.svg/15px-Fairytale_bookmark_gold.svg.png 1.5x, //upload.wikimedia.org/wikipedia/commons/thumb/6/66/Fairytale_bookmark_gold.svg/20px-Fairytale_bookmark_gold.svg.png 2x" data-file-width="100" data-file-height="100" /&gt;&lt;/span&gt; &lt;a href="<text:a xlink:type="simple" xlink:href="view-source:https://fr.wikipedia.org/wiki/Thomas_Jefferson" text:style-name="Internet_20_link" text:visited-style-name="Visited_20_Internet_20_Link">/wiki/Thomas_Jefferson</text:a>" title="Thomas Jefferson"&gt;Thomas Jefferson&lt;/a&gt; (1801)&lt;/span&gt;&amp;#160;&lt;span class="sep-liste"&gt;·&lt;/span&gt; &lt;span class="nowrap"&gt;&lt;a href="<text:a xlink:type="simple" xlink:href="view-source:https://fr.wikipedia.org/wiki/James_Madison" text:style-name="Internet_20_link" text:visited-style-name="Visited_20_Internet_20_Link">/wiki/James_Madison</text:a>" title="James Madison"&gt;James Madison&lt;/a&gt; (1809)&lt;/span&gt;&amp;#160;&lt;span class="sep-liste"&gt;·&lt;/span&gt; &lt;span class="nowrap"&gt;&lt;a href="<text:a xlink:type="simple" xlink:href="view-source:https://fr.wikipedia.org/wiki/James_Monroe" text:style-name="Internet_20_link" text:visited-style-name="Visited_20_Internet_20_Link">/wiki/James_Monroe</text:a>" title="James Monroe"&gt;James Monroe&lt;/a&gt; (1817)&lt;/span&gt;&amp;#160;&lt;span class="sep-liste"&gt;·&lt;/span&gt; &lt;span class="nowrap"&gt;&lt;a href="<text:a xlink:type="simple" xlink:href="view-source:https://fr.wikipedia.org/wiki/John_Quincy_Adams" text:style-name="Internet_20_link" text:visited-style-name="Visited_20_Internet_20_Link">/wiki/John_Quincy_Adams</text:a>" title="John Quincy Adams"&gt;John Quincy Adams&lt;/a&gt; (1825)&lt;/span&gt;&amp;#160;&lt;span class="sep-liste"&gt;·&lt;/span&gt; &lt;span class="nowrap"&gt;&lt;a href="<text:a xlink:type="simple" xlink:href="view-source:https://fr.wikipedia.org/wiki/Andrew_Jackson" text:style-name="Internet_20_link" text:visited-style-name="Visited_20_Internet_20_Link">/wiki/Andrew_Jackson</text:a>" title="Andrew Jackson"&gt;Andrew Jackson&lt;/a&gt; (1829)&lt;/span&gt;&amp;#160;&lt;span class="sep-liste"&gt;·&lt;/span&gt; &lt;span class="nowrap"&gt;&lt;a href="<text:a xlink:type="simple" xlink:href="view-source:https://fr.wikipedia.org/wiki/Martin_Van_Buren" text:style-name="Internet_20_link" text:visited-style-name="Visited_20_Internet_20_Link">/wiki/Martin_Van_Buren</text:a>" title="Martin Van Buren"&gt;Martin Van Buren&lt;/a&gt; (1837)&lt;/span&gt;&amp;#160;&lt;span class="sep-liste"&gt;·&lt;/span&gt; &lt;span class="nowrap"&gt;&lt;a href="<text:a xlink:type="simple" xlink:href="view-source:https://fr.wikipedia.org/wiki/William_Henry_Harrison" text:style-name="Internet_20_link" text:visited-style-name="Visited_20_Internet_20_Link">/wiki/William_Henry_Harrison</text:a>" title="William Henry Harrison"&gt;William Henry Harrison&lt;/a&gt; (1841)&lt;/span&gt;&amp;#160;&lt;span class="sep-liste"&gt;·&lt;/span&gt; &lt;span class="nowrap"&gt;&lt;a href="<text:a xlink:type="simple" xlink:href="view-source:https://fr.wikipedia.org/wiki/John_Tyler" text:style-name="Internet_20_link" text:visited-style-name="Visited_20_Internet_20_Link">/wiki/John_Tyler</text:a>" title="John Tyler"&gt;John Tyler&lt;/a&gt; (1841)&lt;/span&gt;&amp;#160;&lt;span class="sep-liste"&gt;·&lt;/span&gt; &lt;span class="nowrap"&gt;&lt;a href="<text:a xlink:type="simple" xlink:href="view-source:https://fr.wikipedia.org/wiki/James_K._Polk" text:style-name="Internet_20_link" text:visited-style-name="Visited_20_Internet_20_Link">/wiki/James_K._Polk</text:a>" title="James K. Polk"&gt;James K. Polk&lt;/a&gt; (1845)&lt;/span&gt;&amp;#160;&lt;span class="sep-liste"&gt;·&lt;/span&gt; &lt;span class="nowrap"&gt;&lt;a href="<text:a xlink:type="simple" xlink:href="view-source:https://fr.wikipedia.org/wiki/Zachary_Taylor" text:style-name="Internet_20_link" text:visited-style-name="Visited_20_Internet_20_Link">/wiki/Zachary_Taylor</text:a>" title="Zachary Taylor"&gt;Zachary Taylor&lt;/a&gt; (1849)&lt;/span&gt;&amp;#160;&lt;span class="sep-liste"&gt;·&lt;/span&gt; &lt;span class="nowrap"&gt;&lt;a href="<text:a xlink:type="simple" xlink:href="view-source:https://fr.wikipedia.org/wiki/Millard_Fillmore" text:style-name="Internet_20_link" text:visited-style-name="Visited_20_Internet_20_Link">/wiki/Millard_Fillmore</text:a>" title="Millard Fillmore"&gt;Millard Fillmore&lt;/a&gt; (1850)&lt;/span&gt;&amp;#160;&lt;span class="sep-liste"&gt;·&lt;/span&gt; &lt;span class="nowrap"&gt;&lt;a href="<text:a xlink:type="simple" xlink:href="view-source:https://fr.wikipedia.org/wiki/Franklin_Pierce" text:style-name="Internet_20_link" text:visited-style-name="Visited_20_Internet_20_Link">/wiki/Franklin_Pierce</text:a>" title="Franklin Pierce"&gt;Franklin Pierce&lt;/a&gt; (1853)&lt;/span&gt;&amp;#160;&lt;span class="sep-liste"&gt;·&lt;/span&gt; &lt;span class="nowrap"&gt;&lt;a href="<text:a xlink:type="simple" xlink:href="view-source:https://fr.wikipedia.org/wiki/James_Buchanan" text:style-name="Internet_20_link" text:visited-style-name="Visited_20_Internet_20_Link">/wiki/James_Buchanan</text:a>" title="James Buchanan"&gt;James Buchanan&lt;/a&gt; (1857)&lt;/span&gt;&amp;#160;&lt;span class="sep-liste"&gt;·&lt;/span&gt; &lt;span class="nowrap"&gt;&lt;a href="<text:a xlink:type="simple" xlink:href="view-source:https://fr.wikipedia.org/wiki/Abraham_Lincoln" text:style-name="Internet_20_link" text:visited-style-name="Visited_20_Internet_20_Link">/wiki/Abraham_Lincoln</text:a>" title="Abraham Lincoln"&gt;Abraham Lincoln&lt;/a&gt; (1861)&lt;/span&gt;&amp;#160;&lt;span class="sep-liste"&gt;·&lt;/span&gt; &lt;span class="nowrap"&gt;&lt;a href="<text:a xlink:type="simple" xlink:href="view-source:https://fr.wikipedia.org/wiki/Andrew_Johnson" text:style-name="Internet_20_link" text:visited-style-name="Visited_20_Internet_20_Link">/wiki/Andrew_Johnson</text:a>" title="Andrew Johnson"&gt;Andrew Johnson&lt;/a&gt; (1865)&lt;/span&gt;&amp;#160;&lt;span class="sep-liste"&gt;·&lt;/span&gt; &lt;span class="nowrap"&gt;&lt;a href="<text:a xlink:type="simple" xlink:href="view-source:https://fr.wikipedia.org/wiki/Ulysses_S._Grant" text:style-name="Internet_20_link" text:visited-style-name="Visited_20_Internet_20_Link">/wiki/Ulysses_S._Grant</text:a>" title="Ulysses S. Grant"&gt;Ulysses S. Grant&lt;/a&gt; (1869)&lt;/span&gt;&amp;#160;&lt;span class="sep-liste"&gt;·&lt;/span&gt; &lt;span class="nowrap"&gt;&lt;a href="<text:a xlink:type="simple" xlink:href="view-source:https://fr.wikipedia.org/wiki/Rutherford_B._Hayes" text:style-name="Internet_20_link" text:visited-style-name="Visited_20_Internet_20_Link">/wiki/Rutherford_B._Hayes</text:a>" title="Rutherford B. Hayes"&gt;Rutherford B. Hayes&lt;/a&gt; (1877)&lt;/span&gt;&amp;#160;&lt;span class="sep-liste"&gt;·&lt;/span&gt; &lt;span class="nowrap"&gt;&lt;a href="<text:a xlink:type="simple" xlink:href="view-source:https://fr.wikipedia.org/wiki/James_A._Garfield" text:style-name="Internet_20_link" text:visited-style-name="Visited_20_Internet_20_Link">/wiki/James_A._Garfield</text:a>" title="James A. Garfield"&gt;James A. Garfield&lt;/a&gt; (1881)&lt;/span&gt;&amp;#160;&lt;span class="sep-liste"&gt;·&lt;/span&gt; &lt;span class="nowrap"&gt;&lt;a href="<text:a xlink:type="simple" xlink:href="view-source:https://fr.wikipedia.org/wiki/Chester_A._Arthur" text:style-name="Internet_20_link" text:visited-style-name="Visited_20_Internet_20_Link">/wiki/Chester_A._Arthur</text:a>" title="Chester A. Arthur"&gt;Chester A. Arthur&lt;/a&gt; (1881)&lt;/span&gt;&amp;#160;&lt;span class="sep-liste"&gt;·&lt;/span&gt; &lt;span class="nowrap"&gt;&lt;a href="<text:a xlink:type="simple" xlink:href="view-source:https://fr.wikipedia.org/wiki/Grover_Cleveland" text:style-name="Internet_20_link" text:visited-style-name="Visited_20_Internet_20_Link">/wiki/Grover_Cleveland</text:a>" title="Grover Cleveland"&gt;Grover Cleveland&lt;/a&gt; (1885)&lt;/span&gt;&amp;#160;&lt;span class="sep-liste"&gt;·&lt;/span&gt; &lt;span class="nowrap"&gt;&lt;a href="<text:a xlink:type="simple" xlink:href="view-source:https://fr.wikipedia.org/wiki/Benjamin_Harrison" text:style-name="Internet_20_link" text:visited-style-name="Visited_20_Internet_20_Link">/wiki/Benjamin_Harrison</text:a>" title="Benjamin Harrison"&gt;Benjamin Harrison&lt;/a&gt; (1889)&lt;/span&gt;&amp;#160;&lt;span class="sep-liste"&gt;·&lt;/span&gt; &lt;span class="nowrap"&gt;&lt;a href="<text:a xlink:type="simple" xlink:href="view-source:https://fr.wikipedia.org/wiki/Grover_Cleveland" text:style-name="Internet_20_link" text:visited-style-name="Visited_20_Internet_20_Link">/wiki/Grover_Cleveland</text:a>" title="Grover Cleveland"&gt;Grover Cleveland&lt;/a&gt; (1893)&lt;/span&gt;&amp;#160;&lt;span class="sep-liste"&gt;·&lt;/span&gt; &lt;span class="nowrap"&gt;&lt;a href="<text:a xlink:type="simple" xlink:href="view-source:https://fr.wikipedia.org/wiki/William_McKinley" text:style-name="Internet_20_link" text:visited-style-name="Visited_20_Internet_20_Link">/wiki/William_McKinley</text:a>" title="William McKinley"&gt;William McKinley&lt;/a&gt; (1897)&lt;/span&gt;&lt;/td&gt;</text:p>
      <text:p text:style-name="Preformatted_20_Text"><text:bookmark text:name="line1115"/>&lt;/tr&gt; &lt;tr&gt;</text:p>
      <text:p text:style-name="Preformatted_20_Text"><text:bookmark text:name="line1116"/>&lt;th class="navbox-group" style=""&gt;&lt;a href="<text:a xlink:type="simple" xlink:href="view-source:https://fr.wikipedia.org/wiki/XXe_siècle" text:style-name="Internet_20_link" text:visited-style-name="Visited_20_Internet_20_Link">/wiki/XXe_si%C3%A8cle</text:a>" title="XXe siècle"&gt;&lt;abbr class="abbr" title="20ᵉ siècle"&gt;&lt;span class="romain"&gt;XX&lt;/span&gt;&lt;sup style="font-size:72%"&gt;e&lt;/sup&gt;&lt;/abbr&gt;&amp;#160;siècle&lt;/a&gt;&lt;/th&gt;</text:p>
      <text:p text:style-name="Preformatted_20_Text"><text:bookmark text:name="line1117"/>&lt;td class="navbox-list" style=""&gt;&lt;link rel="mw-deduplicated-inline-style" href="<text:a xlink:type="simple" xlink:href="mw-data:TemplateStyles:r151529978" text:style-name="Internet_20_link" text:visited-style-name="Visited_20_Internet_20_Link">mw-data:TemplateStyles:r151529978</text:a>"/&gt;&lt;span class="nowrap"&gt;&lt;a href="<text:a xlink:type="simple" xlink:href="view-source:https://fr.wikipedia.org/wiki/Theodore_Roosevelt" text:style-name="Internet_20_link" text:visited-style-name="Visited_20_Internet_20_Link">/wiki/Theodore_Roosevelt</text:a>" title="Theodore Roosevelt"&gt;Theodore Roosevelt&lt;/a&gt; (1901)&lt;/span&gt;&amp;#160;&lt;span class="sep-liste"&gt;·&lt;/span&gt; &lt;span class="nowrap"&gt;&lt;a href="<text:a xlink:type="simple" xlink:href="view-source:https://fr.wikipedia.org/wiki/William_Howard_Taft" text:style-name="Internet_20_link" text:visited-style-name="Visited_20_Internet_20_Link">/</text:a><text:soft-page-break/><text:a xlink:type="simple" xlink:href="view-source:https://fr.wikipedia.org/wiki/William_Howard_Taft" text:style-name="Internet_20_link" text:visited-style-name="Visited_20_Internet_20_Link">wiki/William_Howard_Taft</text:a>" title="William Howard Taft"&gt;William Howard Taft&lt;/a&gt; (1909)&lt;/span&gt;&amp;#160;&lt;span class="sep-liste"&gt;·&lt;/span&gt; &lt;span class="nowrap"&gt;&lt;a href="<text:a xlink:type="simple" xlink:href="view-source:https://fr.wikipedia.org/wiki/Woodrow_Wilson" text:style-name="Internet_20_link" text:visited-style-name="Visited_20_Internet_20_Link">/wiki/Woodrow_Wilson</text:a>" title="Woodrow Wilson"&gt;Woodrow Wilson&lt;/a&gt; (1913)&lt;/span&gt;&amp;#160;&lt;span class="sep-liste"&gt;·&lt;/span&gt; &lt;span class="nowrap"&gt;&lt;a href="<text:a xlink:type="simple" xlink:href="view-source:https://fr.wikipedia.org/wiki/Warren_G._Harding" text:style-name="Internet_20_link" text:visited-style-name="Visited_20_Internet_20_Link">/wiki/Warren_G._Harding</text:a>" title="Warren G. Harding"&gt;Warren G. Harding&lt;/a&gt; (1921)&lt;/span&gt;&amp;#160;&lt;span class="sep-liste"&gt;·&lt;/span&gt; &lt;span class="nowrap"&gt;&lt;a href="<text:a xlink:type="simple" xlink:href="view-source:https://fr.wikipedia.org/wiki/Calvin_Coolidge" text:style-name="Internet_20_link" text:visited-style-name="Visited_20_Internet_20_Link">/wiki/Calvin_Coolidge</text:a>" title="Calvin Coolidge"&gt;Calvin Coolidge&lt;/a&gt; (1923)&lt;/span&gt;&amp;#160;&lt;span class="sep-liste"&gt;·&lt;/span&gt; &lt;span class="nowrap"&gt;&lt;a href="<text:a xlink:type="simple" xlink:href="view-source:https://fr.wikipedia.org/wiki/Herbert_Hoover" text:style-name="Internet_20_link" text:visited-style-name="Visited_20_Internet_20_Link">/wiki/Herbert_Hoover</text:a>" title="Herbert Hoover"&gt;Herbert Hoover&lt;/a&gt; (1929)&lt;/span&gt;&amp;#160;&lt;span class="sep-liste"&gt;·&lt;/span&gt; &lt;span class="nowrap"&gt;&lt;span title="Article de qualité"&gt;&lt;img alt="Article de qualité" src="<text:a xlink:type="simple" xlink:href="view-source:https://upload.wikimedia.org/wikipedia/commons/thumb/6/66/Fairytale_bookmark_gold.svg/10px-Fairytale_bookmark_gold.svg.png" text:style-name="Internet_20_link" text:visited-style-name="Visited_20_Internet_20_Link">//upload.wikimedia.org/wikipedia/commons/thumb/6/66/Fairytale_bookmark_gold.svg/10px-Fairytale_bookmark_gold.svg.png</text:a>" title="Article de qualité" width="10" height="10" srcset="//upload.wikimedia.org/wikipedia/commons/thumb/6/66/Fairytale_bookmark_gold.svg/15px-Fairytale_bookmark_gold.svg.png 1.5x, //upload.wikimedia.org/wikipedia/commons/thumb/6/66/Fairytale_bookmark_gold.svg/20px-Fairytale_bookmark_gold.svg.png 2x" data-file-width="100" data-file-height="100" /&gt;&lt;/span&gt; &lt;a href="<text:a xlink:type="simple" xlink:href="view-source:https://fr.wikipedia.org/wiki/Franklin_Delano_Roosevelt" text:style-name="Internet_20_link" text:visited-style-name="Visited_20_Internet_20_Link">/wiki/Franklin_Delano_Roosevelt</text:a>" title="Franklin Delano Roosevelt"&gt;Franklin Delano Roosevelt&lt;/a&gt; (1933)&lt;/span&gt;&amp;#160;&lt;span class="sep-liste"&gt;·&lt;/span&gt; &lt;span class="nowrap"&gt;&lt;a href="<text:a xlink:type="simple" xlink:href="view-source:https://fr.wikipedia.org/wiki/Harry_S._Truman" text:style-name="Internet_20_link" text:visited-style-name="Visited_20_Internet_20_Link">/wiki/Harry_S._Truman</text:a>" title="Harry S. Truman"&gt;Harry S. Truman&lt;/a&gt; (1945)&lt;/span&gt;&amp;#160;&lt;span class="sep-liste"&gt;·&lt;/span&gt; &lt;span class="nowrap"&gt;&lt;a href="<text:a xlink:type="simple" xlink:href="view-source:https://fr.wikipedia.org/wiki/Dwight_D._Eisenhower" text:style-name="Internet_20_link" text:visited-style-name="Visited_20_Internet_20_Link">/wiki/Dwight_D._Eisenhower</text:a>" title="Dwight D. Eisenhower"&gt;Dwight D. Eisenhower&lt;/a&gt; (1953)&lt;/span&gt;&amp;#160;&lt;span class="sep-liste"&gt;·&lt;/span&gt; &lt;span class="nowrap"&gt;&lt;a href="<text:a xlink:type="simple" xlink:href="view-source:https://fr.wikipedia.org/wiki/John_Fitzgerald_Kennedy" text:style-name="Internet_20_link" text:visited-style-name="Visited_20_Internet_20_Link">/wiki/John_Fitzgerald_Kennedy</text:a>" title="John Fitzgerald Kennedy"&gt;John Fitzgerald Kennedy&lt;/a&gt; (1961)&lt;/span&gt;&amp;#160;&lt;span class="sep-liste"&gt;·&lt;/span&gt; &lt;span class="nowrap"&gt;&lt;a href="<text:a xlink:type="simple" xlink:href="view-source:https://fr.wikipedia.org/wiki/Lyndon_B._Johnson" text:style-name="Internet_20_link" text:visited-style-name="Visited_20_Internet_20_Link">/wiki/Lyndon_B._Johnson</text:a>" title="Lyndon B. Johnson"&gt;Lyndon B. Johnson&lt;/a&gt; (1963)&lt;/span&gt;&amp;#160;&lt;span class="sep-liste"&gt;·&lt;/span&gt; &lt;span class="nowrap"&gt;&lt;span title="Bon article"&gt;&lt;img alt="Bon article" src="<text:a xlink:type="simple" xlink:href="view-source:https://upload.wikimedia.org/wikipedia/commons/thumb/a/a0/Fairytale_bookmark_silver.svg/10px-Fairytale_bookmark_silver.svg.png" text:style-name="Internet_20_link" text:visited-style-name="Visited_20_Internet_20_Link">//upload.wikimedia.org/wikipedia/commons/thumb/a/a0/Fairytale_bookmark_silver.svg/10px-Fairytale_bookmark_silver.svg.png</text:a>" title="Bon article" width="10" height="10" srcset="//upload.wikimedia.org/wikipedia/commons/thumb/a/a0/Fairytale_bookmark_silver.svg/15px-Fairytale_bookmark_silver.svg.png 1.5x, //upload.wikimedia.org/wikipedia/commons/thumb/a/a0/Fairytale_bookmark_silver.svg/20px-Fairytale_bookmark_silver.svg.png 2x" data-file-width="100" data-file-height="100" /&gt;&lt;/span&gt; &lt;a href="<text:a xlink:type="simple" xlink:href="view-source:https://fr.wikipedia.org/wiki/Richard_Nixon" text:style-name="Internet_20_link" text:visited-style-name="Visited_20_Internet_20_Link">/wiki/Richard_Nixon</text:a>" title="Richard Nixon"&gt;Richard Nixon&lt;/a&gt; (1969)&lt;/span&gt;&amp;#160;&lt;span class="sep-liste"&gt;·&lt;/span&gt; &lt;span class="nowrap"&gt;&lt;span title="Bon article"&gt;&lt;img alt="Bon article" src="<text:a xlink:type="simple" xlink:href="view-source:https://upload.wikimedia.org/wikipedia/commons/thumb/a/a0/Fairytale_bookmark_silver.svg/10px-Fairytale_bookmark_silver.svg.png" text:style-name="Internet_20_link" text:visited-style-name="Visited_20_Internet_20_Link">//upload.wikimedia.org/wikipedia/commons/thumb/a/a0/Fairytale_bookmark_silver.svg/10px-Fairytale_bookmark_silver.svg.png</text:a>" title="Bon article" width="10" height="10" srcset="//upload.wikimedia.org/wikipedia/commons/thumb/a/a0/Fairytale_bookmark_silver.svg/15px-Fairytale_bookmark_silver.svg.png 1.5x, //upload.wikimedia.org/wikipedia/commons/thumb/a/a0/Fairytale_bookmark_silver.svg/20px-Fairytale_bookmark_silver.svg.png 2x" data-file-width="100" data-file-height="100" /&gt;&lt;/span&gt; &lt;a href="<text:a xlink:type="simple" xlink:href="view-source:https://fr.wikipedia.org/wiki/Gerald_Ford" text:style-name="Internet_20_link" text:visited-style-name="Visited_20_Internet_20_Link">/wiki/Gerald_Ford</text:a>" title="Gerald Ford"&gt;Gerald Ford&lt;/a&gt; (1974)&lt;/span&gt;&amp;#160;&lt;span class="sep-liste"&gt;·&lt;/span&gt; &lt;span class="nowrap"&gt;&lt;a href="<text:a xlink:type="simple" xlink:href="view-source:https://fr.wikipedia.org/wiki/Jimmy_Carter" text:style-name="Internet_20_link" text:visited-style-name="Visited_20_Internet_20_Link">/wiki/Jimmy_Carter</text:a>" title="Jimmy Carter"&gt;Jimmy Carter&lt;/a&gt; (1977)&lt;/span&gt;&amp;#160;&lt;span class="sep-liste"&gt;·&lt;/span&gt; &lt;span class="nowrap"&gt;&lt;a href="<text:a xlink:type="simple" xlink:href="view-source:https://fr.wikipedia.org/wiki/Ronald_Reagan" text:style-name="Internet_20_link" text:visited-style-name="Visited_20_Internet_20_Link">/wiki/Ronald_Reagan</text:a>" title="Ronald Reagan"&gt;Ronald Reagan&lt;/a&gt; (1981)&lt;/span&gt;&amp;#160;&lt;span class="sep-liste"&gt;·&lt;/span&gt; &lt;span class="nowrap"&gt;&lt;a href="<text:a xlink:type="simple" xlink:href="view-source:https://fr.wikipedia.org/wiki/George_H._W._Bush" text:style-name="Internet_20_link" text:visited-style-name="Visited_20_Internet_20_Link">/wiki/George_H._W._Bush</text:a>" title="George H. W. Bush"&gt;George H. W. Bush&lt;/a&gt; (1989)&lt;/span&gt;&amp;#160;&lt;span class="sep-liste"&gt;·&lt;/span&gt; &lt;span class="nowrap"&gt;&lt;a href="<text:a xlink:type="simple" xlink:href="view-source:https://fr.wikipedia.org/wiki/Bill_Clinton" text:style-name="Internet_20_link" text:visited-style-name="Visited_20_Internet_20_Link">/wiki/Bill_Clinton</text:a>" title="Bill Clinton"&gt;Bill Clinton&lt;/a&gt; (1993)&lt;/span&gt;&lt;/td&gt;</text:p>
      <text:p text:style-name="Preformatted_20_Text"><text:bookmark text:name="line1118"/>&lt;/tr&gt; &lt;tr&gt;</text:p>
      <text:p text:style-name="Preformatted_20_Text"><text:bookmark text:name="line1119"/><text:soft-page-break/>&lt;th class="navbox-group" style=""&gt;&lt;a href="<text:a xlink:type="simple" xlink:href="view-source:https://fr.wikipedia.org/wiki/XXIe_siècle" text:style-name="Internet_20_link" text:visited-style-name="Visited_20_Internet_20_Link">/wiki/XXIe_si%C3%A8cle</text:a>" title="XXIe siècle"&gt;&lt;abbr class="abbr" title="21ᵉ siècle"&gt;&lt;span class="romain"&gt;XXI&lt;/span&gt;&lt;sup style="font-size:72%"&gt;e&lt;/sup&gt;&lt;/abbr&gt;&amp;#160;siècle&lt;/a&gt;&lt;/th&gt;</text:p>
      <text:p text:style-name="Preformatted_20_Text"><text:bookmark text:name="line1120"/>&lt;td class="navbox-list navbox-even" style=""&gt;&lt;link rel="mw-deduplicated-inline-style" href="<text:a xlink:type="simple" xlink:href="mw-data:TemplateStyles:r151529978" text:style-name="Internet_20_link" text:visited-style-name="Visited_20_Internet_20_Link">mw-data:TemplateStyles:r151529978</text:a>"/&gt;&lt;span class="nowrap"&gt;&lt;a href="<text:a xlink:type="simple" xlink:href="view-source:https://fr.wikipedia.org/wiki/George_W._Bush" text:style-name="Internet_20_link" text:visited-style-name="Visited_20_Internet_20_Link">/wiki/George_W._Bush</text:a>" title="George W. Bush"&gt;George W. Bush&lt;/a&gt; (2001)&lt;/span&gt;&amp;#160;&lt;span class="sep-liste"&gt;·&lt;/span&gt; &lt;span class="nowrap"&gt;&lt;a href="<text:a xlink:type="simple" xlink:href="view-source:https://fr.wikipedia.org/wiki/Barack_Obama" text:style-name="Internet_20_link" text:visited-style-name="Visited_20_Internet_20_Link">/wiki/Barack_Obama</text:a>" title="Barack Obama"&gt;Barack Obama&lt;/a&gt; (2009)&lt;/span&gt;&amp;#160;&lt;span class="sep-liste"&gt;·&lt;/span&gt; &lt;span class="nowrap"&gt;&lt;a href="<text:a xlink:type="simple" xlink:href="view-source:https://fr.wikipedia.org/wiki/Donald_Trump" text:style-name="Internet_20_link" text:visited-style-name="Visited_20_Internet_20_Link">/wiki/Donald_Trump</text:a>" title="Donald Trump"&gt;Donald Trump&lt;/a&gt; (2017)&lt;/span&gt;&lt;/td&gt;</text:p>
      <text:p text:style-name="Preformatted_20_Text"><text:bookmark text:name="line1121"/>&lt;/tr&gt; <text:s text:c="26"/>&lt;/tbody&gt;&lt;/table&gt;</text:p>
      <text:p text:style-name="Preformatted_20_Text"><text:bookmark text:name="line1122"/>&lt;table class="navbox collapsible noprint autocollapse" data-autocollapse-group="palette" style=""&gt;</text:p>
      <text:p text:style-name="Preformatted_20_Text"><text:bookmark text:name="line1123"/>&lt;tbody&gt;&lt;tr&gt;&lt;th class="navbox-title" colspan="2" style=""&gt;&lt;div style="float:left; width:6em; text-align:left"&gt;&lt;div class="noprint plainlinksneverexpand nowrap tnavbar" style="background-color:transparent; padding:0; font-size:xx-small; color:#000000;"&gt;&lt;a href="<text:a xlink:type="simple" xlink:href="view-source:https://fr.wikipedia.org/wiki/Modèle:Palette_Élections_présidentielles_aux_États-Unis" text:style-name="Internet_20_link" text:visited-style-name="Visited_20_Internet_20_Link">/wiki/Mod%C3%A8le:Palette_%C3%89lections_pr%C3%A9sidentielles_aux_%C3%89tats-Unis</text:a>" title="Modèle:Palette Élections présidentielles aux États-Unis"&gt;&lt;abbr class="abbr" title="Voir ce modèle."&gt;v&lt;/abbr&gt;&lt;/a&gt;&amp;#160;· &lt;a class="external text" href="<text:a xlink:type="simple" xlink:href="view-source:https://fr.wikipedia.org/w/index.php?title=Modèle:Palette_Élections_présidentielles_aux_États-Unis&amp;action=edit" text:style-name="Internet_20_link" text:visited-style-name="Visited_20_Internet_20_Link">//fr.wikipedia.org/w/index.php?title=Mod%C3%A8le:Palette_%C3%89lections_pr%C3%A9sidentielles_aux_%C3%89tats-Unis&amp;amp;action=edit</text:a>"&gt;&lt;abbr class="abbr" title="Modifier ce modèle. Merci de prévisualiser avant de sauvegarder."&gt;m&lt;/abbr&gt;&lt;/a&gt;&lt;/div&gt;&lt;/div&gt;&lt;div style="font-size:110%"&gt;&lt;a href="<text:a xlink:type="simple" xlink:href="view-source:https://fr.wikipedia.org/wiki/Élection_présidentielle_américaine" text:style-name="Internet_20_link" text:visited-style-name="Visited_20_Internet_20_Link">/wiki/%C3%89lection_pr%C3%A9sidentielle_am%C3%A9ricaine</text:a>" title="Élection présidentielle américaine"&gt;Élections présidentielles américaines&lt;/a&gt; (&lt;a href="<text:a xlink:type="simple" xlink:href="view-source:https://fr.wikipedia.org/wiki/Liste_des_résultats_des_élections_présidentielles_américaines" text:style-name="Internet_20_link" text:visited-style-name="Visited_20_Internet_20_Link">/wiki/Liste_des_r%C3%A9sultats_des_%C3%A9lections_pr%C3%A9sidentielles_am%C3%A9ricaines</text:a>" title="Liste des résultats des élections présidentielles américaines"&gt;résultats&lt;/a&gt;)&lt;br /&gt;&lt;small&gt;&lt;a href="<text:a xlink:type="simple" xlink:href="view-source:https://fr.wikipedia.org/wiki/Liste_des_résultats_des_élections_présidentielles_américaines" text:style-name="Internet_20_link" text:visited-style-name="Visited_20_Internet_20_Link">/wiki/Liste_des_r%C3%A9sultats_des_%C3%A9lections_pr%C3%A9sidentielles_am%C3%A9ricaines</text:a>" title="Liste des résultats des élections présidentielles américaines"&gt;Liste des résultats des élections présidentielles américaines&lt;/a&gt;&lt;/small&gt;&lt;/div&gt;&lt;/th&gt;</text:p>
      <text:p text:style-name="Preformatted_20_Text"><text:bookmark text:name="line1124"/>&lt;/tr&gt; <text:s/>&lt;tr&gt;</text:p>
      <text:p text:style-name="Preformatted_20_Text"><text:bookmark text:name="line1125"/></text:p>
      <text:p text:style-name="Preformatted_20_Text"><text:bookmark text:name="line1126"/>&lt;td class="navbox-list" style="text-align:center;" colspan="2"&gt;&lt;link rel="mw-deduplicated-inline-style" href="<text:a xlink:type="simple" xlink:href="mw-data:TemplateStyles:r151529978" text:style-name="Internet_20_link" text:visited-style-name="Visited_20_Internet_20_Link">mw-data:TemplateStyles:r151529978</text:a>"/&gt;&lt;span class="nowrap"&gt;&lt;a href="<text:a xlink:type="simple" xlink:href="view-source:https://fr.wikipedia.org/wiki/Élection_présidentielle_américaine_de_1789" text:style-name="Internet_20_link" text:visited-style-name="Visited_20_Internet_20_Link">/wiki/%C3%89lection_pr%C3%A9sidentielle_am%C3%A9ricaine_de_1789</text:a>" title="Élection présidentielle américaine de 1789"&gt;1789&lt;/a&gt;&lt;/span&gt;&amp;#160;&lt;span class="sep-liste"&gt;·&lt;/span&gt; &lt;span class="nowrap"&gt;&lt;a href="<text:a xlink:type="simple" xlink:href="view-source:https://fr.wikipedia.org/wiki/Élection_présidentielle_américaine_de_1792" text:style-name="Internet_20_link" text:visited-style-name="Visited_20_Internet_20_Link">/wiki/%C3%89lection_pr%C3%A9sidentielle_am%C3%A9ricaine_de_1792</text:a>" title="Élection présidentielle américaine de 1792"&gt;1792&lt;/a&gt;&lt;/span&gt;&amp;#160;&lt;span class="sep-liste"&gt;·&lt;/span&gt; &lt;span class="nowrap"&gt;&lt;a href="<text:a xlink:type="simple" xlink:href="view-source:https://fr.wikipedia.org/wiki/Élection_présidentielle_américaine_de_1796" text:style-name="Internet_20_link" text:visited-style-name="Visited_20_Internet_20_Link">/wiki/%C3%89lection_pr%C3%A9sidentielle_am%C3%A9ricaine_de_1796</text:a>" title="Élection présidentielle américaine de 1796"&gt;1796&lt;/a&gt;&lt;/span&gt;&amp;#160;&lt;span class="sep-liste"&gt;·&lt;/span&gt; &lt;span class="nowrap"&gt;&lt;a href="<text:a xlink:type="simple" xlink:href="view-source:https://fr.wikipedia.org/wiki/Élection_présidentielle_américaine_de_1800" text:style-name="Internet_20_link" text:visited-style-name="Visited_20_Internet_20_Link">/wiki/%C3%89lection_pr%C3%A9sidentielle_am%C3%A9ricaine_de_1800</text:a>" title="Élection présidentielle américaine de 1800"&gt;1800&lt;/a&gt;&lt;/span&gt;&amp;#160;&lt;span class="sep-liste"&gt;·&lt;/span&gt; &lt;span class="nowrap"&gt;&lt;a href="<text:a xlink:type="simple" xlink:href="view-source:https://fr.wikipedia.org/wiki/Élection_présidentielle_américaine_de_1804" text:style-name="Internet_20_link" text:visited-style-name="Visited_20_Internet_20_Link">/wiki/%C3%89lection_pr%C3%A9sidentielle_am%C3%A9ricaine_de_1804</text:a>" title="Élection présidentielle américaine de 1804"&gt;1804&lt;/a&gt;&lt;/span&gt;&amp;#160;&lt;span class="sep-liste"&gt;·&lt;/span&gt; &lt;span class="nowrap"&gt;&lt;a href="<text:a xlink:type="simple" xlink:href="view-source:https://fr.wikipedia.org/wiki/Élection_présidentielle_américaine_de_1808" text:style-name="Internet_20_link" text:visited-style-name="Visited_20_Internet_20_Link">/wiki/%C3%89lection_pr%C3%A9sidentielle_am%C3%A9ricaine_de_1808</text:a>" title="Élection présidentielle américaine de 1808"&gt;1808&lt;/a&gt;&lt;/span&gt;&amp;#160;&lt;span class="sep-liste"&gt;·&lt;/span&gt; &lt;span class="nowrap"&gt;&lt;a href="<text:a xlink:type="simple" xlink:href="view-source:https://fr.wikipedia.org/wiki/Élection_présidentielle_américaine_de_1812" text:style-name="Internet_20_link" text:visited-style-name="Visited_20_Internet_20_Link">/wiki/%C3%89lection_pr%C3%A9sidentielle_am%C3%A9ricaine_de_1812</text:a>" title="Élection présidentielle américaine de 1812"&gt;1812&lt;/a&gt;&lt;/span&gt;&amp;#160;&lt;span class="sep-liste"&gt;·&lt;/span&gt; &lt;span class="nowrap"&gt;&lt;a href="<text:a xlink:type="simple" xlink:href="view-source:https://fr.wikipedia.org/wiki/Élection_présidentielle_américaine_de_1816" text:style-name="Internet_20_link" text:visited-style-name="Visited_20_Internet_20_Link">/wiki/%C3%89lection_pr%C3%A9sidentielle_am%C3%A9ricaine_de_1816</text:a>" title="Élection présidentielle américaine de 1816"&gt;1816&lt;/a&gt;&lt;/span&gt;&amp;#160;&lt;span class="sep-liste"&gt;·&lt;/span&gt; &lt;span class="nowrap"&gt;&lt;a href="<text:a xlink:type="simple" xlink:href="view-source:https://fr.wikipedia.org/wiki/Élection_présidentielle_américaine_de_1820" text:style-name="Internet_20_link" text:visited-style-name="Visited_20_Internet_20_Link">/wiki/%C3%89lection_pr%C3%A9sidentielle_am%C3%A9ricaine_de_1820</text:a>" title="Élection présidentielle <text:soft-page-break/>américaine de 1820"&gt;1820&lt;/a&gt;&lt;/span&gt;&amp;#160;&lt;span class="sep-liste"&gt;·&lt;/span&gt; &lt;span class="nowrap"&gt;&lt;a href="<text:a xlink:type="simple" xlink:href="view-source:https://fr.wikipedia.org/wiki/Élection_présidentielle_américaine_de_1824" text:style-name="Internet_20_link" text:visited-style-name="Visited_20_Internet_20_Link">/wiki/%C3%89lection_pr%C3%A9sidentielle_am%C3%A9ricaine_de_1824</text:a>" title="Élection présidentielle américaine de 1824"&gt;1824&lt;/a&gt;&lt;/span&gt;&amp;#160;&lt;span class="sep-liste"&gt;·&lt;/span&gt; &lt;span class="nowrap"&gt;&lt;a href="<text:a xlink:type="simple" xlink:href="view-source:https://fr.wikipedia.org/wiki/Élection_présidentielle_américaine_de_1828" text:style-name="Internet_20_link" text:visited-style-name="Visited_20_Internet_20_Link">/wiki/%C3%89lection_pr%C3%A9sidentielle_am%C3%A9ricaine_de_1828</text:a>" title="Élection présidentielle américaine de 1828"&gt;1828&lt;/a&gt;&lt;/span&gt;&amp;#160;&lt;span class="sep-liste"&gt;·&lt;/span&gt; &lt;span class="nowrap"&gt;&lt;a href="<text:a xlink:type="simple" xlink:href="view-source:https://fr.wikipedia.org/wiki/Élection_présidentielle_américaine_de_1832" text:style-name="Internet_20_link" text:visited-style-name="Visited_20_Internet_20_Link">/wiki/%C3%89lection_pr%C3%A9sidentielle_am%C3%A9ricaine_de_1832</text:a>" title="Élection présidentielle américaine de 1832"&gt;1832&lt;/a&gt;&lt;/span&gt;&amp;#160;&lt;span class="sep-liste"&gt;·&lt;/span&gt; &lt;span class="nowrap"&gt;&lt;a href="<text:a xlink:type="simple" xlink:href="view-source:https://fr.wikipedia.org/wiki/Élection_présidentielle_américaine_de_1836" text:style-name="Internet_20_link" text:visited-style-name="Visited_20_Internet_20_Link">/wiki/%C3%89lection_pr%C3%A9sidentielle_am%C3%A9ricaine_de_1836</text:a>" title="Élection présidentielle américaine de 1836"&gt;1836&lt;/a&gt;&lt;/span&gt;&amp;#160;&lt;span class="sep-liste"&gt;·&lt;/span&gt; &lt;span class="nowrap"&gt;&lt;a href="<text:a xlink:type="simple" xlink:href="view-source:https://fr.wikipedia.org/wiki/Élection_présidentielle_américaine_de_1840" text:style-name="Internet_20_link" text:visited-style-name="Visited_20_Internet_20_Link">/wiki/%C3%89lection_pr%C3%A9sidentielle_am%C3%A9ricaine_de_1840</text:a>" title="Élection présidentielle américaine de 1840"&gt;1840&lt;/a&gt;&lt;/span&gt;&amp;#160;&lt;span class="sep-liste"&gt;·&lt;/span&gt; &lt;span class="nowrap"&gt;&lt;a href="<text:a xlink:type="simple" xlink:href="view-source:https://fr.wikipedia.org/wiki/Élection_présidentielle_américaine_de_1844" text:style-name="Internet_20_link" text:visited-style-name="Visited_20_Internet_20_Link">/wiki/%C3%89lection_pr%C3%A9sidentielle_am%C3%A9ricaine_de_1844</text:a>" title="Élection présidentielle américaine de 1844"&gt;1844&lt;/a&gt;&lt;/span&gt;&amp;#160;&lt;span class="sep-liste"&gt;·&lt;/span&gt; &lt;span class="nowrap"&gt;&lt;a href="<text:a xlink:type="simple" xlink:href="view-source:https://fr.wikipedia.org/wiki/Élection_présidentielle_américaine_de_1848" text:style-name="Internet_20_link" text:visited-style-name="Visited_20_Internet_20_Link">/wiki/%C3%89lection_pr%C3%A9sidentielle_am%C3%A9ricaine_de_1848</text:a>" title="Élection présidentielle américaine de 1848"&gt;1848&lt;/a&gt;&lt;/span&gt;&amp;#160;&lt;span class="sep-liste"&gt;·&lt;/span&gt; &lt;span class="nowrap"&gt;&lt;a href="<text:a xlink:type="simple" xlink:href="view-source:https://fr.wikipedia.org/wiki/Élection_présidentielle_américaine_de_1852" text:style-name="Internet_20_link" text:visited-style-name="Visited_20_Internet_20_Link">/wiki/%C3%89lection_pr%C3%A9sidentielle_am%C3%A9ricaine_de_1852</text:a>" title="Élection présidentielle américaine de 1852"&gt;1852&lt;/a&gt;&lt;/span&gt;&amp;#160;&lt;span class="sep-liste"&gt;·&lt;/span&gt; &lt;span class="nowrap"&gt;&lt;a href="<text:a xlink:type="simple" xlink:href="view-source:https://fr.wikipedia.org/wiki/Élection_présidentielle_américaine_de_1856" text:style-name="Internet_20_link" text:visited-style-name="Visited_20_Internet_20_Link">/wiki/%C3%89lection_pr%C3%A9sidentielle_am%C3%A9ricaine_de_1856</text:a>" title="Élection présidentielle américaine de 1856"&gt;1856&lt;/a&gt;&lt;/span&gt;&amp;#160;&lt;span class="sep-liste"&gt;·&lt;/span&gt; &lt;span class="nowrap"&gt;&lt;a href="<text:a xlink:type="simple" xlink:href="view-source:https://fr.wikipedia.org/wiki/Élection_présidentielle_américaine_de_1860" text:style-name="Internet_20_link" text:visited-style-name="Visited_20_Internet_20_Link">/wiki/%C3%89lection_pr%C3%A9sidentielle_am%C3%A9ricaine_de_1860</text:a>" title="Élection présidentielle américaine de 1860"&gt;1860&lt;/a&gt;&lt;/span&gt;&amp;#160;&lt;span class="sep-liste"&gt;·&lt;/span&gt; &lt;span class="nowrap"&gt;&lt;a href="<text:a xlink:type="simple" xlink:href="view-source:https://fr.wikipedia.org/wiki/Élection_présidentielle_américaine_de_1864" text:style-name="Internet_20_link" text:visited-style-name="Visited_20_Internet_20_Link">/wiki/%C3%89lection_pr%C3%A9sidentielle_am%C3%A9ricaine_de_1864</text:a>" title="Élection présidentielle américaine de 1864"&gt;1864&lt;/a&gt;&lt;/span&gt;&amp;#160;&lt;span class="sep-liste"&gt;·&lt;/span&gt; &lt;span class="nowrap"&gt;&lt;a href="<text:a xlink:type="simple" xlink:href="view-source:https://fr.wikipedia.org/wiki/Élection_présidentielle_américaine_de_1868" text:style-name="Internet_20_link" text:visited-style-name="Visited_20_Internet_20_Link">/wiki/%C3%89lection_pr%C3%A9sidentielle_am%C3%A9ricaine_de_1868</text:a>" title="Élection présidentielle américaine de 1868"&gt;1868&lt;/a&gt;&lt;/span&gt;&amp;#160;&lt;span class="sep-liste"&gt;·&lt;/span&gt; &lt;span class="nowrap"&gt;&lt;a href="<text:a xlink:type="simple" xlink:href="view-source:https://fr.wikipedia.org/wiki/Élection_présidentielle_américaine_de_1872" text:style-name="Internet_20_link" text:visited-style-name="Visited_20_Internet_20_Link">/wiki/%C3%89lection_pr%C3%A9sidentielle_am%C3%A9ricaine_de_1872</text:a>" title="Élection présidentielle américaine de 1872"&gt;1872&lt;/a&gt;&lt;/span&gt;&amp;#160;&lt;span class="sep-liste"&gt;·&lt;/span&gt; &lt;span class="nowrap"&gt;&lt;a href="<text:a xlink:type="simple" xlink:href="view-source:https://fr.wikipedia.org/wiki/Élection_présidentielle_américaine_de_1876" text:style-name="Internet_20_link" text:visited-style-name="Visited_20_Internet_20_Link">/wiki/%C3%89lection_pr%C3%A9sidentielle_am%C3%A9ricaine_de_1876</text:a>" title="Élection présidentielle américaine de 1876"&gt;1876&lt;/a&gt;&lt;/span&gt;&amp;#160;&lt;span class="sep-liste"&gt;·&lt;/span&gt; &lt;span class="nowrap"&gt;&lt;a href="<text:a xlink:type="simple" xlink:href="view-source:https://fr.wikipedia.org/wiki/Élection_présidentielle_américaine_de_1880" text:style-name="Internet_20_link" text:visited-style-name="Visited_20_Internet_20_Link">/wiki/%C3%89lection_pr%C3%A9sidentielle_am%C3%A9ricaine_de_1880</text:a>" title="Élection présidentielle américaine de 1880"&gt;1880&lt;/a&gt;&lt;/span&gt;&amp;#160;&lt;span class="sep-liste"&gt;·&lt;/span&gt; &lt;span class="nowrap"&gt;&lt;a href="<text:a xlink:type="simple" xlink:href="view-source:https://fr.wikipedia.org/wiki/Élection_présidentielle_américaine_de_1884" text:style-name="Internet_20_link" text:visited-style-name="Visited_20_Internet_20_Link">/wiki/%C3%89lection_pr%C3%A9sidentielle_am%C3%A9ricaine_de_1884</text:a>" title="Élection présidentielle américaine de 1884"&gt;1884&lt;/a&gt;&lt;/span&gt;&amp;#160;&lt;span class="sep-liste"&gt;·&lt;/span&gt; &lt;span class="nowrap"&gt;&lt;a href="<text:a xlink:type="simple" xlink:href="view-source:https://fr.wikipedia.org/wiki/Élection_présidentielle_américaine_de_1888" text:style-name="Internet_20_link" text:visited-style-name="Visited_20_Internet_20_Link">/wiki/%C3%89lection_pr%C3%A9sidentielle_am%C3%A9ricaine_de_1888</text:a>" title="Élection présidentielle américaine de 1888"&gt;1888&lt;/a&gt;&lt;/span&gt;&amp;#160;&lt;span class="sep-liste"&gt;·&lt;/span&gt; &lt;span class="nowrap"&gt;&lt;a href="<text:a xlink:type="simple" xlink:href="view-source:https://fr.wikipedia.org/wiki/Élection_présidentielle_américaine_de_1892" text:style-name="Internet_20_link" text:visited-style-name="Visited_20_Internet_20_Link">/wiki/%C3%89lection_pr%C3%A9sidentielle_am%C3%A9ricaine_de_1892</text:a>" title="Élection présidentielle américaine de 1892"&gt;1892&lt;/a&gt;&lt;/span&gt;&amp;#160;&lt;span class="sep-liste"&gt;·&lt;/span&gt; &lt;span class="nowrap"&gt;&lt;a href="<text:a xlink:type="simple" xlink:href="view-source:https://fr.wikipedia.org/wiki/Élection_présidentielle_américaine_de_1896" text:style-name="Internet_20_link" text:visited-style-name="Visited_20_Internet_20_Link">/wiki/%C3%89lection_pr%C3%A9sidentielle_am%C3%A9ricaine_de_1896</text:a>" title="Élection présidentielle américaine de 1896"&gt;1896&lt;/a&gt;&lt;/span&gt;&amp;#160;&lt;span class="sep-liste"&gt;·&lt;/span&gt; &lt;span class="nowrap"&gt;&lt;a href="<text:a xlink:type="simple" xlink:href="view-source:https://fr.wikipedia.org/wiki/Élection_présidentielle_américaine_de_1900" text:style-name="Internet_20_link" text:visited-style-name="Visited_20_Internet_20_Link">/wiki/%C3%89lection_pr%C3%A9sidentielle_am%C3%A9ricaine_de_1900</text:a>" title="Élection présidentielle américaine de 1900"&gt;1900&lt;/a&gt;&lt;/span&gt;&amp;#160;&lt;span class="sep-liste"&gt;·&lt;/span&gt; &lt;span class="nowrap"&gt;&lt;a href="<text:a xlink:type="simple" xlink:href="view-source:https://fr.wikipedia.org/wiki/Élection_présidentielle_américaine_de_1904" text:style-name="Internet_20_link" text:visited-style-name="Visited_20_Internet_20_Link">/wiki/%C3%89lection_pr%C3%A9sidentielle_am%C3%A9ricaine_de_1904</text:a>" title="Élection présidentielle américaine de 1904"&gt;1904&lt;/a&gt;&lt;/span&gt;&amp;#160;&lt;span class="sep-liste"&gt;·&lt;/span&gt; &lt;span class="nowrap"&gt;&lt;a href="<text:a xlink:type="simple" xlink:href="view-source:https://fr.wikipedia.org/wiki/Élection_présidentielle_américaine_de_1908" text:style-name="Internet_20_link" text:visited-style-name="Visited_20_Internet_20_Link">/wiki/%C3%89lection_pr%C3%A9sidentielle_am%C3%A9ricaine_de_1908</text:a>" title="Élection présidentielle américaine de <text:soft-page-break/>1908"&gt;1908&lt;/a&gt;&lt;/span&gt;&amp;#160;&lt;span class="sep-liste"&gt;·&lt;/span&gt; &lt;span class="nowrap"&gt;&lt;a href="<text:a xlink:type="simple" xlink:href="view-source:https://fr.wikipedia.org/wiki/Élection_présidentielle_américaine_de_1912" text:style-name="Internet_20_link" text:visited-style-name="Visited_20_Internet_20_Link">/wiki/%C3%89lection_pr%C3%A9sidentielle_am%C3%A9ricaine_de_1912</text:a>" title="Élection présidentielle américaine de 1912"&gt;1912&lt;/a&gt;&lt;/span&gt;&amp;#160;&lt;span class="sep-liste"&gt;·&lt;/span&gt; &lt;span class="nowrap"&gt;&lt;a href="<text:a xlink:type="simple" xlink:href="view-source:https://fr.wikipedia.org/wiki/Élection_présidentielle_américaine_de_1916" text:style-name="Internet_20_link" text:visited-style-name="Visited_20_Internet_20_Link">/wiki/%C3%89lection_pr%C3%A9sidentielle_am%C3%A9ricaine_de_1916</text:a>" title="Élection présidentielle américaine de 1916"&gt;1916&lt;/a&gt;&lt;/span&gt;&amp;#160;&lt;span class="sep-liste"&gt;·&lt;/span&gt; &lt;span class="nowrap"&gt;&lt;a href="<text:a xlink:type="simple" xlink:href="view-source:https://fr.wikipedia.org/wiki/Élection_présidentielle_américaine_de_1920" text:style-name="Internet_20_link" text:visited-style-name="Visited_20_Internet_20_Link">/wiki/%C3%89lection_pr%C3%A9sidentielle_am%C3%A9ricaine_de_1920</text:a>" title="Élection présidentielle américaine de 1920"&gt;1920&lt;/a&gt;&lt;/span&gt;&amp;#160;&lt;span class="sep-liste"&gt;·&lt;/span&gt; &lt;span class="nowrap"&gt;&lt;a href="<text:a xlink:type="simple" xlink:href="view-source:https://fr.wikipedia.org/wiki/Élection_présidentielle_américaine_de_1924" text:style-name="Internet_20_link" text:visited-style-name="Visited_20_Internet_20_Link">/wiki/%C3%89lection_pr%C3%A9sidentielle_am%C3%A9ricaine_de_1924</text:a>" title="Élection présidentielle américaine de 1924"&gt;1924&lt;/a&gt;&lt;/span&gt;&amp;#160;&lt;span class="sep-liste"&gt;·&lt;/span&gt; &lt;span class="nowrap"&gt;&lt;a href="<text:a xlink:type="simple" xlink:href="view-source:https://fr.wikipedia.org/wiki/Élection_présidentielle_américaine_de_1928" text:style-name="Internet_20_link" text:visited-style-name="Visited_20_Internet_20_Link">/wiki/%C3%89lection_pr%C3%A9sidentielle_am%C3%A9ricaine_de_1928</text:a>" title="Élection présidentielle américaine de 1928"&gt;1928&lt;/a&gt;&lt;/span&gt;&amp;#160;&lt;span class="sep-liste"&gt;·&lt;/span&gt; &lt;span class="nowrap"&gt;&lt;a href="<text:a xlink:type="simple" xlink:href="view-source:https://fr.wikipedia.org/wiki/Élection_présidentielle_américaine_de_1932" text:style-name="Internet_20_link" text:visited-style-name="Visited_20_Internet_20_Link">/wiki/%C3%89lection_pr%C3%A9sidentielle_am%C3%A9ricaine_de_1932</text:a>" title="Élection présidentielle américaine de 1932"&gt;1932&lt;/a&gt;&lt;/span&gt;&amp;#160;&lt;span class="sep-liste"&gt;·&lt;/span&gt; &lt;span class="nowrap"&gt;&lt;a href="<text:a xlink:type="simple" xlink:href="view-source:https://fr.wikipedia.org/wiki/Élection_présidentielle_américaine_de_1936" text:style-name="Internet_20_link" text:visited-style-name="Visited_20_Internet_20_Link">/wiki/%C3%89lection_pr%C3%A9sidentielle_am%C3%A9ricaine_de_1936</text:a>" title="Élection présidentielle américaine de 1936"&gt;1936&lt;/a&gt;&lt;/span&gt;&amp;#160;&lt;span class="sep-liste"&gt;·&lt;/span&gt; &lt;span class="nowrap"&gt;&lt;a href="<text:a xlink:type="simple" xlink:href="view-source:https://fr.wikipedia.org/wiki/Élection_présidentielle_américaine_de_1940" text:style-name="Internet_20_link" text:visited-style-name="Visited_20_Internet_20_Link">/wiki/%C3%89lection_pr%C3%A9sidentielle_am%C3%A9ricaine_de_1940</text:a>" title="Élection présidentielle américaine de 1940"&gt;1940&lt;/a&gt;&lt;/span&gt;&amp;#160;&lt;span class="sep-liste"&gt;·&lt;/span&gt; &lt;span class="nowrap"&gt;&lt;a href="<text:a xlink:type="simple" xlink:href="view-source:https://fr.wikipedia.org/wiki/Élection_présidentielle_américaine_de_1944" text:style-name="Internet_20_link" text:visited-style-name="Visited_20_Internet_20_Link">/wiki/%C3%89lection_pr%C3%A9sidentielle_am%C3%A9ricaine_de_1944</text:a>" title="Élection présidentielle américaine de 1944"&gt;1944&lt;/a&gt;&lt;/span&gt;&amp;#160;&lt;span class="sep-liste"&gt;·&lt;/span&gt; &lt;span class="nowrap"&gt;&lt;a href="<text:a xlink:type="simple" xlink:href="view-source:https://fr.wikipedia.org/wiki/Élection_présidentielle_américaine_de_1948" text:style-name="Internet_20_link" text:visited-style-name="Visited_20_Internet_20_Link">/wiki/%C3%89lection_pr%C3%A9sidentielle_am%C3%A9ricaine_de_1948</text:a>" title="Élection présidentielle américaine de 1948"&gt;1948&lt;/a&gt;&lt;/span&gt;&amp;#160;&lt;span class="sep-liste"&gt;·&lt;/span&gt; &lt;span class="nowrap"&gt;&lt;a href="<text:a xlink:type="simple" xlink:href="view-source:https://fr.wikipedia.org/wiki/Élection_présidentielle_américaine_de_1952" text:style-name="Internet_20_link" text:visited-style-name="Visited_20_Internet_20_Link">/wiki/%C3%89lection_pr%C3%A9sidentielle_am%C3%A9ricaine_de_1952</text:a>" title="Élection présidentielle américaine de 1952"&gt;1952&lt;/a&gt;&lt;/span&gt;&amp;#160;&lt;span class="sep-liste"&gt;·&lt;/span&gt; &lt;span class="nowrap"&gt;&lt;a href="<text:a xlink:type="simple" xlink:href="view-source:https://fr.wikipedia.org/wiki/Élection_présidentielle_américaine_de_1956" text:style-name="Internet_20_link" text:visited-style-name="Visited_20_Internet_20_Link">/wiki/%C3%89lection_pr%C3%A9sidentielle_am%C3%A9ricaine_de_1956</text:a>" title="Élection présidentielle américaine de 1956"&gt;1956&lt;/a&gt;&lt;/span&gt;&amp;#160;&lt;span class="sep-liste"&gt;·&lt;/span&gt; &lt;span class="nowrap"&gt;&lt;a href="<text:a xlink:type="simple" xlink:href="view-source:https://fr.wikipedia.org/wiki/Élection_présidentielle_américaine_de_1960" text:style-name="Internet_20_link" text:visited-style-name="Visited_20_Internet_20_Link">/wiki/%C3%89lection_pr%C3%A9sidentielle_am%C3%A9ricaine_de_1960</text:a>" title="Élection présidentielle américaine de 1960"&gt;1960&lt;/a&gt;&lt;/span&gt;&amp;#160;&lt;span class="sep-liste"&gt;·&lt;/span&gt; &lt;span class="nowrap"&gt;&lt;a href="<text:a xlink:type="simple" xlink:href="view-source:https://fr.wikipedia.org/wiki/Élection_présidentielle_américaine_de_1964" text:style-name="Internet_20_link" text:visited-style-name="Visited_20_Internet_20_Link">/wiki/%C3%89lection_pr%C3%A9sidentielle_am%C3%A9ricaine_de_1964</text:a>" title="Élection présidentielle américaine de 1964"&gt;1964&lt;/a&gt;&lt;/span&gt;&amp;#160;&lt;span class="sep-liste"&gt;·&lt;/span&gt; &lt;span class="nowrap"&gt;&lt;a href="<text:a xlink:type="simple" xlink:href="view-source:https://fr.wikipedia.org/wiki/Élection_présidentielle_américaine_de_1968" text:style-name="Internet_20_link" text:visited-style-name="Visited_20_Internet_20_Link">/wiki/%C3%89lection_pr%C3%A9sidentielle_am%C3%A9ricaine_de_1968</text:a>" title="Élection présidentielle américaine de 1968"&gt;1968&lt;/a&gt;&lt;/span&gt;&amp;#160;&lt;span class="sep-liste"&gt;·&lt;/span&gt; &lt;span class="nowrap"&gt;&lt;a href="<text:a xlink:type="simple" xlink:href="view-source:https://fr.wikipedia.org/wiki/Élection_présidentielle_américaine_de_1972" text:style-name="Internet_20_link" text:visited-style-name="Visited_20_Internet_20_Link">/wiki/%C3%89lection_pr%C3%A9sidentielle_am%C3%A9ricaine_de_1972</text:a>" title="Élection présidentielle américaine de 1972"&gt;1972&lt;/a&gt;&lt;/span&gt;&amp;#160;&lt;span class="sep-liste"&gt;·&lt;/span&gt; &lt;span class="nowrap"&gt;&lt;a href="<text:a xlink:type="simple" xlink:href="view-source:https://fr.wikipedia.org/wiki/Élection_présidentielle_américaine_de_1976" text:style-name="Internet_20_link" text:visited-style-name="Visited_20_Internet_20_Link">/wiki/%C3%89lection_pr%C3%A9sidentielle_am%C3%A9ricaine_de_1976</text:a>" title="Élection présidentielle américaine de 1976"&gt;1976&lt;/a&gt;&lt;/span&gt;&amp;#160;&lt;span class="sep-liste"&gt;·&lt;/span&gt; &lt;span class="nowrap"&gt;&lt;a href="<text:a xlink:type="simple" xlink:href="view-source:https://fr.wikipedia.org/wiki/Élection_présidentielle_américaine_de_1980" text:style-name="Internet_20_link" text:visited-style-name="Visited_20_Internet_20_Link">/wiki/%C3%89lection_pr%C3%A9sidentielle_am%C3%A9ricaine_de_1980</text:a>" title="Élection présidentielle américaine de 1980"&gt;1980&lt;/a&gt;&lt;/span&gt;&amp;#160;&lt;span class="sep-liste"&gt;·&lt;/span&gt; &lt;span class="nowrap"&gt;&lt;a href="<text:a xlink:type="simple" xlink:href="view-source:https://fr.wikipedia.org/wiki/Élection_présidentielle_américaine_de_1984" text:style-name="Internet_20_link" text:visited-style-name="Visited_20_Internet_20_Link">/wiki/%C3%89lection_pr%C3%A9sidentielle_am%C3%A9ricaine_de_1984</text:a>" title="Élection présidentielle américaine de 1984"&gt;1984&lt;/a&gt;&lt;/span&gt;&amp;#160;&lt;span class="sep-liste"&gt;·&lt;/span&gt; &lt;span class="nowrap"&gt;&lt;a href="<text:a xlink:type="simple" xlink:href="view-source:https://fr.wikipedia.org/wiki/Élection_présidentielle_américaine_de_1988" text:style-name="Internet_20_link" text:visited-style-name="Visited_20_Internet_20_Link">/wiki/%C3%89lection_pr%C3%A9sidentielle_am%C3%A9ricaine_de_1988</text:a>" title="Élection présidentielle américaine de 1988"&gt;1988&lt;/a&gt;&lt;/span&gt;&amp;#160;&lt;span class="sep-liste"&gt;·&lt;/span&gt; &lt;span class="nowrap"&gt;&lt;a href="<text:a xlink:type="simple" xlink:href="view-source:https://fr.wikipedia.org/wiki/Élection_présidentielle_américaine_de_1992" text:style-name="Internet_20_link" text:visited-style-name="Visited_20_Internet_20_Link">/wiki/%C3%89lection_pr%C3%A9sidentielle_am%C3%A9ricaine_de_1992</text:a>" title="Élection présidentielle américaine de 1992"&gt;1992&lt;/a&gt;&lt;/span&gt;&amp;#160;&lt;span class="sep-liste"&gt;·&lt;/span&gt; &lt;span class="nowrap"&gt;&lt;a href="<text:a xlink:type="simple" xlink:href="view-source:https://fr.wikipedia.org/wiki/Élection_présidentielle_américaine_de_1996" text:style-name="Internet_20_link" text:visited-style-name="Visited_20_Internet_20_Link">/wiki/%C3%89lection_pr%C3%A9sidentielle_am%C3%A9ricaine_de_1996</text:a>" title="Élection présidentielle américaine de 1996"&gt;1996&lt;/a&gt;&lt;/span&gt;&amp;#160;&lt;span <text:soft-page-break/>class="sep-liste"&gt;·&lt;/span&gt; &lt;span class="nowrap"&gt;&lt;a href="<text:a xlink:type="simple" xlink:href="view-source:https://fr.wikipedia.org/wiki/Élection_présidentielle_américaine_de_2000" text:style-name="Internet_20_link" text:visited-style-name="Visited_20_Internet_20_Link">/wiki/%C3%89lection_pr%C3%A9sidentielle_am%C3%A9ricaine_de_2000</text:a>" title="Élection présidentielle américaine de 2000"&gt;2000&lt;/a&gt;&lt;/span&gt;&amp;#160;&lt;span class="sep-liste"&gt;·&lt;/span&gt; &lt;span class="nowrap"&gt;&lt;a href="<text:a xlink:type="simple" xlink:href="view-source:https://fr.wikipedia.org/wiki/Élection_présidentielle_américaine_de_2004" text:style-name="Internet_20_link" text:visited-style-name="Visited_20_Internet_20_Link">/wiki/%C3%89lection_pr%C3%A9sidentielle_am%C3%A9ricaine_de_2004</text:a>" title="Élection présidentielle américaine de 2004"&gt;2004&lt;/a&gt;&lt;/span&gt;&amp;#160;&lt;span class="sep-liste"&gt;·&lt;/span&gt; &lt;span class="nowrap"&gt;&lt;a href="<text:a xlink:type="simple" xlink:href="view-source:https://fr.wikipedia.org/wiki/Élection_présidentielle_américaine_de_2008" text:style-name="Internet_20_link" text:visited-style-name="Visited_20_Internet_20_Link">/wiki/%C3%89lection_pr%C3%A9sidentielle_am%C3%A9ricaine_de_2008</text:a>" title="Élection présidentielle américaine de 2008"&gt;2008&lt;/a&gt;&lt;/span&gt;&amp;#160;&lt;span class="sep-liste"&gt;·&lt;/span&gt; &lt;span class="nowrap"&gt;&lt;a href="<text:a xlink:type="simple" xlink:href="view-source:https://fr.wikipedia.org/wiki/Élection_présidentielle_américaine_de_2012" text:style-name="Internet_20_link" text:visited-style-name="Visited_20_Internet_20_Link">/wiki/%C3%89lection_pr%C3%A9sidentielle_am%C3%A9ricaine_de_2012</text:a>" title="Élection présidentielle américaine de 2012"&gt;2012&lt;/a&gt;&lt;/span&gt;&amp;#160;&lt;span class="sep-liste"&gt;·&lt;/span&gt; &lt;span class="nowrap"&gt;&lt;a href="<text:a xlink:type="simple" xlink:href="view-source:https://fr.wikipedia.org/wiki/Élection_présidentielle_américaine_de_2016" text:style-name="Internet_20_link" text:visited-style-name="Visited_20_Internet_20_Link">/wiki/%C3%89lection_pr%C3%A9sidentielle_am%C3%A9ricaine_de_2016</text:a>" title="Élection présidentielle américaine de 2016"&gt;2016&lt;/a&gt;&lt;/span&gt;&amp;#160;&lt;span class="sep-liste"&gt;·&lt;/span&gt; &lt;span class="nowrap"&gt;&lt;i&gt;&lt;a href="<text:a xlink:type="simple" xlink:href="view-source:https://fr.wikipedia.org/w/index.php?title=Élection_présidentielle_américaines_de_2020&amp;action=edit&amp;redlink=1" text:style-name="Internet_20_link" text:visited-style-name="Visited_20_Internet_20_Link">/w/index.php?title=%C3%89lection_pr%C3%A9sidentielle_am%C3%A9ricaines_de_2020&amp;amp;action=edit&amp;amp;redlink=1</text:a>" class="new" title="Élection présidentielle américaines de 2020 (page inexistante)"&gt;2020&lt;/a&gt;&lt;/i&gt;&lt;/span&gt;&lt;/td&gt;</text:p>
      <text:p text:style-name="Preformatted_20_Text"><text:bookmark text:name="line1127"/>&lt;/tr&gt; <text:s text:c="29"/>&lt;/tbody&gt;&lt;/table&gt;</text:p>
      <text:p text:style-name="Preformatted_20_Text"><text:bookmark text:name="line1128"/>&lt;table class="navbox collapsible noprint collapsed" data-autocollapse-group="palette" style=""&gt;</text:p>
      <text:p text:style-name="Preformatted_20_Text"><text:bookmark text:name="line1129"/>&lt;tbody&gt;&lt;tr&gt;&lt;th class="navbox-title" colspan="2" style=""&gt;&lt;div style="float:left; width:6em; text-align:left"&gt;&lt;div class="noprint plainlinksneverexpand nowrap tnavbar" style="background-color:transparent; padding:0; font-size:xx-small; color:#000000;"&gt;&lt;a href="<text:a xlink:type="simple" xlink:href="view-source:https://fr.wikipedia.org/wiki/Modèle:Palette_Histoire_des_États-Unis" text:style-name="Internet_20_link" text:visited-style-name="Visited_20_Internet_20_Link">/wiki/Mod%C3%A8le:Palette_Histoire_des_%C3%89tats-Unis</text:a>" title="Modèle:Palette Histoire des États-Unis"&gt;&lt;abbr class="abbr" title="Voir ce modèle."&gt;v&lt;/abbr&gt;&lt;/a&gt;&amp;#160;· &lt;a class="external text" href="<text:a xlink:type="simple" xlink:href="view-source:https://fr.wikipedia.org/w/index.php?title=Modèle:Palette_Histoire_des_États-Unis&amp;action=edit" text:style-name="Internet_20_link" text:visited-style-name="Visited_20_Internet_20_Link">//fr.wikipedia.org/w/index.php?title=Mod%C3%A8le:Palette_Histoire_des_%C3%89tats-Unis&amp;amp;action=edit</text:a>"&gt;&lt;abbr class="abbr" title="Modifier ce modèle. Merci de prévisualiser avant de sauvegarder."&gt;m&lt;/abbr&gt;&lt;/a&gt;&lt;/div&gt;&lt;/div&gt;&lt;div style="font-size:110%"&gt;&lt;a href="<text:a xlink:type="simple" xlink:href="view-source:https://fr.wikipedia.org/wiki/Histoire_des_États-Unis" text:style-name="Internet_20_link" text:visited-style-name="Visited_20_Internet_20_Link">/wiki/Histoire_des_%C3%89tats-Unis</text:a>" title="Histoire des États-Unis"&gt;Histoire des États-Unis&lt;/a&gt;&lt;/div&gt;&lt;/th&gt;</text:p>
      <text:p text:style-name="Preformatted_20_Text"><text:bookmark text:name="line1130"/>&lt;/tr&gt; <text:s/>&lt;tr&gt;</text:p>
      <text:p text:style-name="Preformatted_20_Text"><text:bookmark text:name="line1131"/>&lt;th class="navbox-group" style=""&gt;Civilisations amérindiennes&lt;/th&gt;</text:p>
      <text:p text:style-name="Preformatted_20_Text"><text:bookmark text:name="line1132"/>&lt;td class="navbox-list" style=""&gt;&lt;link rel="mw-deduplicated-inline-style" href="<text:a xlink:type="simple" xlink:href="mw-data:TemplateStyles:r151529978" text:style-name="Internet_20_link" text:visited-style-name="Visited_20_Internet_20_Link">mw-data:TemplateStyles:r151529978</text:a>"/&gt;&lt;span class="nowrap"&gt;&lt;a href="<text:a xlink:type="simple" xlink:href="view-source:https://fr.wikipedia.org/wiki/Culture_Clovis" text:style-name="Internet_20_link" text:visited-style-name="Visited_20_Internet_20_Link">/wiki/Culture_Clovis</text:a>" title="Culture Clovis"&gt;Culture Clovis&lt;/a&gt;&lt;/span&gt;&amp;#160;&lt;span class="sep-liste"&gt;·&lt;/span&gt; &lt;span class="nowrap"&gt;&lt;span title="Article de qualité"&gt;&lt;img alt="Article de qualité" src="<text:a xlink:type="simple" xlink:href="view-source:https://upload.wikimedia.org/wikipedia/commons/thumb/6/66/Fairytale_bookmark_gold.svg/14px-Fairytale_bookmark_gold.svg.png" text:style-name="Internet_20_link" text:visited-style-name="Visited_20_Internet_20_Link">//upload.wikimedia.org/wikipedia/commons/thumb/6/66/Fairytale_bookmark_gold.svg/14px-Fairytale_bookmark_gold.svg.png</text:a>" title="Article de qualité" width="14" height="14" srcset="//upload.wikimedia.org/wikipedia/commons/thumb/6/66/Fairytale_bookmark_gold.svg/21px-Fairytale_bookmark_gold.svg.png 1.5x, //upload.wikimedia.org/wikipedia/commons/thumb/6/66/Fairytale_bookmark_gold.svg/28px-Fairytale_bookmark_gold.svg.png 2x" data-file-width="100" data-file-height="100" /&gt;&lt;/span&gt; &lt;a href="<text:a xlink:type="simple" xlink:href="view-source:https://fr.wikipedia.org/wiki/Anasazis" text:style-name="Internet_20_link" text:visited-style-name="Visited_20_Internet_20_Link">/wiki/Anasazis</text:a>" title="Anasazis"&gt;Anasazis&lt;/a&gt;&lt;/span&gt;&amp;#160;&lt;span class="sep-liste"&gt;·&lt;/span&gt; &lt;span class="nowrap"&gt;&lt;a href="<text:a xlink:type="simple" xlink:href="view-source:https://fr.wikipedia.org/wiki/Civilisation_du_Mississippi" text:style-name="Internet_20_link" text:visited-style-name="Visited_20_Internet_20_Link">/wiki/Civilisation_du_Mississippi</text:a>" title="Civilisation du Mississippi"&gt;Civilisation du Mississippi&lt;/a&gt;&lt;/span&gt;&amp;#160;&lt;span class="sep-liste"&gt;·&lt;/span&gt; &lt;span class="nowrap"&gt;&lt;a href="<text:a xlink:type="simple" xlink:href="view-source:https://fr.wikipedia.org/wiki/Hohokams" text:style-name="Internet_20_link" text:visited-style-name="Visited_20_Internet_20_Link">/wiki/Hohokams</text:a>" title="Hohokams"&gt;Hohokams&lt;/a&gt;&lt;/span&gt;&amp;#160;&lt;span class="sep-liste"&gt;·&lt;/span&gt; &lt;span class="nowrap"&gt;&lt;a href="<text:a xlink:type="simple" xlink:href="view-source:https://fr.wikipedia.org/wiki/Mogollon" text:style-name="Internet_20_link" text:visited-style-name="Visited_20_Internet_20_Link">/wiki/Mogollon</text:a>" title="Mogollon"&gt;Mogollon&lt;/a&gt;&lt;/span&gt;&amp;#160;&lt;span class="sep-liste"&gt;·&lt;/span&gt; &lt;span class="nowrap"&gt;&lt;a href="<text:a xlink:type="simple" xlink:href="view-source:https://fr.wikipedia.org/wiki/Mound_Builders" text:style-name="Internet_20_link" text:visited-style-name="Visited_20_Internet_20_Link">/wiki/Mound_Builders</text:a>" title="Mound Builders"&gt;Mound Builders&lt;/a&gt;&lt;/span&gt;&amp;#160;&lt;span class="sep-liste"&gt;·&lt;/span&gt; &lt;span class="nowrap"&gt;&lt;a href="<text:a xlink:type="simple" xlink:href="view-source:https://fr.wikipedia.org/wiki/Apaches" text:style-name="Internet_20_link" text:visited-style-name="Visited_20_Internet_20_Link">/wiki/Apaches</text:a>" title="Apaches"&gt;Apaches&lt;/a&gt;&lt;/span&gt;&amp;#160;&lt;span class="sep-liste"&gt;·&lt;/span&gt; &lt;span class="nowrap"&gt;&lt;a href="<text:a xlink:type="simple" xlink:href="view-source:https://fr.wikipedia.org/wiki/Cherokees" text:style-name="Internet_20_link" text:visited-style-name="Visited_20_Internet_20_Link">/wiki/Cherokees</text:a>" title="Cherokees"&gt;Cherokees&lt;/a&gt;&lt;/span&gt;&amp;#160;&lt;span class="sep-liste"&gt;·&lt;/span&gt; &lt;span class="nowrap"&gt;&lt;a href="<text:a xlink:type="simple" xlink:href="view-source:https://fr.wikipedia.org/wiki/Cheyennes" text:style-name="Internet_20_link" text:visited-style-name="Visited_20_Internet_20_Link">/wiki/Cheyennes</text:a>" <text:soft-page-break/>title="Cheyennes"&gt;Cheyennes&lt;/a&gt;&lt;/span&gt;&amp;#160;&lt;span class="sep-liste"&gt;·&lt;/span&gt; &lt;span class="nowrap"&gt;&lt;a href="<text:a xlink:type="simple" xlink:href="view-source:https://fr.wikipedia.org/wiki/Comanches" text:style-name="Internet_20_link" text:visited-style-name="Visited_20_Internet_20_Link">/wiki/Comanches</text:a>" title="Comanches"&gt;Comanches&lt;/a&gt;&lt;/span&gt;&amp;#160;&lt;span class="sep-liste"&gt;·&lt;/span&gt; &lt;span class="nowrap"&gt;&lt;a href="<text:a xlink:type="simple" xlink:href="view-source:https://fr.wikipedia.org/wiki/Creeks" text:style-name="Internet_20_link" text:visited-style-name="Visited_20_Internet_20_Link">/wiki/Creeks</text:a>" title="Creeks"&gt;Creeks&lt;/a&gt;&lt;/span&gt;&amp;#160;&lt;span class="sep-liste"&gt;·&lt;/span&gt; &lt;span class="nowrap"&gt;&lt;a href="<text:a xlink:type="simple" xlink:href="view-source:https://fr.wikipedia.org/wiki/Lenapes" text:style-name="Internet_20_link" text:visited-style-name="Visited_20_Internet_20_Link">/wiki/Lenapes</text:a>" title="Lenapes"&gt;Lenapes&lt;/a&gt;&lt;/span&gt;&amp;#160;&lt;span class="sep-liste"&gt;·&lt;/span&gt; &lt;span class="nowrap"&gt;&lt;a href="<text:a xlink:type="simple" xlink:href="view-source:https://fr.wikipedia.org/wiki/Païutes" text:style-name="Internet_20_link" text:visited-style-name="Visited_20_Internet_20_Link">/wiki/Pa%C3%AFutes</text:a>" title="Païutes"&gt;Païutes&lt;/a&gt;&lt;/span&gt;&amp;#160;&lt;span class="sep-liste"&gt;·&lt;/span&gt; &lt;span class="nowrap"&gt;&lt;a href="<text:a xlink:type="simple" xlink:href="view-source:https://fr.wikipedia.org/wiki/Pueblos" text:style-name="Internet_20_link" text:visited-style-name="Visited_20_Internet_20_Link">/wiki/Pueblos</text:a>" title="Pueblos"&gt;Pueblos&lt;/a&gt;&lt;/span&gt;&amp;#160;&lt;span class="sep-liste"&gt;·&lt;/span&gt; &lt;span class="nowrap"&gt;&lt;a href="<text:a xlink:type="simple" xlink:href="view-source:https://fr.wikipedia.org/wiki/Séminoles" text:style-name="Internet_20_link" text:visited-style-name="Visited_20_Internet_20_Link">/wiki/S%C3%A9minoles</text:a>" title="Séminoles"&gt;Séminoles&lt;/a&gt;&lt;/span&gt;&amp;#160;&lt;span class="sep-liste"&gt;·&lt;/span&gt; &lt;span class="nowrap"&gt;&lt;a href="<text:a xlink:type="simple" xlink:href="view-source:https://fr.wikipedia.org/wiki/Chaouanons" text:style-name="Internet_20_link" text:visited-style-name="Visited_20_Internet_20_Link">/wiki/Chaouanons</text:a>" title="Chaouanons"&gt;Chaouanons&lt;/a&gt;&lt;/span&gt;&amp;#160;&lt;span class="sep-liste"&gt;·&lt;/span&gt; &lt;span class="nowrap"&gt;&lt;a href="<text:a xlink:type="simple" xlink:href="view-source:https://fr.wikipedia.org/wiki/Sioux" text:style-name="Internet_20_link" text:visited-style-name="Visited_20_Internet_20_Link">/wiki/Sioux</text:a>" title="Sioux"&gt;Sioux&lt;/a&gt;&lt;/span&gt;&lt;/td&gt;</text:p>
      <text:p text:style-name="Preformatted_20_Text"><text:bookmark text:name="line1133"/>&lt;/tr&gt; &lt;tr&gt;</text:p>
      <text:p text:style-name="Preformatted_20_Text"><text:bookmark text:name="line1134"/>&lt;th class="navbox-group" style=""&gt;Histoire coloniale&lt;/th&gt;</text:p>
      <text:p text:style-name="Preformatted_20_Text"><text:bookmark text:name="line1135"/>&lt;td class="navbox-list navbox-even" style=""&gt;&lt;link rel="mw-deduplicated-inline-style" href="<text:a xlink:type="simple" xlink:href="mw-data:TemplateStyles:r151529978" text:style-name="Internet_20_link" text:visited-style-name="Visited_20_Internet_20_Link">mw-data:TemplateStyles:r151529978</text:a>"/&gt;&lt;span class="nowrap"&gt;&lt;a href="<text:a xlink:type="simple" xlink:href="view-source:https://fr.wikipedia.org/wiki/Découverte_et_exploration_de_l%27Amérique" text:style-name="Internet_20_link" text:visited-style-name="Visited_20_Internet_20_Link">/wiki/D%C3%A9couverte_et_exploration_de_l%27Am%C3%A9rique</text:a>" title="Découverte et exploration de l&amp;#39;Amérique"&gt;Exploration&lt;/a&gt;&lt;/span&gt;&amp;#160;&lt;span class="sep-liste"&gt;·&lt;/span&gt; &lt;span class="nowrap"&gt;&lt;a href="<text:a xlink:type="simple" xlink:href="view-source:https://fr.wikipedia.org/wiki/Colonisation_européenne_des_Amériques" text:style-name="Internet_20_link" text:visited-style-name="Visited_20_Internet_20_Link">/wiki/Colonisation_europ%C3%A9enne_des_Am%C3%A9riques</text:a>" title="Colonisation européenne des Amériques"&gt;Colonisation&lt;/a&gt;&lt;/span&gt;&amp;#160;&lt;span class="sep-liste"&gt;·&lt;/span&gt; &lt;span class="nowrap"&gt;&lt;a href="<text:a xlink:type="simple" xlink:href="view-source:https://fr.wikipedia.org/wiki/Jamestown_(Virginie)" text:style-name="Internet_20_link" text:visited-style-name="Visited_20_Internet_20_Link">/wiki/Jamestown_(Virginie)</text:a>" title="Jamestown (Virginie)"&gt;Jamestown&lt;/a&gt;&lt;/span&gt;&amp;#160;&lt;span class="sep-liste"&gt;·&lt;/span&gt; &lt;span class="nowrap"&gt;&lt;a href="<text:a xlink:type="simple" xlink:href="view-source:https://fr.wikipedia.org/wiki/Pères_pèlerins" text:style-name="Internet_20_link" text:visited-style-name="Visited_20_Internet_20_Link">/wiki/P%C3%A8res_p%C3%A8lerins</text:a>" title="Pères pèlerins"&gt;Pilgrim fathers&lt;/a&gt;&lt;/span&gt;&amp;#160;&lt;span class="sep-liste"&gt;·&lt;/span&gt; &lt;span class="nowrap"&gt;&lt;a href="<text:a xlink:type="simple" xlink:href="view-source:https://fr.wikipedia.org/wiki/Nouvelle-Néerlande" text:style-name="Internet_20_link" text:visited-style-name="Visited_20_Internet_20_Link">/wiki/Nouvelle-N%C3%A9erlande</text:a>" title="Nouvelle-Néerlande"&gt;Nouvelle-Néerlande&lt;/a&gt;&lt;/span&gt;&amp;#160;&lt;span class="sep-liste"&gt;·&lt;/span&gt; &lt;span class="nowrap"&gt;&lt;a href="<text:a xlink:type="simple" xlink:href="view-source:https://fr.wikipedia.org/wiki/Nouvelle-Suède" text:style-name="Internet_20_link" text:visited-style-name="Visited_20_Internet_20_Link">/wiki/Nouvelle-Su%C3%A8de</text:a>" title="Nouvelle-Suède"&gt;Nouvelle-Suède&lt;/a&gt;&lt;/span&gt;&amp;#160;&lt;span class="sep-liste"&gt;·&lt;/span&gt; &lt;span class="nowrap"&gt;&lt;a href="<text:a xlink:type="simple" xlink:href="view-source:https://fr.wikipedia.org/wiki/Treize_colonies" text:style-name="Internet_20_link" text:visited-style-name="Visited_20_Internet_20_Link">/wiki/Treize_colonies</text:a>" title="Treize colonies"&gt;Treize colonies&lt;/a&gt;&lt;/span&gt;&amp;#160;&lt;span class="sep-liste"&gt;·&lt;/span&gt; &lt;span class="nowrap"&gt;&lt;a href="<text:a xlink:type="simple" xlink:href="view-source:https://fr.wikipedia.org/wiki/Sorcières_de_Salem" text:style-name="Internet_20_link" text:visited-style-name="Visited_20_Internet_20_Link">/wiki/Sorci%C3%A8res_de_Salem</text:a>" title="Sorcières de Salem"&gt;Sorcières de Salem&lt;/a&gt;&lt;/span&gt;&amp;#160;&lt;span class="sep-liste"&gt;·&lt;/span&gt; &lt;span class="nowrap"&gt;&lt;a href="<text:a xlink:type="simple" xlink:href="view-source:https://fr.wikipedia.org/wiki/Traite_des_fourrures" text:style-name="Internet_20_link" text:visited-style-name="Visited_20_Internet_20_Link">/wiki/Traite_des_fourrures</text:a>" title="Traite des fourrures"&gt;Traite des fourrures&lt;/a&gt;&lt;/span&gt;&amp;#160;&lt;span class="sep-liste"&gt;·&lt;/span&gt; &lt;span class="nowrap"&gt;&lt;a href="<text:a xlink:type="simple" xlink:href="view-source:https://fr.wikipedia.org/wiki/Guerre_de_la_Conquête" text:style-name="Internet_20_link" text:visited-style-name="Visited_20_Internet_20_Link">/wiki/Guerre_de_la_Conqu%C3%AAte</text:a>" title="Guerre de la Conquête"&gt;Guerre de la Conquête&lt;/a&gt;&lt;/span&gt;&amp;#160;&lt;span class="sep-liste"&gt;·&lt;/span&gt; &lt;span class="nowrap"&gt;&lt;a href="<text:a xlink:type="simple" xlink:href="view-source:https://fr.wikipedia.org/wiki/Déportation_des_Acadiens" text:style-name="Internet_20_link" text:visited-style-name="Visited_20_Internet_20_Link">/wiki/D%C3%A9portation_des_Acadiens</text:a>" title="Déportation des Acadiens"&gt;Déportation des Acadiens&lt;/a&gt;&lt;/span&gt;&amp;#160;&lt;span class="sep-liste"&gt;·&lt;/span&gt; &lt;span class="nowrap"&gt;&lt;a href="<text:a xlink:type="simple" xlink:href="view-source:https://fr.wikipedia.org/wiki/Boston_Tea_Party" text:style-name="Internet_20_link" text:visited-style-name="Visited_20_Internet_20_Link">/wiki/Boston_Tea_Party</text:a>" title="Boston Tea Party"&gt;Boston Tea Party&lt;/a&gt;&lt;/span&gt;&amp;#160;&lt;span class="sep-liste"&gt;·&lt;/span&gt; &lt;span class="nowrap"&gt;&lt;span title="Article de qualité"&gt;&lt;img alt="Article de qualité" src="<text:a xlink:type="simple" xlink:href="view-source:https://upload.wikimedia.org/wikipedia/commons/thumb/6/66/Fairytale_bookmark_gold.svg/14px-Fairytale_bookmark_gold.svg.png" text:style-name="Internet_20_link" text:visited-style-name="Visited_20_Internet_20_Link">//upload.wikimedia.org/wikipedia/commons/thumb/6/66/Fairytale_bookmark_gold.svg/14px-Fairytale_bookmark_gold.svg.png</text:a>" title="Article de qualité" width="14" height="14" srcset="//upload.wikimedia.org/wikipedia/commons/thumb/6/66/Fairytale_bookmark_gold.svg/21px-Fairytale_bookmark_gold.svg.png 1.5x, //upload.wikimedia.org/wikipedia/commons/thumb/6/66/Fairytale_bookmark_gold.svg/28px-Fairytale_bookmark_gold.svg.png 2x" data-file-width="100" data-file-height="100" /&gt;&lt;/span&gt; &lt;a href="<text:a xlink:type="simple" xlink:href="view-source:https://fr.wikipedia.org/wiki/Révolution_américaine" text:style-name="Internet_20_link" text:visited-style-name="Visited_20_Internet_20_Link">/wiki/R%C3%A9volution_am%C3%A9ricaine</text:a>" title="Révolution américaine"&gt;Révolution américaine&lt;/a&gt;&lt;/span&gt;&amp;#160;&lt;span class="sep-liste"&gt;·&lt;/span&gt; &lt;span class="nowrap"&gt;&lt;a href="<text:a xlink:type="simple" xlink:href="view-source:https://fr.wikipedia.org/wiki/Guerre_d%27indépendance_des_États-Unis" text:style-name="Internet_20_link" text:visited-style-name="Visited_20_Internet_20_Link">/wiki/Guerre_d%27ind%C3%A9pendance_des_%C3%89tats-Unis</text:a>" title="Guerre d&amp;#39;indépendance des États-Unis"&gt;Guerre d'indépendance&lt;/a&gt;&lt;/span&gt;&lt;/td&gt;</text:p>
      <text:p text:style-name="Preformatted_20_Text"><text:bookmark text:name="line1136"/>&lt;/tr&gt; &lt;tr&gt;</text:p>
      <text:p text:style-name="Preformatted_20_Text"><text:bookmark text:name="line1137"/>&lt;th class="navbox-group" style=""&gt;Dix-neuvième siècle&lt;/th&gt;</text:p>
      <text:p text:style-name="Preformatted_20_Text"><text:bookmark text:name="line1138"/><text:soft-page-break/>&lt;td class="navbox-list" style=""&gt;&lt;link rel="mw-deduplicated-inline-style" href="<text:a xlink:type="simple" xlink:href="mw-data:TemplateStyles:r151529978" text:style-name="Internet_20_link" text:visited-style-name="Visited_20_Internet_20_Link">mw-data:TemplateStyles:r151529978</text:a>"/&gt;&lt;span class="nowrap"&gt;&lt;a href="<text:a xlink:type="simple" xlink:href="view-source:https://fr.wikipedia.org/wiki/Vente_de_la_Louisiane" text:style-name="Internet_20_link" text:visited-style-name="Visited_20_Internet_20_Link">/wiki/Vente_de_la_Louisiane</text:a>" title="Vente de la Louisiane"&gt;Vente de la Louisiane&lt;/a&gt;&lt;/span&gt;&amp;#160;&lt;span class="sep-liste"&gt;·&lt;/span&gt; &lt;span class="nowrap"&gt;&lt;a href="<text:a xlink:type="simple" xlink:href="view-source:https://fr.wikipedia.org/wiki/Expédition_Lewis_et_Clark" text:style-name="Internet_20_link" text:visited-style-name="Visited_20_Internet_20_Link">/wiki/Exp%C3%A9dition_Lewis_et_Clark</text:a>" title="Expédition Lewis et Clark"&gt;Expédition Lewis et Clark&lt;/a&gt;&lt;/span&gt;&amp;#160;&lt;span class="sep-liste"&gt;·&lt;/span&gt; &lt;span class="nowrap"&gt;&lt;span title="Article de qualité"&gt;&lt;img alt="Article de qualité" src="<text:a xlink:type="simple" xlink:href="view-source:https://upload.wikimedia.org/wikipedia/commons/thumb/6/66/Fairytale_bookmark_gold.svg/14px-Fairytale_bookmark_gold.svg.png" text:style-name="Internet_20_link" text:visited-style-name="Visited_20_Internet_20_Link">//upload.wikimedia.org/wikipedia/commons/thumb/6/66/Fairytale_bookmark_gold.svg/14px-Fairytale_bookmark_gold.svg.png</text:a>" title="Article de qualité" width="14" height="14" srcset="//upload.wikimedia.org/wikipedia/commons/thumb/6/66/Fairytale_bookmark_gold.svg/21px-Fairytale_bookmark_gold.svg.png 1.5x, //upload.wikimedia.org/wikipedia/commons/thumb/6/66/Fairytale_bookmark_gold.svg/28px-Fairytale_bookmark_gold.svg.png 2x" data-file-width="100" data-file-height="100" /&gt;&lt;/span&gt; &lt;a href="<text:a xlink:type="simple" xlink:href="view-source:https://fr.wikipedia.org/wiki/Guerre_anglo-américaine_de_1812" text:style-name="Internet_20_link" text:visited-style-name="Visited_20_Internet_20_Link">/wiki/Guerre_anglo-am%C3%A9ricaine_de_1812</text:a>" title="Guerre anglo-américaine de 1812"&gt;Guerre de 1812&lt;/a&gt;&lt;/span&gt;&amp;#160;&lt;span class="sep-liste"&gt;·&lt;/span&gt; &lt;span class="nowrap"&gt;&lt;a href="<text:a xlink:type="simple" xlink:href="view-source:https://fr.wikipedia.org/wiki/Guerres_indiennes" text:style-name="Internet_20_link" text:visited-style-name="Visited_20_Internet_20_Link">/wiki/Guerres_indiennes</text:a>" title="Guerres indiennes"&gt;Guerres indiennes&lt;/a&gt;&lt;/span&gt;&amp;#160;&lt;span class="sep-liste"&gt;·&lt;/span&gt; &lt;span class="nowrap"&gt;&lt;span title="Article de qualité"&gt;&lt;img alt="Article de qualité" src="<text:a xlink:type="simple" xlink:href="view-source:https://upload.wikimedia.org/wikipedia/commons/thumb/6/66/Fairytale_bookmark_gold.svg/14px-Fairytale_bookmark_gold.svg.png" text:style-name="Internet_20_link" text:visited-style-name="Visited_20_Internet_20_Link">//upload.wikimedia.org/wikipedia/commons/thumb/6/66/Fairytale_bookmark_gold.svg/14px-Fairytale_bookmark_gold.svg.png</text:a>" title="Article de qualité" width="14" height="14" srcset="//upload.wikimedia.org/wikipedia/commons/thumb/6/66/Fairytale_bookmark_gold.svg/21px-Fairytale_bookmark_gold.svg.png 1.5x, //upload.wikimedia.org/wikipedia/commons/thumb/6/66/Fairytale_bookmark_gold.svg/28px-Fairytale_bookmark_gold.svg.png 2x" data-file-width="100" data-file-height="100" /&gt;&lt;/span&gt; &lt;a href="<text:a xlink:type="simple" xlink:href="view-source:https://fr.wikipedia.org/wiki/Conquête_de_l%27Ouest" text:style-name="Internet_20_link" text:visited-style-name="Visited_20_Internet_20_Link">/wiki/Conqu%C3%AAte_de_l%27Ouest</text:a>" title="Conquête de l&amp;#39;Ouest"&gt;Conquête de l'Ouest&lt;/a&gt;&lt;/span&gt;&amp;#160;&lt;span class="sep-liste"&gt;·&lt;/span&gt; &lt;span class="nowrap"&gt;&lt;a href="<text:a xlink:type="simple" xlink:href="view-source:https://fr.wikipedia.org/wiki/Doctrine_Monroe" text:style-name="Internet_20_link" text:visited-style-name="Visited_20_Internet_20_Link">/wiki/Doctrine_Monroe</text:a>" title="Doctrine Monroe"&gt;Doctrine Monroe&lt;/a&gt;&lt;/span&gt;&amp;#160;&lt;span class="sep-liste"&gt;·&lt;/span&gt; &lt;span class="nowrap"&gt;&lt;a href="<text:a xlink:type="simple" xlink:href="view-source:https://fr.wikipedia.org/wiki/Piste_des_Larmes" text:style-name="Internet_20_link" text:visited-style-name="Visited_20_Internet_20_Link">/wiki/Piste_des_Larmes</text:a>" title="Piste des Larmes"&gt;Piste des Larmes&lt;/a&gt;&lt;/span&gt;&amp;#160;&lt;span class="sep-liste"&gt;·&lt;/span&gt; &lt;span class="nowrap"&gt;&lt;a href="<text:a xlink:type="simple" xlink:href="view-source:https://fr.wikipedia.org/wiki/Guerres_séminoles" text:style-name="Internet_20_link" text:visited-style-name="Visited_20_Internet_20_Link">/wiki/Guerres_s%C3%A9minoles</text:a>" title="Guerres séminoles"&gt;Guerres séminoles&lt;/a&gt;&lt;/span&gt;&amp;#160;&lt;span class="sep-liste"&gt;·&lt;/span&gt; &lt;span class="nowrap"&gt;&lt;a href="<text:a xlink:type="simple" xlink:href="view-source:https://fr.wikipedia.org/wiki/Révolution_texane" text:style-name="Internet_20_link" text:visited-style-name="Visited_20_Internet_20_Link">/wiki/R%C3%A9volution_texane</text:a>" title="Révolution texane"&gt;Révolution texane&lt;/a&gt;&lt;/span&gt;&amp;#160;&lt;span class="sep-liste"&gt;·&lt;/span&gt; &lt;span class="nowrap"&gt;&lt;a href="<text:a xlink:type="simple" xlink:href="view-source:https://fr.wikipedia.org/wiki/Guerre_américano-mexicaine" text:style-name="Internet_20_link" text:visited-style-name="Visited_20_Internet_20_Link">/wiki/Guerre_am%C3%A9ricano-mexicaine</text:a>" title="Guerre américano-mexicaine"&gt;Guerre américano-mexicaine&lt;/a&gt;&lt;/span&gt;&amp;#160;&lt;span class="sep-liste"&gt;·&lt;/span&gt; &lt;span class="nowrap"&gt;&lt;span title="Bon article"&gt;&lt;img alt="Bon article" src="<text:a xlink:type="simple" xlink:href="view-source:https://upload.wikimedia.org/wikipedia/commons/thumb/a/a0/Fairytale_bookmark_silver.svg/14px-Fairytale_bookmark_silver.svg.png" text:style-name="Internet_20_link" text:visited-style-name="Visited_20_Internet_20_Link">//upload.wikimedia.org/wikipedia/commons/thumb/a/a0/Fairytale_bookmark_silver.svg/14px-Fairytale_bookmark_silver.svg.png</text:a>" title="Bon article" width="14" height="14" srcset="//upload.wikimedia.org/wikipedia/commons/thumb/a/a0/Fairytale_bookmark_silver.svg/21px-Fairytale_bookmark_silver.svg.png 1.5x, //upload.wikimedia.org/wikipedia/commons/thumb/a/a0/Fairytale_bookmark_silver.svg/28px-Fairytale_bookmark_silver.svg.png 2x" data-file-width="100" data-file-height="100" /&gt;&lt;/span&gt; &lt;a href="<text:a xlink:type="simple" xlink:href="view-source:https://fr.wikipedia.org/wiki/Ruée_vers_l%27or_en_Californie" text:style-name="Internet_20_link" text:visited-style-name="Visited_20_Internet_20_Link">/wiki/Ru%C3%A9e_vers_l%27or_en_Californie</text:a>" title="Ruée vers l&amp;#39;or en Californie"&gt;Ruée vers l'or en Californie&lt;/a&gt;&lt;/span&gt;&amp;#160;&lt;span class="sep-liste"&gt;·&lt;/span&gt; &lt;span class="nowrap"&gt;&lt;a href="<text:a xlink:type="simple" xlink:href="view-source:https://fr.wikipedia.org/wiki/Guerre_de_Sécession" text:style-name="Internet_20_link" text:visited-style-name="Visited_20_Internet_20_Link">/wiki/Guerre_de_S%C3%A9cession</text:a>" title="Guerre de Sécession"&gt;Guerre de Sécession&lt;/a&gt;&lt;/span&gt;&amp;#160;&lt;span class="sep-liste"&gt;·&lt;/span&gt; &lt;span class="nowrap"&gt;&lt;a href="<text:a xlink:type="simple" xlink:href="view-source:https://fr.wikipedia.org/wiki/Reconstruction_(États-Unis)" text:style-name="Internet_20_link" text:visited-style-name="Visited_20_Internet_20_Link">/wiki/Reconstruction_(%C3%89tats-Unis)</text:a>" title="Reconstruction (États-Unis)"&gt;Reconstruction&lt;/a&gt;&lt;/span&gt;&amp;#160;&lt;span class="sep-liste"&gt;·&lt;/span&gt; &lt;span class="nowrap"&gt;&lt;a href="<text:a xlink:type="simple" xlink:href="view-source:https://fr.wikipedia.org/wiki/Guerre_hispano-américaine" text:style-name="Internet_20_link" text:visited-style-name="Visited_20_Internet_20_Link">/wiki/Guerre_hispano-am%C3%A9ricaine</text:a>" title="Guerre hispano-américaine"&gt;Guerre hispano-américaine&lt;/a&gt;&lt;/span&gt;&lt;/td&gt;</text:p>
      <text:p text:style-name="Preformatted_20_Text"><text:bookmark text:name="line1139"/>&lt;/tr&gt; &lt;tr&gt;</text:p>
      <text:p text:style-name="Preformatted_20_Text"><text:bookmark text:name="line1140"/>&lt;th class="navbox-group" style=""&gt;Vingtième siècle&lt;/th&gt;</text:p>
      <text:p text:style-name="Preformatted_20_Text"><text:bookmark text:name="line1141"/><text:soft-page-break/>&lt;td class="navbox-list navbox-even" style=""&gt;&lt;link rel="mw-deduplicated-inline-style" href="<text:a xlink:type="simple" xlink:href="mw-data:TemplateStyles:r151529978" text:style-name="Internet_20_link" text:visited-style-name="Visited_20_Internet_20_Link">mw-data:TemplateStyles:r151529978</text:a>"/&gt;&lt;span class="nowrap"&gt;&lt;a href="<text:a xlink:type="simple" xlink:href="view-source:https://fr.wikipedia.org/wiki/Ère_progressiste" text:style-name="Internet_20_link" text:visited-style-name="Visited_20_Internet_20_Link">/wiki/%C3%88re_progressiste</text:a>" title="Ère progressiste"&gt;Ère progressiste&lt;/a&gt;&lt;/span&gt;&amp;#160;&lt;span class="sep-liste"&gt;·&lt;/span&gt; &lt;span class="nowrap"&gt;&lt;a href="<text:a xlink:type="simple" xlink:href="view-source:https://fr.wikipedia.org/wiki/Guerre_américano-philippine" text:style-name="Internet_20_link" text:visited-style-name="Visited_20_Internet_20_Link">/wiki/Guerre_am%C3%A9ricano-philippine</text:a>" title="Guerre américano-philippine"&gt;Insurrection des Philippines&lt;/a&gt;&lt;/span&gt;&amp;#160;&lt;span class="sep-liste"&gt;·&lt;/span&gt; &lt;span class="nowrap"&gt;&lt;a href="<text:a xlink:type="simple" xlink:href="view-source:https://fr.wikipedia.org/wiki/États-Unis_dans_la_Première_Guerre_mondiale" text:style-name="Internet_20_link" text:visited-style-name="Visited_20_Internet_20_Link">/wiki/%C3%89tats-Unis_dans_la_Premi%C3%A8re_Guerre_mondiale</text:a>" title="États-Unis dans la Première Guerre mondiale"&gt;Première Guerre mondiale&lt;/a&gt;&lt;/span&gt;&amp;#160;&lt;span class="sep-liste"&gt;·&lt;/span&gt; &lt;span class="nowrap"&gt;&lt;a href="<text:a xlink:type="simple" xlink:href="view-source:https://fr.wikipedia.org/wiki/Prohibition" text:style-name="Internet_20_link" text:visited-style-name="Visited_20_Internet_20_Link">/wiki/Prohibition</text:a>" title="Prohibition"&gt;Prohibition&lt;/a&gt;&lt;/span&gt;&amp;#160;&lt;span class="sep-liste"&gt;·&lt;/span&gt; &lt;span class="nowrap"&gt;&lt;a href="<text:a xlink:type="simple" xlink:href="view-source:https://fr.wikipedia.org/wiki/Procès_du_singe" text:style-name="Internet_20_link" text:visited-style-name="Visited_20_Internet_20_Link">/wiki/Proc%C3%A8s_du_singe</text:a>" title="Procès du singe"&gt;Procès du singe&lt;/a&gt;&lt;/span&gt;&amp;#160;&lt;span class="sep-liste"&gt;·&lt;/span&gt; &lt;span class="nowrap"&gt;&lt;a href="<text:a xlink:type="simple" xlink:href="view-source:https://fr.wikipedia.org/wiki/Grande_Dépression" text:style-name="Internet_20_link" text:visited-style-name="Visited_20_Internet_20_Link">/wiki/Grande_D%C3%A9pression</text:a>" title="Grande Dépression"&gt;Grande Dépression&lt;/a&gt;&lt;/span&gt;&amp;#160;&lt;span class="sep-liste"&gt;·&lt;/span&gt; &lt;span class="nowrap"&gt;&lt;span title="Article de qualité"&gt;&lt;img alt="Article de qualité" src="<text:a xlink:type="simple" xlink:href="view-source:https://upload.wikimedia.org/wikipedia/commons/thumb/6/66/Fairytale_bookmark_gold.svg/14px-Fairytale_bookmark_gold.svg.png" text:style-name="Internet_20_link" text:visited-style-name="Visited_20_Internet_20_Link">//upload.wikimedia.org/wikipedia/commons/thumb/6/66/Fairytale_bookmark_gold.svg/14px-Fairytale_bookmark_gold.svg.png</text:a>" title="Article de qualité" width="14" height="14" srcset="//upload.wikimedia.org/wikipedia/commons/thumb/6/66/Fairytale_bookmark_gold.svg/21px-Fairytale_bookmark_gold.svg.png 1.5x, //upload.wikimedia.org/wikipedia/commons/thumb/6/66/Fairytale_bookmark_gold.svg/28px-Fairytale_bookmark_gold.svg.png 2x" data-file-width="100" data-file-height="100" /&gt;&lt;/span&gt; &lt;a href="<text:a xlink:type="simple" xlink:href="view-source:https://fr.wikipedia.org/wiki/New_Deal" text:style-name="Internet_20_link" text:visited-style-name="Visited_20_Internet_20_Link">/wiki/New_Deal</text:a>" title="New Deal"&gt;New Deal&lt;/a&gt;&lt;/span&gt;&amp;#160;&lt;span class="sep-liste"&gt;·&lt;/span&gt; &lt;span class="nowrap"&gt;&lt;span title="Article de qualité"&gt;&lt;img alt="Article de qualité" src="<text:a xlink:type="simple" xlink:href="view-source:https://upload.wikimedia.org/wikipedia/commons/thumb/6/66/Fairytale_bookmark_gold.svg/14px-Fairytale_bookmark_gold.svg.png" text:style-name="Internet_20_link" text:visited-style-name="Visited_20_Internet_20_Link">//upload.wikimedia.org/wikipedia/commons/thumb/6/66/Fairytale_bookmark_gold.svg/14px-Fairytale_bookmark_gold.svg.png</text:a>" title="Article de qualité" width="14" height="14" srcset="//upload.wikimedia.org/wikipedia/commons/thumb/6/66/Fairytale_bookmark_gold.svg/21px-Fairytale_bookmark_gold.svg.png 1.5x, //upload.wikimedia.org/wikipedia/commons/thumb/6/66/Fairytale_bookmark_gold.svg/28px-Fairytale_bookmark_gold.svg.png 2x" data-file-width="100" data-file-height="100" /&gt;&lt;/span&gt; &lt;a href="<text:a xlink:type="simple" xlink:href="view-source:https://fr.wikipedia.org/wiki/Attaque_de_Pearl_Harbor" text:style-name="Internet_20_link" text:visited-style-name="Visited_20_Internet_20_Link">/wiki/Attaque_de_Pearl_Harbor</text:a>" title="Attaque de Pearl Harbor"&gt;Attaque de Pearl Harbor&lt;/a&gt;&lt;/span&gt;&amp;#160;&lt;span class="sep-liste"&gt;·&lt;/span&gt; &lt;span class="nowrap"&gt;&lt;a href="<text:a xlink:type="simple" xlink:href="view-source:https://fr.wikipedia.org/wiki/Guerre_du_Pacifique" text:style-name="Internet_20_link" text:visited-style-name="Visited_20_Internet_20_Link">/wiki/Guerre_du_Pacifique</text:a>" title="Guerre du Pacifique"&gt;Guerre du Pacifique&lt;/a&gt;&lt;/span&gt;&amp;#160;&lt;span class="sep-liste"&gt;·&lt;/span&gt; &lt;span class="nowrap"&gt;&lt;a href="<text:a xlink:type="simple" xlink:href="view-source:https://fr.wikipedia.org/wiki/Bataille_de_Normandie" text:style-name="Internet_20_link" text:visited-style-name="Visited_20_Internet_20_Link">/wiki/Bataille_de_Normandie</text:a>" title="Bataille de Normandie"&gt;Bataille de Normandie&lt;/a&gt;&lt;/span&gt;&amp;#160;&lt;span class="sep-liste"&gt;·&lt;/span&gt; &lt;span class="nowrap"&gt;&lt;span title="Bon article"&gt;&lt;img alt="Bon article" src="<text:a xlink:type="simple" xlink:href="view-source:https://upload.wikimedia.org/wikipedia/commons/thumb/a/a0/Fairytale_bookmark_silver.svg/14px-Fairytale_bookmark_silver.svg.png" text:style-name="Internet_20_link" text:visited-style-name="Visited_20_Internet_20_Link">//upload.wikimedia.org/wikipedia/commons/thumb/a/a0/Fairytale_bookmark_silver.svg/14px-Fairytale_bookmark_silver.svg.png</text:a>" title="Bon article" width="14" height="14" srcset="//upload.wikimedia.org/wikipedia/commons/thumb/a/a0/Fairytale_bookmark_silver.svg/21px-Fairytale_bookmark_silver.svg.png 1.5x, //upload.wikimedia.org/wikipedia/commons/thumb/a/a0/Fairytale_bookmark_silver.svg/28px-Fairytale_bookmark_silver.svg.png 2x" data-file-width="100" data-file-height="100" /&gt;&lt;/span&gt; &lt;a href="<text:a xlink:type="simple" xlink:href="view-source:https://fr.wikipedia.org/wiki/Projet_Manhattan" text:style-name="Internet_20_link" text:visited-style-name="Visited_20_Internet_20_Link">/wiki/Projet_Manhattan</text:a>" title="Projet Manhattan"&gt;Projet Manhattan&lt;/a&gt;&lt;/span&gt;&amp;#160;&lt;span class="sep-liste"&gt;·&lt;/span&gt; &lt;span class="nowrap"&gt;&lt;a href="<text:a xlink:type="simple" xlink:href="view-source:https://fr.wikipedia.org/wiki/Plan_Marshall" text:style-name="Internet_20_link" text:visited-style-name="Visited_20_Internet_20_Link">/wiki/Plan_Marshall</text:a>" title="Plan Marshall"&gt;Plan Marshall&lt;/a&gt;&lt;/span&gt;&amp;#160;&lt;span class="sep-liste"&gt;·&lt;/span&gt; &lt;span class="nowrap"&gt;&lt;a href="<text:a xlink:type="simple" xlink:href="view-source:https://fr.wikipedia.org/wiki/Guerre_froide" text:style-name="Internet_20_link" text:visited-style-name="Visited_20_Internet_20_Link">/wiki/Guerre_froide</text:a>" title="Guerre froide"&gt;Guerre froide&lt;/a&gt;&lt;/span&gt;&amp;#160;&lt;span class="sep-liste"&gt;·&lt;/span&gt; &lt;span class="nowrap"&gt;&lt;a href="<text:a xlink:type="simple" xlink:href="view-source:https://fr.wikipedia.org/wiki/Maccarthysme" text:style-name="Internet_20_link" text:visited-style-name="Visited_20_Internet_20_Link">/wiki/Maccarthysme</text:a>" title="Maccarthysme"&gt;Maccarthysme&lt;/a&gt;&lt;/span&gt;&amp;#160;&lt;span class="sep-liste"&gt;·&lt;/span&gt; &lt;span class="nowrap"&gt;&lt;a href="<text:a xlink:type="simple" xlink:href="view-source:https://fr.wikipedia.org/wiki/Ethel_et_Julius_Rosenberg" text:style-name="Internet_20_link" text:visited-style-name="Visited_20_Internet_20_Link">/wiki/Ethel_et_Julius_Rosenberg</text:a>" title="Ethel et Julius Rosenberg"&gt;Procès Rosenberg&lt;/a&gt;&lt;/span&gt;&amp;#160;&lt;span class="sep-liste"&gt;·&lt;/span&gt; &lt;span class="nowrap"&gt;&lt;a href="<text:a xlink:type="simple" xlink:href="view-source:https://fr.wikipedia.org/wiki/Guerre_de_Corée" text:style-name="Internet_20_link" text:visited-style-name="Visited_20_Internet_20_Link">/wiki/Guerre_de_Cor%C3%A9e</text:a>" title="Guerre de Corée"&gt;Guerre de <text:soft-page-break/>Corée&lt;/a&gt;&lt;/span&gt;&amp;#160;&lt;span class="sep-liste"&gt;·&lt;/span&gt; &lt;span class="nowrap"&gt;&lt;a href="<text:a xlink:type="simple" xlink:href="view-source:https://fr.wikipedia.org/wiki/Mouvement_des_droits_civiques_aux_États-Unis" text:style-name="Internet_20_link" text:visited-style-name="Visited_20_Internet_20_Link">/wiki/Mouvement_des_droits_civiques_aux_%C3%89tats-Unis</text:a>" title="Mouvement des droits civiques aux États-Unis"&gt;Mouvement afro-américain des droits civiques&lt;/a&gt;&lt;/span&gt;&amp;#160;&lt;span class="sep-liste"&gt;·&lt;/span&gt; &lt;span class="nowrap"&gt;&lt;a href="<text:a xlink:type="simple" xlink:href="view-source:https://fr.wikipedia.org/wiki/Crise_des_missiles_de_Cuba" text:style-name="Internet_20_link" text:visited-style-name="Visited_20_Internet_20_Link">/wiki/Crise_des_missiles_de_Cuba</text:a>" title="Crise des missiles de Cuba"&gt;Crise de Cuba&lt;/a&gt;&lt;/span&gt;&amp;#160;&lt;span class="sep-liste"&gt;·&lt;/span&gt; &lt;span class="nowrap"&gt;&lt;a href="<text:a xlink:type="simple" xlink:href="view-source:https://fr.wikipedia.org/wiki/Assassinat_de_John_F._Kennedy" text:style-name="Internet_20_link" text:visited-style-name="Visited_20_Internet_20_Link">/wiki/Assassinat_de_John_F._Kennedy</text:a>" title="Assassinat de John F. Kennedy"&gt;Assassinat de John Kennedy&lt;/a&gt;&lt;/span&gt;&amp;#160;&lt;span class="sep-liste"&gt;·&lt;/span&gt; &lt;span class="nowrap"&gt;&lt;a href="<text:a xlink:type="simple" xlink:href="view-source:https://fr.wikipedia.org/wiki/Guerre_du_Viêt_Nam" text:style-name="Internet_20_link" text:visited-style-name="Visited_20_Internet_20_Link">/wiki/Guerre_du_Vi%C3%AAt_Nam</text:a>" title="Guerre du Viêt Nam"&gt;Guerre du Viêt Nam&lt;/a&gt;&lt;/span&gt;&amp;#160;&lt;span class="sep-liste"&gt;·&lt;/span&gt; &lt;span class="nowrap"&gt;&lt;span title="Article de qualité"&gt;&lt;img alt="Article de qualité" src="<text:a xlink:type="simple" xlink:href="view-source:https://upload.wikimedia.org/wikipedia/commons/thumb/6/66/Fairytale_bookmark_gold.svg/14px-Fairytale_bookmark_gold.svg.png" text:style-name="Internet_20_link" text:visited-style-name="Visited_20_Internet_20_Link">//upload.wikimedia.org/wikipedia/commons/thumb/6/66/Fairytale_bookmark_gold.svg/14px-Fairytale_bookmark_gold.svg.png</text:a>" title="Article de qualité" width="14" height="14" srcset="//upload.wikimedia.org/wikipedia/commons/thumb/6/66/Fairytale_bookmark_gold.svg/21px-Fairytale_bookmark_gold.svg.png 1.5x, //upload.wikimedia.org/wikipedia/commons/thumb/6/66/Fairytale_bookmark_gold.svg/28px-Fairytale_bookmark_gold.svg.png 2x" data-file-width="100" data-file-height="100" /&gt;&lt;/span&gt; &lt;a href="<text:a xlink:type="simple" xlink:href="view-source:https://fr.wikipedia.org/wiki/Programme_Apollo" text:style-name="Internet_20_link" text:visited-style-name="Visited_20_Internet_20_Link">/wiki/Programme_Apollo</text:a>" title="Programme Apollo"&gt;Programme Apollo&lt;/a&gt;&lt;/span&gt;&amp;#160;&lt;span class="sep-liste"&gt;·&lt;/span&gt; &lt;span class="nowrap"&gt;&lt;span title="Bon article"&gt;&lt;img alt="Bon article" src="<text:a xlink:type="simple" xlink:href="view-source:https://upload.wikimedia.org/wikipedia/commons/thumb/a/a0/Fairytale_bookmark_silver.svg/14px-Fairytale_bookmark_silver.svg.png" text:style-name="Internet_20_link" text:visited-style-name="Visited_20_Internet_20_Link">//upload.wikimedia.org/wikipedia/commons/thumb/a/a0/Fairytale_bookmark_silver.svg/14px-Fairytale_bookmark_silver.svg.png</text:a>" title="Bon article" width="14" height="14" srcset="//upload.wikimedia.org/wikipedia/commons/thumb/a/a0/Fairytale_bookmark_silver.svg/21px-Fairytale_bookmark_silver.svg.png 1.5x, //upload.wikimedia.org/wikipedia/commons/thumb/a/a0/Fairytale_bookmark_silver.svg/28px-Fairytale_bookmark_silver.svg.png 2x" data-file-width="100" data-file-height="100" /&gt;&lt;/span&gt; &lt;a href="<text:a xlink:type="simple" xlink:href="view-source:https://fr.wikipedia.org/wiki/Hippie" text:style-name="Internet_20_link" text:visited-style-name="Visited_20_Internet_20_Link">/wiki/Hippie</text:a>" title="Hippie"&gt;Mouvement hippie&lt;/a&gt;&lt;/span&gt;&amp;#160;&lt;span class="sep-liste"&gt;·&lt;/span&gt; &lt;span class="nowrap"&gt;&lt;span title="Article de qualité"&gt;&lt;img alt="Article de qualité" src="<text:a xlink:type="simple" xlink:href="view-source:https://upload.wikimedia.org/wikipedia/commons/thumb/6/66/Fairytale_bookmark_gold.svg/14px-Fairytale_bookmark_gold.svg.png" text:style-name="Internet_20_link" text:visited-style-name="Visited_20_Internet_20_Link">//upload.wikimedia.org/wikipedia/commons/thumb/6/66/Fairytale_bookmark_gold.svg/14px-Fairytale_bookmark_gold.svg.png</text:a>" title="Article de qualité" width="14" height="14" srcset="//upload.wikimedia.org/wikipedia/commons/thumb/6/66/Fairytale_bookmark_gold.svg/21px-Fairytale_bookmark_gold.svg.png 1.5x, //upload.wikimedia.org/wikipedia/commons/thumb/6/66/Fairytale_bookmark_gold.svg/28px-Fairytale_bookmark_gold.svg.png 2x" data-file-width="100" data-file-height="100" /&gt;&lt;/span&gt; &lt;a href="<text:a xlink:type="simple" xlink:href="view-source:https://fr.wikipedia.org/wiki/Scandale_du_Watergate" text:style-name="Internet_20_link" text:visited-style-name="Visited_20_Internet_20_Link">/wiki/Scandale_du_Watergate</text:a>" title="Scandale du Watergate"&gt;Scandale du Watergate&lt;/a&gt;&lt;/span&gt;&amp;#160;&lt;span class="sep-liste"&gt;·&lt;/span&gt; &lt;span class="nowrap"&gt;&lt;a href="<text:a xlink:type="simple" xlink:href="view-source:https://fr.wikipedia.org/wiki/Crise_des_otages_américains_en_Iran" text:style-name="Internet_20_link" text:visited-style-name="Visited_20_Internet_20_Link">/wiki/Crise_des_otages_am%C3%A9ricains_en_Iran</text:a>" title="Crise des otages américains en Iran"&gt;Crise des otages en Iran&lt;/a&gt;&lt;/span&gt;&amp;#160;&lt;span class="sep-liste"&gt;·&lt;/span&gt; &lt;span class="nowrap"&gt;&lt;span title="Bon article"&gt;&lt;img alt="Bon article" src="<text:a xlink:type="simple" xlink:href="view-source:https://upload.wikimedia.org/wikipedia/commons/thumb/a/a0/Fairytale_bookmark_silver.svg/14px-Fairytale_bookmark_silver.svg.png" text:style-name="Internet_20_link" text:visited-style-name="Visited_20_Internet_20_Link">//upload.wikimedia.org/wikipedia/commons/thumb/a/a0/Fairytale_bookmark_silver.svg/14px-Fairytale_bookmark_silver.svg.png</text:a>" title="Bon article" width="14" height="14" srcset="//upload.wikimedia.org/wikipedia/commons/thumb/a/a0/Fairytale_bookmark_silver.svg/21px-Fairytale_bookmark_silver.svg.png 1.5x, //upload.wikimedia.org/wikipedia/commons/thumb/a/a0/Fairytale_bookmark_silver.svg/28px-Fairytale_bookmark_silver.svg.png 2x" data-file-width="100" data-file-height="100" /&gt;&lt;/span&gt; &lt;a href="<text:a xlink:type="simple" xlink:href="view-source:https://fr.wikipedia.org/wiki/Affaire_Iran-Contra" text:style-name="Internet_20_link" text:visited-style-name="Visited_20_Internet_20_Link">/wiki/Affaire_Iran-Contra</text:a>" title="Affaire Iran-Contra"&gt;Irangate&lt;/a&gt;&lt;/span&gt;&amp;#160;&lt;span class="sep-liste"&gt;·&lt;/span&gt; &lt;span class="nowrap"&gt;&lt;a href="<text:a xlink:type="simple" xlink:href="view-source:https://fr.wikipedia.org/wiki/Guerre_du_Golfe" text:style-name="Internet_20_link" text:visited-style-name="Visited_20_Internet_20_Link">/wiki/Guerre_du_Golfe</text:a>" title="Guerre du Golfe"&gt;Guerre du Golfe&lt;/a&gt;&lt;/span&gt;&amp;#160;&lt;span class="sep-liste"&gt;·&lt;/span&gt; &lt;span class="nowrap"&gt;&lt;a href="<text:a xlink:type="simple" xlink:href="view-source:https://fr.wikipedia.org/wiki/Émeutes_de_1992_à_Los_Angeles" text:style-name="Internet_20_link" text:visited-style-name="Visited_20_Internet_20_Link">/wiki/%C3%89meutes_de_1992_%C3%A0_Los_Angeles</text:a>" title="Émeutes de 1992 à Los Angeles"&gt;Émeutes de Los Angeles&lt;/a&gt;&lt;/span&gt;&amp;#160;&lt;span class="sep-liste"&gt;·&lt;/span&gt; &lt;span class="nowrap"&gt;&lt;a href="<text:a xlink:type="simple" xlink:href="view-source:https://fr.wikipedia.org/wiki/Boom_économique_américain_des_années_1990" text:style-name="Internet_20_link" text:visited-style-name="Visited_20_Internet_20_Link">/wiki/Boom_%C3%A9conomique_am%C3%A9ricain_des_ann</text:a><text:soft-page-break/><text:a xlink:type="simple" xlink:href="view-source:https://fr.wikipedia.org/wiki/Boom_économique_américain_des_années_1990" text:style-name="Internet_20_link" text:visited-style-name="Visited_20_Internet_20_Link">%C3%A9es_1990</text:a>" title="Boom économique américain des années 1990"&gt;Boom économique des années 1990&lt;/a&gt;&lt;/span&gt;&lt;/td&gt;</text:p>
      <text:p text:style-name="Preformatted_20_Text"><text:bookmark text:name="line1142"/>&lt;/tr&gt; &lt;tr&gt;</text:p>
      <text:p text:style-name="Preformatted_20_Text"><text:bookmark text:name="line1143"/>&lt;th class="navbox-group" style=""&gt;Vingt-et-unième siècle&lt;/th&gt;</text:p>
      <text:p text:style-name="Preformatted_20_Text"><text:bookmark text:name="line1144"/>&lt;td class="navbox-list" style=""&gt;&lt;link rel="mw-deduplicated-inline-style" href="<text:a xlink:type="simple" xlink:href="mw-data:TemplateStyles:r151529978" text:style-name="Internet_20_link" text:visited-style-name="Visited_20_Internet_20_Link">mw-data:TemplateStyles:r151529978</text:a>"/&gt;&lt;span class="nowrap"&gt;&lt;a href="<text:a xlink:type="simple" xlink:href="view-source:https://fr.wikipedia.org/wiki/Attentats_du_11_septembre_2001" text:style-name="Internet_20_link" text:visited-style-name="Visited_20_Internet_20_Link">/wiki/Attentats_du_11_septembre_2001</text:a>" title="Attentats du 11 septembre 2001"&gt;Attentats du 11 septembre&lt;/a&gt;&lt;/span&gt;&amp;#160;&lt;span class="sep-liste"&gt;·&lt;/span&gt; &lt;span class="nowrap"&gt;&lt;a href="<text:a xlink:type="simple" xlink:href="view-source:https://fr.wikipedia.org/wiki/Guerre_d%27Afghanistan_(2001-2014)" text:style-name="Internet_20_link" text:visited-style-name="Visited_20_Internet_20_Link">/wiki/Guerre_d%27Afghanistan_(2001-2014)</text:a>" title="Guerre d&amp;#39;Afghanistan (2001-2014)"&gt;Guerre d'Afghanistan&lt;/a&gt;&lt;/span&gt;&amp;#160;&lt;span class="sep-liste"&gt;·&lt;/span&gt; &lt;span class="nowrap"&gt;&lt;a href="<text:a xlink:type="simple" xlink:href="view-source:https://fr.wikipedia.org/wiki/Guerre_d%27Irak" text:style-name="Internet_20_link" text:visited-style-name="Visited_20_Internet_20_Link">/wiki/Guerre_d%27Irak</text:a>" title="Guerre d&amp;#39;Irak"&gt;Guerre d'Irak&lt;/a&gt;&lt;/span&gt;&lt;/td&gt;</text:p>
      <text:p text:style-name="Preformatted_20_Text"><text:bookmark text:name="line1145"/>&lt;/tr&gt; &lt;tr&gt;</text:p>
      <text:p text:style-name="Preformatted_20_Text"><text:bookmark text:name="line1146"/>&lt;th class="navbox-group" style=""&gt;&lt;a href="<text:a xlink:type="simple" xlink:href="view-source:https://fr.wikipedia.org/wiki/Chronologie_des_États-Unis" text:style-name="Internet_20_link" text:visited-style-name="Visited_20_Internet_20_Link">/wiki/Chronologie_des_%C3%89tats-Unis</text:a>" title="Chronologie des États-Unis"&gt;Chronologie&lt;/a&gt;&lt;/th&gt;</text:p>
      <text:p text:style-name="Preformatted_20_Text"><text:bookmark text:name="line1147"/>&lt;td class="navbox-list navbox-even" style=""&gt;&lt;link rel="mw-deduplicated-inline-style" href="<text:a xlink:type="simple" xlink:href="mw-data:TemplateStyles:r151529978" text:style-name="Internet_20_link" text:visited-style-name="Visited_20_Internet_20_Link">mw-data:TemplateStyles:r151529978</text:a>"/&gt;&lt;span class="nowrap"&gt;&lt;a href="<text:a xlink:type="simple" xlink:href="view-source:https://fr.wikipedia.org/wiki/Histoire_coloniale_de_l%27Amérique_du_Nord" text:style-name="Internet_20_link" text:visited-style-name="Visited_20_Internet_20_Link">/wiki/Histoire_coloniale_de_l%27Am%C3%A9rique_du_Nord</text:a>" title="Histoire coloniale de l&amp;#39;Amérique du Nord"&gt;Avant l’indépendance&lt;/a&gt;&lt;/span&gt;&amp;#160;&lt;span class="sep-liste"&gt;·&lt;/span&gt; &lt;span class="nowrap"&gt;&lt;a href="<text:a xlink:type="simple" xlink:href="view-source:https://fr.wikipedia.org/wiki/Histoire_des_États-Unis_de_1776_à_1865" text:style-name="Internet_20_link" text:visited-style-name="Visited_20_Internet_20_Link">/wiki/Histoire_des_%C3%89tats-Unis_de_1776_%C3%A0_1865</text:a>" title="Histoire des États-Unis de 1776 à 1865"&gt;1776-1865&lt;/a&gt;&lt;/span&gt;&amp;#160;&lt;span class="sep-liste"&gt;·&lt;/span&gt; &lt;span class="nowrap"&gt;&lt;a href="<text:a xlink:type="simple" xlink:href="view-source:https://fr.wikipedia.org/wiki/Histoire_des_États-Unis_de_1865_à_1918" text:style-name="Internet_20_link" text:visited-style-name="Visited_20_Internet_20_Link">/wiki/Histoire_des_%C3%89tats-Unis_de_1865_%C3%A0_1918</text:a>" title="Histoire des États-Unis de 1865 à 1918"&gt;1865-1918&lt;/a&gt;&lt;/span&gt;&amp;#160;&lt;span class="sep-liste"&gt;·&lt;/span&gt; &lt;span class="nowrap"&gt;&lt;a href="<text:a xlink:type="simple" xlink:href="view-source:https://fr.wikipedia.org/wiki/Histoire_des_États-Unis_de_1918_à_1945" text:style-name="Internet_20_link" text:visited-style-name="Visited_20_Internet_20_Link">/wiki/Histoire_des_%C3%89tats-Unis_de_1918_%C3%A0_1945</text:a>" title="Histoire des États-Unis de 1918 à 1945"&gt;1918-1945&lt;/a&gt; (&lt;a href="<text:a xlink:type="simple" xlink:href="view-source:https://fr.wikipedia.org/wiki/Chronologie_des_États-Unis_pendant_la_Seconde_Guerre_mondiale" text:style-name="Internet_20_link" text:visited-style-name="Visited_20_Internet_20_Link">/wiki/Chronologie_des_%C3%89tats-Unis_pendant_la_Seconde_Guerre_mondiale</text:a>" title="Chronologie des États-Unis pendant la Seconde Guerre mondiale"&gt;Seconde Guerre mondiale&lt;/a&gt;)&lt;/span&gt;&amp;#160;&lt;span class="sep-liste"&gt;·&lt;/span&gt; &lt;span class="nowrap"&gt;&lt;a href="<text:a xlink:type="simple" xlink:href="view-source:https://fr.wikipedia.org/wiki/Histoire_des_États-Unis_de_1945_à_1964" text:style-name="Internet_20_link" text:visited-style-name="Visited_20_Internet_20_Link">/wiki/Histoire_des_%C3%89tats-Unis_de_1945_%C3%A0_1964</text:a>" title="Histoire des États-Unis de 1945 à 1964"&gt;1945-1964&lt;/a&gt;&lt;/span&gt;&amp;#160;&lt;span class="sep-liste"&gt;·&lt;/span&gt; &lt;span class="nowrap"&gt;&lt;a href="<text:a xlink:type="simple" xlink:href="view-source:https://fr.wikipedia.org/wiki/Histoire_des_États-Unis_de_1964_à_1980" text:style-name="Internet_20_link" text:visited-style-name="Visited_20_Internet_20_Link">/wiki/Histoire_des_%C3%89tats-Unis_de_1964_%C3%A0_1980</text:a>" title="Histoire des États-Unis de 1964 à 1980"&gt;1964-1980&lt;/a&gt;&lt;/span&gt;&amp;#160;&lt;span class="sep-liste"&gt;·&lt;/span&gt; &lt;span class="nowrap"&gt;&lt;a href="<text:a xlink:type="simple" xlink:href="view-source:https://fr.wikipedia.org/wiki/Histoire_des_États-Unis_depuis_1980" text:style-name="Internet_20_link" text:visited-style-name="Visited_20_Internet_20_Link">/wiki/Histoire_des_%C3%89tats-Unis_depuis_1980</text:a>" title="Histoire des États-Unis depuis 1980"&gt;Depuis 1980&lt;/a&gt;&lt;/span&gt;&amp;#160;&lt;span class="sep-liste"&gt;·&lt;/span&gt; &lt;span class="nowrap"&gt;&lt;a class="mw-selflink selflink"&gt;Liste des présidents&lt;/a&gt;&lt;/span&gt;&amp;#160;&lt;span class="sep-liste"&gt;·&lt;/span&gt; &lt;span class="nowrap"&gt;&lt;a href="<text:a xlink:type="simple" xlink:href="view-source:https://fr.wikipedia.org/wiki/Catégorie:Élection_présidentielle_américaine_par_année" text:style-name="Internet_20_link" text:visited-style-name="Visited_20_Internet_20_Link">/wiki/Cat%C3%A9gorie:%C3%89lection_pr%C3%A9sidentielle_am%C3%A9ricaine_par_ann%C3%A9e</text:a>" title="Catégorie:Élection présidentielle américaine par année"&gt;Élections présidentielles&lt;/a&gt;&lt;/span&gt;&lt;/td&gt;</text:p>
      <text:p text:style-name="Preformatted_20_Text"><text:bookmark text:name="line1148"/>&lt;/tr&gt; &lt;tr&gt;</text:p>
      <text:p text:style-name="Preformatted_20_Text"><text:bookmark text:name="line1149"/>&lt;th class="navbox-group" style=""&gt;Histoire des groupes sociaux&lt;/th&gt;</text:p>
      <text:p text:style-name="Preformatted_20_Text"><text:bookmark text:name="line1150"/>&lt;td class="navbox-list" style=""&gt;&lt;link rel="mw-deduplicated-inline-style" href="<text:a xlink:type="simple" xlink:href="mw-data:TemplateStyles:r151529978" text:style-name="Internet_20_link" text:visited-style-name="Visited_20_Internet_20_Link">mw-data:TemplateStyles:r151529978</text:a>"/&gt;&lt;span class="nowrap"&gt;&lt;a href="<text:a xlink:type="simple" xlink:href="view-source:https://fr.wikipedia.org/wiki/Histoire_des_Afro-Américains" text:style-name="Internet_20_link" text:visited-style-name="Visited_20_Internet_20_Link">/wiki/Histoire_des_Afro-Am%C3%A9ricains</text:a>" title="Histoire des Afro-Américains"&gt;Afro-américains&lt;/a&gt;&lt;/span&gt;&amp;#160;&lt;span class="sep-liste"&gt;·&lt;/span&gt; &lt;span class="nowrap"&gt;&lt;span title="Article de qualité"&gt;&lt;img alt="Article de qualité" src="<text:a xlink:type="simple" xlink:href="view-source:https://upload.wikimedia.org/wikipedia/commons/thumb/6/66/Fairytale_bookmark_gold.svg/14px-Fairytale_bookmark_gold.svg.png" text:style-name="Internet_20_link" text:visited-style-name="Visited_20_Internet_20_Link">//upload.wikimedia.org/wikipedia/commons/thumb/6/66/Fairytale_bookmark_gold.svg/14px-Fairytale_bookmark_gold.svg.png</text:a>" title="Article de qualité" width="14" height="14" srcset="//upload.wikimedia.org/wikipedia/commons/thumb/6/66/Fairytale_bookmark_gold.svg/21px-Fairytale_bookmark_gold.svg.png 1.5x, //upload.wikimedia.org/wikipedia/commons/thumb/6/66/Fairytale_bookmark_gold.svg/28px-Fairytale_bookmark_gold.svg.png 2x" data-file-width="100" data-file-height="100" /&gt;&lt;/span&gt; &lt;a href="<text:a xlink:type="simple" xlink:href="view-source:https://fr.wikipedia.org/wiki/Amérindiens_aux_États-Unis" text:style-name="Internet_20_link" text:visited-style-name="Visited_20_Internet_20_Link">/wiki/Am%C3%A9rindiens_aux_%C3%89tats-Unis</text:a>" title="Amérindiens aux États-Unis"&gt;Amérindiens&lt;/a&gt;&lt;/span&gt;&amp;#160;&lt;span class="sep-liste"&gt;·&lt;/span&gt; &lt;span class="nowrap"&gt;&lt;a href="<text:a xlink:type="simple" xlink:href="view-source:https://fr.wikipedia.org/wiki/Asio-Américains" text:style-name="Internet_20_link" text:visited-style-name="Visited_20_Internet_20_Link">/wiki/Asio-Am%C3%A9ricains</text:a>" <text:soft-page-break/>title="Asio-Américains"&gt;Asio-Américains&lt;/a&gt;&lt;/span&gt;&amp;#160;&lt;span class="sep-liste"&gt;·&lt;/span&gt; &lt;span class="nowrap"&gt;&lt;a href="<text:a xlink:type="simple" xlink:href="view-source:https://fr.wikipedia.org/wiki/Hispaniques_et_Latino-Américains_(États-Unis)" text:style-name="Internet_20_link" text:visited-style-name="Visited_20_Internet_20_Link">/wiki/Hispaniques_et_Latino-Am%C3%A9ricains_(%C3%89tats-Unis)</text:a>" title="Hispaniques et Latino-Américains (États-Unis)"&gt;Latino-Américains&lt;/a&gt;&lt;/span&gt;&amp;#160;&lt;span class="sep-liste"&gt;·&lt;/span&gt; &lt;span class="nowrap"&gt;&lt;a href="<text:a xlink:type="simple" xlink:href="view-source:https://fr.wikipedia.org/wiki/White_Anglo-Saxon_Protestant" text:style-name="Internet_20_link" text:visited-style-name="Visited_20_Internet_20_Link">/wiki/White_Anglo-Saxon_Protestant</text:a>" title="White Anglo-Saxon Protestant"&gt;WASP&lt;/a&gt;&lt;/span&gt;&amp;#160;&lt;span class="sep-liste"&gt;·&lt;/span&gt; &lt;span class="nowrap"&gt;&lt;a href="<text:a xlink:type="simple" xlink:href="view-source:https://fr.wikipedia.org/wiki/Germano-Américains" text:style-name="Internet_20_link" text:visited-style-name="Visited_20_Internet_20_Link">/wiki/Germano-Am%C3%A9ricains</text:a>" title="Germano-Américains"&gt;Germano-Américains&lt;/a&gt;&lt;/span&gt;&amp;#160;&lt;span class="sep-liste"&gt;·&lt;/span&gt; &lt;span class="nowrap"&gt;&lt;a href="<text:a xlink:type="simple" xlink:href="view-source:https://fr.wikipedia.org/wiki/Italo-Américains" text:style-name="Internet_20_link" text:visited-style-name="Visited_20_Internet_20_Link">/wiki/Italo-Am%C3%A9ricains</text:a>" title="Italo-Américains"&gt;Italo-Américains&lt;/a&gt;&lt;/span&gt;&amp;#160;&lt;span class="sep-liste"&gt;·&lt;/span&gt; &lt;span class="nowrap"&gt;&lt;a href="<text:a xlink:type="simple" xlink:href="view-source:https://fr.wikipedia.org/wiki/Irlando-Américains" text:style-name="Internet_20_link" text:visited-style-name="Visited_20_Internet_20_Link">/wiki/Irlando-Am%C3%A9ricains</text:a>" title="Irlando-Américains"&gt;Irlando-Américains&lt;/a&gt;&lt;/span&gt;&amp;#160;&lt;span class="sep-liste"&gt;·&lt;/span&gt; &lt;span class="nowrap"&gt;&lt;a href="<text:a xlink:type="simple" xlink:href="view-source:https://fr.wikipedia.org/wiki/Franco-Américains" text:style-name="Internet_20_link" text:visited-style-name="Visited_20_Internet_20_Link">/wiki/Franco-Am%C3%A9ricains</text:a>" title="Franco-Américains"&gt;Franco-Américains&lt;/a&gt;&lt;/span&gt;&amp;#160;&lt;span class="sep-liste"&gt;·&lt;/span&gt; &lt;span class="nowrap"&gt;&lt;a href="<text:a xlink:type="simple" xlink:href="view-source:https://fr.wikipedia.org/wiki/Histoire_des_Juifs_aux_États-Unis" text:style-name="Internet_20_link" text:visited-style-name="Visited_20_Internet_20_Link">/wiki/Histoire_des_Juifs_aux_%C3%89tats-Unis</text:a>" title="Histoire des Juifs aux États-Unis"&gt;Juifs&lt;/a&gt;&lt;/span&gt;&amp;#160;&lt;span class="sep-liste"&gt;·&lt;/span&gt; &lt;span class="nowrap"&gt;&lt;a href="<text:a xlink:type="simple" xlink:href="view-source:https://fr.wikipedia.org/wiki/Pionniers_mormons" text:style-name="Internet_20_link" text:visited-style-name="Visited_20_Internet_20_Link">/wiki/Pionniers_mormons</text:a>" title="Pionniers mormons"&gt;Mormons&lt;/a&gt;&lt;/span&gt;&amp;#160;&lt;span class="sep-liste"&gt;·&lt;/span&gt; &lt;span class="nowrap"&gt;&lt;a href="<text:a xlink:type="simple" xlink:href="view-source:https://fr.wikipedia.org/w/index.php?title=Histoire_des_femmes_aux_États-Unis&amp;action=edit&amp;redlink=1" text:style-name="Internet_20_link" text:visited-style-name="Visited_20_Internet_20_Link">/w/index.php?title=Histoire_des_femmes_aux_%C3%89tats-Unis&amp;amp;action=edit&amp;amp;redlink=1</text:a>" class="new" title="Histoire des femmes aux États-Unis (page inexistante)"&gt;Femmes&lt;/a&gt;&lt;/span&gt;&lt;/td&gt;</text:p>
      <text:p text:style-name="Preformatted_20_Text"><text:bookmark text:name="line1151"/>&lt;/tr&gt; &lt;tr&gt;</text:p>
      <text:p text:style-name="Preformatted_20_Text"><text:bookmark text:name="line1152"/>&lt;th class="navbox-group" style=""&gt;Histoire thématique&lt;/th&gt;</text:p>
      <text:p text:style-name="Preformatted_20_Text"><text:bookmark text:name="line1153"/>&lt;td class="navbox-list navbox-even" style=""&gt;&lt;link rel="mw-deduplicated-inline-style" href="<text:a xlink:type="simple" xlink:href="mw-data:TemplateStyles:r151529978" text:style-name="Internet_20_link" text:visited-style-name="Visited_20_Internet_20_Link">mw-data:TemplateStyles:r151529978</text:a>"/&gt;&lt;span class="nowrap"&gt;&lt;a href="<text:a xlink:type="simple" xlink:href="view-source:https://fr.wikipedia.org/wiki/Cinéma_américain" text:style-name="Internet_20_link" text:visited-style-name="Visited_20_Internet_20_Link">/wiki/Cin%C3%A9ma_am%C3%A9ricain</text:a>" title="Cinéma américain"&gt;Cinéma&lt;/a&gt;&lt;/span&gt;&amp;#160;&lt;span class="sep-liste"&gt;·&lt;/span&gt; &lt;span class="nowrap"&gt;&lt;a href="<text:a xlink:type="simple" xlink:href="view-source:https://fr.wikipedia.org/wiki/Culture_des_États-Unis" text:style-name="Internet_20_link" text:visited-style-name="Visited_20_Internet_20_Link">/wiki/Culture_des_%C3%89tats-Unis</text:a>" title="Culture des États-Unis"&gt;Culture&lt;/a&gt;&lt;/span&gt;&amp;#160;&lt;span class="sep-liste"&gt;·&lt;/span&gt; &lt;span class="nowrap"&gt;&lt;a href="<text:a xlink:type="simple" xlink:href="view-source:https://fr.wikipedia.org/wiki/Démographie_des_États-Unis" text:style-name="Internet_20_link" text:visited-style-name="Visited_20_Internet_20_Link">/wiki/D%C3%A9mographie_des_%C3%89tats-Unis</text:a>" title="Démographie des États-Unis"&gt;Démographie&lt;/a&gt;&lt;/span&gt;&amp;#160;&lt;span class="sep-liste"&gt;·&lt;/span&gt; &lt;span class="nowrap"&gt;&lt;a href="<text:a xlink:type="simple" xlink:href="view-source:https://fr.wikipedia.org/wiki/Esclavage_aux_États-Unis" text:style-name="Internet_20_link" text:visited-style-name="Visited_20_Internet_20_Link">/wiki/Esclavage_aux_%C3%89tats-Unis</text:a>" title="Esclavage aux États-Unis"&gt;Esclavage&lt;/a&gt; (&lt;a href="<text:a xlink:type="simple" xlink:href="view-source:https://fr.wikipedia.org/wiki/Esclavage_parmi_les_Amérindiens_aux_États-Unis" text:style-name="Internet_20_link" text:visited-style-name="Visited_20_Internet_20_Link">/wiki/Esclavage_parmi_les_Am%C3%A9rindiens_aux_%C3%89tats-Unis</text:a>" title="Esclavage parmi les Amérindiens aux États-Unis"&gt;parmi les Amérindiens&lt;/a&gt;)&lt;/span&gt;&amp;#160;&lt;span class="sep-liste"&gt;·&lt;/span&gt; &lt;span class="nowrap"&gt;&lt;a href="<text:a xlink:type="simple" xlink:href="view-source:https://fr.wikipedia.org/wiki/Évolution_territoriale_des_États-Unis" text:style-name="Internet_20_link" text:visited-style-name="Visited_20_Internet_20_Link">/wiki/%C3%89volution_territoriale_des_%C3%89tats-Unis</text:a>" title="Évolution territoriale des États-Unis"&gt;Évolution territoriale&lt;/a&gt;&lt;/span&gt;&amp;#160;&lt;span class="sep-liste"&gt;·&lt;/span&gt; &lt;span class="nowrap"&gt;&lt;a href="<text:a xlink:type="simple" xlink:href="view-source:https://fr.wikipedia.org/wiki/Histoire_économique_des_États-Unis" text:style-name="Internet_20_link" text:visited-style-name="Visited_20_Internet_20_Link">/wiki/Histoire_%C3%A9conomique_des_%C3%89tats-Unis</text:a>" title="Histoire économique des États-Unis"&gt;Économie&lt;/a&gt;&lt;/span&gt;&amp;#160;&lt;span class="sep-liste"&gt;·&lt;/span&gt; &lt;span class="nowrap"&gt;&lt;a href="<text:a xlink:type="simple" xlink:href="view-source:https://fr.wikipedia.org/wiki/Système_éducatif_des_États-Unis" text:style-name="Internet_20_link" text:visited-style-name="Visited_20_Internet_20_Link">/wiki/Syst%C3%A8me_%C3%A9ducatif_des_%C3%89tats-Unis</text:a>" title="Système éducatif des États-Unis"&gt;Éducation&lt;/a&gt;&lt;/span&gt;&amp;#160;&lt;span class="sep-liste"&gt;·&lt;/span&gt; &lt;span class="nowrap"&gt;&lt;a href="<text:a xlink:type="simple" xlink:href="view-source:https://fr.wikipedia.org/wiki/Immigration_aux_États-Unis" text:style-name="Internet_20_link" text:visited-style-name="Visited_20_Internet_20_Link">/wiki/Immigration_aux_%C3%89tats-Unis</text:a>" title="Immigration aux États-Unis"&gt;Immigration&lt;/a&gt;&lt;/span&gt;&amp;#160;&lt;span class="sep-liste"&gt;·&lt;/span&gt; &lt;span class="nowrap"&gt;&lt;a href="<text:a xlink:type="simple" xlink:href="view-source:https://fr.wikipedia.org/wiki/Liste_d%27inventions_américaines" text:style-name="Internet_20_link" text:visited-style-name="Visited_20_Internet_20_Link">/wiki/Liste_d%27inventions_am%C3%A9ricaines</text:a>" title="Liste d&amp;#39;inventions américaines"&gt;Inventions&lt;/a&gt;&lt;/span&gt;&amp;#160;&lt;span class="sep-liste"&gt;·&lt;/span&gt; &lt;span class="nowrap"&gt;&lt;a href="<text:a xlink:type="simple" xlink:href="view-source:https://fr.wikipedia.org/wiki/Mafia_américaine" text:style-name="Internet_20_link" text:visited-style-name="Visited_20_Internet_20_Link">/wiki/Mafia_am%C3%A9ricaine</text:a>" title="Mafia américaine"&gt;Mafia&lt;/a&gt;&lt;/span&gt;&amp;#160;&lt;span class="sep-liste"&gt;·&lt;/span&gt; &lt;span class="nowrap"&gt;&lt;a href="<text:a xlink:type="simple" xlink:href="view-source:https://fr.wikipedia.org/wiki/Histoire_militaire_des_États-Unis" text:style-name="Internet_20_link" text:visited-style-name="Visited_20_Internet_20_Link">/wiki/Histoire_militaire_des_%C3%89tats-Unis</text:a>" title="Histoire militaire des États-Unis"&gt;Histoire militaire&lt;/a&gt;&lt;/span&gt;&amp;#160;&lt;span class="sep-liste"&gt;·&lt;/span&gt; &lt;span class="nowrap"&gt;&lt;a href="<text:a xlink:type="simple" xlink:href="view-source:https://fr.wikipedia.org/wiki/Complexe_militaro-industriel_des_États-Unis" text:style-name="Internet_20_link" text:visited-style-name="Visited_20_Internet_20_Link">/wiki/Complexe_militaro-industriel_des_%C3%89tats-Unis</text:a>" title="Complexe militaro-industriel des États-Unis"&gt;Complexe militaro-industriel&lt;/a&gt;&lt;/span&gt;&amp;#160;&lt;span class="sep-liste"&gt;·&lt;/span&gt; &lt;span class="nowrap"&gt;&lt;a href="<text:a xlink:type="simple" xlink:href="view-source:https://fr.wikipedia.org/w/index.php?title=Histoire_de_la_politique_étrangère_des_États-Unis&amp;action=edit&amp;redlink=1" text:style-name="Internet_20_link" text:visited-style-name="Visited_20_Internet_20_Link">/w/index.php?title=Histoire_de_la_politique_%C3%A9trang%C3%A8re_des_%C3%89tats-Unis&amp;amp;action=edit&amp;amp;redlink=1</text:a>" class="new" title="Histoire de la politique étrangère des États-Unis (page inexistante)"&gt;Politique étrangère&lt;/a&gt;&lt;/span&gt;&amp;#160;&lt;span class="sep-liste"&gt;·&lt;/span&gt; <text:soft-page-break/>&lt;span class="nowrap"&gt;&lt;a href="<text:a xlink:type="simple" xlink:href="view-source:https://fr.wikipedia.org/wiki/Religion_aux_États-Unis" text:style-name="Internet_20_link" text:visited-style-name="Visited_20_Internet_20_Link">/wiki/Religion_aux_%C3%89tats-Unis</text:a>" title="Religion aux États-Unis"&gt;Religions&lt;/a&gt;&lt;/span&gt;&amp;#160;&lt;span class="sep-liste"&gt;·&lt;/span&gt; &lt;span class="nowrap"&gt;&lt;a href="<text:a xlink:type="simple" xlink:href="view-source:https://fr.wikipedia.org/wiki/Ségrégation_raciale_aux_États-Unis" text:style-name="Internet_20_link" text:visited-style-name="Visited_20_Internet_20_Link">/wiki/S%C3%A9gr%C3%A9gation_raciale_aux_%C3%89tats-Unis</text:a>" title="Ségrégation raciale aux États-Unis"&gt;Ségrégation raciale&lt;/a&gt;&lt;/span&gt;&amp;#160;&lt;span class="sep-liste"&gt;·&lt;/span&gt; &lt;span class="nowrap"&gt;&lt;a href="<text:a xlink:type="simple" xlink:href="view-source:https://fr.wikipedia.org/w/index.php?title=Histoire_des_syndicats_aux_États-Unis&amp;action=edit&amp;redlink=1" text:style-name="Internet_20_link" text:visited-style-name="Visited_20_Internet_20_Link">/w/index.php?title=Histoire_des_syndicats_aux_%C3%89tats-Unis&amp;amp;action=edit&amp;amp;redlink=1</text:a>" class="new" title="Histoire des syndicats aux États-Unis (page inexistante)"&gt;Syndicats&lt;/a&gt;&lt;/span&gt;&lt;/td&gt;</text:p>
      <text:p text:style-name="Preformatted_20_Text"><text:bookmark text:name="line1154"/>&lt;/tr&gt; &lt;tr&gt;</text:p>
      <text:p text:style-name="Preformatted_20_Text"><text:bookmark text:name="line1155"/>&lt;th class="navbox-group" style=""&gt;Histoires des villes&lt;/th&gt;</text:p>
      <text:p text:style-name="Preformatted_20_Text"><text:bookmark text:name="line1156"/>&lt;td class="navbox-list" style=""&gt;&lt;link rel="mw-deduplicated-inline-style" href="<text:a xlink:type="simple" xlink:href="mw-data:TemplateStyles:r151529978" text:style-name="Internet_20_link" text:visited-style-name="Visited_20_Internet_20_Link">mw-data:TemplateStyles:r151529978</text:a>"/&gt;&lt;span class="nowrap"&gt;&lt;a href="<text:a xlink:type="simple" xlink:href="view-source:https://fr.wikipedia.org/wiki/Histoire_de_Boston" text:style-name="Internet_20_link" text:visited-style-name="Visited_20_Internet_20_Link">/wiki/Histoire_de_Boston</text:a>" title="Histoire de Boston"&gt;Boston&lt;/a&gt;&lt;/span&gt;&amp;#160;&lt;span class="sep-liste"&gt;·&lt;/span&gt; &lt;span class="nowrap"&gt;&lt;a href="<text:a xlink:type="simple" xlink:href="view-source:https://fr.wikipedia.org/wiki/Histoire_de_Chicago" text:style-name="Internet_20_link" text:visited-style-name="Visited_20_Internet_20_Link">/wiki/Histoire_de_Chicago</text:a>" title="Histoire de Chicago"&gt;Chicago&lt;/a&gt;&lt;/span&gt;&amp;#160;&lt;span class="sep-liste"&gt;·&lt;/span&gt; &lt;span class="nowrap"&gt;&lt;a href="<text:a xlink:type="simple" xlink:href="view-source:https://fr.wikipedia.org/wiki/Histoire_de_Détroit" text:style-name="Internet_20_link" text:visited-style-name="Visited_20_Internet_20_Link">/wiki/Histoire_de_D%C3%A9troit</text:a>" title="Histoire de Détroit"&gt;Détroit&lt;/a&gt;&lt;/span&gt;&amp;#160;&lt;span class="sep-liste"&gt;·&lt;/span&gt; &lt;span class="nowrap"&gt;&lt;a href="<text:a xlink:type="simple" xlink:href="view-source:https://fr.wikipedia.org/wiki/Histoire_de_Houston" text:style-name="Internet_20_link" text:visited-style-name="Visited_20_Internet_20_Link">/wiki/Histoire_de_Houston</text:a>" title="Histoire de Houston"&gt;Houston&lt;/a&gt;&lt;/span&gt;&amp;#160;&lt;span class="sep-liste"&gt;·&lt;/span&gt; &lt;span class="nowrap"&gt;&lt;a href="<text:a xlink:type="simple" xlink:href="view-source:https://fr.wikipedia.org/w/index.php?title=Histoire_de_La_Nouvelle-Orléans&amp;action=edit&amp;redlink=1" text:style-name="Internet_20_link" text:visited-style-name="Visited_20_Internet_20_Link">/w/index.php?title=Histoire_de_La_Nouvelle-Orl%C3%A9ans&amp;amp;action=edit&amp;amp;redlink=1</text:a>" class="new" title="Histoire de La Nouvelle-Orléans (page inexistante)"&gt;La Nouvelle-Orléans&lt;/a&gt;&lt;/span&gt;&amp;#160;&lt;span class="sep-liste"&gt;·&lt;/span&gt; &lt;span class="nowrap"&gt;&lt;a href="<text:a xlink:type="simple" xlink:href="view-source:https://fr.wikipedia.org/wiki/Histoire_de_Las_Vegas" text:style-name="Internet_20_link" text:visited-style-name="Visited_20_Internet_20_Link">/wiki/Histoire_de_Las_Vegas</text:a>" title="Histoire de Las Vegas"&gt;Las Vegas&lt;/a&gt;&lt;/span&gt;&amp;#160;&lt;span class="sep-liste"&gt;·&lt;/span&gt; &lt;span class="nowrap"&gt;&lt;a href="<text:a xlink:type="simple" xlink:href="view-source:https://fr.wikipedia.org/wiki/Histoire_de_Los_Angeles" text:style-name="Internet_20_link" text:visited-style-name="Visited_20_Internet_20_Link">/wiki/Histoire_de_Los_Angeles</text:a>" title="Histoire de Los Angeles"&gt;Los Angeles&lt;/a&gt;&lt;/span&gt;&amp;#160;&lt;span class="sep-liste"&gt;·&lt;/span&gt; &lt;span class="nowrap"&gt;&lt;a href="<text:a xlink:type="simple" xlink:href="view-source:https://fr.wikipedia.org/wiki/Histoire_de_Louisville_(Kentucky)" text:style-name="Internet_20_link" text:visited-style-name="Visited_20_Internet_20_Link">/wiki/Histoire_de_Louisville_(Kentucky)</text:a>" title="Histoire de Louisville (Kentucky)"&gt;Louisville&lt;/a&gt;&lt;/span&gt;&amp;#160;&lt;span class="sep-liste"&gt;·&lt;/span&gt; &lt;span class="nowrap"&gt;&lt;a href="<text:a xlink:type="simple" xlink:href="view-source:https://fr.wikipedia.org/wiki/Histoire_de_Miami" text:style-name="Internet_20_link" text:visited-style-name="Visited_20_Internet_20_Link">/wiki/Histoire_de_Miami</text:a>" title="Histoire de Miami"&gt;Miami&lt;/a&gt;&lt;/span&gt;&amp;#160;&lt;span class="sep-liste"&gt;·&lt;/span&gt; &lt;span class="nowrap"&gt;&lt;span title="Article de qualité"&gt;&lt;img alt="Article de qualité" src="<text:a xlink:type="simple" xlink:href="view-source:https://upload.wikimedia.org/wikipedia/commons/thumb/6/66/Fairytale_bookmark_gold.svg/14px-Fairytale_bookmark_gold.svg.png" text:style-name="Internet_20_link" text:visited-style-name="Visited_20_Internet_20_Link">//upload.wikimedia.org/wikipedia/commons/thumb/6/66/Fairytale_bookmark_gold.svg/14px-Fairytale_bookmark_gold.svg.png</text:a>" title="Article de qualité" width="14" height="14" srcset="//upload.wikimedia.org/wikipedia/commons/thumb/6/66/Fairytale_bookmark_gold.svg/21px-Fairytale_bookmark_gold.svg.png 1.5x, //upload.wikimedia.org/wikipedia/commons/thumb/6/66/Fairytale_bookmark_gold.svg/28px-Fairytale_bookmark_gold.svg.png 2x" data-file-width="100" data-file-height="100" /&gt;&lt;/span&gt; &lt;a href="<text:a xlink:type="simple" xlink:href="view-source:https://fr.wikipedia.org/wiki/Histoire_de_New_York" text:style-name="Internet_20_link" text:visited-style-name="Visited_20_Internet_20_Link">/wiki/Histoire_de_New_York</text:a>" title="Histoire de New York"&gt;New York&lt;/a&gt;&lt;/span&gt;&amp;#160;&lt;span class="sep-liste"&gt;·&lt;/span&gt; &lt;span class="nowrap"&gt;&lt;a href="<text:a xlink:type="simple" xlink:href="view-source:https://fr.wikipedia.org/wiki/Histoire_de_San_Diego" text:style-name="Internet_20_link" text:visited-style-name="Visited_20_Internet_20_Link">/wiki/Histoire_de_San_Diego</text:a>" title="Histoire de San Diego"&gt;San Diego&lt;/a&gt;&lt;/span&gt;&amp;#160;&lt;span class="sep-liste"&gt;·&lt;/span&gt; &lt;span class="nowrap"&gt;&lt;a href="<text:a xlink:type="simple" xlink:href="view-source:https://fr.wikipedia.org/wiki/Histoire_de_San_Francisco" text:style-name="Internet_20_link" text:visited-style-name="Visited_20_Internet_20_Link">/wiki/Histoire_de_San_Francisco</text:a>" title="Histoire de San Francisco"&gt;San Francisco&lt;/a&gt;&lt;/span&gt;&amp;#160;&lt;span class="sep-liste"&gt;·&lt;/span&gt; &lt;span class="nowrap"&gt;&lt;a href="<text:a xlink:type="simple" xlink:href="view-source:https://fr.wikipedia.org/wiki/Histoire_de_Washington_(district_de_Columbia)" text:style-name="Internet_20_link" text:visited-style-name="Visited_20_Internet_20_Link">/wiki/Histoire_de_Washington_(district_de_Columbia)</text:a>" title="Histoire de Washington (district de Columbia)"&gt;Washington, D.C.&lt;/a&gt;&lt;/span&gt;&lt;/td&gt;</text:p>
      <text:p text:style-name="Preformatted_20_Text"><text:bookmark text:name="line1157"/>&lt;/tr&gt; <text:s text:c="21"/>&lt;/tbody&gt;&lt;/table&gt;</text:p>
      <text:p text:style-name="Preformatted_20_Text"><text:bookmark text:name="line1158"/>&lt;table class="navbox collapsible noprint collapsed" data-autocollapse-group="palette" style=""&gt;</text:p>
      <text:p text:style-name="Preformatted_20_Text"><text:bookmark text:name="line1159"/>&lt;tbody&gt;&lt;tr&gt;&lt;th class="navbox-title" colspan="2" style=""&gt;&lt;div style="float:left; width:6em; text-align:left"&gt;&lt;div class="noprint plainlinksneverexpand nowrap tnavbar" style="background-color:transparent; padding:0; font-size:xx-small; color:#000000;"&gt;&lt;a href="<text:a xlink:type="simple" xlink:href="view-source:https://fr.wikipedia.org/wiki/Modèle:Palette_Chefs_d%27État_et_de_gouvernement_en_Amérique" text:style-name="Internet_20_link" text:visited-style-name="Visited_20_Internet_20_Link">/wiki/Mod%C3%A8le:Palette_Chefs_d%27%C3%89tat_et_de_gouvernement_en_Am%C3%A9rique</text:a>" title="Modèle:Palette Chefs d&amp;#39;État et de gouvernement en Amérique"&gt;&lt;abbr class="abbr" title="Voir ce modèle."&gt;v&lt;/abbr&gt;&lt;/a&gt;&amp;#160;· &lt;a class="external text" <text:soft-page-break/>href="<text:a xlink:type="simple" xlink:href="view-source:https://fr.wikipedia.org/w/index.php?title=Modèle:Palette_Chefs_d%27État_et_de_gouvernement_en_Amérique&amp;action=edit" text:style-name="Internet_20_link" text:visited-style-name="Visited_20_Internet_20_Link">//fr.wikipedia.org/w/index.php?title=Mod%C3%A8le:Palette_Chefs_d%27%C3%89tat_et_de_gouvernement_en_Am%C3%A9rique&amp;amp;action=edit</text:a>"&gt;&lt;abbr class="abbr" title="Modifier ce modèle. Merci de prévisualiser avant de sauvegarder."&gt;m&lt;/abbr&gt;&lt;/a&gt;&lt;/div&gt;&lt;/div&gt;&lt;div style="font-size:110%"&gt;&lt;a href="<text:a xlink:type="simple" xlink:href="view-source:https://fr.wikipedia.org/wiki/Liste_des_dirigeants_actuels_des_États" text:style-name="Internet_20_link" text:visited-style-name="Visited_20_Internet_20_Link">/wiki/Liste_des_dirigeants_actuels_des_%C3%89tats</text:a>" title="Liste des dirigeants actuels des États"&gt;Chefs d’État et de gouvernement&lt;/a&gt; en &lt;a href="<text:a xlink:type="simple" xlink:href="view-source:https://fr.wikipedia.org/wiki/Amérique" text:style-name="Internet_20_link" text:visited-style-name="Visited_20_Internet_20_Link">/wiki/Am%C3%A9rique</text:a>" title="Amérique"&gt;Amérique&lt;/a&gt;&lt;/div&gt;&lt;/th&gt;</text:p>
      <text:p text:style-name="Preformatted_20_Text"><text:bookmark text:name="line1160"/>&lt;/tr&gt; <text:s/>&lt;tr&gt;</text:p>
      <text:p text:style-name="Preformatted_20_Text"><text:bookmark text:name="line1161"/>&lt;th class="navbox-group" style=""&gt;Chefs d’État&lt;/th&gt;</text:p>
      <text:p text:style-name="Preformatted_20_Text"><text:bookmark text:name="line1162"/>&lt;td class="navbox-list" style=""&gt;&lt;table class="navbox-subgroup" style=""&gt;</text:p>
      <text:p text:style-name="Preformatted_20_Text"><text:bookmark text:name="line1163"/>&lt;tbody&gt;&lt;tr&gt;</text:p>
      <text:p text:style-name="Preformatted_20_Text"><text:bookmark text:name="line1164"/>&lt;th class="navbox-group" style="width:150px"&gt;Membres et observateurs à l'ONU&lt;sup&gt;1&lt;/sup&gt;&lt;/th&gt;</text:p>
      <text:p text:style-name="Preformatted_20_Text"><text:bookmark text:name="line1165"/>&lt;td class="navbox-list" style=";background:#ECECFF; text-align:left;"&gt;&lt;link rel="mw-deduplicated-inline-style" href="<text:a xlink:type="simple" xlink:href="mw-data:TemplateStyles:r151529978" text:style-name="Internet_20_link" text:visited-style-name="Visited_20_Internet_20_Link">mw-data:TemplateStyles:r151529978</text:a>"/&gt;&lt;span class="nowrap"&gt;&lt;a href="<text:a xlink:type="simple" xlink:href="view-source:https://fr.wikipedia.org/wiki/Liste_des_chefs_d%27État_argentins" text:style-name="Internet_20_link" text:visited-style-name="Visited_20_Internet_20_Link">/wiki/Liste_des_chefs_d%27%C3%89tat_argentins</text:a>" title="Liste des chefs d&amp;#39;État argentins"&gt;Argentine&lt;/a&gt;&lt;/span&gt;&amp;#160;&lt;span class="sep-liste"&gt;·&lt;/span&gt; &lt;span class="nowrap"&gt;&lt;a href="<text:a xlink:type="simple" xlink:href="view-source:https://fr.wikipedia.org/wiki/Liste_des_présidents_de_la_Bolivie" text:style-name="Internet_20_link" text:visited-style-name="Visited_20_Internet_20_Link">/wiki/Liste_des_pr%C3%A9sidents_de_la_Bolivie</text:a>" title="Liste des présidents de la Bolivie"&gt;Bolivie&lt;/a&gt;&lt;/span&gt;&amp;#160;&lt;span class="sep-liste"&gt;·&lt;/span&gt; &lt;span class="nowrap"&gt;&lt;a href="<text:a xlink:type="simple" xlink:href="view-source:https://fr.wikipedia.org/wiki/Président_de_la_République_fédérative_du_Brésil" text:style-name="Internet_20_link" text:visited-style-name="Visited_20_Internet_20_Link">/wiki/Pr%C3%A9sident_de_la_R%C3%A9publique_f%C3%A9d%C3%A9rative_du_Br%C3%A9sil</text:a>" title="Président de la République fédérative du Brésil"&gt;Brésil&lt;/a&gt; (&lt;a href="<text:a xlink:type="simple" xlink:href="view-source:https://fr.wikipedia.org/wiki/Liste_des_présidents_du_Brésil" text:style-name="Internet_20_link" text:visited-style-name="Visited_20_Internet_20_Link">/wiki/Liste_des_pr%C3%A9sidents_du_Br%C3%A9sil</text:a>" title="Liste des présidents du Brésil"&gt;liste&lt;/a&gt;)&lt;/span&gt;&amp;#160;&lt;span class="sep-liste"&gt;·&lt;/span&gt; &lt;span class="nowrap"&gt;&lt;a href="<text:a xlink:type="simple" xlink:href="view-source:https://fr.wikipedia.org/wiki/Monarchie_canadienne" text:style-name="Internet_20_link" text:visited-style-name="Visited_20_Internet_20_Link">/wiki/Monarchie_canadienne</text:a>" title="Monarchie canadienne"&gt;Canada&lt;/a&gt; (&lt;a href="<text:a xlink:type="simple" xlink:href="view-source:https://fr.wikipedia.org/wiki/Liste_des_souverains_du_Canada" text:style-name="Internet_20_link" text:visited-style-name="Visited_20_Internet_20_Link">/wiki/Liste_des_souverains_du_Canada</text:a>" title="Liste des souverains du Canada"&gt;liste&lt;/a&gt;)&lt;/span&gt;&amp;#160;&lt;span class="sep-liste"&gt;·&lt;/span&gt; &lt;span class="nowrap"&gt;&lt;a href="<text:a xlink:type="simple" xlink:href="view-source:https://fr.wikipedia.org/wiki/Liste_des_présidents_du_Chili" text:style-name="Internet_20_link" text:visited-style-name="Visited_20_Internet_20_Link">/wiki/Liste_des_pr%C3%A9sidents_du_Chili</text:a>" title="Liste des présidents du Chili"&gt;Chili&lt;/a&gt;&lt;/span&gt;&amp;#160;&lt;span class="sep-liste"&gt;·&lt;/span&gt; &lt;span class="nowrap"&gt;&lt;a href="<text:a xlink:type="simple" xlink:href="view-source:https://fr.wikipedia.org/wiki/Président_de_la_Colombie" text:style-name="Internet_20_link" text:visited-style-name="Visited_20_Internet_20_Link">/wiki/Pr%C3%A9sident_de_la_Colombie</text:a>" title="Président de la Colombie"&gt;Colombie&lt;/a&gt;&lt;/span&gt;&amp;#160;&lt;span class="sep-liste"&gt;·&lt;/span&gt; &lt;span class="nowrap"&gt;&lt;a href="<text:a xlink:type="simple" xlink:href="view-source:https://fr.wikipedia.org/wiki/Président_du_Costa_Rica" text:style-name="Internet_20_link" text:visited-style-name="Visited_20_Internet_20_Link">/wiki/Pr%C3%A9sident_du_Costa_Rica</text:a>" title="Président du Costa Rica"&gt;Costa Rica&lt;/a&gt;&lt;/span&gt;&amp;#160;&lt;span class="sep-liste"&gt;·&lt;/span&gt; &lt;span class="nowrap"&gt;&lt;a href="<text:a xlink:type="simple" xlink:href="view-source:https://fr.wikipedia.org/wiki/Liste_des_présidents_de_Cuba" text:style-name="Internet_20_link" text:visited-style-name="Visited_20_Internet_20_Link">/wiki/Liste_des_pr%C3%A9sidents_de_Cuba</text:a>" title="Liste des présidents de Cuba"&gt;Cuba&lt;/a&gt;&lt;/span&gt;&amp;#160;&lt;span class="sep-liste"&gt;·&lt;/span&gt; &lt;span class="nowrap"&gt;&lt;a href="<text:a xlink:type="simple" xlink:href="view-source:https://fr.wikipedia.org/wiki/Président_de_la_Dominique" text:style-name="Internet_20_link" text:visited-style-name="Visited_20_Internet_20_Link">/wiki/Pr%C3%A9sident_de_la_Dominique</text:a>" title="Président de la Dominique"&gt;Dominique&lt;/a&gt;&lt;/span&gt;&amp;#160;&lt;span class="sep-liste"&gt;·&lt;/span&gt; &lt;span class="nowrap"&gt;&lt;a href="<text:a xlink:type="simple" xlink:href="view-source:https://fr.wikipedia.org/wiki/Liste_des_présidents_de_l%27Équateur" text:style-name="Internet_20_link" text:visited-style-name="Visited_20_Internet_20_Link">/wiki/Liste_des_pr%C3%A9sidents_de_l%27%C3%89quateur</text:a>" title="Liste des présidents de l&amp;#39;Équateur"&gt;Équateur&lt;/a&gt;&lt;/span&gt;&amp;#160;&lt;span class="sep-liste"&gt;·&lt;/span&gt; &lt;span class="nowrap"&gt;&lt;a href="<text:a xlink:type="simple" xlink:href="view-source:https://fr.wikipedia.org/wiki/Président_des_États-Unis" text:style-name="Internet_20_link" text:visited-style-name="Visited_20_Internet_20_Link">/wiki/Pr%C3%A9sident_des_%C3%89tats-Unis</text:a>" title="Président des États-Unis"&gt;États-Unis&lt;/a&gt; (&lt;a class="mw-selflink selflink"&gt;liste&lt;/a&gt;)&lt;/span&gt;&amp;#160;&lt;span class="sep-liste"&gt;·&lt;/span&gt; &lt;span class="nowrap"&gt;&lt;a href="<text:a xlink:type="simple" xlink:href="view-source:https://fr.wikipedia.org/wiki/Liste_des_présidents_du_Guatemala" text:style-name="Internet_20_link" text:visited-style-name="Visited_20_Internet_20_Link">/wiki/Liste_des_pr%C3%A9sidents_du_Guatemala</text:a>" title="Liste des présidents du Guatemala"&gt;Guatemala&lt;/a&gt;&lt;/span&gt;&amp;#160;&lt;span class="sep-liste"&gt;·&lt;/span&gt; &lt;span class="nowrap"&gt;&lt;a href="<text:a xlink:type="simple" xlink:href="view-source:https://fr.wikipedia.org/wiki/Liste_des_présidents_du_Guyana" text:style-name="Internet_20_link" text:visited-style-name="Visited_20_Internet_20_Link">/wiki/Liste_des_pr%C3%A9sidents_du_Guyana</text:a>" title="Liste des présidents du Guyana"&gt;Guyana&lt;/a&gt;&lt;/span&gt;&amp;#160;&lt;span class="sep-liste"&gt;·&lt;/span&gt; &lt;span class="nowrap"&gt;&lt;a href="<text:a xlink:type="simple" xlink:href="view-source:https://fr.wikipedia.org/wiki/Président_de_la_République_d%27Haïti" text:style-name="Internet_20_link" text:visited-style-name="Visited_20_Internet_20_Link">/wiki/Pr%C3%A9sident_de_la_R%C3%A9publique_d%27Ha%C3%AFti</text:a>" title="Président de la République d&amp;#39;Haïti"&gt;Haïti&lt;/a&gt; (&lt;a href="<text:a xlink:type="simple" xlink:href="view-source:https://fr.wikipedia.org/wiki/Liste_des_chefs_d%27État_haïtiens" text:style-name="Internet_20_link" text:visited-style-name="Visited_20_Internet_20_Link">/wiki/Liste_des_chefs_d%27%C3%89tat_ha%C3%AFtiens</text:a>" title="Liste des chefs d&amp;#39;État haïtiens"&gt;liste&lt;/a&gt;)&lt;/span&gt;&amp;#160;&lt;span class="sep-liste"&gt;·&lt;/span&gt; &lt;span class="nowrap"&gt;&lt;a href="<text:a xlink:type="simple" xlink:href="view-source:https://fr.wikipedia.org/wiki/Liste_des_présidents_du_Honduras" text:style-name="Internet_20_link" text:visited-style-name="Visited_20_Internet_20_Link">/wiki/Liste_des_pr%C3%A9sidents_du_Honduras</text:a>" title="Liste des présidents du Honduras"&gt;Honduras&lt;/a&gt;&lt;/span&gt;&amp;#160;&lt;span class="sep-liste"&gt;·&lt;/span&gt; &lt;span class="nowrap"&gt;&lt;a href="<text:a xlink:type="simple" xlink:href="view-source:https://fr.wikipedia.org/wiki/Président_des_États-Unis_mexicains" text:style-name="Internet_20_link" text:visited-style-name="Visited_20_Internet_20_Link">/wiki/Pr%C3%A9sident_des_%C3%89tats-Unis_mexicains</text:a>" title="Président des États-Unis mexicains"&gt;Mexique&lt;/a&gt; (&lt;a href="<text:a xlink:type="simple" xlink:href="view-source:https://fr.wikipedia.org/wiki/Liste_des_chefs_d%27État_du_Mexique" text:style-name="Internet_20_link" text:visited-style-name="Visited_20_Internet_20_Link">/wiki/Liste_des_chefs_d%27%C3%89tat_du_Mexique</text:a>" title="Liste des chefs d&amp;#39;État du Mexique"&gt;liste&lt;/a&gt;)&lt;/span&gt;&amp;#160;&lt;span class="sep-liste"&gt;·&lt;/span&gt; &lt;span class="nowrap"&gt;&lt;a href="<text:a xlink:type="simple" xlink:href="view-source:https://fr.wikipedia.org/wiki/Liste_des_présidents_du_Nicaragua" text:style-name="Internet_20_link" text:visited-style-name="Visited_20_Internet_20_Link">/wiki/Liste_des_pr%C3%A9sidents_du_Nicaragua</text:a>" <text:soft-page-break/>title="Liste des présidents du Nicaragua"&gt;Nicaragua&lt;/a&gt;&lt;/span&gt;&amp;#160;&lt;span class="sep-liste"&gt;·&lt;/span&gt; &lt;span class="nowrap"&gt;&lt;a href="<text:a xlink:type="simple" xlink:href="view-source:https://fr.wikipedia.org/wiki/Liste_des_présidents_du_Panama" text:style-name="Internet_20_link" text:visited-style-name="Visited_20_Internet_20_Link">/wiki/Liste_des_pr%C3%A9sidents_du_Panama</text:a>" title="Liste des présidents du Panama"&gt;Panama&lt;/a&gt;&lt;/span&gt;&amp;#160;&lt;span class="sep-liste"&gt;·&lt;/span&gt; &lt;span class="nowrap"&gt;&lt;a href="<text:a xlink:type="simple" xlink:href="view-source:https://fr.wikipedia.org/wiki/Liste_des_présidents_du_Paraguay" text:style-name="Internet_20_link" text:visited-style-name="Visited_20_Internet_20_Link">/wiki/Liste_des_pr%C3%A9sidents_du_Paraguay</text:a>" title="Liste des présidents du Paraguay"&gt;Paraguay&lt;/a&gt;&lt;/span&gt;&amp;#160;&lt;span class="sep-liste"&gt;·&lt;/span&gt; &lt;span class="nowrap"&gt;&lt;a href="<text:a xlink:type="simple" xlink:href="view-source:https://fr.wikipedia.org/wiki/Liste_des_présidents_du_Pérou" text:style-name="Internet_20_link" text:visited-style-name="Visited_20_Internet_20_Link">/wiki/Liste_des_pr%C3%A9sidents_du_P%C3%A9rou</text:a>" title="Liste des présidents du Pérou"&gt;Pérou&lt;/a&gt;&lt;/span&gt;&amp;#160;&lt;span class="sep-liste"&gt;·&lt;/span&gt; &lt;span class="nowrap"&gt;&lt;a href="<text:a xlink:type="simple" xlink:href="view-source:https://fr.wikipedia.org/wiki/Liste_des_présidents_de_la_République_dominicaine" text:style-name="Internet_20_link" text:visited-style-name="Visited_20_Internet_20_Link">/wiki/Liste_des_pr%C3%A9sidents_de_la_R%C3%A9publique_dominicaine</text:a>" title="Liste des présidents de la République dominicaine"&gt;République dominicaine&lt;/a&gt;&lt;/span&gt;&amp;#160;&lt;span class="sep-liste"&gt;·&lt;/span&gt; &lt;span class="nowrap"&gt;&lt;a href="<text:a xlink:type="simple" xlink:href="view-source:https://fr.wikipedia.org/wiki/Liste_des_présidents_du_Salvador" text:style-name="Internet_20_link" text:visited-style-name="Visited_20_Internet_20_Link">/wiki/Liste_des_pr%C3%A9sidents_du_Salvador</text:a>" title="Liste des présidents du Salvador"&gt;Salvador&lt;/a&gt;&lt;/span&gt;&amp;#160;&lt;span class="sep-liste"&gt;·&lt;/span&gt; &lt;span class="nowrap"&gt;&lt;a href="<text:a xlink:type="simple" xlink:href="view-source:https://fr.wikipedia.org/wiki/Liste_des_présidents_du_Suriname" text:style-name="Internet_20_link" text:visited-style-name="Visited_20_Internet_20_Link">/wiki/Liste_des_pr%C3%A9sidents_du_Suriname</text:a>" title="Liste des présidents du Suriname"&gt;Suriname&lt;/a&gt;&lt;/span&gt;&amp;#160;&lt;span class="sep-liste"&gt;·&lt;/span&gt; &lt;span class="nowrap"&gt;&lt;a href="<text:a xlink:type="simple" xlink:href="view-source:https://fr.wikipedia.org/wiki/Président_de_Trinité-et-Tobago" text:style-name="Internet_20_link" text:visited-style-name="Visited_20_Internet_20_Link">/wiki/Pr%C3%A9sident_de_Trinit%C3%A9-et-Tobago</text:a>" title="Président de Trinité-et-Tobago"&gt;Trinité-et-Tobago&lt;/a&gt;&lt;/span&gt;&amp;#160;&lt;span class="sep-liste"&gt;·&lt;/span&gt; &lt;span class="nowrap"&gt;&lt;a href="<text:a xlink:type="simple" xlink:href="view-source:https://fr.wikipedia.org/wiki/Liste_des_présidents_de_l%27Uruguay" text:style-name="Internet_20_link" text:visited-style-name="Visited_20_Internet_20_Link">/wiki/Liste_des_pr%C3%A9sidents_de_l%27Uruguay</text:a>" title="Liste des présidents de l&amp;#39;Uruguay"&gt;Uruguay&lt;/a&gt;&lt;/span&gt;&amp;#160;&lt;span class="sep-liste"&gt;·&lt;/span&gt; &lt;span class="nowrap"&gt;&lt;a href="<text:a xlink:type="simple" xlink:href="view-source:https://fr.wikipedia.org/wiki/Liste_des_présidents_du_Venezuela" text:style-name="Internet_20_link" text:visited-style-name="Visited_20_Internet_20_Link">/wiki/Liste_des_pr%C3%A9sidents_du_Venezuela</text:a>" title="Liste des présidents du Venezuela"&gt;Venezuela&lt;/a&gt;&lt;/span&gt;&lt;/td&gt;</text:p>
      <text:p text:style-name="Preformatted_20_Text"><text:bookmark text:name="line1166"/>&lt;/tr&gt; &lt;tr&gt;</text:p>
      <text:p text:style-name="Preformatted_20_Text"><text:bookmark text:name="line1167"/>&lt;th class="navbox-group" style="width:150px"&gt;Partiellement reconnu&lt;sup&gt;2&lt;/sup&gt;&lt;/th&gt;</text:p>
      <text:p text:style-name="Preformatted_20_Text"><text:bookmark text:name="line1168"/>&lt;td class="navbox-list navbox-even" style=";background:#ECECFF; text-align:left;"&gt;&lt;link rel="mw-deduplicated-inline-style" href="<text:a xlink:type="simple" xlink:href="mw-data:TemplateStyles:r151529978" text:style-name="Internet_20_link" text:visited-style-name="Visited_20_Internet_20_Link">mw-data:TemplateStyles:r151529978</text:a>"/&gt;&lt;/td&gt;</text:p>
      <text:p text:style-name="Preformatted_20_Text"><text:bookmark text:name="line1169"/>&lt;/tr&gt; &lt;tr&gt;</text:p>
      <text:p text:style-name="Preformatted_20_Text"><text:bookmark text:name="line1170"/>&lt;th class="navbox-group" style="width:150px"&gt;Non-reconnu&lt;sup&gt;3&lt;/sup&gt;&lt;/th&gt;</text:p>
      <text:p text:style-name="Preformatted_20_Text"><text:bookmark text:name="line1171"/>&lt;td class="navbox-list" style=";background:#ECECFF; text-align:left;"&gt;&lt;link rel="mw-deduplicated-inline-style" href="<text:a xlink:type="simple" xlink:href="mw-data:TemplateStyles:r151529978" text:style-name="Internet_20_link" text:visited-style-name="Visited_20_Internet_20_Link">mw-data:TemplateStyles:r151529978</text:a>"/&gt;&lt;/td&gt;</text:p>
      <text:p text:style-name="Preformatted_20_Text"><text:bookmark text:name="line1172"/>&lt;/tr&gt; <text:s text:c="26"/></text:p>
      <text:p text:style-name="Preformatted_20_Text"><text:bookmark text:name="line1173"/></text:p>
      <text:p text:style-name="Preformatted_20_Text"><text:bookmark text:name="line1174"/>&lt;/tbody&gt;&lt;/table&gt;&lt;/td&gt;</text:p>
      <text:p text:style-name="Preformatted_20_Text"><text:bookmark text:name="line1175"/>&lt;/tr&gt; &lt;tr&gt;</text:p>
      <text:p text:style-name="Preformatted_20_Text"><text:bookmark text:name="line1176"/>&lt;th class="navbox-group" style=""&gt;Chefs de gouvernement&lt;/th&gt;</text:p>
      <text:p text:style-name="Preformatted_20_Text"><text:bookmark text:name="line1177"/>&lt;td class="navbox-list navbox-even" style=""&gt;&lt;table class="navbox-subgroup" style=""&gt;</text:p>
      <text:p text:style-name="Preformatted_20_Text"><text:bookmark text:name="line1178"/>&lt;tbody&gt;&lt;tr&gt;</text:p>
      <text:p text:style-name="Preformatted_20_Text"><text:bookmark text:name="line1179"/>&lt;th class="navbox-group" style="width:150px"&gt;Membres et observateurs à l'ONU&lt;sup&gt;1&lt;/sup&gt;&lt;/th&gt;</text:p>
      <text:p text:style-name="Preformatted_20_Text"><text:bookmark text:name="line1180"/>&lt;td class="navbox-list" style=";background:#ECECFF; text-align:left;"&gt;&lt;link rel="mw-deduplicated-inline-style" href="<text:a xlink:type="simple" xlink:href="mw-data:TemplateStyles:r151529978" text:style-name="Internet_20_link" text:visited-style-name="Visited_20_Internet_20_Link">mw-data:TemplateStyles:r151529978</text:a>"/&gt;&lt;span class="nowrap"&gt;&lt;a href="<text:a xlink:type="simple" xlink:href="view-source:https://fr.wikipedia.org/wiki/Premier_ministre_des_Bahamas" text:style-name="Internet_20_link" text:visited-style-name="Visited_20_Internet_20_Link">/wiki/Premier_ministre_des_Bahamas</text:a>" title="Premier ministre des Bahamas"&gt;Bahamas&lt;/a&gt;&lt;/span&gt;&amp;#160;&lt;span class="sep-liste"&gt;·&lt;/span&gt; &lt;span class="nowrap"&gt;&lt;a href="<text:a xlink:type="simple" xlink:href="view-source:https://fr.wikipedia.org/wiki/Liste_des_Premiers_ministres_de_la_Barbade" text:style-name="Internet_20_link" text:visited-style-name="Visited_20_Internet_20_Link">/wiki/Liste_des_Premiers_ministres_de_la_Barbade</text:a>" title="Liste des Premiers ministres de la Barbade"&gt;Barbade&lt;/a&gt;&lt;/span&gt;&amp;#160;&lt;span class="sep-liste"&gt;·&lt;/span&gt; &lt;span class="nowrap"&gt;&lt;a href="<text:a xlink:type="simple" xlink:href="view-source:https://fr.wikipedia.org/wiki/Premier_ministre_du_Belize" text:style-name="Internet_20_link" text:visited-style-name="Visited_20_Internet_20_Link">/wiki/Premier_ministre_du_Belize</text:a>" title="Premier ministre du Belize"&gt;Belize&lt;/a&gt;&lt;/span&gt;&amp;#160;&lt;span class="sep-liste"&gt;·&lt;/span&gt; &lt;span class="nowrap"&gt;&lt;a href="<text:a xlink:type="simple" xlink:href="view-source:https://fr.wikipedia.org/wiki/Premier_ministre_du_Canada" text:style-name="Internet_20_link" text:visited-style-name="Visited_20_Internet_20_Link">/wiki/Premier_ministre_du_Canada</text:a>" title="Premier ministre du Canada"&gt;Canada&lt;/a&gt; (&lt;a href="<text:a xlink:type="simple" xlink:href="view-source:https://fr.wikipedia.org/wiki/Liste_des_Premiers_ministres_du_Canada" text:style-name="Internet_20_link" text:visited-style-name="Visited_20_Internet_20_Link">/wiki/Liste_des_Premiers_ministres_du_Canada</text:a>" title="Liste des Premiers ministres du Canada"&gt;liste&lt;/a&gt;)&lt;/span&gt;&amp;#160;&lt;span class="sep-liste"&gt;·&lt;/span&gt; &lt;span class="nowrap"&gt;&lt;a href="<text:a xlink:type="simple" xlink:href="view-source:https://fr.wikipedia.org/wiki/Premier_ministre_de_la_Dominique" text:style-name="Internet_20_link" text:visited-style-name="Visited_20_Internet_20_Link">/wiki/Premier_ministre_de_la_Dominique</text:a>" title="Premier ministre de la Dominique"&gt;Dominique&lt;/a&gt;&lt;/span&gt;&amp;#160;&lt;span class="sep-liste"&gt;·&lt;/span&gt; &lt;span <text:soft-page-break/>class="nowrap"&gt;&lt;a href="<text:a xlink:type="simple" xlink:href="view-source:https://fr.wikipedia.org/wiki/Chef_du_gouvernement_de_la_Grenade" text:style-name="Internet_20_link" text:visited-style-name="Visited_20_Internet_20_Link">/wiki/Chef_du_gouvernement_de_la_Grenade</text:a>" title="Chef du gouvernement de la Grenade"&gt;Grenade&lt;/a&gt;&lt;/span&gt;&amp;#160;&lt;span class="sep-liste"&gt;·&lt;/span&gt; &lt;span class="nowrap"&gt;&lt;a href="<text:a xlink:type="simple" xlink:href="view-source:https://fr.wikipedia.org/wiki/Liste_des_Premiers_ministres_du_Guyana" text:style-name="Internet_20_link" text:visited-style-name="Visited_20_Internet_20_Link">/wiki/Liste_des_Premiers_ministres_du_Guyana</text:a>" title="Liste des Premiers ministres du Guyana"&gt;Guyana&lt;/a&gt;&lt;/span&gt;&amp;#160;&lt;span class="sep-liste"&gt;·&lt;/span&gt; &lt;span class="nowrap"&gt;&lt;a href="<text:a xlink:type="simple" xlink:href="view-source:https://fr.wikipedia.org/wiki/Premier_ministre_d%27Haïti" text:style-name="Internet_20_link" text:visited-style-name="Visited_20_Internet_20_Link">/wiki/Premier_ministre_d%27Ha%C3%AFti</text:a>" title="Premier ministre d&amp;#39;Haïti"&gt;Haïti&lt;/a&gt;&lt;/span&gt;&amp;#160;&lt;span class="sep-liste"&gt;·&lt;/span&gt; &lt;span class="nowrap"&gt;&lt;a href="<text:a xlink:type="simple" xlink:href="view-source:https://fr.wikipedia.org/wiki/Liste_des_Premiers_ministres_de_la_Jamaïque" text:style-name="Internet_20_link" text:visited-style-name="Visited_20_Internet_20_Link">/wiki/Liste_des_Premiers_ministres_de_la_Jama%C3%AFque</text:a>" title="Liste des Premiers ministres de la Jamaïque"&gt;Jamaïque&lt;/a&gt;&lt;/span&gt;&amp;#160;&lt;span class="sep-liste"&gt;·&lt;/span&gt; &lt;span class="nowrap"&gt;&lt;a href="<text:a xlink:type="simple" xlink:href="view-source:https://fr.wikipedia.org/wiki/Liste_des_présidents_du_Conseil_des_ministres_péruvien" text:style-name="Internet_20_link" text:visited-style-name="Visited_20_Internet_20_Link">/wiki/Liste_des_pr%C3%A9sidents_du_Conseil_des_ministres_p%C3%A9ruvien</text:a>" title="Liste des présidents du Conseil des ministres péruvien"&gt;Pérou&lt;/a&gt;&lt;/span&gt;&amp;#160;&lt;span class="sep-liste"&gt;·&lt;/span&gt; &lt;span class="nowrap"&gt;&lt;a href="<text:a xlink:type="simple" xlink:href="view-source:https://fr.wikipedia.org/wiki/Liste_des_chefs_de_gouvernement_de_Saint-Christophe-et-Niévès" text:style-name="Internet_20_link" text:visited-style-name="Visited_20_Internet_20_Link">/wiki/Liste_des_chefs_de_gouvernement_de_Saint-Christophe-et-Ni%C3%A9v%C3%A8s</text:a>" title="Liste des chefs de gouvernement de Saint-Christophe-et-Niévès"&gt;Saint-Christophe-et-Niévès&lt;/a&gt;&lt;/span&gt;&amp;#160;&lt;span class="sep-liste"&gt;·&lt;/span&gt; &lt;span class="nowrap"&gt;&lt;a href="<text:a xlink:type="simple" xlink:href="view-source:https://fr.wikipedia.org/wiki/Liste_des_Premiers_ministres_de_Saint-Vincent-et-les-Grenadines" text:style-name="Internet_20_link" text:visited-style-name="Visited_20_Internet_20_Link">/wiki/Liste_des_Premiers_ministres_de_Saint-Vincent-et-les-Grenadines</text:a>" title="Liste des Premiers ministres de Saint-Vincent-et-les-Grenadines"&gt;Saint-Vincent-et-les-Grenadines&lt;/a&gt;&lt;/span&gt;&amp;#160;&lt;span class="sep-liste"&gt;·&lt;/span&gt; &lt;span class="nowrap"&gt;&lt;a href="<text:a xlink:type="simple" xlink:href="view-source:https://fr.wikipedia.org/wiki/Liste_des_Premiers_ministres_de_Sainte-Lucie" text:style-name="Internet_20_link" text:visited-style-name="Visited_20_Internet_20_Link">/wiki/Liste_des_Premiers_ministres_de_Sainte-Lucie</text:a>" title="Liste des Premiers ministres de Sainte-Lucie"&gt;Sainte-Lucie&lt;/a&gt;&lt;/span&gt;&amp;#160;&lt;span class="sep-liste"&gt;·&lt;/span&gt; &lt;span class="nowrap"&gt;&lt;a href="<text:a xlink:type="simple" xlink:href="view-source:https://fr.wikipedia.org/wiki/Liste_des_Premiers_ministres_de_Trinité-et-Tobago" text:style-name="Internet_20_link" text:visited-style-name="Visited_20_Internet_20_Link">/wiki/Liste_des_Premiers_ministres_de_Trinit%C3%A9-et-Tobago</text:a>" title="Liste des Premiers ministres de Trinité-et-Tobago"&gt;Trinité-et-Tobago&lt;/a&gt;&lt;/span&gt;&lt;/td&gt;</text:p>
      <text:p text:style-name="Preformatted_20_Text"><text:bookmark text:name="line1181"/>&lt;/tr&gt; &lt;tr&gt;</text:p>
      <text:p text:style-name="Preformatted_20_Text"><text:bookmark text:name="line1182"/>&lt;th class="navbox-group" style="width:150px"&gt;Partiellement reconnu&lt;sup&gt;2&lt;/sup&gt;&lt;/th&gt;</text:p>
      <text:p text:style-name="Preformatted_20_Text"><text:bookmark text:name="line1183"/>&lt;td class="navbox-list navbox-even" style=";background:#ECECFF; text-align:left;"&gt;&lt;link rel="mw-deduplicated-inline-style" href="<text:a xlink:type="simple" xlink:href="mw-data:TemplateStyles:r151529978" text:style-name="Internet_20_link" text:visited-style-name="Visited_20_Internet_20_Link">mw-data:TemplateStyles:r151529978</text:a>"/&gt;&lt;/td&gt;</text:p>
      <text:p text:style-name="Preformatted_20_Text"><text:bookmark text:name="line1184"/>&lt;/tr&gt; &lt;tr&gt;</text:p>
      <text:p text:style-name="Preformatted_20_Text"><text:bookmark text:name="line1185"/>&lt;th class="navbox-group" style="width:150px"&gt;Non-reconnu&lt;sup&gt;3&lt;/sup&gt;&lt;/th&gt;</text:p>
      <text:p text:style-name="Preformatted_20_Text"><text:bookmark text:name="line1186"/>&lt;td class="navbox-list" style=";background:#ECECFF; text-align:left;"&gt;&lt;link rel="mw-deduplicated-inline-style" href="<text:a xlink:type="simple" xlink:href="mw-data:TemplateStyles:r151529978" text:style-name="Internet_20_link" text:visited-style-name="Visited_20_Internet_20_Link">mw-data:TemplateStyles:r151529978</text:a>"/&gt;&lt;/td&gt;</text:p>
      <text:p text:style-name="Preformatted_20_Text"><text:bookmark text:name="line1187"/>&lt;/tr&gt; <text:s text:c="26"/></text:p>
      <text:p text:style-name="Preformatted_20_Text"><text:bookmark text:name="line1188"/></text:p>
      <text:p text:style-name="Preformatted_20_Text"><text:bookmark text:name="line1189"/>&lt;/tbody&gt;&lt;/table&gt;&lt;/td&gt;</text:p>
      <text:p text:style-name="Preformatted_20_Text"><text:bookmark text:name="line1190"/>&lt;/tr&gt; <text:s text:c="28"/>&lt;tr&gt;</text:p>
      <text:p text:style-name="Preformatted_20_Text"><text:bookmark text:name="line1191"/>&lt;td class="navbox-banner" style="" colspan="2"&gt;&lt;small&gt;1. États reconnus par les &lt;a href="<text:a xlink:type="simple" xlink:href="view-source:https://fr.wikipedia.org/wiki/Organisation_des_Nations_unies" text:style-name="Internet_20_link" text:visited-style-name="Visited_20_Internet_20_Link">/wiki/Organisation_des_Nations_unies</text:a>" title="Organisation des Nations unies"&gt;Nations unies&lt;/a&gt;. 2. État reconnu par au moins un membre des &lt;a href="<text:a xlink:type="simple" xlink:href="view-source:https://fr.wikipedia.org/wiki/Organisation_des_Nations_unies" text:style-name="Internet_20_link" text:visited-style-name="Visited_20_Internet_20_Link">/wiki/Organisation_des_Nations_unies</text:a>" title="Organisation des Nations unies"&gt;Nations unies&lt;/a&gt;. 3. États reconnus par aucun membre des Nations unies.&lt;/small&gt;&lt;/td&gt;&lt;/tr&gt;&lt;/tbody&gt;&lt;/table&gt;</text:p>
      <text:p text:style-name="Preformatted_20_Text"><text:bookmark text:name="line1192"/>&lt;/div&gt;</text:p>
      <text:p text:style-name="Preformatted_20_Text"><text:bookmark text:name="line1193"/>&lt;ul id="bandeau-portail" class="bandeau-portail"&gt;&lt;li&gt;&lt;span class="bandeau-portail-element"&gt;&lt;span class="bandeau-portail-icone"&gt;&lt;a href="<text:a xlink:type="simple" xlink:href="view-source:https://fr.wikipedia.org/wiki/Portail:États-Unis" text:style-name="Internet_20_link" text:visited-style-name="Visited_20_Internet_20_Link">/wiki/Portail:%C3%89tats-Unis</text:a>" title="Portail des États-Unis"&gt;&lt;img alt="Portail des États-Unis" src="<text:a xlink:type="simple" xlink:href="view-source:https://upload.wikimedia.org/wikipedia/commons/thumb/a/a4/Flag_of_the_United_States.svg/46px-Flag_of_the_United_States.svg.png" text:style-name="Internet_20_link" text:visited-style-name="Visited_20_Internet_20_Link">//upload.wikimedia.org/wikipedia/commons/thumb/a/a4/Flag_of_the_United_States.svg/46px-Flag_of_the_United_States.svg.png</text:a>" width="46" height="24" class="noviewer thumbborder" srcset="//upload.wikimedia.org/wikipedia/commons/thumb/a/a4/Flag_of_the_United_States.svg/69px-Flag_of_the_United_States.svg.png 1.5x, //upload.wikimedia.org/wikipedia/commons/thumb/a/a4/Flag_of_the_United_States.svg/92px-Flag_of_the_United_States.svg.png 2x" data-file-width="1235" data-file-height="650" /&gt;&lt;/a&gt;&lt;/span&gt; &lt;span class="bandeau-portail-texte"&gt;&lt;a href="<text:a xlink:type="simple" xlink:href="view-source:https://fr.wikipedia.org/wiki/Portail:États-Unis" text:style-name="Internet_20_link" text:visited-style-name="Visited_20_Internet_20_Link">/wiki/Portail:%C3%89tats-Unis</text:a>" title="Portail:États-Unis"&gt;Portail des États-Unis&lt;/a&gt;&lt;/span&gt; &lt;/span&gt;&lt;/li&gt; &lt;li&gt;&lt;span class="bandeau-portail-element"&gt;&lt;span class="bandeau-portail-icone"&gt;&lt;a href="<text:a xlink:type="simple" xlink:href="view-source:https://fr.wikipedia.org/wiki/Portail:Politique_aux_États-Unis" text:style-name="Internet_20_link" text:visited-style-name="Visited_20_Internet_20_Link">/wiki/Portail:Politique_aux_%C3%89tats-Unis</text:a>" <text:soft-page-break/>title="Portail de la politique aux États-Unis"&gt;&lt;img alt="Portail de la politique aux États-Unis" src="<text:a xlink:type="simple" xlink:href="view-source:https://upload.wikimedia.org/wikipedia/commons/thumb/5/5b/Greater_coat_of_arms_of_the_United_States.svg/23px-Greater_coat_of_arms_of_the_United_States.svg.png" text:style-name="Internet_20_link" text:visited-style-name="Visited_20_Internet_20_Link">//upload.wikimedia.org/wikipedia/commons/thumb/5/5b/Greater_coat_of_arms_of_the_United_States.svg/23px-Greater_coat_of_arms_of_the_United_States.svg.png</text:a>" width="23" height="24" class="noviewer" srcset="//upload.wikimedia.org/wikipedia/commons/thumb/5/5b/Greater_coat_of_arms_of_the_United_States.svg/34px-Greater_coat_of_arms_of_the_United_States.svg.png 1.5x, //upload.wikimedia.org/wikipedia/commons/thumb/5/5b/Greater_coat_of_arms_of_the_United_States.svg/45px-Greater_coat_of_arms_of_the_United_States.svg.png 2x" data-file-width="451" data-file-height="476" /&gt;&lt;/a&gt;&lt;/span&gt; &lt;span class="bandeau-portail-texte"&gt;&lt;a href="<text:a xlink:type="simple" xlink:href="view-source:https://fr.wikipedia.org/wiki/Portail:Politique_aux_États-Unis" text:style-name="Internet_20_link" text:visited-style-name="Visited_20_Internet_20_Link">/wiki/Portail:Politique_aux_%C3%89tats-Unis</text:a>" title="Portail:Politique aux États-Unis"&gt;Portail de la politique aux États-Unis&lt;/a&gt;&lt;/span&gt; &lt;/span&gt;&lt;/li&gt; <text:s text:c="18"/>&lt;/ul&gt;</text:p>
      <text:p text:style-name="Preformatted_20_Text"><text:bookmark text:name="line1194"/></text:p>
      <text:p text:style-name="Preformatted_20_Text"><text:bookmark text:name="line1195"/>&lt;!-- </text:p>
      <text:p text:style-name="Preformatted_20_Text"><text:bookmark text:name="line1196"/>NewPP limit report</text:p>
      <text:p text:style-name="Preformatted_20_Text"><text:bookmark text:name="line1197"/>Parsed by mw1242</text:p>
      <text:p text:style-name="Preformatted_20_Text"><text:bookmark text:name="line1198"/>Cached time: 20181104181413</text:p>
      <text:p text:style-name="Preformatted_20_Text"><text:bookmark text:name="line1199"/>Cache expiry: 1900800</text:p>
      <text:p text:style-name="Preformatted_20_Text"><text:bookmark text:name="line1200"/>Dynamic content: false</text:p>
      <text:p text:style-name="Preformatted_20_Text"><text:bookmark text:name="line1201"/>CPU time usage: 1.176 seconds</text:p>
      <text:p text:style-name="Preformatted_20_Text"><text:bookmark text:name="line1202"/>Real time usage: 1.608 seconds</text:p>
      <text:p text:style-name="Preformatted_20_Text"><text:bookmark text:name="line1203"/>Preprocessor visited node count: 7245/1000000</text:p>
      <text:p text:style-name="Preformatted_20_Text"><text:bookmark text:name="line1204"/>Preprocessor generated node count: 0/1500000</text:p>
      <text:p text:style-name="Preformatted_20_Text"><text:bookmark text:name="line1205"/>Post‐expand include size: 376121/2097152 bytes</text:p>
      <text:p text:style-name="Preformatted_20_Text"><text:bookmark text:name="line1206"/>Template argument size: 88500/2097152 bytes</text:p>
      <text:p text:style-name="Preformatted_20_Text"><text:bookmark text:name="line1207"/>Highest expansion depth: 22/40</text:p>
      <text:p text:style-name="Preformatted_20_Text"><text:bookmark text:name="line1208"/>Expensive parser function count: 1/500</text:p>
      <text:p text:style-name="Preformatted_20_Text"><text:bookmark text:name="line1209"/>Unstrip recursion depth: 0/20</text:p>
      <text:p text:style-name="Preformatted_20_Text"><text:bookmark text:name="line1210"/>Unstrip post‐expand size: 32963/5000000 bytes</text:p>
      <text:p text:style-name="Preformatted_20_Text"><text:bookmark text:name="line1211"/>Number of Wikibase entities loaded: 1/400</text:p>
      <text:p text:style-name="Preformatted_20_Text"><text:bookmark text:name="line1212"/>Lua time usage: 0.305/10.000 seconds</text:p>
      <text:p text:style-name="Preformatted_20_Text"><text:bookmark text:name="line1213"/>Lua memory usage: 4.95 MB/50 MB</text:p>
      <text:p text:style-name="Preformatted_20_Text"><text:bookmark text:name="line1214"/>--&gt;</text:p>
      <text:p text:style-name="Preformatted_20_Text"><text:bookmark text:name="line1215"/>&lt;!--</text:p>
      <text:p text:style-name="Preformatted_20_Text"><text:bookmark text:name="line1216"/>Transclusion expansion time report (%,ms,calls,template)</text:p>
      <text:p text:style-name="Preformatted_20_Text"><text:bookmark text:name="line1217"/>100.00% <text:s/>988.764 <text:s text:c="5"/>1 -total</text:p>
      <text:p text:style-name="Preformatted_20_Text"><text:bookmark text:name="line1218"/><text:s/>24.57% <text:s/>242.941 <text:s text:c="5"/>1 Modèle:Chronologie_des_présidents_des_États-Unis</text:p>
      <text:p text:style-name="Preformatted_20_Text"><text:bookmark text:name="line1219"/><text:s/>16.79% <text:s/>166.055 <text:s text:c="4"/>92 Modèle:Date</text:p>
      <text:p text:style-name="Preformatted_20_Text"><text:bookmark text:name="line1220"/><text:s/>12.87% <text:s/>127.274 <text:s text:c="5"/>1 Modèle:Palette</text:p>
      <text:p text:style-name="Preformatted_20_Text"><text:bookmark text:name="line1221"/><text:s/>10.63% <text:s/>105.119 <text:s text:c="5"/>4 Modèle:Méta_palette_de_navigation</text:p>
      <text:p text:style-name="Preformatted_20_Text"><text:bookmark text:name="line1222"/><text:s text:c="2"/>7.74% <text:s text:c="2"/>76.500 <text:s text:c="5"/>1 Modèle:Portail</text:p>
      <text:p text:style-name="Preformatted_20_Text"><text:bookmark text:name="line1223"/><text:s text:c="2"/>6.79% <text:s text:c="2"/>67.138 <text:s text:c="4"/>47 Modèle:Durée</text:p>
      <text:p text:style-name="Preformatted_20_Text"><text:bookmark text:name="line1224"/><text:s text:c="2"/>6.70% <text:s text:c="2"/>66.249 <text:s text:c="5"/>1 Modèle:Références</text:p>
      <text:p text:style-name="Preformatted_20_Text"><text:bookmark text:name="line1225"/><text:s text:c="2"/>6.04% <text:s text:c="2"/>59.747 <text:s text:c="5"/>1 Modèle:Palette_Président_des_États-Unis</text:p>
      <text:p text:style-name="Preformatted_20_Text"><text:bookmark text:name="line1226"/><text:s text:c="2"/>4.89% <text:s text:c="2"/>48.341 <text:s text:c="4"/>20 Modèle:Liste_éléments</text:p>
      <text:p text:style-name="Preformatted_20_Text"><text:bookmark text:name="line1227"/>--&gt;</text:p>
      <text:p text:style-name="Preformatted_20_Text"><text:bookmark text:name="line1228"/></text:p>
      <text:p text:style-name="Preformatted_20_Text"><text:bookmark text:name="line1229"/>&lt;!-- Saved in parser cache with key frwiki:pcache:idhash:1290204-0!canonical and timestamp 20181104181411 and revision id 153416744</text:p>
      <text:p text:style-name="Preformatted_20_Text"><text:bookmark text:name="line1230"/><text:s/>--&gt;</text:p>
      <text:p text:style-name="Preformatted_20_Text"><text:bookmark text:name="line1231"/>&lt;/div&gt;&lt;noscript&gt;&lt;img src="//fr.wikipedia.org/wiki/Special:CentralAutoLogin/start?type=1x1" alt="" title="" width="1" height="1" style="border: none; position: absolute;" /&gt;&lt;/noscript&gt;&lt;/div&gt; <text:s text:c="34"/>&lt;div class="printfooter"&gt;</text:p>
      <text:p text:style-name="Preformatted_20_Text"><text:bookmark text:name="line1232"/><text:s text:c="48"/>Ce document provient de «&amp;#160;&lt;a dir="ltr" href="<text:a xlink:type="simple" xlink:href="view-source:https://fr.wikipedia.org/w/index.php?title=Liste_des_présidents_des_États-Unis&amp;oldid=153416744" text:style-name="Internet_20_link" text:visited-style-name="Visited_20_Internet_20_Link">https://fr.wikipedia.org/w/index.php?title=Liste_des_présidents_des_États-Unis&amp;amp;oldid=153416744</text:a>"&gt;https://<text:soft-page-break/>fr.wikipedia.org/w/index.php?title=Liste_des_présidents_des_États-Unis&amp;amp;oldid=153416744&lt;/a&gt;&amp;#160;». <text:s text:c="35"/>&lt;/div&gt;</text:p>
      <text:p text:style-name="Preformatted_20_Text"><text:bookmark text:name="line1233"/><text:s text:c="32"/>&lt;div id="catlinks" class="catlinks" data-mw="interface"&gt;&lt;div id="mw-normal-catlinks" class="mw-normal-catlinks"&gt;&lt;a href="<text:a xlink:type="simple" xlink:href="view-source:https://fr.wikipedia.org/wiki/Catégorie:Accueil" text:style-name="Internet_20_link" text:visited-style-name="Visited_20_Internet_20_Link">/wiki/Cat%C3%A9gorie:Accueil</text:a>" title="Catégorie:Accueil"&gt;Catégories&lt;/a&gt; : &lt;ul&gt;&lt;li&gt;&lt;a href="<text:a xlink:type="simple" xlink:href="view-source:https://fr.wikipedia.org/wiki/Catégorie:Liste_de_chefs_d%27État" text:style-name="Internet_20_link" text:visited-style-name="Visited_20_Internet_20_Link">/wiki/Cat%C3%A9gorie:Liste_de_chefs_d%27%C3%89tat</text:a>" title="Catégorie:Liste de chefs d&amp;#039;État"&gt;Liste de chefs d'État&lt;/a&gt;&lt;/li&gt;&lt;li&gt;&lt;a href="<text:a xlink:type="simple" xlink:href="view-source:https://fr.wikipedia.org/wiki/Catégorie:Président_des_États-Unis" text:style-name="Internet_20_link" text:visited-style-name="Visited_20_Internet_20_Link">/wiki/Cat%C3%A9gorie:Pr%C3%A9sident_des_%C3%89tats-Unis</text:a>" title="Catégorie:Président des États-Unis"&gt;Président des États-Unis&lt;/a&gt;&lt;/li&gt;&lt;li&gt;&lt;a href="<text:a xlink:type="simple" xlink:href="view-source:https://fr.wikipedia.org/wiki/Catégorie:Liste_de_personnalités_américaines" text:style-name="Internet_20_link" text:visited-style-name="Visited_20_Internet_20_Link">/wiki/Cat%C3%A9gorie:Liste_de_personnalit%C3%A9s_am%C3%A9ricaines</text:a>" title="Catégorie:Liste de personnalités américaines"&gt;Liste de personnalités américaines&lt;/a&gt;&lt;/li&gt;&lt;/ul&gt;&lt;/div&gt;&lt;div id="mw-hidden-catlinks" class="mw-hidden-catlinks mw-hidden-cats-hidden"&gt;Catégories cachées : &lt;ul&gt;&lt;li&gt;&lt;a href="<text:a xlink:type="simple" xlink:href="view-source:https://fr.wikipedia.org/wiki/Catégorie:Page_utilisant_une_frise_chronologique" text:style-name="Internet_20_link" text:visited-style-name="Visited_20_Internet_20_Link">/wiki/Cat%C3%A9gorie:Page_utilisant_une_frise_chronologique</text:a>" title="Catégorie:Page utilisant une frise chronologique"&gt;Page utilisant une frise chronologique&lt;/a&gt;&lt;/li&gt;&lt;li&gt;&lt;a href="<text:a xlink:type="simple" xlink:href="view-source:https://fr.wikipedia.org/wiki/Catégorie:Article_contenant_un_appel_à_traduction_en_anglais" text:style-name="Internet_20_link" text:visited-style-name="Visited_20_Internet_20_Link">/wiki/Cat%C3%A9gorie:Article_contenant_un_appel_%C3%A0_traduction_en_anglais</text:a>" title="Catégorie:Article contenant un appel à traduction en anglais"&gt;Article contenant un appel à traduction en anglais&lt;/a&gt;&lt;/li&gt;&lt;li&gt;&lt;a href="<text:a xlink:type="simple" xlink:href="view-source:https://fr.wikipedia.org/wiki/Catégorie:Portail:États-Unis/Articles_liés" text:style-name="Internet_20_link" text:visited-style-name="Visited_20_Internet_20_Link">/wiki/Cat%C3%A9gorie:Portail:%C3%89tats-Unis/Articles_li%C3%A9s</text:a>" title="Catégorie:Portail:États-Unis/Articles liés"&gt;Portail:États-Unis/Articles liés&lt;/a&gt;&lt;/li&gt;&lt;li&gt;&lt;a href="<text:a xlink:type="simple" xlink:href="view-source:https://fr.wikipedia.org/wiki/Catégorie:Portail:Amérique/Articles_liés" text:style-name="Internet_20_link" text:visited-style-name="Visited_20_Internet_20_Link">/wiki/Cat%C3%A9gorie:Portail:Am%C3%A9rique/Articles_li%C3%A9s</text:a>" title="Catégorie:Portail:Amérique/Articles liés"&gt;Portail:Amérique/Articles liés&lt;/a&gt;&lt;/li&gt;&lt;li&gt;&lt;a href="<text:a xlink:type="simple" xlink:href="view-source:https://fr.wikipedia.org/wiki/Catégorie:Portail:Amérique_du_Nord/Articles_liés" text:style-name="Internet_20_link" text:visited-style-name="Visited_20_Internet_20_Link">/wiki/Cat%C3%A9gorie:Portail:Am%C3%A9rique_du_Nord/Articles_li%C3%A9s</text:a>" title="Catégorie:Portail:Amérique du Nord/Articles liés"&gt;Portail:Amérique du Nord/Articles liés&lt;/a&gt;&lt;/li&gt;&lt;li&gt;&lt;a href="<text:a xlink:type="simple" xlink:href="view-source:https://fr.wikipedia.org/wiki/Catégorie:Portail:Politique_aux_États-Unis/Articles_liés" text:style-name="Internet_20_link" text:visited-style-name="Visited_20_Internet_20_Link">/wiki/Cat%C3%A9gorie:Portail:Politique_aux_%C3%89tats-Unis/Articles_li%C3%A9s</text:a>" title="Catégorie:Portail:Politique aux États-Unis/Articles liés"&gt;Portail:Politique aux États-Unis/Articles liés&lt;/a&gt;&lt;/li&gt;&lt;li&gt;&lt;a href="<text:a xlink:type="simple" xlink:href="view-source:https://fr.wikipedia.org/wiki/Catégorie:Portail:Politique/Articles_liés" text:style-name="Internet_20_link" text:visited-style-name="Visited_20_Internet_20_Link">/wiki/Cat%C3%A9gorie:Portail:Politique/Articles_li%C3%A9s</text:a>" title="Catégorie:Portail:Politique/Articles liés"&gt;Portail:Politique/Articles liés&lt;/a&gt;&lt;/li&gt;&lt;li&gt;&lt;a href="<text:a xlink:type="simple" xlink:href="view-source:https://fr.wikipedia.org/wiki/Catégorie:Article_de_qualité_en_indonésien" text:style-name="Internet_20_link" text:visited-style-name="Visited_20_Internet_20_Link">/wiki/Cat%C3%A9gorie:Article_de_qualit%C3%A9_en_indon%C3%A9sien</text:a>" title="Catégorie:Article de qualité en indonésien"&gt;Article de qualité en indonésien&lt;/a&gt;&lt;/li&gt;&lt;li&gt;&lt;a href="<text:a xlink:type="simple" xlink:href="view-source:https://fr.wikipedia.org/wiki/Catégorie:Article_de_qualité_en_arabe" text:style-name="Internet_20_link" text:visited-style-name="Visited_20_Internet_20_Link">/wiki/Cat%C3%A9gorie:Article_de_qualit%C3%A9_en_arabe</text:a>" title="Catégorie:Article de qualité en arabe"&gt;Article de qualité en arabe&lt;/a&gt;&lt;/li&gt;&lt;li&gt;&lt;a href="<text:a xlink:type="simple" xlink:href="view-source:https://fr.wikipedia.org/wiki/Catégorie:Article_de_qualité_en_azéri" text:style-name="Internet_20_link" text:visited-style-name="Visited_20_Internet_20_Link">/wiki/Cat%C3%A9gorie:Article_de_qualit%C3%A9_en_az%C3%A9ri</text:a>" title="Catégorie:Article de qualité en azéri"&gt;Article de qualité en azéri&lt;/a&gt;&lt;/li&gt;&lt;li&gt;&lt;a href="<text:a xlink:type="simple" xlink:href="view-source:https://fr.wikipedia.org/wiki/Catégorie:Article_de_qualité_en_allemand" text:style-name="Internet_20_link" text:visited-style-name="Visited_20_Internet_20_Link">/wiki/Cat%C3%A9gorie:Article_de_qualit%C3%A9_en_allemand</text:a>" title="Catégorie:Article de qualité en allemand"&gt;Article de qualité en allemand&lt;/a&gt;&lt;/li&gt;&lt;li&gt;&lt;a href="<text:a xlink:type="simple" xlink:href="view-source:https://fr.wikipedia.org/wiki/Catégorie:Bon_article_en_islandais" text:style-name="Internet_20_link" text:visited-style-name="Visited_20_Internet_20_Link">/wiki/Cat%C3%A9gorie:Bon_article_en_islandais</text:a>" title="Catégorie:Bon article en islandais"&gt;Bon article en islandais&lt;/a&gt;&lt;/li&gt;&lt;li&gt;&lt;a href="<text:a xlink:type="simple" xlink:href="view-source:https://fr.wikipedia.org/wiki/Catégorie:Article_de_qualité_en_vietnamien" text:style-name="Internet_20_link" text:visited-style-name="Visited_20_Internet_20_Link">/wiki/Cat%C3%A9gorie:Article_de_qualit%C3%A9_en_vietnamien</text:a>" title="Catégorie:Article de qualité en vietnamien"&gt;Article de qualité en vietnamien&lt;/a&gt;&lt;/li&gt;&lt;li&gt;&lt;a href="<text:a xlink:type="simple" xlink:href="view-source:https://fr.wikipedia.org/wiki/Catégorie:Article_de_qualité_en_biélorusse" text:style-name="Internet_20_link" text:visited-style-name="Visited_20_Internet_20_Link">/wiki/Cat%C3%A9gorie:Article_de_qualit%C3%A9_en_bi%C3%A9lorusse</text:a>" title="Catégorie:Article de qualité en biélorusse"&gt;Article de qualité en biélorusse&lt;/a&gt;&lt;/li&gt;&lt;li&gt;&lt;a href="<text:a xlink:type="simple" xlink:href="view-source:https://fr.wikipedia.org/wiki/Catégorie:Article_de_qualité_en_russe" text:style-name="Internet_20_link" text:visited-style-name="Visited_20_Internet_20_Link">/wiki/Cat%C3%A9gorie:Article_de_qualit%C3%A9_en_russe</text:a>" title="Catégorie:Article de qualité en russe"&gt;Article de qualité en russe&lt;/a&gt;&lt;/li&gt;&lt;li&gt;&lt;a href="<text:a xlink:type="simple" xlink:href="view-source:https://fr.wikipedia.org/wiki/Catégorie:Article_de_qualité_dans_une_autre_langue" text:style-name="Internet_20_link" text:visited-style-name="Visited_20_Internet_20_Link">/wiki/Cat%C3%A9gorie:Article_de_qualit%C3%A9_dans_une_autre_langue</text:a>" title="Catégorie:Article de qualité dans une autre langue"&gt;Article de qualité dans une autre langue&lt;/a&gt;&lt;/li&gt;&lt;li&gt;&lt;a href="<text:a xlink:type="simple" xlink:href="view-source:https://fr.wikipedia.org/wiki/Catégorie:Article_de_qualité_en_ukrainien" text:style-name="Internet_20_link" text:visited-style-name="Visited_20_Internet_20_Link">/wiki/Cat%C3%A9gorie:Article_de_qualit%C3%A9_en_ukrainien</text:a>" title="Catégorie:Article de qualité en ukrainien"&gt;Article de qualité en ukrainien&lt;/a&gt;&lt;/li&gt;&lt;li&gt;&lt;a href="<text:a xlink:type="simple" xlink:href="view-source:https://fr.wikipedia.org/wiki/Catégorie:Article_de_qualité_en_norvégien" text:style-name="Internet_20_link" text:visited-style-name="Visited_20_Internet_20_Link">/wiki/Cat%C3%A9gorie:Article_de_qualit%C3%A9_en_norv%C3%A9gien</text:a>" title="Catégorie:Article de qualité en norvégien"&gt;Article de qualité en norvégien&lt;/a&gt;&lt;/li&gt;&lt;li&gt;&lt;a href="<text:a xlink:type="simple" xlink:href="view-source:https://fr.wikipedia.org/wiki/Catégorie:Article_de_qualité_en_portugais" text:style-name="Internet_20_link" text:visited-style-name="Visited_20_Internet_20_Link">/wiki/Cat%C3%A9gorie:Article_de_qualit%C3%A9_en_portugais</text:a>" title="Catégorie:Article de qualité en portugais"&gt;Article de qualité en portugais&lt;/a&gt;&lt;/li&gt;&lt;li&gt;&lt;a href="<text:a xlink:type="simple" xlink:href="view-source:https://fr.wikipedia.org/wiki/Catégorie:Article_de_qualité_en_finnois" text:style-name="Internet_20_link" text:visited-style-name="Visited_20_Internet_20_Link">/wiki/Cat%C3%A9gorie:Article_de_qualit%C3%A9_en_finnois</text:a>" title="Catégorie:Article de qualité en finnois"&gt;Article de qualité en finnois&lt;/a&gt;&lt;/li&gt;&lt;li&gt;&lt;a href="<text:a xlink:type="simple" xlink:href="view-source:https://fr.wikipedia.org/wiki/Catégorie:Bon_article_en_tchèque" text:style-name="Internet_20_link" text:visited-style-name="Visited_20_Internet_20_Link">/wiki/Cat%C3%A9gorie:Bon_article_en_tch%C3%A8que</text:a>" <text:soft-page-break/>title="Catégorie:Bon article en tchèque"&gt;Bon article en tchèque&lt;/a&gt;&lt;/li&gt;&lt;li&gt;&lt;a href="<text:a xlink:type="simple" xlink:href="view-source:https://fr.wikipedia.org/wiki/Catégorie:Article_de_qualité_en_géorgien" text:style-name="Internet_20_link" text:visited-style-name="Visited_20_Internet_20_Link">/wiki/Cat%C3%A9gorie:Article_de_qualit%C3%A9_en_g%C3%A9orgien</text:a>" title="Catégorie:Article de qualité en géorgien"&gt;Article de qualité en géorgien&lt;/a&gt;&lt;/li&gt;&lt;/ul&gt;&lt;/div&gt;&lt;/div&gt; <text:s text:c="30"/>&lt;div class="visualClear"&gt;&lt;/div&gt;</text:p>
      <text:p text:style-name="Preformatted_20_Text"><text:bookmark text:name="line1234"/><text:s text:c="56"/>&lt;/div&gt;</text:p>
      <text:p text:style-name="Preformatted_20_Text"><text:bookmark text:name="line1235"/><text:s text:c="16"/>&lt;/div&gt;</text:p>
      <text:p text:style-name="Preformatted_20_Text"><text:bookmark text:name="line1236"/><text:s text:c="16"/>&lt;div id="mw-navigation"&gt;</text:p>
      <text:p text:style-name="Preformatted_20_Text"><text:bookmark text:name="line1237"/><text:s text:c="24"/>&lt;h2&gt;Menu de navigation&lt;/h2&gt;</text:p>
      <text:p text:style-name="Preformatted_20_Text"><text:bookmark text:name="line1238"/><text:s text:c="24"/>&lt;div id="mw-head"&gt;</text:p>
      <text:p text:style-name="Preformatted_20_Text"><text:bookmark text:name="line1239"/><text:s text:c="72"/>&lt;div id="p-personal" role="navigation" class="" aria-labelledby="p-personal-label"&gt;</text:p>
      <text:p text:style-name="Preformatted_20_Text"><text:bookmark text:name="line1240"/><text:s text:c="48"/>&lt;h3 id="p-personal-label"&gt;Outils personnels&lt;/h3&gt;</text:p>
      <text:p text:style-name="Preformatted_20_Text"><text:bookmark text:name="line1241"/><text:s text:c="48"/>&lt;ul&gt;</text:p>
      <text:p text:style-name="Preformatted_20_Text"><text:bookmark text:name="line1242"/><text:s text:c="56"/>&lt;li id="pt-anonuserpage"&gt;Non connecté&lt;/li&gt;&lt;li id="pt-anontalk"&gt;&lt;a href="<text:a xlink:type="simple" xlink:href="view-source:https://fr.wikipedia.org/wiki/Spécial:Mes_discussions" text:style-name="Internet_20_link" text:visited-style-name="Visited_20_Internet_20_Link">/wiki/Sp%C3%A9cial:Mes_discussions</text:a>" title="La page de discussion pour les contributions depuis cette adresse IP [n]" accesskey="n"&gt;Discussion&lt;/a&gt;&lt;/li&gt;&lt;li id="pt-anoncontribs"&gt;&lt;a href="<text:a xlink:type="simple" xlink:href="view-source:https://fr.wikipedia.org/wiki/Spécial:Mes_contributions" text:style-name="Internet_20_link" text:visited-style-name="Visited_20_Internet_20_Link">/wiki/Sp%C3%A9cial:Mes_contributions</text:a>" title="Une liste des modifications effectuées depuis cette adresse IP [y]" accesskey="y"&gt;Contributions&lt;/a&gt;&lt;/li&gt;&lt;li id="pt-createaccount"&gt;&lt;a href="<text:a xlink:type="simple" xlink:href="view-source:https://fr.wikipedia.org/w/index.php?title=Spécial:Créer_un_compte&amp;returnto=Liste+des+présidents+des+États-Unis" text:style-name="Internet_20_link" text:visited-style-name="Visited_20_Internet_20_Link">/w/index.php?title=Sp%C3%A9cial:Cr%C3%A9er_un_compte&amp;amp;returnto=Liste+des+pr%C3%A9sidents+des+%C3%89tats-Unis</text:a>" title="Nous vous encourageons à créer un compte utilisateur et vous connecter; ce n’est cependant pas obligatoire"&gt;Créer un compte&lt;/a&gt;&lt;/li&gt;&lt;li id="pt-login"&gt;&lt;a href="<text:a xlink:type="simple" xlink:href="view-source:https://fr.wikipedia.org/w/index.php?title=Spécial:Connexion&amp;returnto=Liste+des+présidents+des+États-Unis" text:style-name="Internet_20_link" text:visited-style-name="Visited_20_Internet_20_Link">/w/index.php?title=Sp%C3%A9cial:Connexion&amp;amp;returnto=Liste+des+pr%C3%A9sidents+des+%C3%89tats-Unis</text:a>" title="Nous vous encourageons à vous connecter ; ce n’est cependant pas obligatoire [o]" accesskey="o"&gt;Se connecter&lt;/a&gt;&lt;/li&gt; <text:s text:c="46"/>&lt;/ul&gt;</text:p>
      <text:p text:style-name="Preformatted_20_Text"><text:bookmark text:name="line1243"/><text:s text:c="40"/>&lt;/div&gt;</text:p>
      <text:p text:style-name="Preformatted_20_Text"><text:bookmark text:name="line1244"/><text:s text:c="72"/>&lt;div id="left-navigation"&gt;</text:p>
      <text:p text:style-name="Preformatted_20_Text"><text:bookmark text:name="line1245"/><text:s text:c="80"/>&lt;div id="p-namespaces" role="navigation" class="vectorTabs" aria-labelledby="p-namespaces-label"&gt;</text:p>
      <text:p text:style-name="Preformatted_20_Text"><text:bookmark text:name="line1246"/><text:s text:c="48"/>&lt;h3 id="p-namespaces-label"&gt;Espaces de noms&lt;/h3&gt;</text:p>
      <text:p text:style-name="Preformatted_20_Text"><text:bookmark text:name="line1247"/><text:s text:c="48"/>&lt;ul&gt;</text:p>
      <text:p text:style-name="Preformatted_20_Text"><text:bookmark text:name="line1248"/><text:s text:c="56"/>&lt;li id="ca-nstab-main" class="selected"&gt;&lt;span&gt;&lt;a href="<text:a xlink:type="simple" xlink:href="view-source:https://fr.wikipedia.org/wiki/Liste_des_présidents_des_États-Unis" text:style-name="Internet_20_link" text:visited-style-name="Visited_20_Internet_20_Link">/wiki/Liste_des_pr%C3%A9sidents_des_%C3%89tats-Unis</text:a>" title="Voir le contenu de la page [c]" accesskey="c"&gt;Article&lt;/a&gt;&lt;/span&gt;&lt;/li&gt;&lt;li id="ca-talk"&gt;&lt;span&gt;&lt;a href="<text:a xlink:type="simple" xlink:href="view-source:https://fr.wikipedia.org/wiki/Discussion:Liste_des_présidents_des_États-Unis" text:style-name="Internet_20_link" text:visited-style-name="Visited_20_Internet_20_Link">/wiki/Discussion:Liste_des_pr%C3%A9sidents_des_%C3%89tats-Unis</text:a>" rel="discussion" title="Discussion au sujet de cette page de contenu [t]" accesskey="t"&gt;Discussion&lt;/a&gt;&lt;/span&gt;&lt;/li&gt; <text:s text:c="45"/>&lt;/ul&gt;</text:p>
      <text:p text:style-name="Preformatted_20_Text"><text:bookmark text:name="line1249"/><text:s text:c="40"/>&lt;/div&gt;</text:p>
      <text:p text:style-name="Preformatted_20_Text"><text:bookmark text:name="line1250"/><text:s text:c="80"/>&lt;div id="p-variants" role="navigation" class="vectorMenu emptyPortlet" aria-labelledby="p-variants-label"&gt;</text:p>
      <text:p text:style-name="Preformatted_20_Text"><text:bookmark text:name="line1251"/><text:s text:c="96"/>&lt;input type="checkbox" class="vectorMenuCheckbox" aria-labelledby="p-variants-label" /&gt;</text:p>
      <text:p text:style-name="Preformatted_20_Text"><text:bookmark text:name="line1252"/><text:s text:c="48"/>&lt;h3 id="p-variants-label"&gt;</text:p>
      <text:p text:style-name="Preformatted_20_Text"><text:bookmark text:name="line1253"/><text:s text:c="56"/>&lt;span&gt;Variantes&lt;/span&gt;</text:p>
      <text:p text:style-name="Preformatted_20_Text"><text:bookmark text:name="line1254"/><text:s text:c="48"/>&lt;/h3&gt;</text:p>
      <text:p text:style-name="Preformatted_20_Text"><text:bookmark text:name="line1255"/><text:s text:c="48"/>&lt;div class="menu"&gt;</text:p>
      <text:p text:style-name="Preformatted_20_Text"><text:bookmark text:name="line1256"/><text:s text:c="56"/>&lt;ul&gt;</text:p>
      <text:p text:style-name="Preformatted_20_Text"><text:bookmark text:name="line1257"/><text:soft-page-break/><text:s text:c="120"/>&lt;/ul&gt;</text:p>
      <text:p text:style-name="Preformatted_20_Text"><text:bookmark text:name="line1258"/><text:s text:c="48"/>&lt;/div&gt;</text:p>
      <text:p text:style-name="Preformatted_20_Text"><text:bookmark text:name="line1259"/><text:s text:c="40"/>&lt;/div&gt;</text:p>
      <text:p text:style-name="Preformatted_20_Text"><text:bookmark text:name="line1260"/><text:s text:c="72"/>&lt;/div&gt;</text:p>
      <text:p text:style-name="Preformatted_20_Text"><text:bookmark text:name="line1261"/><text:s text:c="32"/>&lt;div id="right-navigation"&gt;</text:p>
      <text:p text:style-name="Preformatted_20_Text"><text:bookmark text:name="line1262"/><text:s text:c="80"/>&lt;div id="p-views" role="navigation" class="vectorTabs" aria-labelledby="p-views-label"&gt;</text:p>
      <text:p text:style-name="Preformatted_20_Text"><text:bookmark text:name="line1263"/><text:s text:c="48"/>&lt;h3 id="p-views-label"&gt;Affichages&lt;/h3&gt;</text:p>
      <text:p text:style-name="Preformatted_20_Text"><text:bookmark text:name="line1264"/><text:s text:c="48"/>&lt;ul&gt;</text:p>
      <text:p text:style-name="Preformatted_20_Text"><text:bookmark text:name="line1265"/><text:s text:c="56"/>&lt;li id="ca-view" class="collapsible selected"&gt;&lt;span&gt;&lt;a href="<text:a xlink:type="simple" xlink:href="view-source:https://fr.wikipedia.org/wiki/Liste_des_présidents_des_États-Unis" text:style-name="Internet_20_link" text:visited-style-name="Visited_20_Internet_20_Link">/wiki/Liste_des_pr%C3%A9sidents_des_%C3%89tats-Unis</text:a>"&gt;Lire&lt;/a&gt;&lt;/span&gt;&lt;/li&gt;&lt;li id="ca-ve-edit" class="collapsible"&gt;&lt;span&gt;&lt;a href="<text:a xlink:type="simple" xlink:href="view-source:https://fr.wikipedia.org/w/index.php?title=Liste_des_présidents_des_États-Unis&amp;veaction=edit" text:style-name="Internet_20_link" text:visited-style-name="Visited_20_Internet_20_Link">/w/index.php?title=Liste_des_pr%C3%A9sidents_des_%C3%89tats-Unis&amp;amp;veaction=edit</text:a>" title="Modifier cette page [v]" accesskey="v"&gt;Modifier&lt;/a&gt;&lt;/span&gt;&lt;/li&gt;&lt;li id="ca-edit" class="collapsible"&gt;&lt;span&gt;&lt;a href="<text:a xlink:type="simple" xlink:href="view-source:https://fr.wikipedia.org/w/index.php?title=Liste_des_présidents_des_États-Unis&amp;action=edit" text:style-name="Internet_20_link" text:visited-style-name="Visited_20_Internet_20_Link">/w/index.php?title=Liste_des_pr%C3%A9sidents_des_%C3%89tats-Unis&amp;amp;action=edit</text:a>" title="Vous pouvez modifier cette page ! [e]" accesskey="e"&gt;Modifier le code&lt;/a&gt;&lt;/span&gt;&lt;/li&gt;&lt;li id="ca-history" class="collapsible"&gt;&lt;span&gt;&lt;a href="<text:a xlink:type="simple" xlink:href="view-source:https://fr.wikipedia.org/w/index.php?title=Liste_des_présidents_des_États-Unis&amp;action=history" text:style-name="Internet_20_link" text:visited-style-name="Visited_20_Internet_20_Link">/w/index.php?title=Liste_des_pr%C3%A9sidents_des_%C3%89tats-Unis&amp;amp;action=history</text:a>" title="Historique des versions de cette page [h]" accesskey="h"&gt;Voir l’historique&lt;/a&gt;&lt;/span&gt;&lt;/li&gt; <text:s text:c="41"/>&lt;/ul&gt;</text:p>
      <text:p text:style-name="Preformatted_20_Text"><text:bookmark text:name="line1266"/><text:s text:c="40"/>&lt;/div&gt;</text:p>
      <text:p text:style-name="Preformatted_20_Text"><text:bookmark text:name="line1267"/><text:s text:c="80"/>&lt;div id="p-cactions" role="navigation" class="vectorMenu emptyPortlet" aria-labelledby="p-cactions-label"&gt;</text:p>
      <text:p text:style-name="Preformatted_20_Text"><text:bookmark text:name="line1268"/><text:s text:c="48"/>&lt;input type="checkbox" class="vectorMenuCheckbox" aria-labelledby="p-cactions-label" /&gt;</text:p>
      <text:p text:style-name="Preformatted_20_Text"><text:bookmark text:name="line1269"/><text:s text:c="48"/>&lt;h3 id="p-cactions-label"&gt;&lt;span&gt;Plus&lt;/span&gt;&lt;/h3&gt;</text:p>
      <text:p text:style-name="Preformatted_20_Text"><text:bookmark text:name="line1270"/><text:s text:c="48"/>&lt;div class="menu"&gt;</text:p>
      <text:p text:style-name="Preformatted_20_Text"><text:bookmark text:name="line1271"/><text:s text:c="56"/>&lt;ul&gt;</text:p>
      <text:p text:style-name="Preformatted_20_Text"><text:bookmark text:name="line1272"/><text:s text:c="120"/>&lt;/ul&gt;</text:p>
      <text:p text:style-name="Preformatted_20_Text"><text:bookmark text:name="line1273"/><text:s text:c="48"/>&lt;/div&gt;</text:p>
      <text:p text:style-name="Preformatted_20_Text"><text:bookmark text:name="line1274"/><text:s text:c="40"/>&lt;/div&gt;</text:p>
      <text:p text:style-name="Preformatted_20_Text"><text:bookmark text:name="line1275"/><text:s text:c="80"/>&lt;div id="p-search" role="search"&gt;</text:p>
      <text:p text:style-name="Preformatted_20_Text"><text:bookmark text:name="line1276"/><text:s text:c="48"/>&lt;h3&gt;</text:p>
      <text:p text:style-name="Preformatted_20_Text"><text:bookmark text:name="line1277"/><text:s text:c="56"/>&lt;label for="searchInput"&gt;Rechercher&lt;/label&gt;</text:p>
      <text:p text:style-name="Preformatted_20_Text"><text:bookmark text:name="line1278"/><text:s text:c="48"/>&lt;/h3&gt;</text:p>
      <text:p text:style-name="Preformatted_20_Text"><text:bookmark text:name="line1279"/><text:s text:c="48"/>&lt;form action="<text:a xlink:type="simple" xlink:href="view-source:https://fr.wikipedia.org/w/index.php" text:style-name="Internet_20_link" text:visited-style-name="Visited_20_Internet_20_Link">/w/index.php</text:a>" id="searchform"&gt;</text:p>
      <text:p text:style-name="Preformatted_20_Text"><text:bookmark text:name="line1280"/><text:s text:c="56"/>&lt;div id="simpleSearch"&gt;</text:p>
      <text:p text:style-name="Preformatted_20_Text"><text:bookmark text:name="line1281"/><text:s text:c="64"/>&lt;input type="search" name="search" placeholder="Rechercher dans Wikipédia" title="Rechercher dans Wikipédia [f]" accesskey="f" id="searchInput"/&gt;&lt;input type="hidden" value="Spécial:Recherche" name="title"/&gt;&lt;input type="submit" name="fulltext" value="Rechercher" title="Rechercher les pages comportant ce texte." id="mw-searchButton" class="searchButton mw-fallbackSearchButton"/&gt;&lt;input type="submit" name="go" value="Continuer" title="Accédez à une page du même nom si elle existe" id="searchButton" class="searchButton"/&gt; <text:s text:c="53"/>&lt;/div&gt;</text:p>
      <text:p text:style-name="Preformatted_20_Text"><text:bookmark text:name="line1282"/><text:s text:c="48"/>&lt;/form&gt;</text:p>
      <text:p text:style-name="Preformatted_20_Text"><text:bookmark text:name="line1283"/><text:s text:c="40"/>&lt;/div&gt;</text:p>
      <text:p text:style-name="Preformatted_20_Text"><text:bookmark text:name="line1284"/><text:soft-page-break/><text:s text:c="72"/>&lt;/div&gt;</text:p>
      <text:p text:style-name="Preformatted_20_Text"><text:bookmark text:name="line1285"/><text:s text:c="24"/>&lt;/div&gt;</text:p>
      <text:p text:style-name="Preformatted_20_Text"><text:bookmark text:name="line1286"/><text:s text:c="24"/>&lt;div id="mw-panel"&gt;</text:p>
      <text:p text:style-name="Preformatted_20_Text"><text:bookmark text:name="line1287"/><text:s text:c="32"/>&lt;div id="p-logo" role="banner"&gt;&lt;a class="mw-wiki-logo" href="<text:a xlink:type="simple" xlink:href="view-source:https://fr.wikipedia.org/wiki/Wikipédia:Accueil_principal" text:style-name="Internet_20_link" text:visited-style-name="Visited_20_Internet_20_Link">/wiki/Wikip%C3%A9dia:Accueil_principal</text:a>" <text:s/>title="Visiter la page d’accueil"&gt;&lt;/a&gt;&lt;/div&gt;</text:p>
      <text:p text:style-name="Preformatted_20_Text"><text:bookmark text:name="line1288"/><text:s text:c="48"/>&lt;div class="portal" role="navigation" id="p-navigation" aria-labelledby="p-navigation-label"&gt;</text:p>
      <text:p text:style-name="Preformatted_20_Text"><text:bookmark text:name="line1289"/><text:s text:c="24"/>&lt;h3 id="p-navigation-label"&gt;Navigation&lt;/h3&gt;</text:p>
      <text:p text:style-name="Preformatted_20_Text"><text:bookmark text:name="line1290"/><text:s text:c="24"/>&lt;div class="body"&gt;</text:p>
      <text:p text:style-name="Preformatted_20_Text"><text:bookmark text:name="line1291"/><text:s text:c="64"/>&lt;ul&gt;</text:p>
      <text:p text:style-name="Preformatted_20_Text"><text:bookmark text:name="line1292"/><text:s text:c="40"/>&lt;li id="n-mainpage-description"&gt;&lt;a href="<text:a xlink:type="simple" xlink:href="view-source:https://fr.wikipedia.org/wiki/Wikipédia:Accueil_principal" text:style-name="Internet_20_link" text:visited-style-name="Visited_20_Internet_20_Link">/wiki/Wikip%C3%A9dia:Accueil_principal</text:a>" title="Accueil général [z]" accesskey="z"&gt;Accueil&lt;/a&gt;&lt;/li&gt;&lt;li id="n-thema"&gt;&lt;a href="<text:a xlink:type="simple" xlink:href="view-source:https://fr.wikipedia.org/wiki/Portail:Accueil" text:style-name="Internet_20_link" text:visited-style-name="Visited_20_Internet_20_Link">/wiki/Portail:Accueil</text:a>"&gt;Portails thématiques&lt;/a&gt;&lt;/li&gt;&lt;li id="n-randompage"&gt;&lt;a href="<text:a xlink:type="simple" xlink:href="view-source:https://fr.wikipedia.org/wiki/Spécial:Page_au_hasard" text:style-name="Internet_20_link" text:visited-style-name="Visited_20_Internet_20_Link">/wiki/Sp%C3%A9cial:Page_au_hasard</text:a>" title="Affiche un article au hasard [x]" accesskey="x"&gt;Article au hasard&lt;/a&gt;&lt;/li&gt;&lt;li id="n-contact"&gt;&lt;a href="<text:a xlink:type="simple" xlink:href="view-source:https://fr.wikipedia.org/wiki/Wikipédia:Contact" text:style-name="Internet_20_link" text:visited-style-name="Visited_20_Internet_20_Link">/wiki/Wikip%C3%A9dia:Contact</text:a>"&gt;Contact&lt;/a&gt;&lt;/li&gt; <text:s text:c="25"/>&lt;/ul&gt;</text:p>
      <text:p text:style-name="Preformatted_20_Text"><text:bookmark text:name="line1293"/><text:s text:c="56"/>&lt;/div&gt;</text:p>
      <text:p text:style-name="Preformatted_20_Text"><text:bookmark text:name="line1294"/><text:s text:c="16"/>&lt;/div&gt;</text:p>
      <text:p text:style-name="Preformatted_20_Text"><text:bookmark text:name="line1295"/><text:s text:c="24"/>&lt;div class="portal" role="navigation" id="p-Contribuer" aria-labelledby="p-Contribuer-label"&gt;</text:p>
      <text:p text:style-name="Preformatted_20_Text"><text:bookmark text:name="line1296"/><text:s text:c="24"/>&lt;h3 id="p-Contribuer-label"&gt;Contribuer&lt;/h3&gt;</text:p>
      <text:p text:style-name="Preformatted_20_Text"><text:bookmark text:name="line1297"/><text:s text:c="24"/>&lt;div class="body"&gt;</text:p>
      <text:p text:style-name="Preformatted_20_Text"><text:bookmark text:name="line1298"/><text:s text:c="64"/>&lt;ul&gt;</text:p>
      <text:p text:style-name="Preformatted_20_Text"><text:bookmark text:name="line1299"/><text:s text:c="40"/>&lt;li id="n-aboutwp"&gt;&lt;a href="<text:a xlink:type="simple" xlink:href="view-source:https://fr.wikipedia.org/wiki/Aide:Débuter" text:style-name="Internet_20_link" text:visited-style-name="Visited_20_Internet_20_Link">/wiki/Aide:D%C3%A9buter</text:a>"&gt;Débuter sur Wikipédia&lt;/a&gt;&lt;/li&gt;&lt;li id="n-help"&gt;&lt;a href="<text:a xlink:type="simple" xlink:href="view-source:https://fr.wikipedia.org/wiki/Aide:Accueil" text:style-name="Internet_20_link" text:visited-style-name="Visited_20_Internet_20_Link">/wiki/Aide:Accueil</text:a>" title="Accès à l’aide"&gt;Aide&lt;/a&gt;&lt;/li&gt;&lt;li id="n-portal"&gt;&lt;a href="<text:a xlink:type="simple" xlink:href="view-source:https://fr.wikipedia.org/wiki/Wikipédia:Accueil_de_la_communauté" text:style-name="Internet_20_link" text:visited-style-name="Visited_20_Internet_20_Link">/wiki/Wikip%C3%A9dia:Accueil_de_la_communaut%C3%A9</text:a>" title="À propos du projet, ce que vous pouvez faire, où trouver les informations"&gt;Communauté&lt;/a&gt;&lt;/li&gt;&lt;li id="n-recentchanges"&gt;&lt;a href="<text:a xlink:type="simple" xlink:href="view-source:https://fr.wikipedia.org/wiki/Spécial:Modifications_récentes" text:style-name="Internet_20_link" text:visited-style-name="Visited_20_Internet_20_Link">/wiki/Sp%C3%A9cial:Modifications_r%C3%A9centes</text:a>" title="Liste des modifications récentes sur le wiki [r]" accesskey="r"&gt;Modifications récentes&lt;/a&gt;&lt;/li&gt;&lt;li id="n-sitesupport"&gt;&lt;a href="<text:a xlink:type="simple" xlink:href="view-source:https://donate.wikimedia.org/wiki/Special:FundraiserRedirector?utm_source=donate&amp;utm_medium=sidebar&amp;utm_campaign=C13_fr.wikipedia.org&amp;uselang=fr" text:style-name="Internet_20_link" text:visited-style-name="Visited_20_Internet_20_Link">//donate.wikimedia.org/wiki/Special:FundraiserRedirector?utm_source=donate&amp;amp;utm_medium=sidebar&amp;amp;utm_campaign=C13_fr.wikipedia.org&amp;amp;uselang=fr</text:a>" title="Soutenez-nous"&gt;Faire un don&lt;/a&gt;&lt;/li&gt; <text:s text:c="28"/>&lt;/ul&gt;</text:p>
      <text:p text:style-name="Preformatted_20_Text"><text:bookmark text:name="line1300"/><text:s text:c="56"/>&lt;/div&gt;</text:p>
      <text:p text:style-name="Preformatted_20_Text"><text:bookmark text:name="line1301"/><text:s text:c="16"/>&lt;/div&gt;</text:p>
      <text:p text:style-name="Preformatted_20_Text"><text:bookmark text:name="line1302"/><text:s text:c="24"/>&lt;div class="portal" role="navigation" id="p-tb" aria-labelledby="p-tb-label"&gt;</text:p>
      <text:p text:style-name="Preformatted_20_Text"><text:bookmark text:name="line1303"/><text:s text:c="24"/>&lt;h3 id="p-tb-label"&gt;Outils&lt;/h3&gt;</text:p>
      <text:p text:style-name="Preformatted_20_Text"><text:bookmark text:name="line1304"/><text:s text:c="24"/>&lt;div class="body"&gt;</text:p>
      <text:p text:style-name="Preformatted_20_Text"><text:bookmark text:name="line1305"/><text:s text:c="64"/>&lt;ul&gt;</text:p>
      <text:p text:style-name="Preformatted_20_Text"><text:bookmark text:name="line1306"/><text:s text:c="40"/>&lt;li id="t-whatlinkshere"&gt;&lt;a href="<text:a xlink:type="simple" xlink:href="view-source:https://fr.wikipedia.org/wiki/Spécial:Pages_liées/Liste_des_présidents_des_États-Unis" text:style-name="Internet_20_link" text:visited-style-name="Visited_20_Internet_20_Link">/wiki/Sp%C3%A9cial:Pages_li%C3%A9es/Liste_des_pr%C3%A9sidents_des_%C3%89tats-Unis</text:a>" title="Liste des pages liées qui pointent sur celle-ci [j]" accesskey="j"&gt;Pages liées&lt;/a&gt;&lt;/li&gt;&lt;li id="t-recentchangeslinked"&gt;&lt;a href="<text:a xlink:type="simple" xlink:href="view-source:https://fr.wikipedia.org/wiki/Spécial:Suivi_des_liens/Liste_des_présidents_des_États-Unis" text:style-name="Internet_20_link" text:visited-style-name="Visited_20_Internet_20_Link">/wiki/Sp%C3%A9cial:Suivi_des_liens/Liste_des_pr%C3%A9sidents_des_%C3%89tats-Unis</text:a>" rel="nofollow" title="Liste des modifications récentes des pages appelées par celle-ci [k]" accesskey="k"&gt;Suivi des pages liées&lt;/a&gt;&lt;/li&gt;&lt;li id="t-upload"&gt;&lt;a href="<text:a xlink:type="simple" xlink:href="view-source:https://fr.wikipedia.org/wiki/Aide:Importer_un_fichier" text:style-name="Internet_20_link" text:visited-style-name="Visited_20_Internet_20_Link">/wiki/Aide:Importer_un_fichier</text:a>" title="Importer des fichiers [u]" accesskey="u"&gt;Importer un fichier&lt;/a&gt;&lt;/li&gt;&lt;li id="t-specialpages"&gt;&lt;a href="<text:a xlink:type="simple" xlink:href="view-source:https://fr.wikipedia.org/wiki/Spécial:Pages_spéciales" text:style-name="Internet_20_link" text:visited-style-name="Visited_20_Internet_20_Link">/wiki/Sp%C3%A9cial:Pages_sp%C3%A9ciales</text:a>" title="Liste de toutes les pages spéciales [q]" accesskey="q"&gt;Pages spéciales&lt;/a&gt;&lt;/li&gt;&lt;li id="t-permalink"&gt;&lt;a href="<text:a xlink:type="simple" xlink:href="view-source:https://fr.wikipedia.org/w/index.php?title=Liste_des_présidents_des_États-Unis&amp;oldid=153416744" text:style-name="Internet_20_link" text:visited-style-name="Visited_20_Internet_20_Link">/w/index.php?title=Liste_des_pr%C3%A9sidents_des_%C3%89tats-Unis&amp;amp;oldid=153416744</text:a>" title="Adresse permanente de cette version de la page"&gt;Lien permanent&lt;/a&gt;&lt;/li&gt;&lt;li id="t-info"&gt;&lt;a href="<text:a xlink:type="simple" xlink:href="view-source:https://fr.wikipedia.org/w/index.php?title=Liste_des_présidents_des_États-Unis&amp;action=info" text:style-name="Internet_20_link" text:visited-style-name="Visited_20_Internet_20_Link">/w/index.php?title=Liste_des_pr%C3%A9sidents_des_%C3%89tats-Unis&amp;amp;action=info</text:a>" title="Plus d’information sur cette page"&gt;Informations sur la <text:soft-page-break/>page&lt;/a&gt;&lt;/li&gt;&lt;li id="t-wikibase"&gt;&lt;a href="<text:a xlink:type="simple" xlink:href="view-source:https://www.wikidata.org/wiki/Special:EntityPage/Q35073" text:style-name="Internet_20_link" text:visited-style-name="Visited_20_Internet_20_Link">https://www.wikidata.org/wiki/Special:EntityPage/Q35073</text:a>" title="Lien vers l’élément de référentiel des données connectées [g]" accesskey="g"&gt;Élément Wikidata&lt;/a&gt;&lt;/li&gt;&lt;li id="t-cite"&gt;&lt;a href="<text:a xlink:type="simple" xlink:href="view-source:https://fr.wikipedia.org/w/index.php?title=Spécial:Citer&amp;page=Liste_des_présidents_des_États-Unis&amp;id=153416744" text:style-name="Internet_20_link" text:visited-style-name="Visited_20_Internet_20_Link">/w/index.php?title=Sp%C3%A9cial:Citer&amp;amp;page=Liste_des_pr%C3%A9sidents_des_%C3%89tats-Unis&amp;amp;id=153416744</text:a>" title="Informations sur la manière de citer cette page"&gt;Citer cette page&lt;/a&gt;&lt;/li&gt; <text:s text:c="31"/>&lt;/ul&gt;</text:p>
      <text:p text:style-name="Preformatted_20_Text"><text:bookmark text:name="line1307"/><text:s text:c="56"/>&lt;/div&gt;</text:p>
      <text:p text:style-name="Preformatted_20_Text"><text:bookmark text:name="line1308"/><text:s text:c="16"/>&lt;/div&gt;</text:p>
      <text:p text:style-name="Preformatted_20_Text"><text:bookmark text:name="line1309"/><text:s text:c="24"/>&lt;div class="portal" role="navigation" id="p-coll-print_export" aria-labelledby="p-coll-print_export-label"&gt;</text:p>
      <text:p text:style-name="Preformatted_20_Text"><text:bookmark text:name="line1310"/><text:s text:c="24"/>&lt;h3 id="p-coll-print_export-label"&gt;Imprimer / exporter&lt;/h3&gt;</text:p>
      <text:p text:style-name="Preformatted_20_Text"><text:bookmark text:name="line1311"/><text:s text:c="24"/>&lt;div class="body"&gt;</text:p>
      <text:p text:style-name="Preformatted_20_Text"><text:bookmark text:name="line1312"/><text:s text:c="64"/>&lt;ul&gt;</text:p>
      <text:p text:style-name="Preformatted_20_Text"><text:bookmark text:name="line1313"/><text:s text:c="40"/>&lt;li id="coll-create_a_book"&gt;&lt;a href="<text:a xlink:type="simple" xlink:href="view-source:https://fr.wikipedia.org/w/index.php?title=Spécial:Livre&amp;bookcmd=book_creator&amp;referer=Liste+des+présidents+des+États-Unis" text:style-name="Internet_20_link" text:visited-style-name="Visited_20_Internet_20_Link">/w/index.php?title=Sp%C3%A9cial:Livre&amp;amp;bookcmd=book_creator&amp;amp;referer=Liste+des+pr%C3%A9sidents+des+%C3%89tats-Unis</text:a>"&gt;Créer un livre&lt;/a&gt;&lt;/li&gt;&lt;li id="coll-download-as-rdf2latex"&gt;&lt;a href="<text:a xlink:type="simple" xlink:href="view-source:https://fr.wikipedia.org/w/index.php?title=Spécial:ElectronPdf&amp;page=Liste+des+présidents+des+États-Unis&amp;action=show-download-screen" text:style-name="Internet_20_link" text:visited-style-name="Visited_20_Internet_20_Link">/w/index.php?title=Sp%C3%A9cial:ElectronPdf&amp;amp;page=Liste+des+pr%C3%A9sidents+des+%C3%89tats-Unis&amp;amp;action=show-download-screen</text:a>"&gt;Télécharger comme PDF&lt;/a&gt;&lt;/li&gt;&lt;li id="t-print"&gt;&lt;a href="<text:a xlink:type="simple" xlink:href="view-source:https://fr.wikipedia.org/w/index.php?title=Liste_des_présidents_des_États-Unis&amp;printable=yes" text:style-name="Internet_20_link" text:visited-style-name="Visited_20_Internet_20_Link">/w/index.php?title=Liste_des_pr%C3%A9sidents_des_%C3%89tats-Unis&amp;amp;printable=yes</text:a>" title="Version imprimable de cette page [p]" accesskey="p"&gt;Version imprimable&lt;/a&gt;&lt;/li&gt; <text:s text:c="30"/>&lt;/ul&gt;</text:p>
      <text:p text:style-name="Preformatted_20_Text"><text:bookmark text:name="line1314"/><text:s text:c="56"/>&lt;/div&gt;</text:p>
      <text:p text:style-name="Preformatted_20_Text"><text:bookmark text:name="line1315"/><text:s text:c="16"/>&lt;/div&gt;</text:p>
      <text:p text:style-name="Preformatted_20_Text"><text:bookmark text:name="line1316"/><text:s text:c="24"/>&lt;div class="portal" role="navigation" id="p-lang" aria-labelledby="p-lang-label"&gt;</text:p>
      <text:p text:style-name="Preformatted_20_Text"><text:bookmark text:name="line1317"/><text:s text:c="24"/>&lt;h3 id="p-lang-label"&gt;Dans d’autres langues&lt;/h3&gt;</text:p>
      <text:p text:style-name="Preformatted_20_Text"><text:bookmark text:name="line1318"/><text:s text:c="24"/>&lt;div class="body"&gt;</text:p>
      <text:p text:style-name="Preformatted_20_Text"><text:bookmark text:name="line1319"/><text:s text:c="64"/>&lt;ul&gt;</text:p>
      <text:p text:style-name="Preformatted_20_Text"><text:bookmark text:name="line1320"/><text:s text:c="40"/>&lt;li class="interlanguage-link interwiki-af"&gt;&lt;a href="<text:a xlink:type="simple" xlink:href="view-source:https://af.wikipedia.org/wiki/Lys_van_Presidente_van_die_Verenigde_State" text:style-name="Internet_20_link" text:visited-style-name="Visited_20_Internet_20_Link">https://af.wikipedia.org/wiki/Lys_van_Presidente_van_die_Verenigde_State</text:a>" title="Lys van Presidente van die Verenigde State — afrikaans" lang="af" hreflang="af" class="interlanguage-link-target"&gt;Afrikaans&lt;/a&gt;&lt;/li&gt;&lt;li class="interlanguage-link interwiki-am"&gt;&lt;a href="<text:a xlink:type="simple" xlink:href="view-source:https://am.wikipedia.org/wiki/የአሜሪካ_ፕሬዝዳንቶች_ዝርዝር" text:style-name="Internet_20_link" text:visited-style-name="Visited_20_Internet_20_Link">https://am.wikipedia.org/wiki/%E1%8B%A8%E1%8A%A0%E1%88%9C%E1%88%AA%E1%8A%AB_%E1%8D%95%E1%88%AC%E1%8B%9D%E1%8B%B3%E1%8A%95%E1%89%B6%E1%89%BD_%E1%8B%9D%E1%88%AD%E1%8B%9D%E1%88%AD</text:a>" title="የአሜሪካ ፕሬዝዳንቶች ዝርዝር — amharique" lang="am" hreflang="am" class="interlanguage-link-target"&gt;አማርኛ&lt;/a&gt;&lt;/li&gt;&lt;li class="interlanguage-link interwiki-ar badge-Q17506997 badge-featuredlist" title="liste de qualité"&gt;&lt;a href="<text:a xlink:type="simple" xlink:href="view-source:https://ar.wikipedia.org/wiki/قائمة_رؤساء_الولايات_المتحدة" text:style-name="Internet_20_link" text:visited-style-name="Visited_20_Internet_20_Link">https://ar.wikipedia.org/wiki/%D9%82%D8%A7%D8%A6%D9%85%D8%A9_%D8%B1%D8%A4%D8%B3%D8%A7%D8%A1_%D8%A7%D9%84%D9%88%D9%84%D8%A7%D9%8A%D8%A7%D8%AA_%D8%A7%D9%84%D9%85%D8%AA%D8%AD%D8%AF%D8%A9</text:a>" title="قائمة رؤساء الولايات المتحدة — arabe" lang="ar" hreflang="ar" class="interlanguage-link-target"&gt;العربية&lt;/a&gt;&lt;/li&gt;&lt;li class="interlanguage-link interwiki-arz"&gt;&lt;a href="<text:a xlink:type="simple" xlink:href="view-source:https://arz.wikipedia.org/wiki/لستة_رؤسا_امريكا" text:style-name="Internet_20_link" text:visited-style-name="Visited_20_Internet_20_Link">https://arz.wikipedia.org/wiki/%D9%84%D8%B3%D8%AA%D8%A9_%D8%B1%D8%A4%D8%B3%D8%A7_%D8%A7%D9%85%D8%B1%D9%8A%D9%83%D8%A7</text:a>" title="لستة رؤسا امريكا — arabe égyptien" lang="arz" hreflang="arz" class="interlanguage-link-target"&gt;مصرى&lt;/a&gt;&lt;/li&gt;&lt;li class="interlanguage-link interwiki-as"&gt;&lt;a href="<text:a xlink:type="simple" xlink:href="view-source:https://as.wikipedia.org/wiki/আমেৰিকা_যুক্তৰাষ্ট্ৰৰ_ৰাষ্ট্ৰপতিসকলৰ_তালিকা" text:style-name="Internet_20_link" text:visited-style-name="Visited_20_Internet_20_Link">https://as.wikipedia.org/wiki/%E0%A6%86%E0%A6%AE%E0%A7%87%E0%A7%B0%E0%A6%BF%E0%A6%95%E0%A6%BE_%E0%A6%AF%E0%A7%81%E0%A6%95%E0%A7%8D%E0%A6%A4%E0%A7%B0%E0%A6%BE%E0%A6%B7%E0%A7%8D%E0%A6%9F%E0%A7%8D%E0%A7%B0%E0%A7%B0_%E0%A7%B0%E0%A6%BE%E0%A6%B7%E0%A7%8D%E0%A6%9F%E0%A7%8D%E0%A7%B0%E0%A6%AA%E0%A6%A4%E0%A6%BF%E0%A6%B8%E0%A6%95%E0%A6%B2%E0%A7%B0_%E0%A6%A4%E0%A6%BE%E0%A6%B2%E0%A6%BF%E0%A6%95%E0%A6%BE</text:a>" title="আমেৰিকা যুক্তৰাষ্ট্ৰৰ ৰাষ্ট্ৰপতিসকলৰ তালিকা — assamais" lang="as" hreflang="as" class="interlanguage-link-target"&gt;অসমীয়া&lt;/a&gt;&lt;/li&gt;&lt;li <text:soft-page-break/>class="interlanguage-link interwiki-ast"&gt;&lt;a href="<text:a xlink:type="simple" xlink:href="view-source:https://ast.wikipedia.org/wiki/Presidentes_de_los_Estaos_Xuníos_d%27América" text:style-name="Internet_20_link" text:visited-style-name="Visited_20_Internet_20_Link">https://ast.wikipedia.org/wiki/Presidentes_de_los_Estaos_Xun%C3%ADos_d%27Am%C3%A9rica</text:a>" title="Presidentes de los Estaos Xuníos d&amp;#039;América — asturien" lang="ast" hreflang="ast" class="interlanguage-link-target"&gt;Asturianu&lt;/a&gt;&lt;/li&gt;&lt;li class="interlanguage-link interwiki-az badge-Q17506997 badge-featuredlist" title="liste de qualité"&gt;&lt;a href="<text:a xlink:type="simple" xlink:href="view-source:https://az.wikipedia.org/wiki/Amerika_Birləşmiş_Ştatları_prezidentlərinin_siyahısı" text:style-name="Internet_20_link" text:visited-style-name="Visited_20_Internet_20_Link">https://az.wikipedia.org/wiki/Amerika_Birl%C9%99%C5%9Fmi%C5%9F_%C5%9Etatlar%C4%B1_prezidentl%C9%99rinin_siyah%C4%B1s%C4%B1</text:a>" title="Amerika Birləşmiş Ştatları prezidentlərinin siyahısı — azéri" lang="az" hreflang="az" class="interlanguage-link-target"&gt;Azərbaycanca&lt;/a&gt;&lt;/li&gt;&lt;li class="interlanguage-link interwiki-bar"&gt;&lt;a href="<text:a xlink:type="simple" xlink:href="view-source:https://bar.wikipedia.org/wiki/Amerikanische_Presidentn" text:style-name="Internet_20_link" text:visited-style-name="Visited_20_Internet_20_Link">https://bar.wikipedia.org/wiki/Amerikanische_Presidentn</text:a>" title="Amerikanische Presidentn — bavarois" lang="bar" hreflang="bar" class="interlanguage-link-target"&gt;Boarisch&lt;/a&gt;&lt;/li&gt;&lt;li class="interlanguage-link interwiki-bcl"&gt;&lt;a href="<text:a xlink:type="simple" xlink:href="view-source:https://bcl.wikipedia.org/wiki/Lista_nin_mga_Presidente_kan_Estados_Unidos" text:style-name="Internet_20_link" text:visited-style-name="Visited_20_Internet_20_Link">https://bcl.wikipedia.org/wiki/Lista_nin_mga_Presidente_kan_Estados_Unidos</text:a>" title="Lista nin mga Presidente kan Estados Unidos — Central Bikol" lang="bcl" hreflang="bcl" class="interlanguage-link-target"&gt;Bikol Central&lt;/a&gt;&lt;/li&gt;&lt;li class="interlanguage-link interwiki-be badge-Q17506997 badge-featuredlist" title="liste de qualité"&gt;&lt;a href="<text:a xlink:type="simple" xlink:href="view-source:https://be.wikipedia.org/wiki/Спіс_прэзідэнтаў_ЗША" text:style-name="Internet_20_link" text:visited-style-name="Visited_20_Internet_20_Link">https://be.wikipedia.org/wiki/%D0%A1%D0%BF%D1%96%D1%81_%D0%BF%D1%80%D1%8D%D0%B7%D1%96%D0%B4%D1%8D%D0%BD%D1%82%D0%B0%D1%9E_%D0%97%D0%A8%D0%90</text:a>" title="Спіс прэзідэнтаў ЗША — biélorusse" lang="be" hreflang="be" class="interlanguage-link-target"&gt;Беларуская&lt;/a&gt;&lt;/li&gt;&lt;li class="interlanguage-link interwiki-bg"&gt;&lt;a href="<text:a xlink:type="simple" xlink:href="view-source:https://bg.wikipedia.org/wiki/Списък_на_президентите_на_САЩ" text:style-name="Internet_20_link" text:visited-style-name="Visited_20_Internet_20_Link">https://bg.wikipedia.org/wiki/%D0%A1%D0%BF%D0%B8%D1%81%D1%8A%D0%BA_%D0%BD%D0%B0_%D0%BF%D1%80%D0%B5%D0%B7%D0%B8%D0%B4%D0%B5%D0%BD%D1%82%D0%B8%D1%82%D0%B5_%D0%BD%D0%B0_%D0%A1%D0%90%D0%A9</text:a>" title="Списък на президентите на САЩ — bulgare" lang="bg" hreflang="bg" class="interlanguage-link-target"&gt;Български&lt;/a&gt;&lt;/li&gt;&lt;li class="interlanguage-link interwiki-bm"&gt;&lt;a href="<text:a xlink:type="simple" xlink:href="view-source:https://bm.wikipedia.org/wiki/USA_Jamanakuntigiw" text:style-name="Internet_20_link" text:visited-style-name="Visited_20_Internet_20_Link">https://bm.wikipedia.org/wiki/USA_Jamanakuntigiw</text:a>" title="USA Jamanakuntigiw — bambara" lang="bm" hreflang="bm" class="interlanguage-link-target"&gt;Bamanankan&lt;/a&gt;&lt;/li&gt;&lt;li class="interlanguage-link interwiki-bn"&gt;&lt;a href="<text:a xlink:type="simple" xlink:href="view-source:https://bn.wikipedia.org/wiki/মার্কিন_যুক্তরাষ্ট্রের_রাষ্ট্রপতিদের_তালিকা" text:style-name="Internet_20_link" text:visited-style-name="Visited_20_Internet_20_Link">https://bn.wikipedia.org/wiki/%E0%A6%AE%E0%A6%BE%E0%A6%B0%E0%A7%8D%E0%A6%95%E0%A6%BF%E0%A6%A8_%E0%A6%AF%E0%A7%81%E0%A6%95%E0%A7%8D%E0%A6%A4%E0%A6%B0%E0%A6%BE%E0%A6%B7%E0%A7%8D%E0%A6%9F%E0%A7%8D%E0%A6%B0%E0%A7%87%E0%A6%B0_%E0%A6%B0%E0%A6%BE%E0%A6%B7%E0%A7%8D%E0%A6%9F%E0%A7%8D%E0%A6%B0%E0%A6%AA%E0%A6%A4%E0%A6%BF%E0%A6%A6%E0%A7%87%E0%A6%B0_%E0%A6%A4%E0%A6%BE%E0%A6%B2%E0%A6%BF%E0%A6%95%E0%A6%BE</text:a>" title="মার্কিন যুক্তরাষ্ট্রের রাষ্ট্রপতিদের তালিকা — bengali" lang="bn" hreflang="bn" class="interlanguage-link-target"&gt;বাংলা&lt;/a&gt;&lt;/li&gt;&lt;li class="interlanguage-link interwiki-br"&gt;&lt;a href="<text:a xlink:type="simple" xlink:href="view-source:https://br.wikipedia.org/wiki/Prezidant_Stadoù-Unanet_Amerika" text:style-name="Internet_20_link" text:visited-style-name="Visited_20_Internet_20_Link">https://br.wikipedia.org/wiki/Prezidant_Stado%C3%B9-Unanet_Amerika</text:a>" title="Prezidant Stadoù-Unanet Amerika — breton" lang="br" hreflang="br" class="interlanguage-link-target"&gt;Brezhoneg&lt;/a&gt;&lt;/li&gt;&lt;li class="interlanguage-link interwiki-bs"&gt;&lt;a href="<text:a xlink:type="simple" xlink:href="view-source:https://bs.wikipedia.org/wiki/Spisak_predsjednika_Sjedinjenih_Američkih_Država" text:style-name="Internet_20_link" text:visited-style-name="Visited_20_Internet_20_Link">https://bs.wikipedia.org/wiki/Spisak_predsjednika_Sjedinjenih_Ameri%C4%8Dkih_Dr%C5%BEava</text:a>" title="Spisak predsjednika Sjedinjenih Američkih Država — bosniaque" lang="bs" hreflang="bs" class="interlanguage-link-target"&gt;Bosanski&lt;/a&gt;&lt;/li&gt;&lt;li class="interlanguage-link interwiki-ca"&gt;&lt;a href="<text:a xlink:type="simple" xlink:href="view-source:https://ca.wikipedia.org/wiki/Llista_de_presidents_dels_Estats_Units" text:style-name="Internet_20_link" text:visited-style-name="Visited_20_Internet_20_Link">https://ca.wikipedia.org/wiki/Llista_de_presidents_dels_Estats_Units</text:a>" title="Llista de presidents dels Estats Units — catalan" lang="ca" hreflang="ca" class="interlanguage-link-target"&gt;Català&lt;/a&gt;&lt;/li&gt;&lt;li class="interlanguage-link interwiki-chr"&gt;&lt;a href="<text:a xlink:type="simple" xlink:href="view-source:https://chr.wikipedia.org/wiki/ᎠᎺᎵᎨ_ᎤᏂᎬᏫᏳᎯ" text:style-name="Internet_20_link" text:visited-style-name="Visited_20_Internet_20_Link">https://chr.wikipedia.org/wiki/%E1%8E%A0%E1%8E%BA%E1%8E%B5%E1%8E%A8_%E1%8E%A4%E1%8F%82%E1%8E%AC%E1%8F%AB%E1%8F%B3%E1%8E%AF</text:a>" title="ᎠᎺᎵᎨ ᎤᏂᎬᏫᏳᎯ — cherokee" lang="chr" hreflang="chr" class="interlanguage-link-target"&gt;ᏣᎳᎩ&lt;/a&gt;&lt;/li&gt;&lt;li class="interlanguage-link interwiki-ckb"&gt;&lt;a href="<text:a xlink:type="simple" xlink:href="view-source:https://ckb.wikipedia.org/wiki/پێرستی_سەرۆککۆمارەکانی_ویلایەتە_یەکگرتووەکان" text:style-name="Internet_20_link" text:visited-style-name="Visited_20_Internet_20_Link">https://ckb.wikipedia.org/wiki/%D9%BE%DB%8E%D8%B1%D8%B3%D8%AA%DB%8C_%D8%B3%DB%95%D8%B1%DB%86%DA%A9%DA%A9%DB%86%D9%85%D8%A7%D8%B1%DB%95%DA%A9%D8%A7%D9%86%DB%8C_%D9%88%DB%8C%D9%84%D8%A7%DB%8C%DB%95%D8%AA%DB%95_%DB%8C%DB%95%DA%A9%DA%AF%D8%B1%D8%AA%D9%88%D9%88%DB%95%DA%A9%D8%A7%D9%86</text:a>" title="پێرستی سەرۆککۆمارەکانی ویلایەتە یەکگرتووەکان — sorani" lang="ckb" hreflang="ckb" class="interlanguage-link-target"&gt;کوردی&lt;/a&gt;&lt;/li&gt;&lt;li class="interlanguage-link interwiki-co"&gt;&lt;a <text:soft-page-break/>href="<text:a xlink:type="simple" xlink:href="view-source:https://co.wikipedia.org/wiki/Presidenti_di_i_Stati_Uniti_d%27America" text:style-name="Internet_20_link" text:visited-style-name="Visited_20_Internet_20_Link">https://co.wikipedia.org/wiki/Presidenti_di_i_Stati_Uniti_d%27America</text:a>" title="Presidenti di i Stati Uniti d&amp;#039;America — corse" lang="co" hreflang="co" class="interlanguage-link-target"&gt;Corsu&lt;/a&gt;&lt;/li&gt;&lt;li class="interlanguage-link interwiki-cs badge-Q17437798 badge-goodarticle" title="bon article"&gt;&lt;a href="<text:a xlink:type="simple" xlink:href="view-source:https://cs.wikipedia.org/wiki/Seznam_prezidentů_Spojených_států_amerických" text:style-name="Internet_20_link" text:visited-style-name="Visited_20_Internet_20_Link">https://cs.wikipedia.org/wiki/Seznam_prezident%C5%AF_Spojen%C3%BDch_st%C3%A1t%C5%AF_americk%C3%BDch</text:a>" title="Seznam prezidentů Spojených států amerických — tchèque" lang="cs" hreflang="cs" class="interlanguage-link-target"&gt;Čeština&lt;/a&gt;&lt;/li&gt;&lt;li class="interlanguage-link interwiki-cv"&gt;&lt;a href="<text:a xlink:type="simple" xlink:href="view-source:https://cv.wikipedia.org/wiki/АПШ_президенчĕсен_ят-йышĕ" text:style-name="Internet_20_link" text:visited-style-name="Visited_20_Internet_20_Link">https://cv.wikipedia.org/wiki/%D0%90%D0%9F%D0%A8_%D0%BF%D1%80%D0%B5%D0%B7%D0%B8%D0%B4%D0%B5%D0%BD%D1%87%C4%95%D1%81%D0%B5%D0%BD_%D1%8F%D1%82-%D0%B9%D1%8B%D1%88%C4%95</text:a>" title="АПШ президенчĕсен ят-йышĕ — tchouvache" lang="cv" hreflang="cv" class="interlanguage-link-target"&gt;Чӑвашла&lt;/a&gt;&lt;/li&gt;&lt;li class="interlanguage-link interwiki-cy"&gt;&lt;a href="<text:a xlink:type="simple" xlink:href="view-source:https://cy.wikipedia.org/wiki/Arlywydd_yr_Unol_Daleithiau" text:style-name="Internet_20_link" text:visited-style-name="Visited_20_Internet_20_Link">https://cy.wikipedia.org/wiki/Arlywydd_yr_Unol_Daleithiau</text:a>" title="Arlywydd yr Unol Daleithiau — gallois" lang="cy" hreflang="cy" class="interlanguage-link-target"&gt;Cymraeg&lt;/a&gt;&lt;/li&gt;&lt;li class="interlanguage-link interwiki-da"&gt;&lt;a href="<text:a xlink:type="simple" xlink:href="view-source:https://da.wikipedia.org/wiki/Amerikanske_præsidenter" text:style-name="Internet_20_link" text:visited-style-name="Visited_20_Internet_20_Link">https://da.wikipedia.org/wiki/Amerikanske_pr%C3%A6sidenter</text:a>" title="Amerikanske præsidenter — danois" lang="da" hreflang="da" class="interlanguage-link-target"&gt;Dansk&lt;/a&gt;&lt;/li&gt;&lt;li class="interlanguage-link interwiki-de badge-Q17506997 badge-featuredlist" title="liste de qualité"&gt;&lt;a href="<text:a xlink:type="simple" xlink:href="view-source:https://de.wikipedia.org/wiki/Liste_der_Präsidenten_der_Vereinigten_Staaten" text:style-name="Internet_20_link" text:visited-style-name="Visited_20_Internet_20_Link">https://de.wikipedia.org/wiki/Liste_der_Pr%C3%A4sidenten_der_Vereinigten_Staaten</text:a>" title="Liste der Präsidenten der Vereinigten Staaten — allemand" lang="de" hreflang="de" class="interlanguage-link-target"&gt;Deutsch&lt;/a&gt;&lt;/li&gt;&lt;li class="interlanguage-link interwiki-el"&gt;&lt;a href="<text:a xlink:type="simple" xlink:href="view-source:https://el.wikipedia.org/wiki/Κατάλογος_Προέδρων_των_Ηνωμένων_Πολιτειών" text:style-name="Internet_20_link" text:visited-style-name="Visited_20_Internet_20_Link">https://el.wikipedia.org/wiki/%CE%9A%CE%B1%CF%84%CE%AC%CE%BB%CE%BF%CE%B3%CE%BF%CF%82_%CE%A0%CF%81%CE%BF%CE%AD%CE%B4%CF%81%CF%89%CE%BD_%CF%84%CF%89%CE%BD_%CE%97%CE%BD%CF%89%CE%BC%CE%AD%CE%BD%CF%89%CE%BD_%CE%A0%CE%BF%CE%BB%CE%B9%CF%84%CE%B5%CE%B9%CF%8E%CE%BD</text:a>" title="Κατάλογος Προέδρων των Ηνωμένων Πολιτειών — grec" lang="el" hreflang="el" class="interlanguage-link-target"&gt;Ελληνικά&lt;/a&gt;&lt;/li&gt;&lt;li class="interlanguage-link interwiki-en"&gt;&lt;a href="<text:a xlink:type="simple" xlink:href="view-source:https://en.wikipedia.org/wiki/List_of_Presidents_of_the_United_States" text:style-name="Internet_20_link" text:visited-style-name="Visited_20_Internet_20_Link">https://en.wikipedia.org/wiki/List_of_Presidents_of_the_United_States</text:a>" title="List of Presidents of the United States — anglais" lang="en" hreflang="en" class="interlanguage-link-target"&gt;English&lt;/a&gt;&lt;/li&gt;&lt;li class="interlanguage-link interwiki-eo"&gt;&lt;a href="<text:a xlink:type="simple" xlink:href="view-source:https://eo.wikipedia.org/wiki/Listo_de_prezidantoj_de_Usono" text:style-name="Internet_20_link" text:visited-style-name="Visited_20_Internet_20_Link">https://eo.wikipedia.org/wiki/Listo_de_prezidantoj_de_Usono</text:a>" title="Listo de prezidantoj de Usono — espéranto" lang="eo" hreflang="eo" class="interlanguage-link-target"&gt;Esperanto&lt;/a&gt;&lt;/li&gt;&lt;li class="interlanguage-link interwiki-es"&gt;&lt;a href="<text:a xlink:type="simple" xlink:href="view-source:https://es.wikipedia.org/wiki/Anexo:Presidentes_de_los_Estados_Unidos" text:style-name="Internet_20_link" text:visited-style-name="Visited_20_Internet_20_Link">https://es.wikipedia.org/wiki/Anexo:Presidentes_de_los_Estados_Unidos</text:a>" title="Anexo:Presidentes de los Estados Unidos — espagnol" lang="es" hreflang="es" class="interlanguage-link-target"&gt;Español&lt;/a&gt;&lt;/li&gt;&lt;li class="interlanguage-link interwiki-et"&gt;&lt;a href="<text:a xlink:type="simple" xlink:href="view-source:https://et.wikipedia.org/wiki/Ameerika_Ühendriikide_presidentide_ja_asepresidentide_loend" text:style-name="Internet_20_link" text:visited-style-name="Visited_20_Internet_20_Link">https://et.wikipedia.org/wiki/Ameerika_%C3%9Chendriikide_presidentide_ja_asepresidentide_loend</text:a>" title="Ameerika Ühendriikide presidentide ja asepresidentide loend — estonien" lang="et" hreflang="et" class="interlanguage-link-target"&gt;Eesti&lt;/a&gt;&lt;/li&gt;&lt;li class="interlanguage-link interwiki-eu"&gt;&lt;a href="<text:a xlink:type="simple" xlink:href="view-source:https://eu.wikipedia.org/wiki/Ameriketako_Estatu_Batuetako_presidenteen_zerrenda" text:style-name="Internet_20_link" text:visited-style-name="Visited_20_Internet_20_Link">https://eu.wikipedia.org/wiki/Ameriketako_Estatu_Batuetako_presidenteen_zerrenda</text:a>" title="Ameriketako Estatu Batuetako presidenteen zerrenda — basque" lang="eu" hreflang="eu" class="interlanguage-link-target"&gt;Euskara&lt;/a&gt;&lt;/li&gt;&lt;li class="interlanguage-link interwiki-fa"&gt;&lt;a href="<text:a xlink:type="simple" xlink:href="view-source:https://fa.wikipedia.org/wiki/فهرست_رؤسای_جمهور_ایالات_متحده_آمریکا" text:style-name="Internet_20_link" text:visited-style-name="Visited_20_Internet_20_Link">https://fa.wikipedia.org/wiki/%D9%81%D9%87%D8%B1%D8%B3%D8%AA_%D8%B1%D8%A4%D8%B3%D8%A7%DB%8C_%D8%AC%D9%85%D9%87%D9%88%D8%B1_%D8%A7%DB%8C%D8%A7%D9%84%D8%A7%D8%AA_%D9%85%D8%AA%D8%AD%D8%AF%D9%87_%D8%A2%D9%85%D8%B1%DB%8C%DA%A9%D8%A7</text:a>" title="فهرست رؤسای جمهور ایالات متحده آمریکا — persan" lang="fa" hreflang="fa" class="interlanguage-link-target"&gt;فارسی&lt;/a&gt;&lt;/li&gt;&lt;li class="interlanguage-link interwiki-fi badge-Q17506997 badge-featuredlist" title="liste de qualité"&gt;&lt;a href="<text:a xlink:type="simple" xlink:href="view-source:https://fi.wikipedia.org/wiki/Luettelo_Yhdysvaltain_presidenteistä" text:style-name="Internet_20_link" text:visited-style-name="Visited_20_Internet_20_Link">https://fi.wikipedia.org/wiki/Luettelo_Yhdysvaltain_presidenteist%C3%A4</text:a>" title="Luettelo Yhdysvaltain presidenteistä — finnois" lang="fi" hreflang="fi" class="interlanguage-link-target"&gt;Suomi&lt;/a&gt;&lt;/li&gt;&lt;li class="interlanguage-link interwiki-fo"&gt;&lt;a href="<text:a xlink:type="simple" xlink:href="view-source:https://fo.wikipedia.org/wiki/Listi_yvir_forsetarnar_í_USA" text:style-name="Internet_20_link" text:visited-style-name="Visited_20_Internet_20_Link">https://fo.wikipedia.org/wiki/Listi_yvir_forsetarnar_</text:a><text:soft-page-break/><text:a xlink:type="simple" xlink:href="view-source:https://fo.wikipedia.org/wiki/Listi_yvir_forsetarnar_í_USA" text:style-name="Internet_20_link" text:visited-style-name="Visited_20_Internet_20_Link">%C3%AD_USA</text:a>" title="Listi yvir forsetarnar í USA — féroïen" lang="fo" hreflang="fo" class="interlanguage-link-target"&gt;Føroyskt&lt;/a&gt;&lt;/li&gt;&lt;li class="interlanguage-link interwiki-frp"&gt;&lt;a href="<text:a xlink:type="simple" xlink:href="view-source:https://frp.wikipedia.org/wiki/Lista_des_prèsidents_des_Ètats-Unis_d’Amèrica" text:style-name="Internet_20_link" text:visited-style-name="Visited_20_Internet_20_Link">https://frp.wikipedia.org/wiki/Lista_des_pr%C3%A8sidents_des_%C3%88tats-Unis_d%E2%80%99Am%C3%A8rica</text:a>" title="Lista des prèsidents des Ètats-Unis d’Amèrica — francoprovençal" lang="frp" hreflang="frp" class="interlanguage-link-target"&gt;Arpetan&lt;/a&gt;&lt;/li&gt;&lt;li class="interlanguage-link interwiki-fy"&gt;&lt;a href="<text:a xlink:type="simple" xlink:href="view-source:https://fy.wikipedia.org/wiki/List_fan_Amerikaanske_presidinten" text:style-name="Internet_20_link" text:visited-style-name="Visited_20_Internet_20_Link">https://fy.wikipedia.org/wiki/List_fan_Amerikaanske_presidinten</text:a>" title="List fan Amerikaanske presidinten — frison occidental" lang="fy" hreflang="fy" class="interlanguage-link-target"&gt;Frysk&lt;/a&gt;&lt;/li&gt;&lt;li class="interlanguage-link interwiki-ga"&gt;&lt;a href="<text:a xlink:type="simple" xlink:href="view-source:https://ga.wikipedia.org/wiki/Uachtarán_na_Stát_Aontaithe" text:style-name="Internet_20_link" text:visited-style-name="Visited_20_Internet_20_Link">https://ga.wikipedia.org/wiki/Uachtar%C3%A1n_na_St%C3%A1t_Aontaithe</text:a>" title="Uachtarán na Stát Aontaithe — irlandais" lang="ga" hreflang="ga" class="interlanguage-link-target"&gt;Gaeilge&lt;/a&gt;&lt;/li&gt;&lt;li class="interlanguage-link interwiki-gl"&gt;&lt;a href="<text:a xlink:type="simple" xlink:href="view-source:https://gl.wikipedia.org/wiki/Lista_de_presidentes_dos_Estados_Unidos_de_América" text:style-name="Internet_20_link" text:visited-style-name="Visited_20_Internet_20_Link">https://gl.wikipedia.org/wiki/Lista_de_presidentes_dos_Estados_Unidos_de_Am%C3%A9rica</text:a>" title="Lista de presidentes dos Estados Unidos de América — galicien" lang="gl" hreflang="gl" class="interlanguage-link-target"&gt;Galego&lt;/a&gt;&lt;/li&gt;&lt;li class="interlanguage-link interwiki-gv"&gt;&lt;a href="<text:a xlink:type="simple" xlink:href="view-source:https://gv.wikipedia.org/wiki/Eaghtyrane_ny_Steatyn_Unnaneysit" text:style-name="Internet_20_link" text:visited-style-name="Visited_20_Internet_20_Link">https://gv.wikipedia.org/wiki/Eaghtyrane_ny_Steatyn_Unnaneysit</text:a>" title="Eaghtyrane ny Steatyn Unnaneysit — mannois" lang="gv" hreflang="gv" class="interlanguage-link-target"&gt;Gaelg&lt;/a&gt;&lt;/li&gt;&lt;li class="interlanguage-link interwiki-he"&gt;&lt;a href="<text:a xlink:type="simple" xlink:href="view-source:https://he.wikipedia.org/wiki/רשימת_נשיאי_ארצות_הברית" text:style-name="Internet_20_link" text:visited-style-name="Visited_20_Internet_20_Link">https://he.wikipedia.org/wiki/%D7%A8%D7%A9%D7%99%D7%9E%D7%AA_%D7%A0%D7%A9%D7%99%D7%90%D7%99_%D7%90%D7%A8%D7%A6%D7%95%D7%AA_%D7%94%D7%91%D7%A8%D7%99%D7%AA</text:a>" title="רשימת נשיאי ארצות הברית — hébreu" lang="he" hreflang="he" class="interlanguage-link-target"&gt;עברית&lt;/a&gt;&lt;/li&gt;&lt;li class="interlanguage-link interwiki-hi"&gt;&lt;a href="<text:a xlink:type="simple" xlink:href="view-source:https://hi.wikipedia.org/wiki/संयुक्त_राज्य_के_राष्ट्रपतियों_की_सूची" text:style-name="Internet_20_link" text:visited-style-name="Visited_20_Internet_20_Link">https://hi.wikipedia.org/wiki/%E0%A4%B8%E0%A4%82%E0%A4%AF%E0%A5%81%E0%A4%95%E0%A5%8D%E0%A4%A4_%E0%A4%B0%E0%A4%BE%E0%A4%9C%E0%A5%8D%E0%A4%AF_%E0%A4%95%E0%A5%87_%E0%A4%B0%E0%A4%BE%E0%A4%B7%E0%A5%8D%E0%A4%9F%E0%A5%8D%E0%A4%B0%E0%A4%AA%E0%A4%A4%E0%A4%BF%E0%A4%AF%E0%A5%8B%E0%A4%82_%E0%A4%95%E0%A5%80_%E0%A4%B8%E0%A5%82%E0%A4%9A%E0%A5%80</text:a>" title="संयुक्त राज्य के राष्ट्रपतियों की सूची — hindi" lang="hi" hreflang="hi" class="interlanguage-link-target"&gt;हिन्दी&lt;/a&gt;&lt;/li&gt;&lt;li class="interlanguage-link interwiki-hr"&gt;&lt;a href="<text:a xlink:type="simple" xlink:href="view-source:https://hr.wikipedia.org/wiki/Dodatak:Popis_predsjednika_Sjedinjenih_Američkih_Država" text:style-name="Internet_20_link" text:visited-style-name="Visited_20_Internet_20_Link">https://hr.wikipedia.org/wiki/Dodatak:Popis_predsjednika_Sjedinjenih_Ameri%C4%8Dkih_Dr%C5%BEava</text:a>" title="Dodatak:Popis predsjednika Sjedinjenih Američkih Država — croate" lang="hr" hreflang="hr" class="interlanguage-link-target"&gt;Hrvatski&lt;/a&gt;&lt;/li&gt;&lt;li class="interlanguage-link interwiki-hu"&gt;&lt;a href="<text:a xlink:type="simple" xlink:href="view-source:https://hu.wikipedia.org/wiki/Az_Amerikai_Egyesült_Államok_elnökeinek_listája" text:style-name="Internet_20_link" text:visited-style-name="Visited_20_Internet_20_Link">https://hu.wikipedia.org/wiki/Az_Amerikai_Egyes%C3%BClt_%C3%81llamok_eln%C3%B6keinek_list%C3%A1ja</text:a>" title="Az Amerikai Egyesült Államok elnökeinek listája — hongrois" lang="hu" hreflang="hu" class="interlanguage-link-target"&gt;Magyar&lt;/a&gt;&lt;/li&gt;&lt;li class="interlanguage-link interwiki-hy"&gt;&lt;a href="<text:a xlink:type="simple" xlink:href="view-source:https://hy.wikipedia.org/wiki/ԱՄՆ-ի_նախագահների_ցանկ" text:style-name="Internet_20_link" text:visited-style-name="Visited_20_Internet_20_Link">https://hy.wikipedia.org/wiki/%D4%B1%D5%84%D5%86-%D5%AB_%D5%B6%D5%A1%D5%AD%D5%A1%D5%A3%D5%A1%D5%B0%D5%B6%D5%A5%D6%80%D5%AB_%D6%81%D5%A1%D5%B6%D5%AF</text:a>" title="ԱՄՆ-ի նախագահների ցանկ — arménien" lang="hy" hreflang="hy" class="interlanguage-link-target"&gt;Հայերեն&lt;/a&gt;&lt;/li&gt;&lt;li class="interlanguage-link interwiki-ia"&gt;&lt;a href="<text:a xlink:type="simple" xlink:href="view-source:https://ia.wikipedia.org/wiki/Appendice:Lista_de_presidentes_del_Statos_Unite_de_America" text:style-name="Internet_20_link" text:visited-style-name="Visited_20_Internet_20_Link">https://ia.wikipedia.org/wiki/Appendice:Lista_de_presidentes_del_Statos_Unite_de_America</text:a>" title="Appendice:Lista de presidentes del Statos Unite de America — interlingua" lang="ia" hreflang="ia" class="interlanguage-link-target"&gt;Interlingua&lt;/a&gt;&lt;/li&gt;&lt;li class="interlanguage-link interwiki-id badge-Q17506997 badge-featuredlist" title="liste de qualité"&gt;&lt;a href="<text:a xlink:type="simple" xlink:href="view-source:https://id.wikipedia.org/wiki/Daftar_Presiden_Amerika_Serikat" text:style-name="Internet_20_link" text:visited-style-name="Visited_20_Internet_20_Link">https://id.wikipedia.org/wiki/Daftar_Presiden_Amerika_Serikat</text:a>" title="Daftar Presiden Amerika Serikat — indonésien" lang="id" hreflang="id" class="interlanguage-link-target"&gt;Bahasa Indonesia&lt;/a&gt;&lt;/li&gt;&lt;li class="interlanguage-link interwiki-ilo"&gt;&lt;a href="<text:a xlink:type="simple" xlink:href="view-source:https://ilo.wikipedia.org/wiki/Listaan_dagiti_Presidente_iti_Estados_Unidos" text:style-name="Internet_20_link" text:visited-style-name="Visited_20_Internet_20_Link">https://ilo.wikipedia.org/wiki/Listaan_dagiti_Presidente_iti_Estados_Unidos</text:a>" title="Listaan dagiti Presidente iti Estados Unidos — ilokano" lang="ilo" hreflang="ilo" class="interlanguage-link-target"&gt;Ilokano&lt;/a&gt;&lt;/li&gt;&lt;li class="interlanguage-link interwiki-io"&gt;&lt;a <text:soft-page-break/>href="<text:a xlink:type="simple" xlink:href="view-source:https://io.wikipedia.org/wiki/Listo_di_prezidanti_di_Usa" text:style-name="Internet_20_link" text:visited-style-name="Visited_20_Internet_20_Link">https://io.wikipedia.org/wiki/Listo_di_prezidanti_di_Usa</text:a>" title="Listo di prezidanti di Usa — ido" lang="io" hreflang="io" class="interlanguage-link-target"&gt;Ido&lt;/a&gt;&lt;/li&gt;&lt;li class="interlanguage-link interwiki-is badge-Q17437798 badge-goodarticle" title="bon article"&gt;&lt;a href="<text:a xlink:type="simple" xlink:href="view-source:https://is.wikipedia.org/wiki/Listi_yfir_forseta_Bandaríkjanna" text:style-name="Internet_20_link" text:visited-style-name="Visited_20_Internet_20_Link">https://is.wikipedia.org/wiki/Listi_yfir_forseta_Bandar%C3%ADkjanna</text:a>" title="Listi yfir forseta Bandaríkjanna — islandais" lang="is" hreflang="is" class="interlanguage-link-target"&gt;Íslenska&lt;/a&gt;&lt;/li&gt;&lt;li class="interlanguage-link interwiki-it"&gt;&lt;a href="<text:a xlink:type="simple" xlink:href="view-source:https://it.wikipedia.org/wiki/Presidenti_degli_Stati_Uniti_d%27America" text:style-name="Internet_20_link" text:visited-style-name="Visited_20_Internet_20_Link">https://it.wikipedia.org/wiki/Presidenti_degli_Stati_Uniti_d%27America</text:a>" title="Presidenti degli Stati Uniti d&amp;#039;America — italien" lang="it" hreflang="it" class="interlanguage-link-target"&gt;Italiano&lt;/a&gt;&lt;/li&gt;&lt;li class="interlanguage-link interwiki-ja"&gt;&lt;a href="<text:a xlink:type="simple" xlink:href="view-source:https://ja.wikipedia.org/wiki/歴代アメリカ合衆国大統領の一覧" text:style-name="Internet_20_link" text:visited-style-name="Visited_20_Internet_20_Link">https://ja.wikipedia.org/wiki/%E6%AD%B4%E4%BB%A3%E3%82%A2%E3%83%A1%E3%83%AA%E3%82%AB%E5%90%88%E8%A1%86%E5%9B%BD%E5%A4%A7%E7%B5%B1%E9%A0%98%E3%81%AE%E4%B8%80%E8%A6%A7</text:a>" title="歴代アメリカ合衆国大統領の一覧 — japonais" lang="ja" hreflang="ja" class="interlanguage-link-target"&gt;日本語&lt;/a&gt;&lt;/li&gt;&lt;li class="interlanguage-link interwiki-jbo"&gt;&lt;a href="<text:a xlink:type="simple" xlink:href="view-source:https://jbo.wikipedia.org/wiki/liste_be_lo_merja%27a" text:style-name="Internet_20_link" text:visited-style-name="Visited_20_Internet_20_Link">https://jbo.wikipedia.org/wiki/liste_be_lo_merja%27a</text:a>" title="liste be lo merja&amp;#039;a — lojban" lang="jbo" hreflang="jbo" class="interlanguage-link-target"&gt;La .lojban.&lt;/a&gt;&lt;/li&gt;&lt;li class="interlanguage-link interwiki-jv"&gt;&lt;a href="<text:a xlink:type="simple" xlink:href="view-source:https://jv.wikipedia.org/wiki/Pratélan_Présidhèn_Amérika_Sarékat" text:style-name="Internet_20_link" text:visited-style-name="Visited_20_Internet_20_Link">https://jv.wikipedia.org/wiki/Prat%C3%A9lan_Pr%C3%A9sidh%C3%A8n_Am%C3%A9rika_Sar%C3%A9kat</text:a>" title="Pratélan Présidhèn Amérika Sarékat — javanais" lang="jv" hreflang="jv" class="interlanguage-link-target"&gt;Basa Jawa&lt;/a&gt;&lt;/li&gt;&lt;li class="interlanguage-link interwiki-ka badge-Q17437796 badge-featuredarticle" title="article de qualité"&gt;&lt;a href="<text:a xlink:type="simple" xlink:href="view-source:https://ka.wikipedia.org/wiki/აშშ-ის_პრეზიდენტების_სია" text:style-name="Internet_20_link" text:visited-style-name="Visited_20_Internet_20_Link">https://ka.wikipedia.org/wiki/%E1%83%90%E1%83%A8%E1%83%A8-%E1%83%98%E1%83%A1_%E1%83%9E%E1%83%A0%E1%83%94%E1%83%96%E1%83%98%E1%83%93%E1%83%94%E1%83%9C%E1%83%A2%E1%83%94%E1%83%91%E1%83%98%E1%83%A1_%E1%83%A1%E1%83%98%E1%83%90</text:a>" title="აშშ-ის პრეზიდენტების სია — géorgien" lang="ka" hreflang="ka" class="interlanguage-link-target"&gt;ქართული&lt;/a&gt;&lt;/li&gt;&lt;li class="interlanguage-link interwiki-kk"&gt;&lt;a href="<text:a xlink:type="simple" xlink:href="view-source:https://kk.wikipedia.org/wiki/АҚШ_президенттерінің_тізімі" text:style-name="Internet_20_link" text:visited-style-name="Visited_20_Internet_20_Link">https://kk.wikipedia.org/wiki/%D0%90%D2%9A%D0%A8_%D0%BF%D1%80%D0%B5%D0%B7%D0%B8%D0%B4%D0%B5%D0%BD%D1%82%D1%82%D0%B5%D1%80%D1%96%D0%BD%D1%96%D2%A3_%D1%82%D1%96%D0%B7%D1%96%D0%BC%D1%96</text:a>" title="АҚШ президенттерінің тізімі — kazakh" lang="kk" hreflang="kk" class="interlanguage-link-target"&gt;Қазақша&lt;/a&gt;&lt;/li&gt;&lt;li class="interlanguage-link interwiki-kn"&gt;&lt;a href="<text:a xlink:type="simple" xlink:href="view-source:https://kn.wikipedia.org/wiki/ಅಮೇರಿಕ_ಸಂಯುಕ್ತ_ಸಂಸ್ಥಾನದ_ರಾಷ್ಟ್ರಪತಿಗಳ_ಪಟ್ಟಿ" text:style-name="Internet_20_link" text:visited-style-name="Visited_20_Internet_20_Link">https://kn.wikipedia.org/wiki/%E0%B2%85%E0%B2%AE%E0%B3%87%E0%B2%B0%E0%B2%BF%E0%B2%95_%E0%B2%B8%E0%B2%82%E0%B2%AF%E0%B3%81%E0%B2%95%E0%B3%8D%E0%B2%A4_%E0%B2%B8%E0%B2%82%E0%B2%B8%E0%B3%8D%E0%B2%A5%E0%B2%BE%E0%B2%A8%E0%B2%A6_%E0%B2%B0%E0%B2%BE%E0%B2%B7%E0%B3%8D%E0%B2%9F%E0%B3%8D%E0%B2%B0%E0%B2%AA%E0%B2%A4%E0%B2%BF%E0%B2%97%E0%B2%B3_%E0%B2%AA%E0%B2%9F%E0%B3%8D%E0%B2%9F%E0%B2%BF</text:a>" title="ಅಮೇರಿಕ ಸಂಯುಕ್ತ ಸಂಸ್ಥಾನದ ರಾಷ್ಟ್ರಪತಿಗಳ ಪಟ್ಟಿ — kannada" lang="kn" hreflang="kn" class="interlanguage-link-target"&gt;ಕನ್ನಡ&lt;/a&gt;&lt;/li&gt;&lt;li class="interlanguage-link interwiki-ko"&gt;&lt;a href="<text:a xlink:type="simple" xlink:href="view-source:https://ko.wikipedia.org/wiki/미국의_대통령_목록" text:style-name="Internet_20_link" text:visited-style-name="Visited_20_Internet_20_Link">https://ko.wikipedia.org/wiki/%EB%AF%B8%EA%B5%AD%EC%9D%98_%EB%8C%80%ED%86%B5%EB%A0%B9_%EB%AA%A9%EB%A1%9D</text:a>" title="미국의 대통령 목록 — coréen" lang="ko" hreflang="ko" class="interlanguage-link-target"&gt;한국어&lt;/a&gt;&lt;/li&gt;&lt;li class="interlanguage-link interwiki-ksh"&gt;&lt;a href="<text:a xlink:type="simple" xlink:href="view-source:https://ksh.wikipedia.org/wiki/Öwersich_met_de_Präsidente_von_de_Vereenischte_Staate_von_Amerika" text:style-name="Internet_20_link" text:visited-style-name="Visited_20_Internet_20_Link">https://ksh.wikipedia.org/wiki/%C3%96wersich_met_de_Pr%C3%A4sidente_von_de_Vereenischte_Staate_von_Amerika</text:a>" title="Öwersich met de Präsidente von de Vereenischte Staate von Amerika — francique ripuaire" lang="ksh" hreflang="ksh" class="interlanguage-link-target"&gt;Ripoarisch&lt;/a&gt;&lt;/li&gt;&lt;li class="interlanguage-link interwiki-ku"&gt;&lt;a href="<text:a xlink:type="simple" xlink:href="view-source:https://ku.wikipedia.org/wiki/Lîsteya_Serokên_Dewletên_Yekbûyî_yên_Amerîkayê" text:style-name="Internet_20_link" text:visited-style-name="Visited_20_Internet_20_Link">https://ku.wikipedia.org/wiki/L%C3%AEsteya_Serok%C3%AAn_Dewlet%C3%AAn_Yekb%C3%BBy%C3%AE_y%C3%AAn_Amer%C3%AEkay%C3%AA</text:a>" title="Lîsteya Serokên Dewletên Yekbûyî yên Amerîkayê — kurde" lang="ku" hreflang="ku" class="interlanguage-link-target"&gt;Kurdî&lt;/a&gt;&lt;/li&gt;&lt;li class="interlanguage-link interwiki-kw"&gt;&lt;a href="<text:a xlink:type="simple" xlink:href="view-source:https://kw.wikipedia.org/wiki/Lywydhyon_a%27n_Statys_Unys_Amerika" text:style-name="Internet_20_link" text:visited-style-name="Visited_20_Internet_20_Link">https://kw.wikipedia.org/wiki/Lywydhyon_a%27n_Statys_Unys_Amerika</text:a>" title="Lywydhyon a&amp;#039;n Statys Unys Amerika — cornique" lang="kw" hreflang="kw" class="interlanguage-link-target"&gt;Kernowek&lt;/a&gt;&lt;/li&gt;&lt;li class="interlanguage-link interwiki-la"&gt;&lt;a href="<text:a xlink:type="simple" xlink:href="view-source:https://la.wikipedia.org/wiki/Index_praesidum_Civitatum_Foederatarum_Americae" text:style-name="Internet_20_link" text:visited-style-name="Visited_20_Internet_20_Link">https://la.wikipedia.org/wiki/Index_praesidum_Civitatum_Foederatarum_Americae</text:a><text:soft-page-break/>" title="Index praesidum Civitatum Foederatarum Americae — latin" lang="la" hreflang="la" class="interlanguage-link-target"&gt;Latina&lt;/a&gt;&lt;/li&gt;&lt;li class="interlanguage-link interwiki-lb"&gt;&lt;a href="<text:a xlink:type="simple" xlink:href="view-source:https://lb.wikipedia.org/wiki/Lëscht_vun_de_Presidente_vun_den_USA" text:style-name="Internet_20_link" text:visited-style-name="Visited_20_Internet_20_Link">https://lb.wikipedia.org/wiki/L%C3%ABscht_vun_de_Presidente_vun_den_USA</text:a>" title="Lëscht vun de Presidente vun den USA — luxembourgeois" lang="lb" hreflang="lb" class="interlanguage-link-target"&gt;Lëtzebuergesch&lt;/a&gt;&lt;/li&gt;&lt;li class="interlanguage-link interwiki-lfn"&gt;&lt;a href="<text:a xlink:type="simple" xlink:href="view-source:https://lfn.wikipedia.org/wiki/Lista_de_Presidentes_de_la_Statos_Unida_de_America" text:style-name="Internet_20_link" text:visited-style-name="Visited_20_Internet_20_Link">https://lfn.wikipedia.org/wiki/Lista_de_Presidentes_de_la_Statos_Unida_de_America</text:a>" title="Lista de Presidentes de la Statos Unida de America — lingua franca nova" lang="lfn" hreflang="lfn" class="interlanguage-link-target"&gt;Lingua Franca Nova&lt;/a&gt;&lt;/li&gt;&lt;li class="interlanguage-link interwiki-li"&gt;&lt;a href="<text:a xlink:type="simple" xlink:href="view-source:https://li.wikipedia.org/wiki/Lies_van_presidente_van_de_Vereinigde_Sjtaote" text:style-name="Internet_20_link" text:visited-style-name="Visited_20_Internet_20_Link">https://li.wikipedia.org/wiki/Lies_van_presidente_van_de_Vereinigde_Sjtaote</text:a>" title="Lies van presidente van de Vereinigde Sjtaote — limbourgeois" lang="li" hreflang="li" class="interlanguage-link-target"&gt;Limburgs&lt;/a&gt;&lt;/li&gt;&lt;li class="interlanguage-link interwiki-lt"&gt;&lt;a href="<text:a xlink:type="simple" xlink:href="view-source:https://lt.wikipedia.org/wiki/Sąrašas:JAV_prezidentai" text:style-name="Internet_20_link" text:visited-style-name="Visited_20_Internet_20_Link">https://lt.wikipedia.org/wiki/S%C4%85ra%C5%A1as:JAV_prezidentai</text:a>" title="Sąrašas:JAV prezidentai — lituanien" lang="lt" hreflang="lt" class="interlanguage-link-target"&gt;Lietuvių&lt;/a&gt;&lt;/li&gt;&lt;li class="interlanguage-link interwiki-lv"&gt;&lt;a href="<text:a xlink:type="simple" xlink:href="view-source:https://lv.wikipedia.org/wiki/ASV_prezidentu_uzskaitījums" text:style-name="Internet_20_link" text:visited-style-name="Visited_20_Internet_20_Link">https://lv.wikipedia.org/wiki/ASV_prezidentu_uzskait%C4%ABjums</text:a>" title="ASV prezidentu uzskaitījums — letton" lang="lv" hreflang="lv" class="interlanguage-link-target"&gt;Latviešu&lt;/a&gt;&lt;/li&gt;&lt;li class="interlanguage-link interwiki-mai"&gt;&lt;a href="<text:a xlink:type="simple" xlink:href="view-source:https://mai.wikipedia.org/wiki/अमेरिकाक_राष्ट्रपतिसभक_सूची" text:style-name="Internet_20_link" text:visited-style-name="Visited_20_Internet_20_Link">https://mai.wikipedia.org/wiki/%E0%A4%85%E0%A4%AE%E0%A5%87%E0%A4%B0%E0%A4%BF%E0%A4%95%E0%A4%BE%E0%A4%95_%E0%A4%B0%E0%A4%BE%E0%A4%B7%E0%A5%8D%E0%A4%9F%E0%A5%8D%E0%A4%B0%E0%A4%AA%E0%A4%A4%E0%A4%BF%E0%A4%B8%E0%A4%AD%E0%A4%95_%E0%A4%B8%E0%A5%82%E0%A4%9A%E0%A5%80</text:a>" title="अमेरिकाक राष्ट्रपतिसभक सूची — maithili" lang="mai" hreflang="mai" class="interlanguage-link-target"&gt;मैथिली&lt;/a&gt;&lt;/li&gt;&lt;li class="interlanguage-link interwiki-mk"&gt;&lt;a href="<text:a xlink:type="simple" xlink:href="view-source:https://mk.wikipedia.org/wiki/Список_на_претседатели_на_САД" text:style-name="Internet_20_link" text:visited-style-name="Visited_20_Internet_20_Link">https://mk.wikipedia.org/wiki/%D0%A1%D0%BF%D0%B8%D1%81%D0%BE%D0%BA_%D0%BD%D0%B0_%D0%BF%D1%80%D0%B5%D1%82%D1%81%D0%B5%D0%B4%D0%B0%D1%82%D0%B5%D0%BB%D0%B8_%D0%BD%D0%B0_%D0%A1%D0%90%D0%94</text:a>" title="Список на претседатели на САД — macédonien" lang="mk" hreflang="mk" class="interlanguage-link-target"&gt;Македонски&lt;/a&gt;&lt;/li&gt;&lt;li class="interlanguage-link interwiki-ml"&gt;&lt;a href="<text:a xlink:type="simple" xlink:href="view-source:https://ml.wikipedia.org/wiki/അമേരിക്കൻ_ഐക്യനാടുകളുടെ_പ്രസിഡണ്ടുമാരുടെ_പട്ടിക" text:style-name="Internet_20_link" text:visited-style-name="Visited_20_Internet_20_Link">https://ml.wikipedia.org/wiki/%E0%B4%85%E0%B4%AE%E0%B5%87%E0%B4%B0%E0%B4%BF%E0%B4%95%E0%B5%8D%E0%B4%95%E0%B5%BB_%E0%B4%90%E0%B4%95%E0%B5%8D%E0%B4%AF%E0%B4%A8%E0%B4%BE%E0%B4%9F%E0%B5%81%E0%B4%95%E0%B4%B3%E0%B5%81%E0%B4%9F%E0%B5%86_%E0%B4%AA%E0%B5%8D%E0%B4%B0%E0%B4%B8%E0%B4%BF%E0%B4%A1%E0%B4%A3%E0%B5%8D%E0%B4%9F%E0%B5%81%E0%B4%AE%E0%B4%BE%E0%B4%B0%E0%B5%81%E0%B4%9F%E0%B5%86_%E0%B4%AA%E0%B4%9F%E0%B5%8D%E0%B4%9F%E0%B4%BF%E0%B4%95</text:a>" title="അമേരിക്കൻ ഐക്യനാടുകളുടെ പ്രസിഡണ്ടുമാരുടെ പട്ടിക — malayalam" lang="ml" hreflang="ml" class="interlanguage-link-target"&gt;മലയാളം&lt;/a&gt;&lt;/li&gt;&lt;li class="interlanguage-link interwiki-mrj"&gt;&lt;a href="<text:a xlink:type="simple" xlink:href="view-source:https://mrj.wikipedia.org/wiki/АУШ_президентвлӓ" text:style-name="Internet_20_link" text:visited-style-name="Visited_20_Internet_20_Link">https://mrj.wikipedia.org/wiki/%D0%90%D0%A3%D0%A8_%D0%BF%D1%80%D0%B5%D0%B7%D0%B8%D0%B4%D0%B5%D0%BD%D1%82%D0%B2%D0%BB%D3%93</text:a>" title="АУШ президентвлӓ — mari occidental" lang="mrj" hreflang="mrj" class="interlanguage-link-target"&gt;Кырык мары&lt;/a&gt;&lt;/li&gt;&lt;li class="interlanguage-link interwiki-ms"&gt;&lt;a href="<text:a xlink:type="simple" xlink:href="view-source:https://ms.wikipedia.org/wiki/Senarai_Presiden_Amerika_Syarikat" text:style-name="Internet_20_link" text:visited-style-name="Visited_20_Internet_20_Link">https://ms.wikipedia.org/wiki/Senarai_Presiden_Amerika_Syarikat</text:a>" title="Senarai Presiden Amerika Syarikat — malais" lang="ms" hreflang="ms" class="interlanguage-link-target"&gt;Bahasa Melayu&lt;/a&gt;&lt;/li&gt;&lt;li class="interlanguage-link interwiki-myv"&gt;&lt;a href="<text:a xlink:type="simple" xlink:href="view-source:https://myv.wikipedia.org/wiki/АВШ_прявттнень_лововкс" text:style-name="Internet_20_link" text:visited-style-name="Visited_20_Internet_20_Link">https://myv.wikipedia.org/wiki/%D0%90%D0%92%D0%A8_%D0%BF%D1%80%D1%8F%D0%B2%D1%82%D1%82%D0%BD%D0%B5%D0%BD%D1%8C_%D0%BB%D0%BE%D0%B2%D0%BE%D0%B2%D0%BA%D1%81</text:a>" title="АВШ прявттнень лововкс — erzya" lang="myv" hreflang="myv" class="interlanguage-link-target"&gt;Эрзянь&lt;/a&gt;&lt;/li&gt;&lt;li class="interlanguage-link interwiki-mzn badge-Q17437796 badge-featuredarticle" title="article de qualité"&gt;&lt;a href="<text:a xlink:type="simple" xlink:href="view-source:https://mzn.wikipedia.org/wiki/متحده_ایالات_رییس‌جمهورون" text:style-name="Internet_20_link" text:visited-style-name="Visited_20_Internet_20_Link">https://mzn.wikipedia.org/wiki/%D9%85%D8%AA%D8%AD%D8%AF%D9%87_%D8%A7%DB%8C%D8%A7%D9%84%D8%A7%D8%AA_%D8%B1%DB%8C%DB%8C%D8%B3%E2%80%8C%D8%AC%D9%85%D9%87%D9%88%D8%B1%D9%88%D9%86</text:a>" title="متحده ایالات رییس‌جمهورون — mazandérani" lang="mzn" hreflang="mzn" class="interlanguage-link-target"&gt;مازِرونی&lt;/a&gt;&lt;/li&gt;&lt;li class="interlanguage-link interwiki-nds"&gt;&lt;a href="<text:a xlink:type="simple" xlink:href="view-source:https://nds.wikipedia.org/wiki/List_van_de_Präsidenten_van_de_USA" text:style-name="Internet_20_link" text:visited-style-name="Visited_20_Internet_20_Link">https://nds.wikipedia.org/wiki/List_van_de_Pr%C3%A4sidenten_van_de_USA</text:a>" title="List van de Präsidenten van de USA — bas-allemand" lang="nds" hreflang="nds" class="interlanguage-link-target"&gt;Plattdüütsch&lt;/a&gt;&lt;/li&gt;&lt;li class="interlanguage-<text:soft-page-break/>link interwiki-nds-nl"&gt;&lt;a href="<text:a xlink:type="simple" xlink:href="view-source:https://nds-nl.wikipedia.org/wiki/Lieste_van_presidenten_van_de_Vereanegde_Stoaten" text:style-name="Internet_20_link" text:visited-style-name="Visited_20_Internet_20_Link">https://nds-nl.wikipedia.org/wiki/Lieste_van_presidenten_van_de_Vereanegde_Stoaten</text:a>" title="Lieste van presidenten van de Vereanegde Stoaten — bas-saxon néerlandais" lang="nds-NL" hreflang="nds-NL" class="interlanguage-link-target"&gt;Nedersaksies&lt;/a&gt;&lt;/li&gt;&lt;li class="interlanguage-link interwiki-ne"&gt;&lt;a href="<text:a xlink:type="simple" xlink:href="view-source:https://ne.wikipedia.org/wiki/अमेरिकाका_राष्ट्रपतिह‍रूको_सूची" text:style-name="Internet_20_link" text:visited-style-name="Visited_20_Internet_20_Link">https://ne.wikipedia.org/wiki/%E0%A4%85%E0%A4%AE%E0%A5%87%E0%A4%B0%E0%A4%BF%E0%A4%95%E0%A4%BE%E0%A4%95%E0%A4%BE_%E0%A4%B0%E0%A4%BE%E0%A4%B7%E0%A5%8D%E0%A4%9F%E0%A5%8D%E0%A4%B0%E0%A4%AA%E0%A4%A4%E0%A4%BF%E0%A4%B9%E2%80%8D%E0%A4%B0%E0%A5%82%E0%A4%95%E0%A5%8B_%E0%A4%B8%E0%A5%82%E0%A4%9A%E0%A5%80</text:a>" title="अमेरिकाका राष्ट्रपतिह‍रूको सूची — népalais" lang="ne" hreflang="ne" class="interlanguage-link-target"&gt;नेपाली&lt;/a&gt;&lt;/li&gt;&lt;li class="interlanguage-link interwiki-new"&gt;&lt;a href="<text:a xlink:type="simple" xlink:href="view-source:https://new.wikipedia.org/wiki/संयुक्त_राज्य_अमेरिकाया_राष्ट्रपतितेगु_धलः" text:style-name="Internet_20_link" text:visited-style-name="Visited_20_Internet_20_Link">https://new.wikipedia.org/wiki/%E0%A4%B8%E0%A4%82%E0%A4%AF%E0%A5%81%E0%A4%95%E0%A5%8D%E0%A4%A4_%E0%A4%B0%E0%A4%BE%E0%A4%9C%E0%A5%8D%E0%A4%AF_%E0%A4%85%E0%A4%AE%E0%A5%87%E0%A4%B0%E0%A4%BF%E0%A4%95%E0%A4%BE%E0%A4%AF%E0%A4%BE_%E0%A4%B0%E0%A4%BE%E0%A4%B7%E0%A5%8D%E0%A4%9F%E0%A5%8D%E0%A4%B0%E0%A4%AA%E0%A4%A4%E0%A4%BF%E0%A4%A4%E0%A5%87%E0%A4%97%E0%A5%81_%E0%A4%A7%E0%A4%B2%E0%A4%83</text:a>" title="संयुक्त राज्य अमेरिकाया राष्ट्रपतितेगु धलः — newari" lang="new" hreflang="new" class="interlanguage-link-target"&gt;नेपाल भाषा&lt;/a&gt;&lt;/li&gt;&lt;li class="interlanguage-link interwiki-nl"&gt;&lt;a href="<text:a xlink:type="simple" xlink:href="view-source:https://nl.wikipedia.org/wiki/Lijst_van_presidenten_van_de_Verenigde_Staten" text:style-name="Internet_20_link" text:visited-style-name="Visited_20_Internet_20_Link">https://nl.wikipedia.org/wiki/Lijst_van_presidenten_van_de_Verenigde_Staten</text:a>" title="Lijst van presidenten van de Verenigde Staten — néerlandais" lang="nl" hreflang="nl" class="interlanguage-link-target"&gt;Nederlands&lt;/a&gt;&lt;/li&gt;&lt;li class="interlanguage-link interwiki-nn"&gt;&lt;a href="<text:a xlink:type="simple" xlink:href="view-source:https://nn.wikipedia.org/wiki/Presidentar_i_USA" text:style-name="Internet_20_link" text:visited-style-name="Visited_20_Internet_20_Link">https://nn.wikipedia.org/wiki/Presidentar_i_USA</text:a>" title="Presidentar i USA — norvégien nynorsk" lang="nn" hreflang="nn" class="interlanguage-link-target"&gt;Norsk nynorsk&lt;/a&gt;&lt;/li&gt;&lt;li class="interlanguage-link interwiki-no badge-Q17506997 badge-featuredlist" title="liste de qualité"&gt;&lt;a href="<text:a xlink:type="simple" xlink:href="view-source:https://no.wikipedia.org/wiki/Liste_over_USAs_presidenter" text:style-name="Internet_20_link" text:visited-style-name="Visited_20_Internet_20_Link">https://no.wikipedia.org/wiki/Liste_over_USAs_presidenter</text:a>" title="Liste over USAs presidenter — norvégien" lang="no" hreflang="no" class="interlanguage-link-target"&gt;Norsk&lt;/a&gt;&lt;/li&gt;&lt;li class="interlanguage-link interwiki-nrm"&gt;&lt;a href="<text:a xlink:type="simple" xlink:href="view-source:https://nrm.wikipedia.org/wiki/Président_d%27s_Êtats_Unnis" text:style-name="Internet_20_link" text:visited-style-name="Visited_20_Internet_20_Link">https://nrm.wikipedia.org/wiki/Pr%C3%A9sident_d%27s_%C3%8Atats_Unnis</text:a>" title="Président d&amp;#039;s Êtats Unnis — Norman" lang="nrf" hreflang="nrf" class="interlanguage-link-target"&gt;Nouormand&lt;/a&gt;&lt;/li&gt;&lt;li class="interlanguage-link interwiki-oc"&gt;&lt;a href="<text:a xlink:type="simple" xlink:href="view-source:https://oc.wikipedia.org/wiki/Lista_dels_presidents_dels_Estats_Units_d%27America" text:style-name="Internet_20_link" text:visited-style-name="Visited_20_Internet_20_Link">https://oc.wikipedia.org/wiki/Lista_dels_presidents_dels_Estats_Units_d%27America</text:a>" title="Lista dels presidents dels Estats Units d&amp;#039;America — occitan" lang="oc" hreflang="oc" class="interlanguage-link-target"&gt;Occitan&lt;/a&gt;&lt;/li&gt;&lt;li class="interlanguage-link interwiki-pa"&gt;&lt;a href="<text:a xlink:type="simple" xlink:href="view-source:https://pa.wikipedia.org/wiki/ਸੰਯੁਕਤ_ਰਾਜ_ਦੇ_ਰਾਸ਼ਟਰਪਤੀਆਂ_ਦੀ_ਸੂਚੀ" text:style-name="Internet_20_link" text:visited-style-name="Visited_20_Internet_20_Link">https://pa.wikipedia.org/wiki/%E0%A8%B8%E0%A9%B0%E0%A8%AF%E0%A9%81%E0%A8%95%E0%A8%A4_%E0%A8%B0%E0%A8%BE%E0%A8%9C_%E0%A8%A6%E0%A9%87_%E0%A8%B0%E0%A8%BE%E0%A8%B8%E0%A8%BC%E0%A8%9F%E0%A8%B0%E0%A8%AA%E0%A8%A4%E0%A9%80%E0%A8%86%E0%A8%82_%E0%A8%A6%E0%A9%80_%E0%A8%B8%E0%A9%82%E0%A8%9A%E0%A9%80</text:a>" title="ਸੰਯੁਕਤ ਰਾਜ ਦੇ ਰਾਸ਼ਟਰਪਤੀਆਂ ਦੀ ਸੂਚੀ — pendjabi" lang="pa" hreflang="pa" class="interlanguage-link-target"&gt;ਪੰਜਾਬੀ&lt;/a&gt;&lt;/li&gt;&lt;li class="interlanguage-link interwiki-pl"&gt;&lt;a href="<text:a xlink:type="simple" xlink:href="view-source:https://pl.wikipedia.org/wiki/Prezydenci_Stanów_Zjednoczonych" text:style-name="Internet_20_link" text:visited-style-name="Visited_20_Internet_20_Link">https://pl.wikipedia.org/wiki/Prezydenci_Stan%C3%B3w_Zjednoczonych</text:a>" title="Prezydenci Stanów Zjednoczonych — polonais" lang="pl" hreflang="pl" class="interlanguage-link-target"&gt;Polski&lt;/a&gt;&lt;/li&gt;&lt;li class="interlanguage-link interwiki-pt badge-Q17506997 badge-featuredlist" title="liste de qualité"&gt;&lt;a href="<text:a xlink:type="simple" xlink:href="view-source:https://pt.wikipedia.org/wiki/Lista_de_presidentes_dos_Estados_Unidos" text:style-name="Internet_20_link" text:visited-style-name="Visited_20_Internet_20_Link">https://pt.wikipedia.org/wiki/Lista_de_presidentes_dos_Estados_Unidos</text:a>" title="Lista de presidentes dos Estados Unidos — portugais" lang="pt" hreflang="pt" class="interlanguage-link-target"&gt;Português&lt;/a&gt;&lt;/li&gt;&lt;li class="interlanguage-link interwiki-ro"&gt;&lt;a href="<text:a xlink:type="simple" xlink:href="view-source:https://ro.wikipedia.org/wiki/Lista_președinților_Statelor_Unite_ale_Americii" text:style-name="Internet_20_link" text:visited-style-name="Visited_20_Internet_20_Link">https://ro.wikipedia.org/wiki/Lista_pre%C8%99edin%C8%9Bilor_Statelor_Unite_ale_Americii</text:a>" title="Lista președinților Statelor Unite ale Americii — roumain" lang="ro" hreflang="ro" class="interlanguage-link-target"&gt;Română&lt;/a&gt;&lt;/li&gt;&lt;li class="interlanguage-link interwiki-ru badge-Q17506997 badge-featuredlist" title="liste de qualité"&gt;&lt;a href="<text:a xlink:type="simple" xlink:href="view-source:https://ru.wikipedia.org/wiki/Список_президентов_США" text:style-name="Internet_20_link" text:visited-style-name="Visited_20_Internet_20_Link">https://ru.wikipedia.org/wiki/%D0%A1%D0%BF%D0%B8%D1%81%D0%BE%D0%BA_%D0%BF%D1%80%D0%B5%D0%B7%D0%B8%D0%B4%D0%B5%D0%BD%D1%82%D0%BE%D0%B2_%D0%A1%D0%A8%D0%90</text:a>" <text:soft-page-break/>title="Список президентов США — russe" lang="ru" hreflang="ru" class="interlanguage-link-target"&gt;Русский&lt;/a&gt;&lt;/li&gt;&lt;li class="interlanguage-link interwiki-rue"&gt;&lt;a href="<text:a xlink:type="simple" xlink:href="view-source:https://rue.wikipedia.org/wiki/Презіденты_США" text:style-name="Internet_20_link" text:visited-style-name="Visited_20_Internet_20_Link">https://rue.wikipedia.org/wiki/%D0%9F%D1%80%D0%B5%D0%B7%D1%96%D0%B4%D0%B5%D0%BD%D1%82%D1%8B_%D0%A1%D0%A8%D0%90</text:a>" title="Презіденты США — ruthène" lang="rue" hreflang="rue" class="interlanguage-link-target"&gt;Русиньскый&lt;/a&gt;&lt;/li&gt;&lt;li class="interlanguage-link interwiki-rw"&gt;&lt;a href="<text:a xlink:type="simple" xlink:href="view-source:https://rw.wikipedia.org/wiki/Abaperezida_ba_Leta_Zunze_Ubumwe_z’Amerika" text:style-name="Internet_20_link" text:visited-style-name="Visited_20_Internet_20_Link">https://rw.wikipedia.org/wiki/Abaperezida_ba_Leta_Zunze_Ubumwe_z%E2%80%99Amerika</text:a>" title="Abaperezida ba Leta Zunze Ubumwe z’Amerika — rwanda" lang="rw" hreflang="rw" class="interlanguage-link-target"&gt;Kinyarwanda&lt;/a&gt;&lt;/li&gt;&lt;li class="interlanguage-link interwiki-scn"&gt;&lt;a href="<text:a xlink:type="simple" xlink:href="view-source:https://scn.wikipedia.org/wiki/Prisidenti_dî_Stati_Uniti" text:style-name="Internet_20_link" text:visited-style-name="Visited_20_Internet_20_Link">https://scn.wikipedia.org/wiki/Prisidenti_d%C3%AE_Stati_Uniti</text:a>" title="Prisidenti dî Stati Uniti — sicilien" lang="scn" hreflang="scn" class="interlanguage-link-target"&gt;Sicilianu&lt;/a&gt;&lt;/li&gt;&lt;li class="interlanguage-link interwiki-sco"&gt;&lt;a href="<text:a xlink:type="simple" xlink:href="view-source:https://sco.wikipedia.org/wiki/Leet_o_Preses_o_the_Unitit_States" text:style-name="Internet_20_link" text:visited-style-name="Visited_20_Internet_20_Link">https://sco.wikipedia.org/wiki/Leet_o_Preses_o_the_Unitit_States</text:a>" title="Leet o Preses o the Unitit States — écossais" lang="sco" hreflang="sco" class="interlanguage-link-target"&gt;Scots&lt;/a&gt;&lt;/li&gt;&lt;li class="interlanguage-link interwiki-sh"&gt;&lt;a href="<text:a xlink:type="simple" xlink:href="view-source:https://sh.wikipedia.org/wiki/Popis_predsjednika_SAD" text:style-name="Internet_20_link" text:visited-style-name="Visited_20_Internet_20_Link">https://sh.wikipedia.org/wiki/Popis_predsjednika_SAD</text:a>" title="Popis predsjednika SAD — serbo-croate" lang="sh" hreflang="sh" class="interlanguage-link-target"&gt;Srpskohrvatski / српскохрватски&lt;/a&gt;&lt;/li&gt;&lt;li class="interlanguage-link interwiki-si"&gt;&lt;a href="<text:a xlink:type="simple" xlink:href="view-source:https://si.wikipedia.org/wiki/එක්සත්_ජනපද_ජනාධිපති_ලැයිස්තුව" text:style-name="Internet_20_link" text:visited-style-name="Visited_20_Internet_20_Link">https://si.wikipedia.org/wiki/%E0%B6%91%E0%B6%9A%E0%B7%8A%E0%B7%83%E0%B6%AD%E0%B7%8A_%E0%B6%A2%E0%B6%B1%E0%B6%B4%E0%B6%AF_%E0%B6%A2%E0%B6%B1%E0%B7%8F%E0%B6%B0%E0%B7%92%E0%B6%B4%E0%B6%AD%E0%B7%92_%E0%B6%BD%E0%B7%90%E0%B6%BA%E0%B7%92%E0%B7%83%E0%B7%8A%E0%B6%AD%E0%B7%94%E0%B7%80</text:a>" title="එක්සත් ජනපද ජනාධිපති ලැයිස්තුව — cinghalais" lang="si" hreflang="si" class="interlanguage-link-target"&gt;සිංහල&lt;/a&gt;&lt;/li&gt;&lt;li class="interlanguage-link interwiki-simple"&gt;&lt;a href="<text:a xlink:type="simple" xlink:href="view-source:https://simple.wikipedia.org/wiki/List_of_Presidents_of_the_United_States" text:style-name="Internet_20_link" text:visited-style-name="Visited_20_Internet_20_Link">https://simple.wikipedia.org/wiki/List_of_Presidents_of_the_United_States</text:a>" title="List of Presidents of the United States — Simple English" lang="en-simple" hreflang="en-simple" class="interlanguage-link-target"&gt;Simple English&lt;/a&gt;&lt;/li&gt;&lt;li class="interlanguage-link interwiki-sk"&gt;&lt;a href="<text:a xlink:type="simple" xlink:href="view-source:https://sk.wikipedia.org/wiki/Zoznam_prezidentov_Spojených_štátov" text:style-name="Internet_20_link" text:visited-style-name="Visited_20_Internet_20_Link">https://sk.wikipedia.org/wiki/Zoznam_prezidentov_Spojen%C3%BDch_%C5%A1t%C3%A1tov</text:a>" title="Zoznam prezidentov Spojených štátov — slovaque" lang="sk" hreflang="sk" class="interlanguage-link-target"&gt;Slovenčina&lt;/a&gt;&lt;/li&gt;&lt;li class="interlanguage-link interwiki-sl"&gt;&lt;a href="<text:a xlink:type="simple" xlink:href="view-source:https://sl.wikipedia.org/wiki/Seznam_predsednikov_Združenih_držav_Amerike" text:style-name="Internet_20_link" text:visited-style-name="Visited_20_Internet_20_Link">https://sl.wikipedia.org/wiki/Seznam_predsednikov_Zdru%C5%BEenih_dr%C5%BEav_Amerike</text:a>" title="Seznam predsednikov Združenih držav Amerike — slovène" lang="sl" hreflang="sl" class="interlanguage-link-target"&gt;Slovenščina&lt;/a&gt;&lt;/li&gt;&lt;li class="interlanguage-link interwiki-sq"&gt;&lt;a href="<text:a xlink:type="simple" xlink:href="view-source:https://sq.wikipedia.org/wiki/Lista_e_Presidentëve_të_Shteteve_të_Bashkuara_të_Amerikës" text:style-name="Internet_20_link" text:visited-style-name="Visited_20_Internet_20_Link">https://sq.wikipedia.org/wiki/Lista_e_President%C3%ABve_t%C3%AB_Shteteve_t%C3%AB_Bashkuara_t%C3%AB_Amerik%C3%ABs</text:a>" title="Lista e Presidentëve të Shteteve të Bashkuara të Amerikës — albanais" lang="sq" hreflang="sq" class="interlanguage-link-target"&gt;Shqip&lt;/a&gt;&lt;/li&gt;&lt;li class="interlanguage-link interwiki-sr"&gt;&lt;a href="<text:a xlink:type="simple" xlink:href="view-source:https://sr.wikipedia.org/wiki/Списак_председника_Сједињених_Америчких_Држава" text:style-name="Internet_20_link" text:visited-style-name="Visited_20_Internet_20_Link">https://sr.wikipedia.org/wiki/%D0%A1%D0%BF%D0%B8%D1%81%D0%B0%D0%BA_%D0%BF%D1%80%D0%B5%D0%B4%D1%81%D0%B5%D0%B4%D0%BD%D0%B8%D0%BA%D0%B0_%D0%A1%D1%98%D0%B5%D0%B4%D0%B8%D1%9A%D0%B5%D0%BD%D0%B8%D1%85_%D0%90%D0%BC%D0%B5%D1%80%D0%B8%D1%87%D0%BA%D0%B8%D1%85_%D0%94%D1%80%D0%B6%D0%B0%D0%B2%D0%B0</text:a>" title="Списак председника Сједињених Америчких Држава — serbe" lang="sr" hreflang="sr" class="interlanguage-link-target"&gt;Српски / srpski&lt;/a&gt;&lt;/li&gt;&lt;li class="interlanguage-link interwiki-sv"&gt;&lt;a href="<text:a xlink:type="simple" xlink:href="view-source:https://sv.wikipedia.org/wiki/Lista_över_USA:s_presidenter" text:style-name="Internet_20_link" text:visited-style-name="Visited_20_Internet_20_Link">https://sv.wikipedia.org/wiki/Lista_%C3%B6ver_USA:s_presidenter</text:a>" title="Lista över USA:s presidenter — suédois" lang="sv" hreflang="sv" class="interlanguage-link-target"&gt;Svenska&lt;/a&gt;&lt;/li&gt;&lt;li class="interlanguage-link interwiki-sw"&gt;&lt;a href="<text:a xlink:type="simple" xlink:href="view-source:https://sw.wikipedia.org/wiki/Orodha_ya_Marais_wa_Marekani" text:style-name="Internet_20_link" text:visited-style-name="Visited_20_Internet_20_Link">https://sw.wikipedia.org/wiki/Orodha_ya_Marais_wa_Marekani</text:a>" title="Orodha ya Marais wa Marekani — swahili" lang="sw" hreflang="sw" class="interlanguage-link-target"&gt;Kiswahili&lt;/a&gt;&lt;/li&gt;&lt;li class="interlanguage-link interwiki-ta"&gt;&lt;a href="<text:a xlink:type="simple" xlink:href="view-source:https://ta.wikipedia.org/wiki/ஐக்கிய_அமெரிக்கக்_குடியரசுத்_தலைவர்கள்" text:style-name="Internet_20_link" text:visited-style-name="Visited_20_Internet_20_Link">https://ta.wikipedia.org/wiki/%E0%AE%90%E0%AE%95%E0%AF%8D%E0%AE%95%E0%AE%BF%E0%AE%AF_%E0%AE%85%E0%AE%AE%E0%AF%86%E0%AE%B0%E0%AE%BF%E0%AE%95%E0%AF%8D%E0%AE%95%E0%AE%95%E0%AF%8D_%E0%AE%95%E0%AF%81%E0%AE%9F%E0%AE%BF%E0%AE%AF%E0%AE%B0%E0%AE</text:a><text:soft-page-break/><text:a xlink:type="simple" xlink:href="view-source:https://ta.wikipedia.org/wiki/ஐக்கிய_அமெரிக்கக்_குடியரசுத்_தலைவர்கள்" text:style-name="Internet_20_link" text:visited-style-name="Visited_20_Internet_20_Link">%9A%E0%AF%81%E0%AE%A4%E0%AF%8D_%E0%AE%A4%E0%AE%B2%E0%AF%88%E0%AE%B5%E0%AE%B0%E0%AF%8D%E0%AE%95%E0%AE%B3%E0%AF%8D</text:a>" title="ஐக்கிய அமெரிக்கக் குடியரசுத் தலைவர்கள் — tamoul" lang="ta" hreflang="ta" class="interlanguage-link-target"&gt;தமிழ்&lt;/a&gt;&lt;/li&gt;&lt;li class="interlanguage-link interwiki-te"&gt;&lt;a href="<text:a xlink:type="simple" xlink:href="view-source:https://te.wikipedia.org/wiki/అమెరికా_సంయుక్త_రాష్ట్రాల_అధ్యక్షులు" text:style-name="Internet_20_link" text:visited-style-name="Visited_20_Internet_20_Link">https://te.wikipedia.org/wiki/%E0%B0%85%E0%B0%AE%E0%B1%86%E0%B0%B0%E0%B0%BF%E0%B0%95%E0%B0%BE_%E0%B0%B8%E0%B0%82%E0%B0%AF%E0%B1%81%E0%B0%95%E0%B1%8D%E0%B0%A4_%E0%B0%B0%E0%B0%BE%E0%B0%B7%E0%B1%8D%E0%B0%9F%E0%B1%8D%E0%B0%B0%E0%B0%BE%E0%B0%B2_%E0%B0%85%E0%B0%A7%E0%B1%8D%E0%B0%AF%E0%B0%95%E0%B1%8D%E0%B0%B7%E0%B1%81%E0%B0%B2%E0%B1%81</text:a>" title="అమెరికా సంయుక్త రాష్ట్రాల అధ్యక్షులు — télougou" lang="te" hreflang="te" class="interlanguage-link-target"&gt;తెలుగు&lt;/a&gt;&lt;/li&gt;&lt;li class="interlanguage-link interwiki-tg"&gt;&lt;a href="<text:a xlink:type="simple" xlink:href="view-source:https://tg.wikipedia.org/wiki/Президенти_Иёлоти_Муттаҳидаи_Амрико" text:style-name="Internet_20_link" text:visited-style-name="Visited_20_Internet_20_Link">https://tg.wikipedia.org/wiki/%D0%9F%D1%80%D0%B5%D0%B7%D0%B8%D0%B4%D0%B5%D0%BD%D1%82%D0%B8_%D0%98%D1%91%D0%BB%D0%BE%D1%82%D0%B8_%D0%9C%D1%83%D1%82%D1%82%D0%B0%D2%B3%D0%B8%D0%B4%D0%B0%D0%B8_%D0%90%D0%BC%D1%80%D0%B8%D0%BA%D0%BE</text:a>" title="Президенти Иёлоти Муттаҳидаи Амрико — tadjik" lang="tg" hreflang="tg" class="interlanguage-link-target"&gt;Тоҷикӣ&lt;/a&gt;&lt;/li&gt;&lt;li class="interlanguage-link interwiki-th"&gt;&lt;a href="<text:a xlink:type="simple" xlink:href="view-source:https://th.wikipedia.org/wiki/รายนามประธานาธิบดีสหรัฐ" text:style-name="Internet_20_link" text:visited-style-name="Visited_20_Internet_20_Link">https://th.wikipedia.org/wiki/%E0%B8%A3%E0%B8%B2%E0%B8%A2%E0%B8%99%E0%B8%B2%E0%B8%A1%E0%B8%9B%E0%B8%A3%E0%B8%B0%E0%B8%98%E0%B8%B2%E0%B8%99%E0%B8%B2%E0%B8%98%E0%B8%B4%E0%B8%9A%E0%B8%94%E0%B8%B5%E0%B8%AA%E0%B8%AB%E0%B8%A3%E0%B8%B1%E0%B8%90</text:a>" title="รายนามประธานาธิบดีสหรัฐ — thaï" lang="th" hreflang="th" class="interlanguage-link-target"&gt;ไทย&lt;/a&gt;&lt;/li&gt;&lt;li class="interlanguage-link interwiki-tk"&gt;&lt;a href="<text:a xlink:type="simple" xlink:href="view-source:https://tk.wikipedia.org/wiki/ABŞ_prezidentleriniň_sanawy" text:style-name="Internet_20_link" text:visited-style-name="Visited_20_Internet_20_Link">https://tk.wikipedia.org/wiki/AB%C5%9E_prezidentlerini%C5%88_sanawy</text:a>" title="ABŞ prezidentleriniň sanawy — turkmène" lang="tk" hreflang="tk" class="interlanguage-link-target"&gt;Türkmençe&lt;/a&gt;&lt;/li&gt;&lt;li class="interlanguage-link interwiki-tr"&gt;&lt;a href="<text:a xlink:type="simple" xlink:href="view-source:https://tr.wikipedia.org/wiki/Amerika_Birleşik_Devletleri_başkanları_listesi" text:style-name="Internet_20_link" text:visited-style-name="Visited_20_Internet_20_Link">https://tr.wikipedia.org/wiki/Amerika_Birle%C5%9Fik_Devletleri_ba%C5%9Fkanlar%C4%B1_listesi</text:a>" title="Amerika Birleşik Devletleri başkanları listesi — turc" lang="tr" hreflang="tr" class="interlanguage-link-target"&gt;Türkçe&lt;/a&gt;&lt;/li&gt;&lt;li class="interlanguage-link interwiki-tt"&gt;&lt;a href="<text:a xlink:type="simple" xlink:href="view-source:https://tt.wikipedia.org/wiki/АКШ_президентлары_исемлеге" text:style-name="Internet_20_link" text:visited-style-name="Visited_20_Internet_20_Link">https://tt.wikipedia.org/wiki/%D0%90%D0%9A%D0%A8_%D0%BF%D1%80%D0%B5%D0%B7%D0%B8%D0%B4%D0%B5%D0%BD%D1%82%D0%BB%D0%B0%D1%80%D1%8B_%D0%B8%D1%81%D0%B5%D0%BC%D0%BB%D0%B5%D0%B3%D0%B5</text:a>" title="АКШ президентлары исемлеге — tatar" lang="tt" hreflang="tt" class="interlanguage-link-target"&gt;Татарча/tatarça&lt;/a&gt;&lt;/li&gt;&lt;li class="interlanguage-link interwiki-uk badge-Q17506997 badge-featuredlist" title="liste de qualité"&gt;&lt;a href="<text:a xlink:type="simple" xlink:href="view-source:https://uk.wikipedia.org/wiki/Список_президентів_США" text:style-name="Internet_20_link" text:visited-style-name="Visited_20_Internet_20_Link">https://uk.wikipedia.org/wiki/%D0%A1%D0%BF%D0%B8%D1%81%D0%BE%D0%BA_%D0%BF%D1%80%D0%B5%D0%B7%D0%B8%D0%B4%D0%B5%D0%BD%D1%82%D1%96%D0%B2_%D0%A1%D0%A8%D0%90</text:a>" title="Список президентів США — ukrainien" lang="uk" hreflang="uk" class="interlanguage-link-target"&gt;Українська&lt;/a&gt;&lt;/li&gt;&lt;li class="interlanguage-link interwiki-ur"&gt;&lt;a href="<text:a xlink:type="simple" xlink:href="view-source:https://ur.wikipedia.org/wiki/ریاستہائے_متحدہ_کے_صدور_کی_فہرست" text:style-name="Internet_20_link" text:visited-style-name="Visited_20_Internet_20_Link">https://ur.wikipedia.org/wiki/%D8%B1%DB%8C%D8%A7%D8%B3%D8%AA%DB%81%D8%A7%D8%A6%DB%92_%D9%85%D8%AA%D8%AD%D8%AF%DB%81_%DA%A9%DB%92_%D8%B5%D8%AF%D9%88%D8%B1_%DA%A9%DB%8C_%D9%81%DB%81%D8%B1%D8%B3%D8%AA</text:a>" title="ریاستہائے متحدہ کے صدور کی فہرست — ourdou" lang="ur" hreflang="ur" class="interlanguage-link-target"&gt;اردو&lt;/a&gt;&lt;/li&gt;&lt;li class="interlanguage-link interwiki-uz"&gt;&lt;a href="<text:a xlink:type="simple" xlink:href="view-source:https://uz.wikipedia.org/wiki/AQSH_Prezidentlari_roʻyxati" text:style-name="Internet_20_link" text:visited-style-name="Visited_20_Internet_20_Link">https://uz.wikipedia.org/wiki/AQSH_Prezidentlari_ro%CA%BByxati</text:a>" title="AQSH Prezidentlari roʻyxati — ouzbek" lang="uz" hreflang="uz" class="interlanguage-link-target"&gt;Oʻzbekcha/ўзбекча&lt;/a&gt;&lt;/li&gt;&lt;li class="interlanguage-link interwiki-vec"&gt;&lt;a href="<text:a xlink:type="simple" xlink:href="view-source:https://vec.wikipedia.org/wiki/Lista_dei_Presidenti_dei_Stati_Unìi_de_ła_Mèrica" text:style-name="Internet_20_link" text:visited-style-name="Visited_20_Internet_20_Link">https://vec.wikipedia.org/wiki/Lista_dei_Presidenti_dei_Stati_Un%C3%ACi_de_%C5%82a_M%C3%A8rica</text:a>" title="Lista dei Presidenti dei Stati Unìi de ła Mèrica — vénitien" lang="vec" hreflang="vec" class="interlanguage-link-target"&gt;Vèneto&lt;/a&gt;&lt;/li&gt;&lt;li class="interlanguage-link interwiki-vi badge-Q17437796 badge-featuredarticle" title="article de qualité"&gt;&lt;a href="<text:a xlink:type="simple" xlink:href="view-source:https://vi.wikipedia.org/wiki/Danh_sách_Tổng_thống_Hoa_Kỳ" text:style-name="Internet_20_link" text:visited-style-name="Visited_20_Internet_20_Link">https://vi.wikipedia.org/wiki/Danh_s%C3%A1ch_T%E1%BB%95ng_th%E1%BB%91ng_Hoa_K%E1%BB%B3</text:a>" title="Danh sách Tổng thống Hoa Kỳ — vietnamien" lang="vi" hreflang="vi" class="interlanguage-link-target"&gt;Tiếng Việt&lt;/a&gt;&lt;/li&gt;&lt;li class="interlanguage-link interwiki-war"&gt;&lt;a href="<text:a xlink:type="simple" xlink:href="view-source:https://war.wikipedia.org/wiki/Talaan_hin_mga_Mangulo_han_Estados_Unidos" text:style-name="Internet_20_link" text:visited-style-name="Visited_20_Internet_20_Link">https://war.wikipedia.org/wiki/Talaan_hin_mga_Mangulo_han_Estados_Unidos</text:a>" <text:soft-page-break/>title="Talaan hin mga Mangulo han Estados Unidos — waray" lang="war" hreflang="war" class="interlanguage-link-target"&gt;Winaray&lt;/a&gt;&lt;/li&gt;&lt;li class="interlanguage-link interwiki-xmf"&gt;&lt;a href="<text:a xlink:type="simple" xlink:href="view-source:https://xmf.wikipedia.org/wiki/ააშ-იშ_პრეზიდენტეფიშ_ერკებული" text:style-name="Internet_20_link" text:visited-style-name="Visited_20_Internet_20_Link">https://xmf.wikipedia.org/wiki/%E1%83%90%E1%83%90%E1%83%A8-%E1%83%98%E1%83%A8_%E1%83%9E%E1%83%A0%E1%83%94%E1%83%96%E1%83%98%E1%83%93%E1%83%94%E1%83%9C%E1%83%A2%E1%83%94%E1%83%A4%E1%83%98%E1%83%A8_%E1%83%94%E1%83%A0%E1%83%99%E1%83%94%E1%83%91%E1%83%A3%E1%83%9A%E1%83%98</text:a>" title="ააშ-იშ პრეზიდენტეფიშ ერკებული — mingrélien" lang="xmf" hreflang="xmf" class="interlanguage-link-target"&gt;მარგალური&lt;/a&gt;&lt;/li&gt;&lt;li class="interlanguage-link interwiki-yi"&gt;&lt;a href="<text:a xlink:type="simple" xlink:href="view-source:https://yi.wikipedia.org/wiki/ליסטע_פון_פרעזידענטן_פון_די_פאראייניגטע_שטאטן" text:style-name="Internet_20_link" text:visited-style-name="Visited_20_Internet_20_Link">https://yi.wikipedia.org/wiki/%D7%9C%D7%99%D7%A1%D7%98%D7%A2_%D7%A4%D7%95%D7%9F_%D7%A4%D7%A8%D7%A2%D7%96%D7%99%D7%93%D7%A2%D7%A0%D7%98%D7%9F_%D7%A4%D7%95%D7%9F_%D7%93%D7%99_%D7%A4%D7%90%D7%A8%D7%90%D7%99%D7%99%D7%A0%D7%99%D7%92%D7%98%D7%A2_%D7%A9%D7%98%D7%90%D7%98%D7%9F</text:a>" title="ליסטע פון פרעזידענטן פון די פאראייניגטע שטאטן — yiddish" lang="yi" hreflang="yi" class="interlanguage-link-target"&gt;ייִדיש&lt;/a&gt;&lt;/li&gt;&lt;li class="interlanguage-link interwiki-yo"&gt;&lt;a href="<text:a xlink:type="simple" xlink:href="view-source:https://yo.wikipedia.org/wiki/Àtòjọ_àwọn_Ààrẹ_orílẹ̀-èdè_Amẹ́ríkà" text:style-name="Internet_20_link" text:visited-style-name="Visited_20_Internet_20_Link">https://yo.wikipedia.org/wiki/%C3%80t%C3%B2j%E1%BB%8D_%C3%A0w%E1%BB%8Dn_%C3%80%C3%A0r%E1%BA%B9_or%C3%ADl%E1%BA%B9%CC%80-%C3%A8d%C3%A8_Am%E1%BA%B9%CC%81r%C3%ADk%C3%A0</text:a>" title="Àtòjọ àwọn Ààrẹ orílẹ̀-èdè Amẹ́ríkà — yoruba" lang="yo" hreflang="yo" class="interlanguage-link-target"&gt;Yorùbá&lt;/a&gt;&lt;/li&gt;&lt;li class="interlanguage-link interwiki-zh"&gt;&lt;a href="<text:a xlink:type="simple" xlink:href="view-source:https://zh.wikipedia.org/wiki/美国总统列表" text:style-name="Internet_20_link" text:visited-style-name="Visited_20_Internet_20_Link">https://zh.wikipedia.org/wiki/%E7%BE%8E%E5%9B%BD%E6%80%BB%E7%BB%9F%E5%88%97%E8%A1%A8</text:a>" title="美国总统列表 — chinois" lang="zh" hreflang="zh" class="interlanguage-link-target"&gt;中文&lt;/a&gt;&lt;/li&gt;&lt;li class="interlanguage-link interwiki-zh-min-nan"&gt;&lt;a href="<text:a xlink:type="simple" xlink:href="view-source:https://zh-min-nan.wikipedia.org/wiki/Bí-kok_chóng-thóng_lia̍t-pió" text:style-name="Internet_20_link" text:visited-style-name="Visited_20_Internet_20_Link">https://zh-min-nan.wikipedia.org/wiki/B%C3%AD-kok_ch%C3%B3ng-th%C3%B3ng_lia%CC%8Dt-pi%C3%B3</text:a>" title="Bí-kok chóng-thóng lia̍t-pió — Chinese (Min Nan)" lang="nan" hreflang="nan" class="interlanguage-link-target"&gt;Bân-lâm-gú&lt;/a&gt;&lt;/li&gt;&lt;li class="interlanguage-link interwiki-zh-yue"&gt;&lt;a href="<text:a xlink:type="simple" xlink:href="view-source:https://zh-yue.wikipedia.org/wiki/美國總統一覽" text:style-name="Internet_20_link" text:visited-style-name="Visited_20_Internet_20_Link">https://zh-yue.wikipedia.org/wiki/%E7%BE%8E%E5%9C%8B%E7%B8%BD%E7%B5%B1%E4%B8%80%E8%A6%BD</text:a>" title="美國總統一覽 — Cantonese" lang="yue" hreflang="yue" class="interlanguage-link-target"&gt;粵語&lt;/a&gt;&lt;/li&gt; <text:s text:c="29"/>&lt;/ul&gt;</text:p>
      <text:p text:style-name="Preformatted_20_Text"><text:bookmark text:name="line1321"/><text:s text:c="32"/>&lt;div class="after-portlet after-portlet-lang"&gt;&lt;span class="wb-langlinks-edit wb-langlinks-link"&gt;&lt;a href="<text:a xlink:type="simple" xlink:href="view-source:https://www.wikidata.org/wiki/Special:EntityPage/Q35073#sitelinks-wikipedia" text:style-name="Internet_20_link" text:visited-style-name="Visited_20_Internet_20_Link">https://www.wikidata.org/wiki/Special:EntityPage/Q35073#sitelinks-wikipedia</text:a>" title="Modifier les liens interlangues" class="wbc-editpage"&gt;Modifier les liens&lt;/a&gt;&lt;/span&gt;&lt;/div&gt; <text:s text:c="17"/>&lt;/div&gt;</text:p>
      <text:p text:style-name="Preformatted_20_Text"><text:bookmark text:name="line1322"/><text:s text:c="16"/>&lt;/div&gt;</text:p>
      <text:p text:style-name="Preformatted_20_Text"><text:bookmark text:name="line1323"/><text:s text:c="32"/>&lt;/div&gt;</text:p>
      <text:p text:style-name="Preformatted_20_Text"><text:bookmark text:name="line1324"/><text:s text:c="16"/>&lt;/div&gt;</text:p>
      <text:p text:style-name="Preformatted_20_Text"><text:bookmark text:name="line1325"/><text:s text:c="32"/>&lt;div id="footer" role="contentinfo"&gt;</text:p>
      <text:p text:style-name="Preformatted_20_Text"><text:bookmark text:name="line1326"/><text:s text:c="48"/>&lt;ul id="footer-info"&gt;</text:p>
      <text:p text:style-name="Preformatted_20_Text"><text:bookmark text:name="line1327"/><text:s text:c="64"/>&lt;li id="footer-info-lastmod"&gt; La dernière modification de cette page a été faite le 27 octobre 2018 à 08:58.&lt;/li&gt;</text:p>
      <text:p text:style-name="Preformatted_20_Text"><text:bookmark text:name="line1328"/><text:s text:c="64"/>&lt;li id="footer-info-copyright"&gt;&lt;span style="white-space: normal"&gt;&lt;a class="internal" href="<text:a xlink:type="simple" xlink:href="view-source:https://fr.wikipedia.org/wiki/Wikipédia:Citation_et_réutilisation_du_contenu_de_Wikipédia" text:style-name="Internet_20_link" text:visited-style-name="Visited_20_Internet_20_Link">/wiki/Wikip%C3%A9dia:Citation_et_r%C3%A9utilisation_du_contenu_de_Wikip%C3%A9dia</text:a>" title="Droit d'auteur"&gt;Droit d'auteur&lt;/a&gt; : les textes sont disponibles sous &lt;a rel="license" href="<text:a xlink:type="simple" xlink:href="view-source:https://creativecommons.org/licenses/by-sa/3.0/deed.fr" text:style-name="Internet_20_link" text:visited-style-name="Visited_20_Internet_20_Link">https://creativecommons.org/licenses/by-sa/3.0/deed.fr</text:a>" title="Licence Creative Commons Attribution - partage dans les mêmes conditions 3.0 non transposé"&gt;licence Creative Commons attribution, partage dans les mêmes conditions&lt;/a&gt; ; d’autres conditions peuvent s’appliquer. Voyez les &lt;a href="<text:a xlink:type="simple" xlink:href="view-source:https://wikimediafoundation.org/wiki/Conditions_d%27utilisation" text:style-name="Internet_20_link" text:visited-style-name="Visited_20_Internet_20_Link">https://wikimediafoundation.org/wiki/Conditions_d%27utilisation</text:a>" title="Conditions d’utilisation de la Wikimedia Foundation"&gt;conditions d’utilisation&lt;/a&gt; pour plus de détails, ainsi que les &lt;a class="internal" href="<text:a xlink:type="simple" xlink:href="view-source:https://fr.wikipedia.org/wiki/Wikipédia:Crédits_graphiques" text:style-name="Internet_20_link" text:visited-style-name="Visited_20_Internet_20_Link">/wiki/Wikip%C3%A9dia:Cr%C3%A9dits_graphiques</text:a>" title="Droit d'auteur de certaines icônes"&gt;crédits graphiques&lt;/a&gt;. En cas de réutilisation des textes de cette page, voyez &lt;a class="internal" href="<text:a xlink:type="simple" xlink:href="view-source:https://fr.wikipedia.org/wiki/Spécial:Citer/Liste_des_présidents_des_États-Unis" text:style-name="Internet_20_link" text:visited-style-name="Visited_20_Internet_20_Link">/wiki/Sp%C3%A9cial:Citer/Liste_des_pr</text:a><text:soft-page-break/><text:a xlink:type="simple" xlink:href="view-source:https://fr.wikipedia.org/wiki/Spécial:Citer/Liste_des_présidents_des_États-Unis" text:style-name="Internet_20_link" text:visited-style-name="Visited_20_Internet_20_Link">%C3%A9sidents_des_%C3%89tats-Unis</text:a>" title="Citer ou réutiliser cette page"&gt;comment citer les auteurs et mentionner la licence&lt;/a&gt;.&lt;br /&gt;</text:p>
      <text:p text:style-name="Preformatted_20_Text"><text:bookmark text:name="line1329"/>Wikipedia® est une marque déposée de la &lt;a href="<text:a xlink:type="simple" xlink:href="view-source:https://wikimediafoundation.org/" text:style-name="Internet_20_link" text:visited-style-name="Visited_20_Internet_20_Link">https://wikimediafoundation.org/</text:a>" title="Wikimedia Foundation"&gt;Wikimedia Foundation, Inc.&lt;/a&gt;, organisation de bienfaisance régie par le paragraphe &lt;a class="internal" href="<text:a xlink:type="simple" xlink:href="view-source:https://fr.wikipedia.org/wiki/501c" text:style-name="Internet_20_link" text:visited-style-name="Visited_20_Internet_20_Link">/wiki/501c</text:a>" title="501c"&gt;501(c)(3)&lt;/a&gt; du code fiscal des États-Unis.&lt;/span&gt;&lt;br /&gt;&lt;/li&gt;</text:p>
      <text:p text:style-name="Preformatted_20_Text"><text:bookmark text:name="line1330"/><text:s text:c="56"/>&lt;/ul&gt;</text:p>
      <text:p text:style-name="Preformatted_20_Text"><text:bookmark text:name="line1331"/><text:s text:c="48"/>&lt;ul id="footer-places"&gt;</text:p>
      <text:p text:style-name="Preformatted_20_Text"><text:bookmark text:name="line1332"/><text:s text:c="64"/>&lt;li id="footer-places-privacy"&gt;&lt;a href="<text:a xlink:type="simple" xlink:href="view-source:https://meta.wikimedia.org/wiki/Privacy_policy/fr" text:style-name="Internet_20_link" text:visited-style-name="Visited_20_Internet_20_Link">https://meta.wikimedia.org/wiki/Privacy_policy/fr</text:a>" class="extiw" title="m:Privacy policy/fr"&gt;Politique de confidentialité&lt;/a&gt;&lt;/li&gt;</text:p>
      <text:p text:style-name="Preformatted_20_Text"><text:bookmark text:name="line1333"/><text:s text:c="64"/>&lt;li id="footer-places-about"&gt;&lt;a href="<text:a xlink:type="simple" xlink:href="view-source:https://fr.wikipedia.org/wiki/Wikipédia:À_propos_de_Wikipédia" text:style-name="Internet_20_link" text:visited-style-name="Visited_20_Internet_20_Link">/wiki/Wikip%C3%A9dia:%C3%80_propos_de_Wikip%C3%A9dia</text:a>" title="Wikipédia:À propos de Wikipédia"&gt;À propos de Wikipédia&lt;/a&gt;&lt;/li&gt;</text:p>
      <text:p text:style-name="Preformatted_20_Text"><text:bookmark text:name="line1334"/><text:s text:c="64"/>&lt;li id="footer-places-disclaimer"&gt;&lt;a href="<text:a xlink:type="simple" xlink:href="view-source:https://fr.wikipedia.org/wiki/Wikipédia:Avertissements_généraux" text:style-name="Internet_20_link" text:visited-style-name="Visited_20_Internet_20_Link">/wiki/Wikip%C3%A9dia:Avertissements_g%C3%A9n%C3%A9raux</text:a>" title="Wikipédia:Avertissements généraux"&gt;Avertissements&lt;/a&gt;&lt;/li&gt;</text:p>
      <text:p text:style-name="Preformatted_20_Text"><text:bookmark text:name="line1335"/><text:s text:c="64"/>&lt;li id="footer-places-contact"&gt;&lt;a href="<text:a xlink:type="simple" xlink:href="view-source:https://fr.wikipedia.org/wiki/Wikipédia:Contact" text:style-name="Internet_20_link" text:visited-style-name="Visited_20_Internet_20_Link">//fr.wikipedia.org/wiki/Wikipédia:Contact</text:a>"&gt;Contact&lt;/a&gt;&lt;/li&gt;</text:p>
      <text:p text:style-name="Preformatted_20_Text"><text:bookmark text:name="line1336"/><text:s text:c="64"/>&lt;li id="footer-places-developers"&gt;&lt;a href="<text:a xlink:type="simple" xlink:href="view-source:https://www.mediawiki.org/wiki/Special:MyLanguage/How_to_contribute" text:style-name="Internet_20_link" text:visited-style-name="Visited_20_Internet_20_Link">https://www.mediawiki.org/wiki/Special:MyLanguage/How_to_contribute</text:a>"&gt;Développeurs&lt;/a&gt;&lt;/li&gt;</text:p>
      <text:p text:style-name="Preformatted_20_Text"><text:bookmark text:name="line1337"/><text:s text:c="64"/>&lt;li id="footer-places-cookiestatement"&gt;&lt;a href="<text:a xlink:type="simple" xlink:href="view-source:https://foundation.wikimedia.org/wiki/Cookie_statement" text:style-name="Internet_20_link" text:visited-style-name="Visited_20_Internet_20_Link">https://foundation.wikimedia.org/wiki/Cookie_statement</text:a>"&gt;Déclaration sur les témoins (cookies)&lt;/a&gt;&lt;/li&gt;</text:p>
      <text:p text:style-name="Preformatted_20_Text"><text:bookmark text:name="line1338"/><text:s text:c="64"/>&lt;li id="footer-places-mobileview"&gt;&lt;a href="<text:a xlink:type="simple" xlink:href="view-source:https://fr.m.wikipedia.org/w/index.php?title=Liste_des_présidents_des_États-Unis&amp;mobileaction=toggle_view_mobile" text:style-name="Internet_20_link" text:visited-style-name="Visited_20_Internet_20_Link">//fr.m.wikipedia.org/w/index.php?title=Liste_des_pr%C3%A9sidents_des_%C3%89tats-Unis&amp;amp;mobileaction=toggle_view_mobile</text:a>" class="noprint stopMobileRedirectToggle"&gt;Version mobile&lt;/a&gt;&lt;/li&gt;</text:p>
      <text:p text:style-name="Preformatted_20_Text"><text:bookmark text:name="line1339"/><text:s text:c="56"/>&lt;/ul&gt;</text:p>
      <text:p text:style-name="Preformatted_20_Text"><text:bookmark text:name="line1340"/><text:s text:c="80"/>&lt;ul id="footer-icons" class="noprint"&gt;</text:p>
      <text:p text:style-name="Preformatted_20_Text"><text:bookmark text:name="line1341"/><text:s text:c="80"/>&lt;li id="footer-copyrightico"&gt;</text:p>
      <text:p text:style-name="Preformatted_20_Text"><text:bookmark text:name="line1342"/><text:s text:c="48"/>&lt;a href="<text:a xlink:type="simple" xlink:href="view-source:https://wikimediafoundation.org/" text:style-name="Internet_20_link" text:visited-style-name="Visited_20_Internet_20_Link">https://wikimediafoundation.org/</text:a>"&gt;&lt;img src="<text:a xlink:type="simple" xlink:href="view-source:https://fr.wikipedia.org/static/images/wikimedia-button.png" text:style-name="Internet_20_link" text:visited-style-name="Visited_20_Internet_20_Link">/static/images/wikimedia-button.png</text:a>" srcset="/static/images/wikimedia-button-1.5x.png 1.5x, /static/images/wikimedia-button-2x.png 2x" width="88" height="31" alt="Wikimedia Foundation"/&gt;&lt;/a&gt; <text:s text:c="36"/>&lt;/li&gt;</text:p>
      <text:p text:style-name="Preformatted_20_Text"><text:bookmark text:name="line1343"/><text:s text:c="80"/>&lt;li id="footer-poweredbyico"&gt;</text:p>
      <text:p text:style-name="Preformatted_20_Text"><text:bookmark text:name="line1344"/><text:s text:c="48"/>&lt;a href="<text:a xlink:type="simple" xlink:href="view-source:https://www.mediawiki.org/" text:style-name="Internet_20_link" text:visited-style-name="Visited_20_Internet_20_Link">//www.mediawiki.org/</text:a>"&gt;&lt;img src="<text:a xlink:type="simple" xlink:href="view-source:https://fr.wikipedia.org/static/images/poweredby_mediawiki_88x31.png" text:style-name="Internet_20_link" text:visited-style-name="Visited_20_Internet_20_Link">/static/images/poweredby_mediawiki_88x31.png</text:a>" alt="Powered by MediaWiki" srcset="/static/images/poweredby_mediawiki_132x47.png 1.5x, /static/images/poweredby_mediawiki_176x62.png 2x" width="88" height="31"/&gt;&lt;/a&gt; <text:s text:c="35"/>&lt;/li&gt;</text:p>
      <text:p text:style-name="Preformatted_20_Text"><text:bookmark text:name="line1345"/><text:s text:c="72"/>&lt;/ul&gt;</text:p>
      <text:p text:style-name="Preformatted_20_Text"><text:bookmark text:name="line1346"/><text:s text:c="48"/>&lt;div style="clear: both;"&gt;&lt;/div&gt;</text:p>
      <text:p text:style-name="Preformatted_20_Text"><text:bookmark text:name="line1347"/><text:s text:c="16"/>&lt;/div&gt;</text:p>
      <text:p text:style-name="Preformatted_20_Text"><text:bookmark text:name="line1348"/><text:s text:c="16"/></text:p>
      <text:p text:style-name="Preformatted_20_Text"><text:bookmark text:name="line1349"/>&lt;script&gt;(window.RLQ=window.RLQ||[]).push(function(){mw.config.set({"wgPageParseReport":{"limitreport":{"cputime":"1.176","walltime":"1.608","ppvisitednodes":{"value":7245,"limit":1000000},"ppgeneratednodes":{"value":0,"limit":1500000},"postexpandincludesize":{"value":376121,"limit":2097152},"templateargumentsize":<text:soft-page-break/>{"value":88500,"limit":2097152},"expansiondepth":{"value":22,"limit":40},"expensivefunctioncount":{"value":1,"limit":500},"unstrip-depth":{"value":0,"limit":20},"unstrip-size":{"value":32963,"limit":5000000},"entityaccesscount":{"value":1,"limit":400},"timingprofile":["100.00% <text:s/>988.764 <text:s text:c="5"/>1 -total"," 24.57% <text:s/>242.941 <text:s text:c="5"/>1 Modèle:Chronologie_des_présidents_des_États-Unis"," 16.79% <text:s/>166.055 <text:s text:c="4"/>92 Modèle:Date"," 12.87% <text:s/>127.274 <text:s text:c="5"/>1 Modèle:Palette"," 10.63% <text:s/>105.119 <text:s text:c="5"/>4 Modèle:Méta_palette_de_navigation"," <text:s/>7.74% <text:s text:c="2"/>76.500 <text:s text:c="5"/>1 Modèle:Portail"," <text:s/>6.79% <text:s text:c="2"/>67.138 <text:s text:c="4"/>47 Modèle:Durée"," <text:s/>6.70% <text:s text:c="2"/>66.249 <text:s text:c="5"/>1 Modèle:Références"," <text:s/>6.04% <text:s text:c="2"/>59.747 <text:s text:c="5"/>1 Modèle:Palette_Président_des_États-Unis"," <text:s/>4.89% <text:s text:c="2"/>48.341 <text:s text:c="4"/>20 Modèle:Liste_éléments"]},"scribunto":{"limitreport-timeusage":{"value":"0.305","limit":"10.000"},"limitreport-memusage":{"value":5194191,"limit":52428800}},"cachereport":{"origin":"mw1242","timestamp":"20181104181413","ttl":1900800,"transientcontent":false}}});mw.config.set({"wgBackendResponseTime":1761,"wgHostname":"mw1242"});});&lt;/script&gt;</text:p>
      <text:p text:style-name="Preformatted_20_Text"><text:bookmark text:name="line1350"/><text:s text:c="8"/>&lt;/body&gt;</text:p>
      <text:p text:style-name="P1"><text:bookmark text:name="line1351"/>&lt;/html&gt;</text:p>
      <text:p text:style-name="Text_20_body"><text:bookmark text:name="line135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4.2$Windows_X86_64 LibreOffice_project/9b0d9b32d5dcda91d2f1a96dc04c645c450872bf</meta:generator>
    <dc:date>2018-11-05T11:36:05.913000000</dc:date>
    <meta:editing-duration>PT59S</meta:editing-duration>
    <meta:editing-cycles>1</meta:editing-cycles>
    <meta:document-statistic meta:table-count="0" meta:image-count="0" meta:object-count="0" meta:page-count="93" meta:paragraph-count="1345" meta:word-count="20156" meta:character-count="334563" meta:non-whitespace-character-count="308590"/>
  </office:meta>
</office:document-meta>
</file>